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t complex" table:style-name="ta1"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Initial allele frequenc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eleterious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Harm from t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eutral</text:p>
          </table:table-cell>
          <table:table-cell/>
          <table:table-cell table:formula="of:=1-[.D2]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Segregation benefit</text:p>
          </table:table-cell>
          <table:table-cell table:formula="of:=2/9" office:value-type="float" office:value="0.222222222222222" calcext:value-type="float">
            <text:p>0.2222222222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Gametes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Juvenil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dult (after viability selection)</text:p>
          </table:table-cell>
          <table:covered-table-cell table:number-columns-repeated="2"/>
          <table:table-cell table:number-columns-repeated="2"/>
          <table:table-cell table:style-name="ce1"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llele frequencies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Genotype frequenci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Genotype frequencies</text:p>
          </table:table-cell>
          <table:covered-table-cell table:number-columns-repeated="2"/>
          <table:table-cell office:value-type="string" calcext:value-type="string">
            <text:p>weighted</text:p>
          </table:table-cell>
          <table:table-cell/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RROR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ERROR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ERROR?</text:p>
          </table:table-cell>
          <table:table-cell table:number-columns-repeated="2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table:formula="of:=[.D3]" office:value-type="float" office:value="0.9" calcext:value-type="float">
            <text:p>0.9</text:p>
          </table:table-cell>
          <table:table-cell table:formula="of:=IF(ABS([.A9]+[.B9])-1&lt;0.001;&quot;&quot;;&quot;ERROR&quot;)">
            <text:p/>
          </table:table-cell>
          <table:table-cell table:formula="of:=[.A9]*[.A9]" office:value-type="float" office:value="0.01" calcext:value-type="float">
            <text:p>0.01</text:p>
          </table:table-cell>
          <table:table-cell table:formula="of:=2*[.A9]*[.B9]" office:value-type="float" office:value="0.18" calcext:value-type="float">
            <text:p>0.18</text:p>
          </table:table-cell>
          <table:table-cell table:formula="of:=[.B9]*[.B9]" office:value-type="float" office:value="0.81" calcext:value-type="float">
            <text:p>0.81</text:p>
          </table:table-cell>
          <table:table-cell table:formula="of:=IF(ABS([.D9]+[.E9]+[.F9])-1&lt;0.001;&quot;&quot;;&quot;ERROR&quot;)">
            <text:p/>
          </table:table-cell>
          <table:table-cell table:formula="of:=(1-[.$J$2])*[.D9]/[.K9]" office:value-type="float" office:value="0" calcext:value-type="float">
            <text:p>0</text:p>
          </table:table-cell>
          <table:table-cell table:formula="of:=[.E9]/[.K9]" office:value-type="float" office:value="0.181818181818182" calcext:value-type="float">
            <text:p>0.1818181818</text:p>
          </table:table-cell>
          <table:table-cell table:formula="of:=[.F9]/[.K9]" office:value-type="float" office:value="0.818181818181818" calcext:value-type="float">
            <text:p>0.8181818182</text:p>
          </table:table-cell>
          <table:table-cell table:formula="of:=([.D9]*(1-[.$J$2]))+[.E9]+[.F9]" office:value-type="float" office:value="0.99" calcext:value-type="float">
            <text:p>0.99</text:p>
          </table:table-cell>
          <table:table-cell table:formula="of:=IF(ABS([.H9]+[.I9]+[.J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]*(1+[.$J$3])/(2+[.$J$3]))+[.H9]" office:value-type="float" office:value="0.1" calcext:value-type="float">
            <text:p>0.1</text:p>
          </table:table-cell>
          <table:table-cell table:formula="of:=1-[.A10]" office:value-type="float" office:value="0.9" calcext:value-type="float">
            <text:p>0.9</text:p>
          </table:table-cell>
          <table:table-cell table:formula="of:=IF(ABS([.A10]+[.B10])-1&lt;0.001;&quot;&quot;;&quot;ERROR&quot;)">
            <text:p/>
          </table:table-cell>
          <table:table-cell table:formula="of:=[.A10]*[.A10]" office:value-type="float" office:value="0.01" calcext:value-type="float">
            <text:p>0.01</text:p>
          </table:table-cell>
          <table:table-cell table:formula="of:=2*[.A10]*[.B10]" office:value-type="float" office:value="0.18" calcext:value-type="float">
            <text:p>0.18</text:p>
          </table:table-cell>
          <table:table-cell table:formula="of:=[.B10]*[.B10]" office:value-type="float" office:value="0.81" calcext:value-type="float">
            <text:p>0.81</text:p>
          </table:table-cell>
          <table:table-cell table:formula="of:=IF(ABS([.D10]+[.E10]+[.F10])-1&lt;0.001;&quot;&quot;;&quot;ERROR&quot;)">
            <text:p/>
          </table:table-cell>
          <table:table-cell table:formula="of:=(1-[.$J$2])*[.D10]/[.K10]" office:value-type="float" office:value="0" calcext:value-type="float">
            <text:p>0</text:p>
          </table:table-cell>
          <table:table-cell table:formula="of:=[.E10]/[.K10]" office:value-type="float" office:value="0.181818181818182" calcext:value-type="float">
            <text:p>0.1818181818</text:p>
          </table:table-cell>
          <table:table-cell table:formula="of:=[.F10]/[.K10]" office:value-type="float" office:value="0.818181818181818" calcext:value-type="float">
            <text:p>0.8181818182</text:p>
          </table:table-cell>
          <table:table-cell table:formula="of:=([.D10]*(1-[.$J$2]))+[.E10]+[.F10]" office:value-type="float" office:value="0.99" calcext:value-type="float">
            <text:p>0.99</text:p>
          </table:table-cell>
          <table:table-cell table:formula="of:=IF(ABS([.H10]+[.I10]+[.J1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]*(1+[.$J$3])/(2+[.$J$3]))+[.H10]" office:value-type="float" office:value="0.1" calcext:value-type="float">
            <text:p>0.1</text:p>
          </table:table-cell>
          <table:table-cell table:formula="of:=1-[.A11]" office:value-type="float" office:value="0.9" calcext:value-type="float">
            <text:p>0.9</text:p>
          </table:table-cell>
          <table:table-cell table:formula="of:=IF(ABS([.A11]+[.B11])-1&lt;0.001;&quot;&quot;;&quot;ERROR&quot;)">
            <text:p/>
          </table:table-cell>
          <table:table-cell table:formula="of:=[.A11]*[.A11]" office:value-type="float" office:value="0.01" calcext:value-type="float">
            <text:p>0.01</text:p>
          </table:table-cell>
          <table:table-cell table:formula="of:=2*[.A11]*[.B11]" office:value-type="float" office:value="0.18" calcext:value-type="float">
            <text:p>0.18</text:p>
          </table:table-cell>
          <table:table-cell table:formula="of:=[.B11]*[.B11]" office:value-type="float" office:value="0.81" calcext:value-type="float">
            <text:p>0.81</text:p>
          </table:table-cell>
          <table:table-cell table:formula="of:=IF(ABS([.D11]+[.E11]+[.F11])-1&lt;0.001;&quot;&quot;;&quot;ERROR&quot;)">
            <text:p/>
          </table:table-cell>
          <table:table-cell table:formula="of:=(1-[.$J$2])*[.D11]/[.K11]" office:value-type="float" office:value="0" calcext:value-type="float">
            <text:p>0</text:p>
          </table:table-cell>
          <table:table-cell table:formula="of:=[.E11]/[.K11]" office:value-type="float" office:value="0.181818181818182" calcext:value-type="float">
            <text:p>0.1818181818</text:p>
          </table:table-cell>
          <table:table-cell table:formula="of:=[.F11]/[.K11]" office:value-type="float" office:value="0.818181818181818" calcext:value-type="float">
            <text:p>0.8181818182</text:p>
          </table:table-cell>
          <table:table-cell table:formula="of:=([.D11]*(1-[.$J$2]))+[.E11]+[.F11]" office:value-type="float" office:value="0.99" calcext:value-type="float">
            <text:p>0.99</text:p>
          </table:table-cell>
          <table:table-cell table:formula="of:=IF(ABS([.H11]+[.I11]+[.J1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]*(1+[.$J$3])/(2+[.$J$3]))+[.H11]" office:value-type="float" office:value="0.1" calcext:value-type="float">
            <text:p>0.1</text:p>
          </table:table-cell>
          <table:table-cell table:formula="of:=1-[.A12]" office:value-type="float" office:value="0.9" calcext:value-type="float">
            <text:p>0.9</text:p>
          </table:table-cell>
          <table:table-cell table:formula="of:=IF(ABS([.A12]+[.B12])-1&lt;0.001;&quot;&quot;;&quot;ERROR&quot;)">
            <text:p/>
          </table:table-cell>
          <table:table-cell table:formula="of:=[.A12]*[.A12]" office:value-type="float" office:value="0.01" calcext:value-type="float">
            <text:p>0.01</text:p>
          </table:table-cell>
          <table:table-cell table:formula="of:=2*[.A12]*[.B12]" office:value-type="float" office:value="0.18" calcext:value-type="float">
            <text:p>0.18</text:p>
          </table:table-cell>
          <table:table-cell table:formula="of:=[.B12]*[.B12]" office:value-type="float" office:value="0.81" calcext:value-type="float">
            <text:p>0.81</text:p>
          </table:table-cell>
          <table:table-cell table:formula="of:=IF(ABS([.D12]+[.E12]+[.F12])-1&lt;0.001;&quot;&quot;;&quot;ERROR&quot;)">
            <text:p/>
          </table:table-cell>
          <table:table-cell table:formula="of:=(1-[.$J$2])*[.D12]/[.K12]" office:value-type="float" office:value="0" calcext:value-type="float">
            <text:p>0</text:p>
          </table:table-cell>
          <table:table-cell table:formula="of:=[.E12]/[.K12]" office:value-type="float" office:value="0.181818181818182" calcext:value-type="float">
            <text:p>0.1818181818</text:p>
          </table:table-cell>
          <table:table-cell table:formula="of:=[.F12]/[.K12]" office:value-type="float" office:value="0.818181818181818" calcext:value-type="float">
            <text:p>0.8181818182</text:p>
          </table:table-cell>
          <table:table-cell table:formula="of:=([.D12]*(1-[.$J$2]))+[.E12]+[.F12]" office:value-type="float" office:value="0.99" calcext:value-type="float">
            <text:p>0.99</text:p>
          </table:table-cell>
          <table:table-cell table:formula="of:=IF(ABS([.H12]+[.I12]+[.J1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]*(1+[.$J$3])/(2+[.$J$3]))+[.H12]" office:value-type="float" office:value="0.1" calcext:value-type="float">
            <text:p>0.1</text:p>
          </table:table-cell>
          <table:table-cell table:formula="of:=1-[.A13]" office:value-type="float" office:value="0.9" calcext:value-type="float">
            <text:p>0.9</text:p>
          </table:table-cell>
          <table:table-cell table:formula="of:=IF(ABS([.A13]+[.B13])-1&lt;0.001;&quot;&quot;;&quot;ERROR&quot;)">
            <text:p/>
          </table:table-cell>
          <table:table-cell table:formula="of:=[.A13]*[.A13]" office:value-type="float" office:value="0.01" calcext:value-type="float">
            <text:p>0.01</text:p>
          </table:table-cell>
          <table:table-cell table:formula="of:=2*[.A13]*[.B13]" office:value-type="float" office:value="0.18" calcext:value-type="float">
            <text:p>0.18</text:p>
          </table:table-cell>
          <table:table-cell table:formula="of:=[.B13]*[.B13]" office:value-type="float" office:value="0.81" calcext:value-type="float">
            <text:p>0.81</text:p>
          </table:table-cell>
          <table:table-cell table:formula="of:=IF(ABS([.D13]+[.E13]+[.F13])-1&lt;0.001;&quot;&quot;;&quot;ERROR&quot;)">
            <text:p/>
          </table:table-cell>
          <table:table-cell table:formula="of:=(1-[.$J$2])*[.D13]/[.K13]" office:value-type="float" office:value="0" calcext:value-type="float">
            <text:p>0</text:p>
          </table:table-cell>
          <table:table-cell table:formula="of:=[.E13]/[.K13]" office:value-type="float" office:value="0.181818181818182" calcext:value-type="float">
            <text:p>0.1818181818</text:p>
          </table:table-cell>
          <table:table-cell table:formula="of:=[.F13]/[.K13]" office:value-type="float" office:value="0.818181818181818" calcext:value-type="float">
            <text:p>0.8181818182</text:p>
          </table:table-cell>
          <table:table-cell table:formula="of:=([.D13]*(1-[.$J$2]))+[.E13]+[.F13]" office:value-type="float" office:value="0.99" calcext:value-type="float">
            <text:p>0.99</text:p>
          </table:table-cell>
          <table:table-cell table:formula="of:=IF(ABS([.H13]+[.I13]+[.J1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]*(1+[.$J$3])/(2+[.$J$3]))+[.H13]" office:value-type="float" office:value="0.1" calcext:value-type="float">
            <text:p>0.1</text:p>
          </table:table-cell>
          <table:table-cell table:formula="of:=1-[.A14]" office:value-type="float" office:value="0.9" calcext:value-type="float">
            <text:p>0.9</text:p>
          </table:table-cell>
          <table:table-cell table:formula="of:=IF(ABS([.A14]+[.B14])-1&lt;0.001;&quot;&quot;;&quot;ERROR&quot;)">
            <text:p/>
          </table:table-cell>
          <table:table-cell table:formula="of:=[.A14]*[.A14]" office:value-type="float" office:value="0.01" calcext:value-type="float">
            <text:p>0.01</text:p>
          </table:table-cell>
          <table:table-cell table:formula="of:=2*[.A14]*[.B14]" office:value-type="float" office:value="0.18" calcext:value-type="float">
            <text:p>0.18</text:p>
          </table:table-cell>
          <table:table-cell table:formula="of:=[.B14]*[.B14]" office:value-type="float" office:value="0.81" calcext:value-type="float">
            <text:p>0.81</text:p>
          </table:table-cell>
          <table:table-cell table:formula="of:=IF(ABS([.D14]+[.E14]+[.F14])-1&lt;0.001;&quot;&quot;;&quot;ERROR&quot;)">
            <text:p/>
          </table:table-cell>
          <table:table-cell table:formula="of:=(1-[.$J$2])*[.D14]/[.K14]" office:value-type="float" office:value="0" calcext:value-type="float">
            <text:p>0</text:p>
          </table:table-cell>
          <table:table-cell table:formula="of:=[.E14]/[.K14]" office:value-type="float" office:value="0.181818181818182" calcext:value-type="float">
            <text:p>0.1818181818</text:p>
          </table:table-cell>
          <table:table-cell table:formula="of:=[.F14]/[.K14]" office:value-type="float" office:value="0.818181818181818" calcext:value-type="float">
            <text:p>0.8181818182</text:p>
          </table:table-cell>
          <table:table-cell table:formula="of:=([.D14]*(1-[.$J$2]))+[.E14]+[.F14]" office:value-type="float" office:value="0.99" calcext:value-type="float">
            <text:p>0.99</text:p>
          </table:table-cell>
          <table:table-cell table:formula="of:=IF(ABS([.H14]+[.I14]+[.J1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]*(1+[.$J$3])/(2+[.$J$3]))+[.H14]" office:value-type="float" office:value="0.1" calcext:value-type="float">
            <text:p>0.1</text:p>
          </table:table-cell>
          <table:table-cell table:formula="of:=1-[.A15]" office:value-type="float" office:value="0.9" calcext:value-type="float">
            <text:p>0.9</text:p>
          </table:table-cell>
          <table:table-cell table:formula="of:=IF(ABS([.A15]+[.B15])-1&lt;0.001;&quot;&quot;;&quot;ERROR&quot;)">
            <text:p/>
          </table:table-cell>
          <table:table-cell table:formula="of:=[.A15]*[.A15]" office:value-type="float" office:value="0.01" calcext:value-type="float">
            <text:p>0.01</text:p>
          </table:table-cell>
          <table:table-cell table:formula="of:=2*[.A15]*[.B15]" office:value-type="float" office:value="0.18" calcext:value-type="float">
            <text:p>0.18</text:p>
          </table:table-cell>
          <table:table-cell table:formula="of:=[.B15]*[.B15]" office:value-type="float" office:value="0.81" calcext:value-type="float">
            <text:p>0.81</text:p>
          </table:table-cell>
          <table:table-cell table:formula="of:=IF(ABS([.D15]+[.E15]+[.F15])-1&lt;0.001;&quot;&quot;;&quot;ERROR&quot;)">
            <text:p/>
          </table:table-cell>
          <table:table-cell table:formula="of:=(1-[.$J$2])*[.D15]/[.K15]" office:value-type="float" office:value="0" calcext:value-type="float">
            <text:p>0</text:p>
          </table:table-cell>
          <table:table-cell table:formula="of:=[.E15]/[.K15]" office:value-type="float" office:value="0.181818181818182" calcext:value-type="float">
            <text:p>0.1818181818</text:p>
          </table:table-cell>
          <table:table-cell table:formula="of:=[.F15]/[.K15]" office:value-type="float" office:value="0.818181818181818" calcext:value-type="float">
            <text:p>0.8181818182</text:p>
          </table:table-cell>
          <table:table-cell table:formula="of:=([.D15]*(1-[.$J$2]))+[.E15]+[.F15]" office:value-type="float" office:value="0.99" calcext:value-type="float">
            <text:p>0.99</text:p>
          </table:table-cell>
          <table:table-cell table:formula="of:=IF(ABS([.H15]+[.I15]+[.J1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]*(1+[.$J$3])/(2+[.$J$3]))+[.H15]" office:value-type="float" office:value="0.1" calcext:value-type="float">
            <text:p>0.1</text:p>
          </table:table-cell>
          <table:table-cell table:formula="of:=1-[.A16]" office:value-type="float" office:value="0.9" calcext:value-type="float">
            <text:p>0.9</text:p>
          </table:table-cell>
          <table:table-cell table:formula="of:=IF(ABS([.A16]+[.B16])-1&lt;0.001;&quot;&quot;;&quot;ERROR&quot;)">
            <text:p/>
          </table:table-cell>
          <table:table-cell table:formula="of:=[.A16]*[.A16]" office:value-type="float" office:value="0.01" calcext:value-type="float">
            <text:p>0.01</text:p>
          </table:table-cell>
          <table:table-cell table:formula="of:=2*[.A16]*[.B16]" office:value-type="float" office:value="0.18" calcext:value-type="float">
            <text:p>0.18</text:p>
          </table:table-cell>
          <table:table-cell table:formula="of:=[.B16]*[.B16]" office:value-type="float" office:value="0.81" calcext:value-type="float">
            <text:p>0.81</text:p>
          </table:table-cell>
          <table:table-cell table:formula="of:=IF(ABS([.D16]+[.E16]+[.F16])-1&lt;0.001;&quot;&quot;;&quot;ERROR&quot;)">
            <text:p/>
          </table:table-cell>
          <table:table-cell table:formula="of:=(1-[.$J$2])*[.D16]/[.K16]" office:value-type="float" office:value="0" calcext:value-type="float">
            <text:p>0</text:p>
          </table:table-cell>
          <table:table-cell table:formula="of:=[.E16]/[.K16]" office:value-type="float" office:value="0.181818181818182" calcext:value-type="float">
            <text:p>0.1818181818</text:p>
          </table:table-cell>
          <table:table-cell table:formula="of:=[.F16]/[.K16]" office:value-type="float" office:value="0.818181818181818" calcext:value-type="float">
            <text:p>0.8181818182</text:p>
          </table:table-cell>
          <table:table-cell table:formula="of:=([.D16]*(1-[.$J$2]))+[.E16]+[.F16]" office:value-type="float" office:value="0.99" calcext:value-type="float">
            <text:p>0.99</text:p>
          </table:table-cell>
          <table:table-cell table:formula="of:=IF(ABS([.H16]+[.I16]+[.J1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]*(1+[.$J$3])/(2+[.$J$3]))+[.H16]" office:value-type="float" office:value="0.1" calcext:value-type="float">
            <text:p>0.1</text:p>
          </table:table-cell>
          <table:table-cell table:formula="of:=1-[.A17]" office:value-type="float" office:value="0.9" calcext:value-type="float">
            <text:p>0.9</text:p>
          </table:table-cell>
          <table:table-cell table:formula="of:=IF(ABS([.A17]+[.B17])-1&lt;0.001;&quot;&quot;;&quot;ERROR&quot;)">
            <text:p/>
          </table:table-cell>
          <table:table-cell table:formula="of:=[.A17]*[.A17]" office:value-type="float" office:value="0.01" calcext:value-type="float">
            <text:p>0.01</text:p>
          </table:table-cell>
          <table:table-cell table:formula="of:=2*[.A17]*[.B17]" office:value-type="float" office:value="0.18" calcext:value-type="float">
            <text:p>0.18</text:p>
          </table:table-cell>
          <table:table-cell table:formula="of:=[.B17]*[.B17]" office:value-type="float" office:value="0.81" calcext:value-type="float">
            <text:p>0.81</text:p>
          </table:table-cell>
          <table:table-cell table:formula="of:=IF(ABS([.D17]+[.E17]+[.F17])-1&lt;0.001;&quot;&quot;;&quot;ERROR&quot;)">
            <text:p/>
          </table:table-cell>
          <table:table-cell table:formula="of:=(1-[.$J$2])*[.D17]/[.K17]" office:value-type="float" office:value="0" calcext:value-type="float">
            <text:p>0</text:p>
          </table:table-cell>
          <table:table-cell table:formula="of:=[.E17]/[.K17]" office:value-type="float" office:value="0.181818181818182" calcext:value-type="float">
            <text:p>0.1818181818</text:p>
          </table:table-cell>
          <table:table-cell table:formula="of:=[.F17]/[.K17]" office:value-type="float" office:value="0.818181818181818" calcext:value-type="float">
            <text:p>0.8181818182</text:p>
          </table:table-cell>
          <table:table-cell table:formula="of:=([.D17]*(1-[.$J$2]))+[.E17]+[.F17]" office:value-type="float" office:value="0.99" calcext:value-type="float">
            <text:p>0.99</text:p>
          </table:table-cell>
          <table:table-cell table:formula="of:=IF(ABS([.H17]+[.I17]+[.J1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]*(1+[.$J$3])/(2+[.$J$3]))+[.H17]" office:value-type="float" office:value="0.1" calcext:value-type="float">
            <text:p>0.1</text:p>
          </table:table-cell>
          <table:table-cell table:formula="of:=1-[.A18]" office:value-type="float" office:value="0.9" calcext:value-type="float">
            <text:p>0.9</text:p>
          </table:table-cell>
          <table:table-cell table:formula="of:=IF(ABS([.A18]+[.B18])-1&lt;0.001;&quot;&quot;;&quot;ERROR&quot;)">
            <text:p/>
          </table:table-cell>
          <table:table-cell table:formula="of:=[.A18]*[.A18]" office:value-type="float" office:value="0.01" calcext:value-type="float">
            <text:p>0.01</text:p>
          </table:table-cell>
          <table:table-cell table:formula="of:=2*[.A18]*[.B18]" office:value-type="float" office:value="0.18" calcext:value-type="float">
            <text:p>0.18</text:p>
          </table:table-cell>
          <table:table-cell table:formula="of:=[.B18]*[.B18]" office:value-type="float" office:value="0.81" calcext:value-type="float">
            <text:p>0.81</text:p>
          </table:table-cell>
          <table:table-cell table:formula="of:=IF(ABS([.D18]+[.E18]+[.F18])-1&lt;0.001;&quot;&quot;;&quot;ERROR&quot;)">
            <text:p/>
          </table:table-cell>
          <table:table-cell table:formula="of:=(1-[.$J$2])*[.D18]/[.K18]" office:value-type="float" office:value="0" calcext:value-type="float">
            <text:p>0</text:p>
          </table:table-cell>
          <table:table-cell table:formula="of:=[.E18]/[.K18]" office:value-type="float" office:value="0.181818181818182" calcext:value-type="float">
            <text:p>0.1818181818</text:p>
          </table:table-cell>
          <table:table-cell table:formula="of:=[.F18]/[.K18]" office:value-type="float" office:value="0.818181818181818" calcext:value-type="float">
            <text:p>0.8181818182</text:p>
          </table:table-cell>
          <table:table-cell table:formula="of:=([.D18]*(1-[.$J$2]))+[.E18]+[.F18]" office:value-type="float" office:value="0.99" calcext:value-type="float">
            <text:p>0.99</text:p>
          </table:table-cell>
          <table:table-cell table:formula="of:=IF(ABS([.H18]+[.I18]+[.J1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]*(1+[.$J$3])/(2+[.$J$3]))+[.H18]" office:value-type="float" office:value="0.1" calcext:value-type="float">
            <text:p>0.1</text:p>
          </table:table-cell>
          <table:table-cell table:formula="of:=1-[.A19]" office:value-type="float" office:value="0.9" calcext:value-type="float">
            <text:p>0.9</text:p>
          </table:table-cell>
          <table:table-cell table:formula="of:=IF(ABS([.A19]+[.B19])-1&lt;0.001;&quot;&quot;;&quot;ERROR&quot;)">
            <text:p/>
          </table:table-cell>
          <table:table-cell table:formula="of:=[.A19]*[.A19]" office:value-type="float" office:value="0.01" calcext:value-type="float">
            <text:p>0.01</text:p>
          </table:table-cell>
          <table:table-cell table:formula="of:=2*[.A19]*[.B19]" office:value-type="float" office:value="0.18" calcext:value-type="float">
            <text:p>0.18</text:p>
          </table:table-cell>
          <table:table-cell table:formula="of:=[.B19]*[.B19]" office:value-type="float" office:value="0.81" calcext:value-type="float">
            <text:p>0.81</text:p>
          </table:table-cell>
          <table:table-cell table:formula="of:=IF(ABS([.D19]+[.E19]+[.F19])-1&lt;0.001;&quot;&quot;;&quot;ERROR&quot;)">
            <text:p/>
          </table:table-cell>
          <table:table-cell table:formula="of:=(1-[.$J$2])*[.D19]/[.K19]" office:value-type="float" office:value="0" calcext:value-type="float">
            <text:p>0</text:p>
          </table:table-cell>
          <table:table-cell table:formula="of:=[.E19]/[.K19]" office:value-type="float" office:value="0.181818181818182" calcext:value-type="float">
            <text:p>0.1818181818</text:p>
          </table:table-cell>
          <table:table-cell table:formula="of:=[.F19]/[.K19]" office:value-type="float" office:value="0.818181818181818" calcext:value-type="float">
            <text:p>0.8181818182</text:p>
          </table:table-cell>
          <table:table-cell table:formula="of:=([.D19]*(1-[.$J$2]))+[.E19]+[.F19]" office:value-type="float" office:value="0.99" calcext:value-type="float">
            <text:p>0.99</text:p>
          </table:table-cell>
          <table:table-cell table:formula="of:=IF(ABS([.H19]+[.I19]+[.J1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]*(1+[.$J$3])/(2+[.$J$3]))+[.H19]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formula="of:=IF(ABS([.A20]+[.B20])-1&lt;0.001;&quot;&quot;;&quot;ERROR&quot;)">
            <text:p/>
          </table:table-cell>
          <table:table-cell table:formula="of:=[.A20]*[.A20]" office:value-type="float" office:value="0.01" calcext:value-type="float">
            <text:p>0.01</text:p>
          </table:table-cell>
          <table:table-cell table:formula="of:=2*[.A20]*[.B20]" office:value-type="float" office:value="0.18" calcext:value-type="float">
            <text:p>0.18</text:p>
          </table:table-cell>
          <table:table-cell table:formula="of:=[.B20]*[.B20]" office:value-type="float" office:value="0.81" calcext:value-type="float">
            <text:p>0.81</text:p>
          </table:table-cell>
          <table:table-cell table:formula="of:=IF(ABS([.D20]+[.E20]+[.F20])-1&lt;0.001;&quot;&quot;;&quot;ERROR&quot;)">
            <text:p/>
          </table:table-cell>
          <table:table-cell table:formula="of:=(1-[.$J$2])*[.D20]/[.K20]" office:value-type="float" office:value="0" calcext:value-type="float">
            <text:p>0</text:p>
          </table:table-cell>
          <table:table-cell table:formula="of:=[.E20]/[.K20]" office:value-type="float" office:value="0.181818181818182" calcext:value-type="float">
            <text:p>0.1818181818</text:p>
          </table:table-cell>
          <table:table-cell table:formula="of:=[.F20]/[.K20]" office:value-type="float" office:value="0.818181818181818" calcext:value-type="float">
            <text:p>0.8181818182</text:p>
          </table:table-cell>
          <table:table-cell table:formula="of:=([.D20]*(1-[.$J$2]))+[.E20]+[.F20]" office:value-type="float" office:value="0.99" calcext:value-type="float">
            <text:p>0.99</text:p>
          </table:table-cell>
          <table:table-cell table:formula="of:=IF(ABS([.H20]+[.I20]+[.J2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]*(1+[.$J$3])/(2+[.$J$3]))+[.H20]" office:value-type="float" office:value="0.1" calcext:value-type="float">
            <text:p>0.1</text:p>
          </table:table-cell>
          <table:table-cell table:formula="of:=1-[.A21]" office:value-type="float" office:value="0.9" calcext:value-type="float">
            <text:p>0.9</text:p>
          </table:table-cell>
          <table:table-cell table:formula="of:=IF(ABS([.A21]+[.B21])-1&lt;0.001;&quot;&quot;;&quot;ERROR&quot;)">
            <text:p/>
          </table:table-cell>
          <table:table-cell table:formula="of:=[.A21]*[.A21]" office:value-type="float" office:value="0.01" calcext:value-type="float">
            <text:p>0.01</text:p>
          </table:table-cell>
          <table:table-cell table:formula="of:=2*[.A21]*[.B21]" office:value-type="float" office:value="0.18" calcext:value-type="float">
            <text:p>0.18</text:p>
          </table:table-cell>
          <table:table-cell table:formula="of:=[.B21]*[.B21]" office:value-type="float" office:value="0.81" calcext:value-type="float">
            <text:p>0.81</text:p>
          </table:table-cell>
          <table:table-cell table:formula="of:=IF(ABS([.D21]+[.E21]+[.F21])-1&lt;0.001;&quot;&quot;;&quot;ERROR&quot;)">
            <text:p/>
          </table:table-cell>
          <table:table-cell table:formula="of:=(1-[.$J$2])*[.D21]/[.K21]" office:value-type="float" office:value="0" calcext:value-type="float">
            <text:p>0</text:p>
          </table:table-cell>
          <table:table-cell table:formula="of:=[.E21]/[.K21]" office:value-type="float" office:value="0.181818181818182" calcext:value-type="float">
            <text:p>0.1818181818</text:p>
          </table:table-cell>
          <table:table-cell table:formula="of:=[.F21]/[.K21]" office:value-type="float" office:value="0.818181818181818" calcext:value-type="float">
            <text:p>0.8181818182</text:p>
          </table:table-cell>
          <table:table-cell table:formula="of:=([.D21]*(1-[.$J$2]))+[.E21]+[.F21]" office:value-type="float" office:value="0.99" calcext:value-type="float">
            <text:p>0.99</text:p>
          </table:table-cell>
          <table:table-cell table:formula="of:=IF(ABS([.H21]+[.I21]+[.J2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]*(1+[.$J$3])/(2+[.$J$3]))+[.H21]" office:value-type="float" office:value="0.1" calcext:value-type="float">
            <text:p>0.1</text:p>
          </table:table-cell>
          <table:table-cell table:formula="of:=1-[.A22]" office:value-type="float" office:value="0.9" calcext:value-type="float">
            <text:p>0.9</text:p>
          </table:table-cell>
          <table:table-cell table:formula="of:=IF(ABS([.A22]+[.B22])-1&lt;0.001;&quot;&quot;;&quot;ERROR&quot;)">
            <text:p/>
          </table:table-cell>
          <table:table-cell table:formula="of:=[.A22]*[.A22]" office:value-type="float" office:value="0.01" calcext:value-type="float">
            <text:p>0.01</text:p>
          </table:table-cell>
          <table:table-cell table:formula="of:=2*[.A22]*[.B22]" office:value-type="float" office:value="0.18" calcext:value-type="float">
            <text:p>0.18</text:p>
          </table:table-cell>
          <table:table-cell table:formula="of:=[.B22]*[.B22]" office:value-type="float" office:value="0.81" calcext:value-type="float">
            <text:p>0.81</text:p>
          </table:table-cell>
          <table:table-cell table:formula="of:=IF(ABS([.D22]+[.E22]+[.F22])-1&lt;0.001;&quot;&quot;;&quot;ERROR&quot;)">
            <text:p/>
          </table:table-cell>
          <table:table-cell table:formula="of:=(1-[.$J$2])*[.D22]/[.K22]" office:value-type="float" office:value="0" calcext:value-type="float">
            <text:p>0</text:p>
          </table:table-cell>
          <table:table-cell table:formula="of:=[.E22]/[.K22]" office:value-type="float" office:value="0.181818181818182" calcext:value-type="float">
            <text:p>0.1818181818</text:p>
          </table:table-cell>
          <table:table-cell table:formula="of:=[.F22]/[.K22]" office:value-type="float" office:value="0.818181818181818" calcext:value-type="float">
            <text:p>0.8181818182</text:p>
          </table:table-cell>
          <table:table-cell table:formula="of:=([.D22]*(1-[.$J$2]))+[.E22]+[.F22]" office:value-type="float" office:value="0.99" calcext:value-type="float">
            <text:p>0.99</text:p>
          </table:table-cell>
          <table:table-cell table:formula="of:=IF(ABS([.H22]+[.I22]+[.J2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]*(1+[.$J$3])/(2+[.$J$3]))+[.H22]" office:value-type="float" office:value="0.1" calcext:value-type="float">
            <text:p>0.1</text:p>
          </table:table-cell>
          <table:table-cell table:formula="of:=1-[.A23]" office:value-type="float" office:value="0.9" calcext:value-type="float">
            <text:p>0.9</text:p>
          </table:table-cell>
          <table:table-cell table:formula="of:=IF(ABS([.A23]+[.B23])-1&lt;0.001;&quot;&quot;;&quot;ERROR&quot;)">
            <text:p/>
          </table:table-cell>
          <table:table-cell table:formula="of:=[.A23]*[.A23]" office:value-type="float" office:value="0.01" calcext:value-type="float">
            <text:p>0.01</text:p>
          </table:table-cell>
          <table:table-cell table:formula="of:=2*[.A23]*[.B23]" office:value-type="float" office:value="0.18" calcext:value-type="float">
            <text:p>0.18</text:p>
          </table:table-cell>
          <table:table-cell table:formula="of:=[.B23]*[.B23]" office:value-type="float" office:value="0.81" calcext:value-type="float">
            <text:p>0.81</text:p>
          </table:table-cell>
          <table:table-cell table:formula="of:=IF(ABS([.D23]+[.E23]+[.F23])-1&lt;0.001;&quot;&quot;;&quot;ERROR&quot;)">
            <text:p/>
          </table:table-cell>
          <table:table-cell table:formula="of:=(1-[.$J$2])*[.D23]/[.K23]" office:value-type="float" office:value="0" calcext:value-type="float">
            <text:p>0</text:p>
          </table:table-cell>
          <table:table-cell table:formula="of:=[.E23]/[.K23]" office:value-type="float" office:value="0.181818181818182" calcext:value-type="float">
            <text:p>0.1818181818</text:p>
          </table:table-cell>
          <table:table-cell table:formula="of:=[.F23]/[.K23]" office:value-type="float" office:value="0.818181818181818" calcext:value-type="float">
            <text:p>0.8181818182</text:p>
          </table:table-cell>
          <table:table-cell table:formula="of:=([.D23]*(1-[.$J$2]))+[.E23]+[.F23]" office:value-type="float" office:value="0.99" calcext:value-type="float">
            <text:p>0.99</text:p>
          </table:table-cell>
          <table:table-cell table:formula="of:=IF(ABS([.H23]+[.I23]+[.J2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]*(1+[.$J$3])/(2+[.$J$3]))+[.H23]" office:value-type="float" office:value="0.1" calcext:value-type="float">
            <text:p>0.1</text:p>
          </table:table-cell>
          <table:table-cell table:formula="of:=1-[.A24]" office:value-type="float" office:value="0.9" calcext:value-type="float">
            <text:p>0.9</text:p>
          </table:table-cell>
          <table:table-cell table:formula="of:=IF(ABS([.A24]+[.B24])-1&lt;0.001;&quot;&quot;;&quot;ERROR&quot;)">
            <text:p/>
          </table:table-cell>
          <table:table-cell table:formula="of:=[.A24]*[.A24]" office:value-type="float" office:value="0.01" calcext:value-type="float">
            <text:p>0.01</text:p>
          </table:table-cell>
          <table:table-cell table:formula="of:=2*[.A24]*[.B24]" office:value-type="float" office:value="0.18" calcext:value-type="float">
            <text:p>0.18</text:p>
          </table:table-cell>
          <table:table-cell table:formula="of:=[.B24]*[.B24]" office:value-type="float" office:value="0.81" calcext:value-type="float">
            <text:p>0.81</text:p>
          </table:table-cell>
          <table:table-cell table:formula="of:=IF(ABS([.D24]+[.E24]+[.F24])-1&lt;0.001;&quot;&quot;;&quot;ERROR&quot;)">
            <text:p/>
          </table:table-cell>
          <table:table-cell table:formula="of:=(1-[.$J$2])*[.D24]/[.K24]" office:value-type="float" office:value="0" calcext:value-type="float">
            <text:p>0</text:p>
          </table:table-cell>
          <table:table-cell table:formula="of:=[.E24]/[.K24]" office:value-type="float" office:value="0.181818181818182" calcext:value-type="float">
            <text:p>0.1818181818</text:p>
          </table:table-cell>
          <table:table-cell table:formula="of:=[.F24]/[.K24]" office:value-type="float" office:value="0.818181818181818" calcext:value-type="float">
            <text:p>0.8181818182</text:p>
          </table:table-cell>
          <table:table-cell table:formula="of:=([.D24]*(1-[.$J$2]))+[.E24]+[.F24]" office:value-type="float" office:value="0.99" calcext:value-type="float">
            <text:p>0.99</text:p>
          </table:table-cell>
          <table:table-cell table:formula="of:=IF(ABS([.H24]+[.I24]+[.J2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]*(1+[.$J$3])/(2+[.$J$3]))+[.H24]" office:value-type="float" office:value="0.1" calcext:value-type="float">
            <text:p>0.1</text:p>
          </table:table-cell>
          <table:table-cell table:formula="of:=1-[.A25]" office:value-type="float" office:value="0.9" calcext:value-type="float">
            <text:p>0.9</text:p>
          </table:table-cell>
          <table:table-cell table:formula="of:=IF(ABS([.A25]+[.B25])-1&lt;0.001;&quot;&quot;;&quot;ERROR&quot;)">
            <text:p/>
          </table:table-cell>
          <table:table-cell table:formula="of:=[.A25]*[.A25]" office:value-type="float" office:value="0.01" calcext:value-type="float">
            <text:p>0.01</text:p>
          </table:table-cell>
          <table:table-cell table:formula="of:=2*[.A25]*[.B25]" office:value-type="float" office:value="0.18" calcext:value-type="float">
            <text:p>0.18</text:p>
          </table:table-cell>
          <table:table-cell table:formula="of:=[.B25]*[.B25]" office:value-type="float" office:value="0.81" calcext:value-type="float">
            <text:p>0.81</text:p>
          </table:table-cell>
          <table:table-cell table:formula="of:=IF(ABS([.D25]+[.E25]+[.F25])-1&lt;0.001;&quot;&quot;;&quot;ERROR&quot;)">
            <text:p/>
          </table:table-cell>
          <table:table-cell table:formula="of:=(1-[.$J$2])*[.D25]/[.K25]" office:value-type="float" office:value="0" calcext:value-type="float">
            <text:p>0</text:p>
          </table:table-cell>
          <table:table-cell table:formula="of:=[.E25]/[.K25]" office:value-type="float" office:value="0.181818181818182" calcext:value-type="float">
            <text:p>0.1818181818</text:p>
          </table:table-cell>
          <table:table-cell table:formula="of:=[.F25]/[.K25]" office:value-type="float" office:value="0.818181818181818" calcext:value-type="float">
            <text:p>0.8181818182</text:p>
          </table:table-cell>
          <table:table-cell table:formula="of:=([.D25]*(1-[.$J$2]))+[.E25]+[.F25]" office:value-type="float" office:value="0.99" calcext:value-type="float">
            <text:p>0.99</text:p>
          </table:table-cell>
          <table:table-cell table:formula="of:=IF(ABS([.H25]+[.I25]+[.J2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]*(1+[.$J$3])/(2+[.$J$3]))+[.H25]" office:value-type="float" office:value="0.1" calcext:value-type="float">
            <text:p>0.1</text:p>
          </table:table-cell>
          <table:table-cell table:formula="of:=1-[.A26]" office:value-type="float" office:value="0.9" calcext:value-type="float">
            <text:p>0.9</text:p>
          </table:table-cell>
          <table:table-cell table:formula="of:=IF(ABS([.A26]+[.B26])-1&lt;0.001;&quot;&quot;;&quot;ERROR&quot;)">
            <text:p/>
          </table:table-cell>
          <table:table-cell table:formula="of:=[.A26]*[.A26]" office:value-type="float" office:value="0.01" calcext:value-type="float">
            <text:p>0.01</text:p>
          </table:table-cell>
          <table:table-cell table:formula="of:=2*[.A26]*[.B26]" office:value-type="float" office:value="0.18" calcext:value-type="float">
            <text:p>0.18</text:p>
          </table:table-cell>
          <table:table-cell table:formula="of:=[.B26]*[.B26]" office:value-type="float" office:value="0.81" calcext:value-type="float">
            <text:p>0.81</text:p>
          </table:table-cell>
          <table:table-cell table:formula="of:=IF(ABS([.D26]+[.E26]+[.F26])-1&lt;0.001;&quot;&quot;;&quot;ERROR&quot;)">
            <text:p/>
          </table:table-cell>
          <table:table-cell table:formula="of:=(1-[.$J$2])*[.D26]/[.K26]" office:value-type="float" office:value="0" calcext:value-type="float">
            <text:p>0</text:p>
          </table:table-cell>
          <table:table-cell table:formula="of:=[.E26]/[.K26]" office:value-type="float" office:value="0.181818181818182" calcext:value-type="float">
            <text:p>0.1818181818</text:p>
          </table:table-cell>
          <table:table-cell table:formula="of:=[.F26]/[.K26]" office:value-type="float" office:value="0.818181818181818" calcext:value-type="float">
            <text:p>0.8181818182</text:p>
          </table:table-cell>
          <table:table-cell table:formula="of:=([.D26]*(1-[.$J$2]))+[.E26]+[.F26]" office:value-type="float" office:value="0.99" calcext:value-type="float">
            <text:p>0.99</text:p>
          </table:table-cell>
          <table:table-cell table:formula="of:=IF(ABS([.H26]+[.I26]+[.J2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]*(1+[.$J$3])/(2+[.$J$3]))+[.H26]" office:value-type="float" office:value="0.1" calcext:value-type="float">
            <text:p>0.1</text:p>
          </table:table-cell>
          <table:table-cell table:formula="of:=1-[.A27]" office:value-type="float" office:value="0.9" calcext:value-type="float">
            <text:p>0.9</text:p>
          </table:table-cell>
          <table:table-cell table:formula="of:=IF(ABS([.A27]+[.B27])-1&lt;0.001;&quot;&quot;;&quot;ERROR&quot;)">
            <text:p/>
          </table:table-cell>
          <table:table-cell table:formula="of:=[.A27]*[.A27]" office:value-type="float" office:value="0.01" calcext:value-type="float">
            <text:p>0.01</text:p>
          </table:table-cell>
          <table:table-cell table:formula="of:=2*[.A27]*[.B27]" office:value-type="float" office:value="0.18" calcext:value-type="float">
            <text:p>0.18</text:p>
          </table:table-cell>
          <table:table-cell table:formula="of:=[.B27]*[.B27]" office:value-type="float" office:value="0.81" calcext:value-type="float">
            <text:p>0.81</text:p>
          </table:table-cell>
          <table:table-cell table:formula="of:=IF(ABS([.D27]+[.E27]+[.F27])-1&lt;0.001;&quot;&quot;;&quot;ERROR&quot;)">
            <text:p/>
          </table:table-cell>
          <table:table-cell table:formula="of:=(1-[.$J$2])*[.D27]/[.K27]" office:value-type="float" office:value="0" calcext:value-type="float">
            <text:p>0</text:p>
          </table:table-cell>
          <table:table-cell table:formula="of:=[.E27]/[.K27]" office:value-type="float" office:value="0.181818181818182" calcext:value-type="float">
            <text:p>0.1818181818</text:p>
          </table:table-cell>
          <table:table-cell table:formula="of:=[.F27]/[.K27]" office:value-type="float" office:value="0.818181818181818" calcext:value-type="float">
            <text:p>0.8181818182</text:p>
          </table:table-cell>
          <table:table-cell table:formula="of:=([.D27]*(1-[.$J$2]))+[.E27]+[.F27]" office:value-type="float" office:value="0.99" calcext:value-type="float">
            <text:p>0.99</text:p>
          </table:table-cell>
          <table:table-cell table:formula="of:=IF(ABS([.H27]+[.I27]+[.J2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]*(1+[.$J$3])/(2+[.$J$3]))+[.H27]" office:value-type="float" office:value="0.1" calcext:value-type="float">
            <text:p>0.1</text:p>
          </table:table-cell>
          <table:table-cell table:formula="of:=1-[.A28]" office:value-type="float" office:value="0.9" calcext:value-type="float">
            <text:p>0.9</text:p>
          </table:table-cell>
          <table:table-cell table:formula="of:=IF(ABS([.A28]+[.B28])-1&lt;0.001;&quot;&quot;;&quot;ERROR&quot;)">
            <text:p/>
          </table:table-cell>
          <table:table-cell table:formula="of:=[.A28]*[.A28]" office:value-type="float" office:value="0.01" calcext:value-type="float">
            <text:p>0.01</text:p>
          </table:table-cell>
          <table:table-cell table:formula="of:=2*[.A28]*[.B28]" office:value-type="float" office:value="0.18" calcext:value-type="float">
            <text:p>0.18</text:p>
          </table:table-cell>
          <table:table-cell table:formula="of:=[.B28]*[.B28]" office:value-type="float" office:value="0.81" calcext:value-type="float">
            <text:p>0.81</text:p>
          </table:table-cell>
          <table:table-cell table:formula="of:=IF(ABS([.D28]+[.E28]+[.F28])-1&lt;0.001;&quot;&quot;;&quot;ERROR&quot;)">
            <text:p/>
          </table:table-cell>
          <table:table-cell table:formula="of:=(1-[.$J$2])*[.D28]/[.K28]" office:value-type="float" office:value="0" calcext:value-type="float">
            <text:p>0</text:p>
          </table:table-cell>
          <table:table-cell table:formula="of:=[.E28]/[.K28]" office:value-type="float" office:value="0.181818181818182" calcext:value-type="float">
            <text:p>0.1818181818</text:p>
          </table:table-cell>
          <table:table-cell table:formula="of:=[.F28]/[.K28]" office:value-type="float" office:value="0.818181818181818" calcext:value-type="float">
            <text:p>0.8181818182</text:p>
          </table:table-cell>
          <table:table-cell table:formula="of:=([.D28]*(1-[.$J$2]))+[.E28]+[.F28]" office:value-type="float" office:value="0.99" calcext:value-type="float">
            <text:p>0.99</text:p>
          </table:table-cell>
          <table:table-cell table:formula="of:=IF(ABS([.H28]+[.I28]+[.J2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]*(1+[.$J$3])/(2+[.$J$3]))+[.H28]" office:value-type="float" office:value="0.1" calcext:value-type="float">
            <text:p>0.1</text:p>
          </table:table-cell>
          <table:table-cell table:formula="of:=1-[.A29]" office:value-type="float" office:value="0.9" calcext:value-type="float">
            <text:p>0.9</text:p>
          </table:table-cell>
          <table:table-cell table:formula="of:=IF(ABS([.A29]+[.B29])-1&lt;0.001;&quot;&quot;;&quot;ERROR&quot;)">
            <text:p/>
          </table:table-cell>
          <table:table-cell table:formula="of:=[.A29]*[.A29]" office:value-type="float" office:value="0.01" calcext:value-type="float">
            <text:p>0.01</text:p>
          </table:table-cell>
          <table:table-cell table:formula="of:=2*[.A29]*[.B29]" office:value-type="float" office:value="0.18" calcext:value-type="float">
            <text:p>0.18</text:p>
          </table:table-cell>
          <table:table-cell table:formula="of:=[.B29]*[.B29]" office:value-type="float" office:value="0.81" calcext:value-type="float">
            <text:p>0.81</text:p>
          </table:table-cell>
          <table:table-cell table:formula="of:=IF(ABS([.D29]+[.E29]+[.F29])-1&lt;0.001;&quot;&quot;;&quot;ERROR&quot;)">
            <text:p/>
          </table:table-cell>
          <table:table-cell table:formula="of:=(1-[.$J$2])*[.D29]/[.K29]" office:value-type="float" office:value="0" calcext:value-type="float">
            <text:p>0</text:p>
          </table:table-cell>
          <table:table-cell table:formula="of:=[.E29]/[.K29]" office:value-type="float" office:value="0.181818181818182" calcext:value-type="float">
            <text:p>0.1818181818</text:p>
          </table:table-cell>
          <table:table-cell table:formula="of:=[.F29]/[.K29]" office:value-type="float" office:value="0.818181818181818" calcext:value-type="float">
            <text:p>0.8181818182</text:p>
          </table:table-cell>
          <table:table-cell table:formula="of:=([.D29]*(1-[.$J$2]))+[.E29]+[.F29]" office:value-type="float" office:value="0.99" calcext:value-type="float">
            <text:p>0.99</text:p>
          </table:table-cell>
          <table:table-cell table:formula="of:=IF(ABS([.H29]+[.I29]+[.J2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]*(1+[.$J$3])/(2+[.$J$3]))+[.H29]" office:value-type="float" office:value="0.1" calcext:value-type="float">
            <text:p>0.1</text:p>
          </table:table-cell>
          <table:table-cell table:formula="of:=1-[.A30]" office:value-type="float" office:value="0.9" calcext:value-type="float">
            <text:p>0.9</text:p>
          </table:table-cell>
          <table:table-cell table:formula="of:=IF(ABS([.A30]+[.B30])-1&lt;0.001;&quot;&quot;;&quot;ERROR&quot;)">
            <text:p/>
          </table:table-cell>
          <table:table-cell table:formula="of:=[.A30]*[.A30]" office:value-type="float" office:value="0.01" calcext:value-type="float">
            <text:p>0.01</text:p>
          </table:table-cell>
          <table:table-cell table:formula="of:=2*[.A30]*[.B30]" office:value-type="float" office:value="0.18" calcext:value-type="float">
            <text:p>0.18</text:p>
          </table:table-cell>
          <table:table-cell table:formula="of:=[.B30]*[.B30]" office:value-type="float" office:value="0.81" calcext:value-type="float">
            <text:p>0.81</text:p>
          </table:table-cell>
          <table:table-cell table:formula="of:=IF(ABS([.D30]+[.E30]+[.F30])-1&lt;0.001;&quot;&quot;;&quot;ERROR&quot;)">
            <text:p/>
          </table:table-cell>
          <table:table-cell table:formula="of:=(1-[.$J$2])*[.D30]/[.K30]" office:value-type="float" office:value="0" calcext:value-type="float">
            <text:p>0</text:p>
          </table:table-cell>
          <table:table-cell table:formula="of:=[.E30]/[.K30]" office:value-type="float" office:value="0.181818181818182" calcext:value-type="float">
            <text:p>0.1818181818</text:p>
          </table:table-cell>
          <table:table-cell table:formula="of:=[.F30]/[.K30]" office:value-type="float" office:value="0.818181818181818" calcext:value-type="float">
            <text:p>0.8181818182</text:p>
          </table:table-cell>
          <table:table-cell table:formula="of:=([.D30]*(1-[.$J$2]))+[.E30]+[.F30]" office:value-type="float" office:value="0.99" calcext:value-type="float">
            <text:p>0.99</text:p>
          </table:table-cell>
          <table:table-cell table:formula="of:=IF(ABS([.H30]+[.I30]+[.J3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]*(1+[.$J$3])/(2+[.$J$3]))+[.H30]" office:value-type="float" office:value="0.1" calcext:value-type="float">
            <text:p>0.1</text:p>
          </table:table-cell>
          <table:table-cell table:formula="of:=1-[.A31]" office:value-type="float" office:value="0.9" calcext:value-type="float">
            <text:p>0.9</text:p>
          </table:table-cell>
          <table:table-cell table:formula="of:=IF(ABS([.A31]+[.B31])-1&lt;0.001;&quot;&quot;;&quot;ERROR&quot;)">
            <text:p/>
          </table:table-cell>
          <table:table-cell table:formula="of:=[.A31]*[.A31]" office:value-type="float" office:value="0.01" calcext:value-type="float">
            <text:p>0.01</text:p>
          </table:table-cell>
          <table:table-cell table:formula="of:=2*[.A31]*[.B31]" office:value-type="float" office:value="0.18" calcext:value-type="float">
            <text:p>0.18</text:p>
          </table:table-cell>
          <table:table-cell table:formula="of:=[.B31]*[.B31]" office:value-type="float" office:value="0.81" calcext:value-type="float">
            <text:p>0.81</text:p>
          </table:table-cell>
          <table:table-cell table:formula="of:=IF(ABS([.D31]+[.E31]+[.F31])-1&lt;0.001;&quot;&quot;;&quot;ERROR&quot;)">
            <text:p/>
          </table:table-cell>
          <table:table-cell table:formula="of:=(1-[.$J$2])*[.D31]/[.K31]" office:value-type="float" office:value="0" calcext:value-type="float">
            <text:p>0</text:p>
          </table:table-cell>
          <table:table-cell table:formula="of:=[.E31]/[.K31]" office:value-type="float" office:value="0.181818181818182" calcext:value-type="float">
            <text:p>0.1818181818</text:p>
          </table:table-cell>
          <table:table-cell table:formula="of:=[.F31]/[.K31]" office:value-type="float" office:value="0.818181818181818" calcext:value-type="float">
            <text:p>0.8181818182</text:p>
          </table:table-cell>
          <table:table-cell table:formula="of:=([.D31]*(1-[.$J$2]))+[.E31]+[.F31]" office:value-type="float" office:value="0.99" calcext:value-type="float">
            <text:p>0.99</text:p>
          </table:table-cell>
          <table:table-cell table:formula="of:=IF(ABS([.H31]+[.I31]+[.J3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]*(1+[.$J$3])/(2+[.$J$3]))+[.H31]" office:value-type="float" office:value="0.1" calcext:value-type="float">
            <text:p>0.1</text:p>
          </table:table-cell>
          <table:table-cell table:formula="of:=1-[.A32]" office:value-type="float" office:value="0.9" calcext:value-type="float">
            <text:p>0.9</text:p>
          </table:table-cell>
          <table:table-cell table:formula="of:=IF(ABS([.A32]+[.B32])-1&lt;0.001;&quot;&quot;;&quot;ERROR&quot;)">
            <text:p/>
          </table:table-cell>
          <table:table-cell table:formula="of:=[.A32]*[.A32]" office:value-type="float" office:value="0.01" calcext:value-type="float">
            <text:p>0.01</text:p>
          </table:table-cell>
          <table:table-cell table:formula="of:=2*[.A32]*[.B32]" office:value-type="float" office:value="0.18" calcext:value-type="float">
            <text:p>0.18</text:p>
          </table:table-cell>
          <table:table-cell table:formula="of:=[.B32]*[.B32]" office:value-type="float" office:value="0.81" calcext:value-type="float">
            <text:p>0.81</text:p>
          </table:table-cell>
          <table:table-cell table:formula="of:=IF(ABS([.D32]+[.E32]+[.F32])-1&lt;0.001;&quot;&quot;;&quot;ERROR&quot;)">
            <text:p/>
          </table:table-cell>
          <table:table-cell table:formula="of:=(1-[.$J$2])*[.D32]/[.K32]" office:value-type="float" office:value="0" calcext:value-type="float">
            <text:p>0</text:p>
          </table:table-cell>
          <table:table-cell table:formula="of:=[.E32]/[.K32]" office:value-type="float" office:value="0.181818181818182" calcext:value-type="float">
            <text:p>0.1818181818</text:p>
          </table:table-cell>
          <table:table-cell table:formula="of:=[.F32]/[.K32]" office:value-type="float" office:value="0.818181818181818" calcext:value-type="float">
            <text:p>0.8181818182</text:p>
          </table:table-cell>
          <table:table-cell table:formula="of:=([.D32]*(1-[.$J$2]))+[.E32]+[.F32]" office:value-type="float" office:value="0.99" calcext:value-type="float">
            <text:p>0.99</text:p>
          </table:table-cell>
          <table:table-cell table:formula="of:=IF(ABS([.H32]+[.I32]+[.J3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]*(1+[.$J$3])/(2+[.$J$3]))+[.H32]" office:value-type="float" office:value="0.1" calcext:value-type="float">
            <text:p>0.1</text:p>
          </table:table-cell>
          <table:table-cell table:formula="of:=1-[.A33]" office:value-type="float" office:value="0.9" calcext:value-type="float">
            <text:p>0.9</text:p>
          </table:table-cell>
          <table:table-cell table:formula="of:=IF(ABS([.A33]+[.B33])-1&lt;0.001;&quot;&quot;;&quot;ERROR&quot;)">
            <text:p/>
          </table:table-cell>
          <table:table-cell table:formula="of:=[.A33]*[.A33]" office:value-type="float" office:value="0.01" calcext:value-type="float">
            <text:p>0.01</text:p>
          </table:table-cell>
          <table:table-cell table:formula="of:=2*[.A33]*[.B33]" office:value-type="float" office:value="0.18" calcext:value-type="float">
            <text:p>0.18</text:p>
          </table:table-cell>
          <table:table-cell table:formula="of:=[.B33]*[.B33]" office:value-type="float" office:value="0.81" calcext:value-type="float">
            <text:p>0.81</text:p>
          </table:table-cell>
          <table:table-cell table:formula="of:=IF(ABS([.D33]+[.E33]+[.F33])-1&lt;0.001;&quot;&quot;;&quot;ERROR&quot;)">
            <text:p/>
          </table:table-cell>
          <table:table-cell table:formula="of:=(1-[.$J$2])*[.D33]/[.K33]" office:value-type="float" office:value="0" calcext:value-type="float">
            <text:p>0</text:p>
          </table:table-cell>
          <table:table-cell table:formula="of:=[.E33]/[.K33]" office:value-type="float" office:value="0.181818181818182" calcext:value-type="float">
            <text:p>0.1818181818</text:p>
          </table:table-cell>
          <table:table-cell table:formula="of:=[.F33]/[.K33]" office:value-type="float" office:value="0.818181818181818" calcext:value-type="float">
            <text:p>0.8181818182</text:p>
          </table:table-cell>
          <table:table-cell table:formula="of:=([.D33]*(1-[.$J$2]))+[.E33]+[.F33]" office:value-type="float" office:value="0.99" calcext:value-type="float">
            <text:p>0.99</text:p>
          </table:table-cell>
          <table:table-cell table:formula="of:=IF(ABS([.H33]+[.I33]+[.J3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]*(1+[.$J$3])/(2+[.$J$3]))+[.H33]" office:value-type="float" office:value="0.1" calcext:value-type="float">
            <text:p>0.1</text:p>
          </table:table-cell>
          <table:table-cell table:formula="of:=1-[.A34]" office:value-type="float" office:value="0.9" calcext:value-type="float">
            <text:p>0.9</text:p>
          </table:table-cell>
          <table:table-cell table:formula="of:=IF(ABS([.A34]+[.B34])-1&lt;0.001;&quot;&quot;;&quot;ERROR&quot;)">
            <text:p/>
          </table:table-cell>
          <table:table-cell table:formula="of:=[.A34]*[.A34]" office:value-type="float" office:value="0.01" calcext:value-type="float">
            <text:p>0.01</text:p>
          </table:table-cell>
          <table:table-cell table:formula="of:=2*[.A34]*[.B34]" office:value-type="float" office:value="0.18" calcext:value-type="float">
            <text:p>0.18</text:p>
          </table:table-cell>
          <table:table-cell table:formula="of:=[.B34]*[.B34]" office:value-type="float" office:value="0.81" calcext:value-type="float">
            <text:p>0.81</text:p>
          </table:table-cell>
          <table:table-cell table:formula="of:=IF(ABS([.D34]+[.E34]+[.F34])-1&lt;0.001;&quot;&quot;;&quot;ERROR&quot;)">
            <text:p/>
          </table:table-cell>
          <table:table-cell table:formula="of:=(1-[.$J$2])*[.D34]/[.K34]" office:value-type="float" office:value="0" calcext:value-type="float">
            <text:p>0</text:p>
          </table:table-cell>
          <table:table-cell table:formula="of:=[.E34]/[.K34]" office:value-type="float" office:value="0.181818181818182" calcext:value-type="float">
            <text:p>0.1818181818</text:p>
          </table:table-cell>
          <table:table-cell table:formula="of:=[.F34]/[.K34]" office:value-type="float" office:value="0.818181818181818" calcext:value-type="float">
            <text:p>0.8181818182</text:p>
          </table:table-cell>
          <table:table-cell table:formula="of:=([.D34]*(1-[.$J$2]))+[.E34]+[.F34]" office:value-type="float" office:value="0.99" calcext:value-type="float">
            <text:p>0.99</text:p>
          </table:table-cell>
          <table:table-cell table:formula="of:=IF(ABS([.H34]+[.I34]+[.J3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]*(1+[.$J$3])/(2+[.$J$3]))+[.H34]" office:value-type="float" office:value="0.1" calcext:value-type="float">
            <text:p>0.1</text:p>
          </table:table-cell>
          <table:table-cell table:formula="of:=1-[.A35]" office:value-type="float" office:value="0.9" calcext:value-type="float">
            <text:p>0.9</text:p>
          </table:table-cell>
          <table:table-cell table:formula="of:=IF(ABS([.A35]+[.B35])-1&lt;0.001;&quot;&quot;;&quot;ERROR&quot;)">
            <text:p/>
          </table:table-cell>
          <table:table-cell table:formula="of:=[.A35]*[.A35]" office:value-type="float" office:value="0.01" calcext:value-type="float">
            <text:p>0.01</text:p>
          </table:table-cell>
          <table:table-cell table:formula="of:=2*[.A35]*[.B35]" office:value-type="float" office:value="0.18" calcext:value-type="float">
            <text:p>0.18</text:p>
          </table:table-cell>
          <table:table-cell table:formula="of:=[.B35]*[.B35]" office:value-type="float" office:value="0.81" calcext:value-type="float">
            <text:p>0.81</text:p>
          </table:table-cell>
          <table:table-cell table:formula="of:=IF(ABS([.D35]+[.E35]+[.F35])-1&lt;0.001;&quot;&quot;;&quot;ERROR&quot;)">
            <text:p/>
          </table:table-cell>
          <table:table-cell table:formula="of:=(1-[.$J$2])*[.D35]/[.K35]" office:value-type="float" office:value="0" calcext:value-type="float">
            <text:p>0</text:p>
          </table:table-cell>
          <table:table-cell table:formula="of:=[.E35]/[.K35]" office:value-type="float" office:value="0.181818181818182" calcext:value-type="float">
            <text:p>0.1818181818</text:p>
          </table:table-cell>
          <table:table-cell table:formula="of:=[.F35]/[.K35]" office:value-type="float" office:value="0.818181818181818" calcext:value-type="float">
            <text:p>0.8181818182</text:p>
          </table:table-cell>
          <table:table-cell table:formula="of:=([.D35]*(1-[.$J$2]))+[.E35]+[.F35]" office:value-type="float" office:value="0.99" calcext:value-type="float">
            <text:p>0.99</text:p>
          </table:table-cell>
          <table:table-cell table:formula="of:=IF(ABS([.H35]+[.I35]+[.J3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]*(1+[.$J$3])/(2+[.$J$3]))+[.H35]" office:value-type="float" office:value="0.1" calcext:value-type="float">
            <text:p>0.1</text:p>
          </table:table-cell>
          <table:table-cell table:formula="of:=1-[.A36]" office:value-type="float" office:value="0.9" calcext:value-type="float">
            <text:p>0.9</text:p>
          </table:table-cell>
          <table:table-cell table:formula="of:=IF(ABS([.A36]+[.B36])-1&lt;0.001;&quot;&quot;;&quot;ERROR&quot;)">
            <text:p/>
          </table:table-cell>
          <table:table-cell table:formula="of:=[.A36]*[.A36]" office:value-type="float" office:value="0.01" calcext:value-type="float">
            <text:p>0.01</text:p>
          </table:table-cell>
          <table:table-cell table:formula="of:=2*[.A36]*[.B36]" office:value-type="float" office:value="0.18" calcext:value-type="float">
            <text:p>0.18</text:p>
          </table:table-cell>
          <table:table-cell table:formula="of:=[.B36]*[.B36]" office:value-type="float" office:value="0.81" calcext:value-type="float">
            <text:p>0.81</text:p>
          </table:table-cell>
          <table:table-cell table:formula="of:=IF(ABS([.D36]+[.E36]+[.F36])-1&lt;0.001;&quot;&quot;;&quot;ERROR&quot;)">
            <text:p/>
          </table:table-cell>
          <table:table-cell table:formula="of:=(1-[.$J$2])*[.D36]/[.K36]" office:value-type="float" office:value="0" calcext:value-type="float">
            <text:p>0</text:p>
          </table:table-cell>
          <table:table-cell table:formula="of:=[.E36]/[.K36]" office:value-type="float" office:value="0.181818181818182" calcext:value-type="float">
            <text:p>0.1818181818</text:p>
          </table:table-cell>
          <table:table-cell table:formula="of:=[.F36]/[.K36]" office:value-type="float" office:value="0.818181818181818" calcext:value-type="float">
            <text:p>0.8181818182</text:p>
          </table:table-cell>
          <table:table-cell table:formula="of:=([.D36]*(1-[.$J$2]))+[.E36]+[.F36]" office:value-type="float" office:value="0.99" calcext:value-type="float">
            <text:p>0.99</text:p>
          </table:table-cell>
          <table:table-cell table:formula="of:=IF(ABS([.H36]+[.I36]+[.J3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]*(1+[.$J$3])/(2+[.$J$3]))+[.H36]" office:value-type="float" office:value="0.1" calcext:value-type="float">
            <text:p>0.1</text:p>
          </table:table-cell>
          <table:table-cell table:formula="of:=1-[.A37]" office:value-type="float" office:value="0.9" calcext:value-type="float">
            <text:p>0.9</text:p>
          </table:table-cell>
          <table:table-cell table:formula="of:=IF(ABS([.A37]+[.B37])-1&lt;0.001;&quot;&quot;;&quot;ERROR&quot;)">
            <text:p/>
          </table:table-cell>
          <table:table-cell table:formula="of:=[.A37]*[.A37]" office:value-type="float" office:value="0.01" calcext:value-type="float">
            <text:p>0.01</text:p>
          </table:table-cell>
          <table:table-cell table:formula="of:=2*[.A37]*[.B37]" office:value-type="float" office:value="0.18" calcext:value-type="float">
            <text:p>0.18</text:p>
          </table:table-cell>
          <table:table-cell table:formula="of:=[.B37]*[.B37]" office:value-type="float" office:value="0.81" calcext:value-type="float">
            <text:p>0.81</text:p>
          </table:table-cell>
          <table:table-cell table:formula="of:=IF(ABS([.D37]+[.E37]+[.F37])-1&lt;0.001;&quot;&quot;;&quot;ERROR&quot;)">
            <text:p/>
          </table:table-cell>
          <table:table-cell table:formula="of:=(1-[.$J$2])*[.D37]/[.K37]" office:value-type="float" office:value="0" calcext:value-type="float">
            <text:p>0</text:p>
          </table:table-cell>
          <table:table-cell table:formula="of:=[.E37]/[.K37]" office:value-type="float" office:value="0.181818181818182" calcext:value-type="float">
            <text:p>0.1818181818</text:p>
          </table:table-cell>
          <table:table-cell table:formula="of:=[.F37]/[.K37]" office:value-type="float" office:value="0.818181818181818" calcext:value-type="float">
            <text:p>0.8181818182</text:p>
          </table:table-cell>
          <table:table-cell table:formula="of:=([.D37]*(1-[.$J$2]))+[.E37]+[.F37]" office:value-type="float" office:value="0.99" calcext:value-type="float">
            <text:p>0.99</text:p>
          </table:table-cell>
          <table:table-cell table:formula="of:=IF(ABS([.H37]+[.I37]+[.J3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]*(1+[.$J$3])/(2+[.$J$3]))+[.H37]" office:value-type="float" office:value="0.1" calcext:value-type="float">
            <text:p>0.1</text:p>
          </table:table-cell>
          <table:table-cell table:formula="of:=1-[.A38]" office:value-type="float" office:value="0.9" calcext:value-type="float">
            <text:p>0.9</text:p>
          </table:table-cell>
          <table:table-cell table:formula="of:=IF(ABS([.A38]+[.B38])-1&lt;0.001;&quot;&quot;;&quot;ERROR&quot;)">
            <text:p/>
          </table:table-cell>
          <table:table-cell table:formula="of:=[.A38]*[.A38]" office:value-type="float" office:value="0.01" calcext:value-type="float">
            <text:p>0.01</text:p>
          </table:table-cell>
          <table:table-cell table:formula="of:=2*[.A38]*[.B38]" office:value-type="float" office:value="0.18" calcext:value-type="float">
            <text:p>0.18</text:p>
          </table:table-cell>
          <table:table-cell table:formula="of:=[.B38]*[.B38]" office:value-type="float" office:value="0.81" calcext:value-type="float">
            <text:p>0.81</text:p>
          </table:table-cell>
          <table:table-cell table:formula="of:=IF(ABS([.D38]+[.E38]+[.F38])-1&lt;0.001;&quot;&quot;;&quot;ERROR&quot;)">
            <text:p/>
          </table:table-cell>
          <table:table-cell table:formula="of:=(1-[.$J$2])*[.D38]/[.K38]" office:value-type="float" office:value="0" calcext:value-type="float">
            <text:p>0</text:p>
          </table:table-cell>
          <table:table-cell table:formula="of:=[.E38]/[.K38]" office:value-type="float" office:value="0.181818181818182" calcext:value-type="float">
            <text:p>0.1818181818</text:p>
          </table:table-cell>
          <table:table-cell table:formula="of:=[.F38]/[.K38]" office:value-type="float" office:value="0.818181818181818" calcext:value-type="float">
            <text:p>0.8181818182</text:p>
          </table:table-cell>
          <table:table-cell table:formula="of:=([.D38]*(1-[.$J$2]))+[.E38]+[.F38]" office:value-type="float" office:value="0.99" calcext:value-type="float">
            <text:p>0.99</text:p>
          </table:table-cell>
          <table:table-cell table:formula="of:=IF(ABS([.H38]+[.I38]+[.J3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]*(1+[.$J$3])/(2+[.$J$3]))+[.H38]" office:value-type="float" office:value="0.1" calcext:value-type="float">
            <text:p>0.1</text:p>
          </table:table-cell>
          <table:table-cell table:formula="of:=1-[.A39]" office:value-type="float" office:value="0.9" calcext:value-type="float">
            <text:p>0.9</text:p>
          </table:table-cell>
          <table:table-cell table:formula="of:=IF(ABS([.A39]+[.B39])-1&lt;0.001;&quot;&quot;;&quot;ERROR&quot;)">
            <text:p/>
          </table:table-cell>
          <table:table-cell table:formula="of:=[.A39]*[.A39]" office:value-type="float" office:value="0.01" calcext:value-type="float">
            <text:p>0.01</text:p>
          </table:table-cell>
          <table:table-cell table:formula="of:=2*[.A39]*[.B39]" office:value-type="float" office:value="0.18" calcext:value-type="float">
            <text:p>0.18</text:p>
          </table:table-cell>
          <table:table-cell table:formula="of:=[.B39]*[.B39]" office:value-type="float" office:value="0.81" calcext:value-type="float">
            <text:p>0.81</text:p>
          </table:table-cell>
          <table:table-cell table:formula="of:=IF(ABS([.D39]+[.E39]+[.F39])-1&lt;0.001;&quot;&quot;;&quot;ERROR&quot;)">
            <text:p/>
          </table:table-cell>
          <table:table-cell table:formula="of:=(1-[.$J$2])*[.D39]/[.K39]" office:value-type="float" office:value="0" calcext:value-type="float">
            <text:p>0</text:p>
          </table:table-cell>
          <table:table-cell table:formula="of:=[.E39]/[.K39]" office:value-type="float" office:value="0.181818181818182" calcext:value-type="float">
            <text:p>0.1818181818</text:p>
          </table:table-cell>
          <table:table-cell table:formula="of:=[.F39]/[.K39]" office:value-type="float" office:value="0.818181818181818" calcext:value-type="float">
            <text:p>0.8181818182</text:p>
          </table:table-cell>
          <table:table-cell table:formula="of:=([.D39]*(1-[.$J$2]))+[.E39]+[.F39]" office:value-type="float" office:value="0.99" calcext:value-type="float">
            <text:p>0.99</text:p>
          </table:table-cell>
          <table:table-cell table:formula="of:=IF(ABS([.H39]+[.I39]+[.J3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9]*(1+[.$J$3])/(2+[.$J$3]))+[.H39]" office:value-type="float" office:value="0.1" calcext:value-type="float">
            <text:p>0.1</text:p>
          </table:table-cell>
          <table:table-cell table:formula="of:=1-[.A40]" office:value-type="float" office:value="0.9" calcext:value-type="float">
            <text:p>0.9</text:p>
          </table:table-cell>
          <table:table-cell table:formula="of:=IF(ABS([.A40]+[.B40])-1&lt;0.001;&quot;&quot;;&quot;ERROR&quot;)">
            <text:p/>
          </table:table-cell>
          <table:table-cell table:formula="of:=[.A40]*[.A40]" office:value-type="float" office:value="0.01" calcext:value-type="float">
            <text:p>0.01</text:p>
          </table:table-cell>
          <table:table-cell table:formula="of:=2*[.A40]*[.B40]" office:value-type="float" office:value="0.18" calcext:value-type="float">
            <text:p>0.18</text:p>
          </table:table-cell>
          <table:table-cell table:formula="of:=[.B40]*[.B40]" office:value-type="float" office:value="0.81" calcext:value-type="float">
            <text:p>0.81</text:p>
          </table:table-cell>
          <table:table-cell table:formula="of:=IF(ABS([.D40]+[.E40]+[.F40])-1&lt;0.001;&quot;&quot;;&quot;ERROR&quot;)">
            <text:p/>
          </table:table-cell>
          <table:table-cell table:formula="of:=(1-[.$J$2])*[.D40]/[.K40]" office:value-type="float" office:value="0" calcext:value-type="float">
            <text:p>0</text:p>
          </table:table-cell>
          <table:table-cell table:formula="of:=[.E40]/[.K40]" office:value-type="float" office:value="0.181818181818182" calcext:value-type="float">
            <text:p>0.1818181818</text:p>
          </table:table-cell>
          <table:table-cell table:formula="of:=[.F40]/[.K40]" office:value-type="float" office:value="0.818181818181818" calcext:value-type="float">
            <text:p>0.8181818182</text:p>
          </table:table-cell>
          <table:table-cell table:formula="of:=([.D40]*(1-[.$J$2]))+[.E40]+[.F40]" office:value-type="float" office:value="0.99" calcext:value-type="float">
            <text:p>0.99</text:p>
          </table:table-cell>
          <table:table-cell table:formula="of:=IF(ABS([.H40]+[.I40]+[.J4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0]*(1+[.$J$3])/(2+[.$J$3]))+[.H40]" office:value-type="float" office:value="0.1" calcext:value-type="float">
            <text:p>0.1</text:p>
          </table:table-cell>
          <table:table-cell table:formula="of:=1-[.A41]" office:value-type="float" office:value="0.9" calcext:value-type="float">
            <text:p>0.9</text:p>
          </table:table-cell>
          <table:table-cell table:formula="of:=IF(ABS([.A41]+[.B41])-1&lt;0.001;&quot;&quot;;&quot;ERROR&quot;)">
            <text:p/>
          </table:table-cell>
          <table:table-cell table:formula="of:=[.A41]*[.A41]" office:value-type="float" office:value="0.01" calcext:value-type="float">
            <text:p>0.01</text:p>
          </table:table-cell>
          <table:table-cell table:formula="of:=2*[.A41]*[.B41]" office:value-type="float" office:value="0.18" calcext:value-type="float">
            <text:p>0.18</text:p>
          </table:table-cell>
          <table:table-cell table:formula="of:=[.B41]*[.B41]" office:value-type="float" office:value="0.81" calcext:value-type="float">
            <text:p>0.81</text:p>
          </table:table-cell>
          <table:table-cell table:formula="of:=IF(ABS([.D41]+[.E41]+[.F41])-1&lt;0.001;&quot;&quot;;&quot;ERROR&quot;)">
            <text:p/>
          </table:table-cell>
          <table:table-cell table:formula="of:=(1-[.$J$2])*[.D41]/[.K41]" office:value-type="float" office:value="0" calcext:value-type="float">
            <text:p>0</text:p>
          </table:table-cell>
          <table:table-cell table:formula="of:=[.E41]/[.K41]" office:value-type="float" office:value="0.181818181818182" calcext:value-type="float">
            <text:p>0.1818181818</text:p>
          </table:table-cell>
          <table:table-cell table:formula="of:=[.F41]/[.K41]" office:value-type="float" office:value="0.818181818181818" calcext:value-type="float">
            <text:p>0.8181818182</text:p>
          </table:table-cell>
          <table:table-cell table:formula="of:=([.D41]*(1-[.$J$2]))+[.E41]+[.F41]" office:value-type="float" office:value="0.99" calcext:value-type="float">
            <text:p>0.99</text:p>
          </table:table-cell>
          <table:table-cell table:formula="of:=IF(ABS([.H41]+[.I41]+[.J4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1]*(1+[.$J$3])/(2+[.$J$3]))+[.H41]" office:value-type="float" office:value="0.1" calcext:value-type="float">
            <text:p>0.1</text:p>
          </table:table-cell>
          <table:table-cell table:formula="of:=1-[.A42]" office:value-type="float" office:value="0.9" calcext:value-type="float">
            <text:p>0.9</text:p>
          </table:table-cell>
          <table:table-cell table:formula="of:=IF(ABS([.A42]+[.B42])-1&lt;0.001;&quot;&quot;;&quot;ERROR&quot;)">
            <text:p/>
          </table:table-cell>
          <table:table-cell table:formula="of:=[.A42]*[.A42]" office:value-type="float" office:value="0.01" calcext:value-type="float">
            <text:p>0.01</text:p>
          </table:table-cell>
          <table:table-cell table:formula="of:=2*[.A42]*[.B42]" office:value-type="float" office:value="0.18" calcext:value-type="float">
            <text:p>0.18</text:p>
          </table:table-cell>
          <table:table-cell table:formula="of:=[.B42]*[.B42]" office:value-type="float" office:value="0.81" calcext:value-type="float">
            <text:p>0.81</text:p>
          </table:table-cell>
          <table:table-cell table:formula="of:=IF(ABS([.D42]+[.E42]+[.F42])-1&lt;0.001;&quot;&quot;;&quot;ERROR&quot;)">
            <text:p/>
          </table:table-cell>
          <table:table-cell table:formula="of:=(1-[.$J$2])*[.D42]/[.K42]" office:value-type="float" office:value="0" calcext:value-type="float">
            <text:p>0</text:p>
          </table:table-cell>
          <table:table-cell table:formula="of:=[.E42]/[.K42]" office:value-type="float" office:value="0.181818181818182" calcext:value-type="float">
            <text:p>0.1818181818</text:p>
          </table:table-cell>
          <table:table-cell table:formula="of:=[.F42]/[.K42]" office:value-type="float" office:value="0.818181818181818" calcext:value-type="float">
            <text:p>0.8181818182</text:p>
          </table:table-cell>
          <table:table-cell table:formula="of:=([.D42]*(1-[.$J$2]))+[.E42]+[.F42]" office:value-type="float" office:value="0.99" calcext:value-type="float">
            <text:p>0.99</text:p>
          </table:table-cell>
          <table:table-cell table:formula="of:=IF(ABS([.H42]+[.I42]+[.J4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2]*(1+[.$J$3])/(2+[.$J$3]))+[.H42]" office:value-type="float" office:value="0.1" calcext:value-type="float">
            <text:p>0.1</text:p>
          </table:table-cell>
          <table:table-cell table:formula="of:=1-[.A43]" office:value-type="float" office:value="0.9" calcext:value-type="float">
            <text:p>0.9</text:p>
          </table:table-cell>
          <table:table-cell table:formula="of:=IF(ABS([.A43]+[.B43])-1&lt;0.001;&quot;&quot;;&quot;ERROR&quot;)">
            <text:p/>
          </table:table-cell>
          <table:table-cell table:formula="of:=[.A43]*[.A43]" office:value-type="float" office:value="0.01" calcext:value-type="float">
            <text:p>0.01</text:p>
          </table:table-cell>
          <table:table-cell table:formula="of:=2*[.A43]*[.B43]" office:value-type="float" office:value="0.18" calcext:value-type="float">
            <text:p>0.18</text:p>
          </table:table-cell>
          <table:table-cell table:formula="of:=[.B43]*[.B43]" office:value-type="float" office:value="0.81" calcext:value-type="float">
            <text:p>0.81</text:p>
          </table:table-cell>
          <table:table-cell table:formula="of:=IF(ABS([.D43]+[.E43]+[.F43])-1&lt;0.001;&quot;&quot;;&quot;ERROR&quot;)">
            <text:p/>
          </table:table-cell>
          <table:table-cell table:formula="of:=(1-[.$J$2])*[.D43]/[.K43]" office:value-type="float" office:value="0" calcext:value-type="float">
            <text:p>0</text:p>
          </table:table-cell>
          <table:table-cell table:formula="of:=[.E43]/[.K43]" office:value-type="float" office:value="0.181818181818182" calcext:value-type="float">
            <text:p>0.1818181818</text:p>
          </table:table-cell>
          <table:table-cell table:formula="of:=[.F43]/[.K43]" office:value-type="float" office:value="0.818181818181818" calcext:value-type="float">
            <text:p>0.8181818182</text:p>
          </table:table-cell>
          <table:table-cell table:formula="of:=([.D43]*(1-[.$J$2]))+[.E43]+[.F43]" office:value-type="float" office:value="0.99" calcext:value-type="float">
            <text:p>0.99</text:p>
          </table:table-cell>
          <table:table-cell table:formula="of:=IF(ABS([.H43]+[.I43]+[.J4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3]*(1+[.$J$3])/(2+[.$J$3]))+[.H43]" office:value-type="float" office:value="0.1" calcext:value-type="float">
            <text:p>0.1</text:p>
          </table:table-cell>
          <table:table-cell table:formula="of:=1-[.A44]" office:value-type="float" office:value="0.9" calcext:value-type="float">
            <text:p>0.9</text:p>
          </table:table-cell>
          <table:table-cell table:formula="of:=IF(ABS([.A44]+[.B44])-1&lt;0.001;&quot;&quot;;&quot;ERROR&quot;)">
            <text:p/>
          </table:table-cell>
          <table:table-cell table:formula="of:=[.A44]*[.A44]" office:value-type="float" office:value="0.01" calcext:value-type="float">
            <text:p>0.01</text:p>
          </table:table-cell>
          <table:table-cell table:formula="of:=2*[.A44]*[.B44]" office:value-type="float" office:value="0.18" calcext:value-type="float">
            <text:p>0.18</text:p>
          </table:table-cell>
          <table:table-cell table:formula="of:=[.B44]*[.B44]" office:value-type="float" office:value="0.81" calcext:value-type="float">
            <text:p>0.81</text:p>
          </table:table-cell>
          <table:table-cell table:formula="of:=IF(ABS([.D44]+[.E44]+[.F44])-1&lt;0.001;&quot;&quot;;&quot;ERROR&quot;)">
            <text:p/>
          </table:table-cell>
          <table:table-cell table:formula="of:=(1-[.$J$2])*[.D44]/[.K44]" office:value-type="float" office:value="0" calcext:value-type="float">
            <text:p>0</text:p>
          </table:table-cell>
          <table:table-cell table:formula="of:=[.E44]/[.K44]" office:value-type="float" office:value="0.181818181818182" calcext:value-type="float">
            <text:p>0.1818181818</text:p>
          </table:table-cell>
          <table:table-cell table:formula="of:=[.F44]/[.K44]" office:value-type="float" office:value="0.818181818181818" calcext:value-type="float">
            <text:p>0.8181818182</text:p>
          </table:table-cell>
          <table:table-cell table:formula="of:=([.D44]*(1-[.$J$2]))+[.E44]+[.F44]" office:value-type="float" office:value="0.99" calcext:value-type="float">
            <text:p>0.99</text:p>
          </table:table-cell>
          <table:table-cell table:formula="of:=IF(ABS([.H44]+[.I44]+[.J4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4]*(1+[.$J$3])/(2+[.$J$3]))+[.H44]" office:value-type="float" office:value="0.1" calcext:value-type="float">
            <text:p>0.1</text:p>
          </table:table-cell>
          <table:table-cell table:formula="of:=1-[.A45]" office:value-type="float" office:value="0.9" calcext:value-type="float">
            <text:p>0.9</text:p>
          </table:table-cell>
          <table:table-cell table:formula="of:=IF(ABS([.A45]+[.B45])-1&lt;0.001;&quot;&quot;;&quot;ERROR&quot;)">
            <text:p/>
          </table:table-cell>
          <table:table-cell table:formula="of:=[.A45]*[.A45]" office:value-type="float" office:value="0.01" calcext:value-type="float">
            <text:p>0.01</text:p>
          </table:table-cell>
          <table:table-cell table:formula="of:=2*[.A45]*[.B45]" office:value-type="float" office:value="0.18" calcext:value-type="float">
            <text:p>0.18</text:p>
          </table:table-cell>
          <table:table-cell table:formula="of:=[.B45]*[.B45]" office:value-type="float" office:value="0.81" calcext:value-type="float">
            <text:p>0.81</text:p>
          </table:table-cell>
          <table:table-cell table:formula="of:=IF(ABS([.D45]+[.E45]+[.F45])-1&lt;0.001;&quot;&quot;;&quot;ERROR&quot;)">
            <text:p/>
          </table:table-cell>
          <table:table-cell table:formula="of:=(1-[.$J$2])*[.D45]/[.K45]" office:value-type="float" office:value="0" calcext:value-type="float">
            <text:p>0</text:p>
          </table:table-cell>
          <table:table-cell table:formula="of:=[.E45]/[.K45]" office:value-type="float" office:value="0.181818181818182" calcext:value-type="float">
            <text:p>0.1818181818</text:p>
          </table:table-cell>
          <table:table-cell table:formula="of:=[.F45]/[.K45]" office:value-type="float" office:value="0.818181818181818" calcext:value-type="float">
            <text:p>0.8181818182</text:p>
          </table:table-cell>
          <table:table-cell table:formula="of:=([.D45]*(1-[.$J$2]))+[.E45]+[.F45]" office:value-type="float" office:value="0.99" calcext:value-type="float">
            <text:p>0.99</text:p>
          </table:table-cell>
          <table:table-cell table:formula="of:=IF(ABS([.H45]+[.I45]+[.J4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5]*(1+[.$J$3])/(2+[.$J$3]))+[.H45]" office:value-type="float" office:value="0.1" calcext:value-type="float">
            <text:p>0.1</text:p>
          </table:table-cell>
          <table:table-cell table:formula="of:=1-[.A46]" office:value-type="float" office:value="0.9" calcext:value-type="float">
            <text:p>0.9</text:p>
          </table:table-cell>
          <table:table-cell table:formula="of:=IF(ABS([.A46]+[.B46])-1&lt;0.001;&quot;&quot;;&quot;ERROR&quot;)">
            <text:p/>
          </table:table-cell>
          <table:table-cell table:formula="of:=[.A46]*[.A46]" office:value-type="float" office:value="0.01" calcext:value-type="float">
            <text:p>0.01</text:p>
          </table:table-cell>
          <table:table-cell table:formula="of:=2*[.A46]*[.B46]" office:value-type="float" office:value="0.18" calcext:value-type="float">
            <text:p>0.18</text:p>
          </table:table-cell>
          <table:table-cell table:formula="of:=[.B46]*[.B46]" office:value-type="float" office:value="0.81" calcext:value-type="float">
            <text:p>0.81</text:p>
          </table:table-cell>
          <table:table-cell table:formula="of:=IF(ABS([.D46]+[.E46]+[.F46])-1&lt;0.001;&quot;&quot;;&quot;ERROR&quot;)">
            <text:p/>
          </table:table-cell>
          <table:table-cell table:formula="of:=(1-[.$J$2])*[.D46]/[.K46]" office:value-type="float" office:value="0" calcext:value-type="float">
            <text:p>0</text:p>
          </table:table-cell>
          <table:table-cell table:formula="of:=[.E46]/[.K46]" office:value-type="float" office:value="0.181818181818182" calcext:value-type="float">
            <text:p>0.1818181818</text:p>
          </table:table-cell>
          <table:table-cell table:formula="of:=[.F46]/[.K46]" office:value-type="float" office:value="0.818181818181818" calcext:value-type="float">
            <text:p>0.8181818182</text:p>
          </table:table-cell>
          <table:table-cell table:formula="of:=([.D46]*(1-[.$J$2]))+[.E46]+[.F46]" office:value-type="float" office:value="0.99" calcext:value-type="float">
            <text:p>0.99</text:p>
          </table:table-cell>
          <table:table-cell table:formula="of:=IF(ABS([.H46]+[.I46]+[.J4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6]*(1+[.$J$3])/(2+[.$J$3]))+[.H46]" office:value-type="float" office:value="0.1" calcext:value-type="float">
            <text:p>0.1</text:p>
          </table:table-cell>
          <table:table-cell table:formula="of:=1-[.A47]" office:value-type="float" office:value="0.9" calcext:value-type="float">
            <text:p>0.9</text:p>
          </table:table-cell>
          <table:table-cell table:formula="of:=IF(ABS([.A47]+[.B47])-1&lt;0.001;&quot;&quot;;&quot;ERROR&quot;)">
            <text:p/>
          </table:table-cell>
          <table:table-cell table:formula="of:=[.A47]*[.A47]" office:value-type="float" office:value="0.01" calcext:value-type="float">
            <text:p>0.01</text:p>
          </table:table-cell>
          <table:table-cell table:formula="of:=2*[.A47]*[.B47]" office:value-type="float" office:value="0.18" calcext:value-type="float">
            <text:p>0.18</text:p>
          </table:table-cell>
          <table:table-cell table:formula="of:=[.B47]*[.B47]" office:value-type="float" office:value="0.81" calcext:value-type="float">
            <text:p>0.81</text:p>
          </table:table-cell>
          <table:table-cell table:formula="of:=IF(ABS([.D47]+[.E47]+[.F47])-1&lt;0.001;&quot;&quot;;&quot;ERROR&quot;)">
            <text:p/>
          </table:table-cell>
          <table:table-cell table:formula="of:=(1-[.$J$2])*[.D47]/[.K47]" office:value-type="float" office:value="0" calcext:value-type="float">
            <text:p>0</text:p>
          </table:table-cell>
          <table:table-cell table:formula="of:=[.E47]/[.K47]" office:value-type="float" office:value="0.181818181818182" calcext:value-type="float">
            <text:p>0.1818181818</text:p>
          </table:table-cell>
          <table:table-cell table:formula="of:=[.F47]/[.K47]" office:value-type="float" office:value="0.818181818181818" calcext:value-type="float">
            <text:p>0.8181818182</text:p>
          </table:table-cell>
          <table:table-cell table:formula="of:=([.D47]*(1-[.$J$2]))+[.E47]+[.F47]" office:value-type="float" office:value="0.99" calcext:value-type="float">
            <text:p>0.99</text:p>
          </table:table-cell>
          <table:table-cell table:formula="of:=IF(ABS([.H47]+[.I47]+[.J4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7]*(1+[.$J$3])/(2+[.$J$3]))+[.H47]" office:value-type="float" office:value="0.1" calcext:value-type="float">
            <text:p>0.1</text:p>
          </table:table-cell>
          <table:table-cell table:formula="of:=1-[.A48]" office:value-type="float" office:value="0.9" calcext:value-type="float">
            <text:p>0.9</text:p>
          </table:table-cell>
          <table:table-cell table:formula="of:=IF(ABS([.A48]+[.B48])-1&lt;0.001;&quot;&quot;;&quot;ERROR&quot;)">
            <text:p/>
          </table:table-cell>
          <table:table-cell table:formula="of:=[.A48]*[.A48]" office:value-type="float" office:value="0.01" calcext:value-type="float">
            <text:p>0.01</text:p>
          </table:table-cell>
          <table:table-cell table:formula="of:=2*[.A48]*[.B48]" office:value-type="float" office:value="0.18" calcext:value-type="float">
            <text:p>0.18</text:p>
          </table:table-cell>
          <table:table-cell table:formula="of:=[.B48]*[.B48]" office:value-type="float" office:value="0.81" calcext:value-type="float">
            <text:p>0.81</text:p>
          </table:table-cell>
          <table:table-cell table:formula="of:=IF(ABS([.D48]+[.E48]+[.F48])-1&lt;0.001;&quot;&quot;;&quot;ERROR&quot;)">
            <text:p/>
          </table:table-cell>
          <table:table-cell table:formula="of:=(1-[.$J$2])*[.D48]/[.K48]" office:value-type="float" office:value="0" calcext:value-type="float">
            <text:p>0</text:p>
          </table:table-cell>
          <table:table-cell table:formula="of:=[.E48]/[.K48]" office:value-type="float" office:value="0.181818181818182" calcext:value-type="float">
            <text:p>0.1818181818</text:p>
          </table:table-cell>
          <table:table-cell table:formula="of:=[.F48]/[.K48]" office:value-type="float" office:value="0.818181818181818" calcext:value-type="float">
            <text:p>0.8181818182</text:p>
          </table:table-cell>
          <table:table-cell table:formula="of:=([.D48]*(1-[.$J$2]))+[.E48]+[.F48]" office:value-type="float" office:value="0.99" calcext:value-type="float">
            <text:p>0.99</text:p>
          </table:table-cell>
          <table:table-cell table:formula="of:=IF(ABS([.H48]+[.I48]+[.J4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8]*(1+[.$J$3])/(2+[.$J$3]))+[.H48]" office:value-type="float" office:value="0.1" calcext:value-type="float">
            <text:p>0.1</text:p>
          </table:table-cell>
          <table:table-cell table:formula="of:=1-[.A49]" office:value-type="float" office:value="0.9" calcext:value-type="float">
            <text:p>0.9</text:p>
          </table:table-cell>
          <table:table-cell table:formula="of:=IF(ABS([.A49]+[.B49])-1&lt;0.001;&quot;&quot;;&quot;ERROR&quot;)">
            <text:p/>
          </table:table-cell>
          <table:table-cell table:formula="of:=[.A49]*[.A49]" office:value-type="float" office:value="0.01" calcext:value-type="float">
            <text:p>0.01</text:p>
          </table:table-cell>
          <table:table-cell table:formula="of:=2*[.A49]*[.B49]" office:value-type="float" office:value="0.18" calcext:value-type="float">
            <text:p>0.18</text:p>
          </table:table-cell>
          <table:table-cell table:formula="of:=[.B49]*[.B49]" office:value-type="float" office:value="0.81" calcext:value-type="float">
            <text:p>0.81</text:p>
          </table:table-cell>
          <table:table-cell table:formula="of:=IF(ABS([.D49]+[.E49]+[.F49])-1&lt;0.001;&quot;&quot;;&quot;ERROR&quot;)">
            <text:p/>
          </table:table-cell>
          <table:table-cell table:formula="of:=(1-[.$J$2])*[.D49]/[.K49]" office:value-type="float" office:value="0" calcext:value-type="float">
            <text:p>0</text:p>
          </table:table-cell>
          <table:table-cell table:formula="of:=[.E49]/[.K49]" office:value-type="float" office:value="0.181818181818182" calcext:value-type="float">
            <text:p>0.1818181818</text:p>
          </table:table-cell>
          <table:table-cell table:formula="of:=[.F49]/[.K49]" office:value-type="float" office:value="0.818181818181818" calcext:value-type="float">
            <text:p>0.8181818182</text:p>
          </table:table-cell>
          <table:table-cell table:formula="of:=([.D49]*(1-[.$J$2]))+[.E49]+[.F49]" office:value-type="float" office:value="0.99" calcext:value-type="float">
            <text:p>0.99</text:p>
          </table:table-cell>
          <table:table-cell table:formula="of:=IF(ABS([.H49]+[.I49]+[.J4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49]*(1+[.$J$3])/(2+[.$J$3]))+[.H49]" office:value-type="float" office:value="0.1" calcext:value-type="float">
            <text:p>0.1</text:p>
          </table:table-cell>
          <table:table-cell table:formula="of:=1-[.A50]" office:value-type="float" office:value="0.9" calcext:value-type="float">
            <text:p>0.9</text:p>
          </table:table-cell>
          <table:table-cell table:formula="of:=IF(ABS([.A50]+[.B50])-1&lt;0.001;&quot;&quot;;&quot;ERROR&quot;)">
            <text:p/>
          </table:table-cell>
          <table:table-cell table:formula="of:=[.A50]*[.A50]" office:value-type="float" office:value="0.01" calcext:value-type="float">
            <text:p>0.01</text:p>
          </table:table-cell>
          <table:table-cell table:formula="of:=2*[.A50]*[.B50]" office:value-type="float" office:value="0.18" calcext:value-type="float">
            <text:p>0.18</text:p>
          </table:table-cell>
          <table:table-cell table:formula="of:=[.B50]*[.B50]" office:value-type="float" office:value="0.81" calcext:value-type="float">
            <text:p>0.81</text:p>
          </table:table-cell>
          <table:table-cell table:formula="of:=IF(ABS([.D50]+[.E50]+[.F50])-1&lt;0.001;&quot;&quot;;&quot;ERROR&quot;)">
            <text:p/>
          </table:table-cell>
          <table:table-cell table:formula="of:=(1-[.$J$2])*[.D50]/[.K50]" office:value-type="float" office:value="0" calcext:value-type="float">
            <text:p>0</text:p>
          </table:table-cell>
          <table:table-cell table:formula="of:=[.E50]/[.K50]" office:value-type="float" office:value="0.181818181818182" calcext:value-type="float">
            <text:p>0.1818181818</text:p>
          </table:table-cell>
          <table:table-cell table:formula="of:=[.F50]/[.K50]" office:value-type="float" office:value="0.818181818181818" calcext:value-type="float">
            <text:p>0.8181818182</text:p>
          </table:table-cell>
          <table:table-cell table:formula="of:=([.D50]*(1-[.$J$2]))+[.E50]+[.F50]" office:value-type="float" office:value="0.99" calcext:value-type="float">
            <text:p>0.99</text:p>
          </table:table-cell>
          <table:table-cell table:formula="of:=IF(ABS([.H50]+[.I50]+[.J5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0]*(1+[.$J$3])/(2+[.$J$3]))+[.H50]" office:value-type="float" office:value="0.1" calcext:value-type="float">
            <text:p>0.1</text:p>
          </table:table-cell>
          <table:table-cell table:formula="of:=1-[.A51]" office:value-type="float" office:value="0.9" calcext:value-type="float">
            <text:p>0.9</text:p>
          </table:table-cell>
          <table:table-cell table:formula="of:=IF(ABS([.A51]+[.B51])-1&lt;0.001;&quot;&quot;;&quot;ERROR&quot;)">
            <text:p/>
          </table:table-cell>
          <table:table-cell table:formula="of:=[.A51]*[.A51]" office:value-type="float" office:value="0.01" calcext:value-type="float">
            <text:p>0.01</text:p>
          </table:table-cell>
          <table:table-cell table:formula="of:=2*[.A51]*[.B51]" office:value-type="float" office:value="0.18" calcext:value-type="float">
            <text:p>0.18</text:p>
          </table:table-cell>
          <table:table-cell table:formula="of:=[.B51]*[.B51]" office:value-type="float" office:value="0.81" calcext:value-type="float">
            <text:p>0.81</text:p>
          </table:table-cell>
          <table:table-cell table:formula="of:=IF(ABS([.D51]+[.E51]+[.F51])-1&lt;0.001;&quot;&quot;;&quot;ERROR&quot;)">
            <text:p/>
          </table:table-cell>
          <table:table-cell table:formula="of:=(1-[.$J$2])*[.D51]/[.K51]" office:value-type="float" office:value="0" calcext:value-type="float">
            <text:p>0</text:p>
          </table:table-cell>
          <table:table-cell table:formula="of:=[.E51]/[.K51]" office:value-type="float" office:value="0.181818181818182" calcext:value-type="float">
            <text:p>0.1818181818</text:p>
          </table:table-cell>
          <table:table-cell table:formula="of:=[.F51]/[.K51]" office:value-type="float" office:value="0.818181818181818" calcext:value-type="float">
            <text:p>0.8181818182</text:p>
          </table:table-cell>
          <table:table-cell table:formula="of:=([.D51]*(1-[.$J$2]))+[.E51]+[.F51]" office:value-type="float" office:value="0.99" calcext:value-type="float">
            <text:p>0.99</text:p>
          </table:table-cell>
          <table:table-cell table:formula="of:=IF(ABS([.H51]+[.I51]+[.J5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1]*(1+[.$J$3])/(2+[.$J$3]))+[.H51]" office:value-type="float" office:value="0.1" calcext:value-type="float">
            <text:p>0.1</text:p>
          </table:table-cell>
          <table:table-cell table:formula="of:=1-[.A52]" office:value-type="float" office:value="0.9" calcext:value-type="float">
            <text:p>0.9</text:p>
          </table:table-cell>
          <table:table-cell table:formula="of:=IF(ABS([.A52]+[.B52])-1&lt;0.001;&quot;&quot;;&quot;ERROR&quot;)">
            <text:p/>
          </table:table-cell>
          <table:table-cell table:formula="of:=[.A52]*[.A52]" office:value-type="float" office:value="0.01" calcext:value-type="float">
            <text:p>0.01</text:p>
          </table:table-cell>
          <table:table-cell table:formula="of:=2*[.A52]*[.B52]" office:value-type="float" office:value="0.18" calcext:value-type="float">
            <text:p>0.18</text:p>
          </table:table-cell>
          <table:table-cell table:formula="of:=[.B52]*[.B52]" office:value-type="float" office:value="0.81" calcext:value-type="float">
            <text:p>0.81</text:p>
          </table:table-cell>
          <table:table-cell table:formula="of:=IF(ABS([.D52]+[.E52]+[.F52])-1&lt;0.001;&quot;&quot;;&quot;ERROR&quot;)">
            <text:p/>
          </table:table-cell>
          <table:table-cell table:formula="of:=(1-[.$J$2])*[.D52]/[.K52]" office:value-type="float" office:value="0" calcext:value-type="float">
            <text:p>0</text:p>
          </table:table-cell>
          <table:table-cell table:formula="of:=[.E52]/[.K52]" office:value-type="float" office:value="0.181818181818182" calcext:value-type="float">
            <text:p>0.1818181818</text:p>
          </table:table-cell>
          <table:table-cell table:formula="of:=[.F52]/[.K52]" office:value-type="float" office:value="0.818181818181818" calcext:value-type="float">
            <text:p>0.8181818182</text:p>
          </table:table-cell>
          <table:table-cell table:formula="of:=([.D52]*(1-[.$J$2]))+[.E52]+[.F52]" office:value-type="float" office:value="0.99" calcext:value-type="float">
            <text:p>0.99</text:p>
          </table:table-cell>
          <table:table-cell table:formula="of:=IF(ABS([.H52]+[.I52]+[.J5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2]*(1+[.$J$3])/(2+[.$J$3]))+[.H52]" office:value-type="float" office:value="0.1" calcext:value-type="float">
            <text:p>0.1</text:p>
          </table:table-cell>
          <table:table-cell table:formula="of:=1-[.A53]" office:value-type="float" office:value="0.9" calcext:value-type="float">
            <text:p>0.9</text:p>
          </table:table-cell>
          <table:table-cell table:formula="of:=IF(ABS([.A53]+[.B53])-1&lt;0.001;&quot;&quot;;&quot;ERROR&quot;)">
            <text:p/>
          </table:table-cell>
          <table:table-cell table:formula="of:=[.A53]*[.A53]" office:value-type="float" office:value="0.01" calcext:value-type="float">
            <text:p>0.01</text:p>
          </table:table-cell>
          <table:table-cell table:formula="of:=2*[.A53]*[.B53]" office:value-type="float" office:value="0.18" calcext:value-type="float">
            <text:p>0.18</text:p>
          </table:table-cell>
          <table:table-cell table:formula="of:=[.B53]*[.B53]" office:value-type="float" office:value="0.81" calcext:value-type="float">
            <text:p>0.81</text:p>
          </table:table-cell>
          <table:table-cell table:formula="of:=IF(ABS([.D53]+[.E53]+[.F53])-1&lt;0.001;&quot;&quot;;&quot;ERROR&quot;)">
            <text:p/>
          </table:table-cell>
          <table:table-cell table:formula="of:=(1-[.$J$2])*[.D53]/[.K53]" office:value-type="float" office:value="0" calcext:value-type="float">
            <text:p>0</text:p>
          </table:table-cell>
          <table:table-cell table:formula="of:=[.E53]/[.K53]" office:value-type="float" office:value="0.181818181818182" calcext:value-type="float">
            <text:p>0.1818181818</text:p>
          </table:table-cell>
          <table:table-cell table:formula="of:=[.F53]/[.K53]" office:value-type="float" office:value="0.818181818181818" calcext:value-type="float">
            <text:p>0.8181818182</text:p>
          </table:table-cell>
          <table:table-cell table:formula="of:=([.D53]*(1-[.$J$2]))+[.E53]+[.F53]" office:value-type="float" office:value="0.99" calcext:value-type="float">
            <text:p>0.99</text:p>
          </table:table-cell>
          <table:table-cell table:formula="of:=IF(ABS([.H53]+[.I53]+[.J5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3]*(1+[.$J$3])/(2+[.$J$3]))+[.H53]" office:value-type="float" office:value="0.1" calcext:value-type="float">
            <text:p>0.1</text:p>
          </table:table-cell>
          <table:table-cell table:formula="of:=1-[.A54]" office:value-type="float" office:value="0.9" calcext:value-type="float">
            <text:p>0.9</text:p>
          </table:table-cell>
          <table:table-cell table:formula="of:=IF(ABS([.A54]+[.B54])-1&lt;0.001;&quot;&quot;;&quot;ERROR&quot;)">
            <text:p/>
          </table:table-cell>
          <table:table-cell table:formula="of:=[.A54]*[.A54]" office:value-type="float" office:value="0.01" calcext:value-type="float">
            <text:p>0.01</text:p>
          </table:table-cell>
          <table:table-cell table:formula="of:=2*[.A54]*[.B54]" office:value-type="float" office:value="0.18" calcext:value-type="float">
            <text:p>0.18</text:p>
          </table:table-cell>
          <table:table-cell table:formula="of:=[.B54]*[.B54]" office:value-type="float" office:value="0.81" calcext:value-type="float">
            <text:p>0.81</text:p>
          </table:table-cell>
          <table:table-cell table:formula="of:=IF(ABS([.D54]+[.E54]+[.F54])-1&lt;0.001;&quot;&quot;;&quot;ERROR&quot;)">
            <text:p/>
          </table:table-cell>
          <table:table-cell table:formula="of:=(1-[.$J$2])*[.D54]/[.K54]" office:value-type="float" office:value="0" calcext:value-type="float">
            <text:p>0</text:p>
          </table:table-cell>
          <table:table-cell table:formula="of:=[.E54]/[.K54]" office:value-type="float" office:value="0.181818181818182" calcext:value-type="float">
            <text:p>0.1818181818</text:p>
          </table:table-cell>
          <table:table-cell table:formula="of:=[.F54]/[.K54]" office:value-type="float" office:value="0.818181818181818" calcext:value-type="float">
            <text:p>0.8181818182</text:p>
          </table:table-cell>
          <table:table-cell table:formula="of:=([.D54]*(1-[.$J$2]))+[.E54]+[.F54]" office:value-type="float" office:value="0.99" calcext:value-type="float">
            <text:p>0.99</text:p>
          </table:table-cell>
          <table:table-cell table:formula="of:=IF(ABS([.H54]+[.I54]+[.J5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4]*(1+[.$J$3])/(2+[.$J$3]))+[.H54]" office:value-type="float" office:value="0.1" calcext:value-type="float">
            <text:p>0.1</text:p>
          </table:table-cell>
          <table:table-cell table:formula="of:=1-[.A55]" office:value-type="float" office:value="0.9" calcext:value-type="float">
            <text:p>0.9</text:p>
          </table:table-cell>
          <table:table-cell table:formula="of:=IF(ABS([.A55]+[.B55])-1&lt;0.001;&quot;&quot;;&quot;ERROR&quot;)">
            <text:p/>
          </table:table-cell>
          <table:table-cell table:formula="of:=[.A55]*[.A55]" office:value-type="float" office:value="0.01" calcext:value-type="float">
            <text:p>0.01</text:p>
          </table:table-cell>
          <table:table-cell table:formula="of:=2*[.A55]*[.B55]" office:value-type="float" office:value="0.18" calcext:value-type="float">
            <text:p>0.18</text:p>
          </table:table-cell>
          <table:table-cell table:formula="of:=[.B55]*[.B55]" office:value-type="float" office:value="0.81" calcext:value-type="float">
            <text:p>0.81</text:p>
          </table:table-cell>
          <table:table-cell table:formula="of:=IF(ABS([.D55]+[.E55]+[.F55])-1&lt;0.001;&quot;&quot;;&quot;ERROR&quot;)">
            <text:p/>
          </table:table-cell>
          <table:table-cell table:formula="of:=(1-[.$J$2])*[.D55]/[.K55]" office:value-type="float" office:value="0" calcext:value-type="float">
            <text:p>0</text:p>
          </table:table-cell>
          <table:table-cell table:formula="of:=[.E55]/[.K55]" office:value-type="float" office:value="0.181818181818182" calcext:value-type="float">
            <text:p>0.1818181818</text:p>
          </table:table-cell>
          <table:table-cell table:formula="of:=[.F55]/[.K55]" office:value-type="float" office:value="0.818181818181818" calcext:value-type="float">
            <text:p>0.8181818182</text:p>
          </table:table-cell>
          <table:table-cell table:formula="of:=([.D55]*(1-[.$J$2]))+[.E55]+[.F55]" office:value-type="float" office:value="0.99" calcext:value-type="float">
            <text:p>0.99</text:p>
          </table:table-cell>
          <table:table-cell table:formula="of:=IF(ABS([.H55]+[.I55]+[.J5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5]*(1+[.$J$3])/(2+[.$J$3]))+[.H55]" office:value-type="float" office:value="0.1" calcext:value-type="float">
            <text:p>0.1</text:p>
          </table:table-cell>
          <table:table-cell table:formula="of:=1-[.A56]" office:value-type="float" office:value="0.9" calcext:value-type="float">
            <text:p>0.9</text:p>
          </table:table-cell>
          <table:table-cell table:formula="of:=IF(ABS([.A56]+[.B56])-1&lt;0.001;&quot;&quot;;&quot;ERROR&quot;)">
            <text:p/>
          </table:table-cell>
          <table:table-cell table:formula="of:=[.A56]*[.A56]" office:value-type="float" office:value="0.01" calcext:value-type="float">
            <text:p>0.01</text:p>
          </table:table-cell>
          <table:table-cell table:formula="of:=2*[.A56]*[.B56]" office:value-type="float" office:value="0.18" calcext:value-type="float">
            <text:p>0.18</text:p>
          </table:table-cell>
          <table:table-cell table:formula="of:=[.B56]*[.B56]" office:value-type="float" office:value="0.81" calcext:value-type="float">
            <text:p>0.81</text:p>
          </table:table-cell>
          <table:table-cell table:formula="of:=IF(ABS([.D56]+[.E56]+[.F56])-1&lt;0.001;&quot;&quot;;&quot;ERROR&quot;)">
            <text:p/>
          </table:table-cell>
          <table:table-cell table:formula="of:=(1-[.$J$2])*[.D56]/[.K56]" office:value-type="float" office:value="0" calcext:value-type="float">
            <text:p>0</text:p>
          </table:table-cell>
          <table:table-cell table:formula="of:=[.E56]/[.K56]" office:value-type="float" office:value="0.181818181818182" calcext:value-type="float">
            <text:p>0.1818181818</text:p>
          </table:table-cell>
          <table:table-cell table:formula="of:=[.F56]/[.K56]" office:value-type="float" office:value="0.818181818181818" calcext:value-type="float">
            <text:p>0.8181818182</text:p>
          </table:table-cell>
          <table:table-cell table:formula="of:=([.D56]*(1-[.$J$2]))+[.E56]+[.F56]" office:value-type="float" office:value="0.99" calcext:value-type="float">
            <text:p>0.99</text:p>
          </table:table-cell>
          <table:table-cell table:formula="of:=IF(ABS([.H56]+[.I56]+[.J5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6]*(1+[.$J$3])/(2+[.$J$3]))+[.H56]" office:value-type="float" office:value="0.1" calcext:value-type="float">
            <text:p>0.1</text:p>
          </table:table-cell>
          <table:table-cell table:formula="of:=1-[.A57]" office:value-type="float" office:value="0.9" calcext:value-type="float">
            <text:p>0.9</text:p>
          </table:table-cell>
          <table:table-cell table:formula="of:=IF(ABS([.A57]+[.B57])-1&lt;0.001;&quot;&quot;;&quot;ERROR&quot;)">
            <text:p/>
          </table:table-cell>
          <table:table-cell table:formula="of:=[.A57]*[.A57]" office:value-type="float" office:value="0.01" calcext:value-type="float">
            <text:p>0.01</text:p>
          </table:table-cell>
          <table:table-cell table:formula="of:=2*[.A57]*[.B57]" office:value-type="float" office:value="0.18" calcext:value-type="float">
            <text:p>0.18</text:p>
          </table:table-cell>
          <table:table-cell table:formula="of:=[.B57]*[.B57]" office:value-type="float" office:value="0.81" calcext:value-type="float">
            <text:p>0.81</text:p>
          </table:table-cell>
          <table:table-cell table:formula="of:=IF(ABS([.D57]+[.E57]+[.F57])-1&lt;0.001;&quot;&quot;;&quot;ERROR&quot;)">
            <text:p/>
          </table:table-cell>
          <table:table-cell table:formula="of:=(1-[.$J$2])*[.D57]/[.K57]" office:value-type="float" office:value="0" calcext:value-type="float">
            <text:p>0</text:p>
          </table:table-cell>
          <table:table-cell table:formula="of:=[.E57]/[.K57]" office:value-type="float" office:value="0.181818181818182" calcext:value-type="float">
            <text:p>0.1818181818</text:p>
          </table:table-cell>
          <table:table-cell table:formula="of:=[.F57]/[.K57]" office:value-type="float" office:value="0.818181818181818" calcext:value-type="float">
            <text:p>0.8181818182</text:p>
          </table:table-cell>
          <table:table-cell table:formula="of:=([.D57]*(1-[.$J$2]))+[.E57]+[.F57]" office:value-type="float" office:value="0.99" calcext:value-type="float">
            <text:p>0.99</text:p>
          </table:table-cell>
          <table:table-cell table:formula="of:=IF(ABS([.H57]+[.I57]+[.J5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7]*(1+[.$J$3])/(2+[.$J$3]))+[.H57]" office:value-type="float" office:value="0.1" calcext:value-type="float">
            <text:p>0.1</text:p>
          </table:table-cell>
          <table:table-cell table:formula="of:=1-[.A58]" office:value-type="float" office:value="0.9" calcext:value-type="float">
            <text:p>0.9</text:p>
          </table:table-cell>
          <table:table-cell table:formula="of:=IF(ABS([.A58]+[.B58])-1&lt;0.001;&quot;&quot;;&quot;ERROR&quot;)">
            <text:p/>
          </table:table-cell>
          <table:table-cell table:formula="of:=[.A58]*[.A58]" office:value-type="float" office:value="0.01" calcext:value-type="float">
            <text:p>0.01</text:p>
          </table:table-cell>
          <table:table-cell table:formula="of:=2*[.A58]*[.B58]" office:value-type="float" office:value="0.18" calcext:value-type="float">
            <text:p>0.18</text:p>
          </table:table-cell>
          <table:table-cell table:formula="of:=[.B58]*[.B58]" office:value-type="float" office:value="0.81" calcext:value-type="float">
            <text:p>0.81</text:p>
          </table:table-cell>
          <table:table-cell table:formula="of:=IF(ABS([.D58]+[.E58]+[.F58])-1&lt;0.001;&quot;&quot;;&quot;ERROR&quot;)">
            <text:p/>
          </table:table-cell>
          <table:table-cell table:formula="of:=(1-[.$J$2])*[.D58]/[.K58]" office:value-type="float" office:value="0" calcext:value-type="float">
            <text:p>0</text:p>
          </table:table-cell>
          <table:table-cell table:formula="of:=[.E58]/[.K58]" office:value-type="float" office:value="0.181818181818182" calcext:value-type="float">
            <text:p>0.1818181818</text:p>
          </table:table-cell>
          <table:table-cell table:formula="of:=[.F58]/[.K58]" office:value-type="float" office:value="0.818181818181818" calcext:value-type="float">
            <text:p>0.8181818182</text:p>
          </table:table-cell>
          <table:table-cell table:formula="of:=([.D58]*(1-[.$J$2]))+[.E58]+[.F58]" office:value-type="float" office:value="0.99" calcext:value-type="float">
            <text:p>0.99</text:p>
          </table:table-cell>
          <table:table-cell table:formula="of:=IF(ABS([.H58]+[.I58]+[.J5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8]*(1+[.$J$3])/(2+[.$J$3]))+[.H58]" office:value-type="float" office:value="0.1" calcext:value-type="float">
            <text:p>0.1</text:p>
          </table:table-cell>
          <table:table-cell table:formula="of:=1-[.A59]" office:value-type="float" office:value="0.9" calcext:value-type="float">
            <text:p>0.9</text:p>
          </table:table-cell>
          <table:table-cell table:formula="of:=IF(ABS([.A59]+[.B59])-1&lt;0.001;&quot;&quot;;&quot;ERROR&quot;)">
            <text:p/>
          </table:table-cell>
          <table:table-cell table:formula="of:=[.A59]*[.A59]" office:value-type="float" office:value="0.01" calcext:value-type="float">
            <text:p>0.01</text:p>
          </table:table-cell>
          <table:table-cell table:formula="of:=2*[.A59]*[.B59]" office:value-type="float" office:value="0.18" calcext:value-type="float">
            <text:p>0.18</text:p>
          </table:table-cell>
          <table:table-cell table:formula="of:=[.B59]*[.B59]" office:value-type="float" office:value="0.81" calcext:value-type="float">
            <text:p>0.81</text:p>
          </table:table-cell>
          <table:table-cell table:formula="of:=IF(ABS([.D59]+[.E59]+[.F59])-1&lt;0.001;&quot;&quot;;&quot;ERROR&quot;)">
            <text:p/>
          </table:table-cell>
          <table:table-cell table:formula="of:=(1-[.$J$2])*[.D59]/[.K59]" office:value-type="float" office:value="0" calcext:value-type="float">
            <text:p>0</text:p>
          </table:table-cell>
          <table:table-cell table:formula="of:=[.E59]/[.K59]" office:value-type="float" office:value="0.181818181818182" calcext:value-type="float">
            <text:p>0.1818181818</text:p>
          </table:table-cell>
          <table:table-cell table:formula="of:=[.F59]/[.K59]" office:value-type="float" office:value="0.818181818181818" calcext:value-type="float">
            <text:p>0.8181818182</text:p>
          </table:table-cell>
          <table:table-cell table:formula="of:=([.D59]*(1-[.$J$2]))+[.E59]+[.F59]" office:value-type="float" office:value="0.99" calcext:value-type="float">
            <text:p>0.99</text:p>
          </table:table-cell>
          <table:table-cell table:formula="of:=IF(ABS([.H59]+[.I59]+[.J5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59]*(1+[.$J$3])/(2+[.$J$3]))+[.H59]" office:value-type="float" office:value="0.1" calcext:value-type="float">
            <text:p>0.1</text:p>
          </table:table-cell>
          <table:table-cell table:formula="of:=1-[.A60]" office:value-type="float" office:value="0.9" calcext:value-type="float">
            <text:p>0.9</text:p>
          </table:table-cell>
          <table:table-cell table:formula="of:=IF(ABS([.A60]+[.B60])-1&lt;0.001;&quot;&quot;;&quot;ERROR&quot;)">
            <text:p/>
          </table:table-cell>
          <table:table-cell table:formula="of:=[.A60]*[.A60]" office:value-type="float" office:value="0.01" calcext:value-type="float">
            <text:p>0.01</text:p>
          </table:table-cell>
          <table:table-cell table:formula="of:=2*[.A60]*[.B60]" office:value-type="float" office:value="0.18" calcext:value-type="float">
            <text:p>0.18</text:p>
          </table:table-cell>
          <table:table-cell table:formula="of:=[.B60]*[.B60]" office:value-type="float" office:value="0.81" calcext:value-type="float">
            <text:p>0.81</text:p>
          </table:table-cell>
          <table:table-cell table:formula="of:=IF(ABS([.D60]+[.E60]+[.F60])-1&lt;0.001;&quot;&quot;;&quot;ERROR&quot;)">
            <text:p/>
          </table:table-cell>
          <table:table-cell table:formula="of:=(1-[.$J$2])*[.D60]/[.K60]" office:value-type="float" office:value="0" calcext:value-type="float">
            <text:p>0</text:p>
          </table:table-cell>
          <table:table-cell table:formula="of:=[.E60]/[.K60]" office:value-type="float" office:value="0.181818181818182" calcext:value-type="float">
            <text:p>0.1818181818</text:p>
          </table:table-cell>
          <table:table-cell table:formula="of:=[.F60]/[.K60]" office:value-type="float" office:value="0.818181818181818" calcext:value-type="float">
            <text:p>0.8181818182</text:p>
          </table:table-cell>
          <table:table-cell table:formula="of:=([.D60]*(1-[.$J$2]))+[.E60]+[.F60]" office:value-type="float" office:value="0.99" calcext:value-type="float">
            <text:p>0.99</text:p>
          </table:table-cell>
          <table:table-cell table:formula="of:=IF(ABS([.H60]+[.I60]+[.J6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0]*(1+[.$J$3])/(2+[.$J$3]))+[.H60]" office:value-type="float" office:value="0.1" calcext:value-type="float">
            <text:p>0.1</text:p>
          </table:table-cell>
          <table:table-cell table:formula="of:=1-[.A61]" office:value-type="float" office:value="0.9" calcext:value-type="float">
            <text:p>0.9</text:p>
          </table:table-cell>
          <table:table-cell table:formula="of:=IF(ABS([.A61]+[.B61])-1&lt;0.001;&quot;&quot;;&quot;ERROR&quot;)">
            <text:p/>
          </table:table-cell>
          <table:table-cell table:formula="of:=[.A61]*[.A61]" office:value-type="float" office:value="0.01" calcext:value-type="float">
            <text:p>0.01</text:p>
          </table:table-cell>
          <table:table-cell table:formula="of:=2*[.A61]*[.B61]" office:value-type="float" office:value="0.18" calcext:value-type="float">
            <text:p>0.18</text:p>
          </table:table-cell>
          <table:table-cell table:formula="of:=[.B61]*[.B61]" office:value-type="float" office:value="0.81" calcext:value-type="float">
            <text:p>0.81</text:p>
          </table:table-cell>
          <table:table-cell table:formula="of:=IF(ABS([.D61]+[.E61]+[.F61])-1&lt;0.001;&quot;&quot;;&quot;ERROR&quot;)">
            <text:p/>
          </table:table-cell>
          <table:table-cell table:formula="of:=(1-[.$J$2])*[.D61]/[.K61]" office:value-type="float" office:value="0" calcext:value-type="float">
            <text:p>0</text:p>
          </table:table-cell>
          <table:table-cell table:formula="of:=[.E61]/[.K61]" office:value-type="float" office:value="0.181818181818182" calcext:value-type="float">
            <text:p>0.1818181818</text:p>
          </table:table-cell>
          <table:table-cell table:formula="of:=[.F61]/[.K61]" office:value-type="float" office:value="0.818181818181818" calcext:value-type="float">
            <text:p>0.8181818182</text:p>
          </table:table-cell>
          <table:table-cell table:formula="of:=([.D61]*(1-[.$J$2]))+[.E61]+[.F61]" office:value-type="float" office:value="0.99" calcext:value-type="float">
            <text:p>0.99</text:p>
          </table:table-cell>
          <table:table-cell table:formula="of:=IF(ABS([.H61]+[.I61]+[.J6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1]*(1+[.$J$3])/(2+[.$J$3]))+[.H61]" office:value-type="float" office:value="0.1" calcext:value-type="float">
            <text:p>0.1</text:p>
          </table:table-cell>
          <table:table-cell table:formula="of:=1-[.A62]" office:value-type="float" office:value="0.9" calcext:value-type="float">
            <text:p>0.9</text:p>
          </table:table-cell>
          <table:table-cell table:formula="of:=IF(ABS([.A62]+[.B62])-1&lt;0.001;&quot;&quot;;&quot;ERROR&quot;)">
            <text:p/>
          </table:table-cell>
          <table:table-cell table:formula="of:=[.A62]*[.A62]" office:value-type="float" office:value="0.01" calcext:value-type="float">
            <text:p>0.01</text:p>
          </table:table-cell>
          <table:table-cell table:formula="of:=2*[.A62]*[.B62]" office:value-type="float" office:value="0.18" calcext:value-type="float">
            <text:p>0.18</text:p>
          </table:table-cell>
          <table:table-cell table:formula="of:=[.B62]*[.B62]" office:value-type="float" office:value="0.81" calcext:value-type="float">
            <text:p>0.81</text:p>
          </table:table-cell>
          <table:table-cell table:formula="of:=IF(ABS([.D62]+[.E62]+[.F62])-1&lt;0.001;&quot;&quot;;&quot;ERROR&quot;)">
            <text:p/>
          </table:table-cell>
          <table:table-cell table:formula="of:=(1-[.$J$2])*[.D62]/[.K62]" office:value-type="float" office:value="0" calcext:value-type="float">
            <text:p>0</text:p>
          </table:table-cell>
          <table:table-cell table:formula="of:=[.E62]/[.K62]" office:value-type="float" office:value="0.181818181818182" calcext:value-type="float">
            <text:p>0.1818181818</text:p>
          </table:table-cell>
          <table:table-cell table:formula="of:=[.F62]/[.K62]" office:value-type="float" office:value="0.818181818181818" calcext:value-type="float">
            <text:p>0.8181818182</text:p>
          </table:table-cell>
          <table:table-cell table:formula="of:=([.D62]*(1-[.$J$2]))+[.E62]+[.F62]" office:value-type="float" office:value="0.99" calcext:value-type="float">
            <text:p>0.99</text:p>
          </table:table-cell>
          <table:table-cell table:formula="of:=IF(ABS([.H62]+[.I62]+[.J6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2]*(1+[.$J$3])/(2+[.$J$3]))+[.H62]" office:value-type="float" office:value="0.1" calcext:value-type="float">
            <text:p>0.1</text:p>
          </table:table-cell>
          <table:table-cell table:formula="of:=1-[.A63]" office:value-type="float" office:value="0.9" calcext:value-type="float">
            <text:p>0.9</text:p>
          </table:table-cell>
          <table:table-cell table:formula="of:=IF(ABS([.A63]+[.B63])-1&lt;0.001;&quot;&quot;;&quot;ERROR&quot;)">
            <text:p/>
          </table:table-cell>
          <table:table-cell table:formula="of:=[.A63]*[.A63]" office:value-type="float" office:value="0.01" calcext:value-type="float">
            <text:p>0.01</text:p>
          </table:table-cell>
          <table:table-cell table:formula="of:=2*[.A63]*[.B63]" office:value-type="float" office:value="0.18" calcext:value-type="float">
            <text:p>0.18</text:p>
          </table:table-cell>
          <table:table-cell table:formula="of:=[.B63]*[.B63]" office:value-type="float" office:value="0.81" calcext:value-type="float">
            <text:p>0.81</text:p>
          </table:table-cell>
          <table:table-cell table:formula="of:=IF(ABS([.D63]+[.E63]+[.F63])-1&lt;0.001;&quot;&quot;;&quot;ERROR&quot;)">
            <text:p/>
          </table:table-cell>
          <table:table-cell table:formula="of:=(1-[.$J$2])*[.D63]/[.K63]" office:value-type="float" office:value="0" calcext:value-type="float">
            <text:p>0</text:p>
          </table:table-cell>
          <table:table-cell table:formula="of:=[.E63]/[.K63]" office:value-type="float" office:value="0.181818181818182" calcext:value-type="float">
            <text:p>0.1818181818</text:p>
          </table:table-cell>
          <table:table-cell table:formula="of:=[.F63]/[.K63]" office:value-type="float" office:value="0.818181818181818" calcext:value-type="float">
            <text:p>0.8181818182</text:p>
          </table:table-cell>
          <table:table-cell table:formula="of:=([.D63]*(1-[.$J$2]))+[.E63]+[.F63]" office:value-type="float" office:value="0.99" calcext:value-type="float">
            <text:p>0.99</text:p>
          </table:table-cell>
          <table:table-cell table:formula="of:=IF(ABS([.H63]+[.I63]+[.J6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3]*(1+[.$J$3])/(2+[.$J$3]))+[.H63]" office:value-type="float" office:value="0.1" calcext:value-type="float">
            <text:p>0.1</text:p>
          </table:table-cell>
          <table:table-cell table:formula="of:=1-[.A64]" office:value-type="float" office:value="0.9" calcext:value-type="float">
            <text:p>0.9</text:p>
          </table:table-cell>
          <table:table-cell table:formula="of:=IF(ABS([.A64]+[.B64])-1&lt;0.001;&quot;&quot;;&quot;ERROR&quot;)">
            <text:p/>
          </table:table-cell>
          <table:table-cell table:formula="of:=[.A64]*[.A64]" office:value-type="float" office:value="0.01" calcext:value-type="float">
            <text:p>0.01</text:p>
          </table:table-cell>
          <table:table-cell table:formula="of:=2*[.A64]*[.B64]" office:value-type="float" office:value="0.18" calcext:value-type="float">
            <text:p>0.18</text:p>
          </table:table-cell>
          <table:table-cell table:formula="of:=[.B64]*[.B64]" office:value-type="float" office:value="0.81" calcext:value-type="float">
            <text:p>0.81</text:p>
          </table:table-cell>
          <table:table-cell table:formula="of:=IF(ABS([.D64]+[.E64]+[.F64])-1&lt;0.001;&quot;&quot;;&quot;ERROR&quot;)">
            <text:p/>
          </table:table-cell>
          <table:table-cell table:formula="of:=(1-[.$J$2])*[.D64]/[.K64]" office:value-type="float" office:value="0" calcext:value-type="float">
            <text:p>0</text:p>
          </table:table-cell>
          <table:table-cell table:formula="of:=[.E64]/[.K64]" office:value-type="float" office:value="0.181818181818182" calcext:value-type="float">
            <text:p>0.1818181818</text:p>
          </table:table-cell>
          <table:table-cell table:formula="of:=[.F64]/[.K64]" office:value-type="float" office:value="0.818181818181818" calcext:value-type="float">
            <text:p>0.8181818182</text:p>
          </table:table-cell>
          <table:table-cell table:formula="of:=([.D64]*(1-[.$J$2]))+[.E64]+[.F64]" office:value-type="float" office:value="0.99" calcext:value-type="float">
            <text:p>0.99</text:p>
          </table:table-cell>
          <table:table-cell table:formula="of:=IF(ABS([.H64]+[.I64]+[.J6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4]*(1+[.$J$3])/(2+[.$J$3]))+[.H64]" office:value-type="float" office:value="0.1" calcext:value-type="float">
            <text:p>0.1</text:p>
          </table:table-cell>
          <table:table-cell table:formula="of:=1-[.A65]" office:value-type="float" office:value="0.9" calcext:value-type="float">
            <text:p>0.9</text:p>
          </table:table-cell>
          <table:table-cell table:formula="of:=IF(ABS([.A65]+[.B65])-1&lt;0.001;&quot;&quot;;&quot;ERROR&quot;)">
            <text:p/>
          </table:table-cell>
          <table:table-cell table:formula="of:=[.A65]*[.A65]" office:value-type="float" office:value="0.01" calcext:value-type="float">
            <text:p>0.01</text:p>
          </table:table-cell>
          <table:table-cell table:formula="of:=2*[.A65]*[.B65]" office:value-type="float" office:value="0.18" calcext:value-type="float">
            <text:p>0.18</text:p>
          </table:table-cell>
          <table:table-cell table:formula="of:=[.B65]*[.B65]" office:value-type="float" office:value="0.81" calcext:value-type="float">
            <text:p>0.81</text:p>
          </table:table-cell>
          <table:table-cell table:formula="of:=IF(ABS([.D65]+[.E65]+[.F65])-1&lt;0.001;&quot;&quot;;&quot;ERROR&quot;)">
            <text:p/>
          </table:table-cell>
          <table:table-cell table:formula="of:=(1-[.$J$2])*[.D65]/[.K65]" office:value-type="float" office:value="0" calcext:value-type="float">
            <text:p>0</text:p>
          </table:table-cell>
          <table:table-cell table:formula="of:=[.E65]/[.K65]" office:value-type="float" office:value="0.181818181818182" calcext:value-type="float">
            <text:p>0.1818181818</text:p>
          </table:table-cell>
          <table:table-cell table:formula="of:=[.F65]/[.K65]" office:value-type="float" office:value="0.818181818181818" calcext:value-type="float">
            <text:p>0.8181818182</text:p>
          </table:table-cell>
          <table:table-cell table:formula="of:=([.D65]*(1-[.$J$2]))+[.E65]+[.F65]" office:value-type="float" office:value="0.99" calcext:value-type="float">
            <text:p>0.99</text:p>
          </table:table-cell>
          <table:table-cell table:formula="of:=IF(ABS([.H65]+[.I65]+[.J6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5]*(1+[.$J$3])/(2+[.$J$3]))+[.H65]" office:value-type="float" office:value="0.1" calcext:value-type="float">
            <text:p>0.1</text:p>
          </table:table-cell>
          <table:table-cell table:formula="of:=1-[.A66]" office:value-type="float" office:value="0.9" calcext:value-type="float">
            <text:p>0.9</text:p>
          </table:table-cell>
          <table:table-cell table:formula="of:=IF(ABS([.A66]+[.B66])-1&lt;0.001;&quot;&quot;;&quot;ERROR&quot;)">
            <text:p/>
          </table:table-cell>
          <table:table-cell table:formula="of:=[.A66]*[.A66]" office:value-type="float" office:value="0.01" calcext:value-type="float">
            <text:p>0.01</text:p>
          </table:table-cell>
          <table:table-cell table:formula="of:=2*[.A66]*[.B66]" office:value-type="float" office:value="0.18" calcext:value-type="float">
            <text:p>0.18</text:p>
          </table:table-cell>
          <table:table-cell table:formula="of:=[.B66]*[.B66]" office:value-type="float" office:value="0.81" calcext:value-type="float">
            <text:p>0.81</text:p>
          </table:table-cell>
          <table:table-cell table:formula="of:=IF(ABS([.D66]+[.E66]+[.F66])-1&lt;0.001;&quot;&quot;;&quot;ERROR&quot;)">
            <text:p/>
          </table:table-cell>
          <table:table-cell table:formula="of:=(1-[.$J$2])*[.D66]/[.K66]" office:value-type="float" office:value="0" calcext:value-type="float">
            <text:p>0</text:p>
          </table:table-cell>
          <table:table-cell table:formula="of:=[.E66]/[.K66]" office:value-type="float" office:value="0.181818181818182" calcext:value-type="float">
            <text:p>0.1818181818</text:p>
          </table:table-cell>
          <table:table-cell table:formula="of:=[.F66]/[.K66]" office:value-type="float" office:value="0.818181818181818" calcext:value-type="float">
            <text:p>0.8181818182</text:p>
          </table:table-cell>
          <table:table-cell table:formula="of:=([.D66]*(1-[.$J$2]))+[.E66]+[.F66]" office:value-type="float" office:value="0.99" calcext:value-type="float">
            <text:p>0.99</text:p>
          </table:table-cell>
          <table:table-cell table:formula="of:=IF(ABS([.H66]+[.I66]+[.J6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6]*(1+[.$J$3])/(2+[.$J$3]))+[.H66]" office:value-type="float" office:value="0.1" calcext:value-type="float">
            <text:p>0.1</text:p>
          </table:table-cell>
          <table:table-cell table:formula="of:=1-[.A67]" office:value-type="float" office:value="0.9" calcext:value-type="float">
            <text:p>0.9</text:p>
          </table:table-cell>
          <table:table-cell table:formula="of:=IF(ABS([.A67]+[.B67])-1&lt;0.001;&quot;&quot;;&quot;ERROR&quot;)">
            <text:p/>
          </table:table-cell>
          <table:table-cell table:formula="of:=[.A67]*[.A67]" office:value-type="float" office:value="0.01" calcext:value-type="float">
            <text:p>0.01</text:p>
          </table:table-cell>
          <table:table-cell table:formula="of:=2*[.A67]*[.B67]" office:value-type="float" office:value="0.18" calcext:value-type="float">
            <text:p>0.18</text:p>
          </table:table-cell>
          <table:table-cell table:formula="of:=[.B67]*[.B67]" office:value-type="float" office:value="0.81" calcext:value-type="float">
            <text:p>0.81</text:p>
          </table:table-cell>
          <table:table-cell table:formula="of:=IF(ABS([.D67]+[.E67]+[.F67])-1&lt;0.001;&quot;&quot;;&quot;ERROR&quot;)">
            <text:p/>
          </table:table-cell>
          <table:table-cell table:formula="of:=(1-[.$J$2])*[.D67]/[.K67]" office:value-type="float" office:value="0" calcext:value-type="float">
            <text:p>0</text:p>
          </table:table-cell>
          <table:table-cell table:formula="of:=[.E67]/[.K67]" office:value-type="float" office:value="0.181818181818182" calcext:value-type="float">
            <text:p>0.1818181818</text:p>
          </table:table-cell>
          <table:table-cell table:formula="of:=[.F67]/[.K67]" office:value-type="float" office:value="0.818181818181818" calcext:value-type="float">
            <text:p>0.8181818182</text:p>
          </table:table-cell>
          <table:table-cell table:formula="of:=([.D67]*(1-[.$J$2]))+[.E67]+[.F67]" office:value-type="float" office:value="0.99" calcext:value-type="float">
            <text:p>0.99</text:p>
          </table:table-cell>
          <table:table-cell table:formula="of:=IF(ABS([.H67]+[.I67]+[.J6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7]*(1+[.$J$3])/(2+[.$J$3]))+[.H67]" office:value-type="float" office:value="0.1" calcext:value-type="float">
            <text:p>0.1</text:p>
          </table:table-cell>
          <table:table-cell table:formula="of:=1-[.A68]" office:value-type="float" office:value="0.9" calcext:value-type="float">
            <text:p>0.9</text:p>
          </table:table-cell>
          <table:table-cell table:formula="of:=IF(ABS([.A68]+[.B68])-1&lt;0.001;&quot;&quot;;&quot;ERROR&quot;)">
            <text:p/>
          </table:table-cell>
          <table:table-cell table:formula="of:=[.A68]*[.A68]" office:value-type="float" office:value="0.01" calcext:value-type="float">
            <text:p>0.01</text:p>
          </table:table-cell>
          <table:table-cell table:formula="of:=2*[.A68]*[.B68]" office:value-type="float" office:value="0.18" calcext:value-type="float">
            <text:p>0.18</text:p>
          </table:table-cell>
          <table:table-cell table:formula="of:=[.B68]*[.B68]" office:value-type="float" office:value="0.81" calcext:value-type="float">
            <text:p>0.81</text:p>
          </table:table-cell>
          <table:table-cell table:formula="of:=IF(ABS([.D68]+[.E68]+[.F68])-1&lt;0.001;&quot;&quot;;&quot;ERROR&quot;)">
            <text:p/>
          </table:table-cell>
          <table:table-cell table:formula="of:=(1-[.$J$2])*[.D68]/[.K68]" office:value-type="float" office:value="0" calcext:value-type="float">
            <text:p>0</text:p>
          </table:table-cell>
          <table:table-cell table:formula="of:=[.E68]/[.K68]" office:value-type="float" office:value="0.181818181818182" calcext:value-type="float">
            <text:p>0.1818181818</text:p>
          </table:table-cell>
          <table:table-cell table:formula="of:=[.F68]/[.K68]" office:value-type="float" office:value="0.818181818181818" calcext:value-type="float">
            <text:p>0.8181818182</text:p>
          </table:table-cell>
          <table:table-cell table:formula="of:=([.D68]*(1-[.$J$2]))+[.E68]+[.F68]" office:value-type="float" office:value="0.99" calcext:value-type="float">
            <text:p>0.99</text:p>
          </table:table-cell>
          <table:table-cell table:formula="of:=IF(ABS([.H68]+[.I68]+[.J6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8]*(1+[.$J$3])/(2+[.$J$3]))+[.H68]" office:value-type="float" office:value="0.1" calcext:value-type="float">
            <text:p>0.1</text:p>
          </table:table-cell>
          <table:table-cell table:formula="of:=1-[.A69]" office:value-type="float" office:value="0.9" calcext:value-type="float">
            <text:p>0.9</text:p>
          </table:table-cell>
          <table:table-cell table:formula="of:=IF(ABS([.A69]+[.B69])-1&lt;0.001;&quot;&quot;;&quot;ERROR&quot;)">
            <text:p/>
          </table:table-cell>
          <table:table-cell table:formula="of:=[.A69]*[.A69]" office:value-type="float" office:value="0.01" calcext:value-type="float">
            <text:p>0.01</text:p>
          </table:table-cell>
          <table:table-cell table:formula="of:=2*[.A69]*[.B69]" office:value-type="float" office:value="0.18" calcext:value-type="float">
            <text:p>0.18</text:p>
          </table:table-cell>
          <table:table-cell table:formula="of:=[.B69]*[.B69]" office:value-type="float" office:value="0.81" calcext:value-type="float">
            <text:p>0.81</text:p>
          </table:table-cell>
          <table:table-cell table:formula="of:=IF(ABS([.D69]+[.E69]+[.F69])-1&lt;0.001;&quot;&quot;;&quot;ERROR&quot;)">
            <text:p/>
          </table:table-cell>
          <table:table-cell table:formula="of:=(1-[.$J$2])*[.D69]/[.K69]" office:value-type="float" office:value="0" calcext:value-type="float">
            <text:p>0</text:p>
          </table:table-cell>
          <table:table-cell table:formula="of:=[.E69]/[.K69]" office:value-type="float" office:value="0.181818181818182" calcext:value-type="float">
            <text:p>0.1818181818</text:p>
          </table:table-cell>
          <table:table-cell table:formula="of:=[.F69]/[.K69]" office:value-type="float" office:value="0.818181818181818" calcext:value-type="float">
            <text:p>0.8181818182</text:p>
          </table:table-cell>
          <table:table-cell table:formula="of:=([.D69]*(1-[.$J$2]))+[.E69]+[.F69]" office:value-type="float" office:value="0.99" calcext:value-type="float">
            <text:p>0.99</text:p>
          </table:table-cell>
          <table:table-cell table:formula="of:=IF(ABS([.H69]+[.I69]+[.J6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69]*(1+[.$J$3])/(2+[.$J$3]))+[.H69]" office:value-type="float" office:value="0.1" calcext:value-type="float">
            <text:p>0.1</text:p>
          </table:table-cell>
          <table:table-cell table:formula="of:=1-[.A70]" office:value-type="float" office:value="0.9" calcext:value-type="float">
            <text:p>0.9</text:p>
          </table:table-cell>
          <table:table-cell table:formula="of:=IF(ABS([.A70]+[.B70])-1&lt;0.001;&quot;&quot;;&quot;ERROR&quot;)">
            <text:p/>
          </table:table-cell>
          <table:table-cell table:formula="of:=[.A70]*[.A70]" office:value-type="float" office:value="0.01" calcext:value-type="float">
            <text:p>0.01</text:p>
          </table:table-cell>
          <table:table-cell table:formula="of:=2*[.A70]*[.B70]" office:value-type="float" office:value="0.18" calcext:value-type="float">
            <text:p>0.18</text:p>
          </table:table-cell>
          <table:table-cell table:formula="of:=[.B70]*[.B70]" office:value-type="float" office:value="0.81" calcext:value-type="float">
            <text:p>0.81</text:p>
          </table:table-cell>
          <table:table-cell table:formula="of:=IF(ABS([.D70]+[.E70]+[.F70])-1&lt;0.001;&quot;&quot;;&quot;ERROR&quot;)">
            <text:p/>
          </table:table-cell>
          <table:table-cell table:formula="of:=(1-[.$J$2])*[.D70]/[.K70]" office:value-type="float" office:value="0" calcext:value-type="float">
            <text:p>0</text:p>
          </table:table-cell>
          <table:table-cell table:formula="of:=[.E70]/[.K70]" office:value-type="float" office:value="0.181818181818182" calcext:value-type="float">
            <text:p>0.1818181818</text:p>
          </table:table-cell>
          <table:table-cell table:formula="of:=[.F70]/[.K70]" office:value-type="float" office:value="0.818181818181818" calcext:value-type="float">
            <text:p>0.8181818182</text:p>
          </table:table-cell>
          <table:table-cell table:formula="of:=([.D70]*(1-[.$J$2]))+[.E70]+[.F70]" office:value-type="float" office:value="0.99" calcext:value-type="float">
            <text:p>0.99</text:p>
          </table:table-cell>
          <table:table-cell table:formula="of:=IF(ABS([.H70]+[.I70]+[.J7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0]*(1+[.$J$3])/(2+[.$J$3]))+[.H70]" office:value-type="float" office:value="0.1" calcext:value-type="float">
            <text:p>0.1</text:p>
          </table:table-cell>
          <table:table-cell table:formula="of:=1-[.A71]" office:value-type="float" office:value="0.9" calcext:value-type="float">
            <text:p>0.9</text:p>
          </table:table-cell>
          <table:table-cell table:formula="of:=IF(ABS([.A71]+[.B71])-1&lt;0.001;&quot;&quot;;&quot;ERROR&quot;)">
            <text:p/>
          </table:table-cell>
          <table:table-cell table:formula="of:=[.A71]*[.A71]" office:value-type="float" office:value="0.01" calcext:value-type="float">
            <text:p>0.01</text:p>
          </table:table-cell>
          <table:table-cell table:formula="of:=2*[.A71]*[.B71]" office:value-type="float" office:value="0.18" calcext:value-type="float">
            <text:p>0.18</text:p>
          </table:table-cell>
          <table:table-cell table:formula="of:=[.B71]*[.B71]" office:value-type="float" office:value="0.81" calcext:value-type="float">
            <text:p>0.81</text:p>
          </table:table-cell>
          <table:table-cell table:formula="of:=IF(ABS([.D71]+[.E71]+[.F71])-1&lt;0.001;&quot;&quot;;&quot;ERROR&quot;)">
            <text:p/>
          </table:table-cell>
          <table:table-cell table:formula="of:=(1-[.$J$2])*[.D71]/[.K71]" office:value-type="float" office:value="0" calcext:value-type="float">
            <text:p>0</text:p>
          </table:table-cell>
          <table:table-cell table:formula="of:=[.E71]/[.K71]" office:value-type="float" office:value="0.181818181818182" calcext:value-type="float">
            <text:p>0.1818181818</text:p>
          </table:table-cell>
          <table:table-cell table:formula="of:=[.F71]/[.K71]" office:value-type="float" office:value="0.818181818181818" calcext:value-type="float">
            <text:p>0.8181818182</text:p>
          </table:table-cell>
          <table:table-cell table:formula="of:=([.D71]*(1-[.$J$2]))+[.E71]+[.F71]" office:value-type="float" office:value="0.99" calcext:value-type="float">
            <text:p>0.99</text:p>
          </table:table-cell>
          <table:table-cell table:formula="of:=IF(ABS([.H71]+[.I71]+[.J7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1]*(1+[.$J$3])/(2+[.$J$3]))+[.H71]" office:value-type="float" office:value="0.1" calcext:value-type="float">
            <text:p>0.1</text:p>
          </table:table-cell>
          <table:table-cell table:formula="of:=1-[.A72]" office:value-type="float" office:value="0.9" calcext:value-type="float">
            <text:p>0.9</text:p>
          </table:table-cell>
          <table:table-cell table:formula="of:=IF(ABS([.A72]+[.B72])-1&lt;0.001;&quot;&quot;;&quot;ERROR&quot;)">
            <text:p/>
          </table:table-cell>
          <table:table-cell table:formula="of:=[.A72]*[.A72]" office:value-type="float" office:value="0.01" calcext:value-type="float">
            <text:p>0.01</text:p>
          </table:table-cell>
          <table:table-cell table:formula="of:=2*[.A72]*[.B72]" office:value-type="float" office:value="0.18" calcext:value-type="float">
            <text:p>0.18</text:p>
          </table:table-cell>
          <table:table-cell table:formula="of:=[.B72]*[.B72]" office:value-type="float" office:value="0.81" calcext:value-type="float">
            <text:p>0.81</text:p>
          </table:table-cell>
          <table:table-cell table:formula="of:=IF(ABS([.D72]+[.E72]+[.F72])-1&lt;0.001;&quot;&quot;;&quot;ERROR&quot;)">
            <text:p/>
          </table:table-cell>
          <table:table-cell table:formula="of:=(1-[.$J$2])*[.D72]/[.K72]" office:value-type="float" office:value="0" calcext:value-type="float">
            <text:p>0</text:p>
          </table:table-cell>
          <table:table-cell table:formula="of:=[.E72]/[.K72]" office:value-type="float" office:value="0.181818181818182" calcext:value-type="float">
            <text:p>0.1818181818</text:p>
          </table:table-cell>
          <table:table-cell table:formula="of:=[.F72]/[.K72]" office:value-type="float" office:value="0.818181818181818" calcext:value-type="float">
            <text:p>0.8181818182</text:p>
          </table:table-cell>
          <table:table-cell table:formula="of:=([.D72]*(1-[.$J$2]))+[.E72]+[.F72]" office:value-type="float" office:value="0.99" calcext:value-type="float">
            <text:p>0.99</text:p>
          </table:table-cell>
          <table:table-cell table:formula="of:=IF(ABS([.H72]+[.I72]+[.J7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2]*(1+[.$J$3])/(2+[.$J$3]))+[.H72]" office:value-type="float" office:value="0.1" calcext:value-type="float">
            <text:p>0.1</text:p>
          </table:table-cell>
          <table:table-cell table:formula="of:=1-[.A73]" office:value-type="float" office:value="0.9" calcext:value-type="float">
            <text:p>0.9</text:p>
          </table:table-cell>
          <table:table-cell table:formula="of:=IF(ABS([.A73]+[.B73])-1&lt;0.001;&quot;&quot;;&quot;ERROR&quot;)">
            <text:p/>
          </table:table-cell>
          <table:table-cell table:formula="of:=[.A73]*[.A73]" office:value-type="float" office:value="0.01" calcext:value-type="float">
            <text:p>0.01</text:p>
          </table:table-cell>
          <table:table-cell table:formula="of:=2*[.A73]*[.B73]" office:value-type="float" office:value="0.18" calcext:value-type="float">
            <text:p>0.18</text:p>
          </table:table-cell>
          <table:table-cell table:formula="of:=[.B73]*[.B73]" office:value-type="float" office:value="0.81" calcext:value-type="float">
            <text:p>0.81</text:p>
          </table:table-cell>
          <table:table-cell table:formula="of:=IF(ABS([.D73]+[.E73]+[.F73])-1&lt;0.001;&quot;&quot;;&quot;ERROR&quot;)">
            <text:p/>
          </table:table-cell>
          <table:table-cell table:formula="of:=(1-[.$J$2])*[.D73]/[.K73]" office:value-type="float" office:value="0" calcext:value-type="float">
            <text:p>0</text:p>
          </table:table-cell>
          <table:table-cell table:formula="of:=[.E73]/[.K73]" office:value-type="float" office:value="0.181818181818182" calcext:value-type="float">
            <text:p>0.1818181818</text:p>
          </table:table-cell>
          <table:table-cell table:formula="of:=[.F73]/[.K73]" office:value-type="float" office:value="0.818181818181818" calcext:value-type="float">
            <text:p>0.8181818182</text:p>
          </table:table-cell>
          <table:table-cell table:formula="of:=([.D73]*(1-[.$J$2]))+[.E73]+[.F73]" office:value-type="float" office:value="0.99" calcext:value-type="float">
            <text:p>0.99</text:p>
          </table:table-cell>
          <table:table-cell table:formula="of:=IF(ABS([.H73]+[.I73]+[.J7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3]*(1+[.$J$3])/(2+[.$J$3]))+[.H73]" office:value-type="float" office:value="0.1" calcext:value-type="float">
            <text:p>0.1</text:p>
          </table:table-cell>
          <table:table-cell table:formula="of:=1-[.A74]" office:value-type="float" office:value="0.9" calcext:value-type="float">
            <text:p>0.9</text:p>
          </table:table-cell>
          <table:table-cell table:formula="of:=IF(ABS([.A74]+[.B74])-1&lt;0.001;&quot;&quot;;&quot;ERROR&quot;)">
            <text:p/>
          </table:table-cell>
          <table:table-cell table:formula="of:=[.A74]*[.A74]" office:value-type="float" office:value="0.01" calcext:value-type="float">
            <text:p>0.01</text:p>
          </table:table-cell>
          <table:table-cell table:formula="of:=2*[.A74]*[.B74]" office:value-type="float" office:value="0.18" calcext:value-type="float">
            <text:p>0.18</text:p>
          </table:table-cell>
          <table:table-cell table:formula="of:=[.B74]*[.B74]" office:value-type="float" office:value="0.81" calcext:value-type="float">
            <text:p>0.81</text:p>
          </table:table-cell>
          <table:table-cell table:formula="of:=IF(ABS([.D74]+[.E74]+[.F74])-1&lt;0.001;&quot;&quot;;&quot;ERROR&quot;)">
            <text:p/>
          </table:table-cell>
          <table:table-cell table:formula="of:=(1-[.$J$2])*[.D74]/[.K74]" office:value-type="float" office:value="0" calcext:value-type="float">
            <text:p>0</text:p>
          </table:table-cell>
          <table:table-cell table:formula="of:=[.E74]/[.K74]" office:value-type="float" office:value="0.181818181818182" calcext:value-type="float">
            <text:p>0.1818181818</text:p>
          </table:table-cell>
          <table:table-cell table:formula="of:=[.F74]/[.K74]" office:value-type="float" office:value="0.818181818181818" calcext:value-type="float">
            <text:p>0.8181818182</text:p>
          </table:table-cell>
          <table:table-cell table:formula="of:=([.D74]*(1-[.$J$2]))+[.E74]+[.F74]" office:value-type="float" office:value="0.99" calcext:value-type="float">
            <text:p>0.99</text:p>
          </table:table-cell>
          <table:table-cell table:formula="of:=IF(ABS([.H74]+[.I74]+[.J7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4]*(1+[.$J$3])/(2+[.$J$3]))+[.H74]" office:value-type="float" office:value="0.1" calcext:value-type="float">
            <text:p>0.1</text:p>
          </table:table-cell>
          <table:table-cell table:formula="of:=1-[.A75]" office:value-type="float" office:value="0.9" calcext:value-type="float">
            <text:p>0.9</text:p>
          </table:table-cell>
          <table:table-cell table:formula="of:=IF(ABS([.A75]+[.B75])-1&lt;0.001;&quot;&quot;;&quot;ERROR&quot;)">
            <text:p/>
          </table:table-cell>
          <table:table-cell table:formula="of:=[.A75]*[.A75]" office:value-type="float" office:value="0.01" calcext:value-type="float">
            <text:p>0.01</text:p>
          </table:table-cell>
          <table:table-cell table:formula="of:=2*[.A75]*[.B75]" office:value-type="float" office:value="0.18" calcext:value-type="float">
            <text:p>0.18</text:p>
          </table:table-cell>
          <table:table-cell table:formula="of:=[.B75]*[.B75]" office:value-type="float" office:value="0.81" calcext:value-type="float">
            <text:p>0.81</text:p>
          </table:table-cell>
          <table:table-cell table:formula="of:=IF(ABS([.D75]+[.E75]+[.F75])-1&lt;0.001;&quot;&quot;;&quot;ERROR&quot;)">
            <text:p/>
          </table:table-cell>
          <table:table-cell table:formula="of:=(1-[.$J$2])*[.D75]/[.K75]" office:value-type="float" office:value="0" calcext:value-type="float">
            <text:p>0</text:p>
          </table:table-cell>
          <table:table-cell table:formula="of:=[.E75]/[.K75]" office:value-type="float" office:value="0.181818181818182" calcext:value-type="float">
            <text:p>0.1818181818</text:p>
          </table:table-cell>
          <table:table-cell table:formula="of:=[.F75]/[.K75]" office:value-type="float" office:value="0.818181818181818" calcext:value-type="float">
            <text:p>0.8181818182</text:p>
          </table:table-cell>
          <table:table-cell table:formula="of:=([.D75]*(1-[.$J$2]))+[.E75]+[.F75]" office:value-type="float" office:value="0.99" calcext:value-type="float">
            <text:p>0.99</text:p>
          </table:table-cell>
          <table:table-cell table:formula="of:=IF(ABS([.H75]+[.I75]+[.J7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5]*(1+[.$J$3])/(2+[.$J$3]))+[.H75]" office:value-type="float" office:value="0.1" calcext:value-type="float">
            <text:p>0.1</text:p>
          </table:table-cell>
          <table:table-cell table:formula="of:=1-[.A76]" office:value-type="float" office:value="0.9" calcext:value-type="float">
            <text:p>0.9</text:p>
          </table:table-cell>
          <table:table-cell table:formula="of:=IF(ABS([.A76]+[.B76])-1&lt;0.001;&quot;&quot;;&quot;ERROR&quot;)">
            <text:p/>
          </table:table-cell>
          <table:table-cell table:formula="of:=[.A76]*[.A76]" office:value-type="float" office:value="0.01" calcext:value-type="float">
            <text:p>0.01</text:p>
          </table:table-cell>
          <table:table-cell table:formula="of:=2*[.A76]*[.B76]" office:value-type="float" office:value="0.18" calcext:value-type="float">
            <text:p>0.18</text:p>
          </table:table-cell>
          <table:table-cell table:formula="of:=[.B76]*[.B76]" office:value-type="float" office:value="0.81" calcext:value-type="float">
            <text:p>0.81</text:p>
          </table:table-cell>
          <table:table-cell table:formula="of:=IF(ABS([.D76]+[.E76]+[.F76])-1&lt;0.001;&quot;&quot;;&quot;ERROR&quot;)">
            <text:p/>
          </table:table-cell>
          <table:table-cell table:formula="of:=(1-[.$J$2])*[.D76]/[.K76]" office:value-type="float" office:value="0" calcext:value-type="float">
            <text:p>0</text:p>
          </table:table-cell>
          <table:table-cell table:formula="of:=[.E76]/[.K76]" office:value-type="float" office:value="0.181818181818182" calcext:value-type="float">
            <text:p>0.1818181818</text:p>
          </table:table-cell>
          <table:table-cell table:formula="of:=[.F76]/[.K76]" office:value-type="float" office:value="0.818181818181818" calcext:value-type="float">
            <text:p>0.8181818182</text:p>
          </table:table-cell>
          <table:table-cell table:formula="of:=([.D76]*(1-[.$J$2]))+[.E76]+[.F76]" office:value-type="float" office:value="0.99" calcext:value-type="float">
            <text:p>0.99</text:p>
          </table:table-cell>
          <table:table-cell table:formula="of:=IF(ABS([.H76]+[.I76]+[.J7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6]*(1+[.$J$3])/(2+[.$J$3]))+[.H76]" office:value-type="float" office:value="0.1" calcext:value-type="float">
            <text:p>0.1</text:p>
          </table:table-cell>
          <table:table-cell table:formula="of:=1-[.A77]" office:value-type="float" office:value="0.9" calcext:value-type="float">
            <text:p>0.9</text:p>
          </table:table-cell>
          <table:table-cell table:formula="of:=IF(ABS([.A77]+[.B77])-1&lt;0.001;&quot;&quot;;&quot;ERROR&quot;)">
            <text:p/>
          </table:table-cell>
          <table:table-cell table:formula="of:=[.A77]*[.A77]" office:value-type="float" office:value="0.01" calcext:value-type="float">
            <text:p>0.01</text:p>
          </table:table-cell>
          <table:table-cell table:formula="of:=2*[.A77]*[.B77]" office:value-type="float" office:value="0.18" calcext:value-type="float">
            <text:p>0.18</text:p>
          </table:table-cell>
          <table:table-cell table:formula="of:=[.B77]*[.B77]" office:value-type="float" office:value="0.81" calcext:value-type="float">
            <text:p>0.81</text:p>
          </table:table-cell>
          <table:table-cell table:formula="of:=IF(ABS([.D77]+[.E77]+[.F77])-1&lt;0.001;&quot;&quot;;&quot;ERROR&quot;)">
            <text:p/>
          </table:table-cell>
          <table:table-cell table:formula="of:=(1-[.$J$2])*[.D77]/[.K77]" office:value-type="float" office:value="0" calcext:value-type="float">
            <text:p>0</text:p>
          </table:table-cell>
          <table:table-cell table:formula="of:=[.E77]/[.K77]" office:value-type="float" office:value="0.181818181818182" calcext:value-type="float">
            <text:p>0.1818181818</text:p>
          </table:table-cell>
          <table:table-cell table:formula="of:=[.F77]/[.K77]" office:value-type="float" office:value="0.818181818181818" calcext:value-type="float">
            <text:p>0.8181818182</text:p>
          </table:table-cell>
          <table:table-cell table:formula="of:=([.D77]*(1-[.$J$2]))+[.E77]+[.F77]" office:value-type="float" office:value="0.99" calcext:value-type="float">
            <text:p>0.99</text:p>
          </table:table-cell>
          <table:table-cell table:formula="of:=IF(ABS([.H77]+[.I77]+[.J7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7]*(1+[.$J$3])/(2+[.$J$3]))+[.H77]" office:value-type="float" office:value="0.1" calcext:value-type="float">
            <text:p>0.1</text:p>
          </table:table-cell>
          <table:table-cell table:formula="of:=1-[.A78]" office:value-type="float" office:value="0.9" calcext:value-type="float">
            <text:p>0.9</text:p>
          </table:table-cell>
          <table:table-cell table:formula="of:=IF(ABS([.A78]+[.B78])-1&lt;0.001;&quot;&quot;;&quot;ERROR&quot;)">
            <text:p/>
          </table:table-cell>
          <table:table-cell table:formula="of:=[.A78]*[.A78]" office:value-type="float" office:value="0.01" calcext:value-type="float">
            <text:p>0.01</text:p>
          </table:table-cell>
          <table:table-cell table:formula="of:=2*[.A78]*[.B78]" office:value-type="float" office:value="0.18" calcext:value-type="float">
            <text:p>0.18</text:p>
          </table:table-cell>
          <table:table-cell table:formula="of:=[.B78]*[.B78]" office:value-type="float" office:value="0.81" calcext:value-type="float">
            <text:p>0.81</text:p>
          </table:table-cell>
          <table:table-cell table:formula="of:=IF(ABS([.D78]+[.E78]+[.F78])-1&lt;0.001;&quot;&quot;;&quot;ERROR&quot;)">
            <text:p/>
          </table:table-cell>
          <table:table-cell table:formula="of:=(1-[.$J$2])*[.D78]/[.K78]" office:value-type="float" office:value="0" calcext:value-type="float">
            <text:p>0</text:p>
          </table:table-cell>
          <table:table-cell table:formula="of:=[.E78]/[.K78]" office:value-type="float" office:value="0.181818181818182" calcext:value-type="float">
            <text:p>0.1818181818</text:p>
          </table:table-cell>
          <table:table-cell table:formula="of:=[.F78]/[.K78]" office:value-type="float" office:value="0.818181818181818" calcext:value-type="float">
            <text:p>0.8181818182</text:p>
          </table:table-cell>
          <table:table-cell table:formula="of:=([.D78]*(1-[.$J$2]))+[.E78]+[.F78]" office:value-type="float" office:value="0.99" calcext:value-type="float">
            <text:p>0.99</text:p>
          </table:table-cell>
          <table:table-cell table:formula="of:=IF(ABS([.H78]+[.I78]+[.J7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8]*(1+[.$J$3])/(2+[.$J$3]))+[.H78]" office:value-type="float" office:value="0.1" calcext:value-type="float">
            <text:p>0.1</text:p>
          </table:table-cell>
          <table:table-cell table:formula="of:=1-[.A79]" office:value-type="float" office:value="0.9" calcext:value-type="float">
            <text:p>0.9</text:p>
          </table:table-cell>
          <table:table-cell table:formula="of:=IF(ABS([.A79]+[.B79])-1&lt;0.001;&quot;&quot;;&quot;ERROR&quot;)">
            <text:p/>
          </table:table-cell>
          <table:table-cell table:formula="of:=[.A79]*[.A79]" office:value-type="float" office:value="0.01" calcext:value-type="float">
            <text:p>0.01</text:p>
          </table:table-cell>
          <table:table-cell table:formula="of:=2*[.A79]*[.B79]" office:value-type="float" office:value="0.18" calcext:value-type="float">
            <text:p>0.18</text:p>
          </table:table-cell>
          <table:table-cell table:formula="of:=[.B79]*[.B79]" office:value-type="float" office:value="0.81" calcext:value-type="float">
            <text:p>0.81</text:p>
          </table:table-cell>
          <table:table-cell table:formula="of:=IF(ABS([.D79]+[.E79]+[.F79])-1&lt;0.001;&quot;&quot;;&quot;ERROR&quot;)">
            <text:p/>
          </table:table-cell>
          <table:table-cell table:formula="of:=(1-[.$J$2])*[.D79]/[.K79]" office:value-type="float" office:value="0" calcext:value-type="float">
            <text:p>0</text:p>
          </table:table-cell>
          <table:table-cell table:formula="of:=[.E79]/[.K79]" office:value-type="float" office:value="0.181818181818182" calcext:value-type="float">
            <text:p>0.1818181818</text:p>
          </table:table-cell>
          <table:table-cell table:formula="of:=[.F79]/[.K79]" office:value-type="float" office:value="0.818181818181818" calcext:value-type="float">
            <text:p>0.8181818182</text:p>
          </table:table-cell>
          <table:table-cell table:formula="of:=([.D79]*(1-[.$J$2]))+[.E79]+[.F79]" office:value-type="float" office:value="0.99" calcext:value-type="float">
            <text:p>0.99</text:p>
          </table:table-cell>
          <table:table-cell table:formula="of:=IF(ABS([.H79]+[.I79]+[.J7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79]*(1+[.$J$3])/(2+[.$J$3]))+[.H79]" office:value-type="float" office:value="0.1" calcext:value-type="float">
            <text:p>0.1</text:p>
          </table:table-cell>
          <table:table-cell table:formula="of:=1-[.A80]" office:value-type="float" office:value="0.9" calcext:value-type="float">
            <text:p>0.9</text:p>
          </table:table-cell>
          <table:table-cell table:formula="of:=IF(ABS([.A80]+[.B80])-1&lt;0.001;&quot;&quot;;&quot;ERROR&quot;)">
            <text:p/>
          </table:table-cell>
          <table:table-cell table:formula="of:=[.A80]*[.A80]" office:value-type="float" office:value="0.01" calcext:value-type="float">
            <text:p>0.01</text:p>
          </table:table-cell>
          <table:table-cell table:formula="of:=2*[.A80]*[.B80]" office:value-type="float" office:value="0.18" calcext:value-type="float">
            <text:p>0.18</text:p>
          </table:table-cell>
          <table:table-cell table:formula="of:=[.B80]*[.B80]" office:value-type="float" office:value="0.81" calcext:value-type="float">
            <text:p>0.81</text:p>
          </table:table-cell>
          <table:table-cell table:formula="of:=IF(ABS([.D80]+[.E80]+[.F80])-1&lt;0.001;&quot;&quot;;&quot;ERROR&quot;)">
            <text:p/>
          </table:table-cell>
          <table:table-cell table:formula="of:=(1-[.$J$2])*[.D80]/[.K80]" office:value-type="float" office:value="0" calcext:value-type="float">
            <text:p>0</text:p>
          </table:table-cell>
          <table:table-cell table:formula="of:=[.E80]/[.K80]" office:value-type="float" office:value="0.181818181818182" calcext:value-type="float">
            <text:p>0.1818181818</text:p>
          </table:table-cell>
          <table:table-cell table:formula="of:=[.F80]/[.K80]" office:value-type="float" office:value="0.818181818181818" calcext:value-type="float">
            <text:p>0.8181818182</text:p>
          </table:table-cell>
          <table:table-cell table:formula="of:=([.D80]*(1-[.$J$2]))+[.E80]+[.F80]" office:value-type="float" office:value="0.99" calcext:value-type="float">
            <text:p>0.99</text:p>
          </table:table-cell>
          <table:table-cell table:formula="of:=IF(ABS([.H80]+[.I80]+[.J8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0]*(1+[.$J$3])/(2+[.$J$3]))+[.H80]" office:value-type="float" office:value="0.1" calcext:value-type="float">
            <text:p>0.1</text:p>
          </table:table-cell>
          <table:table-cell table:formula="of:=1-[.A81]" office:value-type="float" office:value="0.9" calcext:value-type="float">
            <text:p>0.9</text:p>
          </table:table-cell>
          <table:table-cell table:formula="of:=IF(ABS([.A81]+[.B81])-1&lt;0.001;&quot;&quot;;&quot;ERROR&quot;)">
            <text:p/>
          </table:table-cell>
          <table:table-cell table:formula="of:=[.A81]*[.A81]" office:value-type="float" office:value="0.01" calcext:value-type="float">
            <text:p>0.01</text:p>
          </table:table-cell>
          <table:table-cell table:formula="of:=2*[.A81]*[.B81]" office:value-type="float" office:value="0.18" calcext:value-type="float">
            <text:p>0.18</text:p>
          </table:table-cell>
          <table:table-cell table:formula="of:=[.B81]*[.B81]" office:value-type="float" office:value="0.81" calcext:value-type="float">
            <text:p>0.81</text:p>
          </table:table-cell>
          <table:table-cell table:formula="of:=IF(ABS([.D81]+[.E81]+[.F81])-1&lt;0.001;&quot;&quot;;&quot;ERROR&quot;)">
            <text:p/>
          </table:table-cell>
          <table:table-cell table:formula="of:=(1-[.$J$2])*[.D81]/[.K81]" office:value-type="float" office:value="0" calcext:value-type="float">
            <text:p>0</text:p>
          </table:table-cell>
          <table:table-cell table:formula="of:=[.E81]/[.K81]" office:value-type="float" office:value="0.181818181818182" calcext:value-type="float">
            <text:p>0.1818181818</text:p>
          </table:table-cell>
          <table:table-cell table:formula="of:=[.F81]/[.K81]" office:value-type="float" office:value="0.818181818181818" calcext:value-type="float">
            <text:p>0.8181818182</text:p>
          </table:table-cell>
          <table:table-cell table:formula="of:=([.D81]*(1-[.$J$2]))+[.E81]+[.F81]" office:value-type="float" office:value="0.99" calcext:value-type="float">
            <text:p>0.99</text:p>
          </table:table-cell>
          <table:table-cell table:formula="of:=IF(ABS([.H81]+[.I81]+[.J8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1]*(1+[.$J$3])/(2+[.$J$3]))+[.H81]" office:value-type="float" office:value="0.1" calcext:value-type="float">
            <text:p>0.1</text:p>
          </table:table-cell>
          <table:table-cell table:formula="of:=1-[.A82]" office:value-type="float" office:value="0.9" calcext:value-type="float">
            <text:p>0.9</text:p>
          </table:table-cell>
          <table:table-cell table:formula="of:=IF(ABS([.A82]+[.B82])-1&lt;0.001;&quot;&quot;;&quot;ERROR&quot;)">
            <text:p/>
          </table:table-cell>
          <table:table-cell table:formula="of:=[.A82]*[.A82]" office:value-type="float" office:value="0.01" calcext:value-type="float">
            <text:p>0.01</text:p>
          </table:table-cell>
          <table:table-cell table:formula="of:=2*[.A82]*[.B82]" office:value-type="float" office:value="0.18" calcext:value-type="float">
            <text:p>0.18</text:p>
          </table:table-cell>
          <table:table-cell table:formula="of:=[.B82]*[.B82]" office:value-type="float" office:value="0.81" calcext:value-type="float">
            <text:p>0.81</text:p>
          </table:table-cell>
          <table:table-cell table:formula="of:=IF(ABS([.D82]+[.E82]+[.F82])-1&lt;0.001;&quot;&quot;;&quot;ERROR&quot;)">
            <text:p/>
          </table:table-cell>
          <table:table-cell table:formula="of:=(1-[.$J$2])*[.D82]/[.K82]" office:value-type="float" office:value="0" calcext:value-type="float">
            <text:p>0</text:p>
          </table:table-cell>
          <table:table-cell table:formula="of:=[.E82]/[.K82]" office:value-type="float" office:value="0.181818181818182" calcext:value-type="float">
            <text:p>0.1818181818</text:p>
          </table:table-cell>
          <table:table-cell table:formula="of:=[.F82]/[.K82]" office:value-type="float" office:value="0.818181818181818" calcext:value-type="float">
            <text:p>0.8181818182</text:p>
          </table:table-cell>
          <table:table-cell table:formula="of:=([.D82]*(1-[.$J$2]))+[.E82]+[.F82]" office:value-type="float" office:value="0.99" calcext:value-type="float">
            <text:p>0.99</text:p>
          </table:table-cell>
          <table:table-cell table:formula="of:=IF(ABS([.H82]+[.I82]+[.J8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2]*(1+[.$J$3])/(2+[.$J$3]))+[.H82]" office:value-type="float" office:value="0.1" calcext:value-type="float">
            <text:p>0.1</text:p>
          </table:table-cell>
          <table:table-cell table:formula="of:=1-[.A83]" office:value-type="float" office:value="0.9" calcext:value-type="float">
            <text:p>0.9</text:p>
          </table:table-cell>
          <table:table-cell table:formula="of:=IF(ABS([.A83]+[.B83])-1&lt;0.001;&quot;&quot;;&quot;ERROR&quot;)">
            <text:p/>
          </table:table-cell>
          <table:table-cell table:formula="of:=[.A83]*[.A83]" office:value-type="float" office:value="0.01" calcext:value-type="float">
            <text:p>0.01</text:p>
          </table:table-cell>
          <table:table-cell table:formula="of:=2*[.A83]*[.B83]" office:value-type="float" office:value="0.18" calcext:value-type="float">
            <text:p>0.18</text:p>
          </table:table-cell>
          <table:table-cell table:formula="of:=[.B83]*[.B83]" office:value-type="float" office:value="0.81" calcext:value-type="float">
            <text:p>0.81</text:p>
          </table:table-cell>
          <table:table-cell table:formula="of:=IF(ABS([.D83]+[.E83]+[.F83])-1&lt;0.001;&quot;&quot;;&quot;ERROR&quot;)">
            <text:p/>
          </table:table-cell>
          <table:table-cell table:formula="of:=(1-[.$J$2])*[.D83]/[.K83]" office:value-type="float" office:value="0" calcext:value-type="float">
            <text:p>0</text:p>
          </table:table-cell>
          <table:table-cell table:formula="of:=[.E83]/[.K83]" office:value-type="float" office:value="0.181818181818182" calcext:value-type="float">
            <text:p>0.1818181818</text:p>
          </table:table-cell>
          <table:table-cell table:formula="of:=[.F83]/[.K83]" office:value-type="float" office:value="0.818181818181818" calcext:value-type="float">
            <text:p>0.8181818182</text:p>
          </table:table-cell>
          <table:table-cell table:formula="of:=([.D83]*(1-[.$J$2]))+[.E83]+[.F83]" office:value-type="float" office:value="0.99" calcext:value-type="float">
            <text:p>0.99</text:p>
          </table:table-cell>
          <table:table-cell table:formula="of:=IF(ABS([.H83]+[.I83]+[.J8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3]*(1+[.$J$3])/(2+[.$J$3]))+[.H83]" office:value-type="float" office:value="0.1" calcext:value-type="float">
            <text:p>0.1</text:p>
          </table:table-cell>
          <table:table-cell table:formula="of:=1-[.A84]" office:value-type="float" office:value="0.9" calcext:value-type="float">
            <text:p>0.9</text:p>
          </table:table-cell>
          <table:table-cell table:formula="of:=IF(ABS([.A84]+[.B84])-1&lt;0.001;&quot;&quot;;&quot;ERROR&quot;)">
            <text:p/>
          </table:table-cell>
          <table:table-cell table:formula="of:=[.A84]*[.A84]" office:value-type="float" office:value="0.01" calcext:value-type="float">
            <text:p>0.01</text:p>
          </table:table-cell>
          <table:table-cell table:formula="of:=2*[.A84]*[.B84]" office:value-type="float" office:value="0.18" calcext:value-type="float">
            <text:p>0.18</text:p>
          </table:table-cell>
          <table:table-cell table:formula="of:=[.B84]*[.B84]" office:value-type="float" office:value="0.81" calcext:value-type="float">
            <text:p>0.81</text:p>
          </table:table-cell>
          <table:table-cell table:formula="of:=IF(ABS([.D84]+[.E84]+[.F84])-1&lt;0.001;&quot;&quot;;&quot;ERROR&quot;)">
            <text:p/>
          </table:table-cell>
          <table:table-cell table:formula="of:=(1-[.$J$2])*[.D84]/[.K84]" office:value-type="float" office:value="0" calcext:value-type="float">
            <text:p>0</text:p>
          </table:table-cell>
          <table:table-cell table:formula="of:=[.E84]/[.K84]" office:value-type="float" office:value="0.181818181818182" calcext:value-type="float">
            <text:p>0.1818181818</text:p>
          </table:table-cell>
          <table:table-cell table:formula="of:=[.F84]/[.K84]" office:value-type="float" office:value="0.818181818181818" calcext:value-type="float">
            <text:p>0.8181818182</text:p>
          </table:table-cell>
          <table:table-cell table:formula="of:=([.D84]*(1-[.$J$2]))+[.E84]+[.F84]" office:value-type="float" office:value="0.99" calcext:value-type="float">
            <text:p>0.99</text:p>
          </table:table-cell>
          <table:table-cell table:formula="of:=IF(ABS([.H84]+[.I84]+[.J8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4]*(1+[.$J$3])/(2+[.$J$3]))+[.H84]" office:value-type="float" office:value="0.1" calcext:value-type="float">
            <text:p>0.1</text:p>
          </table:table-cell>
          <table:table-cell table:formula="of:=1-[.A85]" office:value-type="float" office:value="0.9" calcext:value-type="float">
            <text:p>0.9</text:p>
          </table:table-cell>
          <table:table-cell table:formula="of:=IF(ABS([.A85]+[.B85])-1&lt;0.001;&quot;&quot;;&quot;ERROR&quot;)">
            <text:p/>
          </table:table-cell>
          <table:table-cell table:formula="of:=[.A85]*[.A85]" office:value-type="float" office:value="0.01" calcext:value-type="float">
            <text:p>0.01</text:p>
          </table:table-cell>
          <table:table-cell table:formula="of:=2*[.A85]*[.B85]" office:value-type="float" office:value="0.18" calcext:value-type="float">
            <text:p>0.18</text:p>
          </table:table-cell>
          <table:table-cell table:formula="of:=[.B85]*[.B85]" office:value-type="float" office:value="0.81" calcext:value-type="float">
            <text:p>0.81</text:p>
          </table:table-cell>
          <table:table-cell table:formula="of:=IF(ABS([.D85]+[.E85]+[.F85])-1&lt;0.001;&quot;&quot;;&quot;ERROR&quot;)">
            <text:p/>
          </table:table-cell>
          <table:table-cell table:formula="of:=(1-[.$J$2])*[.D85]/[.K85]" office:value-type="float" office:value="0" calcext:value-type="float">
            <text:p>0</text:p>
          </table:table-cell>
          <table:table-cell table:formula="of:=[.E85]/[.K85]" office:value-type="float" office:value="0.181818181818182" calcext:value-type="float">
            <text:p>0.1818181818</text:p>
          </table:table-cell>
          <table:table-cell table:formula="of:=[.F85]/[.K85]" office:value-type="float" office:value="0.818181818181818" calcext:value-type="float">
            <text:p>0.8181818182</text:p>
          </table:table-cell>
          <table:table-cell table:formula="of:=([.D85]*(1-[.$J$2]))+[.E85]+[.F85]" office:value-type="float" office:value="0.99" calcext:value-type="float">
            <text:p>0.99</text:p>
          </table:table-cell>
          <table:table-cell table:formula="of:=IF(ABS([.H85]+[.I85]+[.J8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5]*(1+[.$J$3])/(2+[.$J$3]))+[.H85]" office:value-type="float" office:value="0.1" calcext:value-type="float">
            <text:p>0.1</text:p>
          </table:table-cell>
          <table:table-cell table:formula="of:=1-[.A86]" office:value-type="float" office:value="0.9" calcext:value-type="float">
            <text:p>0.9</text:p>
          </table:table-cell>
          <table:table-cell table:formula="of:=IF(ABS([.A86]+[.B86])-1&lt;0.001;&quot;&quot;;&quot;ERROR&quot;)">
            <text:p/>
          </table:table-cell>
          <table:table-cell table:formula="of:=[.A86]*[.A86]" office:value-type="float" office:value="0.01" calcext:value-type="float">
            <text:p>0.01</text:p>
          </table:table-cell>
          <table:table-cell table:formula="of:=2*[.A86]*[.B86]" office:value-type="float" office:value="0.18" calcext:value-type="float">
            <text:p>0.18</text:p>
          </table:table-cell>
          <table:table-cell table:formula="of:=[.B86]*[.B86]" office:value-type="float" office:value="0.81" calcext:value-type="float">
            <text:p>0.81</text:p>
          </table:table-cell>
          <table:table-cell table:formula="of:=IF(ABS([.D86]+[.E86]+[.F86])-1&lt;0.001;&quot;&quot;;&quot;ERROR&quot;)">
            <text:p/>
          </table:table-cell>
          <table:table-cell table:formula="of:=(1-[.$J$2])*[.D86]/[.K86]" office:value-type="float" office:value="0" calcext:value-type="float">
            <text:p>0</text:p>
          </table:table-cell>
          <table:table-cell table:formula="of:=[.E86]/[.K86]" office:value-type="float" office:value="0.181818181818182" calcext:value-type="float">
            <text:p>0.1818181818</text:p>
          </table:table-cell>
          <table:table-cell table:formula="of:=[.F86]/[.K86]" office:value-type="float" office:value="0.818181818181818" calcext:value-type="float">
            <text:p>0.8181818182</text:p>
          </table:table-cell>
          <table:table-cell table:formula="of:=([.D86]*(1-[.$J$2]))+[.E86]+[.F86]" office:value-type="float" office:value="0.99" calcext:value-type="float">
            <text:p>0.99</text:p>
          </table:table-cell>
          <table:table-cell table:formula="of:=IF(ABS([.H86]+[.I86]+[.J8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6]*(1+[.$J$3])/(2+[.$J$3]))+[.H86]" office:value-type="float" office:value="0.1" calcext:value-type="float">
            <text:p>0.1</text:p>
          </table:table-cell>
          <table:table-cell table:formula="of:=1-[.A87]" office:value-type="float" office:value="0.9" calcext:value-type="float">
            <text:p>0.9</text:p>
          </table:table-cell>
          <table:table-cell table:formula="of:=IF(ABS([.A87]+[.B87])-1&lt;0.001;&quot;&quot;;&quot;ERROR&quot;)">
            <text:p/>
          </table:table-cell>
          <table:table-cell table:formula="of:=[.A87]*[.A87]" office:value-type="float" office:value="0.01" calcext:value-type="float">
            <text:p>0.01</text:p>
          </table:table-cell>
          <table:table-cell table:formula="of:=2*[.A87]*[.B87]" office:value-type="float" office:value="0.18" calcext:value-type="float">
            <text:p>0.18</text:p>
          </table:table-cell>
          <table:table-cell table:formula="of:=[.B87]*[.B87]" office:value-type="float" office:value="0.81" calcext:value-type="float">
            <text:p>0.81</text:p>
          </table:table-cell>
          <table:table-cell table:formula="of:=IF(ABS([.D87]+[.E87]+[.F87])-1&lt;0.001;&quot;&quot;;&quot;ERROR&quot;)">
            <text:p/>
          </table:table-cell>
          <table:table-cell table:formula="of:=(1-[.$J$2])*[.D87]/[.K87]" office:value-type="float" office:value="0" calcext:value-type="float">
            <text:p>0</text:p>
          </table:table-cell>
          <table:table-cell table:formula="of:=[.E87]/[.K87]" office:value-type="float" office:value="0.181818181818182" calcext:value-type="float">
            <text:p>0.1818181818</text:p>
          </table:table-cell>
          <table:table-cell table:formula="of:=[.F87]/[.K87]" office:value-type="float" office:value="0.818181818181818" calcext:value-type="float">
            <text:p>0.8181818182</text:p>
          </table:table-cell>
          <table:table-cell table:formula="of:=([.D87]*(1-[.$J$2]))+[.E87]+[.F87]" office:value-type="float" office:value="0.99" calcext:value-type="float">
            <text:p>0.99</text:p>
          </table:table-cell>
          <table:table-cell table:formula="of:=IF(ABS([.H87]+[.I87]+[.J8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7]*(1+[.$J$3])/(2+[.$J$3]))+[.H87]" office:value-type="float" office:value="0.1" calcext:value-type="float">
            <text:p>0.1</text:p>
          </table:table-cell>
          <table:table-cell table:formula="of:=1-[.A88]" office:value-type="float" office:value="0.9" calcext:value-type="float">
            <text:p>0.9</text:p>
          </table:table-cell>
          <table:table-cell table:formula="of:=IF(ABS([.A88]+[.B88])-1&lt;0.001;&quot;&quot;;&quot;ERROR&quot;)">
            <text:p/>
          </table:table-cell>
          <table:table-cell table:formula="of:=[.A88]*[.A88]" office:value-type="float" office:value="0.01" calcext:value-type="float">
            <text:p>0.01</text:p>
          </table:table-cell>
          <table:table-cell table:formula="of:=2*[.A88]*[.B88]" office:value-type="float" office:value="0.18" calcext:value-type="float">
            <text:p>0.18</text:p>
          </table:table-cell>
          <table:table-cell table:formula="of:=[.B88]*[.B88]" office:value-type="float" office:value="0.81" calcext:value-type="float">
            <text:p>0.81</text:p>
          </table:table-cell>
          <table:table-cell table:formula="of:=IF(ABS([.D88]+[.E88]+[.F88])-1&lt;0.001;&quot;&quot;;&quot;ERROR&quot;)">
            <text:p/>
          </table:table-cell>
          <table:table-cell table:formula="of:=(1-[.$J$2])*[.D88]/[.K88]" office:value-type="float" office:value="0" calcext:value-type="float">
            <text:p>0</text:p>
          </table:table-cell>
          <table:table-cell table:formula="of:=[.E88]/[.K88]" office:value-type="float" office:value="0.181818181818182" calcext:value-type="float">
            <text:p>0.1818181818</text:p>
          </table:table-cell>
          <table:table-cell table:formula="of:=[.F88]/[.K88]" office:value-type="float" office:value="0.818181818181818" calcext:value-type="float">
            <text:p>0.8181818182</text:p>
          </table:table-cell>
          <table:table-cell table:formula="of:=([.D88]*(1-[.$J$2]))+[.E88]+[.F88]" office:value-type="float" office:value="0.99" calcext:value-type="float">
            <text:p>0.99</text:p>
          </table:table-cell>
          <table:table-cell table:formula="of:=IF(ABS([.H88]+[.I88]+[.J8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8]*(1+[.$J$3])/(2+[.$J$3]))+[.H88]" office:value-type="float" office:value="0.1" calcext:value-type="float">
            <text:p>0.1</text:p>
          </table:table-cell>
          <table:table-cell table:formula="of:=1-[.A89]" office:value-type="float" office:value="0.9" calcext:value-type="float">
            <text:p>0.9</text:p>
          </table:table-cell>
          <table:table-cell table:formula="of:=IF(ABS([.A89]+[.B89])-1&lt;0.001;&quot;&quot;;&quot;ERROR&quot;)">
            <text:p/>
          </table:table-cell>
          <table:table-cell table:formula="of:=[.A89]*[.A89]" office:value-type="float" office:value="0.01" calcext:value-type="float">
            <text:p>0.01</text:p>
          </table:table-cell>
          <table:table-cell table:formula="of:=2*[.A89]*[.B89]" office:value-type="float" office:value="0.18" calcext:value-type="float">
            <text:p>0.18</text:p>
          </table:table-cell>
          <table:table-cell table:formula="of:=[.B89]*[.B89]" office:value-type="float" office:value="0.81" calcext:value-type="float">
            <text:p>0.81</text:p>
          </table:table-cell>
          <table:table-cell table:formula="of:=IF(ABS([.D89]+[.E89]+[.F89])-1&lt;0.001;&quot;&quot;;&quot;ERROR&quot;)">
            <text:p/>
          </table:table-cell>
          <table:table-cell table:formula="of:=(1-[.$J$2])*[.D89]/[.K89]" office:value-type="float" office:value="0" calcext:value-type="float">
            <text:p>0</text:p>
          </table:table-cell>
          <table:table-cell table:formula="of:=[.E89]/[.K89]" office:value-type="float" office:value="0.181818181818182" calcext:value-type="float">
            <text:p>0.1818181818</text:p>
          </table:table-cell>
          <table:table-cell table:formula="of:=[.F89]/[.K89]" office:value-type="float" office:value="0.818181818181818" calcext:value-type="float">
            <text:p>0.8181818182</text:p>
          </table:table-cell>
          <table:table-cell table:formula="of:=([.D89]*(1-[.$J$2]))+[.E89]+[.F89]" office:value-type="float" office:value="0.99" calcext:value-type="float">
            <text:p>0.99</text:p>
          </table:table-cell>
          <table:table-cell table:formula="of:=IF(ABS([.H89]+[.I89]+[.J8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89]*(1+[.$J$3])/(2+[.$J$3]))+[.H89]" office:value-type="float" office:value="0.1" calcext:value-type="float">
            <text:p>0.1</text:p>
          </table:table-cell>
          <table:table-cell table:formula="of:=1-[.A90]" office:value-type="float" office:value="0.9" calcext:value-type="float">
            <text:p>0.9</text:p>
          </table:table-cell>
          <table:table-cell table:formula="of:=IF(ABS([.A90]+[.B90])-1&lt;0.001;&quot;&quot;;&quot;ERROR&quot;)">
            <text:p/>
          </table:table-cell>
          <table:table-cell table:formula="of:=[.A90]*[.A90]" office:value-type="float" office:value="0.01" calcext:value-type="float">
            <text:p>0.01</text:p>
          </table:table-cell>
          <table:table-cell table:formula="of:=2*[.A90]*[.B90]" office:value-type="float" office:value="0.18" calcext:value-type="float">
            <text:p>0.18</text:p>
          </table:table-cell>
          <table:table-cell table:formula="of:=[.B90]*[.B90]" office:value-type="float" office:value="0.81" calcext:value-type="float">
            <text:p>0.81</text:p>
          </table:table-cell>
          <table:table-cell table:formula="of:=IF(ABS([.D90]+[.E90]+[.F90])-1&lt;0.001;&quot;&quot;;&quot;ERROR&quot;)">
            <text:p/>
          </table:table-cell>
          <table:table-cell table:formula="of:=(1-[.$J$2])*[.D90]/[.K90]" office:value-type="float" office:value="0" calcext:value-type="float">
            <text:p>0</text:p>
          </table:table-cell>
          <table:table-cell table:formula="of:=[.E90]/[.K90]" office:value-type="float" office:value="0.181818181818182" calcext:value-type="float">
            <text:p>0.1818181818</text:p>
          </table:table-cell>
          <table:table-cell table:formula="of:=[.F90]/[.K90]" office:value-type="float" office:value="0.818181818181818" calcext:value-type="float">
            <text:p>0.8181818182</text:p>
          </table:table-cell>
          <table:table-cell table:formula="of:=([.D90]*(1-[.$J$2]))+[.E90]+[.F90]" office:value-type="float" office:value="0.99" calcext:value-type="float">
            <text:p>0.99</text:p>
          </table:table-cell>
          <table:table-cell table:formula="of:=IF(ABS([.H90]+[.I90]+[.J9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0]*(1+[.$J$3])/(2+[.$J$3]))+[.H90]" office:value-type="float" office:value="0.1" calcext:value-type="float">
            <text:p>0.1</text:p>
          </table:table-cell>
          <table:table-cell table:formula="of:=1-[.A91]" office:value-type="float" office:value="0.9" calcext:value-type="float">
            <text:p>0.9</text:p>
          </table:table-cell>
          <table:table-cell table:formula="of:=IF(ABS([.A91]+[.B91])-1&lt;0.001;&quot;&quot;;&quot;ERROR&quot;)">
            <text:p/>
          </table:table-cell>
          <table:table-cell table:formula="of:=[.A91]*[.A91]" office:value-type="float" office:value="0.01" calcext:value-type="float">
            <text:p>0.01</text:p>
          </table:table-cell>
          <table:table-cell table:formula="of:=2*[.A91]*[.B91]" office:value-type="float" office:value="0.18" calcext:value-type="float">
            <text:p>0.18</text:p>
          </table:table-cell>
          <table:table-cell table:formula="of:=[.B91]*[.B91]" office:value-type="float" office:value="0.81" calcext:value-type="float">
            <text:p>0.81</text:p>
          </table:table-cell>
          <table:table-cell table:formula="of:=IF(ABS([.D91]+[.E91]+[.F91])-1&lt;0.001;&quot;&quot;;&quot;ERROR&quot;)">
            <text:p/>
          </table:table-cell>
          <table:table-cell table:formula="of:=(1-[.$J$2])*[.D91]/[.K91]" office:value-type="float" office:value="0" calcext:value-type="float">
            <text:p>0</text:p>
          </table:table-cell>
          <table:table-cell table:formula="of:=[.E91]/[.K91]" office:value-type="float" office:value="0.181818181818182" calcext:value-type="float">
            <text:p>0.1818181818</text:p>
          </table:table-cell>
          <table:table-cell table:formula="of:=[.F91]/[.K91]" office:value-type="float" office:value="0.818181818181818" calcext:value-type="float">
            <text:p>0.8181818182</text:p>
          </table:table-cell>
          <table:table-cell table:formula="of:=([.D91]*(1-[.$J$2]))+[.E91]+[.F91]" office:value-type="float" office:value="0.99" calcext:value-type="float">
            <text:p>0.99</text:p>
          </table:table-cell>
          <table:table-cell table:formula="of:=IF(ABS([.H91]+[.I91]+[.J9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1]*(1+[.$J$3])/(2+[.$J$3]))+[.H91]" office:value-type="float" office:value="0.1" calcext:value-type="float">
            <text:p>0.1</text:p>
          </table:table-cell>
          <table:table-cell table:formula="of:=1-[.A92]" office:value-type="float" office:value="0.9" calcext:value-type="float">
            <text:p>0.9</text:p>
          </table:table-cell>
          <table:table-cell table:formula="of:=IF(ABS([.A92]+[.B92])-1&lt;0.001;&quot;&quot;;&quot;ERROR&quot;)">
            <text:p/>
          </table:table-cell>
          <table:table-cell table:formula="of:=[.A92]*[.A92]" office:value-type="float" office:value="0.01" calcext:value-type="float">
            <text:p>0.01</text:p>
          </table:table-cell>
          <table:table-cell table:formula="of:=2*[.A92]*[.B92]" office:value-type="float" office:value="0.18" calcext:value-type="float">
            <text:p>0.18</text:p>
          </table:table-cell>
          <table:table-cell table:formula="of:=[.B92]*[.B92]" office:value-type="float" office:value="0.81" calcext:value-type="float">
            <text:p>0.81</text:p>
          </table:table-cell>
          <table:table-cell table:formula="of:=IF(ABS([.D92]+[.E92]+[.F92])-1&lt;0.001;&quot;&quot;;&quot;ERROR&quot;)">
            <text:p/>
          </table:table-cell>
          <table:table-cell table:formula="of:=(1-[.$J$2])*[.D92]/[.K92]" office:value-type="float" office:value="0" calcext:value-type="float">
            <text:p>0</text:p>
          </table:table-cell>
          <table:table-cell table:formula="of:=[.E92]/[.K92]" office:value-type="float" office:value="0.181818181818182" calcext:value-type="float">
            <text:p>0.1818181818</text:p>
          </table:table-cell>
          <table:table-cell table:formula="of:=[.F92]/[.K92]" office:value-type="float" office:value="0.818181818181818" calcext:value-type="float">
            <text:p>0.8181818182</text:p>
          </table:table-cell>
          <table:table-cell table:formula="of:=([.D92]*(1-[.$J$2]))+[.E92]+[.F92]" office:value-type="float" office:value="0.99" calcext:value-type="float">
            <text:p>0.99</text:p>
          </table:table-cell>
          <table:table-cell table:formula="of:=IF(ABS([.H92]+[.I92]+[.J9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2]*(1+[.$J$3])/(2+[.$J$3]))+[.H92]" office:value-type="float" office:value="0.1" calcext:value-type="float">
            <text:p>0.1</text:p>
          </table:table-cell>
          <table:table-cell table:formula="of:=1-[.A93]" office:value-type="float" office:value="0.9" calcext:value-type="float">
            <text:p>0.9</text:p>
          </table:table-cell>
          <table:table-cell table:formula="of:=IF(ABS([.A93]+[.B93])-1&lt;0.001;&quot;&quot;;&quot;ERROR&quot;)">
            <text:p/>
          </table:table-cell>
          <table:table-cell table:formula="of:=[.A93]*[.A93]" office:value-type="float" office:value="0.01" calcext:value-type="float">
            <text:p>0.01</text:p>
          </table:table-cell>
          <table:table-cell table:formula="of:=2*[.A93]*[.B93]" office:value-type="float" office:value="0.18" calcext:value-type="float">
            <text:p>0.18</text:p>
          </table:table-cell>
          <table:table-cell table:formula="of:=[.B93]*[.B93]" office:value-type="float" office:value="0.81" calcext:value-type="float">
            <text:p>0.81</text:p>
          </table:table-cell>
          <table:table-cell table:formula="of:=IF(ABS([.D93]+[.E93]+[.F93])-1&lt;0.001;&quot;&quot;;&quot;ERROR&quot;)">
            <text:p/>
          </table:table-cell>
          <table:table-cell table:formula="of:=(1-[.$J$2])*[.D93]/[.K93]" office:value-type="float" office:value="0" calcext:value-type="float">
            <text:p>0</text:p>
          </table:table-cell>
          <table:table-cell table:formula="of:=[.E93]/[.K93]" office:value-type="float" office:value="0.181818181818182" calcext:value-type="float">
            <text:p>0.1818181818</text:p>
          </table:table-cell>
          <table:table-cell table:formula="of:=[.F93]/[.K93]" office:value-type="float" office:value="0.818181818181818" calcext:value-type="float">
            <text:p>0.8181818182</text:p>
          </table:table-cell>
          <table:table-cell table:formula="of:=([.D93]*(1-[.$J$2]))+[.E93]+[.F93]" office:value-type="float" office:value="0.99" calcext:value-type="float">
            <text:p>0.99</text:p>
          </table:table-cell>
          <table:table-cell table:formula="of:=IF(ABS([.H93]+[.I93]+[.J9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3]*(1+[.$J$3])/(2+[.$J$3]))+[.H93]" office:value-type="float" office:value="0.1" calcext:value-type="float">
            <text:p>0.1</text:p>
          </table:table-cell>
          <table:table-cell table:formula="of:=1-[.A94]" office:value-type="float" office:value="0.9" calcext:value-type="float">
            <text:p>0.9</text:p>
          </table:table-cell>
          <table:table-cell table:formula="of:=IF(ABS([.A94]+[.B94])-1&lt;0.001;&quot;&quot;;&quot;ERROR&quot;)">
            <text:p/>
          </table:table-cell>
          <table:table-cell table:formula="of:=[.A94]*[.A94]" office:value-type="float" office:value="0.01" calcext:value-type="float">
            <text:p>0.01</text:p>
          </table:table-cell>
          <table:table-cell table:formula="of:=2*[.A94]*[.B94]" office:value-type="float" office:value="0.18" calcext:value-type="float">
            <text:p>0.18</text:p>
          </table:table-cell>
          <table:table-cell table:formula="of:=[.B94]*[.B94]" office:value-type="float" office:value="0.81" calcext:value-type="float">
            <text:p>0.81</text:p>
          </table:table-cell>
          <table:table-cell table:formula="of:=IF(ABS([.D94]+[.E94]+[.F94])-1&lt;0.001;&quot;&quot;;&quot;ERROR&quot;)">
            <text:p/>
          </table:table-cell>
          <table:table-cell table:formula="of:=(1-[.$J$2])*[.D94]/[.K94]" office:value-type="float" office:value="0" calcext:value-type="float">
            <text:p>0</text:p>
          </table:table-cell>
          <table:table-cell table:formula="of:=[.E94]/[.K94]" office:value-type="float" office:value="0.181818181818182" calcext:value-type="float">
            <text:p>0.1818181818</text:p>
          </table:table-cell>
          <table:table-cell table:formula="of:=[.F94]/[.K94]" office:value-type="float" office:value="0.818181818181818" calcext:value-type="float">
            <text:p>0.8181818182</text:p>
          </table:table-cell>
          <table:table-cell table:formula="of:=([.D94]*(1-[.$J$2]))+[.E94]+[.F94]" office:value-type="float" office:value="0.99" calcext:value-type="float">
            <text:p>0.99</text:p>
          </table:table-cell>
          <table:table-cell table:formula="of:=IF(ABS([.H94]+[.I94]+[.J9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4]*(1+[.$J$3])/(2+[.$J$3]))+[.H94]" office:value-type="float" office:value="0.1" calcext:value-type="float">
            <text:p>0.1</text:p>
          </table:table-cell>
          <table:table-cell table:formula="of:=1-[.A95]" office:value-type="float" office:value="0.9" calcext:value-type="float">
            <text:p>0.9</text:p>
          </table:table-cell>
          <table:table-cell table:formula="of:=IF(ABS([.A95]+[.B95])-1&lt;0.001;&quot;&quot;;&quot;ERROR&quot;)">
            <text:p/>
          </table:table-cell>
          <table:table-cell table:formula="of:=[.A95]*[.A95]" office:value-type="float" office:value="0.01" calcext:value-type="float">
            <text:p>0.01</text:p>
          </table:table-cell>
          <table:table-cell table:formula="of:=2*[.A95]*[.B95]" office:value-type="float" office:value="0.18" calcext:value-type="float">
            <text:p>0.18</text:p>
          </table:table-cell>
          <table:table-cell table:formula="of:=[.B95]*[.B95]" office:value-type="float" office:value="0.81" calcext:value-type="float">
            <text:p>0.81</text:p>
          </table:table-cell>
          <table:table-cell table:formula="of:=IF(ABS([.D95]+[.E95]+[.F95])-1&lt;0.001;&quot;&quot;;&quot;ERROR&quot;)">
            <text:p/>
          </table:table-cell>
          <table:table-cell table:formula="of:=(1-[.$J$2])*[.D95]/[.K95]" office:value-type="float" office:value="0" calcext:value-type="float">
            <text:p>0</text:p>
          </table:table-cell>
          <table:table-cell table:formula="of:=[.E95]/[.K95]" office:value-type="float" office:value="0.181818181818182" calcext:value-type="float">
            <text:p>0.1818181818</text:p>
          </table:table-cell>
          <table:table-cell table:formula="of:=[.F95]/[.K95]" office:value-type="float" office:value="0.818181818181818" calcext:value-type="float">
            <text:p>0.8181818182</text:p>
          </table:table-cell>
          <table:table-cell table:formula="of:=([.D95]*(1-[.$J$2]))+[.E95]+[.F95]" office:value-type="float" office:value="0.99" calcext:value-type="float">
            <text:p>0.99</text:p>
          </table:table-cell>
          <table:table-cell table:formula="of:=IF(ABS([.H95]+[.I95]+[.J9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5]*(1+[.$J$3])/(2+[.$J$3]))+[.H95]" office:value-type="float" office:value="0.1" calcext:value-type="float">
            <text:p>0.1</text:p>
          </table:table-cell>
          <table:table-cell table:formula="of:=1-[.A96]" office:value-type="float" office:value="0.9" calcext:value-type="float">
            <text:p>0.9</text:p>
          </table:table-cell>
          <table:table-cell table:formula="of:=IF(ABS([.A96]+[.B96])-1&lt;0.001;&quot;&quot;;&quot;ERROR&quot;)">
            <text:p/>
          </table:table-cell>
          <table:table-cell table:formula="of:=[.A96]*[.A96]" office:value-type="float" office:value="0.01" calcext:value-type="float">
            <text:p>0.01</text:p>
          </table:table-cell>
          <table:table-cell table:formula="of:=2*[.A96]*[.B96]" office:value-type="float" office:value="0.18" calcext:value-type="float">
            <text:p>0.18</text:p>
          </table:table-cell>
          <table:table-cell table:formula="of:=[.B96]*[.B96]" office:value-type="float" office:value="0.81" calcext:value-type="float">
            <text:p>0.81</text:p>
          </table:table-cell>
          <table:table-cell table:formula="of:=IF(ABS([.D96]+[.E96]+[.F96])-1&lt;0.001;&quot;&quot;;&quot;ERROR&quot;)">
            <text:p/>
          </table:table-cell>
          <table:table-cell table:formula="of:=(1-[.$J$2])*[.D96]/[.K96]" office:value-type="float" office:value="0" calcext:value-type="float">
            <text:p>0</text:p>
          </table:table-cell>
          <table:table-cell table:formula="of:=[.E96]/[.K96]" office:value-type="float" office:value="0.181818181818182" calcext:value-type="float">
            <text:p>0.1818181818</text:p>
          </table:table-cell>
          <table:table-cell table:formula="of:=[.F96]/[.K96]" office:value-type="float" office:value="0.818181818181818" calcext:value-type="float">
            <text:p>0.8181818182</text:p>
          </table:table-cell>
          <table:table-cell table:formula="of:=([.D96]*(1-[.$J$2]))+[.E96]+[.F96]" office:value-type="float" office:value="0.99" calcext:value-type="float">
            <text:p>0.99</text:p>
          </table:table-cell>
          <table:table-cell table:formula="of:=IF(ABS([.H96]+[.I96]+[.J9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6]*(1+[.$J$3])/(2+[.$J$3]))+[.H96]" office:value-type="float" office:value="0.1" calcext:value-type="float">
            <text:p>0.1</text:p>
          </table:table-cell>
          <table:table-cell table:formula="of:=1-[.A97]" office:value-type="float" office:value="0.9" calcext:value-type="float">
            <text:p>0.9</text:p>
          </table:table-cell>
          <table:table-cell table:formula="of:=IF(ABS([.A97]+[.B97])-1&lt;0.001;&quot;&quot;;&quot;ERROR&quot;)">
            <text:p/>
          </table:table-cell>
          <table:table-cell table:formula="of:=[.A97]*[.A97]" office:value-type="float" office:value="0.01" calcext:value-type="float">
            <text:p>0.01</text:p>
          </table:table-cell>
          <table:table-cell table:formula="of:=2*[.A97]*[.B97]" office:value-type="float" office:value="0.18" calcext:value-type="float">
            <text:p>0.18</text:p>
          </table:table-cell>
          <table:table-cell table:formula="of:=[.B97]*[.B97]" office:value-type="float" office:value="0.81" calcext:value-type="float">
            <text:p>0.81</text:p>
          </table:table-cell>
          <table:table-cell table:formula="of:=IF(ABS([.D97]+[.E97]+[.F97])-1&lt;0.001;&quot;&quot;;&quot;ERROR&quot;)">
            <text:p/>
          </table:table-cell>
          <table:table-cell table:formula="of:=(1-[.$J$2])*[.D97]/[.K97]" office:value-type="float" office:value="0" calcext:value-type="float">
            <text:p>0</text:p>
          </table:table-cell>
          <table:table-cell table:formula="of:=[.E97]/[.K97]" office:value-type="float" office:value="0.181818181818182" calcext:value-type="float">
            <text:p>0.1818181818</text:p>
          </table:table-cell>
          <table:table-cell table:formula="of:=[.F97]/[.K97]" office:value-type="float" office:value="0.818181818181818" calcext:value-type="float">
            <text:p>0.8181818182</text:p>
          </table:table-cell>
          <table:table-cell table:formula="of:=([.D97]*(1-[.$J$2]))+[.E97]+[.F97]" office:value-type="float" office:value="0.99" calcext:value-type="float">
            <text:p>0.99</text:p>
          </table:table-cell>
          <table:table-cell table:formula="of:=IF(ABS([.H97]+[.I97]+[.J9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7]*(1+[.$J$3])/(2+[.$J$3]))+[.H97]" office:value-type="float" office:value="0.1" calcext:value-type="float">
            <text:p>0.1</text:p>
          </table:table-cell>
          <table:table-cell table:formula="of:=1-[.A98]" office:value-type="float" office:value="0.9" calcext:value-type="float">
            <text:p>0.9</text:p>
          </table:table-cell>
          <table:table-cell table:formula="of:=IF(ABS([.A98]+[.B98])-1&lt;0.001;&quot;&quot;;&quot;ERROR&quot;)">
            <text:p/>
          </table:table-cell>
          <table:table-cell table:formula="of:=[.A98]*[.A98]" office:value-type="float" office:value="0.01" calcext:value-type="float">
            <text:p>0.01</text:p>
          </table:table-cell>
          <table:table-cell table:formula="of:=2*[.A98]*[.B98]" office:value-type="float" office:value="0.18" calcext:value-type="float">
            <text:p>0.18</text:p>
          </table:table-cell>
          <table:table-cell table:formula="of:=[.B98]*[.B98]" office:value-type="float" office:value="0.81" calcext:value-type="float">
            <text:p>0.81</text:p>
          </table:table-cell>
          <table:table-cell table:formula="of:=IF(ABS([.D98]+[.E98]+[.F98])-1&lt;0.001;&quot;&quot;;&quot;ERROR&quot;)">
            <text:p/>
          </table:table-cell>
          <table:table-cell table:formula="of:=(1-[.$J$2])*[.D98]/[.K98]" office:value-type="float" office:value="0" calcext:value-type="float">
            <text:p>0</text:p>
          </table:table-cell>
          <table:table-cell table:formula="of:=[.E98]/[.K98]" office:value-type="float" office:value="0.181818181818182" calcext:value-type="float">
            <text:p>0.1818181818</text:p>
          </table:table-cell>
          <table:table-cell table:formula="of:=[.F98]/[.K98]" office:value-type="float" office:value="0.818181818181818" calcext:value-type="float">
            <text:p>0.8181818182</text:p>
          </table:table-cell>
          <table:table-cell table:formula="of:=([.D98]*(1-[.$J$2]))+[.E98]+[.F98]" office:value-type="float" office:value="0.99" calcext:value-type="float">
            <text:p>0.99</text:p>
          </table:table-cell>
          <table:table-cell table:formula="of:=IF(ABS([.H98]+[.I98]+[.J9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8]*(1+[.$J$3])/(2+[.$J$3]))+[.H98]" office:value-type="float" office:value="0.1" calcext:value-type="float">
            <text:p>0.1</text:p>
          </table:table-cell>
          <table:table-cell table:formula="of:=1-[.A99]" office:value-type="float" office:value="0.9" calcext:value-type="float">
            <text:p>0.9</text:p>
          </table:table-cell>
          <table:table-cell table:formula="of:=IF(ABS([.A99]+[.B99])-1&lt;0.001;&quot;&quot;;&quot;ERROR&quot;)">
            <text:p/>
          </table:table-cell>
          <table:table-cell table:formula="of:=[.A99]*[.A99]" office:value-type="float" office:value="0.01" calcext:value-type="float">
            <text:p>0.01</text:p>
          </table:table-cell>
          <table:table-cell table:formula="of:=2*[.A99]*[.B99]" office:value-type="float" office:value="0.18" calcext:value-type="float">
            <text:p>0.18</text:p>
          </table:table-cell>
          <table:table-cell table:formula="of:=[.B99]*[.B99]" office:value-type="float" office:value="0.81" calcext:value-type="float">
            <text:p>0.81</text:p>
          </table:table-cell>
          <table:table-cell table:formula="of:=IF(ABS([.D99]+[.E99]+[.F99])-1&lt;0.001;&quot;&quot;;&quot;ERROR&quot;)">
            <text:p/>
          </table:table-cell>
          <table:table-cell table:formula="of:=(1-[.$J$2])*[.D99]/[.K99]" office:value-type="float" office:value="0" calcext:value-type="float">
            <text:p>0</text:p>
          </table:table-cell>
          <table:table-cell table:formula="of:=[.E99]/[.K99]" office:value-type="float" office:value="0.181818181818182" calcext:value-type="float">
            <text:p>0.1818181818</text:p>
          </table:table-cell>
          <table:table-cell table:formula="of:=[.F99]/[.K99]" office:value-type="float" office:value="0.818181818181818" calcext:value-type="float">
            <text:p>0.8181818182</text:p>
          </table:table-cell>
          <table:table-cell table:formula="of:=([.D99]*(1-[.$J$2]))+[.E99]+[.F99]" office:value-type="float" office:value="0.99" calcext:value-type="float">
            <text:p>0.99</text:p>
          </table:table-cell>
          <table:table-cell table:formula="of:=IF(ABS([.H99]+[.I99]+[.J9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99]*(1+[.$J$3])/(2+[.$J$3]))+[.H99]" office:value-type="float" office:value="0.1" calcext:value-type="float">
            <text:p>0.1</text:p>
          </table:table-cell>
          <table:table-cell table:formula="of:=1-[.A100]" office:value-type="float" office:value="0.9" calcext:value-type="float">
            <text:p>0.9</text:p>
          </table:table-cell>
          <table:table-cell table:formula="of:=IF(ABS([.A100]+[.B100])-1&lt;0.001;&quot;&quot;;&quot;ERROR&quot;)">
            <text:p/>
          </table:table-cell>
          <table:table-cell table:formula="of:=[.A100]*[.A100]" office:value-type="float" office:value="0.01" calcext:value-type="float">
            <text:p>0.01</text:p>
          </table:table-cell>
          <table:table-cell table:formula="of:=2*[.A100]*[.B100]" office:value-type="float" office:value="0.18" calcext:value-type="float">
            <text:p>0.18</text:p>
          </table:table-cell>
          <table:table-cell table:formula="of:=[.B100]*[.B100]" office:value-type="float" office:value="0.81" calcext:value-type="float">
            <text:p>0.81</text:p>
          </table:table-cell>
          <table:table-cell table:formula="of:=IF(ABS([.D100]+[.E100]+[.F100])-1&lt;0.001;&quot;&quot;;&quot;ERROR&quot;)">
            <text:p/>
          </table:table-cell>
          <table:table-cell table:formula="of:=(1-[.$J$2])*[.D100]/[.K100]" office:value-type="float" office:value="0" calcext:value-type="float">
            <text:p>0</text:p>
          </table:table-cell>
          <table:table-cell table:formula="of:=[.E100]/[.K100]" office:value-type="float" office:value="0.181818181818182" calcext:value-type="float">
            <text:p>0.1818181818</text:p>
          </table:table-cell>
          <table:table-cell table:formula="of:=[.F100]/[.K100]" office:value-type="float" office:value="0.818181818181818" calcext:value-type="float">
            <text:p>0.8181818182</text:p>
          </table:table-cell>
          <table:table-cell table:formula="of:=([.D100]*(1-[.$J$2]))+[.E100]+[.F100]" office:value-type="float" office:value="0.99" calcext:value-type="float">
            <text:p>0.99</text:p>
          </table:table-cell>
          <table:table-cell table:formula="of:=IF(ABS([.H100]+[.I100]+[.J10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0]*(1+[.$J$3])/(2+[.$J$3]))+[.H100]" office:value-type="float" office:value="0.1" calcext:value-type="float">
            <text:p>0.1</text:p>
          </table:table-cell>
          <table:table-cell table:formula="of:=1-[.A101]" office:value-type="float" office:value="0.9" calcext:value-type="float">
            <text:p>0.9</text:p>
          </table:table-cell>
          <table:table-cell table:formula="of:=IF(ABS([.A101]+[.B101])-1&lt;0.001;&quot;&quot;;&quot;ERROR&quot;)">
            <text:p/>
          </table:table-cell>
          <table:table-cell table:formula="of:=[.A101]*[.A101]" office:value-type="float" office:value="0.01" calcext:value-type="float">
            <text:p>0.01</text:p>
          </table:table-cell>
          <table:table-cell table:formula="of:=2*[.A101]*[.B101]" office:value-type="float" office:value="0.18" calcext:value-type="float">
            <text:p>0.18</text:p>
          </table:table-cell>
          <table:table-cell table:formula="of:=[.B101]*[.B101]" office:value-type="float" office:value="0.81" calcext:value-type="float">
            <text:p>0.81</text:p>
          </table:table-cell>
          <table:table-cell table:formula="of:=IF(ABS([.D101]+[.E101]+[.F101])-1&lt;0.001;&quot;&quot;;&quot;ERROR&quot;)">
            <text:p/>
          </table:table-cell>
          <table:table-cell table:formula="of:=(1-[.$J$2])*[.D101]/[.K101]" office:value-type="float" office:value="0" calcext:value-type="float">
            <text:p>0</text:p>
          </table:table-cell>
          <table:table-cell table:formula="of:=[.E101]/[.K101]" office:value-type="float" office:value="0.181818181818182" calcext:value-type="float">
            <text:p>0.1818181818</text:p>
          </table:table-cell>
          <table:table-cell table:formula="of:=[.F101]/[.K101]" office:value-type="float" office:value="0.818181818181818" calcext:value-type="float">
            <text:p>0.8181818182</text:p>
          </table:table-cell>
          <table:table-cell table:formula="of:=([.D101]*(1-[.$J$2]))+[.E101]+[.F101]" office:value-type="float" office:value="0.99" calcext:value-type="float">
            <text:p>0.99</text:p>
          </table:table-cell>
          <table:table-cell table:formula="of:=IF(ABS([.H101]+[.I101]+[.J10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1]*(1+[.$J$3])/(2+[.$J$3]))+[.H101]" office:value-type="float" office:value="0.1" calcext:value-type="float">
            <text:p>0.1</text:p>
          </table:table-cell>
          <table:table-cell table:formula="of:=1-[.A102]" office:value-type="float" office:value="0.9" calcext:value-type="float">
            <text:p>0.9</text:p>
          </table:table-cell>
          <table:table-cell table:formula="of:=IF(ABS([.A102]+[.B102])-1&lt;0.001;&quot;&quot;;&quot;ERROR&quot;)">
            <text:p/>
          </table:table-cell>
          <table:table-cell table:formula="of:=[.A102]*[.A102]" office:value-type="float" office:value="0.01" calcext:value-type="float">
            <text:p>0.01</text:p>
          </table:table-cell>
          <table:table-cell table:formula="of:=2*[.A102]*[.B102]" office:value-type="float" office:value="0.18" calcext:value-type="float">
            <text:p>0.18</text:p>
          </table:table-cell>
          <table:table-cell table:formula="of:=[.B102]*[.B102]" office:value-type="float" office:value="0.81" calcext:value-type="float">
            <text:p>0.81</text:p>
          </table:table-cell>
          <table:table-cell table:formula="of:=IF(ABS([.D102]+[.E102]+[.F102])-1&lt;0.001;&quot;&quot;;&quot;ERROR&quot;)">
            <text:p/>
          </table:table-cell>
          <table:table-cell table:formula="of:=(1-[.$J$2])*[.D102]/[.K102]" office:value-type="float" office:value="0" calcext:value-type="float">
            <text:p>0</text:p>
          </table:table-cell>
          <table:table-cell table:formula="of:=[.E102]/[.K102]" office:value-type="float" office:value="0.181818181818182" calcext:value-type="float">
            <text:p>0.1818181818</text:p>
          </table:table-cell>
          <table:table-cell table:formula="of:=[.F102]/[.K102]" office:value-type="float" office:value="0.818181818181818" calcext:value-type="float">
            <text:p>0.8181818182</text:p>
          </table:table-cell>
          <table:table-cell table:formula="of:=([.D102]*(1-[.$J$2]))+[.E102]+[.F102]" office:value-type="float" office:value="0.99" calcext:value-type="float">
            <text:p>0.99</text:p>
          </table:table-cell>
          <table:table-cell table:formula="of:=IF(ABS([.H102]+[.I102]+[.J10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2]*(1+[.$J$3])/(2+[.$J$3]))+[.H102]" office:value-type="float" office:value="0.1" calcext:value-type="float">
            <text:p>0.1</text:p>
          </table:table-cell>
          <table:table-cell table:formula="of:=1-[.A103]" office:value-type="float" office:value="0.9" calcext:value-type="float">
            <text:p>0.9</text:p>
          </table:table-cell>
          <table:table-cell table:formula="of:=IF(ABS([.A103]+[.B103])-1&lt;0.001;&quot;&quot;;&quot;ERROR&quot;)">
            <text:p/>
          </table:table-cell>
          <table:table-cell table:formula="of:=[.A103]*[.A103]" office:value-type="float" office:value="0.01" calcext:value-type="float">
            <text:p>0.01</text:p>
          </table:table-cell>
          <table:table-cell table:formula="of:=2*[.A103]*[.B103]" office:value-type="float" office:value="0.18" calcext:value-type="float">
            <text:p>0.18</text:p>
          </table:table-cell>
          <table:table-cell table:formula="of:=[.B103]*[.B103]" office:value-type="float" office:value="0.81" calcext:value-type="float">
            <text:p>0.81</text:p>
          </table:table-cell>
          <table:table-cell table:formula="of:=IF(ABS([.D103]+[.E103]+[.F103])-1&lt;0.001;&quot;&quot;;&quot;ERROR&quot;)">
            <text:p/>
          </table:table-cell>
          <table:table-cell table:formula="of:=(1-[.$J$2])*[.D103]/[.K103]" office:value-type="float" office:value="0" calcext:value-type="float">
            <text:p>0</text:p>
          </table:table-cell>
          <table:table-cell table:formula="of:=[.E103]/[.K103]" office:value-type="float" office:value="0.181818181818182" calcext:value-type="float">
            <text:p>0.1818181818</text:p>
          </table:table-cell>
          <table:table-cell table:formula="of:=[.F103]/[.K103]" office:value-type="float" office:value="0.818181818181818" calcext:value-type="float">
            <text:p>0.8181818182</text:p>
          </table:table-cell>
          <table:table-cell table:formula="of:=([.D103]*(1-[.$J$2]))+[.E103]+[.F103]" office:value-type="float" office:value="0.99" calcext:value-type="float">
            <text:p>0.99</text:p>
          </table:table-cell>
          <table:table-cell table:formula="of:=IF(ABS([.H103]+[.I103]+[.J10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3]*(1+[.$J$3])/(2+[.$J$3]))+[.H103]" office:value-type="float" office:value="0.1" calcext:value-type="float">
            <text:p>0.1</text:p>
          </table:table-cell>
          <table:table-cell table:formula="of:=1-[.A104]" office:value-type="float" office:value="0.9" calcext:value-type="float">
            <text:p>0.9</text:p>
          </table:table-cell>
          <table:table-cell table:formula="of:=IF(ABS([.A104]+[.B104])-1&lt;0.001;&quot;&quot;;&quot;ERROR&quot;)">
            <text:p/>
          </table:table-cell>
          <table:table-cell table:formula="of:=[.A104]*[.A104]" office:value-type="float" office:value="0.01" calcext:value-type="float">
            <text:p>0.01</text:p>
          </table:table-cell>
          <table:table-cell table:formula="of:=2*[.A104]*[.B104]" office:value-type="float" office:value="0.18" calcext:value-type="float">
            <text:p>0.18</text:p>
          </table:table-cell>
          <table:table-cell table:formula="of:=[.B104]*[.B104]" office:value-type="float" office:value="0.81" calcext:value-type="float">
            <text:p>0.81</text:p>
          </table:table-cell>
          <table:table-cell table:formula="of:=IF(ABS([.D104]+[.E104]+[.F104])-1&lt;0.001;&quot;&quot;;&quot;ERROR&quot;)">
            <text:p/>
          </table:table-cell>
          <table:table-cell table:formula="of:=(1-[.$J$2])*[.D104]/[.K104]" office:value-type="float" office:value="0" calcext:value-type="float">
            <text:p>0</text:p>
          </table:table-cell>
          <table:table-cell table:formula="of:=[.E104]/[.K104]" office:value-type="float" office:value="0.181818181818182" calcext:value-type="float">
            <text:p>0.1818181818</text:p>
          </table:table-cell>
          <table:table-cell table:formula="of:=[.F104]/[.K104]" office:value-type="float" office:value="0.818181818181818" calcext:value-type="float">
            <text:p>0.8181818182</text:p>
          </table:table-cell>
          <table:table-cell table:formula="of:=([.D104]*(1-[.$J$2]))+[.E104]+[.F104]" office:value-type="float" office:value="0.99" calcext:value-type="float">
            <text:p>0.99</text:p>
          </table:table-cell>
          <table:table-cell table:formula="of:=IF(ABS([.H104]+[.I104]+[.J10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4]*(1+[.$J$3])/(2+[.$J$3]))+[.H104]" office:value-type="float" office:value="0.1" calcext:value-type="float">
            <text:p>0.1</text:p>
          </table:table-cell>
          <table:table-cell table:formula="of:=1-[.A105]" office:value-type="float" office:value="0.9" calcext:value-type="float">
            <text:p>0.9</text:p>
          </table:table-cell>
          <table:table-cell table:formula="of:=IF(ABS([.A105]+[.B105])-1&lt;0.001;&quot;&quot;;&quot;ERROR&quot;)">
            <text:p/>
          </table:table-cell>
          <table:table-cell table:formula="of:=[.A105]*[.A105]" office:value-type="float" office:value="0.01" calcext:value-type="float">
            <text:p>0.01</text:p>
          </table:table-cell>
          <table:table-cell table:formula="of:=2*[.A105]*[.B105]" office:value-type="float" office:value="0.18" calcext:value-type="float">
            <text:p>0.18</text:p>
          </table:table-cell>
          <table:table-cell table:formula="of:=[.B105]*[.B105]" office:value-type="float" office:value="0.81" calcext:value-type="float">
            <text:p>0.81</text:p>
          </table:table-cell>
          <table:table-cell table:formula="of:=IF(ABS([.D105]+[.E105]+[.F105])-1&lt;0.001;&quot;&quot;;&quot;ERROR&quot;)">
            <text:p/>
          </table:table-cell>
          <table:table-cell table:formula="of:=(1-[.$J$2])*[.D105]/[.K105]" office:value-type="float" office:value="0" calcext:value-type="float">
            <text:p>0</text:p>
          </table:table-cell>
          <table:table-cell table:formula="of:=[.E105]/[.K105]" office:value-type="float" office:value="0.181818181818182" calcext:value-type="float">
            <text:p>0.1818181818</text:p>
          </table:table-cell>
          <table:table-cell table:formula="of:=[.F105]/[.K105]" office:value-type="float" office:value="0.818181818181818" calcext:value-type="float">
            <text:p>0.8181818182</text:p>
          </table:table-cell>
          <table:table-cell table:formula="of:=([.D105]*(1-[.$J$2]))+[.E105]+[.F105]" office:value-type="float" office:value="0.99" calcext:value-type="float">
            <text:p>0.99</text:p>
          </table:table-cell>
          <table:table-cell table:formula="of:=IF(ABS([.H105]+[.I105]+[.J10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5]*(1+[.$J$3])/(2+[.$J$3]))+[.H105]" office:value-type="float" office:value="0.1" calcext:value-type="float">
            <text:p>0.1</text:p>
          </table:table-cell>
          <table:table-cell table:formula="of:=1-[.A106]" office:value-type="float" office:value="0.9" calcext:value-type="float">
            <text:p>0.9</text:p>
          </table:table-cell>
          <table:table-cell table:formula="of:=IF(ABS([.A106]+[.B106])-1&lt;0.001;&quot;&quot;;&quot;ERROR&quot;)">
            <text:p/>
          </table:table-cell>
          <table:table-cell table:formula="of:=[.A106]*[.A106]" office:value-type="float" office:value="0.01" calcext:value-type="float">
            <text:p>0.01</text:p>
          </table:table-cell>
          <table:table-cell table:formula="of:=2*[.A106]*[.B106]" office:value-type="float" office:value="0.18" calcext:value-type="float">
            <text:p>0.18</text:p>
          </table:table-cell>
          <table:table-cell table:formula="of:=[.B106]*[.B106]" office:value-type="float" office:value="0.81" calcext:value-type="float">
            <text:p>0.81</text:p>
          </table:table-cell>
          <table:table-cell table:formula="of:=IF(ABS([.D106]+[.E106]+[.F106])-1&lt;0.001;&quot;&quot;;&quot;ERROR&quot;)">
            <text:p/>
          </table:table-cell>
          <table:table-cell table:formula="of:=(1-[.$J$2])*[.D106]/[.K106]" office:value-type="float" office:value="0" calcext:value-type="float">
            <text:p>0</text:p>
          </table:table-cell>
          <table:table-cell table:formula="of:=[.E106]/[.K106]" office:value-type="float" office:value="0.181818181818182" calcext:value-type="float">
            <text:p>0.1818181818</text:p>
          </table:table-cell>
          <table:table-cell table:formula="of:=[.F106]/[.K106]" office:value-type="float" office:value="0.818181818181818" calcext:value-type="float">
            <text:p>0.8181818182</text:p>
          </table:table-cell>
          <table:table-cell table:formula="of:=([.D106]*(1-[.$J$2]))+[.E106]+[.F106]" office:value-type="float" office:value="0.99" calcext:value-type="float">
            <text:p>0.99</text:p>
          </table:table-cell>
          <table:table-cell table:formula="of:=IF(ABS([.H106]+[.I106]+[.J10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6]*(1+[.$J$3])/(2+[.$J$3]))+[.H106]" office:value-type="float" office:value="0.1" calcext:value-type="float">
            <text:p>0.1</text:p>
          </table:table-cell>
          <table:table-cell table:formula="of:=1-[.A107]" office:value-type="float" office:value="0.9" calcext:value-type="float">
            <text:p>0.9</text:p>
          </table:table-cell>
          <table:table-cell table:formula="of:=IF(ABS([.A107]+[.B107])-1&lt;0.001;&quot;&quot;;&quot;ERROR&quot;)">
            <text:p/>
          </table:table-cell>
          <table:table-cell table:formula="of:=[.A107]*[.A107]" office:value-type="float" office:value="0.01" calcext:value-type="float">
            <text:p>0.01</text:p>
          </table:table-cell>
          <table:table-cell table:formula="of:=2*[.A107]*[.B107]" office:value-type="float" office:value="0.18" calcext:value-type="float">
            <text:p>0.18</text:p>
          </table:table-cell>
          <table:table-cell table:formula="of:=[.B107]*[.B107]" office:value-type="float" office:value="0.81" calcext:value-type="float">
            <text:p>0.81</text:p>
          </table:table-cell>
          <table:table-cell table:formula="of:=IF(ABS([.D107]+[.E107]+[.F107])-1&lt;0.001;&quot;&quot;;&quot;ERROR&quot;)">
            <text:p/>
          </table:table-cell>
          <table:table-cell table:formula="of:=(1-[.$J$2])*[.D107]/[.K107]" office:value-type="float" office:value="0" calcext:value-type="float">
            <text:p>0</text:p>
          </table:table-cell>
          <table:table-cell table:formula="of:=[.E107]/[.K107]" office:value-type="float" office:value="0.181818181818182" calcext:value-type="float">
            <text:p>0.1818181818</text:p>
          </table:table-cell>
          <table:table-cell table:formula="of:=[.F107]/[.K107]" office:value-type="float" office:value="0.818181818181818" calcext:value-type="float">
            <text:p>0.8181818182</text:p>
          </table:table-cell>
          <table:table-cell table:formula="of:=([.D107]*(1-[.$J$2]))+[.E107]+[.F107]" office:value-type="float" office:value="0.99" calcext:value-type="float">
            <text:p>0.99</text:p>
          </table:table-cell>
          <table:table-cell table:formula="of:=IF(ABS([.H107]+[.I107]+[.J10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7]*(1+[.$J$3])/(2+[.$J$3]))+[.H107]" office:value-type="float" office:value="0.1" calcext:value-type="float">
            <text:p>0.1</text:p>
          </table:table-cell>
          <table:table-cell table:formula="of:=1-[.A108]" office:value-type="float" office:value="0.9" calcext:value-type="float">
            <text:p>0.9</text:p>
          </table:table-cell>
          <table:table-cell table:formula="of:=IF(ABS([.A108]+[.B108])-1&lt;0.001;&quot;&quot;;&quot;ERROR&quot;)">
            <text:p/>
          </table:table-cell>
          <table:table-cell table:formula="of:=[.A108]*[.A108]" office:value-type="float" office:value="0.01" calcext:value-type="float">
            <text:p>0.01</text:p>
          </table:table-cell>
          <table:table-cell table:formula="of:=2*[.A108]*[.B108]" office:value-type="float" office:value="0.18" calcext:value-type="float">
            <text:p>0.18</text:p>
          </table:table-cell>
          <table:table-cell table:formula="of:=[.B108]*[.B108]" office:value-type="float" office:value="0.81" calcext:value-type="float">
            <text:p>0.81</text:p>
          </table:table-cell>
          <table:table-cell table:formula="of:=IF(ABS([.D108]+[.E108]+[.F108])-1&lt;0.001;&quot;&quot;;&quot;ERROR&quot;)">
            <text:p/>
          </table:table-cell>
          <table:table-cell table:formula="of:=(1-[.$J$2])*[.D108]/[.K108]" office:value-type="float" office:value="0" calcext:value-type="float">
            <text:p>0</text:p>
          </table:table-cell>
          <table:table-cell table:formula="of:=[.E108]/[.K108]" office:value-type="float" office:value="0.181818181818182" calcext:value-type="float">
            <text:p>0.1818181818</text:p>
          </table:table-cell>
          <table:table-cell table:formula="of:=[.F108]/[.K108]" office:value-type="float" office:value="0.818181818181818" calcext:value-type="float">
            <text:p>0.8181818182</text:p>
          </table:table-cell>
          <table:table-cell table:formula="of:=([.D108]*(1-[.$J$2]))+[.E108]+[.F108]" office:value-type="float" office:value="0.99" calcext:value-type="float">
            <text:p>0.99</text:p>
          </table:table-cell>
          <table:table-cell table:formula="of:=IF(ABS([.H108]+[.I108]+[.J10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8]*(1+[.$J$3])/(2+[.$J$3]))+[.H108]" office:value-type="float" office:value="0.1" calcext:value-type="float">
            <text:p>0.1</text:p>
          </table:table-cell>
          <table:table-cell table:formula="of:=1-[.A109]" office:value-type="float" office:value="0.9" calcext:value-type="float">
            <text:p>0.9</text:p>
          </table:table-cell>
          <table:table-cell table:formula="of:=IF(ABS([.A109]+[.B109])-1&lt;0.001;&quot;&quot;;&quot;ERROR&quot;)">
            <text:p/>
          </table:table-cell>
          <table:table-cell table:formula="of:=[.A109]*[.A109]" office:value-type="float" office:value="0.01" calcext:value-type="float">
            <text:p>0.01</text:p>
          </table:table-cell>
          <table:table-cell table:formula="of:=2*[.A109]*[.B109]" office:value-type="float" office:value="0.18" calcext:value-type="float">
            <text:p>0.18</text:p>
          </table:table-cell>
          <table:table-cell table:formula="of:=[.B109]*[.B109]" office:value-type="float" office:value="0.81" calcext:value-type="float">
            <text:p>0.81</text:p>
          </table:table-cell>
          <table:table-cell table:formula="of:=IF(ABS([.D109]+[.E109]+[.F109])-1&lt;0.001;&quot;&quot;;&quot;ERROR&quot;)">
            <text:p/>
          </table:table-cell>
          <table:table-cell table:formula="of:=(1-[.$J$2])*[.D109]/[.K109]" office:value-type="float" office:value="0" calcext:value-type="float">
            <text:p>0</text:p>
          </table:table-cell>
          <table:table-cell table:formula="of:=[.E109]/[.K109]" office:value-type="float" office:value="0.181818181818182" calcext:value-type="float">
            <text:p>0.1818181818</text:p>
          </table:table-cell>
          <table:table-cell table:formula="of:=[.F109]/[.K109]" office:value-type="float" office:value="0.818181818181818" calcext:value-type="float">
            <text:p>0.8181818182</text:p>
          </table:table-cell>
          <table:table-cell table:formula="of:=([.D109]*(1-[.$J$2]))+[.E109]+[.F109]" office:value-type="float" office:value="0.99" calcext:value-type="float">
            <text:p>0.99</text:p>
          </table:table-cell>
          <table:table-cell table:formula="of:=IF(ABS([.H109]+[.I109]+[.J10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09]*(1+[.$J$3])/(2+[.$J$3]))+[.H109]" office:value-type="float" office:value="0.1" calcext:value-type="float">
            <text:p>0.1</text:p>
          </table:table-cell>
          <table:table-cell table:formula="of:=1-[.A110]" office:value-type="float" office:value="0.9" calcext:value-type="float">
            <text:p>0.9</text:p>
          </table:table-cell>
          <table:table-cell table:formula="of:=IF(ABS([.A110]+[.B110])-1&lt;0.001;&quot;&quot;;&quot;ERROR&quot;)">
            <text:p/>
          </table:table-cell>
          <table:table-cell table:formula="of:=[.A110]*[.A110]" office:value-type="float" office:value="0.01" calcext:value-type="float">
            <text:p>0.01</text:p>
          </table:table-cell>
          <table:table-cell table:formula="of:=2*[.A110]*[.B110]" office:value-type="float" office:value="0.18" calcext:value-type="float">
            <text:p>0.18</text:p>
          </table:table-cell>
          <table:table-cell table:formula="of:=[.B110]*[.B110]" office:value-type="float" office:value="0.81" calcext:value-type="float">
            <text:p>0.81</text:p>
          </table:table-cell>
          <table:table-cell table:formula="of:=IF(ABS([.D110]+[.E110]+[.F110])-1&lt;0.001;&quot;&quot;;&quot;ERROR&quot;)">
            <text:p/>
          </table:table-cell>
          <table:table-cell table:formula="of:=(1-[.$J$2])*[.D110]/[.K110]" office:value-type="float" office:value="0" calcext:value-type="float">
            <text:p>0</text:p>
          </table:table-cell>
          <table:table-cell table:formula="of:=[.E110]/[.K110]" office:value-type="float" office:value="0.181818181818182" calcext:value-type="float">
            <text:p>0.1818181818</text:p>
          </table:table-cell>
          <table:table-cell table:formula="of:=[.F110]/[.K110]" office:value-type="float" office:value="0.818181818181818" calcext:value-type="float">
            <text:p>0.8181818182</text:p>
          </table:table-cell>
          <table:table-cell table:formula="of:=([.D110]*(1-[.$J$2]))+[.E110]+[.F110]" office:value-type="float" office:value="0.99" calcext:value-type="float">
            <text:p>0.99</text:p>
          </table:table-cell>
          <table:table-cell table:formula="of:=IF(ABS([.H110]+[.I110]+[.J11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0]*(1+[.$J$3])/(2+[.$J$3]))+[.H110]" office:value-type="float" office:value="0.1" calcext:value-type="float">
            <text:p>0.1</text:p>
          </table:table-cell>
          <table:table-cell table:formula="of:=1-[.A111]" office:value-type="float" office:value="0.9" calcext:value-type="float">
            <text:p>0.9</text:p>
          </table:table-cell>
          <table:table-cell table:formula="of:=IF(ABS([.A111]+[.B111])-1&lt;0.001;&quot;&quot;;&quot;ERROR&quot;)">
            <text:p/>
          </table:table-cell>
          <table:table-cell table:formula="of:=[.A111]*[.A111]" office:value-type="float" office:value="0.01" calcext:value-type="float">
            <text:p>0.01</text:p>
          </table:table-cell>
          <table:table-cell table:formula="of:=2*[.A111]*[.B111]" office:value-type="float" office:value="0.18" calcext:value-type="float">
            <text:p>0.18</text:p>
          </table:table-cell>
          <table:table-cell table:formula="of:=[.B111]*[.B111]" office:value-type="float" office:value="0.81" calcext:value-type="float">
            <text:p>0.81</text:p>
          </table:table-cell>
          <table:table-cell table:formula="of:=IF(ABS([.D111]+[.E111]+[.F111])-1&lt;0.001;&quot;&quot;;&quot;ERROR&quot;)">
            <text:p/>
          </table:table-cell>
          <table:table-cell table:formula="of:=(1-[.$J$2])*[.D111]/[.K111]" office:value-type="float" office:value="0" calcext:value-type="float">
            <text:p>0</text:p>
          </table:table-cell>
          <table:table-cell table:formula="of:=[.E111]/[.K111]" office:value-type="float" office:value="0.181818181818182" calcext:value-type="float">
            <text:p>0.1818181818</text:p>
          </table:table-cell>
          <table:table-cell table:formula="of:=[.F111]/[.K111]" office:value-type="float" office:value="0.818181818181818" calcext:value-type="float">
            <text:p>0.8181818182</text:p>
          </table:table-cell>
          <table:table-cell table:formula="of:=([.D111]*(1-[.$J$2]))+[.E111]+[.F111]" office:value-type="float" office:value="0.99" calcext:value-type="float">
            <text:p>0.99</text:p>
          </table:table-cell>
          <table:table-cell table:formula="of:=IF(ABS([.H111]+[.I111]+[.J11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1]*(1+[.$J$3])/(2+[.$J$3]))+[.H111]" office:value-type="float" office:value="0.1" calcext:value-type="float">
            <text:p>0.1</text:p>
          </table:table-cell>
          <table:table-cell table:formula="of:=1-[.A112]" office:value-type="float" office:value="0.9" calcext:value-type="float">
            <text:p>0.9</text:p>
          </table:table-cell>
          <table:table-cell table:formula="of:=IF(ABS([.A112]+[.B112])-1&lt;0.001;&quot;&quot;;&quot;ERROR&quot;)">
            <text:p/>
          </table:table-cell>
          <table:table-cell table:formula="of:=[.A112]*[.A112]" office:value-type="float" office:value="0.01" calcext:value-type="float">
            <text:p>0.01</text:p>
          </table:table-cell>
          <table:table-cell table:formula="of:=2*[.A112]*[.B112]" office:value-type="float" office:value="0.18" calcext:value-type="float">
            <text:p>0.18</text:p>
          </table:table-cell>
          <table:table-cell table:formula="of:=[.B112]*[.B112]" office:value-type="float" office:value="0.81" calcext:value-type="float">
            <text:p>0.81</text:p>
          </table:table-cell>
          <table:table-cell table:formula="of:=IF(ABS([.D112]+[.E112]+[.F112])-1&lt;0.001;&quot;&quot;;&quot;ERROR&quot;)">
            <text:p/>
          </table:table-cell>
          <table:table-cell table:formula="of:=(1-[.$J$2])*[.D112]/[.K112]" office:value-type="float" office:value="0" calcext:value-type="float">
            <text:p>0</text:p>
          </table:table-cell>
          <table:table-cell table:formula="of:=[.E112]/[.K112]" office:value-type="float" office:value="0.181818181818182" calcext:value-type="float">
            <text:p>0.1818181818</text:p>
          </table:table-cell>
          <table:table-cell table:formula="of:=[.F112]/[.K112]" office:value-type="float" office:value="0.818181818181818" calcext:value-type="float">
            <text:p>0.8181818182</text:p>
          </table:table-cell>
          <table:table-cell table:formula="of:=([.D112]*(1-[.$J$2]))+[.E112]+[.F112]" office:value-type="float" office:value="0.99" calcext:value-type="float">
            <text:p>0.99</text:p>
          </table:table-cell>
          <table:table-cell table:formula="of:=IF(ABS([.H112]+[.I112]+[.J11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2]*(1+[.$J$3])/(2+[.$J$3]))+[.H112]" office:value-type="float" office:value="0.1" calcext:value-type="float">
            <text:p>0.1</text:p>
          </table:table-cell>
          <table:table-cell table:formula="of:=1-[.A113]" office:value-type="float" office:value="0.9" calcext:value-type="float">
            <text:p>0.9</text:p>
          </table:table-cell>
          <table:table-cell table:formula="of:=IF(ABS([.A113]+[.B113])-1&lt;0.001;&quot;&quot;;&quot;ERROR&quot;)">
            <text:p/>
          </table:table-cell>
          <table:table-cell table:formula="of:=[.A113]*[.A113]" office:value-type="float" office:value="0.01" calcext:value-type="float">
            <text:p>0.01</text:p>
          </table:table-cell>
          <table:table-cell table:formula="of:=2*[.A113]*[.B113]" office:value-type="float" office:value="0.18" calcext:value-type="float">
            <text:p>0.18</text:p>
          </table:table-cell>
          <table:table-cell table:formula="of:=[.B113]*[.B113]" office:value-type="float" office:value="0.81" calcext:value-type="float">
            <text:p>0.81</text:p>
          </table:table-cell>
          <table:table-cell table:formula="of:=IF(ABS([.D113]+[.E113]+[.F113])-1&lt;0.001;&quot;&quot;;&quot;ERROR&quot;)">
            <text:p/>
          </table:table-cell>
          <table:table-cell table:formula="of:=(1-[.$J$2])*[.D113]/[.K113]" office:value-type="float" office:value="0" calcext:value-type="float">
            <text:p>0</text:p>
          </table:table-cell>
          <table:table-cell table:formula="of:=[.E113]/[.K113]" office:value-type="float" office:value="0.181818181818182" calcext:value-type="float">
            <text:p>0.1818181818</text:p>
          </table:table-cell>
          <table:table-cell table:formula="of:=[.F113]/[.K113]" office:value-type="float" office:value="0.818181818181818" calcext:value-type="float">
            <text:p>0.8181818182</text:p>
          </table:table-cell>
          <table:table-cell table:formula="of:=([.D113]*(1-[.$J$2]))+[.E113]+[.F113]" office:value-type="float" office:value="0.99" calcext:value-type="float">
            <text:p>0.99</text:p>
          </table:table-cell>
          <table:table-cell table:formula="of:=IF(ABS([.H113]+[.I113]+[.J11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3]*(1+[.$J$3])/(2+[.$J$3]))+[.H113]" office:value-type="float" office:value="0.1" calcext:value-type="float">
            <text:p>0.1</text:p>
          </table:table-cell>
          <table:table-cell table:formula="of:=1-[.A114]" office:value-type="float" office:value="0.9" calcext:value-type="float">
            <text:p>0.9</text:p>
          </table:table-cell>
          <table:table-cell table:formula="of:=IF(ABS([.A114]+[.B114])-1&lt;0.001;&quot;&quot;;&quot;ERROR&quot;)">
            <text:p/>
          </table:table-cell>
          <table:table-cell table:formula="of:=[.A114]*[.A114]" office:value-type="float" office:value="0.01" calcext:value-type="float">
            <text:p>0.01</text:p>
          </table:table-cell>
          <table:table-cell table:formula="of:=2*[.A114]*[.B114]" office:value-type="float" office:value="0.18" calcext:value-type="float">
            <text:p>0.18</text:p>
          </table:table-cell>
          <table:table-cell table:formula="of:=[.B114]*[.B114]" office:value-type="float" office:value="0.81" calcext:value-type="float">
            <text:p>0.81</text:p>
          </table:table-cell>
          <table:table-cell table:formula="of:=IF(ABS([.D114]+[.E114]+[.F114])-1&lt;0.001;&quot;&quot;;&quot;ERROR&quot;)">
            <text:p/>
          </table:table-cell>
          <table:table-cell table:formula="of:=(1-[.$J$2])*[.D114]/[.K114]" office:value-type="float" office:value="0" calcext:value-type="float">
            <text:p>0</text:p>
          </table:table-cell>
          <table:table-cell table:formula="of:=[.E114]/[.K114]" office:value-type="float" office:value="0.181818181818182" calcext:value-type="float">
            <text:p>0.1818181818</text:p>
          </table:table-cell>
          <table:table-cell table:formula="of:=[.F114]/[.K114]" office:value-type="float" office:value="0.818181818181818" calcext:value-type="float">
            <text:p>0.8181818182</text:p>
          </table:table-cell>
          <table:table-cell table:formula="of:=([.D114]*(1-[.$J$2]))+[.E114]+[.F114]" office:value-type="float" office:value="0.99" calcext:value-type="float">
            <text:p>0.99</text:p>
          </table:table-cell>
          <table:table-cell table:formula="of:=IF(ABS([.H114]+[.I114]+[.J11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4]*(1+[.$J$3])/(2+[.$J$3]))+[.H114]" office:value-type="float" office:value="0.1" calcext:value-type="float">
            <text:p>0.1</text:p>
          </table:table-cell>
          <table:table-cell table:formula="of:=1-[.A115]" office:value-type="float" office:value="0.9" calcext:value-type="float">
            <text:p>0.9</text:p>
          </table:table-cell>
          <table:table-cell table:formula="of:=IF(ABS([.A115]+[.B115])-1&lt;0.001;&quot;&quot;;&quot;ERROR&quot;)">
            <text:p/>
          </table:table-cell>
          <table:table-cell table:formula="of:=[.A115]*[.A115]" office:value-type="float" office:value="0.01" calcext:value-type="float">
            <text:p>0.01</text:p>
          </table:table-cell>
          <table:table-cell table:formula="of:=2*[.A115]*[.B115]" office:value-type="float" office:value="0.18" calcext:value-type="float">
            <text:p>0.18</text:p>
          </table:table-cell>
          <table:table-cell table:formula="of:=[.B115]*[.B115]" office:value-type="float" office:value="0.81" calcext:value-type="float">
            <text:p>0.81</text:p>
          </table:table-cell>
          <table:table-cell table:formula="of:=IF(ABS([.D115]+[.E115]+[.F115])-1&lt;0.001;&quot;&quot;;&quot;ERROR&quot;)">
            <text:p/>
          </table:table-cell>
          <table:table-cell table:formula="of:=(1-[.$J$2])*[.D115]/[.K115]" office:value-type="float" office:value="0" calcext:value-type="float">
            <text:p>0</text:p>
          </table:table-cell>
          <table:table-cell table:formula="of:=[.E115]/[.K115]" office:value-type="float" office:value="0.181818181818182" calcext:value-type="float">
            <text:p>0.1818181818</text:p>
          </table:table-cell>
          <table:table-cell table:formula="of:=[.F115]/[.K115]" office:value-type="float" office:value="0.818181818181818" calcext:value-type="float">
            <text:p>0.8181818182</text:p>
          </table:table-cell>
          <table:table-cell table:formula="of:=([.D115]*(1-[.$J$2]))+[.E115]+[.F115]" office:value-type="float" office:value="0.99" calcext:value-type="float">
            <text:p>0.99</text:p>
          </table:table-cell>
          <table:table-cell table:formula="of:=IF(ABS([.H115]+[.I115]+[.J11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5]*(1+[.$J$3])/(2+[.$J$3]))+[.H115]" office:value-type="float" office:value="0.1" calcext:value-type="float">
            <text:p>0.1</text:p>
          </table:table-cell>
          <table:table-cell table:formula="of:=1-[.A116]" office:value-type="float" office:value="0.9" calcext:value-type="float">
            <text:p>0.9</text:p>
          </table:table-cell>
          <table:table-cell table:formula="of:=IF(ABS([.A116]+[.B116])-1&lt;0.001;&quot;&quot;;&quot;ERROR&quot;)">
            <text:p/>
          </table:table-cell>
          <table:table-cell table:formula="of:=[.A116]*[.A116]" office:value-type="float" office:value="0.01" calcext:value-type="float">
            <text:p>0.01</text:p>
          </table:table-cell>
          <table:table-cell table:formula="of:=2*[.A116]*[.B116]" office:value-type="float" office:value="0.18" calcext:value-type="float">
            <text:p>0.18</text:p>
          </table:table-cell>
          <table:table-cell table:formula="of:=[.B116]*[.B116]" office:value-type="float" office:value="0.81" calcext:value-type="float">
            <text:p>0.81</text:p>
          </table:table-cell>
          <table:table-cell table:formula="of:=IF(ABS([.D116]+[.E116]+[.F116])-1&lt;0.001;&quot;&quot;;&quot;ERROR&quot;)">
            <text:p/>
          </table:table-cell>
          <table:table-cell table:formula="of:=(1-[.$J$2])*[.D116]/[.K116]" office:value-type="float" office:value="0" calcext:value-type="float">
            <text:p>0</text:p>
          </table:table-cell>
          <table:table-cell table:formula="of:=[.E116]/[.K116]" office:value-type="float" office:value="0.181818181818182" calcext:value-type="float">
            <text:p>0.1818181818</text:p>
          </table:table-cell>
          <table:table-cell table:formula="of:=[.F116]/[.K116]" office:value-type="float" office:value="0.818181818181818" calcext:value-type="float">
            <text:p>0.8181818182</text:p>
          </table:table-cell>
          <table:table-cell table:formula="of:=([.D116]*(1-[.$J$2]))+[.E116]+[.F116]" office:value-type="float" office:value="0.99" calcext:value-type="float">
            <text:p>0.99</text:p>
          </table:table-cell>
          <table:table-cell table:formula="of:=IF(ABS([.H116]+[.I116]+[.J11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6]*(1+[.$J$3])/(2+[.$J$3]))+[.H116]" office:value-type="float" office:value="0.1" calcext:value-type="float">
            <text:p>0.1</text:p>
          </table:table-cell>
          <table:table-cell table:formula="of:=1-[.A117]" office:value-type="float" office:value="0.9" calcext:value-type="float">
            <text:p>0.9</text:p>
          </table:table-cell>
          <table:table-cell table:formula="of:=IF(ABS([.A117]+[.B117])-1&lt;0.001;&quot;&quot;;&quot;ERROR&quot;)">
            <text:p/>
          </table:table-cell>
          <table:table-cell table:formula="of:=[.A117]*[.A117]" office:value-type="float" office:value="0.01" calcext:value-type="float">
            <text:p>0.01</text:p>
          </table:table-cell>
          <table:table-cell table:formula="of:=2*[.A117]*[.B117]" office:value-type="float" office:value="0.18" calcext:value-type="float">
            <text:p>0.18</text:p>
          </table:table-cell>
          <table:table-cell table:formula="of:=[.B117]*[.B117]" office:value-type="float" office:value="0.81" calcext:value-type="float">
            <text:p>0.81</text:p>
          </table:table-cell>
          <table:table-cell table:formula="of:=IF(ABS([.D117]+[.E117]+[.F117])-1&lt;0.001;&quot;&quot;;&quot;ERROR&quot;)">
            <text:p/>
          </table:table-cell>
          <table:table-cell table:formula="of:=(1-[.$J$2])*[.D117]/[.K117]" office:value-type="float" office:value="0" calcext:value-type="float">
            <text:p>0</text:p>
          </table:table-cell>
          <table:table-cell table:formula="of:=[.E117]/[.K117]" office:value-type="float" office:value="0.181818181818182" calcext:value-type="float">
            <text:p>0.1818181818</text:p>
          </table:table-cell>
          <table:table-cell table:formula="of:=[.F117]/[.K117]" office:value-type="float" office:value="0.818181818181818" calcext:value-type="float">
            <text:p>0.8181818182</text:p>
          </table:table-cell>
          <table:table-cell table:formula="of:=([.D117]*(1-[.$J$2]))+[.E117]+[.F117]" office:value-type="float" office:value="0.99" calcext:value-type="float">
            <text:p>0.99</text:p>
          </table:table-cell>
          <table:table-cell table:formula="of:=IF(ABS([.H117]+[.I117]+[.J11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7]*(1+[.$J$3])/(2+[.$J$3]))+[.H117]" office:value-type="float" office:value="0.1" calcext:value-type="float">
            <text:p>0.1</text:p>
          </table:table-cell>
          <table:table-cell table:formula="of:=1-[.A118]" office:value-type="float" office:value="0.9" calcext:value-type="float">
            <text:p>0.9</text:p>
          </table:table-cell>
          <table:table-cell table:formula="of:=IF(ABS([.A118]+[.B118])-1&lt;0.001;&quot;&quot;;&quot;ERROR&quot;)">
            <text:p/>
          </table:table-cell>
          <table:table-cell table:formula="of:=[.A118]*[.A118]" office:value-type="float" office:value="0.01" calcext:value-type="float">
            <text:p>0.01</text:p>
          </table:table-cell>
          <table:table-cell table:formula="of:=2*[.A118]*[.B118]" office:value-type="float" office:value="0.18" calcext:value-type="float">
            <text:p>0.18</text:p>
          </table:table-cell>
          <table:table-cell table:formula="of:=[.B118]*[.B118]" office:value-type="float" office:value="0.81" calcext:value-type="float">
            <text:p>0.81</text:p>
          </table:table-cell>
          <table:table-cell table:formula="of:=IF(ABS([.D118]+[.E118]+[.F118])-1&lt;0.001;&quot;&quot;;&quot;ERROR&quot;)">
            <text:p/>
          </table:table-cell>
          <table:table-cell table:formula="of:=(1-[.$J$2])*[.D118]/[.K118]" office:value-type="float" office:value="0" calcext:value-type="float">
            <text:p>0</text:p>
          </table:table-cell>
          <table:table-cell table:formula="of:=[.E118]/[.K118]" office:value-type="float" office:value="0.181818181818182" calcext:value-type="float">
            <text:p>0.1818181818</text:p>
          </table:table-cell>
          <table:table-cell table:formula="of:=[.F118]/[.K118]" office:value-type="float" office:value="0.818181818181818" calcext:value-type="float">
            <text:p>0.8181818182</text:p>
          </table:table-cell>
          <table:table-cell table:formula="of:=([.D118]*(1-[.$J$2]))+[.E118]+[.F118]" office:value-type="float" office:value="0.99" calcext:value-type="float">
            <text:p>0.99</text:p>
          </table:table-cell>
          <table:table-cell table:formula="of:=IF(ABS([.H118]+[.I118]+[.J11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8]*(1+[.$J$3])/(2+[.$J$3]))+[.H118]" office:value-type="float" office:value="0.1" calcext:value-type="float">
            <text:p>0.1</text:p>
          </table:table-cell>
          <table:table-cell table:formula="of:=1-[.A119]" office:value-type="float" office:value="0.9" calcext:value-type="float">
            <text:p>0.9</text:p>
          </table:table-cell>
          <table:table-cell table:formula="of:=IF(ABS([.A119]+[.B119])-1&lt;0.001;&quot;&quot;;&quot;ERROR&quot;)">
            <text:p/>
          </table:table-cell>
          <table:table-cell table:formula="of:=[.A119]*[.A119]" office:value-type="float" office:value="0.01" calcext:value-type="float">
            <text:p>0.01</text:p>
          </table:table-cell>
          <table:table-cell table:formula="of:=2*[.A119]*[.B119]" office:value-type="float" office:value="0.18" calcext:value-type="float">
            <text:p>0.18</text:p>
          </table:table-cell>
          <table:table-cell table:formula="of:=[.B119]*[.B119]" office:value-type="float" office:value="0.81" calcext:value-type="float">
            <text:p>0.81</text:p>
          </table:table-cell>
          <table:table-cell table:formula="of:=IF(ABS([.D119]+[.E119]+[.F119])-1&lt;0.001;&quot;&quot;;&quot;ERROR&quot;)">
            <text:p/>
          </table:table-cell>
          <table:table-cell table:formula="of:=(1-[.$J$2])*[.D119]/[.K119]" office:value-type="float" office:value="0" calcext:value-type="float">
            <text:p>0</text:p>
          </table:table-cell>
          <table:table-cell table:formula="of:=[.E119]/[.K119]" office:value-type="float" office:value="0.181818181818182" calcext:value-type="float">
            <text:p>0.1818181818</text:p>
          </table:table-cell>
          <table:table-cell table:formula="of:=[.F119]/[.K119]" office:value-type="float" office:value="0.818181818181818" calcext:value-type="float">
            <text:p>0.8181818182</text:p>
          </table:table-cell>
          <table:table-cell table:formula="of:=([.D119]*(1-[.$J$2]))+[.E119]+[.F119]" office:value-type="float" office:value="0.99" calcext:value-type="float">
            <text:p>0.99</text:p>
          </table:table-cell>
          <table:table-cell table:formula="of:=IF(ABS([.H119]+[.I119]+[.J11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19]*(1+[.$J$3])/(2+[.$J$3]))+[.H119]" office:value-type="float" office:value="0.1" calcext:value-type="float">
            <text:p>0.1</text:p>
          </table:table-cell>
          <table:table-cell table:formula="of:=1-[.A120]" office:value-type="float" office:value="0.9" calcext:value-type="float">
            <text:p>0.9</text:p>
          </table:table-cell>
          <table:table-cell table:formula="of:=IF(ABS([.A120]+[.B120])-1&lt;0.001;&quot;&quot;;&quot;ERROR&quot;)">
            <text:p/>
          </table:table-cell>
          <table:table-cell table:formula="of:=[.A120]*[.A120]" office:value-type="float" office:value="0.01" calcext:value-type="float">
            <text:p>0.01</text:p>
          </table:table-cell>
          <table:table-cell table:formula="of:=2*[.A120]*[.B120]" office:value-type="float" office:value="0.18" calcext:value-type="float">
            <text:p>0.18</text:p>
          </table:table-cell>
          <table:table-cell table:formula="of:=[.B120]*[.B120]" office:value-type="float" office:value="0.81" calcext:value-type="float">
            <text:p>0.81</text:p>
          </table:table-cell>
          <table:table-cell table:formula="of:=IF(ABS([.D120]+[.E120]+[.F120])-1&lt;0.001;&quot;&quot;;&quot;ERROR&quot;)">
            <text:p/>
          </table:table-cell>
          <table:table-cell table:formula="of:=(1-[.$J$2])*[.D120]/[.K120]" office:value-type="float" office:value="0" calcext:value-type="float">
            <text:p>0</text:p>
          </table:table-cell>
          <table:table-cell table:formula="of:=[.E120]/[.K120]" office:value-type="float" office:value="0.181818181818182" calcext:value-type="float">
            <text:p>0.1818181818</text:p>
          </table:table-cell>
          <table:table-cell table:formula="of:=[.F120]/[.K120]" office:value-type="float" office:value="0.818181818181818" calcext:value-type="float">
            <text:p>0.8181818182</text:p>
          </table:table-cell>
          <table:table-cell table:formula="of:=([.D120]*(1-[.$J$2]))+[.E120]+[.F120]" office:value-type="float" office:value="0.99" calcext:value-type="float">
            <text:p>0.99</text:p>
          </table:table-cell>
          <table:table-cell table:formula="of:=IF(ABS([.H120]+[.I120]+[.J12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0]*(1+[.$J$3])/(2+[.$J$3]))+[.H120]" office:value-type="float" office:value="0.1" calcext:value-type="float">
            <text:p>0.1</text:p>
          </table:table-cell>
          <table:table-cell table:formula="of:=1-[.A121]" office:value-type="float" office:value="0.9" calcext:value-type="float">
            <text:p>0.9</text:p>
          </table:table-cell>
          <table:table-cell table:formula="of:=IF(ABS([.A121]+[.B121])-1&lt;0.001;&quot;&quot;;&quot;ERROR&quot;)">
            <text:p/>
          </table:table-cell>
          <table:table-cell table:formula="of:=[.A121]*[.A121]" office:value-type="float" office:value="0.01" calcext:value-type="float">
            <text:p>0.01</text:p>
          </table:table-cell>
          <table:table-cell table:formula="of:=2*[.A121]*[.B121]" office:value-type="float" office:value="0.18" calcext:value-type="float">
            <text:p>0.18</text:p>
          </table:table-cell>
          <table:table-cell table:formula="of:=[.B121]*[.B121]" office:value-type="float" office:value="0.81" calcext:value-type="float">
            <text:p>0.81</text:p>
          </table:table-cell>
          <table:table-cell table:formula="of:=IF(ABS([.D121]+[.E121]+[.F121])-1&lt;0.001;&quot;&quot;;&quot;ERROR&quot;)">
            <text:p/>
          </table:table-cell>
          <table:table-cell table:formula="of:=(1-[.$J$2])*[.D121]/[.K121]" office:value-type="float" office:value="0" calcext:value-type="float">
            <text:p>0</text:p>
          </table:table-cell>
          <table:table-cell table:formula="of:=[.E121]/[.K121]" office:value-type="float" office:value="0.181818181818182" calcext:value-type="float">
            <text:p>0.1818181818</text:p>
          </table:table-cell>
          <table:table-cell table:formula="of:=[.F121]/[.K121]" office:value-type="float" office:value="0.818181818181818" calcext:value-type="float">
            <text:p>0.8181818182</text:p>
          </table:table-cell>
          <table:table-cell table:formula="of:=([.D121]*(1-[.$J$2]))+[.E121]+[.F121]" office:value-type="float" office:value="0.99" calcext:value-type="float">
            <text:p>0.99</text:p>
          </table:table-cell>
          <table:table-cell table:formula="of:=IF(ABS([.H121]+[.I121]+[.J12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1]*(1+[.$J$3])/(2+[.$J$3]))+[.H121]" office:value-type="float" office:value="0.1" calcext:value-type="float">
            <text:p>0.1</text:p>
          </table:table-cell>
          <table:table-cell table:formula="of:=1-[.A122]" office:value-type="float" office:value="0.9" calcext:value-type="float">
            <text:p>0.9</text:p>
          </table:table-cell>
          <table:table-cell table:formula="of:=IF(ABS([.A122]+[.B122])-1&lt;0.001;&quot;&quot;;&quot;ERROR&quot;)">
            <text:p/>
          </table:table-cell>
          <table:table-cell table:formula="of:=[.A122]*[.A122]" office:value-type="float" office:value="0.01" calcext:value-type="float">
            <text:p>0.01</text:p>
          </table:table-cell>
          <table:table-cell table:formula="of:=2*[.A122]*[.B122]" office:value-type="float" office:value="0.18" calcext:value-type="float">
            <text:p>0.18</text:p>
          </table:table-cell>
          <table:table-cell table:formula="of:=[.B122]*[.B122]" office:value-type="float" office:value="0.81" calcext:value-type="float">
            <text:p>0.81</text:p>
          </table:table-cell>
          <table:table-cell table:formula="of:=IF(ABS([.D122]+[.E122]+[.F122])-1&lt;0.001;&quot;&quot;;&quot;ERROR&quot;)">
            <text:p/>
          </table:table-cell>
          <table:table-cell table:formula="of:=(1-[.$J$2])*[.D122]/[.K122]" office:value-type="float" office:value="0" calcext:value-type="float">
            <text:p>0</text:p>
          </table:table-cell>
          <table:table-cell table:formula="of:=[.E122]/[.K122]" office:value-type="float" office:value="0.181818181818182" calcext:value-type="float">
            <text:p>0.1818181818</text:p>
          </table:table-cell>
          <table:table-cell table:formula="of:=[.F122]/[.K122]" office:value-type="float" office:value="0.818181818181818" calcext:value-type="float">
            <text:p>0.8181818182</text:p>
          </table:table-cell>
          <table:table-cell table:formula="of:=([.D122]*(1-[.$J$2]))+[.E122]+[.F122]" office:value-type="float" office:value="0.99" calcext:value-type="float">
            <text:p>0.99</text:p>
          </table:table-cell>
          <table:table-cell table:formula="of:=IF(ABS([.H122]+[.I122]+[.J12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2]*(1+[.$J$3])/(2+[.$J$3]))+[.H122]" office:value-type="float" office:value="0.1" calcext:value-type="float">
            <text:p>0.1</text:p>
          </table:table-cell>
          <table:table-cell table:formula="of:=1-[.A123]" office:value-type="float" office:value="0.9" calcext:value-type="float">
            <text:p>0.9</text:p>
          </table:table-cell>
          <table:table-cell table:formula="of:=IF(ABS([.A123]+[.B123])-1&lt;0.001;&quot;&quot;;&quot;ERROR&quot;)">
            <text:p/>
          </table:table-cell>
          <table:table-cell table:formula="of:=[.A123]*[.A123]" office:value-type="float" office:value="0.01" calcext:value-type="float">
            <text:p>0.01</text:p>
          </table:table-cell>
          <table:table-cell table:formula="of:=2*[.A123]*[.B123]" office:value-type="float" office:value="0.18" calcext:value-type="float">
            <text:p>0.18</text:p>
          </table:table-cell>
          <table:table-cell table:formula="of:=[.B123]*[.B123]" office:value-type="float" office:value="0.81" calcext:value-type="float">
            <text:p>0.81</text:p>
          </table:table-cell>
          <table:table-cell table:formula="of:=IF(ABS([.D123]+[.E123]+[.F123])-1&lt;0.001;&quot;&quot;;&quot;ERROR&quot;)">
            <text:p/>
          </table:table-cell>
          <table:table-cell table:formula="of:=(1-[.$J$2])*[.D123]/[.K123]" office:value-type="float" office:value="0" calcext:value-type="float">
            <text:p>0</text:p>
          </table:table-cell>
          <table:table-cell table:formula="of:=[.E123]/[.K123]" office:value-type="float" office:value="0.181818181818182" calcext:value-type="float">
            <text:p>0.1818181818</text:p>
          </table:table-cell>
          <table:table-cell table:formula="of:=[.F123]/[.K123]" office:value-type="float" office:value="0.818181818181818" calcext:value-type="float">
            <text:p>0.8181818182</text:p>
          </table:table-cell>
          <table:table-cell table:formula="of:=([.D123]*(1-[.$J$2]))+[.E123]+[.F123]" office:value-type="float" office:value="0.99" calcext:value-type="float">
            <text:p>0.99</text:p>
          </table:table-cell>
          <table:table-cell table:formula="of:=IF(ABS([.H123]+[.I123]+[.J12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3]*(1+[.$J$3])/(2+[.$J$3]))+[.H123]" office:value-type="float" office:value="0.1" calcext:value-type="float">
            <text:p>0.1</text:p>
          </table:table-cell>
          <table:table-cell table:formula="of:=1-[.A124]" office:value-type="float" office:value="0.9" calcext:value-type="float">
            <text:p>0.9</text:p>
          </table:table-cell>
          <table:table-cell table:formula="of:=IF(ABS([.A124]+[.B124])-1&lt;0.001;&quot;&quot;;&quot;ERROR&quot;)">
            <text:p/>
          </table:table-cell>
          <table:table-cell table:formula="of:=[.A124]*[.A124]" office:value-type="float" office:value="0.01" calcext:value-type="float">
            <text:p>0.01</text:p>
          </table:table-cell>
          <table:table-cell table:formula="of:=2*[.A124]*[.B124]" office:value-type="float" office:value="0.18" calcext:value-type="float">
            <text:p>0.18</text:p>
          </table:table-cell>
          <table:table-cell table:formula="of:=[.B124]*[.B124]" office:value-type="float" office:value="0.81" calcext:value-type="float">
            <text:p>0.81</text:p>
          </table:table-cell>
          <table:table-cell table:formula="of:=IF(ABS([.D124]+[.E124]+[.F124])-1&lt;0.001;&quot;&quot;;&quot;ERROR&quot;)">
            <text:p/>
          </table:table-cell>
          <table:table-cell table:formula="of:=(1-[.$J$2])*[.D124]/[.K124]" office:value-type="float" office:value="0" calcext:value-type="float">
            <text:p>0</text:p>
          </table:table-cell>
          <table:table-cell table:formula="of:=[.E124]/[.K124]" office:value-type="float" office:value="0.181818181818182" calcext:value-type="float">
            <text:p>0.1818181818</text:p>
          </table:table-cell>
          <table:table-cell table:formula="of:=[.F124]/[.K124]" office:value-type="float" office:value="0.818181818181818" calcext:value-type="float">
            <text:p>0.8181818182</text:p>
          </table:table-cell>
          <table:table-cell table:formula="of:=([.D124]*(1-[.$J$2]))+[.E124]+[.F124]" office:value-type="float" office:value="0.99" calcext:value-type="float">
            <text:p>0.99</text:p>
          </table:table-cell>
          <table:table-cell table:formula="of:=IF(ABS([.H124]+[.I124]+[.J12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4]*(1+[.$J$3])/(2+[.$J$3]))+[.H124]" office:value-type="float" office:value="0.1" calcext:value-type="float">
            <text:p>0.1</text:p>
          </table:table-cell>
          <table:table-cell table:formula="of:=1-[.A125]" office:value-type="float" office:value="0.9" calcext:value-type="float">
            <text:p>0.9</text:p>
          </table:table-cell>
          <table:table-cell table:formula="of:=IF(ABS([.A125]+[.B125])-1&lt;0.001;&quot;&quot;;&quot;ERROR&quot;)">
            <text:p/>
          </table:table-cell>
          <table:table-cell table:formula="of:=[.A125]*[.A125]" office:value-type="float" office:value="0.01" calcext:value-type="float">
            <text:p>0.01</text:p>
          </table:table-cell>
          <table:table-cell table:formula="of:=2*[.A125]*[.B125]" office:value-type="float" office:value="0.18" calcext:value-type="float">
            <text:p>0.18</text:p>
          </table:table-cell>
          <table:table-cell table:formula="of:=[.B125]*[.B125]" office:value-type="float" office:value="0.81" calcext:value-type="float">
            <text:p>0.81</text:p>
          </table:table-cell>
          <table:table-cell table:formula="of:=IF(ABS([.D125]+[.E125]+[.F125])-1&lt;0.001;&quot;&quot;;&quot;ERROR&quot;)">
            <text:p/>
          </table:table-cell>
          <table:table-cell table:formula="of:=(1-[.$J$2])*[.D125]/[.K125]" office:value-type="float" office:value="0" calcext:value-type="float">
            <text:p>0</text:p>
          </table:table-cell>
          <table:table-cell table:formula="of:=[.E125]/[.K125]" office:value-type="float" office:value="0.181818181818182" calcext:value-type="float">
            <text:p>0.1818181818</text:p>
          </table:table-cell>
          <table:table-cell table:formula="of:=[.F125]/[.K125]" office:value-type="float" office:value="0.818181818181818" calcext:value-type="float">
            <text:p>0.8181818182</text:p>
          </table:table-cell>
          <table:table-cell table:formula="of:=([.D125]*(1-[.$J$2]))+[.E125]+[.F125]" office:value-type="float" office:value="0.99" calcext:value-type="float">
            <text:p>0.99</text:p>
          </table:table-cell>
          <table:table-cell table:formula="of:=IF(ABS([.H125]+[.I125]+[.J12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5]*(1+[.$J$3])/(2+[.$J$3]))+[.H125]" office:value-type="float" office:value="0.1" calcext:value-type="float">
            <text:p>0.1</text:p>
          </table:table-cell>
          <table:table-cell table:formula="of:=1-[.A126]" office:value-type="float" office:value="0.9" calcext:value-type="float">
            <text:p>0.9</text:p>
          </table:table-cell>
          <table:table-cell table:formula="of:=IF(ABS([.A126]+[.B126])-1&lt;0.001;&quot;&quot;;&quot;ERROR&quot;)">
            <text:p/>
          </table:table-cell>
          <table:table-cell table:formula="of:=[.A126]*[.A126]" office:value-type="float" office:value="0.01" calcext:value-type="float">
            <text:p>0.01</text:p>
          </table:table-cell>
          <table:table-cell table:formula="of:=2*[.A126]*[.B126]" office:value-type="float" office:value="0.18" calcext:value-type="float">
            <text:p>0.18</text:p>
          </table:table-cell>
          <table:table-cell table:formula="of:=[.B126]*[.B126]" office:value-type="float" office:value="0.81" calcext:value-type="float">
            <text:p>0.81</text:p>
          </table:table-cell>
          <table:table-cell table:formula="of:=IF(ABS([.D126]+[.E126]+[.F126])-1&lt;0.001;&quot;&quot;;&quot;ERROR&quot;)">
            <text:p/>
          </table:table-cell>
          <table:table-cell table:formula="of:=(1-[.$J$2])*[.D126]/[.K126]" office:value-type="float" office:value="0" calcext:value-type="float">
            <text:p>0</text:p>
          </table:table-cell>
          <table:table-cell table:formula="of:=[.E126]/[.K126]" office:value-type="float" office:value="0.181818181818182" calcext:value-type="float">
            <text:p>0.1818181818</text:p>
          </table:table-cell>
          <table:table-cell table:formula="of:=[.F126]/[.K126]" office:value-type="float" office:value="0.818181818181818" calcext:value-type="float">
            <text:p>0.8181818182</text:p>
          </table:table-cell>
          <table:table-cell table:formula="of:=([.D126]*(1-[.$J$2]))+[.E126]+[.F126]" office:value-type="float" office:value="0.99" calcext:value-type="float">
            <text:p>0.99</text:p>
          </table:table-cell>
          <table:table-cell table:formula="of:=IF(ABS([.H126]+[.I126]+[.J12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6]*(1+[.$J$3])/(2+[.$J$3]))+[.H126]" office:value-type="float" office:value="0.1" calcext:value-type="float">
            <text:p>0.1</text:p>
          </table:table-cell>
          <table:table-cell table:formula="of:=1-[.A127]" office:value-type="float" office:value="0.9" calcext:value-type="float">
            <text:p>0.9</text:p>
          </table:table-cell>
          <table:table-cell table:formula="of:=IF(ABS([.A127]+[.B127])-1&lt;0.001;&quot;&quot;;&quot;ERROR&quot;)">
            <text:p/>
          </table:table-cell>
          <table:table-cell table:formula="of:=[.A127]*[.A127]" office:value-type="float" office:value="0.01" calcext:value-type="float">
            <text:p>0.01</text:p>
          </table:table-cell>
          <table:table-cell table:formula="of:=2*[.A127]*[.B127]" office:value-type="float" office:value="0.18" calcext:value-type="float">
            <text:p>0.18</text:p>
          </table:table-cell>
          <table:table-cell table:formula="of:=[.B127]*[.B127]" office:value-type="float" office:value="0.81" calcext:value-type="float">
            <text:p>0.81</text:p>
          </table:table-cell>
          <table:table-cell table:formula="of:=IF(ABS([.D127]+[.E127]+[.F127])-1&lt;0.001;&quot;&quot;;&quot;ERROR&quot;)">
            <text:p/>
          </table:table-cell>
          <table:table-cell table:formula="of:=(1-[.$J$2])*[.D127]/[.K127]" office:value-type="float" office:value="0" calcext:value-type="float">
            <text:p>0</text:p>
          </table:table-cell>
          <table:table-cell table:formula="of:=[.E127]/[.K127]" office:value-type="float" office:value="0.181818181818182" calcext:value-type="float">
            <text:p>0.1818181818</text:p>
          </table:table-cell>
          <table:table-cell table:formula="of:=[.F127]/[.K127]" office:value-type="float" office:value="0.818181818181818" calcext:value-type="float">
            <text:p>0.8181818182</text:p>
          </table:table-cell>
          <table:table-cell table:formula="of:=([.D127]*(1-[.$J$2]))+[.E127]+[.F127]" office:value-type="float" office:value="0.99" calcext:value-type="float">
            <text:p>0.99</text:p>
          </table:table-cell>
          <table:table-cell table:formula="of:=IF(ABS([.H127]+[.I127]+[.J12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7]*(1+[.$J$3])/(2+[.$J$3]))+[.H127]" office:value-type="float" office:value="0.1" calcext:value-type="float">
            <text:p>0.1</text:p>
          </table:table-cell>
          <table:table-cell table:formula="of:=1-[.A128]" office:value-type="float" office:value="0.9" calcext:value-type="float">
            <text:p>0.9</text:p>
          </table:table-cell>
          <table:table-cell table:formula="of:=IF(ABS([.A128]+[.B128])-1&lt;0.001;&quot;&quot;;&quot;ERROR&quot;)">
            <text:p/>
          </table:table-cell>
          <table:table-cell table:formula="of:=[.A128]*[.A128]" office:value-type="float" office:value="0.01" calcext:value-type="float">
            <text:p>0.01</text:p>
          </table:table-cell>
          <table:table-cell table:formula="of:=2*[.A128]*[.B128]" office:value-type="float" office:value="0.18" calcext:value-type="float">
            <text:p>0.18</text:p>
          </table:table-cell>
          <table:table-cell table:formula="of:=[.B128]*[.B128]" office:value-type="float" office:value="0.81" calcext:value-type="float">
            <text:p>0.81</text:p>
          </table:table-cell>
          <table:table-cell table:formula="of:=IF(ABS([.D128]+[.E128]+[.F128])-1&lt;0.001;&quot;&quot;;&quot;ERROR&quot;)">
            <text:p/>
          </table:table-cell>
          <table:table-cell table:formula="of:=(1-[.$J$2])*[.D128]/[.K128]" office:value-type="float" office:value="0" calcext:value-type="float">
            <text:p>0</text:p>
          </table:table-cell>
          <table:table-cell table:formula="of:=[.E128]/[.K128]" office:value-type="float" office:value="0.181818181818182" calcext:value-type="float">
            <text:p>0.1818181818</text:p>
          </table:table-cell>
          <table:table-cell table:formula="of:=[.F128]/[.K128]" office:value-type="float" office:value="0.818181818181818" calcext:value-type="float">
            <text:p>0.8181818182</text:p>
          </table:table-cell>
          <table:table-cell table:formula="of:=([.D128]*(1-[.$J$2]))+[.E128]+[.F128]" office:value-type="float" office:value="0.99" calcext:value-type="float">
            <text:p>0.99</text:p>
          </table:table-cell>
          <table:table-cell table:formula="of:=IF(ABS([.H128]+[.I128]+[.J12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8]*(1+[.$J$3])/(2+[.$J$3]))+[.H128]" office:value-type="float" office:value="0.1" calcext:value-type="float">
            <text:p>0.1</text:p>
          </table:table-cell>
          <table:table-cell table:formula="of:=1-[.A129]" office:value-type="float" office:value="0.9" calcext:value-type="float">
            <text:p>0.9</text:p>
          </table:table-cell>
          <table:table-cell table:formula="of:=IF(ABS([.A129]+[.B129])-1&lt;0.001;&quot;&quot;;&quot;ERROR&quot;)">
            <text:p/>
          </table:table-cell>
          <table:table-cell table:formula="of:=[.A129]*[.A129]" office:value-type="float" office:value="0.01" calcext:value-type="float">
            <text:p>0.01</text:p>
          </table:table-cell>
          <table:table-cell table:formula="of:=2*[.A129]*[.B129]" office:value-type="float" office:value="0.18" calcext:value-type="float">
            <text:p>0.18</text:p>
          </table:table-cell>
          <table:table-cell table:formula="of:=[.B129]*[.B129]" office:value-type="float" office:value="0.81" calcext:value-type="float">
            <text:p>0.81</text:p>
          </table:table-cell>
          <table:table-cell table:formula="of:=IF(ABS([.D129]+[.E129]+[.F129])-1&lt;0.001;&quot;&quot;;&quot;ERROR&quot;)">
            <text:p/>
          </table:table-cell>
          <table:table-cell table:formula="of:=(1-[.$J$2])*[.D129]/[.K129]" office:value-type="float" office:value="0" calcext:value-type="float">
            <text:p>0</text:p>
          </table:table-cell>
          <table:table-cell table:formula="of:=[.E129]/[.K129]" office:value-type="float" office:value="0.181818181818182" calcext:value-type="float">
            <text:p>0.1818181818</text:p>
          </table:table-cell>
          <table:table-cell table:formula="of:=[.F129]/[.K129]" office:value-type="float" office:value="0.818181818181818" calcext:value-type="float">
            <text:p>0.8181818182</text:p>
          </table:table-cell>
          <table:table-cell table:formula="of:=([.D129]*(1-[.$J$2]))+[.E129]+[.F129]" office:value-type="float" office:value="0.99" calcext:value-type="float">
            <text:p>0.99</text:p>
          </table:table-cell>
          <table:table-cell table:formula="of:=IF(ABS([.H129]+[.I129]+[.J12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29]*(1+[.$J$3])/(2+[.$J$3]))+[.H129]" office:value-type="float" office:value="0.1" calcext:value-type="float">
            <text:p>0.1</text:p>
          </table:table-cell>
          <table:table-cell table:formula="of:=1-[.A130]" office:value-type="float" office:value="0.9" calcext:value-type="float">
            <text:p>0.9</text:p>
          </table:table-cell>
          <table:table-cell table:formula="of:=IF(ABS([.A130]+[.B130])-1&lt;0.001;&quot;&quot;;&quot;ERROR&quot;)">
            <text:p/>
          </table:table-cell>
          <table:table-cell table:formula="of:=[.A130]*[.A130]" office:value-type="float" office:value="0.01" calcext:value-type="float">
            <text:p>0.01</text:p>
          </table:table-cell>
          <table:table-cell table:formula="of:=2*[.A130]*[.B130]" office:value-type="float" office:value="0.18" calcext:value-type="float">
            <text:p>0.18</text:p>
          </table:table-cell>
          <table:table-cell table:formula="of:=[.B130]*[.B130]" office:value-type="float" office:value="0.81" calcext:value-type="float">
            <text:p>0.81</text:p>
          </table:table-cell>
          <table:table-cell table:formula="of:=IF(ABS([.D130]+[.E130]+[.F130])-1&lt;0.001;&quot;&quot;;&quot;ERROR&quot;)">
            <text:p/>
          </table:table-cell>
          <table:table-cell table:formula="of:=(1-[.$J$2])*[.D130]/[.K130]" office:value-type="float" office:value="0" calcext:value-type="float">
            <text:p>0</text:p>
          </table:table-cell>
          <table:table-cell table:formula="of:=[.E130]/[.K130]" office:value-type="float" office:value="0.181818181818182" calcext:value-type="float">
            <text:p>0.1818181818</text:p>
          </table:table-cell>
          <table:table-cell table:formula="of:=[.F130]/[.K130]" office:value-type="float" office:value="0.818181818181818" calcext:value-type="float">
            <text:p>0.8181818182</text:p>
          </table:table-cell>
          <table:table-cell table:formula="of:=([.D130]*(1-[.$J$2]))+[.E130]+[.F130]" office:value-type="float" office:value="0.99" calcext:value-type="float">
            <text:p>0.99</text:p>
          </table:table-cell>
          <table:table-cell table:formula="of:=IF(ABS([.H130]+[.I130]+[.J13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0]*(1+[.$J$3])/(2+[.$J$3]))+[.H130]" office:value-type="float" office:value="0.1" calcext:value-type="float">
            <text:p>0.1</text:p>
          </table:table-cell>
          <table:table-cell table:formula="of:=1-[.A131]" office:value-type="float" office:value="0.9" calcext:value-type="float">
            <text:p>0.9</text:p>
          </table:table-cell>
          <table:table-cell table:formula="of:=IF(ABS([.A131]+[.B131])-1&lt;0.001;&quot;&quot;;&quot;ERROR&quot;)">
            <text:p/>
          </table:table-cell>
          <table:table-cell table:formula="of:=[.A131]*[.A131]" office:value-type="float" office:value="0.01" calcext:value-type="float">
            <text:p>0.01</text:p>
          </table:table-cell>
          <table:table-cell table:formula="of:=2*[.A131]*[.B131]" office:value-type="float" office:value="0.18" calcext:value-type="float">
            <text:p>0.18</text:p>
          </table:table-cell>
          <table:table-cell table:formula="of:=[.B131]*[.B131]" office:value-type="float" office:value="0.81" calcext:value-type="float">
            <text:p>0.81</text:p>
          </table:table-cell>
          <table:table-cell table:formula="of:=IF(ABS([.D131]+[.E131]+[.F131])-1&lt;0.001;&quot;&quot;;&quot;ERROR&quot;)">
            <text:p/>
          </table:table-cell>
          <table:table-cell table:formula="of:=(1-[.$J$2])*[.D131]/[.K131]" office:value-type="float" office:value="0" calcext:value-type="float">
            <text:p>0</text:p>
          </table:table-cell>
          <table:table-cell table:formula="of:=[.E131]/[.K131]" office:value-type="float" office:value="0.181818181818182" calcext:value-type="float">
            <text:p>0.1818181818</text:p>
          </table:table-cell>
          <table:table-cell table:formula="of:=[.F131]/[.K131]" office:value-type="float" office:value="0.818181818181818" calcext:value-type="float">
            <text:p>0.8181818182</text:p>
          </table:table-cell>
          <table:table-cell table:formula="of:=([.D131]*(1-[.$J$2]))+[.E131]+[.F131]" office:value-type="float" office:value="0.99" calcext:value-type="float">
            <text:p>0.99</text:p>
          </table:table-cell>
          <table:table-cell table:formula="of:=IF(ABS([.H131]+[.I131]+[.J13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1]*(1+[.$J$3])/(2+[.$J$3]))+[.H131]" office:value-type="float" office:value="0.1" calcext:value-type="float">
            <text:p>0.1</text:p>
          </table:table-cell>
          <table:table-cell table:formula="of:=1-[.A132]" office:value-type="float" office:value="0.9" calcext:value-type="float">
            <text:p>0.9</text:p>
          </table:table-cell>
          <table:table-cell table:formula="of:=IF(ABS([.A132]+[.B132])-1&lt;0.001;&quot;&quot;;&quot;ERROR&quot;)">
            <text:p/>
          </table:table-cell>
          <table:table-cell table:formula="of:=[.A132]*[.A132]" office:value-type="float" office:value="0.01" calcext:value-type="float">
            <text:p>0.01</text:p>
          </table:table-cell>
          <table:table-cell table:formula="of:=2*[.A132]*[.B132]" office:value-type="float" office:value="0.18" calcext:value-type="float">
            <text:p>0.18</text:p>
          </table:table-cell>
          <table:table-cell table:formula="of:=[.B132]*[.B132]" office:value-type="float" office:value="0.81" calcext:value-type="float">
            <text:p>0.81</text:p>
          </table:table-cell>
          <table:table-cell table:formula="of:=IF(ABS([.D132]+[.E132]+[.F132])-1&lt;0.001;&quot;&quot;;&quot;ERROR&quot;)">
            <text:p/>
          </table:table-cell>
          <table:table-cell table:formula="of:=(1-[.$J$2])*[.D132]/[.K132]" office:value-type="float" office:value="0" calcext:value-type="float">
            <text:p>0</text:p>
          </table:table-cell>
          <table:table-cell table:formula="of:=[.E132]/[.K132]" office:value-type="float" office:value="0.181818181818182" calcext:value-type="float">
            <text:p>0.1818181818</text:p>
          </table:table-cell>
          <table:table-cell table:formula="of:=[.F132]/[.K132]" office:value-type="float" office:value="0.818181818181818" calcext:value-type="float">
            <text:p>0.8181818182</text:p>
          </table:table-cell>
          <table:table-cell table:formula="of:=([.D132]*(1-[.$J$2]))+[.E132]+[.F132]" office:value-type="float" office:value="0.99" calcext:value-type="float">
            <text:p>0.99</text:p>
          </table:table-cell>
          <table:table-cell table:formula="of:=IF(ABS([.H132]+[.I132]+[.J13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2]*(1+[.$J$3])/(2+[.$J$3]))+[.H132]" office:value-type="float" office:value="0.1" calcext:value-type="float">
            <text:p>0.1</text:p>
          </table:table-cell>
          <table:table-cell table:formula="of:=1-[.A133]" office:value-type="float" office:value="0.9" calcext:value-type="float">
            <text:p>0.9</text:p>
          </table:table-cell>
          <table:table-cell table:formula="of:=IF(ABS([.A133]+[.B133])-1&lt;0.001;&quot;&quot;;&quot;ERROR&quot;)">
            <text:p/>
          </table:table-cell>
          <table:table-cell table:formula="of:=[.A133]*[.A133]" office:value-type="float" office:value="0.01" calcext:value-type="float">
            <text:p>0.01</text:p>
          </table:table-cell>
          <table:table-cell table:formula="of:=2*[.A133]*[.B133]" office:value-type="float" office:value="0.18" calcext:value-type="float">
            <text:p>0.18</text:p>
          </table:table-cell>
          <table:table-cell table:formula="of:=[.B133]*[.B133]" office:value-type="float" office:value="0.81" calcext:value-type="float">
            <text:p>0.81</text:p>
          </table:table-cell>
          <table:table-cell table:formula="of:=IF(ABS([.D133]+[.E133]+[.F133])-1&lt;0.001;&quot;&quot;;&quot;ERROR&quot;)">
            <text:p/>
          </table:table-cell>
          <table:table-cell table:formula="of:=(1-[.$J$2])*[.D133]/[.K133]" office:value-type="float" office:value="0" calcext:value-type="float">
            <text:p>0</text:p>
          </table:table-cell>
          <table:table-cell table:formula="of:=[.E133]/[.K133]" office:value-type="float" office:value="0.181818181818182" calcext:value-type="float">
            <text:p>0.1818181818</text:p>
          </table:table-cell>
          <table:table-cell table:formula="of:=[.F133]/[.K133]" office:value-type="float" office:value="0.818181818181818" calcext:value-type="float">
            <text:p>0.8181818182</text:p>
          </table:table-cell>
          <table:table-cell table:formula="of:=([.D133]*(1-[.$J$2]))+[.E133]+[.F133]" office:value-type="float" office:value="0.99" calcext:value-type="float">
            <text:p>0.99</text:p>
          </table:table-cell>
          <table:table-cell table:formula="of:=IF(ABS([.H133]+[.I133]+[.J13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3]*(1+[.$J$3])/(2+[.$J$3]))+[.H133]" office:value-type="float" office:value="0.1" calcext:value-type="float">
            <text:p>0.1</text:p>
          </table:table-cell>
          <table:table-cell table:formula="of:=1-[.A134]" office:value-type="float" office:value="0.9" calcext:value-type="float">
            <text:p>0.9</text:p>
          </table:table-cell>
          <table:table-cell table:formula="of:=IF(ABS([.A134]+[.B134])-1&lt;0.001;&quot;&quot;;&quot;ERROR&quot;)">
            <text:p/>
          </table:table-cell>
          <table:table-cell table:formula="of:=[.A134]*[.A134]" office:value-type="float" office:value="0.01" calcext:value-type="float">
            <text:p>0.01</text:p>
          </table:table-cell>
          <table:table-cell table:formula="of:=2*[.A134]*[.B134]" office:value-type="float" office:value="0.18" calcext:value-type="float">
            <text:p>0.18</text:p>
          </table:table-cell>
          <table:table-cell table:formula="of:=[.B134]*[.B134]" office:value-type="float" office:value="0.81" calcext:value-type="float">
            <text:p>0.81</text:p>
          </table:table-cell>
          <table:table-cell table:formula="of:=IF(ABS([.D134]+[.E134]+[.F134])-1&lt;0.001;&quot;&quot;;&quot;ERROR&quot;)">
            <text:p/>
          </table:table-cell>
          <table:table-cell table:formula="of:=(1-[.$J$2])*[.D134]/[.K134]" office:value-type="float" office:value="0" calcext:value-type="float">
            <text:p>0</text:p>
          </table:table-cell>
          <table:table-cell table:formula="of:=[.E134]/[.K134]" office:value-type="float" office:value="0.181818181818182" calcext:value-type="float">
            <text:p>0.1818181818</text:p>
          </table:table-cell>
          <table:table-cell table:formula="of:=[.F134]/[.K134]" office:value-type="float" office:value="0.818181818181818" calcext:value-type="float">
            <text:p>0.8181818182</text:p>
          </table:table-cell>
          <table:table-cell table:formula="of:=([.D134]*(1-[.$J$2]))+[.E134]+[.F134]" office:value-type="float" office:value="0.99" calcext:value-type="float">
            <text:p>0.99</text:p>
          </table:table-cell>
          <table:table-cell table:formula="of:=IF(ABS([.H134]+[.I134]+[.J13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4]*(1+[.$J$3])/(2+[.$J$3]))+[.H134]" office:value-type="float" office:value="0.1" calcext:value-type="float">
            <text:p>0.1</text:p>
          </table:table-cell>
          <table:table-cell table:formula="of:=1-[.A135]" office:value-type="float" office:value="0.9" calcext:value-type="float">
            <text:p>0.9</text:p>
          </table:table-cell>
          <table:table-cell table:formula="of:=IF(ABS([.A135]+[.B135])-1&lt;0.001;&quot;&quot;;&quot;ERROR&quot;)">
            <text:p/>
          </table:table-cell>
          <table:table-cell table:formula="of:=[.A135]*[.A135]" office:value-type="float" office:value="0.01" calcext:value-type="float">
            <text:p>0.01</text:p>
          </table:table-cell>
          <table:table-cell table:formula="of:=2*[.A135]*[.B135]" office:value-type="float" office:value="0.18" calcext:value-type="float">
            <text:p>0.18</text:p>
          </table:table-cell>
          <table:table-cell table:formula="of:=[.B135]*[.B135]" office:value-type="float" office:value="0.81" calcext:value-type="float">
            <text:p>0.81</text:p>
          </table:table-cell>
          <table:table-cell table:formula="of:=IF(ABS([.D135]+[.E135]+[.F135])-1&lt;0.001;&quot;&quot;;&quot;ERROR&quot;)">
            <text:p/>
          </table:table-cell>
          <table:table-cell table:formula="of:=(1-[.$J$2])*[.D135]/[.K135]" office:value-type="float" office:value="0" calcext:value-type="float">
            <text:p>0</text:p>
          </table:table-cell>
          <table:table-cell table:formula="of:=[.E135]/[.K135]" office:value-type="float" office:value="0.181818181818182" calcext:value-type="float">
            <text:p>0.1818181818</text:p>
          </table:table-cell>
          <table:table-cell table:formula="of:=[.F135]/[.K135]" office:value-type="float" office:value="0.818181818181818" calcext:value-type="float">
            <text:p>0.8181818182</text:p>
          </table:table-cell>
          <table:table-cell table:formula="of:=([.D135]*(1-[.$J$2]))+[.E135]+[.F135]" office:value-type="float" office:value="0.99" calcext:value-type="float">
            <text:p>0.99</text:p>
          </table:table-cell>
          <table:table-cell table:formula="of:=IF(ABS([.H135]+[.I135]+[.J13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5]*(1+[.$J$3])/(2+[.$J$3]))+[.H135]" office:value-type="float" office:value="0.1" calcext:value-type="float">
            <text:p>0.1</text:p>
          </table:table-cell>
          <table:table-cell table:formula="of:=1-[.A136]" office:value-type="float" office:value="0.9" calcext:value-type="float">
            <text:p>0.9</text:p>
          </table:table-cell>
          <table:table-cell table:formula="of:=IF(ABS([.A136]+[.B136])-1&lt;0.001;&quot;&quot;;&quot;ERROR&quot;)">
            <text:p/>
          </table:table-cell>
          <table:table-cell table:formula="of:=[.A136]*[.A136]" office:value-type="float" office:value="0.01" calcext:value-type="float">
            <text:p>0.01</text:p>
          </table:table-cell>
          <table:table-cell table:formula="of:=2*[.A136]*[.B136]" office:value-type="float" office:value="0.18" calcext:value-type="float">
            <text:p>0.18</text:p>
          </table:table-cell>
          <table:table-cell table:formula="of:=[.B136]*[.B136]" office:value-type="float" office:value="0.81" calcext:value-type="float">
            <text:p>0.81</text:p>
          </table:table-cell>
          <table:table-cell table:formula="of:=IF(ABS([.D136]+[.E136]+[.F136])-1&lt;0.001;&quot;&quot;;&quot;ERROR&quot;)">
            <text:p/>
          </table:table-cell>
          <table:table-cell table:formula="of:=(1-[.$J$2])*[.D136]/[.K136]" office:value-type="float" office:value="0" calcext:value-type="float">
            <text:p>0</text:p>
          </table:table-cell>
          <table:table-cell table:formula="of:=[.E136]/[.K136]" office:value-type="float" office:value="0.181818181818182" calcext:value-type="float">
            <text:p>0.1818181818</text:p>
          </table:table-cell>
          <table:table-cell table:formula="of:=[.F136]/[.K136]" office:value-type="float" office:value="0.818181818181818" calcext:value-type="float">
            <text:p>0.8181818182</text:p>
          </table:table-cell>
          <table:table-cell table:formula="of:=([.D136]*(1-[.$J$2]))+[.E136]+[.F136]" office:value-type="float" office:value="0.99" calcext:value-type="float">
            <text:p>0.99</text:p>
          </table:table-cell>
          <table:table-cell table:formula="of:=IF(ABS([.H136]+[.I136]+[.J13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6]*(1+[.$J$3])/(2+[.$J$3]))+[.H136]" office:value-type="float" office:value="0.1" calcext:value-type="float">
            <text:p>0.1</text:p>
          </table:table-cell>
          <table:table-cell table:formula="of:=1-[.A137]" office:value-type="float" office:value="0.9" calcext:value-type="float">
            <text:p>0.9</text:p>
          </table:table-cell>
          <table:table-cell table:formula="of:=IF(ABS([.A137]+[.B137])-1&lt;0.001;&quot;&quot;;&quot;ERROR&quot;)">
            <text:p/>
          </table:table-cell>
          <table:table-cell table:formula="of:=[.A137]*[.A137]" office:value-type="float" office:value="0.01" calcext:value-type="float">
            <text:p>0.01</text:p>
          </table:table-cell>
          <table:table-cell table:formula="of:=2*[.A137]*[.B137]" office:value-type="float" office:value="0.18" calcext:value-type="float">
            <text:p>0.18</text:p>
          </table:table-cell>
          <table:table-cell table:formula="of:=[.B137]*[.B137]" office:value-type="float" office:value="0.81" calcext:value-type="float">
            <text:p>0.81</text:p>
          </table:table-cell>
          <table:table-cell table:formula="of:=IF(ABS([.D137]+[.E137]+[.F137])-1&lt;0.001;&quot;&quot;;&quot;ERROR&quot;)">
            <text:p/>
          </table:table-cell>
          <table:table-cell table:formula="of:=(1-[.$J$2])*[.D137]/[.K137]" office:value-type="float" office:value="0" calcext:value-type="float">
            <text:p>0</text:p>
          </table:table-cell>
          <table:table-cell table:formula="of:=[.E137]/[.K137]" office:value-type="float" office:value="0.181818181818182" calcext:value-type="float">
            <text:p>0.1818181818</text:p>
          </table:table-cell>
          <table:table-cell table:formula="of:=[.F137]/[.K137]" office:value-type="float" office:value="0.818181818181818" calcext:value-type="float">
            <text:p>0.8181818182</text:p>
          </table:table-cell>
          <table:table-cell table:formula="of:=([.D137]*(1-[.$J$2]))+[.E137]+[.F137]" office:value-type="float" office:value="0.99" calcext:value-type="float">
            <text:p>0.99</text:p>
          </table:table-cell>
          <table:table-cell table:formula="of:=IF(ABS([.H137]+[.I137]+[.J13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7]*(1+[.$J$3])/(2+[.$J$3]))+[.H137]" office:value-type="float" office:value="0.1" calcext:value-type="float">
            <text:p>0.1</text:p>
          </table:table-cell>
          <table:table-cell table:formula="of:=1-[.A138]" office:value-type="float" office:value="0.9" calcext:value-type="float">
            <text:p>0.9</text:p>
          </table:table-cell>
          <table:table-cell table:formula="of:=IF(ABS([.A138]+[.B138])-1&lt;0.001;&quot;&quot;;&quot;ERROR&quot;)">
            <text:p/>
          </table:table-cell>
          <table:table-cell table:formula="of:=[.A138]*[.A138]" office:value-type="float" office:value="0.01" calcext:value-type="float">
            <text:p>0.01</text:p>
          </table:table-cell>
          <table:table-cell table:formula="of:=2*[.A138]*[.B138]" office:value-type="float" office:value="0.18" calcext:value-type="float">
            <text:p>0.18</text:p>
          </table:table-cell>
          <table:table-cell table:formula="of:=[.B138]*[.B138]" office:value-type="float" office:value="0.81" calcext:value-type="float">
            <text:p>0.81</text:p>
          </table:table-cell>
          <table:table-cell table:formula="of:=IF(ABS([.D138]+[.E138]+[.F138])-1&lt;0.001;&quot;&quot;;&quot;ERROR&quot;)">
            <text:p/>
          </table:table-cell>
          <table:table-cell table:formula="of:=(1-[.$J$2])*[.D138]/[.K138]" office:value-type="float" office:value="0" calcext:value-type="float">
            <text:p>0</text:p>
          </table:table-cell>
          <table:table-cell table:formula="of:=[.E138]/[.K138]" office:value-type="float" office:value="0.181818181818182" calcext:value-type="float">
            <text:p>0.1818181818</text:p>
          </table:table-cell>
          <table:table-cell table:formula="of:=[.F138]/[.K138]" office:value-type="float" office:value="0.818181818181818" calcext:value-type="float">
            <text:p>0.8181818182</text:p>
          </table:table-cell>
          <table:table-cell table:formula="of:=([.D138]*(1-[.$J$2]))+[.E138]+[.F138]" office:value-type="float" office:value="0.99" calcext:value-type="float">
            <text:p>0.99</text:p>
          </table:table-cell>
          <table:table-cell table:formula="of:=IF(ABS([.H138]+[.I138]+[.J13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8]*(1+[.$J$3])/(2+[.$J$3]))+[.H138]" office:value-type="float" office:value="0.1" calcext:value-type="float">
            <text:p>0.1</text:p>
          </table:table-cell>
          <table:table-cell table:formula="of:=1-[.A139]" office:value-type="float" office:value="0.9" calcext:value-type="float">
            <text:p>0.9</text:p>
          </table:table-cell>
          <table:table-cell table:formula="of:=IF(ABS([.A139]+[.B139])-1&lt;0.001;&quot;&quot;;&quot;ERROR&quot;)">
            <text:p/>
          </table:table-cell>
          <table:table-cell table:formula="of:=[.A139]*[.A139]" office:value-type="float" office:value="0.01" calcext:value-type="float">
            <text:p>0.01</text:p>
          </table:table-cell>
          <table:table-cell table:formula="of:=2*[.A139]*[.B139]" office:value-type="float" office:value="0.18" calcext:value-type="float">
            <text:p>0.18</text:p>
          </table:table-cell>
          <table:table-cell table:formula="of:=[.B139]*[.B139]" office:value-type="float" office:value="0.81" calcext:value-type="float">
            <text:p>0.81</text:p>
          </table:table-cell>
          <table:table-cell table:formula="of:=IF(ABS([.D139]+[.E139]+[.F139])-1&lt;0.001;&quot;&quot;;&quot;ERROR&quot;)">
            <text:p/>
          </table:table-cell>
          <table:table-cell table:formula="of:=(1-[.$J$2])*[.D139]/[.K139]" office:value-type="float" office:value="0" calcext:value-type="float">
            <text:p>0</text:p>
          </table:table-cell>
          <table:table-cell table:formula="of:=[.E139]/[.K139]" office:value-type="float" office:value="0.181818181818182" calcext:value-type="float">
            <text:p>0.1818181818</text:p>
          </table:table-cell>
          <table:table-cell table:formula="of:=[.F139]/[.K139]" office:value-type="float" office:value="0.818181818181818" calcext:value-type="float">
            <text:p>0.8181818182</text:p>
          </table:table-cell>
          <table:table-cell table:formula="of:=([.D139]*(1-[.$J$2]))+[.E139]+[.F139]" office:value-type="float" office:value="0.99" calcext:value-type="float">
            <text:p>0.99</text:p>
          </table:table-cell>
          <table:table-cell table:formula="of:=IF(ABS([.H139]+[.I139]+[.J13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39]*(1+[.$J$3])/(2+[.$J$3]))+[.H139]" office:value-type="float" office:value="0.1" calcext:value-type="float">
            <text:p>0.1</text:p>
          </table:table-cell>
          <table:table-cell table:formula="of:=1-[.A140]" office:value-type="float" office:value="0.9" calcext:value-type="float">
            <text:p>0.9</text:p>
          </table:table-cell>
          <table:table-cell table:formula="of:=IF(ABS([.A140]+[.B140])-1&lt;0.001;&quot;&quot;;&quot;ERROR&quot;)">
            <text:p/>
          </table:table-cell>
          <table:table-cell table:formula="of:=[.A140]*[.A140]" office:value-type="float" office:value="0.01" calcext:value-type="float">
            <text:p>0.01</text:p>
          </table:table-cell>
          <table:table-cell table:formula="of:=2*[.A140]*[.B140]" office:value-type="float" office:value="0.18" calcext:value-type="float">
            <text:p>0.18</text:p>
          </table:table-cell>
          <table:table-cell table:formula="of:=[.B140]*[.B140]" office:value-type="float" office:value="0.81" calcext:value-type="float">
            <text:p>0.81</text:p>
          </table:table-cell>
          <table:table-cell table:formula="of:=IF(ABS([.D140]+[.E140]+[.F140])-1&lt;0.001;&quot;&quot;;&quot;ERROR&quot;)">
            <text:p/>
          </table:table-cell>
          <table:table-cell table:formula="of:=(1-[.$J$2])*[.D140]/[.K140]" office:value-type="float" office:value="0" calcext:value-type="float">
            <text:p>0</text:p>
          </table:table-cell>
          <table:table-cell table:formula="of:=[.E140]/[.K140]" office:value-type="float" office:value="0.181818181818182" calcext:value-type="float">
            <text:p>0.1818181818</text:p>
          </table:table-cell>
          <table:table-cell table:formula="of:=[.F140]/[.K140]" office:value-type="float" office:value="0.818181818181818" calcext:value-type="float">
            <text:p>0.8181818182</text:p>
          </table:table-cell>
          <table:table-cell table:formula="of:=([.D140]*(1-[.$J$2]))+[.E140]+[.F140]" office:value-type="float" office:value="0.99" calcext:value-type="float">
            <text:p>0.99</text:p>
          </table:table-cell>
          <table:table-cell table:formula="of:=IF(ABS([.H140]+[.I140]+[.J14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0]*(1+[.$J$3])/(2+[.$J$3]))+[.H140]" office:value-type="float" office:value="0.1" calcext:value-type="float">
            <text:p>0.1</text:p>
          </table:table-cell>
          <table:table-cell table:formula="of:=1-[.A141]" office:value-type="float" office:value="0.9" calcext:value-type="float">
            <text:p>0.9</text:p>
          </table:table-cell>
          <table:table-cell table:formula="of:=IF(ABS([.A141]+[.B141])-1&lt;0.001;&quot;&quot;;&quot;ERROR&quot;)">
            <text:p/>
          </table:table-cell>
          <table:table-cell table:formula="of:=[.A141]*[.A141]" office:value-type="float" office:value="0.01" calcext:value-type="float">
            <text:p>0.01</text:p>
          </table:table-cell>
          <table:table-cell table:formula="of:=2*[.A141]*[.B141]" office:value-type="float" office:value="0.18" calcext:value-type="float">
            <text:p>0.18</text:p>
          </table:table-cell>
          <table:table-cell table:formula="of:=[.B141]*[.B141]" office:value-type="float" office:value="0.81" calcext:value-type="float">
            <text:p>0.81</text:p>
          </table:table-cell>
          <table:table-cell table:formula="of:=IF(ABS([.D141]+[.E141]+[.F141])-1&lt;0.001;&quot;&quot;;&quot;ERROR&quot;)">
            <text:p/>
          </table:table-cell>
          <table:table-cell table:formula="of:=(1-[.$J$2])*[.D141]/[.K141]" office:value-type="float" office:value="0" calcext:value-type="float">
            <text:p>0</text:p>
          </table:table-cell>
          <table:table-cell table:formula="of:=[.E141]/[.K141]" office:value-type="float" office:value="0.181818181818182" calcext:value-type="float">
            <text:p>0.1818181818</text:p>
          </table:table-cell>
          <table:table-cell table:formula="of:=[.F141]/[.K141]" office:value-type="float" office:value="0.818181818181818" calcext:value-type="float">
            <text:p>0.8181818182</text:p>
          </table:table-cell>
          <table:table-cell table:formula="of:=([.D141]*(1-[.$J$2]))+[.E141]+[.F141]" office:value-type="float" office:value="0.99" calcext:value-type="float">
            <text:p>0.99</text:p>
          </table:table-cell>
          <table:table-cell table:formula="of:=IF(ABS([.H141]+[.I141]+[.J14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1]*(1+[.$J$3])/(2+[.$J$3]))+[.H141]" office:value-type="float" office:value="0.1" calcext:value-type="float">
            <text:p>0.1</text:p>
          </table:table-cell>
          <table:table-cell table:formula="of:=1-[.A142]" office:value-type="float" office:value="0.9" calcext:value-type="float">
            <text:p>0.9</text:p>
          </table:table-cell>
          <table:table-cell table:formula="of:=IF(ABS([.A142]+[.B142])-1&lt;0.001;&quot;&quot;;&quot;ERROR&quot;)">
            <text:p/>
          </table:table-cell>
          <table:table-cell table:formula="of:=[.A142]*[.A142]" office:value-type="float" office:value="0.01" calcext:value-type="float">
            <text:p>0.01</text:p>
          </table:table-cell>
          <table:table-cell table:formula="of:=2*[.A142]*[.B142]" office:value-type="float" office:value="0.18" calcext:value-type="float">
            <text:p>0.18</text:p>
          </table:table-cell>
          <table:table-cell table:formula="of:=[.B142]*[.B142]" office:value-type="float" office:value="0.81" calcext:value-type="float">
            <text:p>0.81</text:p>
          </table:table-cell>
          <table:table-cell table:formula="of:=IF(ABS([.D142]+[.E142]+[.F142])-1&lt;0.001;&quot;&quot;;&quot;ERROR&quot;)">
            <text:p/>
          </table:table-cell>
          <table:table-cell table:formula="of:=(1-[.$J$2])*[.D142]/[.K142]" office:value-type="float" office:value="0" calcext:value-type="float">
            <text:p>0</text:p>
          </table:table-cell>
          <table:table-cell table:formula="of:=[.E142]/[.K142]" office:value-type="float" office:value="0.181818181818182" calcext:value-type="float">
            <text:p>0.1818181818</text:p>
          </table:table-cell>
          <table:table-cell table:formula="of:=[.F142]/[.K142]" office:value-type="float" office:value="0.818181818181818" calcext:value-type="float">
            <text:p>0.8181818182</text:p>
          </table:table-cell>
          <table:table-cell table:formula="of:=([.D142]*(1-[.$J$2]))+[.E142]+[.F142]" office:value-type="float" office:value="0.99" calcext:value-type="float">
            <text:p>0.99</text:p>
          </table:table-cell>
          <table:table-cell table:formula="of:=IF(ABS([.H142]+[.I142]+[.J14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2]*(1+[.$J$3])/(2+[.$J$3]))+[.H142]" office:value-type="float" office:value="0.1" calcext:value-type="float">
            <text:p>0.1</text:p>
          </table:table-cell>
          <table:table-cell table:formula="of:=1-[.A143]" office:value-type="float" office:value="0.9" calcext:value-type="float">
            <text:p>0.9</text:p>
          </table:table-cell>
          <table:table-cell table:formula="of:=IF(ABS([.A143]+[.B143])-1&lt;0.001;&quot;&quot;;&quot;ERROR&quot;)">
            <text:p/>
          </table:table-cell>
          <table:table-cell table:formula="of:=[.A143]*[.A143]" office:value-type="float" office:value="0.01" calcext:value-type="float">
            <text:p>0.01</text:p>
          </table:table-cell>
          <table:table-cell table:formula="of:=2*[.A143]*[.B143]" office:value-type="float" office:value="0.18" calcext:value-type="float">
            <text:p>0.18</text:p>
          </table:table-cell>
          <table:table-cell table:formula="of:=[.B143]*[.B143]" office:value-type="float" office:value="0.81" calcext:value-type="float">
            <text:p>0.81</text:p>
          </table:table-cell>
          <table:table-cell table:formula="of:=IF(ABS([.D143]+[.E143]+[.F143])-1&lt;0.001;&quot;&quot;;&quot;ERROR&quot;)">
            <text:p/>
          </table:table-cell>
          <table:table-cell table:formula="of:=(1-[.$J$2])*[.D143]/[.K143]" office:value-type="float" office:value="0" calcext:value-type="float">
            <text:p>0</text:p>
          </table:table-cell>
          <table:table-cell table:formula="of:=[.E143]/[.K143]" office:value-type="float" office:value="0.181818181818182" calcext:value-type="float">
            <text:p>0.1818181818</text:p>
          </table:table-cell>
          <table:table-cell table:formula="of:=[.F143]/[.K143]" office:value-type="float" office:value="0.818181818181818" calcext:value-type="float">
            <text:p>0.8181818182</text:p>
          </table:table-cell>
          <table:table-cell table:formula="of:=([.D143]*(1-[.$J$2]))+[.E143]+[.F143]" office:value-type="float" office:value="0.99" calcext:value-type="float">
            <text:p>0.99</text:p>
          </table:table-cell>
          <table:table-cell table:formula="of:=IF(ABS([.H143]+[.I143]+[.J14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3]*(1+[.$J$3])/(2+[.$J$3]))+[.H143]" office:value-type="float" office:value="0.1" calcext:value-type="float">
            <text:p>0.1</text:p>
          </table:table-cell>
          <table:table-cell table:formula="of:=1-[.A144]" office:value-type="float" office:value="0.9" calcext:value-type="float">
            <text:p>0.9</text:p>
          </table:table-cell>
          <table:table-cell table:formula="of:=IF(ABS([.A144]+[.B144])-1&lt;0.001;&quot;&quot;;&quot;ERROR&quot;)">
            <text:p/>
          </table:table-cell>
          <table:table-cell table:formula="of:=[.A144]*[.A144]" office:value-type="float" office:value="0.01" calcext:value-type="float">
            <text:p>0.01</text:p>
          </table:table-cell>
          <table:table-cell table:formula="of:=2*[.A144]*[.B144]" office:value-type="float" office:value="0.18" calcext:value-type="float">
            <text:p>0.18</text:p>
          </table:table-cell>
          <table:table-cell table:formula="of:=[.B144]*[.B144]" office:value-type="float" office:value="0.81" calcext:value-type="float">
            <text:p>0.81</text:p>
          </table:table-cell>
          <table:table-cell table:formula="of:=IF(ABS([.D144]+[.E144]+[.F144])-1&lt;0.001;&quot;&quot;;&quot;ERROR&quot;)">
            <text:p/>
          </table:table-cell>
          <table:table-cell table:formula="of:=(1-[.$J$2])*[.D144]/[.K144]" office:value-type="float" office:value="0" calcext:value-type="float">
            <text:p>0</text:p>
          </table:table-cell>
          <table:table-cell table:formula="of:=[.E144]/[.K144]" office:value-type="float" office:value="0.181818181818182" calcext:value-type="float">
            <text:p>0.1818181818</text:p>
          </table:table-cell>
          <table:table-cell table:formula="of:=[.F144]/[.K144]" office:value-type="float" office:value="0.818181818181818" calcext:value-type="float">
            <text:p>0.8181818182</text:p>
          </table:table-cell>
          <table:table-cell table:formula="of:=([.D144]*(1-[.$J$2]))+[.E144]+[.F144]" office:value-type="float" office:value="0.99" calcext:value-type="float">
            <text:p>0.99</text:p>
          </table:table-cell>
          <table:table-cell table:formula="of:=IF(ABS([.H144]+[.I144]+[.J14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4]*(1+[.$J$3])/(2+[.$J$3]))+[.H144]" office:value-type="float" office:value="0.1" calcext:value-type="float">
            <text:p>0.1</text:p>
          </table:table-cell>
          <table:table-cell table:formula="of:=1-[.A145]" office:value-type="float" office:value="0.9" calcext:value-type="float">
            <text:p>0.9</text:p>
          </table:table-cell>
          <table:table-cell table:formula="of:=IF(ABS([.A145]+[.B145])-1&lt;0.001;&quot;&quot;;&quot;ERROR&quot;)">
            <text:p/>
          </table:table-cell>
          <table:table-cell table:formula="of:=[.A145]*[.A145]" office:value-type="float" office:value="0.01" calcext:value-type="float">
            <text:p>0.01</text:p>
          </table:table-cell>
          <table:table-cell table:formula="of:=2*[.A145]*[.B145]" office:value-type="float" office:value="0.18" calcext:value-type="float">
            <text:p>0.18</text:p>
          </table:table-cell>
          <table:table-cell table:formula="of:=[.B145]*[.B145]" office:value-type="float" office:value="0.81" calcext:value-type="float">
            <text:p>0.81</text:p>
          </table:table-cell>
          <table:table-cell table:formula="of:=IF(ABS([.D145]+[.E145]+[.F145])-1&lt;0.001;&quot;&quot;;&quot;ERROR&quot;)">
            <text:p/>
          </table:table-cell>
          <table:table-cell table:formula="of:=(1-[.$J$2])*[.D145]/[.K145]" office:value-type="float" office:value="0" calcext:value-type="float">
            <text:p>0</text:p>
          </table:table-cell>
          <table:table-cell table:formula="of:=[.E145]/[.K145]" office:value-type="float" office:value="0.181818181818182" calcext:value-type="float">
            <text:p>0.1818181818</text:p>
          </table:table-cell>
          <table:table-cell table:formula="of:=[.F145]/[.K145]" office:value-type="float" office:value="0.818181818181818" calcext:value-type="float">
            <text:p>0.8181818182</text:p>
          </table:table-cell>
          <table:table-cell table:formula="of:=([.D145]*(1-[.$J$2]))+[.E145]+[.F145]" office:value-type="float" office:value="0.99" calcext:value-type="float">
            <text:p>0.99</text:p>
          </table:table-cell>
          <table:table-cell table:formula="of:=IF(ABS([.H145]+[.I145]+[.J14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5]*(1+[.$J$3])/(2+[.$J$3]))+[.H145]" office:value-type="float" office:value="0.1" calcext:value-type="float">
            <text:p>0.1</text:p>
          </table:table-cell>
          <table:table-cell table:formula="of:=1-[.A146]" office:value-type="float" office:value="0.9" calcext:value-type="float">
            <text:p>0.9</text:p>
          </table:table-cell>
          <table:table-cell table:formula="of:=IF(ABS([.A146]+[.B146])-1&lt;0.001;&quot;&quot;;&quot;ERROR&quot;)">
            <text:p/>
          </table:table-cell>
          <table:table-cell table:formula="of:=[.A146]*[.A146]" office:value-type="float" office:value="0.01" calcext:value-type="float">
            <text:p>0.01</text:p>
          </table:table-cell>
          <table:table-cell table:formula="of:=2*[.A146]*[.B146]" office:value-type="float" office:value="0.18" calcext:value-type="float">
            <text:p>0.18</text:p>
          </table:table-cell>
          <table:table-cell table:formula="of:=[.B146]*[.B146]" office:value-type="float" office:value="0.81" calcext:value-type="float">
            <text:p>0.81</text:p>
          </table:table-cell>
          <table:table-cell table:formula="of:=IF(ABS([.D146]+[.E146]+[.F146])-1&lt;0.001;&quot;&quot;;&quot;ERROR&quot;)">
            <text:p/>
          </table:table-cell>
          <table:table-cell table:formula="of:=(1-[.$J$2])*[.D146]/[.K146]" office:value-type="float" office:value="0" calcext:value-type="float">
            <text:p>0</text:p>
          </table:table-cell>
          <table:table-cell table:formula="of:=[.E146]/[.K146]" office:value-type="float" office:value="0.181818181818182" calcext:value-type="float">
            <text:p>0.1818181818</text:p>
          </table:table-cell>
          <table:table-cell table:formula="of:=[.F146]/[.K146]" office:value-type="float" office:value="0.818181818181818" calcext:value-type="float">
            <text:p>0.8181818182</text:p>
          </table:table-cell>
          <table:table-cell table:formula="of:=([.D146]*(1-[.$J$2]))+[.E146]+[.F146]" office:value-type="float" office:value="0.99" calcext:value-type="float">
            <text:p>0.99</text:p>
          </table:table-cell>
          <table:table-cell table:formula="of:=IF(ABS([.H146]+[.I146]+[.J14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6]*(1+[.$J$3])/(2+[.$J$3]))+[.H146]" office:value-type="float" office:value="0.1" calcext:value-type="float">
            <text:p>0.1</text:p>
          </table:table-cell>
          <table:table-cell table:formula="of:=1-[.A147]" office:value-type="float" office:value="0.9" calcext:value-type="float">
            <text:p>0.9</text:p>
          </table:table-cell>
          <table:table-cell table:formula="of:=IF(ABS([.A147]+[.B147])-1&lt;0.001;&quot;&quot;;&quot;ERROR&quot;)">
            <text:p/>
          </table:table-cell>
          <table:table-cell table:formula="of:=[.A147]*[.A147]" office:value-type="float" office:value="0.01" calcext:value-type="float">
            <text:p>0.01</text:p>
          </table:table-cell>
          <table:table-cell table:formula="of:=2*[.A147]*[.B147]" office:value-type="float" office:value="0.18" calcext:value-type="float">
            <text:p>0.18</text:p>
          </table:table-cell>
          <table:table-cell table:formula="of:=[.B147]*[.B147]" office:value-type="float" office:value="0.81" calcext:value-type="float">
            <text:p>0.81</text:p>
          </table:table-cell>
          <table:table-cell table:formula="of:=IF(ABS([.D147]+[.E147]+[.F147])-1&lt;0.001;&quot;&quot;;&quot;ERROR&quot;)">
            <text:p/>
          </table:table-cell>
          <table:table-cell table:formula="of:=(1-[.$J$2])*[.D147]/[.K147]" office:value-type="float" office:value="0" calcext:value-type="float">
            <text:p>0</text:p>
          </table:table-cell>
          <table:table-cell table:formula="of:=[.E147]/[.K147]" office:value-type="float" office:value="0.181818181818182" calcext:value-type="float">
            <text:p>0.1818181818</text:p>
          </table:table-cell>
          <table:table-cell table:formula="of:=[.F147]/[.K147]" office:value-type="float" office:value="0.818181818181818" calcext:value-type="float">
            <text:p>0.8181818182</text:p>
          </table:table-cell>
          <table:table-cell table:formula="of:=([.D147]*(1-[.$J$2]))+[.E147]+[.F147]" office:value-type="float" office:value="0.99" calcext:value-type="float">
            <text:p>0.99</text:p>
          </table:table-cell>
          <table:table-cell table:formula="of:=IF(ABS([.H147]+[.I147]+[.J14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7]*(1+[.$J$3])/(2+[.$J$3]))+[.H147]" office:value-type="float" office:value="0.1" calcext:value-type="float">
            <text:p>0.1</text:p>
          </table:table-cell>
          <table:table-cell table:formula="of:=1-[.A148]" office:value-type="float" office:value="0.9" calcext:value-type="float">
            <text:p>0.9</text:p>
          </table:table-cell>
          <table:table-cell table:formula="of:=IF(ABS([.A148]+[.B148])-1&lt;0.001;&quot;&quot;;&quot;ERROR&quot;)">
            <text:p/>
          </table:table-cell>
          <table:table-cell table:formula="of:=[.A148]*[.A148]" office:value-type="float" office:value="0.01" calcext:value-type="float">
            <text:p>0.01</text:p>
          </table:table-cell>
          <table:table-cell table:formula="of:=2*[.A148]*[.B148]" office:value-type="float" office:value="0.18" calcext:value-type="float">
            <text:p>0.18</text:p>
          </table:table-cell>
          <table:table-cell table:formula="of:=[.B148]*[.B148]" office:value-type="float" office:value="0.81" calcext:value-type="float">
            <text:p>0.81</text:p>
          </table:table-cell>
          <table:table-cell table:formula="of:=IF(ABS([.D148]+[.E148]+[.F148])-1&lt;0.001;&quot;&quot;;&quot;ERROR&quot;)">
            <text:p/>
          </table:table-cell>
          <table:table-cell table:formula="of:=(1-[.$J$2])*[.D148]/[.K148]" office:value-type="float" office:value="0" calcext:value-type="float">
            <text:p>0</text:p>
          </table:table-cell>
          <table:table-cell table:formula="of:=[.E148]/[.K148]" office:value-type="float" office:value="0.181818181818182" calcext:value-type="float">
            <text:p>0.1818181818</text:p>
          </table:table-cell>
          <table:table-cell table:formula="of:=[.F148]/[.K148]" office:value-type="float" office:value="0.818181818181818" calcext:value-type="float">
            <text:p>0.8181818182</text:p>
          </table:table-cell>
          <table:table-cell table:formula="of:=([.D148]*(1-[.$J$2]))+[.E148]+[.F148]" office:value-type="float" office:value="0.99" calcext:value-type="float">
            <text:p>0.99</text:p>
          </table:table-cell>
          <table:table-cell table:formula="of:=IF(ABS([.H148]+[.I148]+[.J14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8]*(1+[.$J$3])/(2+[.$J$3]))+[.H148]" office:value-type="float" office:value="0.1" calcext:value-type="float">
            <text:p>0.1</text:p>
          </table:table-cell>
          <table:table-cell table:formula="of:=1-[.A149]" office:value-type="float" office:value="0.9" calcext:value-type="float">
            <text:p>0.9</text:p>
          </table:table-cell>
          <table:table-cell table:formula="of:=IF(ABS([.A149]+[.B149])-1&lt;0.001;&quot;&quot;;&quot;ERROR&quot;)">
            <text:p/>
          </table:table-cell>
          <table:table-cell table:formula="of:=[.A149]*[.A149]" office:value-type="float" office:value="0.01" calcext:value-type="float">
            <text:p>0.01</text:p>
          </table:table-cell>
          <table:table-cell table:formula="of:=2*[.A149]*[.B149]" office:value-type="float" office:value="0.18" calcext:value-type="float">
            <text:p>0.18</text:p>
          </table:table-cell>
          <table:table-cell table:formula="of:=[.B149]*[.B149]" office:value-type="float" office:value="0.81" calcext:value-type="float">
            <text:p>0.81</text:p>
          </table:table-cell>
          <table:table-cell table:formula="of:=IF(ABS([.D149]+[.E149]+[.F149])-1&lt;0.001;&quot;&quot;;&quot;ERROR&quot;)">
            <text:p/>
          </table:table-cell>
          <table:table-cell table:formula="of:=(1-[.$J$2])*[.D149]/[.K149]" office:value-type="float" office:value="0" calcext:value-type="float">
            <text:p>0</text:p>
          </table:table-cell>
          <table:table-cell table:formula="of:=[.E149]/[.K149]" office:value-type="float" office:value="0.181818181818182" calcext:value-type="float">
            <text:p>0.1818181818</text:p>
          </table:table-cell>
          <table:table-cell table:formula="of:=[.F149]/[.K149]" office:value-type="float" office:value="0.818181818181818" calcext:value-type="float">
            <text:p>0.8181818182</text:p>
          </table:table-cell>
          <table:table-cell table:formula="of:=([.D149]*(1-[.$J$2]))+[.E149]+[.F149]" office:value-type="float" office:value="0.99" calcext:value-type="float">
            <text:p>0.99</text:p>
          </table:table-cell>
          <table:table-cell table:formula="of:=IF(ABS([.H149]+[.I149]+[.J14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49]*(1+[.$J$3])/(2+[.$J$3]))+[.H149]" office:value-type="float" office:value="0.1" calcext:value-type="float">
            <text:p>0.1</text:p>
          </table:table-cell>
          <table:table-cell table:formula="of:=1-[.A150]" office:value-type="float" office:value="0.9" calcext:value-type="float">
            <text:p>0.9</text:p>
          </table:table-cell>
          <table:table-cell table:formula="of:=IF(ABS([.A150]+[.B150])-1&lt;0.001;&quot;&quot;;&quot;ERROR&quot;)">
            <text:p/>
          </table:table-cell>
          <table:table-cell table:formula="of:=[.A150]*[.A150]" office:value-type="float" office:value="0.01" calcext:value-type="float">
            <text:p>0.01</text:p>
          </table:table-cell>
          <table:table-cell table:formula="of:=2*[.A150]*[.B150]" office:value-type="float" office:value="0.18" calcext:value-type="float">
            <text:p>0.18</text:p>
          </table:table-cell>
          <table:table-cell table:formula="of:=[.B150]*[.B150]" office:value-type="float" office:value="0.81" calcext:value-type="float">
            <text:p>0.81</text:p>
          </table:table-cell>
          <table:table-cell table:formula="of:=IF(ABS([.D150]+[.E150]+[.F150])-1&lt;0.001;&quot;&quot;;&quot;ERROR&quot;)">
            <text:p/>
          </table:table-cell>
          <table:table-cell table:formula="of:=(1-[.$J$2])*[.D150]/[.K150]" office:value-type="float" office:value="0" calcext:value-type="float">
            <text:p>0</text:p>
          </table:table-cell>
          <table:table-cell table:formula="of:=[.E150]/[.K150]" office:value-type="float" office:value="0.181818181818182" calcext:value-type="float">
            <text:p>0.1818181818</text:p>
          </table:table-cell>
          <table:table-cell table:formula="of:=[.F150]/[.K150]" office:value-type="float" office:value="0.818181818181818" calcext:value-type="float">
            <text:p>0.8181818182</text:p>
          </table:table-cell>
          <table:table-cell table:formula="of:=([.D150]*(1-[.$J$2]))+[.E150]+[.F150]" office:value-type="float" office:value="0.99" calcext:value-type="float">
            <text:p>0.99</text:p>
          </table:table-cell>
          <table:table-cell table:formula="of:=IF(ABS([.H150]+[.I150]+[.J15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0]*(1+[.$J$3])/(2+[.$J$3]))+[.H150]" office:value-type="float" office:value="0.1" calcext:value-type="float">
            <text:p>0.1</text:p>
          </table:table-cell>
          <table:table-cell table:formula="of:=1-[.A151]" office:value-type="float" office:value="0.9" calcext:value-type="float">
            <text:p>0.9</text:p>
          </table:table-cell>
          <table:table-cell table:formula="of:=IF(ABS([.A151]+[.B151])-1&lt;0.001;&quot;&quot;;&quot;ERROR&quot;)">
            <text:p/>
          </table:table-cell>
          <table:table-cell table:formula="of:=[.A151]*[.A151]" office:value-type="float" office:value="0.01" calcext:value-type="float">
            <text:p>0.01</text:p>
          </table:table-cell>
          <table:table-cell table:formula="of:=2*[.A151]*[.B151]" office:value-type="float" office:value="0.18" calcext:value-type="float">
            <text:p>0.18</text:p>
          </table:table-cell>
          <table:table-cell table:formula="of:=[.B151]*[.B151]" office:value-type="float" office:value="0.81" calcext:value-type="float">
            <text:p>0.81</text:p>
          </table:table-cell>
          <table:table-cell table:formula="of:=IF(ABS([.D151]+[.E151]+[.F151])-1&lt;0.001;&quot;&quot;;&quot;ERROR&quot;)">
            <text:p/>
          </table:table-cell>
          <table:table-cell table:formula="of:=(1-[.$J$2])*[.D151]/[.K151]" office:value-type="float" office:value="0" calcext:value-type="float">
            <text:p>0</text:p>
          </table:table-cell>
          <table:table-cell table:formula="of:=[.E151]/[.K151]" office:value-type="float" office:value="0.181818181818182" calcext:value-type="float">
            <text:p>0.1818181818</text:p>
          </table:table-cell>
          <table:table-cell table:formula="of:=[.F151]/[.K151]" office:value-type="float" office:value="0.818181818181818" calcext:value-type="float">
            <text:p>0.8181818182</text:p>
          </table:table-cell>
          <table:table-cell table:formula="of:=([.D151]*(1-[.$J$2]))+[.E151]+[.F151]" office:value-type="float" office:value="0.99" calcext:value-type="float">
            <text:p>0.99</text:p>
          </table:table-cell>
          <table:table-cell table:formula="of:=IF(ABS([.H151]+[.I151]+[.J15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1]*(1+[.$J$3])/(2+[.$J$3]))+[.H151]" office:value-type="float" office:value="0.1" calcext:value-type="float">
            <text:p>0.1</text:p>
          </table:table-cell>
          <table:table-cell table:formula="of:=1-[.A152]" office:value-type="float" office:value="0.9" calcext:value-type="float">
            <text:p>0.9</text:p>
          </table:table-cell>
          <table:table-cell table:formula="of:=IF(ABS([.A152]+[.B152])-1&lt;0.001;&quot;&quot;;&quot;ERROR&quot;)">
            <text:p/>
          </table:table-cell>
          <table:table-cell table:formula="of:=[.A152]*[.A152]" office:value-type="float" office:value="0.01" calcext:value-type="float">
            <text:p>0.01</text:p>
          </table:table-cell>
          <table:table-cell table:formula="of:=2*[.A152]*[.B152]" office:value-type="float" office:value="0.18" calcext:value-type="float">
            <text:p>0.18</text:p>
          </table:table-cell>
          <table:table-cell table:formula="of:=[.B152]*[.B152]" office:value-type="float" office:value="0.81" calcext:value-type="float">
            <text:p>0.81</text:p>
          </table:table-cell>
          <table:table-cell table:formula="of:=IF(ABS([.D152]+[.E152]+[.F152])-1&lt;0.001;&quot;&quot;;&quot;ERROR&quot;)">
            <text:p/>
          </table:table-cell>
          <table:table-cell table:formula="of:=(1-[.$J$2])*[.D152]/[.K152]" office:value-type="float" office:value="0" calcext:value-type="float">
            <text:p>0</text:p>
          </table:table-cell>
          <table:table-cell table:formula="of:=[.E152]/[.K152]" office:value-type="float" office:value="0.181818181818182" calcext:value-type="float">
            <text:p>0.1818181818</text:p>
          </table:table-cell>
          <table:table-cell table:formula="of:=[.F152]/[.K152]" office:value-type="float" office:value="0.818181818181818" calcext:value-type="float">
            <text:p>0.8181818182</text:p>
          </table:table-cell>
          <table:table-cell table:formula="of:=([.D152]*(1-[.$J$2]))+[.E152]+[.F152]" office:value-type="float" office:value="0.99" calcext:value-type="float">
            <text:p>0.99</text:p>
          </table:table-cell>
          <table:table-cell table:formula="of:=IF(ABS([.H152]+[.I152]+[.J15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2]*(1+[.$J$3])/(2+[.$J$3]))+[.H152]" office:value-type="float" office:value="0.1" calcext:value-type="float">
            <text:p>0.1</text:p>
          </table:table-cell>
          <table:table-cell table:formula="of:=1-[.A153]" office:value-type="float" office:value="0.9" calcext:value-type="float">
            <text:p>0.9</text:p>
          </table:table-cell>
          <table:table-cell table:formula="of:=IF(ABS([.A153]+[.B153])-1&lt;0.001;&quot;&quot;;&quot;ERROR&quot;)">
            <text:p/>
          </table:table-cell>
          <table:table-cell table:formula="of:=[.A153]*[.A153]" office:value-type="float" office:value="0.01" calcext:value-type="float">
            <text:p>0.01</text:p>
          </table:table-cell>
          <table:table-cell table:formula="of:=2*[.A153]*[.B153]" office:value-type="float" office:value="0.18" calcext:value-type="float">
            <text:p>0.18</text:p>
          </table:table-cell>
          <table:table-cell table:formula="of:=[.B153]*[.B153]" office:value-type="float" office:value="0.81" calcext:value-type="float">
            <text:p>0.81</text:p>
          </table:table-cell>
          <table:table-cell table:formula="of:=IF(ABS([.D153]+[.E153]+[.F153])-1&lt;0.001;&quot;&quot;;&quot;ERROR&quot;)">
            <text:p/>
          </table:table-cell>
          <table:table-cell table:formula="of:=(1-[.$J$2])*[.D153]/[.K153]" office:value-type="float" office:value="0" calcext:value-type="float">
            <text:p>0</text:p>
          </table:table-cell>
          <table:table-cell table:formula="of:=[.E153]/[.K153]" office:value-type="float" office:value="0.181818181818182" calcext:value-type="float">
            <text:p>0.1818181818</text:p>
          </table:table-cell>
          <table:table-cell table:formula="of:=[.F153]/[.K153]" office:value-type="float" office:value="0.818181818181818" calcext:value-type="float">
            <text:p>0.8181818182</text:p>
          </table:table-cell>
          <table:table-cell table:formula="of:=([.D153]*(1-[.$J$2]))+[.E153]+[.F153]" office:value-type="float" office:value="0.99" calcext:value-type="float">
            <text:p>0.99</text:p>
          </table:table-cell>
          <table:table-cell table:formula="of:=IF(ABS([.H153]+[.I153]+[.J15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3]*(1+[.$J$3])/(2+[.$J$3]))+[.H153]" office:value-type="float" office:value="0.1" calcext:value-type="float">
            <text:p>0.1</text:p>
          </table:table-cell>
          <table:table-cell table:formula="of:=1-[.A154]" office:value-type="float" office:value="0.9" calcext:value-type="float">
            <text:p>0.9</text:p>
          </table:table-cell>
          <table:table-cell table:formula="of:=IF(ABS([.A154]+[.B154])-1&lt;0.001;&quot;&quot;;&quot;ERROR&quot;)">
            <text:p/>
          </table:table-cell>
          <table:table-cell table:formula="of:=[.A154]*[.A154]" office:value-type="float" office:value="0.01" calcext:value-type="float">
            <text:p>0.01</text:p>
          </table:table-cell>
          <table:table-cell table:formula="of:=2*[.A154]*[.B154]" office:value-type="float" office:value="0.18" calcext:value-type="float">
            <text:p>0.18</text:p>
          </table:table-cell>
          <table:table-cell table:formula="of:=[.B154]*[.B154]" office:value-type="float" office:value="0.81" calcext:value-type="float">
            <text:p>0.81</text:p>
          </table:table-cell>
          <table:table-cell table:formula="of:=IF(ABS([.D154]+[.E154]+[.F154])-1&lt;0.001;&quot;&quot;;&quot;ERROR&quot;)">
            <text:p/>
          </table:table-cell>
          <table:table-cell table:formula="of:=(1-[.$J$2])*[.D154]/[.K154]" office:value-type="float" office:value="0" calcext:value-type="float">
            <text:p>0</text:p>
          </table:table-cell>
          <table:table-cell table:formula="of:=[.E154]/[.K154]" office:value-type="float" office:value="0.181818181818182" calcext:value-type="float">
            <text:p>0.1818181818</text:p>
          </table:table-cell>
          <table:table-cell table:formula="of:=[.F154]/[.K154]" office:value-type="float" office:value="0.818181818181818" calcext:value-type="float">
            <text:p>0.8181818182</text:p>
          </table:table-cell>
          <table:table-cell table:formula="of:=([.D154]*(1-[.$J$2]))+[.E154]+[.F154]" office:value-type="float" office:value="0.99" calcext:value-type="float">
            <text:p>0.99</text:p>
          </table:table-cell>
          <table:table-cell table:formula="of:=IF(ABS([.H154]+[.I154]+[.J15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4]*(1+[.$J$3])/(2+[.$J$3]))+[.H154]" office:value-type="float" office:value="0.1" calcext:value-type="float">
            <text:p>0.1</text:p>
          </table:table-cell>
          <table:table-cell table:formula="of:=1-[.A155]" office:value-type="float" office:value="0.9" calcext:value-type="float">
            <text:p>0.9</text:p>
          </table:table-cell>
          <table:table-cell table:formula="of:=IF(ABS([.A155]+[.B155])-1&lt;0.001;&quot;&quot;;&quot;ERROR&quot;)">
            <text:p/>
          </table:table-cell>
          <table:table-cell table:formula="of:=[.A155]*[.A155]" office:value-type="float" office:value="0.01" calcext:value-type="float">
            <text:p>0.01</text:p>
          </table:table-cell>
          <table:table-cell table:formula="of:=2*[.A155]*[.B155]" office:value-type="float" office:value="0.18" calcext:value-type="float">
            <text:p>0.18</text:p>
          </table:table-cell>
          <table:table-cell table:formula="of:=[.B155]*[.B155]" office:value-type="float" office:value="0.81" calcext:value-type="float">
            <text:p>0.81</text:p>
          </table:table-cell>
          <table:table-cell table:formula="of:=IF(ABS([.D155]+[.E155]+[.F155])-1&lt;0.001;&quot;&quot;;&quot;ERROR&quot;)">
            <text:p/>
          </table:table-cell>
          <table:table-cell table:formula="of:=(1-[.$J$2])*[.D155]/[.K155]" office:value-type="float" office:value="0" calcext:value-type="float">
            <text:p>0</text:p>
          </table:table-cell>
          <table:table-cell table:formula="of:=[.E155]/[.K155]" office:value-type="float" office:value="0.181818181818182" calcext:value-type="float">
            <text:p>0.1818181818</text:p>
          </table:table-cell>
          <table:table-cell table:formula="of:=[.F155]/[.K155]" office:value-type="float" office:value="0.818181818181818" calcext:value-type="float">
            <text:p>0.8181818182</text:p>
          </table:table-cell>
          <table:table-cell table:formula="of:=([.D155]*(1-[.$J$2]))+[.E155]+[.F155]" office:value-type="float" office:value="0.99" calcext:value-type="float">
            <text:p>0.99</text:p>
          </table:table-cell>
          <table:table-cell table:formula="of:=IF(ABS([.H155]+[.I155]+[.J15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5]*(1+[.$J$3])/(2+[.$J$3]))+[.H155]" office:value-type="float" office:value="0.1" calcext:value-type="float">
            <text:p>0.1</text:p>
          </table:table-cell>
          <table:table-cell table:formula="of:=1-[.A156]" office:value-type="float" office:value="0.9" calcext:value-type="float">
            <text:p>0.9</text:p>
          </table:table-cell>
          <table:table-cell table:formula="of:=IF(ABS([.A156]+[.B156])-1&lt;0.001;&quot;&quot;;&quot;ERROR&quot;)">
            <text:p/>
          </table:table-cell>
          <table:table-cell table:formula="of:=[.A156]*[.A156]" office:value-type="float" office:value="0.01" calcext:value-type="float">
            <text:p>0.01</text:p>
          </table:table-cell>
          <table:table-cell table:formula="of:=2*[.A156]*[.B156]" office:value-type="float" office:value="0.18" calcext:value-type="float">
            <text:p>0.18</text:p>
          </table:table-cell>
          <table:table-cell table:formula="of:=[.B156]*[.B156]" office:value-type="float" office:value="0.81" calcext:value-type="float">
            <text:p>0.81</text:p>
          </table:table-cell>
          <table:table-cell table:formula="of:=IF(ABS([.D156]+[.E156]+[.F156])-1&lt;0.001;&quot;&quot;;&quot;ERROR&quot;)">
            <text:p/>
          </table:table-cell>
          <table:table-cell table:formula="of:=(1-[.$J$2])*[.D156]/[.K156]" office:value-type="float" office:value="0" calcext:value-type="float">
            <text:p>0</text:p>
          </table:table-cell>
          <table:table-cell table:formula="of:=[.E156]/[.K156]" office:value-type="float" office:value="0.181818181818182" calcext:value-type="float">
            <text:p>0.1818181818</text:p>
          </table:table-cell>
          <table:table-cell table:formula="of:=[.F156]/[.K156]" office:value-type="float" office:value="0.818181818181818" calcext:value-type="float">
            <text:p>0.8181818182</text:p>
          </table:table-cell>
          <table:table-cell table:formula="of:=([.D156]*(1-[.$J$2]))+[.E156]+[.F156]" office:value-type="float" office:value="0.99" calcext:value-type="float">
            <text:p>0.99</text:p>
          </table:table-cell>
          <table:table-cell table:formula="of:=IF(ABS([.H156]+[.I156]+[.J15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6]*(1+[.$J$3])/(2+[.$J$3]))+[.H156]" office:value-type="float" office:value="0.1" calcext:value-type="float">
            <text:p>0.1</text:p>
          </table:table-cell>
          <table:table-cell table:formula="of:=1-[.A157]" office:value-type="float" office:value="0.9" calcext:value-type="float">
            <text:p>0.9</text:p>
          </table:table-cell>
          <table:table-cell table:formula="of:=IF(ABS([.A157]+[.B157])-1&lt;0.001;&quot;&quot;;&quot;ERROR&quot;)">
            <text:p/>
          </table:table-cell>
          <table:table-cell table:formula="of:=[.A157]*[.A157]" office:value-type="float" office:value="0.01" calcext:value-type="float">
            <text:p>0.01</text:p>
          </table:table-cell>
          <table:table-cell table:formula="of:=2*[.A157]*[.B157]" office:value-type="float" office:value="0.18" calcext:value-type="float">
            <text:p>0.18</text:p>
          </table:table-cell>
          <table:table-cell table:formula="of:=[.B157]*[.B157]" office:value-type="float" office:value="0.81" calcext:value-type="float">
            <text:p>0.81</text:p>
          </table:table-cell>
          <table:table-cell table:formula="of:=IF(ABS([.D157]+[.E157]+[.F157])-1&lt;0.001;&quot;&quot;;&quot;ERROR&quot;)">
            <text:p/>
          </table:table-cell>
          <table:table-cell table:formula="of:=(1-[.$J$2])*[.D157]/[.K157]" office:value-type="float" office:value="0" calcext:value-type="float">
            <text:p>0</text:p>
          </table:table-cell>
          <table:table-cell table:formula="of:=[.E157]/[.K157]" office:value-type="float" office:value="0.181818181818182" calcext:value-type="float">
            <text:p>0.1818181818</text:p>
          </table:table-cell>
          <table:table-cell table:formula="of:=[.F157]/[.K157]" office:value-type="float" office:value="0.818181818181818" calcext:value-type="float">
            <text:p>0.8181818182</text:p>
          </table:table-cell>
          <table:table-cell table:formula="of:=([.D157]*(1-[.$J$2]))+[.E157]+[.F157]" office:value-type="float" office:value="0.99" calcext:value-type="float">
            <text:p>0.99</text:p>
          </table:table-cell>
          <table:table-cell table:formula="of:=IF(ABS([.H157]+[.I157]+[.J15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7]*(1+[.$J$3])/(2+[.$J$3]))+[.H157]" office:value-type="float" office:value="0.1" calcext:value-type="float">
            <text:p>0.1</text:p>
          </table:table-cell>
          <table:table-cell table:formula="of:=1-[.A158]" office:value-type="float" office:value="0.9" calcext:value-type="float">
            <text:p>0.9</text:p>
          </table:table-cell>
          <table:table-cell table:formula="of:=IF(ABS([.A158]+[.B158])-1&lt;0.001;&quot;&quot;;&quot;ERROR&quot;)">
            <text:p/>
          </table:table-cell>
          <table:table-cell table:formula="of:=[.A158]*[.A158]" office:value-type="float" office:value="0.01" calcext:value-type="float">
            <text:p>0.01</text:p>
          </table:table-cell>
          <table:table-cell table:formula="of:=2*[.A158]*[.B158]" office:value-type="float" office:value="0.18" calcext:value-type="float">
            <text:p>0.18</text:p>
          </table:table-cell>
          <table:table-cell table:formula="of:=[.B158]*[.B158]" office:value-type="float" office:value="0.81" calcext:value-type="float">
            <text:p>0.81</text:p>
          </table:table-cell>
          <table:table-cell table:formula="of:=IF(ABS([.D158]+[.E158]+[.F158])-1&lt;0.001;&quot;&quot;;&quot;ERROR&quot;)">
            <text:p/>
          </table:table-cell>
          <table:table-cell table:formula="of:=(1-[.$J$2])*[.D158]/[.K158]" office:value-type="float" office:value="0" calcext:value-type="float">
            <text:p>0</text:p>
          </table:table-cell>
          <table:table-cell table:formula="of:=[.E158]/[.K158]" office:value-type="float" office:value="0.181818181818182" calcext:value-type="float">
            <text:p>0.1818181818</text:p>
          </table:table-cell>
          <table:table-cell table:formula="of:=[.F158]/[.K158]" office:value-type="float" office:value="0.818181818181818" calcext:value-type="float">
            <text:p>0.8181818182</text:p>
          </table:table-cell>
          <table:table-cell table:formula="of:=([.D158]*(1-[.$J$2]))+[.E158]+[.F158]" office:value-type="float" office:value="0.99" calcext:value-type="float">
            <text:p>0.99</text:p>
          </table:table-cell>
          <table:table-cell table:formula="of:=IF(ABS([.H158]+[.I158]+[.J15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8]*(1+[.$J$3])/(2+[.$J$3]))+[.H158]" office:value-type="float" office:value="0.1" calcext:value-type="float">
            <text:p>0.1</text:p>
          </table:table-cell>
          <table:table-cell table:formula="of:=1-[.A159]" office:value-type="float" office:value="0.9" calcext:value-type="float">
            <text:p>0.9</text:p>
          </table:table-cell>
          <table:table-cell table:formula="of:=IF(ABS([.A159]+[.B159])-1&lt;0.001;&quot;&quot;;&quot;ERROR&quot;)">
            <text:p/>
          </table:table-cell>
          <table:table-cell table:formula="of:=[.A159]*[.A159]" office:value-type="float" office:value="0.01" calcext:value-type="float">
            <text:p>0.01</text:p>
          </table:table-cell>
          <table:table-cell table:formula="of:=2*[.A159]*[.B159]" office:value-type="float" office:value="0.18" calcext:value-type="float">
            <text:p>0.18</text:p>
          </table:table-cell>
          <table:table-cell table:formula="of:=[.B159]*[.B159]" office:value-type="float" office:value="0.81" calcext:value-type="float">
            <text:p>0.81</text:p>
          </table:table-cell>
          <table:table-cell table:formula="of:=IF(ABS([.D159]+[.E159]+[.F159])-1&lt;0.001;&quot;&quot;;&quot;ERROR&quot;)">
            <text:p/>
          </table:table-cell>
          <table:table-cell table:formula="of:=(1-[.$J$2])*[.D159]/[.K159]" office:value-type="float" office:value="0" calcext:value-type="float">
            <text:p>0</text:p>
          </table:table-cell>
          <table:table-cell table:formula="of:=[.E159]/[.K159]" office:value-type="float" office:value="0.181818181818182" calcext:value-type="float">
            <text:p>0.1818181818</text:p>
          </table:table-cell>
          <table:table-cell table:formula="of:=[.F159]/[.K159]" office:value-type="float" office:value="0.818181818181818" calcext:value-type="float">
            <text:p>0.8181818182</text:p>
          </table:table-cell>
          <table:table-cell table:formula="of:=([.D159]*(1-[.$J$2]))+[.E159]+[.F159]" office:value-type="float" office:value="0.99" calcext:value-type="float">
            <text:p>0.99</text:p>
          </table:table-cell>
          <table:table-cell table:formula="of:=IF(ABS([.H159]+[.I159]+[.J15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59]*(1+[.$J$3])/(2+[.$J$3]))+[.H159]" office:value-type="float" office:value="0.1" calcext:value-type="float">
            <text:p>0.1</text:p>
          </table:table-cell>
          <table:table-cell table:formula="of:=1-[.A160]" office:value-type="float" office:value="0.9" calcext:value-type="float">
            <text:p>0.9</text:p>
          </table:table-cell>
          <table:table-cell table:formula="of:=IF(ABS([.A160]+[.B160])-1&lt;0.001;&quot;&quot;;&quot;ERROR&quot;)">
            <text:p/>
          </table:table-cell>
          <table:table-cell table:formula="of:=[.A160]*[.A160]" office:value-type="float" office:value="0.01" calcext:value-type="float">
            <text:p>0.01</text:p>
          </table:table-cell>
          <table:table-cell table:formula="of:=2*[.A160]*[.B160]" office:value-type="float" office:value="0.18" calcext:value-type="float">
            <text:p>0.18</text:p>
          </table:table-cell>
          <table:table-cell table:formula="of:=[.B160]*[.B160]" office:value-type="float" office:value="0.81" calcext:value-type="float">
            <text:p>0.81</text:p>
          </table:table-cell>
          <table:table-cell table:formula="of:=IF(ABS([.D160]+[.E160]+[.F160])-1&lt;0.001;&quot;&quot;;&quot;ERROR&quot;)">
            <text:p/>
          </table:table-cell>
          <table:table-cell table:formula="of:=(1-[.$J$2])*[.D160]/[.K160]" office:value-type="float" office:value="0" calcext:value-type="float">
            <text:p>0</text:p>
          </table:table-cell>
          <table:table-cell table:formula="of:=[.E160]/[.K160]" office:value-type="float" office:value="0.181818181818182" calcext:value-type="float">
            <text:p>0.1818181818</text:p>
          </table:table-cell>
          <table:table-cell table:formula="of:=[.F160]/[.K160]" office:value-type="float" office:value="0.818181818181818" calcext:value-type="float">
            <text:p>0.8181818182</text:p>
          </table:table-cell>
          <table:table-cell table:formula="of:=([.D160]*(1-[.$J$2]))+[.E160]+[.F160]" office:value-type="float" office:value="0.99" calcext:value-type="float">
            <text:p>0.99</text:p>
          </table:table-cell>
          <table:table-cell table:formula="of:=IF(ABS([.H160]+[.I160]+[.J16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0]*(1+[.$J$3])/(2+[.$J$3]))+[.H160]" office:value-type="float" office:value="0.1" calcext:value-type="float">
            <text:p>0.1</text:p>
          </table:table-cell>
          <table:table-cell table:formula="of:=1-[.A161]" office:value-type="float" office:value="0.9" calcext:value-type="float">
            <text:p>0.9</text:p>
          </table:table-cell>
          <table:table-cell table:formula="of:=IF(ABS([.A161]+[.B161])-1&lt;0.001;&quot;&quot;;&quot;ERROR&quot;)">
            <text:p/>
          </table:table-cell>
          <table:table-cell table:formula="of:=[.A161]*[.A161]" office:value-type="float" office:value="0.01" calcext:value-type="float">
            <text:p>0.01</text:p>
          </table:table-cell>
          <table:table-cell table:formula="of:=2*[.A161]*[.B161]" office:value-type="float" office:value="0.18" calcext:value-type="float">
            <text:p>0.18</text:p>
          </table:table-cell>
          <table:table-cell table:formula="of:=[.B161]*[.B161]" office:value-type="float" office:value="0.81" calcext:value-type="float">
            <text:p>0.81</text:p>
          </table:table-cell>
          <table:table-cell table:formula="of:=IF(ABS([.D161]+[.E161]+[.F161])-1&lt;0.001;&quot;&quot;;&quot;ERROR&quot;)">
            <text:p/>
          </table:table-cell>
          <table:table-cell table:formula="of:=(1-[.$J$2])*[.D161]/[.K161]" office:value-type="float" office:value="0" calcext:value-type="float">
            <text:p>0</text:p>
          </table:table-cell>
          <table:table-cell table:formula="of:=[.E161]/[.K161]" office:value-type="float" office:value="0.181818181818182" calcext:value-type="float">
            <text:p>0.1818181818</text:p>
          </table:table-cell>
          <table:table-cell table:formula="of:=[.F161]/[.K161]" office:value-type="float" office:value="0.818181818181818" calcext:value-type="float">
            <text:p>0.8181818182</text:p>
          </table:table-cell>
          <table:table-cell table:formula="of:=([.D161]*(1-[.$J$2]))+[.E161]+[.F161]" office:value-type="float" office:value="0.99" calcext:value-type="float">
            <text:p>0.99</text:p>
          </table:table-cell>
          <table:table-cell table:formula="of:=IF(ABS([.H161]+[.I161]+[.J16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1]*(1+[.$J$3])/(2+[.$J$3]))+[.H161]" office:value-type="float" office:value="0.1" calcext:value-type="float">
            <text:p>0.1</text:p>
          </table:table-cell>
          <table:table-cell table:formula="of:=1-[.A162]" office:value-type="float" office:value="0.9" calcext:value-type="float">
            <text:p>0.9</text:p>
          </table:table-cell>
          <table:table-cell table:formula="of:=IF(ABS([.A162]+[.B162])-1&lt;0.001;&quot;&quot;;&quot;ERROR&quot;)">
            <text:p/>
          </table:table-cell>
          <table:table-cell table:formula="of:=[.A162]*[.A162]" office:value-type="float" office:value="0.01" calcext:value-type="float">
            <text:p>0.01</text:p>
          </table:table-cell>
          <table:table-cell table:formula="of:=2*[.A162]*[.B162]" office:value-type="float" office:value="0.18" calcext:value-type="float">
            <text:p>0.18</text:p>
          </table:table-cell>
          <table:table-cell table:formula="of:=[.B162]*[.B162]" office:value-type="float" office:value="0.81" calcext:value-type="float">
            <text:p>0.81</text:p>
          </table:table-cell>
          <table:table-cell table:formula="of:=IF(ABS([.D162]+[.E162]+[.F162])-1&lt;0.001;&quot;&quot;;&quot;ERROR&quot;)">
            <text:p/>
          </table:table-cell>
          <table:table-cell table:formula="of:=(1-[.$J$2])*[.D162]/[.K162]" office:value-type="float" office:value="0" calcext:value-type="float">
            <text:p>0</text:p>
          </table:table-cell>
          <table:table-cell table:formula="of:=[.E162]/[.K162]" office:value-type="float" office:value="0.181818181818182" calcext:value-type="float">
            <text:p>0.1818181818</text:p>
          </table:table-cell>
          <table:table-cell table:formula="of:=[.F162]/[.K162]" office:value-type="float" office:value="0.818181818181818" calcext:value-type="float">
            <text:p>0.8181818182</text:p>
          </table:table-cell>
          <table:table-cell table:formula="of:=([.D162]*(1-[.$J$2]))+[.E162]+[.F162]" office:value-type="float" office:value="0.99" calcext:value-type="float">
            <text:p>0.99</text:p>
          </table:table-cell>
          <table:table-cell table:formula="of:=IF(ABS([.H162]+[.I162]+[.J16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2]*(1+[.$J$3])/(2+[.$J$3]))+[.H162]" office:value-type="float" office:value="0.1" calcext:value-type="float">
            <text:p>0.1</text:p>
          </table:table-cell>
          <table:table-cell table:formula="of:=1-[.A163]" office:value-type="float" office:value="0.9" calcext:value-type="float">
            <text:p>0.9</text:p>
          </table:table-cell>
          <table:table-cell table:formula="of:=IF(ABS([.A163]+[.B163])-1&lt;0.001;&quot;&quot;;&quot;ERROR&quot;)">
            <text:p/>
          </table:table-cell>
          <table:table-cell table:formula="of:=[.A163]*[.A163]" office:value-type="float" office:value="0.01" calcext:value-type="float">
            <text:p>0.01</text:p>
          </table:table-cell>
          <table:table-cell table:formula="of:=2*[.A163]*[.B163]" office:value-type="float" office:value="0.18" calcext:value-type="float">
            <text:p>0.18</text:p>
          </table:table-cell>
          <table:table-cell table:formula="of:=[.B163]*[.B163]" office:value-type="float" office:value="0.81" calcext:value-type="float">
            <text:p>0.81</text:p>
          </table:table-cell>
          <table:table-cell table:formula="of:=IF(ABS([.D163]+[.E163]+[.F163])-1&lt;0.001;&quot;&quot;;&quot;ERROR&quot;)">
            <text:p/>
          </table:table-cell>
          <table:table-cell table:formula="of:=(1-[.$J$2])*[.D163]/[.K163]" office:value-type="float" office:value="0" calcext:value-type="float">
            <text:p>0</text:p>
          </table:table-cell>
          <table:table-cell table:formula="of:=[.E163]/[.K163]" office:value-type="float" office:value="0.181818181818182" calcext:value-type="float">
            <text:p>0.1818181818</text:p>
          </table:table-cell>
          <table:table-cell table:formula="of:=[.F163]/[.K163]" office:value-type="float" office:value="0.818181818181818" calcext:value-type="float">
            <text:p>0.8181818182</text:p>
          </table:table-cell>
          <table:table-cell table:formula="of:=([.D163]*(1-[.$J$2]))+[.E163]+[.F163]" office:value-type="float" office:value="0.99" calcext:value-type="float">
            <text:p>0.99</text:p>
          </table:table-cell>
          <table:table-cell table:formula="of:=IF(ABS([.H163]+[.I163]+[.J16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3]*(1+[.$J$3])/(2+[.$J$3]))+[.H163]" office:value-type="float" office:value="0.1" calcext:value-type="float">
            <text:p>0.1</text:p>
          </table:table-cell>
          <table:table-cell table:formula="of:=1-[.A164]" office:value-type="float" office:value="0.9" calcext:value-type="float">
            <text:p>0.9</text:p>
          </table:table-cell>
          <table:table-cell table:formula="of:=IF(ABS([.A164]+[.B164])-1&lt;0.001;&quot;&quot;;&quot;ERROR&quot;)">
            <text:p/>
          </table:table-cell>
          <table:table-cell table:formula="of:=[.A164]*[.A164]" office:value-type="float" office:value="0.01" calcext:value-type="float">
            <text:p>0.01</text:p>
          </table:table-cell>
          <table:table-cell table:formula="of:=2*[.A164]*[.B164]" office:value-type="float" office:value="0.18" calcext:value-type="float">
            <text:p>0.18</text:p>
          </table:table-cell>
          <table:table-cell table:formula="of:=[.B164]*[.B164]" office:value-type="float" office:value="0.81" calcext:value-type="float">
            <text:p>0.81</text:p>
          </table:table-cell>
          <table:table-cell table:formula="of:=IF(ABS([.D164]+[.E164]+[.F164])-1&lt;0.001;&quot;&quot;;&quot;ERROR&quot;)">
            <text:p/>
          </table:table-cell>
          <table:table-cell table:formula="of:=(1-[.$J$2])*[.D164]/[.K164]" office:value-type="float" office:value="0" calcext:value-type="float">
            <text:p>0</text:p>
          </table:table-cell>
          <table:table-cell table:formula="of:=[.E164]/[.K164]" office:value-type="float" office:value="0.181818181818182" calcext:value-type="float">
            <text:p>0.1818181818</text:p>
          </table:table-cell>
          <table:table-cell table:formula="of:=[.F164]/[.K164]" office:value-type="float" office:value="0.818181818181818" calcext:value-type="float">
            <text:p>0.8181818182</text:p>
          </table:table-cell>
          <table:table-cell table:formula="of:=([.D164]*(1-[.$J$2]))+[.E164]+[.F164]" office:value-type="float" office:value="0.99" calcext:value-type="float">
            <text:p>0.99</text:p>
          </table:table-cell>
          <table:table-cell table:formula="of:=IF(ABS([.H164]+[.I164]+[.J16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4]*(1+[.$J$3])/(2+[.$J$3]))+[.H164]" office:value-type="float" office:value="0.1" calcext:value-type="float">
            <text:p>0.1</text:p>
          </table:table-cell>
          <table:table-cell table:formula="of:=1-[.A165]" office:value-type="float" office:value="0.9" calcext:value-type="float">
            <text:p>0.9</text:p>
          </table:table-cell>
          <table:table-cell table:formula="of:=IF(ABS([.A165]+[.B165])-1&lt;0.001;&quot;&quot;;&quot;ERROR&quot;)">
            <text:p/>
          </table:table-cell>
          <table:table-cell table:formula="of:=[.A165]*[.A165]" office:value-type="float" office:value="0.01" calcext:value-type="float">
            <text:p>0.01</text:p>
          </table:table-cell>
          <table:table-cell table:formula="of:=2*[.A165]*[.B165]" office:value-type="float" office:value="0.18" calcext:value-type="float">
            <text:p>0.18</text:p>
          </table:table-cell>
          <table:table-cell table:formula="of:=[.B165]*[.B165]" office:value-type="float" office:value="0.81" calcext:value-type="float">
            <text:p>0.81</text:p>
          </table:table-cell>
          <table:table-cell table:formula="of:=IF(ABS([.D165]+[.E165]+[.F165])-1&lt;0.001;&quot;&quot;;&quot;ERROR&quot;)">
            <text:p/>
          </table:table-cell>
          <table:table-cell table:formula="of:=(1-[.$J$2])*[.D165]/[.K165]" office:value-type="float" office:value="0" calcext:value-type="float">
            <text:p>0</text:p>
          </table:table-cell>
          <table:table-cell table:formula="of:=[.E165]/[.K165]" office:value-type="float" office:value="0.181818181818182" calcext:value-type="float">
            <text:p>0.1818181818</text:p>
          </table:table-cell>
          <table:table-cell table:formula="of:=[.F165]/[.K165]" office:value-type="float" office:value="0.818181818181818" calcext:value-type="float">
            <text:p>0.8181818182</text:p>
          </table:table-cell>
          <table:table-cell table:formula="of:=([.D165]*(1-[.$J$2]))+[.E165]+[.F165]" office:value-type="float" office:value="0.99" calcext:value-type="float">
            <text:p>0.99</text:p>
          </table:table-cell>
          <table:table-cell table:formula="of:=IF(ABS([.H165]+[.I165]+[.J16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5]*(1+[.$J$3])/(2+[.$J$3]))+[.H165]" office:value-type="float" office:value="0.1" calcext:value-type="float">
            <text:p>0.1</text:p>
          </table:table-cell>
          <table:table-cell table:formula="of:=1-[.A166]" office:value-type="float" office:value="0.9" calcext:value-type="float">
            <text:p>0.9</text:p>
          </table:table-cell>
          <table:table-cell table:formula="of:=IF(ABS([.A166]+[.B166])-1&lt;0.001;&quot;&quot;;&quot;ERROR&quot;)">
            <text:p/>
          </table:table-cell>
          <table:table-cell table:formula="of:=[.A166]*[.A166]" office:value-type="float" office:value="0.01" calcext:value-type="float">
            <text:p>0.01</text:p>
          </table:table-cell>
          <table:table-cell table:formula="of:=2*[.A166]*[.B166]" office:value-type="float" office:value="0.18" calcext:value-type="float">
            <text:p>0.18</text:p>
          </table:table-cell>
          <table:table-cell table:formula="of:=[.B166]*[.B166]" office:value-type="float" office:value="0.81" calcext:value-type="float">
            <text:p>0.81</text:p>
          </table:table-cell>
          <table:table-cell table:formula="of:=IF(ABS([.D166]+[.E166]+[.F166])-1&lt;0.001;&quot;&quot;;&quot;ERROR&quot;)">
            <text:p/>
          </table:table-cell>
          <table:table-cell table:formula="of:=(1-[.$J$2])*[.D166]/[.K166]" office:value-type="float" office:value="0" calcext:value-type="float">
            <text:p>0</text:p>
          </table:table-cell>
          <table:table-cell table:formula="of:=[.E166]/[.K166]" office:value-type="float" office:value="0.181818181818182" calcext:value-type="float">
            <text:p>0.1818181818</text:p>
          </table:table-cell>
          <table:table-cell table:formula="of:=[.F166]/[.K166]" office:value-type="float" office:value="0.818181818181818" calcext:value-type="float">
            <text:p>0.8181818182</text:p>
          </table:table-cell>
          <table:table-cell table:formula="of:=([.D166]*(1-[.$J$2]))+[.E166]+[.F166]" office:value-type="float" office:value="0.99" calcext:value-type="float">
            <text:p>0.99</text:p>
          </table:table-cell>
          <table:table-cell table:formula="of:=IF(ABS([.H166]+[.I166]+[.J16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6]*(1+[.$J$3])/(2+[.$J$3]))+[.H166]" office:value-type="float" office:value="0.1" calcext:value-type="float">
            <text:p>0.1</text:p>
          </table:table-cell>
          <table:table-cell table:formula="of:=1-[.A167]" office:value-type="float" office:value="0.9" calcext:value-type="float">
            <text:p>0.9</text:p>
          </table:table-cell>
          <table:table-cell table:formula="of:=IF(ABS([.A167]+[.B167])-1&lt;0.001;&quot;&quot;;&quot;ERROR&quot;)">
            <text:p/>
          </table:table-cell>
          <table:table-cell table:formula="of:=[.A167]*[.A167]" office:value-type="float" office:value="0.01" calcext:value-type="float">
            <text:p>0.01</text:p>
          </table:table-cell>
          <table:table-cell table:formula="of:=2*[.A167]*[.B167]" office:value-type="float" office:value="0.18" calcext:value-type="float">
            <text:p>0.18</text:p>
          </table:table-cell>
          <table:table-cell table:formula="of:=[.B167]*[.B167]" office:value-type="float" office:value="0.81" calcext:value-type="float">
            <text:p>0.81</text:p>
          </table:table-cell>
          <table:table-cell table:formula="of:=IF(ABS([.D167]+[.E167]+[.F167])-1&lt;0.001;&quot;&quot;;&quot;ERROR&quot;)">
            <text:p/>
          </table:table-cell>
          <table:table-cell table:formula="of:=(1-[.$J$2])*[.D167]/[.K167]" office:value-type="float" office:value="0" calcext:value-type="float">
            <text:p>0</text:p>
          </table:table-cell>
          <table:table-cell table:formula="of:=[.E167]/[.K167]" office:value-type="float" office:value="0.181818181818182" calcext:value-type="float">
            <text:p>0.1818181818</text:p>
          </table:table-cell>
          <table:table-cell table:formula="of:=[.F167]/[.K167]" office:value-type="float" office:value="0.818181818181818" calcext:value-type="float">
            <text:p>0.8181818182</text:p>
          </table:table-cell>
          <table:table-cell table:formula="of:=([.D167]*(1-[.$J$2]))+[.E167]+[.F167]" office:value-type="float" office:value="0.99" calcext:value-type="float">
            <text:p>0.99</text:p>
          </table:table-cell>
          <table:table-cell table:formula="of:=IF(ABS([.H167]+[.I167]+[.J16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7]*(1+[.$J$3])/(2+[.$J$3]))+[.H167]" office:value-type="float" office:value="0.1" calcext:value-type="float">
            <text:p>0.1</text:p>
          </table:table-cell>
          <table:table-cell table:formula="of:=1-[.A168]" office:value-type="float" office:value="0.9" calcext:value-type="float">
            <text:p>0.9</text:p>
          </table:table-cell>
          <table:table-cell table:formula="of:=IF(ABS([.A168]+[.B168])-1&lt;0.001;&quot;&quot;;&quot;ERROR&quot;)">
            <text:p/>
          </table:table-cell>
          <table:table-cell table:formula="of:=[.A168]*[.A168]" office:value-type="float" office:value="0.01" calcext:value-type="float">
            <text:p>0.01</text:p>
          </table:table-cell>
          <table:table-cell table:formula="of:=2*[.A168]*[.B168]" office:value-type="float" office:value="0.18" calcext:value-type="float">
            <text:p>0.18</text:p>
          </table:table-cell>
          <table:table-cell table:formula="of:=[.B168]*[.B168]" office:value-type="float" office:value="0.81" calcext:value-type="float">
            <text:p>0.81</text:p>
          </table:table-cell>
          <table:table-cell table:formula="of:=IF(ABS([.D168]+[.E168]+[.F168])-1&lt;0.001;&quot;&quot;;&quot;ERROR&quot;)">
            <text:p/>
          </table:table-cell>
          <table:table-cell table:formula="of:=(1-[.$J$2])*[.D168]/[.K168]" office:value-type="float" office:value="0" calcext:value-type="float">
            <text:p>0</text:p>
          </table:table-cell>
          <table:table-cell table:formula="of:=[.E168]/[.K168]" office:value-type="float" office:value="0.181818181818182" calcext:value-type="float">
            <text:p>0.1818181818</text:p>
          </table:table-cell>
          <table:table-cell table:formula="of:=[.F168]/[.K168]" office:value-type="float" office:value="0.818181818181818" calcext:value-type="float">
            <text:p>0.8181818182</text:p>
          </table:table-cell>
          <table:table-cell table:formula="of:=([.D168]*(1-[.$J$2]))+[.E168]+[.F168]" office:value-type="float" office:value="0.99" calcext:value-type="float">
            <text:p>0.99</text:p>
          </table:table-cell>
          <table:table-cell table:formula="of:=IF(ABS([.H168]+[.I168]+[.J16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8]*(1+[.$J$3])/(2+[.$J$3]))+[.H168]" office:value-type="float" office:value="0.1" calcext:value-type="float">
            <text:p>0.1</text:p>
          </table:table-cell>
          <table:table-cell table:formula="of:=1-[.A169]" office:value-type="float" office:value="0.9" calcext:value-type="float">
            <text:p>0.9</text:p>
          </table:table-cell>
          <table:table-cell table:formula="of:=IF(ABS([.A169]+[.B169])-1&lt;0.001;&quot;&quot;;&quot;ERROR&quot;)">
            <text:p/>
          </table:table-cell>
          <table:table-cell table:formula="of:=[.A169]*[.A169]" office:value-type="float" office:value="0.01" calcext:value-type="float">
            <text:p>0.01</text:p>
          </table:table-cell>
          <table:table-cell table:formula="of:=2*[.A169]*[.B169]" office:value-type="float" office:value="0.18" calcext:value-type="float">
            <text:p>0.18</text:p>
          </table:table-cell>
          <table:table-cell table:formula="of:=[.B169]*[.B169]" office:value-type="float" office:value="0.81" calcext:value-type="float">
            <text:p>0.81</text:p>
          </table:table-cell>
          <table:table-cell table:formula="of:=IF(ABS([.D169]+[.E169]+[.F169])-1&lt;0.001;&quot;&quot;;&quot;ERROR&quot;)">
            <text:p/>
          </table:table-cell>
          <table:table-cell table:formula="of:=(1-[.$J$2])*[.D169]/[.K169]" office:value-type="float" office:value="0" calcext:value-type="float">
            <text:p>0</text:p>
          </table:table-cell>
          <table:table-cell table:formula="of:=[.E169]/[.K169]" office:value-type="float" office:value="0.181818181818182" calcext:value-type="float">
            <text:p>0.1818181818</text:p>
          </table:table-cell>
          <table:table-cell table:formula="of:=[.F169]/[.K169]" office:value-type="float" office:value="0.818181818181818" calcext:value-type="float">
            <text:p>0.8181818182</text:p>
          </table:table-cell>
          <table:table-cell table:formula="of:=([.D169]*(1-[.$J$2]))+[.E169]+[.F169]" office:value-type="float" office:value="0.99" calcext:value-type="float">
            <text:p>0.99</text:p>
          </table:table-cell>
          <table:table-cell table:formula="of:=IF(ABS([.H169]+[.I169]+[.J16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69]*(1+[.$J$3])/(2+[.$J$3]))+[.H169]" office:value-type="float" office:value="0.1" calcext:value-type="float">
            <text:p>0.1</text:p>
          </table:table-cell>
          <table:table-cell table:formula="of:=1-[.A170]" office:value-type="float" office:value="0.9" calcext:value-type="float">
            <text:p>0.9</text:p>
          </table:table-cell>
          <table:table-cell table:formula="of:=IF(ABS([.A170]+[.B170])-1&lt;0.001;&quot;&quot;;&quot;ERROR&quot;)">
            <text:p/>
          </table:table-cell>
          <table:table-cell table:formula="of:=[.A170]*[.A170]" office:value-type="float" office:value="0.01" calcext:value-type="float">
            <text:p>0.01</text:p>
          </table:table-cell>
          <table:table-cell table:formula="of:=2*[.A170]*[.B170]" office:value-type="float" office:value="0.18" calcext:value-type="float">
            <text:p>0.18</text:p>
          </table:table-cell>
          <table:table-cell table:formula="of:=[.B170]*[.B170]" office:value-type="float" office:value="0.81" calcext:value-type="float">
            <text:p>0.81</text:p>
          </table:table-cell>
          <table:table-cell table:formula="of:=IF(ABS([.D170]+[.E170]+[.F170])-1&lt;0.001;&quot;&quot;;&quot;ERROR&quot;)">
            <text:p/>
          </table:table-cell>
          <table:table-cell table:formula="of:=(1-[.$J$2])*[.D170]/[.K170]" office:value-type="float" office:value="0" calcext:value-type="float">
            <text:p>0</text:p>
          </table:table-cell>
          <table:table-cell table:formula="of:=[.E170]/[.K170]" office:value-type="float" office:value="0.181818181818182" calcext:value-type="float">
            <text:p>0.1818181818</text:p>
          </table:table-cell>
          <table:table-cell table:formula="of:=[.F170]/[.K170]" office:value-type="float" office:value="0.818181818181818" calcext:value-type="float">
            <text:p>0.8181818182</text:p>
          </table:table-cell>
          <table:table-cell table:formula="of:=([.D170]*(1-[.$J$2]))+[.E170]+[.F170]" office:value-type="float" office:value="0.99" calcext:value-type="float">
            <text:p>0.99</text:p>
          </table:table-cell>
          <table:table-cell table:formula="of:=IF(ABS([.H170]+[.I170]+[.J17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0]*(1+[.$J$3])/(2+[.$J$3]))+[.H170]" office:value-type="float" office:value="0.1" calcext:value-type="float">
            <text:p>0.1</text:p>
          </table:table-cell>
          <table:table-cell table:formula="of:=1-[.A171]" office:value-type="float" office:value="0.9" calcext:value-type="float">
            <text:p>0.9</text:p>
          </table:table-cell>
          <table:table-cell table:formula="of:=IF(ABS([.A171]+[.B171])-1&lt;0.001;&quot;&quot;;&quot;ERROR&quot;)">
            <text:p/>
          </table:table-cell>
          <table:table-cell table:formula="of:=[.A171]*[.A171]" office:value-type="float" office:value="0.01" calcext:value-type="float">
            <text:p>0.01</text:p>
          </table:table-cell>
          <table:table-cell table:formula="of:=2*[.A171]*[.B171]" office:value-type="float" office:value="0.18" calcext:value-type="float">
            <text:p>0.18</text:p>
          </table:table-cell>
          <table:table-cell table:formula="of:=[.B171]*[.B171]" office:value-type="float" office:value="0.81" calcext:value-type="float">
            <text:p>0.81</text:p>
          </table:table-cell>
          <table:table-cell table:formula="of:=IF(ABS([.D171]+[.E171]+[.F171])-1&lt;0.001;&quot;&quot;;&quot;ERROR&quot;)">
            <text:p/>
          </table:table-cell>
          <table:table-cell table:formula="of:=(1-[.$J$2])*[.D171]/[.K171]" office:value-type="float" office:value="0" calcext:value-type="float">
            <text:p>0</text:p>
          </table:table-cell>
          <table:table-cell table:formula="of:=[.E171]/[.K171]" office:value-type="float" office:value="0.181818181818182" calcext:value-type="float">
            <text:p>0.1818181818</text:p>
          </table:table-cell>
          <table:table-cell table:formula="of:=[.F171]/[.K171]" office:value-type="float" office:value="0.818181818181818" calcext:value-type="float">
            <text:p>0.8181818182</text:p>
          </table:table-cell>
          <table:table-cell table:formula="of:=([.D171]*(1-[.$J$2]))+[.E171]+[.F171]" office:value-type="float" office:value="0.99" calcext:value-type="float">
            <text:p>0.99</text:p>
          </table:table-cell>
          <table:table-cell table:formula="of:=IF(ABS([.H171]+[.I171]+[.J17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1]*(1+[.$J$3])/(2+[.$J$3]))+[.H171]" office:value-type="float" office:value="0.1" calcext:value-type="float">
            <text:p>0.1</text:p>
          </table:table-cell>
          <table:table-cell table:formula="of:=1-[.A172]" office:value-type="float" office:value="0.9" calcext:value-type="float">
            <text:p>0.9</text:p>
          </table:table-cell>
          <table:table-cell table:formula="of:=IF(ABS([.A172]+[.B172])-1&lt;0.001;&quot;&quot;;&quot;ERROR&quot;)">
            <text:p/>
          </table:table-cell>
          <table:table-cell table:formula="of:=[.A172]*[.A172]" office:value-type="float" office:value="0.01" calcext:value-type="float">
            <text:p>0.01</text:p>
          </table:table-cell>
          <table:table-cell table:formula="of:=2*[.A172]*[.B172]" office:value-type="float" office:value="0.18" calcext:value-type="float">
            <text:p>0.18</text:p>
          </table:table-cell>
          <table:table-cell table:formula="of:=[.B172]*[.B172]" office:value-type="float" office:value="0.81" calcext:value-type="float">
            <text:p>0.81</text:p>
          </table:table-cell>
          <table:table-cell table:formula="of:=IF(ABS([.D172]+[.E172]+[.F172])-1&lt;0.001;&quot;&quot;;&quot;ERROR&quot;)">
            <text:p/>
          </table:table-cell>
          <table:table-cell table:formula="of:=(1-[.$J$2])*[.D172]/[.K172]" office:value-type="float" office:value="0" calcext:value-type="float">
            <text:p>0</text:p>
          </table:table-cell>
          <table:table-cell table:formula="of:=[.E172]/[.K172]" office:value-type="float" office:value="0.181818181818182" calcext:value-type="float">
            <text:p>0.1818181818</text:p>
          </table:table-cell>
          <table:table-cell table:formula="of:=[.F172]/[.K172]" office:value-type="float" office:value="0.818181818181818" calcext:value-type="float">
            <text:p>0.8181818182</text:p>
          </table:table-cell>
          <table:table-cell table:formula="of:=([.D172]*(1-[.$J$2]))+[.E172]+[.F172]" office:value-type="float" office:value="0.99" calcext:value-type="float">
            <text:p>0.99</text:p>
          </table:table-cell>
          <table:table-cell table:formula="of:=IF(ABS([.H172]+[.I172]+[.J17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2]*(1+[.$J$3])/(2+[.$J$3]))+[.H172]" office:value-type="float" office:value="0.1" calcext:value-type="float">
            <text:p>0.1</text:p>
          </table:table-cell>
          <table:table-cell table:formula="of:=1-[.A173]" office:value-type="float" office:value="0.9" calcext:value-type="float">
            <text:p>0.9</text:p>
          </table:table-cell>
          <table:table-cell table:formula="of:=IF(ABS([.A173]+[.B173])-1&lt;0.001;&quot;&quot;;&quot;ERROR&quot;)">
            <text:p/>
          </table:table-cell>
          <table:table-cell table:formula="of:=[.A173]*[.A173]" office:value-type="float" office:value="0.01" calcext:value-type="float">
            <text:p>0.01</text:p>
          </table:table-cell>
          <table:table-cell table:formula="of:=2*[.A173]*[.B173]" office:value-type="float" office:value="0.18" calcext:value-type="float">
            <text:p>0.18</text:p>
          </table:table-cell>
          <table:table-cell table:formula="of:=[.B173]*[.B173]" office:value-type="float" office:value="0.81" calcext:value-type="float">
            <text:p>0.81</text:p>
          </table:table-cell>
          <table:table-cell table:formula="of:=IF(ABS([.D173]+[.E173]+[.F173])-1&lt;0.001;&quot;&quot;;&quot;ERROR&quot;)">
            <text:p/>
          </table:table-cell>
          <table:table-cell table:formula="of:=(1-[.$J$2])*[.D173]/[.K173]" office:value-type="float" office:value="0" calcext:value-type="float">
            <text:p>0</text:p>
          </table:table-cell>
          <table:table-cell table:formula="of:=[.E173]/[.K173]" office:value-type="float" office:value="0.181818181818182" calcext:value-type="float">
            <text:p>0.1818181818</text:p>
          </table:table-cell>
          <table:table-cell table:formula="of:=[.F173]/[.K173]" office:value-type="float" office:value="0.818181818181818" calcext:value-type="float">
            <text:p>0.8181818182</text:p>
          </table:table-cell>
          <table:table-cell table:formula="of:=([.D173]*(1-[.$J$2]))+[.E173]+[.F173]" office:value-type="float" office:value="0.99" calcext:value-type="float">
            <text:p>0.99</text:p>
          </table:table-cell>
          <table:table-cell table:formula="of:=IF(ABS([.H173]+[.I173]+[.J17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3]*(1+[.$J$3])/(2+[.$J$3]))+[.H173]" office:value-type="float" office:value="0.1" calcext:value-type="float">
            <text:p>0.1</text:p>
          </table:table-cell>
          <table:table-cell table:formula="of:=1-[.A174]" office:value-type="float" office:value="0.9" calcext:value-type="float">
            <text:p>0.9</text:p>
          </table:table-cell>
          <table:table-cell table:formula="of:=IF(ABS([.A174]+[.B174])-1&lt;0.001;&quot;&quot;;&quot;ERROR&quot;)">
            <text:p/>
          </table:table-cell>
          <table:table-cell table:formula="of:=[.A174]*[.A174]" office:value-type="float" office:value="0.01" calcext:value-type="float">
            <text:p>0.01</text:p>
          </table:table-cell>
          <table:table-cell table:formula="of:=2*[.A174]*[.B174]" office:value-type="float" office:value="0.18" calcext:value-type="float">
            <text:p>0.18</text:p>
          </table:table-cell>
          <table:table-cell table:formula="of:=[.B174]*[.B174]" office:value-type="float" office:value="0.81" calcext:value-type="float">
            <text:p>0.81</text:p>
          </table:table-cell>
          <table:table-cell table:formula="of:=IF(ABS([.D174]+[.E174]+[.F174])-1&lt;0.001;&quot;&quot;;&quot;ERROR&quot;)">
            <text:p/>
          </table:table-cell>
          <table:table-cell table:formula="of:=(1-[.$J$2])*[.D174]/[.K174]" office:value-type="float" office:value="0" calcext:value-type="float">
            <text:p>0</text:p>
          </table:table-cell>
          <table:table-cell table:formula="of:=[.E174]/[.K174]" office:value-type="float" office:value="0.181818181818182" calcext:value-type="float">
            <text:p>0.1818181818</text:p>
          </table:table-cell>
          <table:table-cell table:formula="of:=[.F174]/[.K174]" office:value-type="float" office:value="0.818181818181818" calcext:value-type="float">
            <text:p>0.8181818182</text:p>
          </table:table-cell>
          <table:table-cell table:formula="of:=([.D174]*(1-[.$J$2]))+[.E174]+[.F174]" office:value-type="float" office:value="0.99" calcext:value-type="float">
            <text:p>0.99</text:p>
          </table:table-cell>
          <table:table-cell table:formula="of:=IF(ABS([.H174]+[.I174]+[.J17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4]*(1+[.$J$3])/(2+[.$J$3]))+[.H174]" office:value-type="float" office:value="0.1" calcext:value-type="float">
            <text:p>0.1</text:p>
          </table:table-cell>
          <table:table-cell table:formula="of:=1-[.A175]" office:value-type="float" office:value="0.9" calcext:value-type="float">
            <text:p>0.9</text:p>
          </table:table-cell>
          <table:table-cell table:formula="of:=IF(ABS([.A175]+[.B175])-1&lt;0.001;&quot;&quot;;&quot;ERROR&quot;)">
            <text:p/>
          </table:table-cell>
          <table:table-cell table:formula="of:=[.A175]*[.A175]" office:value-type="float" office:value="0.01" calcext:value-type="float">
            <text:p>0.01</text:p>
          </table:table-cell>
          <table:table-cell table:formula="of:=2*[.A175]*[.B175]" office:value-type="float" office:value="0.18" calcext:value-type="float">
            <text:p>0.18</text:p>
          </table:table-cell>
          <table:table-cell table:formula="of:=[.B175]*[.B175]" office:value-type="float" office:value="0.81" calcext:value-type="float">
            <text:p>0.81</text:p>
          </table:table-cell>
          <table:table-cell table:formula="of:=IF(ABS([.D175]+[.E175]+[.F175])-1&lt;0.001;&quot;&quot;;&quot;ERROR&quot;)">
            <text:p/>
          </table:table-cell>
          <table:table-cell table:formula="of:=(1-[.$J$2])*[.D175]/[.K175]" office:value-type="float" office:value="0" calcext:value-type="float">
            <text:p>0</text:p>
          </table:table-cell>
          <table:table-cell table:formula="of:=[.E175]/[.K175]" office:value-type="float" office:value="0.181818181818182" calcext:value-type="float">
            <text:p>0.1818181818</text:p>
          </table:table-cell>
          <table:table-cell table:formula="of:=[.F175]/[.K175]" office:value-type="float" office:value="0.818181818181818" calcext:value-type="float">
            <text:p>0.8181818182</text:p>
          </table:table-cell>
          <table:table-cell table:formula="of:=([.D175]*(1-[.$J$2]))+[.E175]+[.F175]" office:value-type="float" office:value="0.99" calcext:value-type="float">
            <text:p>0.99</text:p>
          </table:table-cell>
          <table:table-cell table:formula="of:=IF(ABS([.H175]+[.I175]+[.J17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5]*(1+[.$J$3])/(2+[.$J$3]))+[.H175]" office:value-type="float" office:value="0.1" calcext:value-type="float">
            <text:p>0.1</text:p>
          </table:table-cell>
          <table:table-cell table:formula="of:=1-[.A176]" office:value-type="float" office:value="0.9" calcext:value-type="float">
            <text:p>0.9</text:p>
          </table:table-cell>
          <table:table-cell table:formula="of:=IF(ABS([.A176]+[.B176])-1&lt;0.001;&quot;&quot;;&quot;ERROR&quot;)">
            <text:p/>
          </table:table-cell>
          <table:table-cell table:formula="of:=[.A176]*[.A176]" office:value-type="float" office:value="0.01" calcext:value-type="float">
            <text:p>0.01</text:p>
          </table:table-cell>
          <table:table-cell table:formula="of:=2*[.A176]*[.B176]" office:value-type="float" office:value="0.18" calcext:value-type="float">
            <text:p>0.18</text:p>
          </table:table-cell>
          <table:table-cell table:formula="of:=[.B176]*[.B176]" office:value-type="float" office:value="0.81" calcext:value-type="float">
            <text:p>0.81</text:p>
          </table:table-cell>
          <table:table-cell table:formula="of:=IF(ABS([.D176]+[.E176]+[.F176])-1&lt;0.001;&quot;&quot;;&quot;ERROR&quot;)">
            <text:p/>
          </table:table-cell>
          <table:table-cell table:formula="of:=(1-[.$J$2])*[.D176]/[.K176]" office:value-type="float" office:value="0" calcext:value-type="float">
            <text:p>0</text:p>
          </table:table-cell>
          <table:table-cell table:formula="of:=[.E176]/[.K176]" office:value-type="float" office:value="0.181818181818182" calcext:value-type="float">
            <text:p>0.1818181818</text:p>
          </table:table-cell>
          <table:table-cell table:formula="of:=[.F176]/[.K176]" office:value-type="float" office:value="0.818181818181818" calcext:value-type="float">
            <text:p>0.8181818182</text:p>
          </table:table-cell>
          <table:table-cell table:formula="of:=([.D176]*(1-[.$J$2]))+[.E176]+[.F176]" office:value-type="float" office:value="0.99" calcext:value-type="float">
            <text:p>0.99</text:p>
          </table:table-cell>
          <table:table-cell table:formula="of:=IF(ABS([.H176]+[.I176]+[.J17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6]*(1+[.$J$3])/(2+[.$J$3]))+[.H176]" office:value-type="float" office:value="0.1" calcext:value-type="float">
            <text:p>0.1</text:p>
          </table:table-cell>
          <table:table-cell table:formula="of:=1-[.A177]" office:value-type="float" office:value="0.9" calcext:value-type="float">
            <text:p>0.9</text:p>
          </table:table-cell>
          <table:table-cell table:formula="of:=IF(ABS([.A177]+[.B177])-1&lt;0.001;&quot;&quot;;&quot;ERROR&quot;)">
            <text:p/>
          </table:table-cell>
          <table:table-cell table:formula="of:=[.A177]*[.A177]" office:value-type="float" office:value="0.01" calcext:value-type="float">
            <text:p>0.01</text:p>
          </table:table-cell>
          <table:table-cell table:formula="of:=2*[.A177]*[.B177]" office:value-type="float" office:value="0.18" calcext:value-type="float">
            <text:p>0.18</text:p>
          </table:table-cell>
          <table:table-cell table:formula="of:=[.B177]*[.B177]" office:value-type="float" office:value="0.81" calcext:value-type="float">
            <text:p>0.81</text:p>
          </table:table-cell>
          <table:table-cell table:formula="of:=IF(ABS([.D177]+[.E177]+[.F177])-1&lt;0.001;&quot;&quot;;&quot;ERROR&quot;)">
            <text:p/>
          </table:table-cell>
          <table:table-cell table:formula="of:=(1-[.$J$2])*[.D177]/[.K177]" office:value-type="float" office:value="0" calcext:value-type="float">
            <text:p>0</text:p>
          </table:table-cell>
          <table:table-cell table:formula="of:=[.E177]/[.K177]" office:value-type="float" office:value="0.181818181818182" calcext:value-type="float">
            <text:p>0.1818181818</text:p>
          </table:table-cell>
          <table:table-cell table:formula="of:=[.F177]/[.K177]" office:value-type="float" office:value="0.818181818181818" calcext:value-type="float">
            <text:p>0.8181818182</text:p>
          </table:table-cell>
          <table:table-cell table:formula="of:=([.D177]*(1-[.$J$2]))+[.E177]+[.F177]" office:value-type="float" office:value="0.99" calcext:value-type="float">
            <text:p>0.99</text:p>
          </table:table-cell>
          <table:table-cell table:formula="of:=IF(ABS([.H177]+[.I177]+[.J17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7]*(1+[.$J$3])/(2+[.$J$3]))+[.H177]" office:value-type="float" office:value="0.1" calcext:value-type="float">
            <text:p>0.1</text:p>
          </table:table-cell>
          <table:table-cell table:formula="of:=1-[.A178]" office:value-type="float" office:value="0.9" calcext:value-type="float">
            <text:p>0.9</text:p>
          </table:table-cell>
          <table:table-cell table:formula="of:=IF(ABS([.A178]+[.B178])-1&lt;0.001;&quot;&quot;;&quot;ERROR&quot;)">
            <text:p/>
          </table:table-cell>
          <table:table-cell table:formula="of:=[.A178]*[.A178]" office:value-type="float" office:value="0.01" calcext:value-type="float">
            <text:p>0.01</text:p>
          </table:table-cell>
          <table:table-cell table:formula="of:=2*[.A178]*[.B178]" office:value-type="float" office:value="0.18" calcext:value-type="float">
            <text:p>0.18</text:p>
          </table:table-cell>
          <table:table-cell table:formula="of:=[.B178]*[.B178]" office:value-type="float" office:value="0.81" calcext:value-type="float">
            <text:p>0.81</text:p>
          </table:table-cell>
          <table:table-cell table:formula="of:=IF(ABS([.D178]+[.E178]+[.F178])-1&lt;0.001;&quot;&quot;;&quot;ERROR&quot;)">
            <text:p/>
          </table:table-cell>
          <table:table-cell table:formula="of:=(1-[.$J$2])*[.D178]/[.K178]" office:value-type="float" office:value="0" calcext:value-type="float">
            <text:p>0</text:p>
          </table:table-cell>
          <table:table-cell table:formula="of:=[.E178]/[.K178]" office:value-type="float" office:value="0.181818181818182" calcext:value-type="float">
            <text:p>0.1818181818</text:p>
          </table:table-cell>
          <table:table-cell table:formula="of:=[.F178]/[.K178]" office:value-type="float" office:value="0.818181818181818" calcext:value-type="float">
            <text:p>0.8181818182</text:p>
          </table:table-cell>
          <table:table-cell table:formula="of:=([.D178]*(1-[.$J$2]))+[.E178]+[.F178]" office:value-type="float" office:value="0.99" calcext:value-type="float">
            <text:p>0.99</text:p>
          </table:table-cell>
          <table:table-cell table:formula="of:=IF(ABS([.H178]+[.I178]+[.J17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8]*(1+[.$J$3])/(2+[.$J$3]))+[.H178]" office:value-type="float" office:value="0.1" calcext:value-type="float">
            <text:p>0.1</text:p>
          </table:table-cell>
          <table:table-cell table:formula="of:=1-[.A179]" office:value-type="float" office:value="0.9" calcext:value-type="float">
            <text:p>0.9</text:p>
          </table:table-cell>
          <table:table-cell table:formula="of:=IF(ABS([.A179]+[.B179])-1&lt;0.001;&quot;&quot;;&quot;ERROR&quot;)">
            <text:p/>
          </table:table-cell>
          <table:table-cell table:formula="of:=[.A179]*[.A179]" office:value-type="float" office:value="0.01" calcext:value-type="float">
            <text:p>0.01</text:p>
          </table:table-cell>
          <table:table-cell table:formula="of:=2*[.A179]*[.B179]" office:value-type="float" office:value="0.18" calcext:value-type="float">
            <text:p>0.18</text:p>
          </table:table-cell>
          <table:table-cell table:formula="of:=[.B179]*[.B179]" office:value-type="float" office:value="0.81" calcext:value-type="float">
            <text:p>0.81</text:p>
          </table:table-cell>
          <table:table-cell table:formula="of:=IF(ABS([.D179]+[.E179]+[.F179])-1&lt;0.001;&quot;&quot;;&quot;ERROR&quot;)">
            <text:p/>
          </table:table-cell>
          <table:table-cell table:formula="of:=(1-[.$J$2])*[.D179]/[.K179]" office:value-type="float" office:value="0" calcext:value-type="float">
            <text:p>0</text:p>
          </table:table-cell>
          <table:table-cell table:formula="of:=[.E179]/[.K179]" office:value-type="float" office:value="0.181818181818182" calcext:value-type="float">
            <text:p>0.1818181818</text:p>
          </table:table-cell>
          <table:table-cell table:formula="of:=[.F179]/[.K179]" office:value-type="float" office:value="0.818181818181818" calcext:value-type="float">
            <text:p>0.8181818182</text:p>
          </table:table-cell>
          <table:table-cell table:formula="of:=([.D179]*(1-[.$J$2]))+[.E179]+[.F179]" office:value-type="float" office:value="0.99" calcext:value-type="float">
            <text:p>0.99</text:p>
          </table:table-cell>
          <table:table-cell table:formula="of:=IF(ABS([.H179]+[.I179]+[.J17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79]*(1+[.$J$3])/(2+[.$J$3]))+[.H179]" office:value-type="float" office:value="0.1" calcext:value-type="float">
            <text:p>0.1</text:p>
          </table:table-cell>
          <table:table-cell table:formula="of:=1-[.A180]" office:value-type="float" office:value="0.9" calcext:value-type="float">
            <text:p>0.9</text:p>
          </table:table-cell>
          <table:table-cell table:formula="of:=IF(ABS([.A180]+[.B180])-1&lt;0.001;&quot;&quot;;&quot;ERROR&quot;)">
            <text:p/>
          </table:table-cell>
          <table:table-cell table:formula="of:=[.A180]*[.A180]" office:value-type="float" office:value="0.01" calcext:value-type="float">
            <text:p>0.01</text:p>
          </table:table-cell>
          <table:table-cell table:formula="of:=2*[.A180]*[.B180]" office:value-type="float" office:value="0.18" calcext:value-type="float">
            <text:p>0.18</text:p>
          </table:table-cell>
          <table:table-cell table:formula="of:=[.B180]*[.B180]" office:value-type="float" office:value="0.81" calcext:value-type="float">
            <text:p>0.81</text:p>
          </table:table-cell>
          <table:table-cell table:formula="of:=IF(ABS([.D180]+[.E180]+[.F180])-1&lt;0.001;&quot;&quot;;&quot;ERROR&quot;)">
            <text:p/>
          </table:table-cell>
          <table:table-cell table:formula="of:=(1-[.$J$2])*[.D180]/[.K180]" office:value-type="float" office:value="0" calcext:value-type="float">
            <text:p>0</text:p>
          </table:table-cell>
          <table:table-cell table:formula="of:=[.E180]/[.K180]" office:value-type="float" office:value="0.181818181818182" calcext:value-type="float">
            <text:p>0.1818181818</text:p>
          </table:table-cell>
          <table:table-cell table:formula="of:=[.F180]/[.K180]" office:value-type="float" office:value="0.818181818181818" calcext:value-type="float">
            <text:p>0.8181818182</text:p>
          </table:table-cell>
          <table:table-cell table:formula="of:=([.D180]*(1-[.$J$2]))+[.E180]+[.F180]" office:value-type="float" office:value="0.99" calcext:value-type="float">
            <text:p>0.99</text:p>
          </table:table-cell>
          <table:table-cell table:formula="of:=IF(ABS([.H180]+[.I180]+[.J18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0]*(1+[.$J$3])/(2+[.$J$3]))+[.H180]" office:value-type="float" office:value="0.1" calcext:value-type="float">
            <text:p>0.1</text:p>
          </table:table-cell>
          <table:table-cell table:formula="of:=1-[.A181]" office:value-type="float" office:value="0.9" calcext:value-type="float">
            <text:p>0.9</text:p>
          </table:table-cell>
          <table:table-cell table:formula="of:=IF(ABS([.A181]+[.B181])-1&lt;0.001;&quot;&quot;;&quot;ERROR&quot;)">
            <text:p/>
          </table:table-cell>
          <table:table-cell table:formula="of:=[.A181]*[.A181]" office:value-type="float" office:value="0.01" calcext:value-type="float">
            <text:p>0.01</text:p>
          </table:table-cell>
          <table:table-cell table:formula="of:=2*[.A181]*[.B181]" office:value-type="float" office:value="0.18" calcext:value-type="float">
            <text:p>0.18</text:p>
          </table:table-cell>
          <table:table-cell table:formula="of:=[.B181]*[.B181]" office:value-type="float" office:value="0.81" calcext:value-type="float">
            <text:p>0.81</text:p>
          </table:table-cell>
          <table:table-cell table:formula="of:=IF(ABS([.D181]+[.E181]+[.F181])-1&lt;0.001;&quot;&quot;;&quot;ERROR&quot;)">
            <text:p/>
          </table:table-cell>
          <table:table-cell table:formula="of:=(1-[.$J$2])*[.D181]/[.K181]" office:value-type="float" office:value="0" calcext:value-type="float">
            <text:p>0</text:p>
          </table:table-cell>
          <table:table-cell table:formula="of:=[.E181]/[.K181]" office:value-type="float" office:value="0.181818181818182" calcext:value-type="float">
            <text:p>0.1818181818</text:p>
          </table:table-cell>
          <table:table-cell table:formula="of:=[.F181]/[.K181]" office:value-type="float" office:value="0.818181818181818" calcext:value-type="float">
            <text:p>0.8181818182</text:p>
          </table:table-cell>
          <table:table-cell table:formula="of:=([.D181]*(1-[.$J$2]))+[.E181]+[.F181]" office:value-type="float" office:value="0.99" calcext:value-type="float">
            <text:p>0.99</text:p>
          </table:table-cell>
          <table:table-cell table:formula="of:=IF(ABS([.H181]+[.I181]+[.J18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1]*(1+[.$J$3])/(2+[.$J$3]))+[.H181]" office:value-type="float" office:value="0.1" calcext:value-type="float">
            <text:p>0.1</text:p>
          </table:table-cell>
          <table:table-cell table:formula="of:=1-[.A182]" office:value-type="float" office:value="0.9" calcext:value-type="float">
            <text:p>0.9</text:p>
          </table:table-cell>
          <table:table-cell table:formula="of:=IF(ABS([.A182]+[.B182])-1&lt;0.001;&quot;&quot;;&quot;ERROR&quot;)">
            <text:p/>
          </table:table-cell>
          <table:table-cell table:formula="of:=[.A182]*[.A182]" office:value-type="float" office:value="0.01" calcext:value-type="float">
            <text:p>0.01</text:p>
          </table:table-cell>
          <table:table-cell table:formula="of:=2*[.A182]*[.B182]" office:value-type="float" office:value="0.18" calcext:value-type="float">
            <text:p>0.18</text:p>
          </table:table-cell>
          <table:table-cell table:formula="of:=[.B182]*[.B182]" office:value-type="float" office:value="0.81" calcext:value-type="float">
            <text:p>0.81</text:p>
          </table:table-cell>
          <table:table-cell table:formula="of:=IF(ABS([.D182]+[.E182]+[.F182])-1&lt;0.001;&quot;&quot;;&quot;ERROR&quot;)">
            <text:p/>
          </table:table-cell>
          <table:table-cell table:formula="of:=(1-[.$J$2])*[.D182]/[.K182]" office:value-type="float" office:value="0" calcext:value-type="float">
            <text:p>0</text:p>
          </table:table-cell>
          <table:table-cell table:formula="of:=[.E182]/[.K182]" office:value-type="float" office:value="0.181818181818182" calcext:value-type="float">
            <text:p>0.1818181818</text:p>
          </table:table-cell>
          <table:table-cell table:formula="of:=[.F182]/[.K182]" office:value-type="float" office:value="0.818181818181818" calcext:value-type="float">
            <text:p>0.8181818182</text:p>
          </table:table-cell>
          <table:table-cell table:formula="of:=([.D182]*(1-[.$J$2]))+[.E182]+[.F182]" office:value-type="float" office:value="0.99" calcext:value-type="float">
            <text:p>0.99</text:p>
          </table:table-cell>
          <table:table-cell table:formula="of:=IF(ABS([.H182]+[.I182]+[.J18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2]*(1+[.$J$3])/(2+[.$J$3]))+[.H182]" office:value-type="float" office:value="0.1" calcext:value-type="float">
            <text:p>0.1</text:p>
          </table:table-cell>
          <table:table-cell table:formula="of:=1-[.A183]" office:value-type="float" office:value="0.9" calcext:value-type="float">
            <text:p>0.9</text:p>
          </table:table-cell>
          <table:table-cell table:formula="of:=IF(ABS([.A183]+[.B183])-1&lt;0.001;&quot;&quot;;&quot;ERROR&quot;)">
            <text:p/>
          </table:table-cell>
          <table:table-cell table:formula="of:=[.A183]*[.A183]" office:value-type="float" office:value="0.01" calcext:value-type="float">
            <text:p>0.01</text:p>
          </table:table-cell>
          <table:table-cell table:formula="of:=2*[.A183]*[.B183]" office:value-type="float" office:value="0.18" calcext:value-type="float">
            <text:p>0.18</text:p>
          </table:table-cell>
          <table:table-cell table:formula="of:=[.B183]*[.B183]" office:value-type="float" office:value="0.81" calcext:value-type="float">
            <text:p>0.81</text:p>
          </table:table-cell>
          <table:table-cell table:formula="of:=IF(ABS([.D183]+[.E183]+[.F183])-1&lt;0.001;&quot;&quot;;&quot;ERROR&quot;)">
            <text:p/>
          </table:table-cell>
          <table:table-cell table:formula="of:=(1-[.$J$2])*[.D183]/[.K183]" office:value-type="float" office:value="0" calcext:value-type="float">
            <text:p>0</text:p>
          </table:table-cell>
          <table:table-cell table:formula="of:=[.E183]/[.K183]" office:value-type="float" office:value="0.181818181818182" calcext:value-type="float">
            <text:p>0.1818181818</text:p>
          </table:table-cell>
          <table:table-cell table:formula="of:=[.F183]/[.K183]" office:value-type="float" office:value="0.818181818181818" calcext:value-type="float">
            <text:p>0.8181818182</text:p>
          </table:table-cell>
          <table:table-cell table:formula="of:=([.D183]*(1-[.$J$2]))+[.E183]+[.F183]" office:value-type="float" office:value="0.99" calcext:value-type="float">
            <text:p>0.99</text:p>
          </table:table-cell>
          <table:table-cell table:formula="of:=IF(ABS([.H183]+[.I183]+[.J18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3]*(1+[.$J$3])/(2+[.$J$3]))+[.H183]" office:value-type="float" office:value="0.1" calcext:value-type="float">
            <text:p>0.1</text:p>
          </table:table-cell>
          <table:table-cell table:formula="of:=1-[.A184]" office:value-type="float" office:value="0.9" calcext:value-type="float">
            <text:p>0.9</text:p>
          </table:table-cell>
          <table:table-cell table:formula="of:=IF(ABS([.A184]+[.B184])-1&lt;0.001;&quot;&quot;;&quot;ERROR&quot;)">
            <text:p/>
          </table:table-cell>
          <table:table-cell table:formula="of:=[.A184]*[.A184]" office:value-type="float" office:value="0.01" calcext:value-type="float">
            <text:p>0.01</text:p>
          </table:table-cell>
          <table:table-cell table:formula="of:=2*[.A184]*[.B184]" office:value-type="float" office:value="0.18" calcext:value-type="float">
            <text:p>0.18</text:p>
          </table:table-cell>
          <table:table-cell table:formula="of:=[.B184]*[.B184]" office:value-type="float" office:value="0.81" calcext:value-type="float">
            <text:p>0.81</text:p>
          </table:table-cell>
          <table:table-cell table:formula="of:=IF(ABS([.D184]+[.E184]+[.F184])-1&lt;0.001;&quot;&quot;;&quot;ERROR&quot;)">
            <text:p/>
          </table:table-cell>
          <table:table-cell table:formula="of:=(1-[.$J$2])*[.D184]/[.K184]" office:value-type="float" office:value="0" calcext:value-type="float">
            <text:p>0</text:p>
          </table:table-cell>
          <table:table-cell table:formula="of:=[.E184]/[.K184]" office:value-type="float" office:value="0.181818181818182" calcext:value-type="float">
            <text:p>0.1818181818</text:p>
          </table:table-cell>
          <table:table-cell table:formula="of:=[.F184]/[.K184]" office:value-type="float" office:value="0.818181818181818" calcext:value-type="float">
            <text:p>0.8181818182</text:p>
          </table:table-cell>
          <table:table-cell table:formula="of:=([.D184]*(1-[.$J$2]))+[.E184]+[.F184]" office:value-type="float" office:value="0.99" calcext:value-type="float">
            <text:p>0.99</text:p>
          </table:table-cell>
          <table:table-cell table:formula="of:=IF(ABS([.H184]+[.I184]+[.J18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4]*(1+[.$J$3])/(2+[.$J$3]))+[.H184]" office:value-type="float" office:value="0.1" calcext:value-type="float">
            <text:p>0.1</text:p>
          </table:table-cell>
          <table:table-cell table:formula="of:=1-[.A185]" office:value-type="float" office:value="0.9" calcext:value-type="float">
            <text:p>0.9</text:p>
          </table:table-cell>
          <table:table-cell table:formula="of:=IF(ABS([.A185]+[.B185])-1&lt;0.001;&quot;&quot;;&quot;ERROR&quot;)">
            <text:p/>
          </table:table-cell>
          <table:table-cell table:formula="of:=[.A185]*[.A185]" office:value-type="float" office:value="0.01" calcext:value-type="float">
            <text:p>0.01</text:p>
          </table:table-cell>
          <table:table-cell table:formula="of:=2*[.A185]*[.B185]" office:value-type="float" office:value="0.18" calcext:value-type="float">
            <text:p>0.18</text:p>
          </table:table-cell>
          <table:table-cell table:formula="of:=[.B185]*[.B185]" office:value-type="float" office:value="0.81" calcext:value-type="float">
            <text:p>0.81</text:p>
          </table:table-cell>
          <table:table-cell table:formula="of:=IF(ABS([.D185]+[.E185]+[.F185])-1&lt;0.001;&quot;&quot;;&quot;ERROR&quot;)">
            <text:p/>
          </table:table-cell>
          <table:table-cell table:formula="of:=(1-[.$J$2])*[.D185]/[.K185]" office:value-type="float" office:value="0" calcext:value-type="float">
            <text:p>0</text:p>
          </table:table-cell>
          <table:table-cell table:formula="of:=[.E185]/[.K185]" office:value-type="float" office:value="0.181818181818182" calcext:value-type="float">
            <text:p>0.1818181818</text:p>
          </table:table-cell>
          <table:table-cell table:formula="of:=[.F185]/[.K185]" office:value-type="float" office:value="0.818181818181818" calcext:value-type="float">
            <text:p>0.8181818182</text:p>
          </table:table-cell>
          <table:table-cell table:formula="of:=([.D185]*(1-[.$J$2]))+[.E185]+[.F185]" office:value-type="float" office:value="0.99" calcext:value-type="float">
            <text:p>0.99</text:p>
          </table:table-cell>
          <table:table-cell table:formula="of:=IF(ABS([.H185]+[.I185]+[.J18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5]*(1+[.$J$3])/(2+[.$J$3]))+[.H185]" office:value-type="float" office:value="0.1" calcext:value-type="float">
            <text:p>0.1</text:p>
          </table:table-cell>
          <table:table-cell table:formula="of:=1-[.A186]" office:value-type="float" office:value="0.9" calcext:value-type="float">
            <text:p>0.9</text:p>
          </table:table-cell>
          <table:table-cell table:formula="of:=IF(ABS([.A186]+[.B186])-1&lt;0.001;&quot;&quot;;&quot;ERROR&quot;)">
            <text:p/>
          </table:table-cell>
          <table:table-cell table:formula="of:=[.A186]*[.A186]" office:value-type="float" office:value="0.01" calcext:value-type="float">
            <text:p>0.01</text:p>
          </table:table-cell>
          <table:table-cell table:formula="of:=2*[.A186]*[.B186]" office:value-type="float" office:value="0.18" calcext:value-type="float">
            <text:p>0.18</text:p>
          </table:table-cell>
          <table:table-cell table:formula="of:=[.B186]*[.B186]" office:value-type="float" office:value="0.81" calcext:value-type="float">
            <text:p>0.81</text:p>
          </table:table-cell>
          <table:table-cell table:formula="of:=IF(ABS([.D186]+[.E186]+[.F186])-1&lt;0.001;&quot;&quot;;&quot;ERROR&quot;)">
            <text:p/>
          </table:table-cell>
          <table:table-cell table:formula="of:=(1-[.$J$2])*[.D186]/[.K186]" office:value-type="float" office:value="0" calcext:value-type="float">
            <text:p>0</text:p>
          </table:table-cell>
          <table:table-cell table:formula="of:=[.E186]/[.K186]" office:value-type="float" office:value="0.181818181818182" calcext:value-type="float">
            <text:p>0.1818181818</text:p>
          </table:table-cell>
          <table:table-cell table:formula="of:=[.F186]/[.K186]" office:value-type="float" office:value="0.818181818181818" calcext:value-type="float">
            <text:p>0.8181818182</text:p>
          </table:table-cell>
          <table:table-cell table:formula="of:=([.D186]*(1-[.$J$2]))+[.E186]+[.F186]" office:value-type="float" office:value="0.99" calcext:value-type="float">
            <text:p>0.99</text:p>
          </table:table-cell>
          <table:table-cell table:formula="of:=IF(ABS([.H186]+[.I186]+[.J18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6]*(1+[.$J$3])/(2+[.$J$3]))+[.H186]" office:value-type="float" office:value="0.1" calcext:value-type="float">
            <text:p>0.1</text:p>
          </table:table-cell>
          <table:table-cell table:formula="of:=1-[.A187]" office:value-type="float" office:value="0.9" calcext:value-type="float">
            <text:p>0.9</text:p>
          </table:table-cell>
          <table:table-cell table:formula="of:=IF(ABS([.A187]+[.B187])-1&lt;0.001;&quot;&quot;;&quot;ERROR&quot;)">
            <text:p/>
          </table:table-cell>
          <table:table-cell table:formula="of:=[.A187]*[.A187]" office:value-type="float" office:value="0.01" calcext:value-type="float">
            <text:p>0.01</text:p>
          </table:table-cell>
          <table:table-cell table:formula="of:=2*[.A187]*[.B187]" office:value-type="float" office:value="0.18" calcext:value-type="float">
            <text:p>0.18</text:p>
          </table:table-cell>
          <table:table-cell table:formula="of:=[.B187]*[.B187]" office:value-type="float" office:value="0.81" calcext:value-type="float">
            <text:p>0.81</text:p>
          </table:table-cell>
          <table:table-cell table:formula="of:=IF(ABS([.D187]+[.E187]+[.F187])-1&lt;0.001;&quot;&quot;;&quot;ERROR&quot;)">
            <text:p/>
          </table:table-cell>
          <table:table-cell table:formula="of:=(1-[.$J$2])*[.D187]/[.K187]" office:value-type="float" office:value="0" calcext:value-type="float">
            <text:p>0</text:p>
          </table:table-cell>
          <table:table-cell table:formula="of:=[.E187]/[.K187]" office:value-type="float" office:value="0.181818181818182" calcext:value-type="float">
            <text:p>0.1818181818</text:p>
          </table:table-cell>
          <table:table-cell table:formula="of:=[.F187]/[.K187]" office:value-type="float" office:value="0.818181818181818" calcext:value-type="float">
            <text:p>0.8181818182</text:p>
          </table:table-cell>
          <table:table-cell table:formula="of:=([.D187]*(1-[.$J$2]))+[.E187]+[.F187]" office:value-type="float" office:value="0.99" calcext:value-type="float">
            <text:p>0.99</text:p>
          </table:table-cell>
          <table:table-cell table:formula="of:=IF(ABS([.H187]+[.I187]+[.J18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7]*(1+[.$J$3])/(2+[.$J$3]))+[.H187]" office:value-type="float" office:value="0.1" calcext:value-type="float">
            <text:p>0.1</text:p>
          </table:table-cell>
          <table:table-cell table:formula="of:=1-[.A188]" office:value-type="float" office:value="0.9" calcext:value-type="float">
            <text:p>0.9</text:p>
          </table:table-cell>
          <table:table-cell table:formula="of:=IF(ABS([.A188]+[.B188])-1&lt;0.001;&quot;&quot;;&quot;ERROR&quot;)">
            <text:p/>
          </table:table-cell>
          <table:table-cell table:formula="of:=[.A188]*[.A188]" office:value-type="float" office:value="0.01" calcext:value-type="float">
            <text:p>0.01</text:p>
          </table:table-cell>
          <table:table-cell table:formula="of:=2*[.A188]*[.B188]" office:value-type="float" office:value="0.18" calcext:value-type="float">
            <text:p>0.18</text:p>
          </table:table-cell>
          <table:table-cell table:formula="of:=[.B188]*[.B188]" office:value-type="float" office:value="0.81" calcext:value-type="float">
            <text:p>0.81</text:p>
          </table:table-cell>
          <table:table-cell table:formula="of:=IF(ABS([.D188]+[.E188]+[.F188])-1&lt;0.001;&quot;&quot;;&quot;ERROR&quot;)">
            <text:p/>
          </table:table-cell>
          <table:table-cell table:formula="of:=(1-[.$J$2])*[.D188]/[.K188]" office:value-type="float" office:value="0" calcext:value-type="float">
            <text:p>0</text:p>
          </table:table-cell>
          <table:table-cell table:formula="of:=[.E188]/[.K188]" office:value-type="float" office:value="0.181818181818182" calcext:value-type="float">
            <text:p>0.1818181818</text:p>
          </table:table-cell>
          <table:table-cell table:formula="of:=[.F188]/[.K188]" office:value-type="float" office:value="0.818181818181818" calcext:value-type="float">
            <text:p>0.8181818182</text:p>
          </table:table-cell>
          <table:table-cell table:formula="of:=([.D188]*(1-[.$J$2]))+[.E188]+[.F188]" office:value-type="float" office:value="0.99" calcext:value-type="float">
            <text:p>0.99</text:p>
          </table:table-cell>
          <table:table-cell table:formula="of:=IF(ABS([.H188]+[.I188]+[.J18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8]*(1+[.$J$3])/(2+[.$J$3]))+[.H188]" office:value-type="float" office:value="0.1" calcext:value-type="float">
            <text:p>0.1</text:p>
          </table:table-cell>
          <table:table-cell table:formula="of:=1-[.A189]" office:value-type="float" office:value="0.9" calcext:value-type="float">
            <text:p>0.9</text:p>
          </table:table-cell>
          <table:table-cell table:formula="of:=IF(ABS([.A189]+[.B189])-1&lt;0.001;&quot;&quot;;&quot;ERROR&quot;)">
            <text:p/>
          </table:table-cell>
          <table:table-cell table:formula="of:=[.A189]*[.A189]" office:value-type="float" office:value="0.01" calcext:value-type="float">
            <text:p>0.01</text:p>
          </table:table-cell>
          <table:table-cell table:formula="of:=2*[.A189]*[.B189]" office:value-type="float" office:value="0.18" calcext:value-type="float">
            <text:p>0.18</text:p>
          </table:table-cell>
          <table:table-cell table:formula="of:=[.B189]*[.B189]" office:value-type="float" office:value="0.81" calcext:value-type="float">
            <text:p>0.81</text:p>
          </table:table-cell>
          <table:table-cell table:formula="of:=IF(ABS([.D189]+[.E189]+[.F189])-1&lt;0.001;&quot;&quot;;&quot;ERROR&quot;)">
            <text:p/>
          </table:table-cell>
          <table:table-cell table:formula="of:=(1-[.$J$2])*[.D189]/[.K189]" office:value-type="float" office:value="0" calcext:value-type="float">
            <text:p>0</text:p>
          </table:table-cell>
          <table:table-cell table:formula="of:=[.E189]/[.K189]" office:value-type="float" office:value="0.181818181818182" calcext:value-type="float">
            <text:p>0.1818181818</text:p>
          </table:table-cell>
          <table:table-cell table:formula="of:=[.F189]/[.K189]" office:value-type="float" office:value="0.818181818181818" calcext:value-type="float">
            <text:p>0.8181818182</text:p>
          </table:table-cell>
          <table:table-cell table:formula="of:=([.D189]*(1-[.$J$2]))+[.E189]+[.F189]" office:value-type="float" office:value="0.99" calcext:value-type="float">
            <text:p>0.99</text:p>
          </table:table-cell>
          <table:table-cell table:formula="of:=IF(ABS([.H189]+[.I189]+[.J18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89]*(1+[.$J$3])/(2+[.$J$3]))+[.H189]" office:value-type="float" office:value="0.1" calcext:value-type="float">
            <text:p>0.1</text:p>
          </table:table-cell>
          <table:table-cell table:formula="of:=1-[.A190]" office:value-type="float" office:value="0.9" calcext:value-type="float">
            <text:p>0.9</text:p>
          </table:table-cell>
          <table:table-cell table:formula="of:=IF(ABS([.A190]+[.B190])-1&lt;0.001;&quot;&quot;;&quot;ERROR&quot;)">
            <text:p/>
          </table:table-cell>
          <table:table-cell table:formula="of:=[.A190]*[.A190]" office:value-type="float" office:value="0.01" calcext:value-type="float">
            <text:p>0.01</text:p>
          </table:table-cell>
          <table:table-cell table:formula="of:=2*[.A190]*[.B190]" office:value-type="float" office:value="0.18" calcext:value-type="float">
            <text:p>0.18</text:p>
          </table:table-cell>
          <table:table-cell table:formula="of:=[.B190]*[.B190]" office:value-type="float" office:value="0.81" calcext:value-type="float">
            <text:p>0.81</text:p>
          </table:table-cell>
          <table:table-cell table:formula="of:=IF(ABS([.D190]+[.E190]+[.F190])-1&lt;0.001;&quot;&quot;;&quot;ERROR&quot;)">
            <text:p/>
          </table:table-cell>
          <table:table-cell table:formula="of:=(1-[.$J$2])*[.D190]/[.K190]" office:value-type="float" office:value="0" calcext:value-type="float">
            <text:p>0</text:p>
          </table:table-cell>
          <table:table-cell table:formula="of:=[.E190]/[.K190]" office:value-type="float" office:value="0.181818181818182" calcext:value-type="float">
            <text:p>0.1818181818</text:p>
          </table:table-cell>
          <table:table-cell table:formula="of:=[.F190]/[.K190]" office:value-type="float" office:value="0.818181818181818" calcext:value-type="float">
            <text:p>0.8181818182</text:p>
          </table:table-cell>
          <table:table-cell table:formula="of:=([.D190]*(1-[.$J$2]))+[.E190]+[.F190]" office:value-type="float" office:value="0.99" calcext:value-type="float">
            <text:p>0.99</text:p>
          </table:table-cell>
          <table:table-cell table:formula="of:=IF(ABS([.H190]+[.I190]+[.J19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0]*(1+[.$J$3])/(2+[.$J$3]))+[.H190]" office:value-type="float" office:value="0.1" calcext:value-type="float">
            <text:p>0.1</text:p>
          </table:table-cell>
          <table:table-cell table:formula="of:=1-[.A191]" office:value-type="float" office:value="0.9" calcext:value-type="float">
            <text:p>0.9</text:p>
          </table:table-cell>
          <table:table-cell table:formula="of:=IF(ABS([.A191]+[.B191])-1&lt;0.001;&quot;&quot;;&quot;ERROR&quot;)">
            <text:p/>
          </table:table-cell>
          <table:table-cell table:formula="of:=[.A191]*[.A191]" office:value-type="float" office:value="0.01" calcext:value-type="float">
            <text:p>0.01</text:p>
          </table:table-cell>
          <table:table-cell table:formula="of:=2*[.A191]*[.B191]" office:value-type="float" office:value="0.18" calcext:value-type="float">
            <text:p>0.18</text:p>
          </table:table-cell>
          <table:table-cell table:formula="of:=[.B191]*[.B191]" office:value-type="float" office:value="0.81" calcext:value-type="float">
            <text:p>0.81</text:p>
          </table:table-cell>
          <table:table-cell table:formula="of:=IF(ABS([.D191]+[.E191]+[.F191])-1&lt;0.001;&quot;&quot;;&quot;ERROR&quot;)">
            <text:p/>
          </table:table-cell>
          <table:table-cell table:formula="of:=(1-[.$J$2])*[.D191]/[.K191]" office:value-type="float" office:value="0" calcext:value-type="float">
            <text:p>0</text:p>
          </table:table-cell>
          <table:table-cell table:formula="of:=[.E191]/[.K191]" office:value-type="float" office:value="0.181818181818182" calcext:value-type="float">
            <text:p>0.1818181818</text:p>
          </table:table-cell>
          <table:table-cell table:formula="of:=[.F191]/[.K191]" office:value-type="float" office:value="0.818181818181818" calcext:value-type="float">
            <text:p>0.8181818182</text:p>
          </table:table-cell>
          <table:table-cell table:formula="of:=([.D191]*(1-[.$J$2]))+[.E191]+[.F191]" office:value-type="float" office:value="0.99" calcext:value-type="float">
            <text:p>0.99</text:p>
          </table:table-cell>
          <table:table-cell table:formula="of:=IF(ABS([.H191]+[.I191]+[.J19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1]*(1+[.$J$3])/(2+[.$J$3]))+[.H191]" office:value-type="float" office:value="0.1" calcext:value-type="float">
            <text:p>0.1</text:p>
          </table:table-cell>
          <table:table-cell table:formula="of:=1-[.A192]" office:value-type="float" office:value="0.9" calcext:value-type="float">
            <text:p>0.9</text:p>
          </table:table-cell>
          <table:table-cell table:formula="of:=IF(ABS([.A192]+[.B192])-1&lt;0.001;&quot;&quot;;&quot;ERROR&quot;)">
            <text:p/>
          </table:table-cell>
          <table:table-cell table:formula="of:=[.A192]*[.A192]" office:value-type="float" office:value="0.01" calcext:value-type="float">
            <text:p>0.01</text:p>
          </table:table-cell>
          <table:table-cell table:formula="of:=2*[.A192]*[.B192]" office:value-type="float" office:value="0.18" calcext:value-type="float">
            <text:p>0.18</text:p>
          </table:table-cell>
          <table:table-cell table:formula="of:=[.B192]*[.B192]" office:value-type="float" office:value="0.81" calcext:value-type="float">
            <text:p>0.81</text:p>
          </table:table-cell>
          <table:table-cell table:formula="of:=IF(ABS([.D192]+[.E192]+[.F192])-1&lt;0.001;&quot;&quot;;&quot;ERROR&quot;)">
            <text:p/>
          </table:table-cell>
          <table:table-cell table:formula="of:=(1-[.$J$2])*[.D192]/[.K192]" office:value-type="float" office:value="0" calcext:value-type="float">
            <text:p>0</text:p>
          </table:table-cell>
          <table:table-cell table:formula="of:=[.E192]/[.K192]" office:value-type="float" office:value="0.181818181818182" calcext:value-type="float">
            <text:p>0.1818181818</text:p>
          </table:table-cell>
          <table:table-cell table:formula="of:=[.F192]/[.K192]" office:value-type="float" office:value="0.818181818181818" calcext:value-type="float">
            <text:p>0.8181818182</text:p>
          </table:table-cell>
          <table:table-cell table:formula="of:=([.D192]*(1-[.$J$2]))+[.E192]+[.F192]" office:value-type="float" office:value="0.99" calcext:value-type="float">
            <text:p>0.99</text:p>
          </table:table-cell>
          <table:table-cell table:formula="of:=IF(ABS([.H192]+[.I192]+[.J19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2]*(1+[.$J$3])/(2+[.$J$3]))+[.H192]" office:value-type="float" office:value="0.1" calcext:value-type="float">
            <text:p>0.1</text:p>
          </table:table-cell>
          <table:table-cell table:formula="of:=1-[.A193]" office:value-type="float" office:value="0.9" calcext:value-type="float">
            <text:p>0.9</text:p>
          </table:table-cell>
          <table:table-cell table:formula="of:=IF(ABS([.A193]+[.B193])-1&lt;0.001;&quot;&quot;;&quot;ERROR&quot;)">
            <text:p/>
          </table:table-cell>
          <table:table-cell table:formula="of:=[.A193]*[.A193]" office:value-type="float" office:value="0.01" calcext:value-type="float">
            <text:p>0.01</text:p>
          </table:table-cell>
          <table:table-cell table:formula="of:=2*[.A193]*[.B193]" office:value-type="float" office:value="0.18" calcext:value-type="float">
            <text:p>0.18</text:p>
          </table:table-cell>
          <table:table-cell table:formula="of:=[.B193]*[.B193]" office:value-type="float" office:value="0.81" calcext:value-type="float">
            <text:p>0.81</text:p>
          </table:table-cell>
          <table:table-cell table:formula="of:=IF(ABS([.D193]+[.E193]+[.F193])-1&lt;0.001;&quot;&quot;;&quot;ERROR&quot;)">
            <text:p/>
          </table:table-cell>
          <table:table-cell table:formula="of:=(1-[.$J$2])*[.D193]/[.K193]" office:value-type="float" office:value="0" calcext:value-type="float">
            <text:p>0</text:p>
          </table:table-cell>
          <table:table-cell table:formula="of:=[.E193]/[.K193]" office:value-type="float" office:value="0.181818181818182" calcext:value-type="float">
            <text:p>0.1818181818</text:p>
          </table:table-cell>
          <table:table-cell table:formula="of:=[.F193]/[.K193]" office:value-type="float" office:value="0.818181818181818" calcext:value-type="float">
            <text:p>0.8181818182</text:p>
          </table:table-cell>
          <table:table-cell table:formula="of:=([.D193]*(1-[.$J$2]))+[.E193]+[.F193]" office:value-type="float" office:value="0.99" calcext:value-type="float">
            <text:p>0.99</text:p>
          </table:table-cell>
          <table:table-cell table:formula="of:=IF(ABS([.H193]+[.I193]+[.J19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3]*(1+[.$J$3])/(2+[.$J$3]))+[.H193]" office:value-type="float" office:value="0.1" calcext:value-type="float">
            <text:p>0.1</text:p>
          </table:table-cell>
          <table:table-cell table:formula="of:=1-[.A194]" office:value-type="float" office:value="0.9" calcext:value-type="float">
            <text:p>0.9</text:p>
          </table:table-cell>
          <table:table-cell table:formula="of:=IF(ABS([.A194]+[.B194])-1&lt;0.001;&quot;&quot;;&quot;ERROR&quot;)">
            <text:p/>
          </table:table-cell>
          <table:table-cell table:formula="of:=[.A194]*[.A194]" office:value-type="float" office:value="0.01" calcext:value-type="float">
            <text:p>0.01</text:p>
          </table:table-cell>
          <table:table-cell table:formula="of:=2*[.A194]*[.B194]" office:value-type="float" office:value="0.18" calcext:value-type="float">
            <text:p>0.18</text:p>
          </table:table-cell>
          <table:table-cell table:formula="of:=[.B194]*[.B194]" office:value-type="float" office:value="0.81" calcext:value-type="float">
            <text:p>0.81</text:p>
          </table:table-cell>
          <table:table-cell table:formula="of:=IF(ABS([.D194]+[.E194]+[.F194])-1&lt;0.001;&quot;&quot;;&quot;ERROR&quot;)">
            <text:p/>
          </table:table-cell>
          <table:table-cell table:formula="of:=(1-[.$J$2])*[.D194]/[.K194]" office:value-type="float" office:value="0" calcext:value-type="float">
            <text:p>0</text:p>
          </table:table-cell>
          <table:table-cell table:formula="of:=[.E194]/[.K194]" office:value-type="float" office:value="0.181818181818182" calcext:value-type="float">
            <text:p>0.1818181818</text:p>
          </table:table-cell>
          <table:table-cell table:formula="of:=[.F194]/[.K194]" office:value-type="float" office:value="0.818181818181818" calcext:value-type="float">
            <text:p>0.8181818182</text:p>
          </table:table-cell>
          <table:table-cell table:formula="of:=([.D194]*(1-[.$J$2]))+[.E194]+[.F194]" office:value-type="float" office:value="0.99" calcext:value-type="float">
            <text:p>0.99</text:p>
          </table:table-cell>
          <table:table-cell table:formula="of:=IF(ABS([.H194]+[.I194]+[.J19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4]*(1+[.$J$3])/(2+[.$J$3]))+[.H194]" office:value-type="float" office:value="0.1" calcext:value-type="float">
            <text:p>0.1</text:p>
          </table:table-cell>
          <table:table-cell table:formula="of:=1-[.A195]" office:value-type="float" office:value="0.9" calcext:value-type="float">
            <text:p>0.9</text:p>
          </table:table-cell>
          <table:table-cell table:formula="of:=IF(ABS([.A195]+[.B195])-1&lt;0.001;&quot;&quot;;&quot;ERROR&quot;)">
            <text:p/>
          </table:table-cell>
          <table:table-cell table:formula="of:=[.A195]*[.A195]" office:value-type="float" office:value="0.01" calcext:value-type="float">
            <text:p>0.01</text:p>
          </table:table-cell>
          <table:table-cell table:formula="of:=2*[.A195]*[.B195]" office:value-type="float" office:value="0.18" calcext:value-type="float">
            <text:p>0.18</text:p>
          </table:table-cell>
          <table:table-cell table:formula="of:=[.B195]*[.B195]" office:value-type="float" office:value="0.81" calcext:value-type="float">
            <text:p>0.81</text:p>
          </table:table-cell>
          <table:table-cell table:formula="of:=IF(ABS([.D195]+[.E195]+[.F195])-1&lt;0.001;&quot;&quot;;&quot;ERROR&quot;)">
            <text:p/>
          </table:table-cell>
          <table:table-cell table:formula="of:=(1-[.$J$2])*[.D195]/[.K195]" office:value-type="float" office:value="0" calcext:value-type="float">
            <text:p>0</text:p>
          </table:table-cell>
          <table:table-cell table:formula="of:=[.E195]/[.K195]" office:value-type="float" office:value="0.181818181818182" calcext:value-type="float">
            <text:p>0.1818181818</text:p>
          </table:table-cell>
          <table:table-cell table:formula="of:=[.F195]/[.K195]" office:value-type="float" office:value="0.818181818181818" calcext:value-type="float">
            <text:p>0.8181818182</text:p>
          </table:table-cell>
          <table:table-cell table:formula="of:=([.D195]*(1-[.$J$2]))+[.E195]+[.F195]" office:value-type="float" office:value="0.99" calcext:value-type="float">
            <text:p>0.99</text:p>
          </table:table-cell>
          <table:table-cell table:formula="of:=IF(ABS([.H195]+[.I195]+[.J19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5]*(1+[.$J$3])/(2+[.$J$3]))+[.H195]" office:value-type="float" office:value="0.1" calcext:value-type="float">
            <text:p>0.1</text:p>
          </table:table-cell>
          <table:table-cell table:formula="of:=1-[.A196]" office:value-type="float" office:value="0.9" calcext:value-type="float">
            <text:p>0.9</text:p>
          </table:table-cell>
          <table:table-cell table:formula="of:=IF(ABS([.A196]+[.B196])-1&lt;0.001;&quot;&quot;;&quot;ERROR&quot;)">
            <text:p/>
          </table:table-cell>
          <table:table-cell table:formula="of:=[.A196]*[.A196]" office:value-type="float" office:value="0.01" calcext:value-type="float">
            <text:p>0.01</text:p>
          </table:table-cell>
          <table:table-cell table:formula="of:=2*[.A196]*[.B196]" office:value-type="float" office:value="0.18" calcext:value-type="float">
            <text:p>0.18</text:p>
          </table:table-cell>
          <table:table-cell table:formula="of:=[.B196]*[.B196]" office:value-type="float" office:value="0.81" calcext:value-type="float">
            <text:p>0.81</text:p>
          </table:table-cell>
          <table:table-cell table:formula="of:=IF(ABS([.D196]+[.E196]+[.F196])-1&lt;0.001;&quot;&quot;;&quot;ERROR&quot;)">
            <text:p/>
          </table:table-cell>
          <table:table-cell table:formula="of:=(1-[.$J$2])*[.D196]/[.K196]" office:value-type="float" office:value="0" calcext:value-type="float">
            <text:p>0</text:p>
          </table:table-cell>
          <table:table-cell table:formula="of:=[.E196]/[.K196]" office:value-type="float" office:value="0.181818181818182" calcext:value-type="float">
            <text:p>0.1818181818</text:p>
          </table:table-cell>
          <table:table-cell table:formula="of:=[.F196]/[.K196]" office:value-type="float" office:value="0.818181818181818" calcext:value-type="float">
            <text:p>0.8181818182</text:p>
          </table:table-cell>
          <table:table-cell table:formula="of:=([.D196]*(1-[.$J$2]))+[.E196]+[.F196]" office:value-type="float" office:value="0.99" calcext:value-type="float">
            <text:p>0.99</text:p>
          </table:table-cell>
          <table:table-cell table:formula="of:=IF(ABS([.H196]+[.I196]+[.J19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6]*(1+[.$J$3])/(2+[.$J$3]))+[.H196]" office:value-type="float" office:value="0.1" calcext:value-type="float">
            <text:p>0.1</text:p>
          </table:table-cell>
          <table:table-cell table:formula="of:=1-[.A197]" office:value-type="float" office:value="0.9" calcext:value-type="float">
            <text:p>0.9</text:p>
          </table:table-cell>
          <table:table-cell table:formula="of:=IF(ABS([.A197]+[.B197])-1&lt;0.001;&quot;&quot;;&quot;ERROR&quot;)">
            <text:p/>
          </table:table-cell>
          <table:table-cell table:formula="of:=[.A197]*[.A197]" office:value-type="float" office:value="0.01" calcext:value-type="float">
            <text:p>0.01</text:p>
          </table:table-cell>
          <table:table-cell table:formula="of:=2*[.A197]*[.B197]" office:value-type="float" office:value="0.18" calcext:value-type="float">
            <text:p>0.18</text:p>
          </table:table-cell>
          <table:table-cell table:formula="of:=[.B197]*[.B197]" office:value-type="float" office:value="0.81" calcext:value-type="float">
            <text:p>0.81</text:p>
          </table:table-cell>
          <table:table-cell table:formula="of:=IF(ABS([.D197]+[.E197]+[.F197])-1&lt;0.001;&quot;&quot;;&quot;ERROR&quot;)">
            <text:p/>
          </table:table-cell>
          <table:table-cell table:formula="of:=(1-[.$J$2])*[.D197]/[.K197]" office:value-type="float" office:value="0" calcext:value-type="float">
            <text:p>0</text:p>
          </table:table-cell>
          <table:table-cell table:formula="of:=[.E197]/[.K197]" office:value-type="float" office:value="0.181818181818182" calcext:value-type="float">
            <text:p>0.1818181818</text:p>
          </table:table-cell>
          <table:table-cell table:formula="of:=[.F197]/[.K197]" office:value-type="float" office:value="0.818181818181818" calcext:value-type="float">
            <text:p>0.8181818182</text:p>
          </table:table-cell>
          <table:table-cell table:formula="of:=([.D197]*(1-[.$J$2]))+[.E197]+[.F197]" office:value-type="float" office:value="0.99" calcext:value-type="float">
            <text:p>0.99</text:p>
          </table:table-cell>
          <table:table-cell table:formula="of:=IF(ABS([.H197]+[.I197]+[.J19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7]*(1+[.$J$3])/(2+[.$J$3]))+[.H197]" office:value-type="float" office:value="0.1" calcext:value-type="float">
            <text:p>0.1</text:p>
          </table:table-cell>
          <table:table-cell table:formula="of:=1-[.A198]" office:value-type="float" office:value="0.9" calcext:value-type="float">
            <text:p>0.9</text:p>
          </table:table-cell>
          <table:table-cell table:formula="of:=IF(ABS([.A198]+[.B198])-1&lt;0.001;&quot;&quot;;&quot;ERROR&quot;)">
            <text:p/>
          </table:table-cell>
          <table:table-cell table:formula="of:=[.A198]*[.A198]" office:value-type="float" office:value="0.01" calcext:value-type="float">
            <text:p>0.01</text:p>
          </table:table-cell>
          <table:table-cell table:formula="of:=2*[.A198]*[.B198]" office:value-type="float" office:value="0.18" calcext:value-type="float">
            <text:p>0.18</text:p>
          </table:table-cell>
          <table:table-cell table:formula="of:=[.B198]*[.B198]" office:value-type="float" office:value="0.81" calcext:value-type="float">
            <text:p>0.81</text:p>
          </table:table-cell>
          <table:table-cell table:formula="of:=IF(ABS([.D198]+[.E198]+[.F198])-1&lt;0.001;&quot;&quot;;&quot;ERROR&quot;)">
            <text:p/>
          </table:table-cell>
          <table:table-cell table:formula="of:=(1-[.$J$2])*[.D198]/[.K198]" office:value-type="float" office:value="0" calcext:value-type="float">
            <text:p>0</text:p>
          </table:table-cell>
          <table:table-cell table:formula="of:=[.E198]/[.K198]" office:value-type="float" office:value="0.181818181818182" calcext:value-type="float">
            <text:p>0.1818181818</text:p>
          </table:table-cell>
          <table:table-cell table:formula="of:=[.F198]/[.K198]" office:value-type="float" office:value="0.818181818181818" calcext:value-type="float">
            <text:p>0.8181818182</text:p>
          </table:table-cell>
          <table:table-cell table:formula="of:=([.D198]*(1-[.$J$2]))+[.E198]+[.F198]" office:value-type="float" office:value="0.99" calcext:value-type="float">
            <text:p>0.99</text:p>
          </table:table-cell>
          <table:table-cell table:formula="of:=IF(ABS([.H198]+[.I198]+[.J19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8]*(1+[.$J$3])/(2+[.$J$3]))+[.H198]" office:value-type="float" office:value="0.1" calcext:value-type="float">
            <text:p>0.1</text:p>
          </table:table-cell>
          <table:table-cell table:formula="of:=1-[.A199]" office:value-type="float" office:value="0.9" calcext:value-type="float">
            <text:p>0.9</text:p>
          </table:table-cell>
          <table:table-cell table:formula="of:=IF(ABS([.A199]+[.B199])-1&lt;0.001;&quot;&quot;;&quot;ERROR&quot;)">
            <text:p/>
          </table:table-cell>
          <table:table-cell table:formula="of:=[.A199]*[.A199]" office:value-type="float" office:value="0.01" calcext:value-type="float">
            <text:p>0.01</text:p>
          </table:table-cell>
          <table:table-cell table:formula="of:=2*[.A199]*[.B199]" office:value-type="float" office:value="0.18" calcext:value-type="float">
            <text:p>0.18</text:p>
          </table:table-cell>
          <table:table-cell table:formula="of:=[.B199]*[.B199]" office:value-type="float" office:value="0.81" calcext:value-type="float">
            <text:p>0.81</text:p>
          </table:table-cell>
          <table:table-cell table:formula="of:=IF(ABS([.D199]+[.E199]+[.F199])-1&lt;0.001;&quot;&quot;;&quot;ERROR&quot;)">
            <text:p/>
          </table:table-cell>
          <table:table-cell table:formula="of:=(1-[.$J$2])*[.D199]/[.K199]" office:value-type="float" office:value="0" calcext:value-type="float">
            <text:p>0</text:p>
          </table:table-cell>
          <table:table-cell table:formula="of:=[.E199]/[.K199]" office:value-type="float" office:value="0.181818181818182" calcext:value-type="float">
            <text:p>0.1818181818</text:p>
          </table:table-cell>
          <table:table-cell table:formula="of:=[.F199]/[.K199]" office:value-type="float" office:value="0.818181818181818" calcext:value-type="float">
            <text:p>0.8181818182</text:p>
          </table:table-cell>
          <table:table-cell table:formula="of:=([.D199]*(1-[.$J$2]))+[.E199]+[.F199]" office:value-type="float" office:value="0.99" calcext:value-type="float">
            <text:p>0.99</text:p>
          </table:table-cell>
          <table:table-cell table:formula="of:=IF(ABS([.H199]+[.I199]+[.J19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199]*(1+[.$J$3])/(2+[.$J$3]))+[.H199]" office:value-type="float" office:value="0.1" calcext:value-type="float">
            <text:p>0.1</text:p>
          </table:table-cell>
          <table:table-cell table:formula="of:=1-[.A200]" office:value-type="float" office:value="0.9" calcext:value-type="float">
            <text:p>0.9</text:p>
          </table:table-cell>
          <table:table-cell table:formula="of:=IF(ABS([.A200]+[.B200])-1&lt;0.001;&quot;&quot;;&quot;ERROR&quot;)">
            <text:p/>
          </table:table-cell>
          <table:table-cell table:formula="of:=[.A200]*[.A200]" office:value-type="float" office:value="0.01" calcext:value-type="float">
            <text:p>0.01</text:p>
          </table:table-cell>
          <table:table-cell table:formula="of:=2*[.A200]*[.B200]" office:value-type="float" office:value="0.18" calcext:value-type="float">
            <text:p>0.18</text:p>
          </table:table-cell>
          <table:table-cell table:formula="of:=[.B200]*[.B200]" office:value-type="float" office:value="0.81" calcext:value-type="float">
            <text:p>0.81</text:p>
          </table:table-cell>
          <table:table-cell table:formula="of:=IF(ABS([.D200]+[.E200]+[.F200])-1&lt;0.001;&quot;&quot;;&quot;ERROR&quot;)">
            <text:p/>
          </table:table-cell>
          <table:table-cell table:formula="of:=(1-[.$J$2])*[.D200]/[.K200]" office:value-type="float" office:value="0" calcext:value-type="float">
            <text:p>0</text:p>
          </table:table-cell>
          <table:table-cell table:formula="of:=[.E200]/[.K200]" office:value-type="float" office:value="0.181818181818182" calcext:value-type="float">
            <text:p>0.1818181818</text:p>
          </table:table-cell>
          <table:table-cell table:formula="of:=[.F200]/[.K200]" office:value-type="float" office:value="0.818181818181818" calcext:value-type="float">
            <text:p>0.8181818182</text:p>
          </table:table-cell>
          <table:table-cell table:formula="of:=([.D200]*(1-[.$J$2]))+[.E200]+[.F200]" office:value-type="float" office:value="0.99" calcext:value-type="float">
            <text:p>0.99</text:p>
          </table:table-cell>
          <table:table-cell table:formula="of:=IF(ABS([.H200]+[.I200]+[.J20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0]*(1+[.$J$3])/(2+[.$J$3]))+[.H200]" office:value-type="float" office:value="0.1" calcext:value-type="float">
            <text:p>0.1</text:p>
          </table:table-cell>
          <table:table-cell table:formula="of:=1-[.A201]" office:value-type="float" office:value="0.9" calcext:value-type="float">
            <text:p>0.9</text:p>
          </table:table-cell>
          <table:table-cell table:formula="of:=IF(ABS([.A201]+[.B201])-1&lt;0.001;&quot;&quot;;&quot;ERROR&quot;)">
            <text:p/>
          </table:table-cell>
          <table:table-cell table:formula="of:=[.A201]*[.A201]" office:value-type="float" office:value="0.01" calcext:value-type="float">
            <text:p>0.01</text:p>
          </table:table-cell>
          <table:table-cell table:formula="of:=2*[.A201]*[.B201]" office:value-type="float" office:value="0.18" calcext:value-type="float">
            <text:p>0.18</text:p>
          </table:table-cell>
          <table:table-cell table:formula="of:=[.B201]*[.B201]" office:value-type="float" office:value="0.81" calcext:value-type="float">
            <text:p>0.81</text:p>
          </table:table-cell>
          <table:table-cell table:formula="of:=IF(ABS([.D201]+[.E201]+[.F201])-1&lt;0.001;&quot;&quot;;&quot;ERROR&quot;)">
            <text:p/>
          </table:table-cell>
          <table:table-cell table:formula="of:=(1-[.$J$2])*[.D201]/[.K201]" office:value-type="float" office:value="0" calcext:value-type="float">
            <text:p>0</text:p>
          </table:table-cell>
          <table:table-cell table:formula="of:=[.E201]/[.K201]" office:value-type="float" office:value="0.181818181818182" calcext:value-type="float">
            <text:p>0.1818181818</text:p>
          </table:table-cell>
          <table:table-cell table:formula="of:=[.F201]/[.K201]" office:value-type="float" office:value="0.818181818181818" calcext:value-type="float">
            <text:p>0.8181818182</text:p>
          </table:table-cell>
          <table:table-cell table:formula="of:=([.D201]*(1-[.$J$2]))+[.E201]+[.F201]" office:value-type="float" office:value="0.99" calcext:value-type="float">
            <text:p>0.99</text:p>
          </table:table-cell>
          <table:table-cell table:formula="of:=IF(ABS([.H201]+[.I201]+[.J20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1]*(1+[.$J$3])/(2+[.$J$3]))+[.H201]" office:value-type="float" office:value="0.1" calcext:value-type="float">
            <text:p>0.1</text:p>
          </table:table-cell>
          <table:table-cell table:formula="of:=1-[.A202]" office:value-type="float" office:value="0.9" calcext:value-type="float">
            <text:p>0.9</text:p>
          </table:table-cell>
          <table:table-cell table:formula="of:=IF(ABS([.A202]+[.B202])-1&lt;0.001;&quot;&quot;;&quot;ERROR&quot;)">
            <text:p/>
          </table:table-cell>
          <table:table-cell table:formula="of:=[.A202]*[.A202]" office:value-type="float" office:value="0.01" calcext:value-type="float">
            <text:p>0.01</text:p>
          </table:table-cell>
          <table:table-cell table:formula="of:=2*[.A202]*[.B202]" office:value-type="float" office:value="0.18" calcext:value-type="float">
            <text:p>0.18</text:p>
          </table:table-cell>
          <table:table-cell table:formula="of:=[.B202]*[.B202]" office:value-type="float" office:value="0.81" calcext:value-type="float">
            <text:p>0.81</text:p>
          </table:table-cell>
          <table:table-cell table:formula="of:=IF(ABS([.D202]+[.E202]+[.F202])-1&lt;0.001;&quot;&quot;;&quot;ERROR&quot;)">
            <text:p/>
          </table:table-cell>
          <table:table-cell table:formula="of:=(1-[.$J$2])*[.D202]/[.K202]" office:value-type="float" office:value="0" calcext:value-type="float">
            <text:p>0</text:p>
          </table:table-cell>
          <table:table-cell table:formula="of:=[.E202]/[.K202]" office:value-type="float" office:value="0.181818181818182" calcext:value-type="float">
            <text:p>0.1818181818</text:p>
          </table:table-cell>
          <table:table-cell table:formula="of:=[.F202]/[.K202]" office:value-type="float" office:value="0.818181818181818" calcext:value-type="float">
            <text:p>0.8181818182</text:p>
          </table:table-cell>
          <table:table-cell table:formula="of:=([.D202]*(1-[.$J$2]))+[.E202]+[.F202]" office:value-type="float" office:value="0.99" calcext:value-type="float">
            <text:p>0.99</text:p>
          </table:table-cell>
          <table:table-cell table:formula="of:=IF(ABS([.H202]+[.I202]+[.J20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2]*(1+[.$J$3])/(2+[.$J$3]))+[.H202]" office:value-type="float" office:value="0.1" calcext:value-type="float">
            <text:p>0.1</text:p>
          </table:table-cell>
          <table:table-cell table:formula="of:=1-[.A203]" office:value-type="float" office:value="0.9" calcext:value-type="float">
            <text:p>0.9</text:p>
          </table:table-cell>
          <table:table-cell table:formula="of:=IF(ABS([.A203]+[.B203])-1&lt;0.001;&quot;&quot;;&quot;ERROR&quot;)">
            <text:p/>
          </table:table-cell>
          <table:table-cell table:formula="of:=[.A203]*[.A203]" office:value-type="float" office:value="0.01" calcext:value-type="float">
            <text:p>0.01</text:p>
          </table:table-cell>
          <table:table-cell table:formula="of:=2*[.A203]*[.B203]" office:value-type="float" office:value="0.18" calcext:value-type="float">
            <text:p>0.18</text:p>
          </table:table-cell>
          <table:table-cell table:formula="of:=[.B203]*[.B203]" office:value-type="float" office:value="0.81" calcext:value-type="float">
            <text:p>0.81</text:p>
          </table:table-cell>
          <table:table-cell table:formula="of:=IF(ABS([.D203]+[.E203]+[.F203])-1&lt;0.001;&quot;&quot;;&quot;ERROR&quot;)">
            <text:p/>
          </table:table-cell>
          <table:table-cell table:formula="of:=(1-[.$J$2])*[.D203]/[.K203]" office:value-type="float" office:value="0" calcext:value-type="float">
            <text:p>0</text:p>
          </table:table-cell>
          <table:table-cell table:formula="of:=[.E203]/[.K203]" office:value-type="float" office:value="0.181818181818182" calcext:value-type="float">
            <text:p>0.1818181818</text:p>
          </table:table-cell>
          <table:table-cell table:formula="of:=[.F203]/[.K203]" office:value-type="float" office:value="0.818181818181818" calcext:value-type="float">
            <text:p>0.8181818182</text:p>
          </table:table-cell>
          <table:table-cell table:formula="of:=([.D203]*(1-[.$J$2]))+[.E203]+[.F203]" office:value-type="float" office:value="0.99" calcext:value-type="float">
            <text:p>0.99</text:p>
          </table:table-cell>
          <table:table-cell table:formula="of:=IF(ABS([.H203]+[.I203]+[.J20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3]*(1+[.$J$3])/(2+[.$J$3]))+[.H203]" office:value-type="float" office:value="0.1" calcext:value-type="float">
            <text:p>0.1</text:p>
          </table:table-cell>
          <table:table-cell table:formula="of:=1-[.A204]" office:value-type="float" office:value="0.9" calcext:value-type="float">
            <text:p>0.9</text:p>
          </table:table-cell>
          <table:table-cell table:formula="of:=IF(ABS([.A204]+[.B204])-1&lt;0.001;&quot;&quot;;&quot;ERROR&quot;)">
            <text:p/>
          </table:table-cell>
          <table:table-cell table:formula="of:=[.A204]*[.A204]" office:value-type="float" office:value="0.01" calcext:value-type="float">
            <text:p>0.01</text:p>
          </table:table-cell>
          <table:table-cell table:formula="of:=2*[.A204]*[.B204]" office:value-type="float" office:value="0.18" calcext:value-type="float">
            <text:p>0.18</text:p>
          </table:table-cell>
          <table:table-cell table:formula="of:=[.B204]*[.B204]" office:value-type="float" office:value="0.81" calcext:value-type="float">
            <text:p>0.81</text:p>
          </table:table-cell>
          <table:table-cell table:formula="of:=IF(ABS([.D204]+[.E204]+[.F204])-1&lt;0.001;&quot;&quot;;&quot;ERROR&quot;)">
            <text:p/>
          </table:table-cell>
          <table:table-cell table:formula="of:=(1-[.$J$2])*[.D204]/[.K204]" office:value-type="float" office:value="0" calcext:value-type="float">
            <text:p>0</text:p>
          </table:table-cell>
          <table:table-cell table:formula="of:=[.E204]/[.K204]" office:value-type="float" office:value="0.181818181818182" calcext:value-type="float">
            <text:p>0.1818181818</text:p>
          </table:table-cell>
          <table:table-cell table:formula="of:=[.F204]/[.K204]" office:value-type="float" office:value="0.818181818181818" calcext:value-type="float">
            <text:p>0.8181818182</text:p>
          </table:table-cell>
          <table:table-cell table:formula="of:=([.D204]*(1-[.$J$2]))+[.E204]+[.F204]" office:value-type="float" office:value="0.99" calcext:value-type="float">
            <text:p>0.99</text:p>
          </table:table-cell>
          <table:table-cell table:formula="of:=IF(ABS([.H204]+[.I204]+[.J20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4]*(1+[.$J$3])/(2+[.$J$3]))+[.H204]" office:value-type="float" office:value="0.1" calcext:value-type="float">
            <text:p>0.1</text:p>
          </table:table-cell>
          <table:table-cell table:formula="of:=1-[.A205]" office:value-type="float" office:value="0.9" calcext:value-type="float">
            <text:p>0.9</text:p>
          </table:table-cell>
          <table:table-cell table:formula="of:=IF(ABS([.A205]+[.B205])-1&lt;0.001;&quot;&quot;;&quot;ERROR&quot;)">
            <text:p/>
          </table:table-cell>
          <table:table-cell table:formula="of:=[.A205]*[.A205]" office:value-type="float" office:value="0.01" calcext:value-type="float">
            <text:p>0.01</text:p>
          </table:table-cell>
          <table:table-cell table:formula="of:=2*[.A205]*[.B205]" office:value-type="float" office:value="0.18" calcext:value-type="float">
            <text:p>0.18</text:p>
          </table:table-cell>
          <table:table-cell table:formula="of:=[.B205]*[.B205]" office:value-type="float" office:value="0.81" calcext:value-type="float">
            <text:p>0.81</text:p>
          </table:table-cell>
          <table:table-cell table:formula="of:=IF(ABS([.D205]+[.E205]+[.F205])-1&lt;0.001;&quot;&quot;;&quot;ERROR&quot;)">
            <text:p/>
          </table:table-cell>
          <table:table-cell table:formula="of:=(1-[.$J$2])*[.D205]/[.K205]" office:value-type="float" office:value="0" calcext:value-type="float">
            <text:p>0</text:p>
          </table:table-cell>
          <table:table-cell table:formula="of:=[.E205]/[.K205]" office:value-type="float" office:value="0.181818181818182" calcext:value-type="float">
            <text:p>0.1818181818</text:p>
          </table:table-cell>
          <table:table-cell table:formula="of:=[.F205]/[.K205]" office:value-type="float" office:value="0.818181818181818" calcext:value-type="float">
            <text:p>0.8181818182</text:p>
          </table:table-cell>
          <table:table-cell table:formula="of:=([.D205]*(1-[.$J$2]))+[.E205]+[.F205]" office:value-type="float" office:value="0.99" calcext:value-type="float">
            <text:p>0.99</text:p>
          </table:table-cell>
          <table:table-cell table:formula="of:=IF(ABS([.H205]+[.I205]+[.J20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5]*(1+[.$J$3])/(2+[.$J$3]))+[.H205]" office:value-type="float" office:value="0.1" calcext:value-type="float">
            <text:p>0.1</text:p>
          </table:table-cell>
          <table:table-cell table:formula="of:=1-[.A206]" office:value-type="float" office:value="0.9" calcext:value-type="float">
            <text:p>0.9</text:p>
          </table:table-cell>
          <table:table-cell table:formula="of:=IF(ABS([.A206]+[.B206])-1&lt;0.001;&quot;&quot;;&quot;ERROR&quot;)">
            <text:p/>
          </table:table-cell>
          <table:table-cell table:formula="of:=[.A206]*[.A206]" office:value-type="float" office:value="0.01" calcext:value-type="float">
            <text:p>0.01</text:p>
          </table:table-cell>
          <table:table-cell table:formula="of:=2*[.A206]*[.B206]" office:value-type="float" office:value="0.18" calcext:value-type="float">
            <text:p>0.18</text:p>
          </table:table-cell>
          <table:table-cell table:formula="of:=[.B206]*[.B206]" office:value-type="float" office:value="0.81" calcext:value-type="float">
            <text:p>0.81</text:p>
          </table:table-cell>
          <table:table-cell table:formula="of:=IF(ABS([.D206]+[.E206]+[.F206])-1&lt;0.001;&quot;&quot;;&quot;ERROR&quot;)">
            <text:p/>
          </table:table-cell>
          <table:table-cell table:formula="of:=(1-[.$J$2])*[.D206]/[.K206]" office:value-type="float" office:value="0" calcext:value-type="float">
            <text:p>0</text:p>
          </table:table-cell>
          <table:table-cell table:formula="of:=[.E206]/[.K206]" office:value-type="float" office:value="0.181818181818182" calcext:value-type="float">
            <text:p>0.1818181818</text:p>
          </table:table-cell>
          <table:table-cell table:formula="of:=[.F206]/[.K206]" office:value-type="float" office:value="0.818181818181818" calcext:value-type="float">
            <text:p>0.8181818182</text:p>
          </table:table-cell>
          <table:table-cell table:formula="of:=([.D206]*(1-[.$J$2]))+[.E206]+[.F206]" office:value-type="float" office:value="0.99" calcext:value-type="float">
            <text:p>0.99</text:p>
          </table:table-cell>
          <table:table-cell table:formula="of:=IF(ABS([.H206]+[.I206]+[.J20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6]*(1+[.$J$3])/(2+[.$J$3]))+[.H206]" office:value-type="float" office:value="0.1" calcext:value-type="float">
            <text:p>0.1</text:p>
          </table:table-cell>
          <table:table-cell table:formula="of:=1-[.A207]" office:value-type="float" office:value="0.9" calcext:value-type="float">
            <text:p>0.9</text:p>
          </table:table-cell>
          <table:table-cell table:formula="of:=IF(ABS([.A207]+[.B207])-1&lt;0.001;&quot;&quot;;&quot;ERROR&quot;)">
            <text:p/>
          </table:table-cell>
          <table:table-cell table:formula="of:=[.A207]*[.A207]" office:value-type="float" office:value="0.01" calcext:value-type="float">
            <text:p>0.01</text:p>
          </table:table-cell>
          <table:table-cell table:formula="of:=2*[.A207]*[.B207]" office:value-type="float" office:value="0.18" calcext:value-type="float">
            <text:p>0.18</text:p>
          </table:table-cell>
          <table:table-cell table:formula="of:=[.B207]*[.B207]" office:value-type="float" office:value="0.81" calcext:value-type="float">
            <text:p>0.81</text:p>
          </table:table-cell>
          <table:table-cell table:formula="of:=IF(ABS([.D207]+[.E207]+[.F207])-1&lt;0.001;&quot;&quot;;&quot;ERROR&quot;)">
            <text:p/>
          </table:table-cell>
          <table:table-cell table:formula="of:=(1-[.$J$2])*[.D207]/[.K207]" office:value-type="float" office:value="0" calcext:value-type="float">
            <text:p>0</text:p>
          </table:table-cell>
          <table:table-cell table:formula="of:=[.E207]/[.K207]" office:value-type="float" office:value="0.181818181818182" calcext:value-type="float">
            <text:p>0.1818181818</text:p>
          </table:table-cell>
          <table:table-cell table:formula="of:=[.F207]/[.K207]" office:value-type="float" office:value="0.818181818181818" calcext:value-type="float">
            <text:p>0.8181818182</text:p>
          </table:table-cell>
          <table:table-cell table:formula="of:=([.D207]*(1-[.$J$2]))+[.E207]+[.F207]" office:value-type="float" office:value="0.99" calcext:value-type="float">
            <text:p>0.99</text:p>
          </table:table-cell>
          <table:table-cell table:formula="of:=IF(ABS([.H207]+[.I207]+[.J20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7]*(1+[.$J$3])/(2+[.$J$3]))+[.H207]" office:value-type="float" office:value="0.1" calcext:value-type="float">
            <text:p>0.1</text:p>
          </table:table-cell>
          <table:table-cell table:formula="of:=1-[.A208]" office:value-type="float" office:value="0.9" calcext:value-type="float">
            <text:p>0.9</text:p>
          </table:table-cell>
          <table:table-cell table:formula="of:=IF(ABS([.A208]+[.B208])-1&lt;0.001;&quot;&quot;;&quot;ERROR&quot;)">
            <text:p/>
          </table:table-cell>
          <table:table-cell table:formula="of:=[.A208]*[.A208]" office:value-type="float" office:value="0.01" calcext:value-type="float">
            <text:p>0.01</text:p>
          </table:table-cell>
          <table:table-cell table:formula="of:=2*[.A208]*[.B208]" office:value-type="float" office:value="0.18" calcext:value-type="float">
            <text:p>0.18</text:p>
          </table:table-cell>
          <table:table-cell table:formula="of:=[.B208]*[.B208]" office:value-type="float" office:value="0.81" calcext:value-type="float">
            <text:p>0.81</text:p>
          </table:table-cell>
          <table:table-cell table:formula="of:=IF(ABS([.D208]+[.E208]+[.F208])-1&lt;0.001;&quot;&quot;;&quot;ERROR&quot;)">
            <text:p/>
          </table:table-cell>
          <table:table-cell table:formula="of:=(1-[.$J$2])*[.D208]/[.K208]" office:value-type="float" office:value="0" calcext:value-type="float">
            <text:p>0</text:p>
          </table:table-cell>
          <table:table-cell table:formula="of:=[.E208]/[.K208]" office:value-type="float" office:value="0.181818181818182" calcext:value-type="float">
            <text:p>0.1818181818</text:p>
          </table:table-cell>
          <table:table-cell table:formula="of:=[.F208]/[.K208]" office:value-type="float" office:value="0.818181818181818" calcext:value-type="float">
            <text:p>0.8181818182</text:p>
          </table:table-cell>
          <table:table-cell table:formula="of:=([.D208]*(1-[.$J$2]))+[.E208]+[.F208]" office:value-type="float" office:value="0.99" calcext:value-type="float">
            <text:p>0.99</text:p>
          </table:table-cell>
          <table:table-cell table:formula="of:=IF(ABS([.H208]+[.I208]+[.J20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8]*(1+[.$J$3])/(2+[.$J$3]))+[.H208]" office:value-type="float" office:value="0.1" calcext:value-type="float">
            <text:p>0.1</text:p>
          </table:table-cell>
          <table:table-cell table:formula="of:=1-[.A209]" office:value-type="float" office:value="0.9" calcext:value-type="float">
            <text:p>0.9</text:p>
          </table:table-cell>
          <table:table-cell table:formula="of:=IF(ABS([.A209]+[.B209])-1&lt;0.001;&quot;&quot;;&quot;ERROR&quot;)">
            <text:p/>
          </table:table-cell>
          <table:table-cell table:formula="of:=[.A209]*[.A209]" office:value-type="float" office:value="0.01" calcext:value-type="float">
            <text:p>0.01</text:p>
          </table:table-cell>
          <table:table-cell table:formula="of:=2*[.A209]*[.B209]" office:value-type="float" office:value="0.18" calcext:value-type="float">
            <text:p>0.18</text:p>
          </table:table-cell>
          <table:table-cell table:formula="of:=[.B209]*[.B209]" office:value-type="float" office:value="0.81" calcext:value-type="float">
            <text:p>0.81</text:p>
          </table:table-cell>
          <table:table-cell table:formula="of:=IF(ABS([.D209]+[.E209]+[.F209])-1&lt;0.001;&quot;&quot;;&quot;ERROR&quot;)">
            <text:p/>
          </table:table-cell>
          <table:table-cell table:formula="of:=(1-[.$J$2])*[.D209]/[.K209]" office:value-type="float" office:value="0" calcext:value-type="float">
            <text:p>0</text:p>
          </table:table-cell>
          <table:table-cell table:formula="of:=[.E209]/[.K209]" office:value-type="float" office:value="0.181818181818182" calcext:value-type="float">
            <text:p>0.1818181818</text:p>
          </table:table-cell>
          <table:table-cell table:formula="of:=[.F209]/[.K209]" office:value-type="float" office:value="0.818181818181818" calcext:value-type="float">
            <text:p>0.8181818182</text:p>
          </table:table-cell>
          <table:table-cell table:formula="of:=([.D209]*(1-[.$J$2]))+[.E209]+[.F209]" office:value-type="float" office:value="0.99" calcext:value-type="float">
            <text:p>0.99</text:p>
          </table:table-cell>
          <table:table-cell table:formula="of:=IF(ABS([.H209]+[.I209]+[.J20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09]*(1+[.$J$3])/(2+[.$J$3]))+[.H209]" office:value-type="float" office:value="0.1" calcext:value-type="float">
            <text:p>0.1</text:p>
          </table:table-cell>
          <table:table-cell table:formula="of:=1-[.A210]" office:value-type="float" office:value="0.9" calcext:value-type="float">
            <text:p>0.9</text:p>
          </table:table-cell>
          <table:table-cell table:formula="of:=IF(ABS([.A210]+[.B210])-1&lt;0.001;&quot;&quot;;&quot;ERROR&quot;)">
            <text:p/>
          </table:table-cell>
          <table:table-cell table:formula="of:=[.A210]*[.A210]" office:value-type="float" office:value="0.01" calcext:value-type="float">
            <text:p>0.01</text:p>
          </table:table-cell>
          <table:table-cell table:formula="of:=2*[.A210]*[.B210]" office:value-type="float" office:value="0.18" calcext:value-type="float">
            <text:p>0.18</text:p>
          </table:table-cell>
          <table:table-cell table:formula="of:=[.B210]*[.B210]" office:value-type="float" office:value="0.81" calcext:value-type="float">
            <text:p>0.81</text:p>
          </table:table-cell>
          <table:table-cell table:formula="of:=IF(ABS([.D210]+[.E210]+[.F210])-1&lt;0.001;&quot;&quot;;&quot;ERROR&quot;)">
            <text:p/>
          </table:table-cell>
          <table:table-cell table:formula="of:=(1-[.$J$2])*[.D210]/[.K210]" office:value-type="float" office:value="0" calcext:value-type="float">
            <text:p>0</text:p>
          </table:table-cell>
          <table:table-cell table:formula="of:=[.E210]/[.K210]" office:value-type="float" office:value="0.181818181818182" calcext:value-type="float">
            <text:p>0.1818181818</text:p>
          </table:table-cell>
          <table:table-cell table:formula="of:=[.F210]/[.K210]" office:value-type="float" office:value="0.818181818181818" calcext:value-type="float">
            <text:p>0.8181818182</text:p>
          </table:table-cell>
          <table:table-cell table:formula="of:=([.D210]*(1-[.$J$2]))+[.E210]+[.F210]" office:value-type="float" office:value="0.99" calcext:value-type="float">
            <text:p>0.99</text:p>
          </table:table-cell>
          <table:table-cell table:formula="of:=IF(ABS([.H210]+[.I210]+[.J21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0]*(1+[.$J$3])/(2+[.$J$3]))+[.H210]" office:value-type="float" office:value="0.1" calcext:value-type="float">
            <text:p>0.1</text:p>
          </table:table-cell>
          <table:table-cell table:formula="of:=1-[.A211]" office:value-type="float" office:value="0.9" calcext:value-type="float">
            <text:p>0.9</text:p>
          </table:table-cell>
          <table:table-cell table:formula="of:=IF(ABS([.A211]+[.B211])-1&lt;0.001;&quot;&quot;;&quot;ERROR&quot;)">
            <text:p/>
          </table:table-cell>
          <table:table-cell table:formula="of:=[.A211]*[.A211]" office:value-type="float" office:value="0.01" calcext:value-type="float">
            <text:p>0.01</text:p>
          </table:table-cell>
          <table:table-cell table:formula="of:=2*[.A211]*[.B211]" office:value-type="float" office:value="0.18" calcext:value-type="float">
            <text:p>0.18</text:p>
          </table:table-cell>
          <table:table-cell table:formula="of:=[.B211]*[.B211]" office:value-type="float" office:value="0.81" calcext:value-type="float">
            <text:p>0.81</text:p>
          </table:table-cell>
          <table:table-cell table:formula="of:=IF(ABS([.D211]+[.E211]+[.F211])-1&lt;0.001;&quot;&quot;;&quot;ERROR&quot;)">
            <text:p/>
          </table:table-cell>
          <table:table-cell table:formula="of:=(1-[.$J$2])*[.D211]/[.K211]" office:value-type="float" office:value="0" calcext:value-type="float">
            <text:p>0</text:p>
          </table:table-cell>
          <table:table-cell table:formula="of:=[.E211]/[.K211]" office:value-type="float" office:value="0.181818181818182" calcext:value-type="float">
            <text:p>0.1818181818</text:p>
          </table:table-cell>
          <table:table-cell table:formula="of:=[.F211]/[.K211]" office:value-type="float" office:value="0.818181818181818" calcext:value-type="float">
            <text:p>0.8181818182</text:p>
          </table:table-cell>
          <table:table-cell table:formula="of:=([.D211]*(1-[.$J$2]))+[.E211]+[.F211]" office:value-type="float" office:value="0.99" calcext:value-type="float">
            <text:p>0.99</text:p>
          </table:table-cell>
          <table:table-cell table:formula="of:=IF(ABS([.H211]+[.I211]+[.J21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1]*(1+[.$J$3])/(2+[.$J$3]))+[.H211]" office:value-type="float" office:value="0.1" calcext:value-type="float">
            <text:p>0.1</text:p>
          </table:table-cell>
          <table:table-cell table:formula="of:=1-[.A212]" office:value-type="float" office:value="0.9" calcext:value-type="float">
            <text:p>0.9</text:p>
          </table:table-cell>
          <table:table-cell table:formula="of:=IF(ABS([.A212]+[.B212])-1&lt;0.001;&quot;&quot;;&quot;ERROR&quot;)">
            <text:p/>
          </table:table-cell>
          <table:table-cell table:formula="of:=[.A212]*[.A212]" office:value-type="float" office:value="0.01" calcext:value-type="float">
            <text:p>0.01</text:p>
          </table:table-cell>
          <table:table-cell table:formula="of:=2*[.A212]*[.B212]" office:value-type="float" office:value="0.18" calcext:value-type="float">
            <text:p>0.18</text:p>
          </table:table-cell>
          <table:table-cell table:formula="of:=[.B212]*[.B212]" office:value-type="float" office:value="0.81" calcext:value-type="float">
            <text:p>0.81</text:p>
          </table:table-cell>
          <table:table-cell table:formula="of:=IF(ABS([.D212]+[.E212]+[.F212])-1&lt;0.001;&quot;&quot;;&quot;ERROR&quot;)">
            <text:p/>
          </table:table-cell>
          <table:table-cell table:formula="of:=(1-[.$J$2])*[.D212]/[.K212]" office:value-type="float" office:value="0" calcext:value-type="float">
            <text:p>0</text:p>
          </table:table-cell>
          <table:table-cell table:formula="of:=[.E212]/[.K212]" office:value-type="float" office:value="0.181818181818182" calcext:value-type="float">
            <text:p>0.1818181818</text:p>
          </table:table-cell>
          <table:table-cell table:formula="of:=[.F212]/[.K212]" office:value-type="float" office:value="0.818181818181818" calcext:value-type="float">
            <text:p>0.8181818182</text:p>
          </table:table-cell>
          <table:table-cell table:formula="of:=([.D212]*(1-[.$J$2]))+[.E212]+[.F212]" office:value-type="float" office:value="0.99" calcext:value-type="float">
            <text:p>0.99</text:p>
          </table:table-cell>
          <table:table-cell table:formula="of:=IF(ABS([.H212]+[.I212]+[.J21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2]*(1+[.$J$3])/(2+[.$J$3]))+[.H212]" office:value-type="float" office:value="0.1" calcext:value-type="float">
            <text:p>0.1</text:p>
          </table:table-cell>
          <table:table-cell table:formula="of:=1-[.A213]" office:value-type="float" office:value="0.9" calcext:value-type="float">
            <text:p>0.9</text:p>
          </table:table-cell>
          <table:table-cell table:formula="of:=IF(ABS([.A213]+[.B213])-1&lt;0.001;&quot;&quot;;&quot;ERROR&quot;)">
            <text:p/>
          </table:table-cell>
          <table:table-cell table:formula="of:=[.A213]*[.A213]" office:value-type="float" office:value="0.01" calcext:value-type="float">
            <text:p>0.01</text:p>
          </table:table-cell>
          <table:table-cell table:formula="of:=2*[.A213]*[.B213]" office:value-type="float" office:value="0.18" calcext:value-type="float">
            <text:p>0.18</text:p>
          </table:table-cell>
          <table:table-cell table:formula="of:=[.B213]*[.B213]" office:value-type="float" office:value="0.81" calcext:value-type="float">
            <text:p>0.81</text:p>
          </table:table-cell>
          <table:table-cell table:formula="of:=IF(ABS([.D213]+[.E213]+[.F213])-1&lt;0.001;&quot;&quot;;&quot;ERROR&quot;)">
            <text:p/>
          </table:table-cell>
          <table:table-cell table:formula="of:=(1-[.$J$2])*[.D213]/[.K213]" office:value-type="float" office:value="0" calcext:value-type="float">
            <text:p>0</text:p>
          </table:table-cell>
          <table:table-cell table:formula="of:=[.E213]/[.K213]" office:value-type="float" office:value="0.181818181818182" calcext:value-type="float">
            <text:p>0.1818181818</text:p>
          </table:table-cell>
          <table:table-cell table:formula="of:=[.F213]/[.K213]" office:value-type="float" office:value="0.818181818181818" calcext:value-type="float">
            <text:p>0.8181818182</text:p>
          </table:table-cell>
          <table:table-cell table:formula="of:=([.D213]*(1-[.$J$2]))+[.E213]+[.F213]" office:value-type="float" office:value="0.99" calcext:value-type="float">
            <text:p>0.99</text:p>
          </table:table-cell>
          <table:table-cell table:formula="of:=IF(ABS([.H213]+[.I213]+[.J21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3]*(1+[.$J$3])/(2+[.$J$3]))+[.H213]" office:value-type="float" office:value="0.1" calcext:value-type="float">
            <text:p>0.1</text:p>
          </table:table-cell>
          <table:table-cell table:formula="of:=1-[.A214]" office:value-type="float" office:value="0.9" calcext:value-type="float">
            <text:p>0.9</text:p>
          </table:table-cell>
          <table:table-cell table:formula="of:=IF(ABS([.A214]+[.B214])-1&lt;0.001;&quot;&quot;;&quot;ERROR&quot;)">
            <text:p/>
          </table:table-cell>
          <table:table-cell table:formula="of:=[.A214]*[.A214]" office:value-type="float" office:value="0.01" calcext:value-type="float">
            <text:p>0.01</text:p>
          </table:table-cell>
          <table:table-cell table:formula="of:=2*[.A214]*[.B214]" office:value-type="float" office:value="0.18" calcext:value-type="float">
            <text:p>0.18</text:p>
          </table:table-cell>
          <table:table-cell table:formula="of:=[.B214]*[.B214]" office:value-type="float" office:value="0.81" calcext:value-type="float">
            <text:p>0.81</text:p>
          </table:table-cell>
          <table:table-cell table:formula="of:=IF(ABS([.D214]+[.E214]+[.F214])-1&lt;0.001;&quot;&quot;;&quot;ERROR&quot;)">
            <text:p/>
          </table:table-cell>
          <table:table-cell table:formula="of:=(1-[.$J$2])*[.D214]/[.K214]" office:value-type="float" office:value="0" calcext:value-type="float">
            <text:p>0</text:p>
          </table:table-cell>
          <table:table-cell table:formula="of:=[.E214]/[.K214]" office:value-type="float" office:value="0.181818181818182" calcext:value-type="float">
            <text:p>0.1818181818</text:p>
          </table:table-cell>
          <table:table-cell table:formula="of:=[.F214]/[.K214]" office:value-type="float" office:value="0.818181818181818" calcext:value-type="float">
            <text:p>0.8181818182</text:p>
          </table:table-cell>
          <table:table-cell table:formula="of:=([.D214]*(1-[.$J$2]))+[.E214]+[.F214]" office:value-type="float" office:value="0.99" calcext:value-type="float">
            <text:p>0.99</text:p>
          </table:table-cell>
          <table:table-cell table:formula="of:=IF(ABS([.H214]+[.I214]+[.J21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4]*(1+[.$J$3])/(2+[.$J$3]))+[.H214]" office:value-type="float" office:value="0.1" calcext:value-type="float">
            <text:p>0.1</text:p>
          </table:table-cell>
          <table:table-cell table:formula="of:=1-[.A215]" office:value-type="float" office:value="0.9" calcext:value-type="float">
            <text:p>0.9</text:p>
          </table:table-cell>
          <table:table-cell table:formula="of:=IF(ABS([.A215]+[.B215])-1&lt;0.001;&quot;&quot;;&quot;ERROR&quot;)">
            <text:p/>
          </table:table-cell>
          <table:table-cell table:formula="of:=[.A215]*[.A215]" office:value-type="float" office:value="0.01" calcext:value-type="float">
            <text:p>0.01</text:p>
          </table:table-cell>
          <table:table-cell table:formula="of:=2*[.A215]*[.B215]" office:value-type="float" office:value="0.18" calcext:value-type="float">
            <text:p>0.18</text:p>
          </table:table-cell>
          <table:table-cell table:formula="of:=[.B215]*[.B215]" office:value-type="float" office:value="0.81" calcext:value-type="float">
            <text:p>0.81</text:p>
          </table:table-cell>
          <table:table-cell table:formula="of:=IF(ABS([.D215]+[.E215]+[.F215])-1&lt;0.001;&quot;&quot;;&quot;ERROR&quot;)">
            <text:p/>
          </table:table-cell>
          <table:table-cell table:formula="of:=(1-[.$J$2])*[.D215]/[.K215]" office:value-type="float" office:value="0" calcext:value-type="float">
            <text:p>0</text:p>
          </table:table-cell>
          <table:table-cell table:formula="of:=[.E215]/[.K215]" office:value-type="float" office:value="0.181818181818182" calcext:value-type="float">
            <text:p>0.1818181818</text:p>
          </table:table-cell>
          <table:table-cell table:formula="of:=[.F215]/[.K215]" office:value-type="float" office:value="0.818181818181818" calcext:value-type="float">
            <text:p>0.8181818182</text:p>
          </table:table-cell>
          <table:table-cell table:formula="of:=([.D215]*(1-[.$J$2]))+[.E215]+[.F215]" office:value-type="float" office:value="0.99" calcext:value-type="float">
            <text:p>0.99</text:p>
          </table:table-cell>
          <table:table-cell table:formula="of:=IF(ABS([.H215]+[.I215]+[.J21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5]*(1+[.$J$3])/(2+[.$J$3]))+[.H215]" office:value-type="float" office:value="0.1" calcext:value-type="float">
            <text:p>0.1</text:p>
          </table:table-cell>
          <table:table-cell table:formula="of:=1-[.A216]" office:value-type="float" office:value="0.9" calcext:value-type="float">
            <text:p>0.9</text:p>
          </table:table-cell>
          <table:table-cell table:formula="of:=IF(ABS([.A216]+[.B216])-1&lt;0.001;&quot;&quot;;&quot;ERROR&quot;)">
            <text:p/>
          </table:table-cell>
          <table:table-cell table:formula="of:=[.A216]*[.A216]" office:value-type="float" office:value="0.01" calcext:value-type="float">
            <text:p>0.01</text:p>
          </table:table-cell>
          <table:table-cell table:formula="of:=2*[.A216]*[.B216]" office:value-type="float" office:value="0.18" calcext:value-type="float">
            <text:p>0.18</text:p>
          </table:table-cell>
          <table:table-cell table:formula="of:=[.B216]*[.B216]" office:value-type="float" office:value="0.81" calcext:value-type="float">
            <text:p>0.81</text:p>
          </table:table-cell>
          <table:table-cell table:formula="of:=IF(ABS([.D216]+[.E216]+[.F216])-1&lt;0.001;&quot;&quot;;&quot;ERROR&quot;)">
            <text:p/>
          </table:table-cell>
          <table:table-cell table:formula="of:=(1-[.$J$2])*[.D216]/[.K216]" office:value-type="float" office:value="0" calcext:value-type="float">
            <text:p>0</text:p>
          </table:table-cell>
          <table:table-cell table:formula="of:=[.E216]/[.K216]" office:value-type="float" office:value="0.181818181818182" calcext:value-type="float">
            <text:p>0.1818181818</text:p>
          </table:table-cell>
          <table:table-cell table:formula="of:=[.F216]/[.K216]" office:value-type="float" office:value="0.818181818181818" calcext:value-type="float">
            <text:p>0.8181818182</text:p>
          </table:table-cell>
          <table:table-cell table:formula="of:=([.D216]*(1-[.$J$2]))+[.E216]+[.F216]" office:value-type="float" office:value="0.99" calcext:value-type="float">
            <text:p>0.99</text:p>
          </table:table-cell>
          <table:table-cell table:formula="of:=IF(ABS([.H216]+[.I216]+[.J21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6]*(1+[.$J$3])/(2+[.$J$3]))+[.H216]" office:value-type="float" office:value="0.1" calcext:value-type="float">
            <text:p>0.1</text:p>
          </table:table-cell>
          <table:table-cell table:formula="of:=1-[.A217]" office:value-type="float" office:value="0.9" calcext:value-type="float">
            <text:p>0.9</text:p>
          </table:table-cell>
          <table:table-cell table:formula="of:=IF(ABS([.A217]+[.B217])-1&lt;0.001;&quot;&quot;;&quot;ERROR&quot;)">
            <text:p/>
          </table:table-cell>
          <table:table-cell table:formula="of:=[.A217]*[.A217]" office:value-type="float" office:value="0.01" calcext:value-type="float">
            <text:p>0.01</text:p>
          </table:table-cell>
          <table:table-cell table:formula="of:=2*[.A217]*[.B217]" office:value-type="float" office:value="0.18" calcext:value-type="float">
            <text:p>0.18</text:p>
          </table:table-cell>
          <table:table-cell table:formula="of:=[.B217]*[.B217]" office:value-type="float" office:value="0.81" calcext:value-type="float">
            <text:p>0.81</text:p>
          </table:table-cell>
          <table:table-cell table:formula="of:=IF(ABS([.D217]+[.E217]+[.F217])-1&lt;0.001;&quot;&quot;;&quot;ERROR&quot;)">
            <text:p/>
          </table:table-cell>
          <table:table-cell table:formula="of:=(1-[.$J$2])*[.D217]/[.K217]" office:value-type="float" office:value="0" calcext:value-type="float">
            <text:p>0</text:p>
          </table:table-cell>
          <table:table-cell table:formula="of:=[.E217]/[.K217]" office:value-type="float" office:value="0.181818181818182" calcext:value-type="float">
            <text:p>0.1818181818</text:p>
          </table:table-cell>
          <table:table-cell table:formula="of:=[.F217]/[.K217]" office:value-type="float" office:value="0.818181818181818" calcext:value-type="float">
            <text:p>0.8181818182</text:p>
          </table:table-cell>
          <table:table-cell table:formula="of:=([.D217]*(1-[.$J$2]))+[.E217]+[.F217]" office:value-type="float" office:value="0.99" calcext:value-type="float">
            <text:p>0.99</text:p>
          </table:table-cell>
          <table:table-cell table:formula="of:=IF(ABS([.H217]+[.I217]+[.J21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7]*(1+[.$J$3])/(2+[.$J$3]))+[.H217]" office:value-type="float" office:value="0.1" calcext:value-type="float">
            <text:p>0.1</text:p>
          </table:table-cell>
          <table:table-cell table:formula="of:=1-[.A218]" office:value-type="float" office:value="0.9" calcext:value-type="float">
            <text:p>0.9</text:p>
          </table:table-cell>
          <table:table-cell table:formula="of:=IF(ABS([.A218]+[.B218])-1&lt;0.001;&quot;&quot;;&quot;ERROR&quot;)">
            <text:p/>
          </table:table-cell>
          <table:table-cell table:formula="of:=[.A218]*[.A218]" office:value-type="float" office:value="0.01" calcext:value-type="float">
            <text:p>0.01</text:p>
          </table:table-cell>
          <table:table-cell table:formula="of:=2*[.A218]*[.B218]" office:value-type="float" office:value="0.18" calcext:value-type="float">
            <text:p>0.18</text:p>
          </table:table-cell>
          <table:table-cell table:formula="of:=[.B218]*[.B218]" office:value-type="float" office:value="0.81" calcext:value-type="float">
            <text:p>0.81</text:p>
          </table:table-cell>
          <table:table-cell table:formula="of:=IF(ABS([.D218]+[.E218]+[.F218])-1&lt;0.001;&quot;&quot;;&quot;ERROR&quot;)">
            <text:p/>
          </table:table-cell>
          <table:table-cell table:formula="of:=(1-[.$J$2])*[.D218]/[.K218]" office:value-type="float" office:value="0" calcext:value-type="float">
            <text:p>0</text:p>
          </table:table-cell>
          <table:table-cell table:formula="of:=[.E218]/[.K218]" office:value-type="float" office:value="0.181818181818182" calcext:value-type="float">
            <text:p>0.1818181818</text:p>
          </table:table-cell>
          <table:table-cell table:formula="of:=[.F218]/[.K218]" office:value-type="float" office:value="0.818181818181818" calcext:value-type="float">
            <text:p>0.8181818182</text:p>
          </table:table-cell>
          <table:table-cell table:formula="of:=([.D218]*(1-[.$J$2]))+[.E218]+[.F218]" office:value-type="float" office:value="0.99" calcext:value-type="float">
            <text:p>0.99</text:p>
          </table:table-cell>
          <table:table-cell table:formula="of:=IF(ABS([.H218]+[.I218]+[.J21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8]*(1+[.$J$3])/(2+[.$J$3]))+[.H218]" office:value-type="float" office:value="0.1" calcext:value-type="float">
            <text:p>0.1</text:p>
          </table:table-cell>
          <table:table-cell table:formula="of:=1-[.A219]" office:value-type="float" office:value="0.9" calcext:value-type="float">
            <text:p>0.9</text:p>
          </table:table-cell>
          <table:table-cell table:formula="of:=IF(ABS([.A219]+[.B219])-1&lt;0.001;&quot;&quot;;&quot;ERROR&quot;)">
            <text:p/>
          </table:table-cell>
          <table:table-cell table:formula="of:=[.A219]*[.A219]" office:value-type="float" office:value="0.01" calcext:value-type="float">
            <text:p>0.01</text:p>
          </table:table-cell>
          <table:table-cell table:formula="of:=2*[.A219]*[.B219]" office:value-type="float" office:value="0.18" calcext:value-type="float">
            <text:p>0.18</text:p>
          </table:table-cell>
          <table:table-cell table:formula="of:=[.B219]*[.B219]" office:value-type="float" office:value="0.81" calcext:value-type="float">
            <text:p>0.81</text:p>
          </table:table-cell>
          <table:table-cell table:formula="of:=IF(ABS([.D219]+[.E219]+[.F219])-1&lt;0.001;&quot;&quot;;&quot;ERROR&quot;)">
            <text:p/>
          </table:table-cell>
          <table:table-cell table:formula="of:=(1-[.$J$2])*[.D219]/[.K219]" office:value-type="float" office:value="0" calcext:value-type="float">
            <text:p>0</text:p>
          </table:table-cell>
          <table:table-cell table:formula="of:=[.E219]/[.K219]" office:value-type="float" office:value="0.181818181818182" calcext:value-type="float">
            <text:p>0.1818181818</text:p>
          </table:table-cell>
          <table:table-cell table:formula="of:=[.F219]/[.K219]" office:value-type="float" office:value="0.818181818181818" calcext:value-type="float">
            <text:p>0.8181818182</text:p>
          </table:table-cell>
          <table:table-cell table:formula="of:=([.D219]*(1-[.$J$2]))+[.E219]+[.F219]" office:value-type="float" office:value="0.99" calcext:value-type="float">
            <text:p>0.99</text:p>
          </table:table-cell>
          <table:table-cell table:formula="of:=IF(ABS([.H219]+[.I219]+[.J21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19]*(1+[.$J$3])/(2+[.$J$3]))+[.H219]" office:value-type="float" office:value="0.1" calcext:value-type="float">
            <text:p>0.1</text:p>
          </table:table-cell>
          <table:table-cell table:formula="of:=1-[.A220]" office:value-type="float" office:value="0.9" calcext:value-type="float">
            <text:p>0.9</text:p>
          </table:table-cell>
          <table:table-cell table:formula="of:=IF(ABS([.A220]+[.B220])-1&lt;0.001;&quot;&quot;;&quot;ERROR&quot;)">
            <text:p/>
          </table:table-cell>
          <table:table-cell table:formula="of:=[.A220]*[.A220]" office:value-type="float" office:value="0.01" calcext:value-type="float">
            <text:p>0.01</text:p>
          </table:table-cell>
          <table:table-cell table:formula="of:=2*[.A220]*[.B220]" office:value-type="float" office:value="0.18" calcext:value-type="float">
            <text:p>0.18</text:p>
          </table:table-cell>
          <table:table-cell table:formula="of:=[.B220]*[.B220]" office:value-type="float" office:value="0.81" calcext:value-type="float">
            <text:p>0.81</text:p>
          </table:table-cell>
          <table:table-cell table:formula="of:=IF(ABS([.D220]+[.E220]+[.F220])-1&lt;0.001;&quot;&quot;;&quot;ERROR&quot;)">
            <text:p/>
          </table:table-cell>
          <table:table-cell table:formula="of:=(1-[.$J$2])*[.D220]/[.K220]" office:value-type="float" office:value="0" calcext:value-type="float">
            <text:p>0</text:p>
          </table:table-cell>
          <table:table-cell table:formula="of:=[.E220]/[.K220]" office:value-type="float" office:value="0.181818181818182" calcext:value-type="float">
            <text:p>0.1818181818</text:p>
          </table:table-cell>
          <table:table-cell table:formula="of:=[.F220]/[.K220]" office:value-type="float" office:value="0.818181818181818" calcext:value-type="float">
            <text:p>0.8181818182</text:p>
          </table:table-cell>
          <table:table-cell table:formula="of:=([.D220]*(1-[.$J$2]))+[.E220]+[.F220]" office:value-type="float" office:value="0.99" calcext:value-type="float">
            <text:p>0.99</text:p>
          </table:table-cell>
          <table:table-cell table:formula="of:=IF(ABS([.H220]+[.I220]+[.J22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0]*(1+[.$J$3])/(2+[.$J$3]))+[.H220]" office:value-type="float" office:value="0.1" calcext:value-type="float">
            <text:p>0.1</text:p>
          </table:table-cell>
          <table:table-cell table:formula="of:=1-[.A221]" office:value-type="float" office:value="0.9" calcext:value-type="float">
            <text:p>0.9</text:p>
          </table:table-cell>
          <table:table-cell table:formula="of:=IF(ABS([.A221]+[.B221])-1&lt;0.001;&quot;&quot;;&quot;ERROR&quot;)">
            <text:p/>
          </table:table-cell>
          <table:table-cell table:formula="of:=[.A221]*[.A221]" office:value-type="float" office:value="0.01" calcext:value-type="float">
            <text:p>0.01</text:p>
          </table:table-cell>
          <table:table-cell table:formula="of:=2*[.A221]*[.B221]" office:value-type="float" office:value="0.18" calcext:value-type="float">
            <text:p>0.18</text:p>
          </table:table-cell>
          <table:table-cell table:formula="of:=[.B221]*[.B221]" office:value-type="float" office:value="0.81" calcext:value-type="float">
            <text:p>0.81</text:p>
          </table:table-cell>
          <table:table-cell table:formula="of:=IF(ABS([.D221]+[.E221]+[.F221])-1&lt;0.001;&quot;&quot;;&quot;ERROR&quot;)">
            <text:p/>
          </table:table-cell>
          <table:table-cell table:formula="of:=(1-[.$J$2])*[.D221]/[.K221]" office:value-type="float" office:value="0" calcext:value-type="float">
            <text:p>0</text:p>
          </table:table-cell>
          <table:table-cell table:formula="of:=[.E221]/[.K221]" office:value-type="float" office:value="0.181818181818182" calcext:value-type="float">
            <text:p>0.1818181818</text:p>
          </table:table-cell>
          <table:table-cell table:formula="of:=[.F221]/[.K221]" office:value-type="float" office:value="0.818181818181818" calcext:value-type="float">
            <text:p>0.8181818182</text:p>
          </table:table-cell>
          <table:table-cell table:formula="of:=([.D221]*(1-[.$J$2]))+[.E221]+[.F221]" office:value-type="float" office:value="0.99" calcext:value-type="float">
            <text:p>0.99</text:p>
          </table:table-cell>
          <table:table-cell table:formula="of:=IF(ABS([.H221]+[.I221]+[.J22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1]*(1+[.$J$3])/(2+[.$J$3]))+[.H221]" office:value-type="float" office:value="0.1" calcext:value-type="float">
            <text:p>0.1</text:p>
          </table:table-cell>
          <table:table-cell table:formula="of:=1-[.A222]" office:value-type="float" office:value="0.9" calcext:value-type="float">
            <text:p>0.9</text:p>
          </table:table-cell>
          <table:table-cell table:formula="of:=IF(ABS([.A222]+[.B222])-1&lt;0.001;&quot;&quot;;&quot;ERROR&quot;)">
            <text:p/>
          </table:table-cell>
          <table:table-cell table:formula="of:=[.A222]*[.A222]" office:value-type="float" office:value="0.01" calcext:value-type="float">
            <text:p>0.01</text:p>
          </table:table-cell>
          <table:table-cell table:formula="of:=2*[.A222]*[.B222]" office:value-type="float" office:value="0.18" calcext:value-type="float">
            <text:p>0.18</text:p>
          </table:table-cell>
          <table:table-cell table:formula="of:=[.B222]*[.B222]" office:value-type="float" office:value="0.81" calcext:value-type="float">
            <text:p>0.81</text:p>
          </table:table-cell>
          <table:table-cell table:formula="of:=IF(ABS([.D222]+[.E222]+[.F222])-1&lt;0.001;&quot;&quot;;&quot;ERROR&quot;)">
            <text:p/>
          </table:table-cell>
          <table:table-cell table:formula="of:=(1-[.$J$2])*[.D222]/[.K222]" office:value-type="float" office:value="0" calcext:value-type="float">
            <text:p>0</text:p>
          </table:table-cell>
          <table:table-cell table:formula="of:=[.E222]/[.K222]" office:value-type="float" office:value="0.181818181818182" calcext:value-type="float">
            <text:p>0.1818181818</text:p>
          </table:table-cell>
          <table:table-cell table:formula="of:=[.F222]/[.K222]" office:value-type="float" office:value="0.818181818181818" calcext:value-type="float">
            <text:p>0.8181818182</text:p>
          </table:table-cell>
          <table:table-cell table:formula="of:=([.D222]*(1-[.$J$2]))+[.E222]+[.F222]" office:value-type="float" office:value="0.99" calcext:value-type="float">
            <text:p>0.99</text:p>
          </table:table-cell>
          <table:table-cell table:formula="of:=IF(ABS([.H222]+[.I222]+[.J22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2]*(1+[.$J$3])/(2+[.$J$3]))+[.H222]" office:value-type="float" office:value="0.1" calcext:value-type="float">
            <text:p>0.1</text:p>
          </table:table-cell>
          <table:table-cell table:formula="of:=1-[.A223]" office:value-type="float" office:value="0.9" calcext:value-type="float">
            <text:p>0.9</text:p>
          </table:table-cell>
          <table:table-cell table:formula="of:=IF(ABS([.A223]+[.B223])-1&lt;0.001;&quot;&quot;;&quot;ERROR&quot;)">
            <text:p/>
          </table:table-cell>
          <table:table-cell table:formula="of:=[.A223]*[.A223]" office:value-type="float" office:value="0.01" calcext:value-type="float">
            <text:p>0.01</text:p>
          </table:table-cell>
          <table:table-cell table:formula="of:=2*[.A223]*[.B223]" office:value-type="float" office:value="0.18" calcext:value-type="float">
            <text:p>0.18</text:p>
          </table:table-cell>
          <table:table-cell table:formula="of:=[.B223]*[.B223]" office:value-type="float" office:value="0.81" calcext:value-type="float">
            <text:p>0.81</text:p>
          </table:table-cell>
          <table:table-cell table:formula="of:=IF(ABS([.D223]+[.E223]+[.F223])-1&lt;0.001;&quot;&quot;;&quot;ERROR&quot;)">
            <text:p/>
          </table:table-cell>
          <table:table-cell table:formula="of:=(1-[.$J$2])*[.D223]/[.K223]" office:value-type="float" office:value="0" calcext:value-type="float">
            <text:p>0</text:p>
          </table:table-cell>
          <table:table-cell table:formula="of:=[.E223]/[.K223]" office:value-type="float" office:value="0.181818181818182" calcext:value-type="float">
            <text:p>0.1818181818</text:p>
          </table:table-cell>
          <table:table-cell table:formula="of:=[.F223]/[.K223]" office:value-type="float" office:value="0.818181818181818" calcext:value-type="float">
            <text:p>0.8181818182</text:p>
          </table:table-cell>
          <table:table-cell table:formula="of:=([.D223]*(1-[.$J$2]))+[.E223]+[.F223]" office:value-type="float" office:value="0.99" calcext:value-type="float">
            <text:p>0.99</text:p>
          </table:table-cell>
          <table:table-cell table:formula="of:=IF(ABS([.H223]+[.I223]+[.J22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3]*(1+[.$J$3])/(2+[.$J$3]))+[.H223]" office:value-type="float" office:value="0.1" calcext:value-type="float">
            <text:p>0.1</text:p>
          </table:table-cell>
          <table:table-cell table:formula="of:=1-[.A224]" office:value-type="float" office:value="0.9" calcext:value-type="float">
            <text:p>0.9</text:p>
          </table:table-cell>
          <table:table-cell table:formula="of:=IF(ABS([.A224]+[.B224])-1&lt;0.001;&quot;&quot;;&quot;ERROR&quot;)">
            <text:p/>
          </table:table-cell>
          <table:table-cell table:formula="of:=[.A224]*[.A224]" office:value-type="float" office:value="0.01" calcext:value-type="float">
            <text:p>0.01</text:p>
          </table:table-cell>
          <table:table-cell table:formula="of:=2*[.A224]*[.B224]" office:value-type="float" office:value="0.18" calcext:value-type="float">
            <text:p>0.18</text:p>
          </table:table-cell>
          <table:table-cell table:formula="of:=[.B224]*[.B224]" office:value-type="float" office:value="0.81" calcext:value-type="float">
            <text:p>0.81</text:p>
          </table:table-cell>
          <table:table-cell table:formula="of:=IF(ABS([.D224]+[.E224]+[.F224])-1&lt;0.001;&quot;&quot;;&quot;ERROR&quot;)">
            <text:p/>
          </table:table-cell>
          <table:table-cell table:formula="of:=(1-[.$J$2])*[.D224]/[.K224]" office:value-type="float" office:value="0" calcext:value-type="float">
            <text:p>0</text:p>
          </table:table-cell>
          <table:table-cell table:formula="of:=[.E224]/[.K224]" office:value-type="float" office:value="0.181818181818182" calcext:value-type="float">
            <text:p>0.1818181818</text:p>
          </table:table-cell>
          <table:table-cell table:formula="of:=[.F224]/[.K224]" office:value-type="float" office:value="0.818181818181818" calcext:value-type="float">
            <text:p>0.8181818182</text:p>
          </table:table-cell>
          <table:table-cell table:formula="of:=([.D224]*(1-[.$J$2]))+[.E224]+[.F224]" office:value-type="float" office:value="0.99" calcext:value-type="float">
            <text:p>0.99</text:p>
          </table:table-cell>
          <table:table-cell table:formula="of:=IF(ABS([.H224]+[.I224]+[.J22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4]*(1+[.$J$3])/(2+[.$J$3]))+[.H224]" office:value-type="float" office:value="0.1" calcext:value-type="float">
            <text:p>0.1</text:p>
          </table:table-cell>
          <table:table-cell table:formula="of:=1-[.A225]" office:value-type="float" office:value="0.9" calcext:value-type="float">
            <text:p>0.9</text:p>
          </table:table-cell>
          <table:table-cell table:formula="of:=IF(ABS([.A225]+[.B225])-1&lt;0.001;&quot;&quot;;&quot;ERROR&quot;)">
            <text:p/>
          </table:table-cell>
          <table:table-cell table:formula="of:=[.A225]*[.A225]" office:value-type="float" office:value="0.01" calcext:value-type="float">
            <text:p>0.01</text:p>
          </table:table-cell>
          <table:table-cell table:formula="of:=2*[.A225]*[.B225]" office:value-type="float" office:value="0.18" calcext:value-type="float">
            <text:p>0.18</text:p>
          </table:table-cell>
          <table:table-cell table:formula="of:=[.B225]*[.B225]" office:value-type="float" office:value="0.81" calcext:value-type="float">
            <text:p>0.81</text:p>
          </table:table-cell>
          <table:table-cell table:formula="of:=IF(ABS([.D225]+[.E225]+[.F225])-1&lt;0.001;&quot;&quot;;&quot;ERROR&quot;)">
            <text:p/>
          </table:table-cell>
          <table:table-cell table:formula="of:=(1-[.$J$2])*[.D225]/[.K225]" office:value-type="float" office:value="0" calcext:value-type="float">
            <text:p>0</text:p>
          </table:table-cell>
          <table:table-cell table:formula="of:=[.E225]/[.K225]" office:value-type="float" office:value="0.181818181818182" calcext:value-type="float">
            <text:p>0.1818181818</text:p>
          </table:table-cell>
          <table:table-cell table:formula="of:=[.F225]/[.K225]" office:value-type="float" office:value="0.818181818181818" calcext:value-type="float">
            <text:p>0.8181818182</text:p>
          </table:table-cell>
          <table:table-cell table:formula="of:=([.D225]*(1-[.$J$2]))+[.E225]+[.F225]" office:value-type="float" office:value="0.99" calcext:value-type="float">
            <text:p>0.99</text:p>
          </table:table-cell>
          <table:table-cell table:formula="of:=IF(ABS([.H225]+[.I225]+[.J22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5]*(1+[.$J$3])/(2+[.$J$3]))+[.H225]" office:value-type="float" office:value="0.1" calcext:value-type="float">
            <text:p>0.1</text:p>
          </table:table-cell>
          <table:table-cell table:formula="of:=1-[.A226]" office:value-type="float" office:value="0.9" calcext:value-type="float">
            <text:p>0.9</text:p>
          </table:table-cell>
          <table:table-cell table:formula="of:=IF(ABS([.A226]+[.B226])-1&lt;0.001;&quot;&quot;;&quot;ERROR&quot;)">
            <text:p/>
          </table:table-cell>
          <table:table-cell table:formula="of:=[.A226]*[.A226]" office:value-type="float" office:value="0.01" calcext:value-type="float">
            <text:p>0.01</text:p>
          </table:table-cell>
          <table:table-cell table:formula="of:=2*[.A226]*[.B226]" office:value-type="float" office:value="0.18" calcext:value-type="float">
            <text:p>0.18</text:p>
          </table:table-cell>
          <table:table-cell table:formula="of:=[.B226]*[.B226]" office:value-type="float" office:value="0.81" calcext:value-type="float">
            <text:p>0.81</text:p>
          </table:table-cell>
          <table:table-cell table:formula="of:=IF(ABS([.D226]+[.E226]+[.F226])-1&lt;0.001;&quot;&quot;;&quot;ERROR&quot;)">
            <text:p/>
          </table:table-cell>
          <table:table-cell table:formula="of:=(1-[.$J$2])*[.D226]/[.K226]" office:value-type="float" office:value="0" calcext:value-type="float">
            <text:p>0</text:p>
          </table:table-cell>
          <table:table-cell table:formula="of:=[.E226]/[.K226]" office:value-type="float" office:value="0.181818181818182" calcext:value-type="float">
            <text:p>0.1818181818</text:p>
          </table:table-cell>
          <table:table-cell table:formula="of:=[.F226]/[.K226]" office:value-type="float" office:value="0.818181818181818" calcext:value-type="float">
            <text:p>0.8181818182</text:p>
          </table:table-cell>
          <table:table-cell table:formula="of:=([.D226]*(1-[.$J$2]))+[.E226]+[.F226]" office:value-type="float" office:value="0.99" calcext:value-type="float">
            <text:p>0.99</text:p>
          </table:table-cell>
          <table:table-cell table:formula="of:=IF(ABS([.H226]+[.I226]+[.J22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6]*(1+[.$J$3])/(2+[.$J$3]))+[.H226]" office:value-type="float" office:value="0.1" calcext:value-type="float">
            <text:p>0.1</text:p>
          </table:table-cell>
          <table:table-cell table:formula="of:=1-[.A227]" office:value-type="float" office:value="0.9" calcext:value-type="float">
            <text:p>0.9</text:p>
          </table:table-cell>
          <table:table-cell table:formula="of:=IF(ABS([.A227]+[.B227])-1&lt;0.001;&quot;&quot;;&quot;ERROR&quot;)">
            <text:p/>
          </table:table-cell>
          <table:table-cell table:formula="of:=[.A227]*[.A227]" office:value-type="float" office:value="0.01" calcext:value-type="float">
            <text:p>0.01</text:p>
          </table:table-cell>
          <table:table-cell table:formula="of:=2*[.A227]*[.B227]" office:value-type="float" office:value="0.18" calcext:value-type="float">
            <text:p>0.18</text:p>
          </table:table-cell>
          <table:table-cell table:formula="of:=[.B227]*[.B227]" office:value-type="float" office:value="0.81" calcext:value-type="float">
            <text:p>0.81</text:p>
          </table:table-cell>
          <table:table-cell table:formula="of:=IF(ABS([.D227]+[.E227]+[.F227])-1&lt;0.001;&quot;&quot;;&quot;ERROR&quot;)">
            <text:p/>
          </table:table-cell>
          <table:table-cell table:formula="of:=(1-[.$J$2])*[.D227]/[.K227]" office:value-type="float" office:value="0" calcext:value-type="float">
            <text:p>0</text:p>
          </table:table-cell>
          <table:table-cell table:formula="of:=[.E227]/[.K227]" office:value-type="float" office:value="0.181818181818182" calcext:value-type="float">
            <text:p>0.1818181818</text:p>
          </table:table-cell>
          <table:table-cell table:formula="of:=[.F227]/[.K227]" office:value-type="float" office:value="0.818181818181818" calcext:value-type="float">
            <text:p>0.8181818182</text:p>
          </table:table-cell>
          <table:table-cell table:formula="of:=([.D227]*(1-[.$J$2]))+[.E227]+[.F227]" office:value-type="float" office:value="0.99" calcext:value-type="float">
            <text:p>0.99</text:p>
          </table:table-cell>
          <table:table-cell table:formula="of:=IF(ABS([.H227]+[.I227]+[.J22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7]*(1+[.$J$3])/(2+[.$J$3]))+[.H227]" office:value-type="float" office:value="0.1" calcext:value-type="float">
            <text:p>0.1</text:p>
          </table:table-cell>
          <table:table-cell table:formula="of:=1-[.A228]" office:value-type="float" office:value="0.9" calcext:value-type="float">
            <text:p>0.9</text:p>
          </table:table-cell>
          <table:table-cell table:formula="of:=IF(ABS([.A228]+[.B228])-1&lt;0.001;&quot;&quot;;&quot;ERROR&quot;)">
            <text:p/>
          </table:table-cell>
          <table:table-cell table:formula="of:=[.A228]*[.A228]" office:value-type="float" office:value="0.01" calcext:value-type="float">
            <text:p>0.01</text:p>
          </table:table-cell>
          <table:table-cell table:formula="of:=2*[.A228]*[.B228]" office:value-type="float" office:value="0.18" calcext:value-type="float">
            <text:p>0.18</text:p>
          </table:table-cell>
          <table:table-cell table:formula="of:=[.B228]*[.B228]" office:value-type="float" office:value="0.81" calcext:value-type="float">
            <text:p>0.81</text:p>
          </table:table-cell>
          <table:table-cell table:formula="of:=IF(ABS([.D228]+[.E228]+[.F228])-1&lt;0.001;&quot;&quot;;&quot;ERROR&quot;)">
            <text:p/>
          </table:table-cell>
          <table:table-cell table:formula="of:=(1-[.$J$2])*[.D228]/[.K228]" office:value-type="float" office:value="0" calcext:value-type="float">
            <text:p>0</text:p>
          </table:table-cell>
          <table:table-cell table:formula="of:=[.E228]/[.K228]" office:value-type="float" office:value="0.181818181818182" calcext:value-type="float">
            <text:p>0.1818181818</text:p>
          </table:table-cell>
          <table:table-cell table:formula="of:=[.F228]/[.K228]" office:value-type="float" office:value="0.818181818181818" calcext:value-type="float">
            <text:p>0.8181818182</text:p>
          </table:table-cell>
          <table:table-cell table:formula="of:=([.D228]*(1-[.$J$2]))+[.E228]+[.F228]" office:value-type="float" office:value="0.99" calcext:value-type="float">
            <text:p>0.99</text:p>
          </table:table-cell>
          <table:table-cell table:formula="of:=IF(ABS([.H228]+[.I228]+[.J22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8]*(1+[.$J$3])/(2+[.$J$3]))+[.H228]" office:value-type="float" office:value="0.1" calcext:value-type="float">
            <text:p>0.1</text:p>
          </table:table-cell>
          <table:table-cell table:formula="of:=1-[.A229]" office:value-type="float" office:value="0.9" calcext:value-type="float">
            <text:p>0.9</text:p>
          </table:table-cell>
          <table:table-cell table:formula="of:=IF(ABS([.A229]+[.B229])-1&lt;0.001;&quot;&quot;;&quot;ERROR&quot;)">
            <text:p/>
          </table:table-cell>
          <table:table-cell table:formula="of:=[.A229]*[.A229]" office:value-type="float" office:value="0.01" calcext:value-type="float">
            <text:p>0.01</text:p>
          </table:table-cell>
          <table:table-cell table:formula="of:=2*[.A229]*[.B229]" office:value-type="float" office:value="0.18" calcext:value-type="float">
            <text:p>0.18</text:p>
          </table:table-cell>
          <table:table-cell table:formula="of:=[.B229]*[.B229]" office:value-type="float" office:value="0.81" calcext:value-type="float">
            <text:p>0.81</text:p>
          </table:table-cell>
          <table:table-cell table:formula="of:=IF(ABS([.D229]+[.E229]+[.F229])-1&lt;0.001;&quot;&quot;;&quot;ERROR&quot;)">
            <text:p/>
          </table:table-cell>
          <table:table-cell table:formula="of:=(1-[.$J$2])*[.D229]/[.K229]" office:value-type="float" office:value="0" calcext:value-type="float">
            <text:p>0</text:p>
          </table:table-cell>
          <table:table-cell table:formula="of:=[.E229]/[.K229]" office:value-type="float" office:value="0.181818181818182" calcext:value-type="float">
            <text:p>0.1818181818</text:p>
          </table:table-cell>
          <table:table-cell table:formula="of:=[.F229]/[.K229]" office:value-type="float" office:value="0.818181818181818" calcext:value-type="float">
            <text:p>0.8181818182</text:p>
          </table:table-cell>
          <table:table-cell table:formula="of:=([.D229]*(1-[.$J$2]))+[.E229]+[.F229]" office:value-type="float" office:value="0.99" calcext:value-type="float">
            <text:p>0.99</text:p>
          </table:table-cell>
          <table:table-cell table:formula="of:=IF(ABS([.H229]+[.I229]+[.J22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29]*(1+[.$J$3])/(2+[.$J$3]))+[.H229]" office:value-type="float" office:value="0.1" calcext:value-type="float">
            <text:p>0.1</text:p>
          </table:table-cell>
          <table:table-cell table:formula="of:=1-[.A230]" office:value-type="float" office:value="0.9" calcext:value-type="float">
            <text:p>0.9</text:p>
          </table:table-cell>
          <table:table-cell table:formula="of:=IF(ABS([.A230]+[.B230])-1&lt;0.001;&quot;&quot;;&quot;ERROR&quot;)">
            <text:p/>
          </table:table-cell>
          <table:table-cell table:formula="of:=[.A230]*[.A230]" office:value-type="float" office:value="0.01" calcext:value-type="float">
            <text:p>0.01</text:p>
          </table:table-cell>
          <table:table-cell table:formula="of:=2*[.A230]*[.B230]" office:value-type="float" office:value="0.18" calcext:value-type="float">
            <text:p>0.18</text:p>
          </table:table-cell>
          <table:table-cell table:formula="of:=[.B230]*[.B230]" office:value-type="float" office:value="0.81" calcext:value-type="float">
            <text:p>0.81</text:p>
          </table:table-cell>
          <table:table-cell table:formula="of:=IF(ABS([.D230]+[.E230]+[.F230])-1&lt;0.001;&quot;&quot;;&quot;ERROR&quot;)">
            <text:p/>
          </table:table-cell>
          <table:table-cell table:formula="of:=(1-[.$J$2])*[.D230]/[.K230]" office:value-type="float" office:value="0" calcext:value-type="float">
            <text:p>0</text:p>
          </table:table-cell>
          <table:table-cell table:formula="of:=[.E230]/[.K230]" office:value-type="float" office:value="0.181818181818182" calcext:value-type="float">
            <text:p>0.1818181818</text:p>
          </table:table-cell>
          <table:table-cell table:formula="of:=[.F230]/[.K230]" office:value-type="float" office:value="0.818181818181818" calcext:value-type="float">
            <text:p>0.8181818182</text:p>
          </table:table-cell>
          <table:table-cell table:formula="of:=([.D230]*(1-[.$J$2]))+[.E230]+[.F230]" office:value-type="float" office:value="0.99" calcext:value-type="float">
            <text:p>0.99</text:p>
          </table:table-cell>
          <table:table-cell table:formula="of:=IF(ABS([.H230]+[.I230]+[.J23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0]*(1+[.$J$3])/(2+[.$J$3]))+[.H230]" office:value-type="float" office:value="0.1" calcext:value-type="float">
            <text:p>0.1</text:p>
          </table:table-cell>
          <table:table-cell table:formula="of:=1-[.A231]" office:value-type="float" office:value="0.9" calcext:value-type="float">
            <text:p>0.9</text:p>
          </table:table-cell>
          <table:table-cell table:formula="of:=IF(ABS([.A231]+[.B231])-1&lt;0.001;&quot;&quot;;&quot;ERROR&quot;)">
            <text:p/>
          </table:table-cell>
          <table:table-cell table:formula="of:=[.A231]*[.A231]" office:value-type="float" office:value="0.01" calcext:value-type="float">
            <text:p>0.01</text:p>
          </table:table-cell>
          <table:table-cell table:formula="of:=2*[.A231]*[.B231]" office:value-type="float" office:value="0.18" calcext:value-type="float">
            <text:p>0.18</text:p>
          </table:table-cell>
          <table:table-cell table:formula="of:=[.B231]*[.B231]" office:value-type="float" office:value="0.81" calcext:value-type="float">
            <text:p>0.81</text:p>
          </table:table-cell>
          <table:table-cell table:formula="of:=IF(ABS([.D231]+[.E231]+[.F231])-1&lt;0.001;&quot;&quot;;&quot;ERROR&quot;)">
            <text:p/>
          </table:table-cell>
          <table:table-cell table:formula="of:=(1-[.$J$2])*[.D231]/[.K231]" office:value-type="float" office:value="0" calcext:value-type="float">
            <text:p>0</text:p>
          </table:table-cell>
          <table:table-cell table:formula="of:=[.E231]/[.K231]" office:value-type="float" office:value="0.181818181818182" calcext:value-type="float">
            <text:p>0.1818181818</text:p>
          </table:table-cell>
          <table:table-cell table:formula="of:=[.F231]/[.K231]" office:value-type="float" office:value="0.818181818181818" calcext:value-type="float">
            <text:p>0.8181818182</text:p>
          </table:table-cell>
          <table:table-cell table:formula="of:=([.D231]*(1-[.$J$2]))+[.E231]+[.F231]" office:value-type="float" office:value="0.99" calcext:value-type="float">
            <text:p>0.99</text:p>
          </table:table-cell>
          <table:table-cell table:formula="of:=IF(ABS([.H231]+[.I231]+[.J23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1]*(1+[.$J$3])/(2+[.$J$3]))+[.H231]" office:value-type="float" office:value="0.1" calcext:value-type="float">
            <text:p>0.1</text:p>
          </table:table-cell>
          <table:table-cell table:formula="of:=1-[.A232]" office:value-type="float" office:value="0.9" calcext:value-type="float">
            <text:p>0.9</text:p>
          </table:table-cell>
          <table:table-cell table:formula="of:=IF(ABS([.A232]+[.B232])-1&lt;0.001;&quot;&quot;;&quot;ERROR&quot;)">
            <text:p/>
          </table:table-cell>
          <table:table-cell table:formula="of:=[.A232]*[.A232]" office:value-type="float" office:value="0.01" calcext:value-type="float">
            <text:p>0.01</text:p>
          </table:table-cell>
          <table:table-cell table:formula="of:=2*[.A232]*[.B232]" office:value-type="float" office:value="0.18" calcext:value-type="float">
            <text:p>0.18</text:p>
          </table:table-cell>
          <table:table-cell table:formula="of:=[.B232]*[.B232]" office:value-type="float" office:value="0.81" calcext:value-type="float">
            <text:p>0.81</text:p>
          </table:table-cell>
          <table:table-cell table:formula="of:=IF(ABS([.D232]+[.E232]+[.F232])-1&lt;0.001;&quot;&quot;;&quot;ERROR&quot;)">
            <text:p/>
          </table:table-cell>
          <table:table-cell table:formula="of:=(1-[.$J$2])*[.D232]/[.K232]" office:value-type="float" office:value="0" calcext:value-type="float">
            <text:p>0</text:p>
          </table:table-cell>
          <table:table-cell table:formula="of:=[.E232]/[.K232]" office:value-type="float" office:value="0.181818181818182" calcext:value-type="float">
            <text:p>0.1818181818</text:p>
          </table:table-cell>
          <table:table-cell table:formula="of:=[.F232]/[.K232]" office:value-type="float" office:value="0.818181818181818" calcext:value-type="float">
            <text:p>0.8181818182</text:p>
          </table:table-cell>
          <table:table-cell table:formula="of:=([.D232]*(1-[.$J$2]))+[.E232]+[.F232]" office:value-type="float" office:value="0.99" calcext:value-type="float">
            <text:p>0.99</text:p>
          </table:table-cell>
          <table:table-cell table:formula="of:=IF(ABS([.H232]+[.I232]+[.J23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2]*(1+[.$J$3])/(2+[.$J$3]))+[.H232]" office:value-type="float" office:value="0.1" calcext:value-type="float">
            <text:p>0.1</text:p>
          </table:table-cell>
          <table:table-cell table:formula="of:=1-[.A233]" office:value-type="float" office:value="0.9" calcext:value-type="float">
            <text:p>0.9</text:p>
          </table:table-cell>
          <table:table-cell table:formula="of:=IF(ABS([.A233]+[.B233])-1&lt;0.001;&quot;&quot;;&quot;ERROR&quot;)">
            <text:p/>
          </table:table-cell>
          <table:table-cell table:formula="of:=[.A233]*[.A233]" office:value-type="float" office:value="0.01" calcext:value-type="float">
            <text:p>0.01</text:p>
          </table:table-cell>
          <table:table-cell table:formula="of:=2*[.A233]*[.B233]" office:value-type="float" office:value="0.18" calcext:value-type="float">
            <text:p>0.18</text:p>
          </table:table-cell>
          <table:table-cell table:formula="of:=[.B233]*[.B233]" office:value-type="float" office:value="0.81" calcext:value-type="float">
            <text:p>0.81</text:p>
          </table:table-cell>
          <table:table-cell table:formula="of:=IF(ABS([.D233]+[.E233]+[.F233])-1&lt;0.001;&quot;&quot;;&quot;ERROR&quot;)">
            <text:p/>
          </table:table-cell>
          <table:table-cell table:formula="of:=(1-[.$J$2])*[.D233]/[.K233]" office:value-type="float" office:value="0" calcext:value-type="float">
            <text:p>0</text:p>
          </table:table-cell>
          <table:table-cell table:formula="of:=[.E233]/[.K233]" office:value-type="float" office:value="0.181818181818182" calcext:value-type="float">
            <text:p>0.1818181818</text:p>
          </table:table-cell>
          <table:table-cell table:formula="of:=[.F233]/[.K233]" office:value-type="float" office:value="0.818181818181818" calcext:value-type="float">
            <text:p>0.8181818182</text:p>
          </table:table-cell>
          <table:table-cell table:formula="of:=([.D233]*(1-[.$J$2]))+[.E233]+[.F233]" office:value-type="float" office:value="0.99" calcext:value-type="float">
            <text:p>0.99</text:p>
          </table:table-cell>
          <table:table-cell table:formula="of:=IF(ABS([.H233]+[.I233]+[.J23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3]*(1+[.$J$3])/(2+[.$J$3]))+[.H233]" office:value-type="float" office:value="0.1" calcext:value-type="float">
            <text:p>0.1</text:p>
          </table:table-cell>
          <table:table-cell table:formula="of:=1-[.A234]" office:value-type="float" office:value="0.9" calcext:value-type="float">
            <text:p>0.9</text:p>
          </table:table-cell>
          <table:table-cell table:formula="of:=IF(ABS([.A234]+[.B234])-1&lt;0.001;&quot;&quot;;&quot;ERROR&quot;)">
            <text:p/>
          </table:table-cell>
          <table:table-cell table:formula="of:=[.A234]*[.A234]" office:value-type="float" office:value="0.01" calcext:value-type="float">
            <text:p>0.01</text:p>
          </table:table-cell>
          <table:table-cell table:formula="of:=2*[.A234]*[.B234]" office:value-type="float" office:value="0.18" calcext:value-type="float">
            <text:p>0.18</text:p>
          </table:table-cell>
          <table:table-cell table:formula="of:=[.B234]*[.B234]" office:value-type="float" office:value="0.81" calcext:value-type="float">
            <text:p>0.81</text:p>
          </table:table-cell>
          <table:table-cell table:formula="of:=IF(ABS([.D234]+[.E234]+[.F234])-1&lt;0.001;&quot;&quot;;&quot;ERROR&quot;)">
            <text:p/>
          </table:table-cell>
          <table:table-cell table:formula="of:=(1-[.$J$2])*[.D234]/[.K234]" office:value-type="float" office:value="0" calcext:value-type="float">
            <text:p>0</text:p>
          </table:table-cell>
          <table:table-cell table:formula="of:=[.E234]/[.K234]" office:value-type="float" office:value="0.181818181818182" calcext:value-type="float">
            <text:p>0.1818181818</text:p>
          </table:table-cell>
          <table:table-cell table:formula="of:=[.F234]/[.K234]" office:value-type="float" office:value="0.818181818181818" calcext:value-type="float">
            <text:p>0.8181818182</text:p>
          </table:table-cell>
          <table:table-cell table:formula="of:=([.D234]*(1-[.$J$2]))+[.E234]+[.F234]" office:value-type="float" office:value="0.99" calcext:value-type="float">
            <text:p>0.99</text:p>
          </table:table-cell>
          <table:table-cell table:formula="of:=IF(ABS([.H234]+[.I234]+[.J23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4]*(1+[.$J$3])/(2+[.$J$3]))+[.H234]" office:value-type="float" office:value="0.1" calcext:value-type="float">
            <text:p>0.1</text:p>
          </table:table-cell>
          <table:table-cell table:formula="of:=1-[.A235]" office:value-type="float" office:value="0.9" calcext:value-type="float">
            <text:p>0.9</text:p>
          </table:table-cell>
          <table:table-cell table:formula="of:=IF(ABS([.A235]+[.B235])-1&lt;0.001;&quot;&quot;;&quot;ERROR&quot;)">
            <text:p/>
          </table:table-cell>
          <table:table-cell table:formula="of:=[.A235]*[.A235]" office:value-type="float" office:value="0.01" calcext:value-type="float">
            <text:p>0.01</text:p>
          </table:table-cell>
          <table:table-cell table:formula="of:=2*[.A235]*[.B235]" office:value-type="float" office:value="0.18" calcext:value-type="float">
            <text:p>0.18</text:p>
          </table:table-cell>
          <table:table-cell table:formula="of:=[.B235]*[.B235]" office:value-type="float" office:value="0.81" calcext:value-type="float">
            <text:p>0.81</text:p>
          </table:table-cell>
          <table:table-cell table:formula="of:=IF(ABS([.D235]+[.E235]+[.F235])-1&lt;0.001;&quot;&quot;;&quot;ERROR&quot;)">
            <text:p/>
          </table:table-cell>
          <table:table-cell table:formula="of:=(1-[.$J$2])*[.D235]/[.K235]" office:value-type="float" office:value="0" calcext:value-type="float">
            <text:p>0</text:p>
          </table:table-cell>
          <table:table-cell table:formula="of:=[.E235]/[.K235]" office:value-type="float" office:value="0.181818181818182" calcext:value-type="float">
            <text:p>0.1818181818</text:p>
          </table:table-cell>
          <table:table-cell table:formula="of:=[.F235]/[.K235]" office:value-type="float" office:value="0.818181818181818" calcext:value-type="float">
            <text:p>0.8181818182</text:p>
          </table:table-cell>
          <table:table-cell table:formula="of:=([.D235]*(1-[.$J$2]))+[.E235]+[.F235]" office:value-type="float" office:value="0.99" calcext:value-type="float">
            <text:p>0.99</text:p>
          </table:table-cell>
          <table:table-cell table:formula="of:=IF(ABS([.H235]+[.I235]+[.J23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5]*(1+[.$J$3])/(2+[.$J$3]))+[.H235]" office:value-type="float" office:value="0.1" calcext:value-type="float">
            <text:p>0.1</text:p>
          </table:table-cell>
          <table:table-cell table:formula="of:=1-[.A236]" office:value-type="float" office:value="0.9" calcext:value-type="float">
            <text:p>0.9</text:p>
          </table:table-cell>
          <table:table-cell table:formula="of:=IF(ABS([.A236]+[.B236])-1&lt;0.001;&quot;&quot;;&quot;ERROR&quot;)">
            <text:p/>
          </table:table-cell>
          <table:table-cell table:formula="of:=[.A236]*[.A236]" office:value-type="float" office:value="0.01" calcext:value-type="float">
            <text:p>0.01</text:p>
          </table:table-cell>
          <table:table-cell table:formula="of:=2*[.A236]*[.B236]" office:value-type="float" office:value="0.18" calcext:value-type="float">
            <text:p>0.18</text:p>
          </table:table-cell>
          <table:table-cell table:formula="of:=[.B236]*[.B236]" office:value-type="float" office:value="0.81" calcext:value-type="float">
            <text:p>0.81</text:p>
          </table:table-cell>
          <table:table-cell table:formula="of:=IF(ABS([.D236]+[.E236]+[.F236])-1&lt;0.001;&quot;&quot;;&quot;ERROR&quot;)">
            <text:p/>
          </table:table-cell>
          <table:table-cell table:formula="of:=(1-[.$J$2])*[.D236]/[.K236]" office:value-type="float" office:value="0" calcext:value-type="float">
            <text:p>0</text:p>
          </table:table-cell>
          <table:table-cell table:formula="of:=[.E236]/[.K236]" office:value-type="float" office:value="0.181818181818182" calcext:value-type="float">
            <text:p>0.1818181818</text:p>
          </table:table-cell>
          <table:table-cell table:formula="of:=[.F236]/[.K236]" office:value-type="float" office:value="0.818181818181818" calcext:value-type="float">
            <text:p>0.8181818182</text:p>
          </table:table-cell>
          <table:table-cell table:formula="of:=([.D236]*(1-[.$J$2]))+[.E236]+[.F236]" office:value-type="float" office:value="0.99" calcext:value-type="float">
            <text:p>0.99</text:p>
          </table:table-cell>
          <table:table-cell table:formula="of:=IF(ABS([.H236]+[.I236]+[.J23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6]*(1+[.$J$3])/(2+[.$J$3]))+[.H236]" office:value-type="float" office:value="0.1" calcext:value-type="float">
            <text:p>0.1</text:p>
          </table:table-cell>
          <table:table-cell table:formula="of:=1-[.A237]" office:value-type="float" office:value="0.9" calcext:value-type="float">
            <text:p>0.9</text:p>
          </table:table-cell>
          <table:table-cell table:formula="of:=IF(ABS([.A237]+[.B237])-1&lt;0.001;&quot;&quot;;&quot;ERROR&quot;)">
            <text:p/>
          </table:table-cell>
          <table:table-cell table:formula="of:=[.A237]*[.A237]" office:value-type="float" office:value="0.01" calcext:value-type="float">
            <text:p>0.01</text:p>
          </table:table-cell>
          <table:table-cell table:formula="of:=2*[.A237]*[.B237]" office:value-type="float" office:value="0.18" calcext:value-type="float">
            <text:p>0.18</text:p>
          </table:table-cell>
          <table:table-cell table:formula="of:=[.B237]*[.B237]" office:value-type="float" office:value="0.81" calcext:value-type="float">
            <text:p>0.81</text:p>
          </table:table-cell>
          <table:table-cell table:formula="of:=IF(ABS([.D237]+[.E237]+[.F237])-1&lt;0.001;&quot;&quot;;&quot;ERROR&quot;)">
            <text:p/>
          </table:table-cell>
          <table:table-cell table:formula="of:=(1-[.$J$2])*[.D237]/[.K237]" office:value-type="float" office:value="0" calcext:value-type="float">
            <text:p>0</text:p>
          </table:table-cell>
          <table:table-cell table:formula="of:=[.E237]/[.K237]" office:value-type="float" office:value="0.181818181818182" calcext:value-type="float">
            <text:p>0.1818181818</text:p>
          </table:table-cell>
          <table:table-cell table:formula="of:=[.F237]/[.K237]" office:value-type="float" office:value="0.818181818181818" calcext:value-type="float">
            <text:p>0.8181818182</text:p>
          </table:table-cell>
          <table:table-cell table:formula="of:=([.D237]*(1-[.$J$2]))+[.E237]+[.F237]" office:value-type="float" office:value="0.99" calcext:value-type="float">
            <text:p>0.99</text:p>
          </table:table-cell>
          <table:table-cell table:formula="of:=IF(ABS([.H237]+[.I237]+[.J23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7]*(1+[.$J$3])/(2+[.$J$3]))+[.H237]" office:value-type="float" office:value="0.1" calcext:value-type="float">
            <text:p>0.1</text:p>
          </table:table-cell>
          <table:table-cell table:formula="of:=1-[.A238]" office:value-type="float" office:value="0.9" calcext:value-type="float">
            <text:p>0.9</text:p>
          </table:table-cell>
          <table:table-cell table:formula="of:=IF(ABS([.A238]+[.B238])-1&lt;0.001;&quot;&quot;;&quot;ERROR&quot;)">
            <text:p/>
          </table:table-cell>
          <table:table-cell table:formula="of:=[.A238]*[.A238]" office:value-type="float" office:value="0.01" calcext:value-type="float">
            <text:p>0.01</text:p>
          </table:table-cell>
          <table:table-cell table:formula="of:=2*[.A238]*[.B238]" office:value-type="float" office:value="0.18" calcext:value-type="float">
            <text:p>0.18</text:p>
          </table:table-cell>
          <table:table-cell table:formula="of:=[.B238]*[.B238]" office:value-type="float" office:value="0.81" calcext:value-type="float">
            <text:p>0.81</text:p>
          </table:table-cell>
          <table:table-cell table:formula="of:=IF(ABS([.D238]+[.E238]+[.F238])-1&lt;0.001;&quot;&quot;;&quot;ERROR&quot;)">
            <text:p/>
          </table:table-cell>
          <table:table-cell table:formula="of:=(1-[.$J$2])*[.D238]/[.K238]" office:value-type="float" office:value="0" calcext:value-type="float">
            <text:p>0</text:p>
          </table:table-cell>
          <table:table-cell table:formula="of:=[.E238]/[.K238]" office:value-type="float" office:value="0.181818181818182" calcext:value-type="float">
            <text:p>0.1818181818</text:p>
          </table:table-cell>
          <table:table-cell table:formula="of:=[.F238]/[.K238]" office:value-type="float" office:value="0.818181818181818" calcext:value-type="float">
            <text:p>0.8181818182</text:p>
          </table:table-cell>
          <table:table-cell table:formula="of:=([.D238]*(1-[.$J$2]))+[.E238]+[.F238]" office:value-type="float" office:value="0.99" calcext:value-type="float">
            <text:p>0.99</text:p>
          </table:table-cell>
          <table:table-cell table:formula="of:=IF(ABS([.H238]+[.I238]+[.J23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8]*(1+[.$J$3])/(2+[.$J$3]))+[.H238]" office:value-type="float" office:value="0.1" calcext:value-type="float">
            <text:p>0.1</text:p>
          </table:table-cell>
          <table:table-cell table:formula="of:=1-[.A239]" office:value-type="float" office:value="0.9" calcext:value-type="float">
            <text:p>0.9</text:p>
          </table:table-cell>
          <table:table-cell table:formula="of:=IF(ABS([.A239]+[.B239])-1&lt;0.001;&quot;&quot;;&quot;ERROR&quot;)">
            <text:p/>
          </table:table-cell>
          <table:table-cell table:formula="of:=[.A239]*[.A239]" office:value-type="float" office:value="0.01" calcext:value-type="float">
            <text:p>0.01</text:p>
          </table:table-cell>
          <table:table-cell table:formula="of:=2*[.A239]*[.B239]" office:value-type="float" office:value="0.18" calcext:value-type="float">
            <text:p>0.18</text:p>
          </table:table-cell>
          <table:table-cell table:formula="of:=[.B239]*[.B239]" office:value-type="float" office:value="0.81" calcext:value-type="float">
            <text:p>0.81</text:p>
          </table:table-cell>
          <table:table-cell table:formula="of:=IF(ABS([.D239]+[.E239]+[.F239])-1&lt;0.001;&quot;&quot;;&quot;ERROR&quot;)">
            <text:p/>
          </table:table-cell>
          <table:table-cell table:formula="of:=(1-[.$J$2])*[.D239]/[.K239]" office:value-type="float" office:value="0" calcext:value-type="float">
            <text:p>0</text:p>
          </table:table-cell>
          <table:table-cell table:formula="of:=[.E239]/[.K239]" office:value-type="float" office:value="0.181818181818182" calcext:value-type="float">
            <text:p>0.1818181818</text:p>
          </table:table-cell>
          <table:table-cell table:formula="of:=[.F239]/[.K239]" office:value-type="float" office:value="0.818181818181818" calcext:value-type="float">
            <text:p>0.8181818182</text:p>
          </table:table-cell>
          <table:table-cell table:formula="of:=([.D239]*(1-[.$J$2]))+[.E239]+[.F239]" office:value-type="float" office:value="0.99" calcext:value-type="float">
            <text:p>0.99</text:p>
          </table:table-cell>
          <table:table-cell table:formula="of:=IF(ABS([.H239]+[.I239]+[.J23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39]*(1+[.$J$3])/(2+[.$J$3]))+[.H239]" office:value-type="float" office:value="0.1" calcext:value-type="float">
            <text:p>0.1</text:p>
          </table:table-cell>
          <table:table-cell table:formula="of:=1-[.A240]" office:value-type="float" office:value="0.9" calcext:value-type="float">
            <text:p>0.9</text:p>
          </table:table-cell>
          <table:table-cell table:formula="of:=IF(ABS([.A240]+[.B240])-1&lt;0.001;&quot;&quot;;&quot;ERROR&quot;)">
            <text:p/>
          </table:table-cell>
          <table:table-cell table:formula="of:=[.A240]*[.A240]" office:value-type="float" office:value="0.01" calcext:value-type="float">
            <text:p>0.01</text:p>
          </table:table-cell>
          <table:table-cell table:formula="of:=2*[.A240]*[.B240]" office:value-type="float" office:value="0.18" calcext:value-type="float">
            <text:p>0.18</text:p>
          </table:table-cell>
          <table:table-cell table:formula="of:=[.B240]*[.B240]" office:value-type="float" office:value="0.81" calcext:value-type="float">
            <text:p>0.81</text:p>
          </table:table-cell>
          <table:table-cell table:formula="of:=IF(ABS([.D240]+[.E240]+[.F240])-1&lt;0.001;&quot;&quot;;&quot;ERROR&quot;)">
            <text:p/>
          </table:table-cell>
          <table:table-cell table:formula="of:=(1-[.$J$2])*[.D240]/[.K240]" office:value-type="float" office:value="0" calcext:value-type="float">
            <text:p>0</text:p>
          </table:table-cell>
          <table:table-cell table:formula="of:=[.E240]/[.K240]" office:value-type="float" office:value="0.181818181818182" calcext:value-type="float">
            <text:p>0.1818181818</text:p>
          </table:table-cell>
          <table:table-cell table:formula="of:=[.F240]/[.K240]" office:value-type="float" office:value="0.818181818181818" calcext:value-type="float">
            <text:p>0.8181818182</text:p>
          </table:table-cell>
          <table:table-cell table:formula="of:=([.D240]*(1-[.$J$2]))+[.E240]+[.F240]" office:value-type="float" office:value="0.99" calcext:value-type="float">
            <text:p>0.99</text:p>
          </table:table-cell>
          <table:table-cell table:formula="of:=IF(ABS([.H240]+[.I240]+[.J24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0]*(1+[.$J$3])/(2+[.$J$3]))+[.H240]" office:value-type="float" office:value="0.1" calcext:value-type="float">
            <text:p>0.1</text:p>
          </table:table-cell>
          <table:table-cell table:formula="of:=1-[.A241]" office:value-type="float" office:value="0.9" calcext:value-type="float">
            <text:p>0.9</text:p>
          </table:table-cell>
          <table:table-cell table:formula="of:=IF(ABS([.A241]+[.B241])-1&lt;0.001;&quot;&quot;;&quot;ERROR&quot;)">
            <text:p/>
          </table:table-cell>
          <table:table-cell table:formula="of:=[.A241]*[.A241]" office:value-type="float" office:value="0.01" calcext:value-type="float">
            <text:p>0.01</text:p>
          </table:table-cell>
          <table:table-cell table:formula="of:=2*[.A241]*[.B241]" office:value-type="float" office:value="0.18" calcext:value-type="float">
            <text:p>0.18</text:p>
          </table:table-cell>
          <table:table-cell table:formula="of:=[.B241]*[.B241]" office:value-type="float" office:value="0.81" calcext:value-type="float">
            <text:p>0.81</text:p>
          </table:table-cell>
          <table:table-cell table:formula="of:=IF(ABS([.D241]+[.E241]+[.F241])-1&lt;0.001;&quot;&quot;;&quot;ERROR&quot;)">
            <text:p/>
          </table:table-cell>
          <table:table-cell table:formula="of:=(1-[.$J$2])*[.D241]/[.K241]" office:value-type="float" office:value="0" calcext:value-type="float">
            <text:p>0</text:p>
          </table:table-cell>
          <table:table-cell table:formula="of:=[.E241]/[.K241]" office:value-type="float" office:value="0.181818181818182" calcext:value-type="float">
            <text:p>0.1818181818</text:p>
          </table:table-cell>
          <table:table-cell table:formula="of:=[.F241]/[.K241]" office:value-type="float" office:value="0.818181818181818" calcext:value-type="float">
            <text:p>0.8181818182</text:p>
          </table:table-cell>
          <table:table-cell table:formula="of:=([.D241]*(1-[.$J$2]))+[.E241]+[.F241]" office:value-type="float" office:value="0.99" calcext:value-type="float">
            <text:p>0.99</text:p>
          </table:table-cell>
          <table:table-cell table:formula="of:=IF(ABS([.H241]+[.I241]+[.J24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1]*(1+[.$J$3])/(2+[.$J$3]))+[.H241]" office:value-type="float" office:value="0.1" calcext:value-type="float">
            <text:p>0.1</text:p>
          </table:table-cell>
          <table:table-cell table:formula="of:=1-[.A242]" office:value-type="float" office:value="0.9" calcext:value-type="float">
            <text:p>0.9</text:p>
          </table:table-cell>
          <table:table-cell table:formula="of:=IF(ABS([.A242]+[.B242])-1&lt;0.001;&quot;&quot;;&quot;ERROR&quot;)">
            <text:p/>
          </table:table-cell>
          <table:table-cell table:formula="of:=[.A242]*[.A242]" office:value-type="float" office:value="0.01" calcext:value-type="float">
            <text:p>0.01</text:p>
          </table:table-cell>
          <table:table-cell table:formula="of:=2*[.A242]*[.B242]" office:value-type="float" office:value="0.18" calcext:value-type="float">
            <text:p>0.18</text:p>
          </table:table-cell>
          <table:table-cell table:formula="of:=[.B242]*[.B242]" office:value-type="float" office:value="0.81" calcext:value-type="float">
            <text:p>0.81</text:p>
          </table:table-cell>
          <table:table-cell table:formula="of:=IF(ABS([.D242]+[.E242]+[.F242])-1&lt;0.001;&quot;&quot;;&quot;ERROR&quot;)">
            <text:p/>
          </table:table-cell>
          <table:table-cell table:formula="of:=(1-[.$J$2])*[.D242]/[.K242]" office:value-type="float" office:value="0" calcext:value-type="float">
            <text:p>0</text:p>
          </table:table-cell>
          <table:table-cell table:formula="of:=[.E242]/[.K242]" office:value-type="float" office:value="0.181818181818182" calcext:value-type="float">
            <text:p>0.1818181818</text:p>
          </table:table-cell>
          <table:table-cell table:formula="of:=[.F242]/[.K242]" office:value-type="float" office:value="0.818181818181818" calcext:value-type="float">
            <text:p>0.8181818182</text:p>
          </table:table-cell>
          <table:table-cell table:formula="of:=([.D242]*(1-[.$J$2]))+[.E242]+[.F242]" office:value-type="float" office:value="0.99" calcext:value-type="float">
            <text:p>0.99</text:p>
          </table:table-cell>
          <table:table-cell table:formula="of:=IF(ABS([.H242]+[.I242]+[.J24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2]*(1+[.$J$3])/(2+[.$J$3]))+[.H242]" office:value-type="float" office:value="0.1" calcext:value-type="float">
            <text:p>0.1</text:p>
          </table:table-cell>
          <table:table-cell table:formula="of:=1-[.A243]" office:value-type="float" office:value="0.9" calcext:value-type="float">
            <text:p>0.9</text:p>
          </table:table-cell>
          <table:table-cell table:formula="of:=IF(ABS([.A243]+[.B243])-1&lt;0.001;&quot;&quot;;&quot;ERROR&quot;)">
            <text:p/>
          </table:table-cell>
          <table:table-cell table:formula="of:=[.A243]*[.A243]" office:value-type="float" office:value="0.01" calcext:value-type="float">
            <text:p>0.01</text:p>
          </table:table-cell>
          <table:table-cell table:formula="of:=2*[.A243]*[.B243]" office:value-type="float" office:value="0.18" calcext:value-type="float">
            <text:p>0.18</text:p>
          </table:table-cell>
          <table:table-cell table:formula="of:=[.B243]*[.B243]" office:value-type="float" office:value="0.81" calcext:value-type="float">
            <text:p>0.81</text:p>
          </table:table-cell>
          <table:table-cell table:formula="of:=IF(ABS([.D243]+[.E243]+[.F243])-1&lt;0.001;&quot;&quot;;&quot;ERROR&quot;)">
            <text:p/>
          </table:table-cell>
          <table:table-cell table:formula="of:=(1-[.$J$2])*[.D243]/[.K243]" office:value-type="float" office:value="0" calcext:value-type="float">
            <text:p>0</text:p>
          </table:table-cell>
          <table:table-cell table:formula="of:=[.E243]/[.K243]" office:value-type="float" office:value="0.181818181818182" calcext:value-type="float">
            <text:p>0.1818181818</text:p>
          </table:table-cell>
          <table:table-cell table:formula="of:=[.F243]/[.K243]" office:value-type="float" office:value="0.818181818181818" calcext:value-type="float">
            <text:p>0.8181818182</text:p>
          </table:table-cell>
          <table:table-cell table:formula="of:=([.D243]*(1-[.$J$2]))+[.E243]+[.F243]" office:value-type="float" office:value="0.99" calcext:value-type="float">
            <text:p>0.99</text:p>
          </table:table-cell>
          <table:table-cell table:formula="of:=IF(ABS([.H243]+[.I243]+[.J24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3]*(1+[.$J$3])/(2+[.$J$3]))+[.H243]" office:value-type="float" office:value="0.1" calcext:value-type="float">
            <text:p>0.1</text:p>
          </table:table-cell>
          <table:table-cell table:formula="of:=1-[.A244]" office:value-type="float" office:value="0.9" calcext:value-type="float">
            <text:p>0.9</text:p>
          </table:table-cell>
          <table:table-cell table:formula="of:=IF(ABS([.A244]+[.B244])-1&lt;0.001;&quot;&quot;;&quot;ERROR&quot;)">
            <text:p/>
          </table:table-cell>
          <table:table-cell table:formula="of:=[.A244]*[.A244]" office:value-type="float" office:value="0.01" calcext:value-type="float">
            <text:p>0.01</text:p>
          </table:table-cell>
          <table:table-cell table:formula="of:=2*[.A244]*[.B244]" office:value-type="float" office:value="0.18" calcext:value-type="float">
            <text:p>0.18</text:p>
          </table:table-cell>
          <table:table-cell table:formula="of:=[.B244]*[.B244]" office:value-type="float" office:value="0.81" calcext:value-type="float">
            <text:p>0.81</text:p>
          </table:table-cell>
          <table:table-cell table:formula="of:=IF(ABS([.D244]+[.E244]+[.F244])-1&lt;0.001;&quot;&quot;;&quot;ERROR&quot;)">
            <text:p/>
          </table:table-cell>
          <table:table-cell table:formula="of:=(1-[.$J$2])*[.D244]/[.K244]" office:value-type="float" office:value="0" calcext:value-type="float">
            <text:p>0</text:p>
          </table:table-cell>
          <table:table-cell table:formula="of:=[.E244]/[.K244]" office:value-type="float" office:value="0.181818181818182" calcext:value-type="float">
            <text:p>0.1818181818</text:p>
          </table:table-cell>
          <table:table-cell table:formula="of:=[.F244]/[.K244]" office:value-type="float" office:value="0.818181818181818" calcext:value-type="float">
            <text:p>0.8181818182</text:p>
          </table:table-cell>
          <table:table-cell table:formula="of:=([.D244]*(1-[.$J$2]))+[.E244]+[.F244]" office:value-type="float" office:value="0.99" calcext:value-type="float">
            <text:p>0.99</text:p>
          </table:table-cell>
          <table:table-cell table:formula="of:=IF(ABS([.H244]+[.I244]+[.J24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4]*(1+[.$J$3])/(2+[.$J$3]))+[.H244]" office:value-type="float" office:value="0.1" calcext:value-type="float">
            <text:p>0.1</text:p>
          </table:table-cell>
          <table:table-cell table:formula="of:=1-[.A245]" office:value-type="float" office:value="0.9" calcext:value-type="float">
            <text:p>0.9</text:p>
          </table:table-cell>
          <table:table-cell table:formula="of:=IF(ABS([.A245]+[.B245])-1&lt;0.001;&quot;&quot;;&quot;ERROR&quot;)">
            <text:p/>
          </table:table-cell>
          <table:table-cell table:formula="of:=[.A245]*[.A245]" office:value-type="float" office:value="0.01" calcext:value-type="float">
            <text:p>0.01</text:p>
          </table:table-cell>
          <table:table-cell table:formula="of:=2*[.A245]*[.B245]" office:value-type="float" office:value="0.18" calcext:value-type="float">
            <text:p>0.18</text:p>
          </table:table-cell>
          <table:table-cell table:formula="of:=[.B245]*[.B245]" office:value-type="float" office:value="0.81" calcext:value-type="float">
            <text:p>0.81</text:p>
          </table:table-cell>
          <table:table-cell table:formula="of:=IF(ABS([.D245]+[.E245]+[.F245])-1&lt;0.001;&quot;&quot;;&quot;ERROR&quot;)">
            <text:p/>
          </table:table-cell>
          <table:table-cell table:formula="of:=(1-[.$J$2])*[.D245]/[.K245]" office:value-type="float" office:value="0" calcext:value-type="float">
            <text:p>0</text:p>
          </table:table-cell>
          <table:table-cell table:formula="of:=[.E245]/[.K245]" office:value-type="float" office:value="0.181818181818182" calcext:value-type="float">
            <text:p>0.1818181818</text:p>
          </table:table-cell>
          <table:table-cell table:formula="of:=[.F245]/[.K245]" office:value-type="float" office:value="0.818181818181818" calcext:value-type="float">
            <text:p>0.8181818182</text:p>
          </table:table-cell>
          <table:table-cell table:formula="of:=([.D245]*(1-[.$J$2]))+[.E245]+[.F245]" office:value-type="float" office:value="0.99" calcext:value-type="float">
            <text:p>0.99</text:p>
          </table:table-cell>
          <table:table-cell table:formula="of:=IF(ABS([.H245]+[.I245]+[.J24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5]*(1+[.$J$3])/(2+[.$J$3]))+[.H245]" office:value-type="float" office:value="0.1" calcext:value-type="float">
            <text:p>0.1</text:p>
          </table:table-cell>
          <table:table-cell table:formula="of:=1-[.A246]" office:value-type="float" office:value="0.9" calcext:value-type="float">
            <text:p>0.9</text:p>
          </table:table-cell>
          <table:table-cell table:formula="of:=IF(ABS([.A246]+[.B246])-1&lt;0.001;&quot;&quot;;&quot;ERROR&quot;)">
            <text:p/>
          </table:table-cell>
          <table:table-cell table:formula="of:=[.A246]*[.A246]" office:value-type="float" office:value="0.01" calcext:value-type="float">
            <text:p>0.01</text:p>
          </table:table-cell>
          <table:table-cell table:formula="of:=2*[.A246]*[.B246]" office:value-type="float" office:value="0.18" calcext:value-type="float">
            <text:p>0.18</text:p>
          </table:table-cell>
          <table:table-cell table:formula="of:=[.B246]*[.B246]" office:value-type="float" office:value="0.81" calcext:value-type="float">
            <text:p>0.81</text:p>
          </table:table-cell>
          <table:table-cell table:formula="of:=IF(ABS([.D246]+[.E246]+[.F246])-1&lt;0.001;&quot;&quot;;&quot;ERROR&quot;)">
            <text:p/>
          </table:table-cell>
          <table:table-cell table:formula="of:=(1-[.$J$2])*[.D246]/[.K246]" office:value-type="float" office:value="0" calcext:value-type="float">
            <text:p>0</text:p>
          </table:table-cell>
          <table:table-cell table:formula="of:=[.E246]/[.K246]" office:value-type="float" office:value="0.181818181818182" calcext:value-type="float">
            <text:p>0.1818181818</text:p>
          </table:table-cell>
          <table:table-cell table:formula="of:=[.F246]/[.K246]" office:value-type="float" office:value="0.818181818181818" calcext:value-type="float">
            <text:p>0.8181818182</text:p>
          </table:table-cell>
          <table:table-cell table:formula="of:=([.D246]*(1-[.$J$2]))+[.E246]+[.F246]" office:value-type="float" office:value="0.99" calcext:value-type="float">
            <text:p>0.99</text:p>
          </table:table-cell>
          <table:table-cell table:formula="of:=IF(ABS([.H246]+[.I246]+[.J24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6]*(1+[.$J$3])/(2+[.$J$3]))+[.H246]" office:value-type="float" office:value="0.1" calcext:value-type="float">
            <text:p>0.1</text:p>
          </table:table-cell>
          <table:table-cell table:formula="of:=1-[.A247]" office:value-type="float" office:value="0.9" calcext:value-type="float">
            <text:p>0.9</text:p>
          </table:table-cell>
          <table:table-cell table:formula="of:=IF(ABS([.A247]+[.B247])-1&lt;0.001;&quot;&quot;;&quot;ERROR&quot;)">
            <text:p/>
          </table:table-cell>
          <table:table-cell table:formula="of:=[.A247]*[.A247]" office:value-type="float" office:value="0.01" calcext:value-type="float">
            <text:p>0.01</text:p>
          </table:table-cell>
          <table:table-cell table:formula="of:=2*[.A247]*[.B247]" office:value-type="float" office:value="0.18" calcext:value-type="float">
            <text:p>0.18</text:p>
          </table:table-cell>
          <table:table-cell table:formula="of:=[.B247]*[.B247]" office:value-type="float" office:value="0.81" calcext:value-type="float">
            <text:p>0.81</text:p>
          </table:table-cell>
          <table:table-cell table:formula="of:=IF(ABS([.D247]+[.E247]+[.F247])-1&lt;0.001;&quot;&quot;;&quot;ERROR&quot;)">
            <text:p/>
          </table:table-cell>
          <table:table-cell table:formula="of:=(1-[.$J$2])*[.D247]/[.K247]" office:value-type="float" office:value="0" calcext:value-type="float">
            <text:p>0</text:p>
          </table:table-cell>
          <table:table-cell table:formula="of:=[.E247]/[.K247]" office:value-type="float" office:value="0.181818181818182" calcext:value-type="float">
            <text:p>0.1818181818</text:p>
          </table:table-cell>
          <table:table-cell table:formula="of:=[.F247]/[.K247]" office:value-type="float" office:value="0.818181818181818" calcext:value-type="float">
            <text:p>0.8181818182</text:p>
          </table:table-cell>
          <table:table-cell table:formula="of:=([.D247]*(1-[.$J$2]))+[.E247]+[.F247]" office:value-type="float" office:value="0.99" calcext:value-type="float">
            <text:p>0.99</text:p>
          </table:table-cell>
          <table:table-cell table:formula="of:=IF(ABS([.H247]+[.I247]+[.J24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7]*(1+[.$J$3])/(2+[.$J$3]))+[.H247]" office:value-type="float" office:value="0.1" calcext:value-type="float">
            <text:p>0.1</text:p>
          </table:table-cell>
          <table:table-cell table:formula="of:=1-[.A248]" office:value-type="float" office:value="0.9" calcext:value-type="float">
            <text:p>0.9</text:p>
          </table:table-cell>
          <table:table-cell table:formula="of:=IF(ABS([.A248]+[.B248])-1&lt;0.001;&quot;&quot;;&quot;ERROR&quot;)">
            <text:p/>
          </table:table-cell>
          <table:table-cell table:formula="of:=[.A248]*[.A248]" office:value-type="float" office:value="0.01" calcext:value-type="float">
            <text:p>0.01</text:p>
          </table:table-cell>
          <table:table-cell table:formula="of:=2*[.A248]*[.B248]" office:value-type="float" office:value="0.18" calcext:value-type="float">
            <text:p>0.18</text:p>
          </table:table-cell>
          <table:table-cell table:formula="of:=[.B248]*[.B248]" office:value-type="float" office:value="0.81" calcext:value-type="float">
            <text:p>0.81</text:p>
          </table:table-cell>
          <table:table-cell table:formula="of:=IF(ABS([.D248]+[.E248]+[.F248])-1&lt;0.001;&quot;&quot;;&quot;ERROR&quot;)">
            <text:p/>
          </table:table-cell>
          <table:table-cell table:formula="of:=(1-[.$J$2])*[.D248]/[.K248]" office:value-type="float" office:value="0" calcext:value-type="float">
            <text:p>0</text:p>
          </table:table-cell>
          <table:table-cell table:formula="of:=[.E248]/[.K248]" office:value-type="float" office:value="0.181818181818182" calcext:value-type="float">
            <text:p>0.1818181818</text:p>
          </table:table-cell>
          <table:table-cell table:formula="of:=[.F248]/[.K248]" office:value-type="float" office:value="0.818181818181818" calcext:value-type="float">
            <text:p>0.8181818182</text:p>
          </table:table-cell>
          <table:table-cell table:formula="of:=([.D248]*(1-[.$J$2]))+[.E248]+[.F248]" office:value-type="float" office:value="0.99" calcext:value-type="float">
            <text:p>0.99</text:p>
          </table:table-cell>
          <table:table-cell table:formula="of:=IF(ABS([.H248]+[.I248]+[.J24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8]*(1+[.$J$3])/(2+[.$J$3]))+[.H248]" office:value-type="float" office:value="0.1" calcext:value-type="float">
            <text:p>0.1</text:p>
          </table:table-cell>
          <table:table-cell table:formula="of:=1-[.A249]" office:value-type="float" office:value="0.9" calcext:value-type="float">
            <text:p>0.9</text:p>
          </table:table-cell>
          <table:table-cell table:formula="of:=IF(ABS([.A249]+[.B249])-1&lt;0.001;&quot;&quot;;&quot;ERROR&quot;)">
            <text:p/>
          </table:table-cell>
          <table:table-cell table:formula="of:=[.A249]*[.A249]" office:value-type="float" office:value="0.01" calcext:value-type="float">
            <text:p>0.01</text:p>
          </table:table-cell>
          <table:table-cell table:formula="of:=2*[.A249]*[.B249]" office:value-type="float" office:value="0.18" calcext:value-type="float">
            <text:p>0.18</text:p>
          </table:table-cell>
          <table:table-cell table:formula="of:=[.B249]*[.B249]" office:value-type="float" office:value="0.81" calcext:value-type="float">
            <text:p>0.81</text:p>
          </table:table-cell>
          <table:table-cell table:formula="of:=IF(ABS([.D249]+[.E249]+[.F249])-1&lt;0.001;&quot;&quot;;&quot;ERROR&quot;)">
            <text:p/>
          </table:table-cell>
          <table:table-cell table:formula="of:=(1-[.$J$2])*[.D249]/[.K249]" office:value-type="float" office:value="0" calcext:value-type="float">
            <text:p>0</text:p>
          </table:table-cell>
          <table:table-cell table:formula="of:=[.E249]/[.K249]" office:value-type="float" office:value="0.181818181818182" calcext:value-type="float">
            <text:p>0.1818181818</text:p>
          </table:table-cell>
          <table:table-cell table:formula="of:=[.F249]/[.K249]" office:value-type="float" office:value="0.818181818181818" calcext:value-type="float">
            <text:p>0.8181818182</text:p>
          </table:table-cell>
          <table:table-cell table:formula="of:=([.D249]*(1-[.$J$2]))+[.E249]+[.F249]" office:value-type="float" office:value="0.99" calcext:value-type="float">
            <text:p>0.99</text:p>
          </table:table-cell>
          <table:table-cell table:formula="of:=IF(ABS([.H249]+[.I249]+[.J24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49]*(1+[.$J$3])/(2+[.$J$3]))+[.H249]" office:value-type="float" office:value="0.1" calcext:value-type="float">
            <text:p>0.1</text:p>
          </table:table-cell>
          <table:table-cell table:formula="of:=1-[.A250]" office:value-type="float" office:value="0.9" calcext:value-type="float">
            <text:p>0.9</text:p>
          </table:table-cell>
          <table:table-cell table:formula="of:=IF(ABS([.A250]+[.B250])-1&lt;0.001;&quot;&quot;;&quot;ERROR&quot;)">
            <text:p/>
          </table:table-cell>
          <table:table-cell table:formula="of:=[.A250]*[.A250]" office:value-type="float" office:value="0.01" calcext:value-type="float">
            <text:p>0.01</text:p>
          </table:table-cell>
          <table:table-cell table:formula="of:=2*[.A250]*[.B250]" office:value-type="float" office:value="0.18" calcext:value-type="float">
            <text:p>0.18</text:p>
          </table:table-cell>
          <table:table-cell table:formula="of:=[.B250]*[.B250]" office:value-type="float" office:value="0.81" calcext:value-type="float">
            <text:p>0.81</text:p>
          </table:table-cell>
          <table:table-cell table:formula="of:=IF(ABS([.D250]+[.E250]+[.F250])-1&lt;0.001;&quot;&quot;;&quot;ERROR&quot;)">
            <text:p/>
          </table:table-cell>
          <table:table-cell table:formula="of:=(1-[.$J$2])*[.D250]/[.K250]" office:value-type="float" office:value="0" calcext:value-type="float">
            <text:p>0</text:p>
          </table:table-cell>
          <table:table-cell table:formula="of:=[.E250]/[.K250]" office:value-type="float" office:value="0.181818181818182" calcext:value-type="float">
            <text:p>0.1818181818</text:p>
          </table:table-cell>
          <table:table-cell table:formula="of:=[.F250]/[.K250]" office:value-type="float" office:value="0.818181818181818" calcext:value-type="float">
            <text:p>0.8181818182</text:p>
          </table:table-cell>
          <table:table-cell table:formula="of:=([.D250]*(1-[.$J$2]))+[.E250]+[.F250]" office:value-type="float" office:value="0.99" calcext:value-type="float">
            <text:p>0.99</text:p>
          </table:table-cell>
          <table:table-cell table:formula="of:=IF(ABS([.H250]+[.I250]+[.J25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0]*(1+[.$J$3])/(2+[.$J$3]))+[.H250]" office:value-type="float" office:value="0.1" calcext:value-type="float">
            <text:p>0.1</text:p>
          </table:table-cell>
          <table:table-cell table:formula="of:=1-[.A251]" office:value-type="float" office:value="0.9" calcext:value-type="float">
            <text:p>0.9</text:p>
          </table:table-cell>
          <table:table-cell table:formula="of:=IF(ABS([.A251]+[.B251])-1&lt;0.001;&quot;&quot;;&quot;ERROR&quot;)">
            <text:p/>
          </table:table-cell>
          <table:table-cell table:formula="of:=[.A251]*[.A251]" office:value-type="float" office:value="0.01" calcext:value-type="float">
            <text:p>0.01</text:p>
          </table:table-cell>
          <table:table-cell table:formula="of:=2*[.A251]*[.B251]" office:value-type="float" office:value="0.18" calcext:value-type="float">
            <text:p>0.18</text:p>
          </table:table-cell>
          <table:table-cell table:formula="of:=[.B251]*[.B251]" office:value-type="float" office:value="0.81" calcext:value-type="float">
            <text:p>0.81</text:p>
          </table:table-cell>
          <table:table-cell table:formula="of:=IF(ABS([.D251]+[.E251]+[.F251])-1&lt;0.001;&quot;&quot;;&quot;ERROR&quot;)">
            <text:p/>
          </table:table-cell>
          <table:table-cell table:formula="of:=(1-[.$J$2])*[.D251]/[.K251]" office:value-type="float" office:value="0" calcext:value-type="float">
            <text:p>0</text:p>
          </table:table-cell>
          <table:table-cell table:formula="of:=[.E251]/[.K251]" office:value-type="float" office:value="0.181818181818182" calcext:value-type="float">
            <text:p>0.1818181818</text:p>
          </table:table-cell>
          <table:table-cell table:formula="of:=[.F251]/[.K251]" office:value-type="float" office:value="0.818181818181818" calcext:value-type="float">
            <text:p>0.8181818182</text:p>
          </table:table-cell>
          <table:table-cell table:formula="of:=([.D251]*(1-[.$J$2]))+[.E251]+[.F251]" office:value-type="float" office:value="0.99" calcext:value-type="float">
            <text:p>0.99</text:p>
          </table:table-cell>
          <table:table-cell table:formula="of:=IF(ABS([.H251]+[.I251]+[.J25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1]*(1+[.$J$3])/(2+[.$J$3]))+[.H251]" office:value-type="float" office:value="0.1" calcext:value-type="float">
            <text:p>0.1</text:p>
          </table:table-cell>
          <table:table-cell table:formula="of:=1-[.A252]" office:value-type="float" office:value="0.9" calcext:value-type="float">
            <text:p>0.9</text:p>
          </table:table-cell>
          <table:table-cell table:formula="of:=IF(ABS([.A252]+[.B252])-1&lt;0.001;&quot;&quot;;&quot;ERROR&quot;)">
            <text:p/>
          </table:table-cell>
          <table:table-cell table:formula="of:=[.A252]*[.A252]" office:value-type="float" office:value="0.01" calcext:value-type="float">
            <text:p>0.01</text:p>
          </table:table-cell>
          <table:table-cell table:formula="of:=2*[.A252]*[.B252]" office:value-type="float" office:value="0.18" calcext:value-type="float">
            <text:p>0.18</text:p>
          </table:table-cell>
          <table:table-cell table:formula="of:=[.B252]*[.B252]" office:value-type="float" office:value="0.81" calcext:value-type="float">
            <text:p>0.81</text:p>
          </table:table-cell>
          <table:table-cell table:formula="of:=IF(ABS([.D252]+[.E252]+[.F252])-1&lt;0.001;&quot;&quot;;&quot;ERROR&quot;)">
            <text:p/>
          </table:table-cell>
          <table:table-cell table:formula="of:=(1-[.$J$2])*[.D252]/[.K252]" office:value-type="float" office:value="0" calcext:value-type="float">
            <text:p>0</text:p>
          </table:table-cell>
          <table:table-cell table:formula="of:=[.E252]/[.K252]" office:value-type="float" office:value="0.181818181818182" calcext:value-type="float">
            <text:p>0.1818181818</text:p>
          </table:table-cell>
          <table:table-cell table:formula="of:=[.F252]/[.K252]" office:value-type="float" office:value="0.818181818181818" calcext:value-type="float">
            <text:p>0.8181818182</text:p>
          </table:table-cell>
          <table:table-cell table:formula="of:=([.D252]*(1-[.$J$2]))+[.E252]+[.F252]" office:value-type="float" office:value="0.99" calcext:value-type="float">
            <text:p>0.99</text:p>
          </table:table-cell>
          <table:table-cell table:formula="of:=IF(ABS([.H252]+[.I252]+[.J25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2]*(1+[.$J$3])/(2+[.$J$3]))+[.H252]" office:value-type="float" office:value="0.1" calcext:value-type="float">
            <text:p>0.1</text:p>
          </table:table-cell>
          <table:table-cell table:formula="of:=1-[.A253]" office:value-type="float" office:value="0.9" calcext:value-type="float">
            <text:p>0.9</text:p>
          </table:table-cell>
          <table:table-cell table:formula="of:=IF(ABS([.A253]+[.B253])-1&lt;0.001;&quot;&quot;;&quot;ERROR&quot;)">
            <text:p/>
          </table:table-cell>
          <table:table-cell table:formula="of:=[.A253]*[.A253]" office:value-type="float" office:value="0.01" calcext:value-type="float">
            <text:p>0.01</text:p>
          </table:table-cell>
          <table:table-cell table:formula="of:=2*[.A253]*[.B253]" office:value-type="float" office:value="0.18" calcext:value-type="float">
            <text:p>0.18</text:p>
          </table:table-cell>
          <table:table-cell table:formula="of:=[.B253]*[.B253]" office:value-type="float" office:value="0.81" calcext:value-type="float">
            <text:p>0.81</text:p>
          </table:table-cell>
          <table:table-cell table:formula="of:=IF(ABS([.D253]+[.E253]+[.F253])-1&lt;0.001;&quot;&quot;;&quot;ERROR&quot;)">
            <text:p/>
          </table:table-cell>
          <table:table-cell table:formula="of:=(1-[.$J$2])*[.D253]/[.K253]" office:value-type="float" office:value="0" calcext:value-type="float">
            <text:p>0</text:p>
          </table:table-cell>
          <table:table-cell table:formula="of:=[.E253]/[.K253]" office:value-type="float" office:value="0.181818181818182" calcext:value-type="float">
            <text:p>0.1818181818</text:p>
          </table:table-cell>
          <table:table-cell table:formula="of:=[.F253]/[.K253]" office:value-type="float" office:value="0.818181818181818" calcext:value-type="float">
            <text:p>0.8181818182</text:p>
          </table:table-cell>
          <table:table-cell table:formula="of:=([.D253]*(1-[.$J$2]))+[.E253]+[.F253]" office:value-type="float" office:value="0.99" calcext:value-type="float">
            <text:p>0.99</text:p>
          </table:table-cell>
          <table:table-cell table:formula="of:=IF(ABS([.H253]+[.I253]+[.J25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3]*(1+[.$J$3])/(2+[.$J$3]))+[.H253]" office:value-type="float" office:value="0.1" calcext:value-type="float">
            <text:p>0.1</text:p>
          </table:table-cell>
          <table:table-cell table:formula="of:=1-[.A254]" office:value-type="float" office:value="0.9" calcext:value-type="float">
            <text:p>0.9</text:p>
          </table:table-cell>
          <table:table-cell table:formula="of:=IF(ABS([.A254]+[.B254])-1&lt;0.001;&quot;&quot;;&quot;ERROR&quot;)">
            <text:p/>
          </table:table-cell>
          <table:table-cell table:formula="of:=[.A254]*[.A254]" office:value-type="float" office:value="0.01" calcext:value-type="float">
            <text:p>0.01</text:p>
          </table:table-cell>
          <table:table-cell table:formula="of:=2*[.A254]*[.B254]" office:value-type="float" office:value="0.18" calcext:value-type="float">
            <text:p>0.18</text:p>
          </table:table-cell>
          <table:table-cell table:formula="of:=[.B254]*[.B254]" office:value-type="float" office:value="0.81" calcext:value-type="float">
            <text:p>0.81</text:p>
          </table:table-cell>
          <table:table-cell table:formula="of:=IF(ABS([.D254]+[.E254]+[.F254])-1&lt;0.001;&quot;&quot;;&quot;ERROR&quot;)">
            <text:p/>
          </table:table-cell>
          <table:table-cell table:formula="of:=(1-[.$J$2])*[.D254]/[.K254]" office:value-type="float" office:value="0" calcext:value-type="float">
            <text:p>0</text:p>
          </table:table-cell>
          <table:table-cell table:formula="of:=[.E254]/[.K254]" office:value-type="float" office:value="0.181818181818182" calcext:value-type="float">
            <text:p>0.1818181818</text:p>
          </table:table-cell>
          <table:table-cell table:formula="of:=[.F254]/[.K254]" office:value-type="float" office:value="0.818181818181818" calcext:value-type="float">
            <text:p>0.8181818182</text:p>
          </table:table-cell>
          <table:table-cell table:formula="of:=([.D254]*(1-[.$J$2]))+[.E254]+[.F254]" office:value-type="float" office:value="0.99" calcext:value-type="float">
            <text:p>0.99</text:p>
          </table:table-cell>
          <table:table-cell table:formula="of:=IF(ABS([.H254]+[.I254]+[.J25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4]*(1+[.$J$3])/(2+[.$J$3]))+[.H254]" office:value-type="float" office:value="0.1" calcext:value-type="float">
            <text:p>0.1</text:p>
          </table:table-cell>
          <table:table-cell table:formula="of:=1-[.A255]" office:value-type="float" office:value="0.9" calcext:value-type="float">
            <text:p>0.9</text:p>
          </table:table-cell>
          <table:table-cell table:formula="of:=IF(ABS([.A255]+[.B255])-1&lt;0.001;&quot;&quot;;&quot;ERROR&quot;)">
            <text:p/>
          </table:table-cell>
          <table:table-cell table:formula="of:=[.A255]*[.A255]" office:value-type="float" office:value="0.01" calcext:value-type="float">
            <text:p>0.01</text:p>
          </table:table-cell>
          <table:table-cell table:formula="of:=2*[.A255]*[.B255]" office:value-type="float" office:value="0.18" calcext:value-type="float">
            <text:p>0.18</text:p>
          </table:table-cell>
          <table:table-cell table:formula="of:=[.B255]*[.B255]" office:value-type="float" office:value="0.81" calcext:value-type="float">
            <text:p>0.81</text:p>
          </table:table-cell>
          <table:table-cell table:formula="of:=IF(ABS([.D255]+[.E255]+[.F255])-1&lt;0.001;&quot;&quot;;&quot;ERROR&quot;)">
            <text:p/>
          </table:table-cell>
          <table:table-cell table:formula="of:=(1-[.$J$2])*[.D255]/[.K255]" office:value-type="float" office:value="0" calcext:value-type="float">
            <text:p>0</text:p>
          </table:table-cell>
          <table:table-cell table:formula="of:=[.E255]/[.K255]" office:value-type="float" office:value="0.181818181818182" calcext:value-type="float">
            <text:p>0.1818181818</text:p>
          </table:table-cell>
          <table:table-cell table:formula="of:=[.F255]/[.K255]" office:value-type="float" office:value="0.818181818181818" calcext:value-type="float">
            <text:p>0.8181818182</text:p>
          </table:table-cell>
          <table:table-cell table:formula="of:=([.D255]*(1-[.$J$2]))+[.E255]+[.F255]" office:value-type="float" office:value="0.99" calcext:value-type="float">
            <text:p>0.99</text:p>
          </table:table-cell>
          <table:table-cell table:formula="of:=IF(ABS([.H255]+[.I255]+[.J25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5]*(1+[.$J$3])/(2+[.$J$3]))+[.H255]" office:value-type="float" office:value="0.1" calcext:value-type="float">
            <text:p>0.1</text:p>
          </table:table-cell>
          <table:table-cell table:formula="of:=1-[.A256]" office:value-type="float" office:value="0.9" calcext:value-type="float">
            <text:p>0.9</text:p>
          </table:table-cell>
          <table:table-cell table:formula="of:=IF(ABS([.A256]+[.B256])-1&lt;0.001;&quot;&quot;;&quot;ERROR&quot;)">
            <text:p/>
          </table:table-cell>
          <table:table-cell table:formula="of:=[.A256]*[.A256]" office:value-type="float" office:value="0.01" calcext:value-type="float">
            <text:p>0.01</text:p>
          </table:table-cell>
          <table:table-cell table:formula="of:=2*[.A256]*[.B256]" office:value-type="float" office:value="0.18" calcext:value-type="float">
            <text:p>0.18</text:p>
          </table:table-cell>
          <table:table-cell table:formula="of:=[.B256]*[.B256]" office:value-type="float" office:value="0.81" calcext:value-type="float">
            <text:p>0.81</text:p>
          </table:table-cell>
          <table:table-cell table:formula="of:=IF(ABS([.D256]+[.E256]+[.F256])-1&lt;0.001;&quot;&quot;;&quot;ERROR&quot;)">
            <text:p/>
          </table:table-cell>
          <table:table-cell table:formula="of:=(1-[.$J$2])*[.D256]/[.K256]" office:value-type="float" office:value="0" calcext:value-type="float">
            <text:p>0</text:p>
          </table:table-cell>
          <table:table-cell table:formula="of:=[.E256]/[.K256]" office:value-type="float" office:value="0.181818181818182" calcext:value-type="float">
            <text:p>0.1818181818</text:p>
          </table:table-cell>
          <table:table-cell table:formula="of:=[.F256]/[.K256]" office:value-type="float" office:value="0.818181818181818" calcext:value-type="float">
            <text:p>0.8181818182</text:p>
          </table:table-cell>
          <table:table-cell table:formula="of:=([.D256]*(1-[.$J$2]))+[.E256]+[.F256]" office:value-type="float" office:value="0.99" calcext:value-type="float">
            <text:p>0.99</text:p>
          </table:table-cell>
          <table:table-cell table:formula="of:=IF(ABS([.H256]+[.I256]+[.J25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6]*(1+[.$J$3])/(2+[.$J$3]))+[.H256]" office:value-type="float" office:value="0.1" calcext:value-type="float">
            <text:p>0.1</text:p>
          </table:table-cell>
          <table:table-cell table:formula="of:=1-[.A257]" office:value-type="float" office:value="0.9" calcext:value-type="float">
            <text:p>0.9</text:p>
          </table:table-cell>
          <table:table-cell table:formula="of:=IF(ABS([.A257]+[.B257])-1&lt;0.001;&quot;&quot;;&quot;ERROR&quot;)">
            <text:p/>
          </table:table-cell>
          <table:table-cell table:formula="of:=[.A257]*[.A257]" office:value-type="float" office:value="0.01" calcext:value-type="float">
            <text:p>0.01</text:p>
          </table:table-cell>
          <table:table-cell table:formula="of:=2*[.A257]*[.B257]" office:value-type="float" office:value="0.18" calcext:value-type="float">
            <text:p>0.18</text:p>
          </table:table-cell>
          <table:table-cell table:formula="of:=[.B257]*[.B257]" office:value-type="float" office:value="0.81" calcext:value-type="float">
            <text:p>0.81</text:p>
          </table:table-cell>
          <table:table-cell table:formula="of:=IF(ABS([.D257]+[.E257]+[.F257])-1&lt;0.001;&quot;&quot;;&quot;ERROR&quot;)">
            <text:p/>
          </table:table-cell>
          <table:table-cell table:formula="of:=(1-[.$J$2])*[.D257]/[.K257]" office:value-type="float" office:value="0" calcext:value-type="float">
            <text:p>0</text:p>
          </table:table-cell>
          <table:table-cell table:formula="of:=[.E257]/[.K257]" office:value-type="float" office:value="0.181818181818182" calcext:value-type="float">
            <text:p>0.1818181818</text:p>
          </table:table-cell>
          <table:table-cell table:formula="of:=[.F257]/[.K257]" office:value-type="float" office:value="0.818181818181818" calcext:value-type="float">
            <text:p>0.8181818182</text:p>
          </table:table-cell>
          <table:table-cell table:formula="of:=([.D257]*(1-[.$J$2]))+[.E257]+[.F257]" office:value-type="float" office:value="0.99" calcext:value-type="float">
            <text:p>0.99</text:p>
          </table:table-cell>
          <table:table-cell table:formula="of:=IF(ABS([.H257]+[.I257]+[.J25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7]*(1+[.$J$3])/(2+[.$J$3]))+[.H257]" office:value-type="float" office:value="0.1" calcext:value-type="float">
            <text:p>0.1</text:p>
          </table:table-cell>
          <table:table-cell table:formula="of:=1-[.A258]" office:value-type="float" office:value="0.9" calcext:value-type="float">
            <text:p>0.9</text:p>
          </table:table-cell>
          <table:table-cell table:formula="of:=IF(ABS([.A258]+[.B258])-1&lt;0.001;&quot;&quot;;&quot;ERROR&quot;)">
            <text:p/>
          </table:table-cell>
          <table:table-cell table:formula="of:=[.A258]*[.A258]" office:value-type="float" office:value="0.01" calcext:value-type="float">
            <text:p>0.01</text:p>
          </table:table-cell>
          <table:table-cell table:formula="of:=2*[.A258]*[.B258]" office:value-type="float" office:value="0.18" calcext:value-type="float">
            <text:p>0.18</text:p>
          </table:table-cell>
          <table:table-cell table:formula="of:=[.B258]*[.B258]" office:value-type="float" office:value="0.81" calcext:value-type="float">
            <text:p>0.81</text:p>
          </table:table-cell>
          <table:table-cell table:formula="of:=IF(ABS([.D258]+[.E258]+[.F258])-1&lt;0.001;&quot;&quot;;&quot;ERROR&quot;)">
            <text:p/>
          </table:table-cell>
          <table:table-cell table:formula="of:=(1-[.$J$2])*[.D258]/[.K258]" office:value-type="float" office:value="0" calcext:value-type="float">
            <text:p>0</text:p>
          </table:table-cell>
          <table:table-cell table:formula="of:=[.E258]/[.K258]" office:value-type="float" office:value="0.181818181818182" calcext:value-type="float">
            <text:p>0.1818181818</text:p>
          </table:table-cell>
          <table:table-cell table:formula="of:=[.F258]/[.K258]" office:value-type="float" office:value="0.818181818181818" calcext:value-type="float">
            <text:p>0.8181818182</text:p>
          </table:table-cell>
          <table:table-cell table:formula="of:=([.D258]*(1-[.$J$2]))+[.E258]+[.F258]" office:value-type="float" office:value="0.99" calcext:value-type="float">
            <text:p>0.99</text:p>
          </table:table-cell>
          <table:table-cell table:formula="of:=IF(ABS([.H258]+[.I258]+[.J25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8]*(1+[.$J$3])/(2+[.$J$3]))+[.H258]" office:value-type="float" office:value="0.1" calcext:value-type="float">
            <text:p>0.1</text:p>
          </table:table-cell>
          <table:table-cell table:formula="of:=1-[.A259]" office:value-type="float" office:value="0.9" calcext:value-type="float">
            <text:p>0.9</text:p>
          </table:table-cell>
          <table:table-cell table:formula="of:=IF(ABS([.A259]+[.B259])-1&lt;0.001;&quot;&quot;;&quot;ERROR&quot;)">
            <text:p/>
          </table:table-cell>
          <table:table-cell table:formula="of:=[.A259]*[.A259]" office:value-type="float" office:value="0.01" calcext:value-type="float">
            <text:p>0.01</text:p>
          </table:table-cell>
          <table:table-cell table:formula="of:=2*[.A259]*[.B259]" office:value-type="float" office:value="0.18" calcext:value-type="float">
            <text:p>0.18</text:p>
          </table:table-cell>
          <table:table-cell table:formula="of:=[.B259]*[.B259]" office:value-type="float" office:value="0.81" calcext:value-type="float">
            <text:p>0.81</text:p>
          </table:table-cell>
          <table:table-cell table:formula="of:=IF(ABS([.D259]+[.E259]+[.F259])-1&lt;0.001;&quot;&quot;;&quot;ERROR&quot;)">
            <text:p/>
          </table:table-cell>
          <table:table-cell table:formula="of:=(1-[.$J$2])*[.D259]/[.K259]" office:value-type="float" office:value="0" calcext:value-type="float">
            <text:p>0</text:p>
          </table:table-cell>
          <table:table-cell table:formula="of:=[.E259]/[.K259]" office:value-type="float" office:value="0.181818181818182" calcext:value-type="float">
            <text:p>0.1818181818</text:p>
          </table:table-cell>
          <table:table-cell table:formula="of:=[.F259]/[.K259]" office:value-type="float" office:value="0.818181818181818" calcext:value-type="float">
            <text:p>0.8181818182</text:p>
          </table:table-cell>
          <table:table-cell table:formula="of:=([.D259]*(1-[.$J$2]))+[.E259]+[.F259]" office:value-type="float" office:value="0.99" calcext:value-type="float">
            <text:p>0.99</text:p>
          </table:table-cell>
          <table:table-cell table:formula="of:=IF(ABS([.H259]+[.I259]+[.J25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59]*(1+[.$J$3])/(2+[.$J$3]))+[.H259]" office:value-type="float" office:value="0.1" calcext:value-type="float">
            <text:p>0.1</text:p>
          </table:table-cell>
          <table:table-cell table:formula="of:=1-[.A260]" office:value-type="float" office:value="0.9" calcext:value-type="float">
            <text:p>0.9</text:p>
          </table:table-cell>
          <table:table-cell table:formula="of:=IF(ABS([.A260]+[.B260])-1&lt;0.001;&quot;&quot;;&quot;ERROR&quot;)">
            <text:p/>
          </table:table-cell>
          <table:table-cell table:formula="of:=[.A260]*[.A260]" office:value-type="float" office:value="0.01" calcext:value-type="float">
            <text:p>0.01</text:p>
          </table:table-cell>
          <table:table-cell table:formula="of:=2*[.A260]*[.B260]" office:value-type="float" office:value="0.18" calcext:value-type="float">
            <text:p>0.18</text:p>
          </table:table-cell>
          <table:table-cell table:formula="of:=[.B260]*[.B260]" office:value-type="float" office:value="0.81" calcext:value-type="float">
            <text:p>0.81</text:p>
          </table:table-cell>
          <table:table-cell table:formula="of:=IF(ABS([.D260]+[.E260]+[.F260])-1&lt;0.001;&quot;&quot;;&quot;ERROR&quot;)">
            <text:p/>
          </table:table-cell>
          <table:table-cell table:formula="of:=(1-[.$J$2])*[.D260]/[.K260]" office:value-type="float" office:value="0" calcext:value-type="float">
            <text:p>0</text:p>
          </table:table-cell>
          <table:table-cell table:formula="of:=[.E260]/[.K260]" office:value-type="float" office:value="0.181818181818182" calcext:value-type="float">
            <text:p>0.1818181818</text:p>
          </table:table-cell>
          <table:table-cell table:formula="of:=[.F260]/[.K260]" office:value-type="float" office:value="0.818181818181818" calcext:value-type="float">
            <text:p>0.8181818182</text:p>
          </table:table-cell>
          <table:table-cell table:formula="of:=([.D260]*(1-[.$J$2]))+[.E260]+[.F260]" office:value-type="float" office:value="0.99" calcext:value-type="float">
            <text:p>0.99</text:p>
          </table:table-cell>
          <table:table-cell table:formula="of:=IF(ABS([.H260]+[.I260]+[.J26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0]*(1+[.$J$3])/(2+[.$J$3]))+[.H260]" office:value-type="float" office:value="0.1" calcext:value-type="float">
            <text:p>0.1</text:p>
          </table:table-cell>
          <table:table-cell table:formula="of:=1-[.A261]" office:value-type="float" office:value="0.9" calcext:value-type="float">
            <text:p>0.9</text:p>
          </table:table-cell>
          <table:table-cell table:formula="of:=IF(ABS([.A261]+[.B261])-1&lt;0.001;&quot;&quot;;&quot;ERROR&quot;)">
            <text:p/>
          </table:table-cell>
          <table:table-cell table:formula="of:=[.A261]*[.A261]" office:value-type="float" office:value="0.01" calcext:value-type="float">
            <text:p>0.01</text:p>
          </table:table-cell>
          <table:table-cell table:formula="of:=2*[.A261]*[.B261]" office:value-type="float" office:value="0.18" calcext:value-type="float">
            <text:p>0.18</text:p>
          </table:table-cell>
          <table:table-cell table:formula="of:=[.B261]*[.B261]" office:value-type="float" office:value="0.81" calcext:value-type="float">
            <text:p>0.81</text:p>
          </table:table-cell>
          <table:table-cell table:formula="of:=IF(ABS([.D261]+[.E261]+[.F261])-1&lt;0.001;&quot;&quot;;&quot;ERROR&quot;)">
            <text:p/>
          </table:table-cell>
          <table:table-cell table:formula="of:=(1-[.$J$2])*[.D261]/[.K261]" office:value-type="float" office:value="0" calcext:value-type="float">
            <text:p>0</text:p>
          </table:table-cell>
          <table:table-cell table:formula="of:=[.E261]/[.K261]" office:value-type="float" office:value="0.181818181818182" calcext:value-type="float">
            <text:p>0.1818181818</text:p>
          </table:table-cell>
          <table:table-cell table:formula="of:=[.F261]/[.K261]" office:value-type="float" office:value="0.818181818181818" calcext:value-type="float">
            <text:p>0.8181818182</text:p>
          </table:table-cell>
          <table:table-cell table:formula="of:=([.D261]*(1-[.$J$2]))+[.E261]+[.F261]" office:value-type="float" office:value="0.99" calcext:value-type="float">
            <text:p>0.99</text:p>
          </table:table-cell>
          <table:table-cell table:formula="of:=IF(ABS([.H261]+[.I261]+[.J26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1]*(1+[.$J$3])/(2+[.$J$3]))+[.H261]" office:value-type="float" office:value="0.1" calcext:value-type="float">
            <text:p>0.1</text:p>
          </table:table-cell>
          <table:table-cell table:formula="of:=1-[.A262]" office:value-type="float" office:value="0.9" calcext:value-type="float">
            <text:p>0.9</text:p>
          </table:table-cell>
          <table:table-cell table:formula="of:=IF(ABS([.A262]+[.B262])-1&lt;0.001;&quot;&quot;;&quot;ERROR&quot;)">
            <text:p/>
          </table:table-cell>
          <table:table-cell table:formula="of:=[.A262]*[.A262]" office:value-type="float" office:value="0.01" calcext:value-type="float">
            <text:p>0.01</text:p>
          </table:table-cell>
          <table:table-cell table:formula="of:=2*[.A262]*[.B262]" office:value-type="float" office:value="0.18" calcext:value-type="float">
            <text:p>0.18</text:p>
          </table:table-cell>
          <table:table-cell table:formula="of:=[.B262]*[.B262]" office:value-type="float" office:value="0.81" calcext:value-type="float">
            <text:p>0.81</text:p>
          </table:table-cell>
          <table:table-cell table:formula="of:=IF(ABS([.D262]+[.E262]+[.F262])-1&lt;0.001;&quot;&quot;;&quot;ERROR&quot;)">
            <text:p/>
          </table:table-cell>
          <table:table-cell table:formula="of:=(1-[.$J$2])*[.D262]/[.K262]" office:value-type="float" office:value="0" calcext:value-type="float">
            <text:p>0</text:p>
          </table:table-cell>
          <table:table-cell table:formula="of:=[.E262]/[.K262]" office:value-type="float" office:value="0.181818181818182" calcext:value-type="float">
            <text:p>0.1818181818</text:p>
          </table:table-cell>
          <table:table-cell table:formula="of:=[.F262]/[.K262]" office:value-type="float" office:value="0.818181818181818" calcext:value-type="float">
            <text:p>0.8181818182</text:p>
          </table:table-cell>
          <table:table-cell table:formula="of:=([.D262]*(1-[.$J$2]))+[.E262]+[.F262]" office:value-type="float" office:value="0.99" calcext:value-type="float">
            <text:p>0.99</text:p>
          </table:table-cell>
          <table:table-cell table:formula="of:=IF(ABS([.H262]+[.I262]+[.J26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2]*(1+[.$J$3])/(2+[.$J$3]))+[.H262]" office:value-type="float" office:value="0.1" calcext:value-type="float">
            <text:p>0.1</text:p>
          </table:table-cell>
          <table:table-cell table:formula="of:=1-[.A263]" office:value-type="float" office:value="0.9" calcext:value-type="float">
            <text:p>0.9</text:p>
          </table:table-cell>
          <table:table-cell table:formula="of:=IF(ABS([.A263]+[.B263])-1&lt;0.001;&quot;&quot;;&quot;ERROR&quot;)">
            <text:p/>
          </table:table-cell>
          <table:table-cell table:formula="of:=[.A263]*[.A263]" office:value-type="float" office:value="0.01" calcext:value-type="float">
            <text:p>0.01</text:p>
          </table:table-cell>
          <table:table-cell table:formula="of:=2*[.A263]*[.B263]" office:value-type="float" office:value="0.18" calcext:value-type="float">
            <text:p>0.18</text:p>
          </table:table-cell>
          <table:table-cell table:formula="of:=[.B263]*[.B263]" office:value-type="float" office:value="0.81" calcext:value-type="float">
            <text:p>0.81</text:p>
          </table:table-cell>
          <table:table-cell table:formula="of:=IF(ABS([.D263]+[.E263]+[.F263])-1&lt;0.001;&quot;&quot;;&quot;ERROR&quot;)">
            <text:p/>
          </table:table-cell>
          <table:table-cell table:formula="of:=(1-[.$J$2])*[.D263]/[.K263]" office:value-type="float" office:value="0" calcext:value-type="float">
            <text:p>0</text:p>
          </table:table-cell>
          <table:table-cell table:formula="of:=[.E263]/[.K263]" office:value-type="float" office:value="0.181818181818182" calcext:value-type="float">
            <text:p>0.1818181818</text:p>
          </table:table-cell>
          <table:table-cell table:formula="of:=[.F263]/[.K263]" office:value-type="float" office:value="0.818181818181818" calcext:value-type="float">
            <text:p>0.8181818182</text:p>
          </table:table-cell>
          <table:table-cell table:formula="of:=([.D263]*(1-[.$J$2]))+[.E263]+[.F263]" office:value-type="float" office:value="0.99" calcext:value-type="float">
            <text:p>0.99</text:p>
          </table:table-cell>
          <table:table-cell table:formula="of:=IF(ABS([.H263]+[.I263]+[.J26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3]*(1+[.$J$3])/(2+[.$J$3]))+[.H263]" office:value-type="float" office:value="0.1" calcext:value-type="float">
            <text:p>0.1</text:p>
          </table:table-cell>
          <table:table-cell table:formula="of:=1-[.A264]" office:value-type="float" office:value="0.9" calcext:value-type="float">
            <text:p>0.9</text:p>
          </table:table-cell>
          <table:table-cell table:formula="of:=IF(ABS([.A264]+[.B264])-1&lt;0.001;&quot;&quot;;&quot;ERROR&quot;)">
            <text:p/>
          </table:table-cell>
          <table:table-cell table:formula="of:=[.A264]*[.A264]" office:value-type="float" office:value="0.01" calcext:value-type="float">
            <text:p>0.01</text:p>
          </table:table-cell>
          <table:table-cell table:formula="of:=2*[.A264]*[.B264]" office:value-type="float" office:value="0.18" calcext:value-type="float">
            <text:p>0.18</text:p>
          </table:table-cell>
          <table:table-cell table:formula="of:=[.B264]*[.B264]" office:value-type="float" office:value="0.81" calcext:value-type="float">
            <text:p>0.81</text:p>
          </table:table-cell>
          <table:table-cell table:formula="of:=IF(ABS([.D264]+[.E264]+[.F264])-1&lt;0.001;&quot;&quot;;&quot;ERROR&quot;)">
            <text:p/>
          </table:table-cell>
          <table:table-cell table:formula="of:=(1-[.$J$2])*[.D264]/[.K264]" office:value-type="float" office:value="0" calcext:value-type="float">
            <text:p>0</text:p>
          </table:table-cell>
          <table:table-cell table:formula="of:=[.E264]/[.K264]" office:value-type="float" office:value="0.181818181818182" calcext:value-type="float">
            <text:p>0.1818181818</text:p>
          </table:table-cell>
          <table:table-cell table:formula="of:=[.F264]/[.K264]" office:value-type="float" office:value="0.818181818181818" calcext:value-type="float">
            <text:p>0.8181818182</text:p>
          </table:table-cell>
          <table:table-cell table:formula="of:=([.D264]*(1-[.$J$2]))+[.E264]+[.F264]" office:value-type="float" office:value="0.99" calcext:value-type="float">
            <text:p>0.99</text:p>
          </table:table-cell>
          <table:table-cell table:formula="of:=IF(ABS([.H264]+[.I264]+[.J26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4]*(1+[.$J$3])/(2+[.$J$3]))+[.H264]" office:value-type="float" office:value="0.1" calcext:value-type="float">
            <text:p>0.1</text:p>
          </table:table-cell>
          <table:table-cell table:formula="of:=1-[.A265]" office:value-type="float" office:value="0.9" calcext:value-type="float">
            <text:p>0.9</text:p>
          </table:table-cell>
          <table:table-cell table:formula="of:=IF(ABS([.A265]+[.B265])-1&lt;0.001;&quot;&quot;;&quot;ERROR&quot;)">
            <text:p/>
          </table:table-cell>
          <table:table-cell table:formula="of:=[.A265]*[.A265]" office:value-type="float" office:value="0.01" calcext:value-type="float">
            <text:p>0.01</text:p>
          </table:table-cell>
          <table:table-cell table:formula="of:=2*[.A265]*[.B265]" office:value-type="float" office:value="0.18" calcext:value-type="float">
            <text:p>0.18</text:p>
          </table:table-cell>
          <table:table-cell table:formula="of:=[.B265]*[.B265]" office:value-type="float" office:value="0.81" calcext:value-type="float">
            <text:p>0.81</text:p>
          </table:table-cell>
          <table:table-cell table:formula="of:=IF(ABS([.D265]+[.E265]+[.F265])-1&lt;0.001;&quot;&quot;;&quot;ERROR&quot;)">
            <text:p/>
          </table:table-cell>
          <table:table-cell table:formula="of:=(1-[.$J$2])*[.D265]/[.K265]" office:value-type="float" office:value="0" calcext:value-type="float">
            <text:p>0</text:p>
          </table:table-cell>
          <table:table-cell table:formula="of:=[.E265]/[.K265]" office:value-type="float" office:value="0.181818181818182" calcext:value-type="float">
            <text:p>0.1818181818</text:p>
          </table:table-cell>
          <table:table-cell table:formula="of:=[.F265]/[.K265]" office:value-type="float" office:value="0.818181818181818" calcext:value-type="float">
            <text:p>0.8181818182</text:p>
          </table:table-cell>
          <table:table-cell table:formula="of:=([.D265]*(1-[.$J$2]))+[.E265]+[.F265]" office:value-type="float" office:value="0.99" calcext:value-type="float">
            <text:p>0.99</text:p>
          </table:table-cell>
          <table:table-cell table:formula="of:=IF(ABS([.H265]+[.I265]+[.J26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5]*(1+[.$J$3])/(2+[.$J$3]))+[.H265]" office:value-type="float" office:value="0.1" calcext:value-type="float">
            <text:p>0.1</text:p>
          </table:table-cell>
          <table:table-cell table:formula="of:=1-[.A266]" office:value-type="float" office:value="0.9" calcext:value-type="float">
            <text:p>0.9</text:p>
          </table:table-cell>
          <table:table-cell table:formula="of:=IF(ABS([.A266]+[.B266])-1&lt;0.001;&quot;&quot;;&quot;ERROR&quot;)">
            <text:p/>
          </table:table-cell>
          <table:table-cell table:formula="of:=[.A266]*[.A266]" office:value-type="float" office:value="0.01" calcext:value-type="float">
            <text:p>0.01</text:p>
          </table:table-cell>
          <table:table-cell table:formula="of:=2*[.A266]*[.B266]" office:value-type="float" office:value="0.18" calcext:value-type="float">
            <text:p>0.18</text:p>
          </table:table-cell>
          <table:table-cell table:formula="of:=[.B266]*[.B266]" office:value-type="float" office:value="0.81" calcext:value-type="float">
            <text:p>0.81</text:p>
          </table:table-cell>
          <table:table-cell table:formula="of:=IF(ABS([.D266]+[.E266]+[.F266])-1&lt;0.001;&quot;&quot;;&quot;ERROR&quot;)">
            <text:p/>
          </table:table-cell>
          <table:table-cell table:formula="of:=(1-[.$J$2])*[.D266]/[.K266]" office:value-type="float" office:value="0" calcext:value-type="float">
            <text:p>0</text:p>
          </table:table-cell>
          <table:table-cell table:formula="of:=[.E266]/[.K266]" office:value-type="float" office:value="0.181818181818182" calcext:value-type="float">
            <text:p>0.1818181818</text:p>
          </table:table-cell>
          <table:table-cell table:formula="of:=[.F266]/[.K266]" office:value-type="float" office:value="0.818181818181818" calcext:value-type="float">
            <text:p>0.8181818182</text:p>
          </table:table-cell>
          <table:table-cell table:formula="of:=([.D266]*(1-[.$J$2]))+[.E266]+[.F266]" office:value-type="float" office:value="0.99" calcext:value-type="float">
            <text:p>0.99</text:p>
          </table:table-cell>
          <table:table-cell table:formula="of:=IF(ABS([.H266]+[.I266]+[.J26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6]*(1+[.$J$3])/(2+[.$J$3]))+[.H266]" office:value-type="float" office:value="0.1" calcext:value-type="float">
            <text:p>0.1</text:p>
          </table:table-cell>
          <table:table-cell table:formula="of:=1-[.A267]" office:value-type="float" office:value="0.9" calcext:value-type="float">
            <text:p>0.9</text:p>
          </table:table-cell>
          <table:table-cell table:formula="of:=IF(ABS([.A267]+[.B267])-1&lt;0.001;&quot;&quot;;&quot;ERROR&quot;)">
            <text:p/>
          </table:table-cell>
          <table:table-cell table:formula="of:=[.A267]*[.A267]" office:value-type="float" office:value="0.01" calcext:value-type="float">
            <text:p>0.01</text:p>
          </table:table-cell>
          <table:table-cell table:formula="of:=2*[.A267]*[.B267]" office:value-type="float" office:value="0.18" calcext:value-type="float">
            <text:p>0.18</text:p>
          </table:table-cell>
          <table:table-cell table:formula="of:=[.B267]*[.B267]" office:value-type="float" office:value="0.81" calcext:value-type="float">
            <text:p>0.81</text:p>
          </table:table-cell>
          <table:table-cell table:formula="of:=IF(ABS([.D267]+[.E267]+[.F267])-1&lt;0.001;&quot;&quot;;&quot;ERROR&quot;)">
            <text:p/>
          </table:table-cell>
          <table:table-cell table:formula="of:=(1-[.$J$2])*[.D267]/[.K267]" office:value-type="float" office:value="0" calcext:value-type="float">
            <text:p>0</text:p>
          </table:table-cell>
          <table:table-cell table:formula="of:=[.E267]/[.K267]" office:value-type="float" office:value="0.181818181818182" calcext:value-type="float">
            <text:p>0.1818181818</text:p>
          </table:table-cell>
          <table:table-cell table:formula="of:=[.F267]/[.K267]" office:value-type="float" office:value="0.818181818181818" calcext:value-type="float">
            <text:p>0.8181818182</text:p>
          </table:table-cell>
          <table:table-cell table:formula="of:=([.D267]*(1-[.$J$2]))+[.E267]+[.F267]" office:value-type="float" office:value="0.99" calcext:value-type="float">
            <text:p>0.99</text:p>
          </table:table-cell>
          <table:table-cell table:formula="of:=IF(ABS([.H267]+[.I267]+[.J26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7]*(1+[.$J$3])/(2+[.$J$3]))+[.H267]" office:value-type="float" office:value="0.1" calcext:value-type="float">
            <text:p>0.1</text:p>
          </table:table-cell>
          <table:table-cell table:formula="of:=1-[.A268]" office:value-type="float" office:value="0.9" calcext:value-type="float">
            <text:p>0.9</text:p>
          </table:table-cell>
          <table:table-cell table:formula="of:=IF(ABS([.A268]+[.B268])-1&lt;0.001;&quot;&quot;;&quot;ERROR&quot;)">
            <text:p/>
          </table:table-cell>
          <table:table-cell table:formula="of:=[.A268]*[.A268]" office:value-type="float" office:value="0.01" calcext:value-type="float">
            <text:p>0.01</text:p>
          </table:table-cell>
          <table:table-cell table:formula="of:=2*[.A268]*[.B268]" office:value-type="float" office:value="0.18" calcext:value-type="float">
            <text:p>0.18</text:p>
          </table:table-cell>
          <table:table-cell table:formula="of:=[.B268]*[.B268]" office:value-type="float" office:value="0.81" calcext:value-type="float">
            <text:p>0.81</text:p>
          </table:table-cell>
          <table:table-cell table:formula="of:=IF(ABS([.D268]+[.E268]+[.F268])-1&lt;0.001;&quot;&quot;;&quot;ERROR&quot;)">
            <text:p/>
          </table:table-cell>
          <table:table-cell table:formula="of:=(1-[.$J$2])*[.D268]/[.K268]" office:value-type="float" office:value="0" calcext:value-type="float">
            <text:p>0</text:p>
          </table:table-cell>
          <table:table-cell table:formula="of:=[.E268]/[.K268]" office:value-type="float" office:value="0.181818181818182" calcext:value-type="float">
            <text:p>0.1818181818</text:p>
          </table:table-cell>
          <table:table-cell table:formula="of:=[.F268]/[.K268]" office:value-type="float" office:value="0.818181818181818" calcext:value-type="float">
            <text:p>0.8181818182</text:p>
          </table:table-cell>
          <table:table-cell table:formula="of:=([.D268]*(1-[.$J$2]))+[.E268]+[.F268]" office:value-type="float" office:value="0.99" calcext:value-type="float">
            <text:p>0.99</text:p>
          </table:table-cell>
          <table:table-cell table:formula="of:=IF(ABS([.H268]+[.I268]+[.J26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8]*(1+[.$J$3])/(2+[.$J$3]))+[.H268]" office:value-type="float" office:value="0.1" calcext:value-type="float">
            <text:p>0.1</text:p>
          </table:table-cell>
          <table:table-cell table:formula="of:=1-[.A269]" office:value-type="float" office:value="0.9" calcext:value-type="float">
            <text:p>0.9</text:p>
          </table:table-cell>
          <table:table-cell table:formula="of:=IF(ABS([.A269]+[.B269])-1&lt;0.001;&quot;&quot;;&quot;ERROR&quot;)">
            <text:p/>
          </table:table-cell>
          <table:table-cell table:formula="of:=[.A269]*[.A269]" office:value-type="float" office:value="0.01" calcext:value-type="float">
            <text:p>0.01</text:p>
          </table:table-cell>
          <table:table-cell table:formula="of:=2*[.A269]*[.B269]" office:value-type="float" office:value="0.18" calcext:value-type="float">
            <text:p>0.18</text:p>
          </table:table-cell>
          <table:table-cell table:formula="of:=[.B269]*[.B269]" office:value-type="float" office:value="0.81" calcext:value-type="float">
            <text:p>0.81</text:p>
          </table:table-cell>
          <table:table-cell table:formula="of:=IF(ABS([.D269]+[.E269]+[.F269])-1&lt;0.001;&quot;&quot;;&quot;ERROR&quot;)">
            <text:p/>
          </table:table-cell>
          <table:table-cell table:formula="of:=(1-[.$J$2])*[.D269]/[.K269]" office:value-type="float" office:value="0" calcext:value-type="float">
            <text:p>0</text:p>
          </table:table-cell>
          <table:table-cell table:formula="of:=[.E269]/[.K269]" office:value-type="float" office:value="0.181818181818182" calcext:value-type="float">
            <text:p>0.1818181818</text:p>
          </table:table-cell>
          <table:table-cell table:formula="of:=[.F269]/[.K269]" office:value-type="float" office:value="0.818181818181818" calcext:value-type="float">
            <text:p>0.8181818182</text:p>
          </table:table-cell>
          <table:table-cell table:formula="of:=([.D269]*(1-[.$J$2]))+[.E269]+[.F269]" office:value-type="float" office:value="0.99" calcext:value-type="float">
            <text:p>0.99</text:p>
          </table:table-cell>
          <table:table-cell table:formula="of:=IF(ABS([.H269]+[.I269]+[.J26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69]*(1+[.$J$3])/(2+[.$J$3]))+[.H269]" office:value-type="float" office:value="0.1" calcext:value-type="float">
            <text:p>0.1</text:p>
          </table:table-cell>
          <table:table-cell table:formula="of:=1-[.A270]" office:value-type="float" office:value="0.9" calcext:value-type="float">
            <text:p>0.9</text:p>
          </table:table-cell>
          <table:table-cell table:formula="of:=IF(ABS([.A270]+[.B270])-1&lt;0.001;&quot;&quot;;&quot;ERROR&quot;)">
            <text:p/>
          </table:table-cell>
          <table:table-cell table:formula="of:=[.A270]*[.A270]" office:value-type="float" office:value="0.01" calcext:value-type="float">
            <text:p>0.01</text:p>
          </table:table-cell>
          <table:table-cell table:formula="of:=2*[.A270]*[.B270]" office:value-type="float" office:value="0.18" calcext:value-type="float">
            <text:p>0.18</text:p>
          </table:table-cell>
          <table:table-cell table:formula="of:=[.B270]*[.B270]" office:value-type="float" office:value="0.81" calcext:value-type="float">
            <text:p>0.81</text:p>
          </table:table-cell>
          <table:table-cell table:formula="of:=IF(ABS([.D270]+[.E270]+[.F270])-1&lt;0.001;&quot;&quot;;&quot;ERROR&quot;)">
            <text:p/>
          </table:table-cell>
          <table:table-cell table:formula="of:=(1-[.$J$2])*[.D270]/[.K270]" office:value-type="float" office:value="0" calcext:value-type="float">
            <text:p>0</text:p>
          </table:table-cell>
          <table:table-cell table:formula="of:=[.E270]/[.K270]" office:value-type="float" office:value="0.181818181818182" calcext:value-type="float">
            <text:p>0.1818181818</text:p>
          </table:table-cell>
          <table:table-cell table:formula="of:=[.F270]/[.K270]" office:value-type="float" office:value="0.818181818181818" calcext:value-type="float">
            <text:p>0.8181818182</text:p>
          </table:table-cell>
          <table:table-cell table:formula="of:=([.D270]*(1-[.$J$2]))+[.E270]+[.F270]" office:value-type="float" office:value="0.99" calcext:value-type="float">
            <text:p>0.99</text:p>
          </table:table-cell>
          <table:table-cell table:formula="of:=IF(ABS([.H270]+[.I270]+[.J27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0]*(1+[.$J$3])/(2+[.$J$3]))+[.H270]" office:value-type="float" office:value="0.1" calcext:value-type="float">
            <text:p>0.1</text:p>
          </table:table-cell>
          <table:table-cell table:formula="of:=1-[.A271]" office:value-type="float" office:value="0.9" calcext:value-type="float">
            <text:p>0.9</text:p>
          </table:table-cell>
          <table:table-cell table:formula="of:=IF(ABS([.A271]+[.B271])-1&lt;0.001;&quot;&quot;;&quot;ERROR&quot;)">
            <text:p/>
          </table:table-cell>
          <table:table-cell table:formula="of:=[.A271]*[.A271]" office:value-type="float" office:value="0.01" calcext:value-type="float">
            <text:p>0.01</text:p>
          </table:table-cell>
          <table:table-cell table:formula="of:=2*[.A271]*[.B271]" office:value-type="float" office:value="0.18" calcext:value-type="float">
            <text:p>0.18</text:p>
          </table:table-cell>
          <table:table-cell table:formula="of:=[.B271]*[.B271]" office:value-type="float" office:value="0.81" calcext:value-type="float">
            <text:p>0.81</text:p>
          </table:table-cell>
          <table:table-cell table:formula="of:=IF(ABS([.D271]+[.E271]+[.F271])-1&lt;0.001;&quot;&quot;;&quot;ERROR&quot;)">
            <text:p/>
          </table:table-cell>
          <table:table-cell table:formula="of:=(1-[.$J$2])*[.D271]/[.K271]" office:value-type="float" office:value="0" calcext:value-type="float">
            <text:p>0</text:p>
          </table:table-cell>
          <table:table-cell table:formula="of:=[.E271]/[.K271]" office:value-type="float" office:value="0.181818181818182" calcext:value-type="float">
            <text:p>0.1818181818</text:p>
          </table:table-cell>
          <table:table-cell table:formula="of:=[.F271]/[.K271]" office:value-type="float" office:value="0.818181818181818" calcext:value-type="float">
            <text:p>0.8181818182</text:p>
          </table:table-cell>
          <table:table-cell table:formula="of:=([.D271]*(1-[.$J$2]))+[.E271]+[.F271]" office:value-type="float" office:value="0.99" calcext:value-type="float">
            <text:p>0.99</text:p>
          </table:table-cell>
          <table:table-cell table:formula="of:=IF(ABS([.H271]+[.I271]+[.J27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1]*(1+[.$J$3])/(2+[.$J$3]))+[.H271]" office:value-type="float" office:value="0.1" calcext:value-type="float">
            <text:p>0.1</text:p>
          </table:table-cell>
          <table:table-cell table:formula="of:=1-[.A272]" office:value-type="float" office:value="0.9" calcext:value-type="float">
            <text:p>0.9</text:p>
          </table:table-cell>
          <table:table-cell table:formula="of:=IF(ABS([.A272]+[.B272])-1&lt;0.001;&quot;&quot;;&quot;ERROR&quot;)">
            <text:p/>
          </table:table-cell>
          <table:table-cell table:formula="of:=[.A272]*[.A272]" office:value-type="float" office:value="0.01" calcext:value-type="float">
            <text:p>0.01</text:p>
          </table:table-cell>
          <table:table-cell table:formula="of:=2*[.A272]*[.B272]" office:value-type="float" office:value="0.18" calcext:value-type="float">
            <text:p>0.18</text:p>
          </table:table-cell>
          <table:table-cell table:formula="of:=[.B272]*[.B272]" office:value-type="float" office:value="0.81" calcext:value-type="float">
            <text:p>0.81</text:p>
          </table:table-cell>
          <table:table-cell table:formula="of:=IF(ABS([.D272]+[.E272]+[.F272])-1&lt;0.001;&quot;&quot;;&quot;ERROR&quot;)">
            <text:p/>
          </table:table-cell>
          <table:table-cell table:formula="of:=(1-[.$J$2])*[.D272]/[.K272]" office:value-type="float" office:value="0" calcext:value-type="float">
            <text:p>0</text:p>
          </table:table-cell>
          <table:table-cell table:formula="of:=[.E272]/[.K272]" office:value-type="float" office:value="0.181818181818182" calcext:value-type="float">
            <text:p>0.1818181818</text:p>
          </table:table-cell>
          <table:table-cell table:formula="of:=[.F272]/[.K272]" office:value-type="float" office:value="0.818181818181818" calcext:value-type="float">
            <text:p>0.8181818182</text:p>
          </table:table-cell>
          <table:table-cell table:formula="of:=([.D272]*(1-[.$J$2]))+[.E272]+[.F272]" office:value-type="float" office:value="0.99" calcext:value-type="float">
            <text:p>0.99</text:p>
          </table:table-cell>
          <table:table-cell table:formula="of:=IF(ABS([.H272]+[.I272]+[.J27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2]*(1+[.$J$3])/(2+[.$J$3]))+[.H272]" office:value-type="float" office:value="0.1" calcext:value-type="float">
            <text:p>0.1</text:p>
          </table:table-cell>
          <table:table-cell table:formula="of:=1-[.A273]" office:value-type="float" office:value="0.9" calcext:value-type="float">
            <text:p>0.9</text:p>
          </table:table-cell>
          <table:table-cell table:formula="of:=IF(ABS([.A273]+[.B273])-1&lt;0.001;&quot;&quot;;&quot;ERROR&quot;)">
            <text:p/>
          </table:table-cell>
          <table:table-cell table:formula="of:=[.A273]*[.A273]" office:value-type="float" office:value="0.01" calcext:value-type="float">
            <text:p>0.01</text:p>
          </table:table-cell>
          <table:table-cell table:formula="of:=2*[.A273]*[.B273]" office:value-type="float" office:value="0.18" calcext:value-type="float">
            <text:p>0.18</text:p>
          </table:table-cell>
          <table:table-cell table:formula="of:=[.B273]*[.B273]" office:value-type="float" office:value="0.81" calcext:value-type="float">
            <text:p>0.81</text:p>
          </table:table-cell>
          <table:table-cell table:formula="of:=IF(ABS([.D273]+[.E273]+[.F273])-1&lt;0.001;&quot;&quot;;&quot;ERROR&quot;)">
            <text:p/>
          </table:table-cell>
          <table:table-cell table:formula="of:=(1-[.$J$2])*[.D273]/[.K273]" office:value-type="float" office:value="0" calcext:value-type="float">
            <text:p>0</text:p>
          </table:table-cell>
          <table:table-cell table:formula="of:=[.E273]/[.K273]" office:value-type="float" office:value="0.181818181818182" calcext:value-type="float">
            <text:p>0.1818181818</text:p>
          </table:table-cell>
          <table:table-cell table:formula="of:=[.F273]/[.K273]" office:value-type="float" office:value="0.818181818181818" calcext:value-type="float">
            <text:p>0.8181818182</text:p>
          </table:table-cell>
          <table:table-cell table:formula="of:=([.D273]*(1-[.$J$2]))+[.E273]+[.F273]" office:value-type="float" office:value="0.99" calcext:value-type="float">
            <text:p>0.99</text:p>
          </table:table-cell>
          <table:table-cell table:formula="of:=IF(ABS([.H273]+[.I273]+[.J27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3]*(1+[.$J$3])/(2+[.$J$3]))+[.H273]" office:value-type="float" office:value="0.1" calcext:value-type="float">
            <text:p>0.1</text:p>
          </table:table-cell>
          <table:table-cell table:formula="of:=1-[.A274]" office:value-type="float" office:value="0.9" calcext:value-type="float">
            <text:p>0.9</text:p>
          </table:table-cell>
          <table:table-cell table:formula="of:=IF(ABS([.A274]+[.B274])-1&lt;0.001;&quot;&quot;;&quot;ERROR&quot;)">
            <text:p/>
          </table:table-cell>
          <table:table-cell table:formula="of:=[.A274]*[.A274]" office:value-type="float" office:value="0.01" calcext:value-type="float">
            <text:p>0.01</text:p>
          </table:table-cell>
          <table:table-cell table:formula="of:=2*[.A274]*[.B274]" office:value-type="float" office:value="0.18" calcext:value-type="float">
            <text:p>0.18</text:p>
          </table:table-cell>
          <table:table-cell table:formula="of:=[.B274]*[.B274]" office:value-type="float" office:value="0.81" calcext:value-type="float">
            <text:p>0.81</text:p>
          </table:table-cell>
          <table:table-cell table:formula="of:=IF(ABS([.D274]+[.E274]+[.F274])-1&lt;0.001;&quot;&quot;;&quot;ERROR&quot;)">
            <text:p/>
          </table:table-cell>
          <table:table-cell table:formula="of:=(1-[.$J$2])*[.D274]/[.K274]" office:value-type="float" office:value="0" calcext:value-type="float">
            <text:p>0</text:p>
          </table:table-cell>
          <table:table-cell table:formula="of:=[.E274]/[.K274]" office:value-type="float" office:value="0.181818181818182" calcext:value-type="float">
            <text:p>0.1818181818</text:p>
          </table:table-cell>
          <table:table-cell table:formula="of:=[.F274]/[.K274]" office:value-type="float" office:value="0.818181818181818" calcext:value-type="float">
            <text:p>0.8181818182</text:p>
          </table:table-cell>
          <table:table-cell table:formula="of:=([.D274]*(1-[.$J$2]))+[.E274]+[.F274]" office:value-type="float" office:value="0.99" calcext:value-type="float">
            <text:p>0.99</text:p>
          </table:table-cell>
          <table:table-cell table:formula="of:=IF(ABS([.H274]+[.I274]+[.J27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4]*(1+[.$J$3])/(2+[.$J$3]))+[.H274]" office:value-type="float" office:value="0.1" calcext:value-type="float">
            <text:p>0.1</text:p>
          </table:table-cell>
          <table:table-cell table:formula="of:=1-[.A275]" office:value-type="float" office:value="0.9" calcext:value-type="float">
            <text:p>0.9</text:p>
          </table:table-cell>
          <table:table-cell table:formula="of:=IF(ABS([.A275]+[.B275])-1&lt;0.001;&quot;&quot;;&quot;ERROR&quot;)">
            <text:p/>
          </table:table-cell>
          <table:table-cell table:formula="of:=[.A275]*[.A275]" office:value-type="float" office:value="0.01" calcext:value-type="float">
            <text:p>0.01</text:p>
          </table:table-cell>
          <table:table-cell table:formula="of:=2*[.A275]*[.B275]" office:value-type="float" office:value="0.18" calcext:value-type="float">
            <text:p>0.18</text:p>
          </table:table-cell>
          <table:table-cell table:formula="of:=[.B275]*[.B275]" office:value-type="float" office:value="0.81" calcext:value-type="float">
            <text:p>0.81</text:p>
          </table:table-cell>
          <table:table-cell table:formula="of:=IF(ABS([.D275]+[.E275]+[.F275])-1&lt;0.001;&quot;&quot;;&quot;ERROR&quot;)">
            <text:p/>
          </table:table-cell>
          <table:table-cell table:formula="of:=(1-[.$J$2])*[.D275]/[.K275]" office:value-type="float" office:value="0" calcext:value-type="float">
            <text:p>0</text:p>
          </table:table-cell>
          <table:table-cell table:formula="of:=[.E275]/[.K275]" office:value-type="float" office:value="0.181818181818182" calcext:value-type="float">
            <text:p>0.1818181818</text:p>
          </table:table-cell>
          <table:table-cell table:formula="of:=[.F275]/[.K275]" office:value-type="float" office:value="0.818181818181818" calcext:value-type="float">
            <text:p>0.8181818182</text:p>
          </table:table-cell>
          <table:table-cell table:formula="of:=([.D275]*(1-[.$J$2]))+[.E275]+[.F275]" office:value-type="float" office:value="0.99" calcext:value-type="float">
            <text:p>0.99</text:p>
          </table:table-cell>
          <table:table-cell table:formula="of:=IF(ABS([.H275]+[.I275]+[.J27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5]*(1+[.$J$3])/(2+[.$J$3]))+[.H275]" office:value-type="float" office:value="0.1" calcext:value-type="float">
            <text:p>0.1</text:p>
          </table:table-cell>
          <table:table-cell table:formula="of:=1-[.A276]" office:value-type="float" office:value="0.9" calcext:value-type="float">
            <text:p>0.9</text:p>
          </table:table-cell>
          <table:table-cell table:formula="of:=IF(ABS([.A276]+[.B276])-1&lt;0.001;&quot;&quot;;&quot;ERROR&quot;)">
            <text:p/>
          </table:table-cell>
          <table:table-cell table:formula="of:=[.A276]*[.A276]" office:value-type="float" office:value="0.01" calcext:value-type="float">
            <text:p>0.01</text:p>
          </table:table-cell>
          <table:table-cell table:formula="of:=2*[.A276]*[.B276]" office:value-type="float" office:value="0.18" calcext:value-type="float">
            <text:p>0.18</text:p>
          </table:table-cell>
          <table:table-cell table:formula="of:=[.B276]*[.B276]" office:value-type="float" office:value="0.81" calcext:value-type="float">
            <text:p>0.81</text:p>
          </table:table-cell>
          <table:table-cell table:formula="of:=IF(ABS([.D276]+[.E276]+[.F276])-1&lt;0.001;&quot;&quot;;&quot;ERROR&quot;)">
            <text:p/>
          </table:table-cell>
          <table:table-cell table:formula="of:=(1-[.$J$2])*[.D276]/[.K276]" office:value-type="float" office:value="0" calcext:value-type="float">
            <text:p>0</text:p>
          </table:table-cell>
          <table:table-cell table:formula="of:=[.E276]/[.K276]" office:value-type="float" office:value="0.181818181818182" calcext:value-type="float">
            <text:p>0.1818181818</text:p>
          </table:table-cell>
          <table:table-cell table:formula="of:=[.F276]/[.K276]" office:value-type="float" office:value="0.818181818181818" calcext:value-type="float">
            <text:p>0.8181818182</text:p>
          </table:table-cell>
          <table:table-cell table:formula="of:=([.D276]*(1-[.$J$2]))+[.E276]+[.F276]" office:value-type="float" office:value="0.99" calcext:value-type="float">
            <text:p>0.99</text:p>
          </table:table-cell>
          <table:table-cell table:formula="of:=IF(ABS([.H276]+[.I276]+[.J27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6]*(1+[.$J$3])/(2+[.$J$3]))+[.H276]" office:value-type="float" office:value="0.1" calcext:value-type="float">
            <text:p>0.1</text:p>
          </table:table-cell>
          <table:table-cell table:formula="of:=1-[.A277]" office:value-type="float" office:value="0.9" calcext:value-type="float">
            <text:p>0.9</text:p>
          </table:table-cell>
          <table:table-cell table:formula="of:=IF(ABS([.A277]+[.B277])-1&lt;0.001;&quot;&quot;;&quot;ERROR&quot;)">
            <text:p/>
          </table:table-cell>
          <table:table-cell table:formula="of:=[.A277]*[.A277]" office:value-type="float" office:value="0.01" calcext:value-type="float">
            <text:p>0.01</text:p>
          </table:table-cell>
          <table:table-cell table:formula="of:=2*[.A277]*[.B277]" office:value-type="float" office:value="0.18" calcext:value-type="float">
            <text:p>0.18</text:p>
          </table:table-cell>
          <table:table-cell table:formula="of:=[.B277]*[.B277]" office:value-type="float" office:value="0.81" calcext:value-type="float">
            <text:p>0.81</text:p>
          </table:table-cell>
          <table:table-cell table:formula="of:=IF(ABS([.D277]+[.E277]+[.F277])-1&lt;0.001;&quot;&quot;;&quot;ERROR&quot;)">
            <text:p/>
          </table:table-cell>
          <table:table-cell table:formula="of:=(1-[.$J$2])*[.D277]/[.K277]" office:value-type="float" office:value="0" calcext:value-type="float">
            <text:p>0</text:p>
          </table:table-cell>
          <table:table-cell table:formula="of:=[.E277]/[.K277]" office:value-type="float" office:value="0.181818181818182" calcext:value-type="float">
            <text:p>0.1818181818</text:p>
          </table:table-cell>
          <table:table-cell table:formula="of:=[.F277]/[.K277]" office:value-type="float" office:value="0.818181818181818" calcext:value-type="float">
            <text:p>0.8181818182</text:p>
          </table:table-cell>
          <table:table-cell table:formula="of:=([.D277]*(1-[.$J$2]))+[.E277]+[.F277]" office:value-type="float" office:value="0.99" calcext:value-type="float">
            <text:p>0.99</text:p>
          </table:table-cell>
          <table:table-cell table:formula="of:=IF(ABS([.H277]+[.I277]+[.J27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7]*(1+[.$J$3])/(2+[.$J$3]))+[.H277]" office:value-type="float" office:value="0.1" calcext:value-type="float">
            <text:p>0.1</text:p>
          </table:table-cell>
          <table:table-cell table:formula="of:=1-[.A278]" office:value-type="float" office:value="0.9" calcext:value-type="float">
            <text:p>0.9</text:p>
          </table:table-cell>
          <table:table-cell table:formula="of:=IF(ABS([.A278]+[.B278])-1&lt;0.001;&quot;&quot;;&quot;ERROR&quot;)">
            <text:p/>
          </table:table-cell>
          <table:table-cell table:formula="of:=[.A278]*[.A278]" office:value-type="float" office:value="0.01" calcext:value-type="float">
            <text:p>0.01</text:p>
          </table:table-cell>
          <table:table-cell table:formula="of:=2*[.A278]*[.B278]" office:value-type="float" office:value="0.18" calcext:value-type="float">
            <text:p>0.18</text:p>
          </table:table-cell>
          <table:table-cell table:formula="of:=[.B278]*[.B278]" office:value-type="float" office:value="0.81" calcext:value-type="float">
            <text:p>0.81</text:p>
          </table:table-cell>
          <table:table-cell table:formula="of:=IF(ABS([.D278]+[.E278]+[.F278])-1&lt;0.001;&quot;&quot;;&quot;ERROR&quot;)">
            <text:p/>
          </table:table-cell>
          <table:table-cell table:formula="of:=(1-[.$J$2])*[.D278]/[.K278]" office:value-type="float" office:value="0" calcext:value-type="float">
            <text:p>0</text:p>
          </table:table-cell>
          <table:table-cell table:formula="of:=[.E278]/[.K278]" office:value-type="float" office:value="0.181818181818182" calcext:value-type="float">
            <text:p>0.1818181818</text:p>
          </table:table-cell>
          <table:table-cell table:formula="of:=[.F278]/[.K278]" office:value-type="float" office:value="0.818181818181818" calcext:value-type="float">
            <text:p>0.8181818182</text:p>
          </table:table-cell>
          <table:table-cell table:formula="of:=([.D278]*(1-[.$J$2]))+[.E278]+[.F278]" office:value-type="float" office:value="0.99" calcext:value-type="float">
            <text:p>0.99</text:p>
          </table:table-cell>
          <table:table-cell table:formula="of:=IF(ABS([.H278]+[.I278]+[.J27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8]*(1+[.$J$3])/(2+[.$J$3]))+[.H278]" office:value-type="float" office:value="0.1" calcext:value-type="float">
            <text:p>0.1</text:p>
          </table:table-cell>
          <table:table-cell table:formula="of:=1-[.A279]" office:value-type="float" office:value="0.9" calcext:value-type="float">
            <text:p>0.9</text:p>
          </table:table-cell>
          <table:table-cell table:formula="of:=IF(ABS([.A279]+[.B279])-1&lt;0.001;&quot;&quot;;&quot;ERROR&quot;)">
            <text:p/>
          </table:table-cell>
          <table:table-cell table:formula="of:=[.A279]*[.A279]" office:value-type="float" office:value="0.01" calcext:value-type="float">
            <text:p>0.01</text:p>
          </table:table-cell>
          <table:table-cell table:formula="of:=2*[.A279]*[.B279]" office:value-type="float" office:value="0.18" calcext:value-type="float">
            <text:p>0.18</text:p>
          </table:table-cell>
          <table:table-cell table:formula="of:=[.B279]*[.B279]" office:value-type="float" office:value="0.81" calcext:value-type="float">
            <text:p>0.81</text:p>
          </table:table-cell>
          <table:table-cell table:formula="of:=IF(ABS([.D279]+[.E279]+[.F279])-1&lt;0.001;&quot;&quot;;&quot;ERROR&quot;)">
            <text:p/>
          </table:table-cell>
          <table:table-cell table:formula="of:=(1-[.$J$2])*[.D279]/[.K279]" office:value-type="float" office:value="0" calcext:value-type="float">
            <text:p>0</text:p>
          </table:table-cell>
          <table:table-cell table:formula="of:=[.E279]/[.K279]" office:value-type="float" office:value="0.181818181818182" calcext:value-type="float">
            <text:p>0.1818181818</text:p>
          </table:table-cell>
          <table:table-cell table:formula="of:=[.F279]/[.K279]" office:value-type="float" office:value="0.818181818181818" calcext:value-type="float">
            <text:p>0.8181818182</text:p>
          </table:table-cell>
          <table:table-cell table:formula="of:=([.D279]*(1-[.$J$2]))+[.E279]+[.F279]" office:value-type="float" office:value="0.99" calcext:value-type="float">
            <text:p>0.99</text:p>
          </table:table-cell>
          <table:table-cell table:formula="of:=IF(ABS([.H279]+[.I279]+[.J27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79]*(1+[.$J$3])/(2+[.$J$3]))+[.H279]" office:value-type="float" office:value="0.1" calcext:value-type="float">
            <text:p>0.1</text:p>
          </table:table-cell>
          <table:table-cell table:formula="of:=1-[.A280]" office:value-type="float" office:value="0.9" calcext:value-type="float">
            <text:p>0.9</text:p>
          </table:table-cell>
          <table:table-cell table:formula="of:=IF(ABS([.A280]+[.B280])-1&lt;0.001;&quot;&quot;;&quot;ERROR&quot;)">
            <text:p/>
          </table:table-cell>
          <table:table-cell table:formula="of:=[.A280]*[.A280]" office:value-type="float" office:value="0.01" calcext:value-type="float">
            <text:p>0.01</text:p>
          </table:table-cell>
          <table:table-cell table:formula="of:=2*[.A280]*[.B280]" office:value-type="float" office:value="0.18" calcext:value-type="float">
            <text:p>0.18</text:p>
          </table:table-cell>
          <table:table-cell table:formula="of:=[.B280]*[.B280]" office:value-type="float" office:value="0.81" calcext:value-type="float">
            <text:p>0.81</text:p>
          </table:table-cell>
          <table:table-cell table:formula="of:=IF(ABS([.D280]+[.E280]+[.F280])-1&lt;0.001;&quot;&quot;;&quot;ERROR&quot;)">
            <text:p/>
          </table:table-cell>
          <table:table-cell table:formula="of:=(1-[.$J$2])*[.D280]/[.K280]" office:value-type="float" office:value="0" calcext:value-type="float">
            <text:p>0</text:p>
          </table:table-cell>
          <table:table-cell table:formula="of:=[.E280]/[.K280]" office:value-type="float" office:value="0.181818181818182" calcext:value-type="float">
            <text:p>0.1818181818</text:p>
          </table:table-cell>
          <table:table-cell table:formula="of:=[.F280]/[.K280]" office:value-type="float" office:value="0.818181818181818" calcext:value-type="float">
            <text:p>0.8181818182</text:p>
          </table:table-cell>
          <table:table-cell table:formula="of:=([.D280]*(1-[.$J$2]))+[.E280]+[.F280]" office:value-type="float" office:value="0.99" calcext:value-type="float">
            <text:p>0.99</text:p>
          </table:table-cell>
          <table:table-cell table:formula="of:=IF(ABS([.H280]+[.I280]+[.J28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0]*(1+[.$J$3])/(2+[.$J$3]))+[.H280]" office:value-type="float" office:value="0.1" calcext:value-type="float">
            <text:p>0.1</text:p>
          </table:table-cell>
          <table:table-cell table:formula="of:=1-[.A281]" office:value-type="float" office:value="0.9" calcext:value-type="float">
            <text:p>0.9</text:p>
          </table:table-cell>
          <table:table-cell table:formula="of:=IF(ABS([.A281]+[.B281])-1&lt;0.001;&quot;&quot;;&quot;ERROR&quot;)">
            <text:p/>
          </table:table-cell>
          <table:table-cell table:formula="of:=[.A281]*[.A281]" office:value-type="float" office:value="0.01" calcext:value-type="float">
            <text:p>0.01</text:p>
          </table:table-cell>
          <table:table-cell table:formula="of:=2*[.A281]*[.B281]" office:value-type="float" office:value="0.18" calcext:value-type="float">
            <text:p>0.18</text:p>
          </table:table-cell>
          <table:table-cell table:formula="of:=[.B281]*[.B281]" office:value-type="float" office:value="0.81" calcext:value-type="float">
            <text:p>0.81</text:p>
          </table:table-cell>
          <table:table-cell table:formula="of:=IF(ABS([.D281]+[.E281]+[.F281])-1&lt;0.001;&quot;&quot;;&quot;ERROR&quot;)">
            <text:p/>
          </table:table-cell>
          <table:table-cell table:formula="of:=(1-[.$J$2])*[.D281]/[.K281]" office:value-type="float" office:value="0" calcext:value-type="float">
            <text:p>0</text:p>
          </table:table-cell>
          <table:table-cell table:formula="of:=[.E281]/[.K281]" office:value-type="float" office:value="0.181818181818182" calcext:value-type="float">
            <text:p>0.1818181818</text:p>
          </table:table-cell>
          <table:table-cell table:formula="of:=[.F281]/[.K281]" office:value-type="float" office:value="0.818181818181818" calcext:value-type="float">
            <text:p>0.8181818182</text:p>
          </table:table-cell>
          <table:table-cell table:formula="of:=([.D281]*(1-[.$J$2]))+[.E281]+[.F281]" office:value-type="float" office:value="0.99" calcext:value-type="float">
            <text:p>0.99</text:p>
          </table:table-cell>
          <table:table-cell table:formula="of:=IF(ABS([.H281]+[.I281]+[.J28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1]*(1+[.$J$3])/(2+[.$J$3]))+[.H281]" office:value-type="float" office:value="0.1" calcext:value-type="float">
            <text:p>0.1</text:p>
          </table:table-cell>
          <table:table-cell table:formula="of:=1-[.A282]" office:value-type="float" office:value="0.9" calcext:value-type="float">
            <text:p>0.9</text:p>
          </table:table-cell>
          <table:table-cell table:formula="of:=IF(ABS([.A282]+[.B282])-1&lt;0.001;&quot;&quot;;&quot;ERROR&quot;)">
            <text:p/>
          </table:table-cell>
          <table:table-cell table:formula="of:=[.A282]*[.A282]" office:value-type="float" office:value="0.01" calcext:value-type="float">
            <text:p>0.01</text:p>
          </table:table-cell>
          <table:table-cell table:formula="of:=2*[.A282]*[.B282]" office:value-type="float" office:value="0.18" calcext:value-type="float">
            <text:p>0.18</text:p>
          </table:table-cell>
          <table:table-cell table:formula="of:=[.B282]*[.B282]" office:value-type="float" office:value="0.81" calcext:value-type="float">
            <text:p>0.81</text:p>
          </table:table-cell>
          <table:table-cell table:formula="of:=IF(ABS([.D282]+[.E282]+[.F282])-1&lt;0.001;&quot;&quot;;&quot;ERROR&quot;)">
            <text:p/>
          </table:table-cell>
          <table:table-cell table:formula="of:=(1-[.$J$2])*[.D282]/[.K282]" office:value-type="float" office:value="0" calcext:value-type="float">
            <text:p>0</text:p>
          </table:table-cell>
          <table:table-cell table:formula="of:=[.E282]/[.K282]" office:value-type="float" office:value="0.181818181818182" calcext:value-type="float">
            <text:p>0.1818181818</text:p>
          </table:table-cell>
          <table:table-cell table:formula="of:=[.F282]/[.K282]" office:value-type="float" office:value="0.818181818181818" calcext:value-type="float">
            <text:p>0.8181818182</text:p>
          </table:table-cell>
          <table:table-cell table:formula="of:=([.D282]*(1-[.$J$2]))+[.E282]+[.F282]" office:value-type="float" office:value="0.99" calcext:value-type="float">
            <text:p>0.99</text:p>
          </table:table-cell>
          <table:table-cell table:formula="of:=IF(ABS([.H282]+[.I282]+[.J28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2]*(1+[.$J$3])/(2+[.$J$3]))+[.H282]" office:value-type="float" office:value="0.1" calcext:value-type="float">
            <text:p>0.1</text:p>
          </table:table-cell>
          <table:table-cell table:formula="of:=1-[.A283]" office:value-type="float" office:value="0.9" calcext:value-type="float">
            <text:p>0.9</text:p>
          </table:table-cell>
          <table:table-cell table:formula="of:=IF(ABS([.A283]+[.B283])-1&lt;0.001;&quot;&quot;;&quot;ERROR&quot;)">
            <text:p/>
          </table:table-cell>
          <table:table-cell table:formula="of:=[.A283]*[.A283]" office:value-type="float" office:value="0.01" calcext:value-type="float">
            <text:p>0.01</text:p>
          </table:table-cell>
          <table:table-cell table:formula="of:=2*[.A283]*[.B283]" office:value-type="float" office:value="0.18" calcext:value-type="float">
            <text:p>0.18</text:p>
          </table:table-cell>
          <table:table-cell table:formula="of:=[.B283]*[.B283]" office:value-type="float" office:value="0.81" calcext:value-type="float">
            <text:p>0.81</text:p>
          </table:table-cell>
          <table:table-cell table:formula="of:=IF(ABS([.D283]+[.E283]+[.F283])-1&lt;0.001;&quot;&quot;;&quot;ERROR&quot;)">
            <text:p/>
          </table:table-cell>
          <table:table-cell table:formula="of:=(1-[.$J$2])*[.D283]/[.K283]" office:value-type="float" office:value="0" calcext:value-type="float">
            <text:p>0</text:p>
          </table:table-cell>
          <table:table-cell table:formula="of:=[.E283]/[.K283]" office:value-type="float" office:value="0.181818181818182" calcext:value-type="float">
            <text:p>0.1818181818</text:p>
          </table:table-cell>
          <table:table-cell table:formula="of:=[.F283]/[.K283]" office:value-type="float" office:value="0.818181818181818" calcext:value-type="float">
            <text:p>0.8181818182</text:p>
          </table:table-cell>
          <table:table-cell table:formula="of:=([.D283]*(1-[.$J$2]))+[.E283]+[.F283]" office:value-type="float" office:value="0.99" calcext:value-type="float">
            <text:p>0.99</text:p>
          </table:table-cell>
          <table:table-cell table:formula="of:=IF(ABS([.H283]+[.I283]+[.J28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3]*(1+[.$J$3])/(2+[.$J$3]))+[.H283]" office:value-type="float" office:value="0.1" calcext:value-type="float">
            <text:p>0.1</text:p>
          </table:table-cell>
          <table:table-cell table:formula="of:=1-[.A284]" office:value-type="float" office:value="0.9" calcext:value-type="float">
            <text:p>0.9</text:p>
          </table:table-cell>
          <table:table-cell table:formula="of:=IF(ABS([.A284]+[.B284])-1&lt;0.001;&quot;&quot;;&quot;ERROR&quot;)">
            <text:p/>
          </table:table-cell>
          <table:table-cell table:formula="of:=[.A284]*[.A284]" office:value-type="float" office:value="0.01" calcext:value-type="float">
            <text:p>0.01</text:p>
          </table:table-cell>
          <table:table-cell table:formula="of:=2*[.A284]*[.B284]" office:value-type="float" office:value="0.18" calcext:value-type="float">
            <text:p>0.18</text:p>
          </table:table-cell>
          <table:table-cell table:formula="of:=[.B284]*[.B284]" office:value-type="float" office:value="0.81" calcext:value-type="float">
            <text:p>0.81</text:p>
          </table:table-cell>
          <table:table-cell table:formula="of:=IF(ABS([.D284]+[.E284]+[.F284])-1&lt;0.001;&quot;&quot;;&quot;ERROR&quot;)">
            <text:p/>
          </table:table-cell>
          <table:table-cell table:formula="of:=(1-[.$J$2])*[.D284]/[.K284]" office:value-type="float" office:value="0" calcext:value-type="float">
            <text:p>0</text:p>
          </table:table-cell>
          <table:table-cell table:formula="of:=[.E284]/[.K284]" office:value-type="float" office:value="0.181818181818182" calcext:value-type="float">
            <text:p>0.1818181818</text:p>
          </table:table-cell>
          <table:table-cell table:formula="of:=[.F284]/[.K284]" office:value-type="float" office:value="0.818181818181818" calcext:value-type="float">
            <text:p>0.8181818182</text:p>
          </table:table-cell>
          <table:table-cell table:formula="of:=([.D284]*(1-[.$J$2]))+[.E284]+[.F284]" office:value-type="float" office:value="0.99" calcext:value-type="float">
            <text:p>0.99</text:p>
          </table:table-cell>
          <table:table-cell table:formula="of:=IF(ABS([.H284]+[.I284]+[.J28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4]*(1+[.$J$3])/(2+[.$J$3]))+[.H284]" office:value-type="float" office:value="0.1" calcext:value-type="float">
            <text:p>0.1</text:p>
          </table:table-cell>
          <table:table-cell table:formula="of:=1-[.A285]" office:value-type="float" office:value="0.9" calcext:value-type="float">
            <text:p>0.9</text:p>
          </table:table-cell>
          <table:table-cell table:formula="of:=IF(ABS([.A285]+[.B285])-1&lt;0.001;&quot;&quot;;&quot;ERROR&quot;)">
            <text:p/>
          </table:table-cell>
          <table:table-cell table:formula="of:=[.A285]*[.A285]" office:value-type="float" office:value="0.01" calcext:value-type="float">
            <text:p>0.01</text:p>
          </table:table-cell>
          <table:table-cell table:formula="of:=2*[.A285]*[.B285]" office:value-type="float" office:value="0.18" calcext:value-type="float">
            <text:p>0.18</text:p>
          </table:table-cell>
          <table:table-cell table:formula="of:=[.B285]*[.B285]" office:value-type="float" office:value="0.81" calcext:value-type="float">
            <text:p>0.81</text:p>
          </table:table-cell>
          <table:table-cell table:formula="of:=IF(ABS([.D285]+[.E285]+[.F285])-1&lt;0.001;&quot;&quot;;&quot;ERROR&quot;)">
            <text:p/>
          </table:table-cell>
          <table:table-cell table:formula="of:=(1-[.$J$2])*[.D285]/[.K285]" office:value-type="float" office:value="0" calcext:value-type="float">
            <text:p>0</text:p>
          </table:table-cell>
          <table:table-cell table:formula="of:=[.E285]/[.K285]" office:value-type="float" office:value="0.181818181818182" calcext:value-type="float">
            <text:p>0.1818181818</text:p>
          </table:table-cell>
          <table:table-cell table:formula="of:=[.F285]/[.K285]" office:value-type="float" office:value="0.818181818181818" calcext:value-type="float">
            <text:p>0.8181818182</text:p>
          </table:table-cell>
          <table:table-cell table:formula="of:=([.D285]*(1-[.$J$2]))+[.E285]+[.F285]" office:value-type="float" office:value="0.99" calcext:value-type="float">
            <text:p>0.99</text:p>
          </table:table-cell>
          <table:table-cell table:formula="of:=IF(ABS([.H285]+[.I285]+[.J28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5]*(1+[.$J$3])/(2+[.$J$3]))+[.H285]" office:value-type="float" office:value="0.1" calcext:value-type="float">
            <text:p>0.1</text:p>
          </table:table-cell>
          <table:table-cell table:formula="of:=1-[.A286]" office:value-type="float" office:value="0.9" calcext:value-type="float">
            <text:p>0.9</text:p>
          </table:table-cell>
          <table:table-cell table:formula="of:=IF(ABS([.A286]+[.B286])-1&lt;0.001;&quot;&quot;;&quot;ERROR&quot;)">
            <text:p/>
          </table:table-cell>
          <table:table-cell table:formula="of:=[.A286]*[.A286]" office:value-type="float" office:value="0.01" calcext:value-type="float">
            <text:p>0.01</text:p>
          </table:table-cell>
          <table:table-cell table:formula="of:=2*[.A286]*[.B286]" office:value-type="float" office:value="0.18" calcext:value-type="float">
            <text:p>0.18</text:p>
          </table:table-cell>
          <table:table-cell table:formula="of:=[.B286]*[.B286]" office:value-type="float" office:value="0.81" calcext:value-type="float">
            <text:p>0.81</text:p>
          </table:table-cell>
          <table:table-cell table:formula="of:=IF(ABS([.D286]+[.E286]+[.F286])-1&lt;0.001;&quot;&quot;;&quot;ERROR&quot;)">
            <text:p/>
          </table:table-cell>
          <table:table-cell table:formula="of:=(1-[.$J$2])*[.D286]/[.K286]" office:value-type="float" office:value="0" calcext:value-type="float">
            <text:p>0</text:p>
          </table:table-cell>
          <table:table-cell table:formula="of:=[.E286]/[.K286]" office:value-type="float" office:value="0.181818181818182" calcext:value-type="float">
            <text:p>0.1818181818</text:p>
          </table:table-cell>
          <table:table-cell table:formula="of:=[.F286]/[.K286]" office:value-type="float" office:value="0.818181818181818" calcext:value-type="float">
            <text:p>0.8181818182</text:p>
          </table:table-cell>
          <table:table-cell table:formula="of:=([.D286]*(1-[.$J$2]))+[.E286]+[.F286]" office:value-type="float" office:value="0.99" calcext:value-type="float">
            <text:p>0.99</text:p>
          </table:table-cell>
          <table:table-cell table:formula="of:=IF(ABS([.H286]+[.I286]+[.J28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6]*(1+[.$J$3])/(2+[.$J$3]))+[.H286]" office:value-type="float" office:value="0.1" calcext:value-type="float">
            <text:p>0.1</text:p>
          </table:table-cell>
          <table:table-cell table:formula="of:=1-[.A287]" office:value-type="float" office:value="0.9" calcext:value-type="float">
            <text:p>0.9</text:p>
          </table:table-cell>
          <table:table-cell table:formula="of:=IF(ABS([.A287]+[.B287])-1&lt;0.001;&quot;&quot;;&quot;ERROR&quot;)">
            <text:p/>
          </table:table-cell>
          <table:table-cell table:formula="of:=[.A287]*[.A287]" office:value-type="float" office:value="0.01" calcext:value-type="float">
            <text:p>0.01</text:p>
          </table:table-cell>
          <table:table-cell table:formula="of:=2*[.A287]*[.B287]" office:value-type="float" office:value="0.18" calcext:value-type="float">
            <text:p>0.18</text:p>
          </table:table-cell>
          <table:table-cell table:formula="of:=[.B287]*[.B287]" office:value-type="float" office:value="0.81" calcext:value-type="float">
            <text:p>0.81</text:p>
          </table:table-cell>
          <table:table-cell table:formula="of:=IF(ABS([.D287]+[.E287]+[.F287])-1&lt;0.001;&quot;&quot;;&quot;ERROR&quot;)">
            <text:p/>
          </table:table-cell>
          <table:table-cell table:formula="of:=(1-[.$J$2])*[.D287]/[.K287]" office:value-type="float" office:value="0" calcext:value-type="float">
            <text:p>0</text:p>
          </table:table-cell>
          <table:table-cell table:formula="of:=[.E287]/[.K287]" office:value-type="float" office:value="0.181818181818182" calcext:value-type="float">
            <text:p>0.1818181818</text:p>
          </table:table-cell>
          <table:table-cell table:formula="of:=[.F287]/[.K287]" office:value-type="float" office:value="0.818181818181818" calcext:value-type="float">
            <text:p>0.8181818182</text:p>
          </table:table-cell>
          <table:table-cell table:formula="of:=([.D287]*(1-[.$J$2]))+[.E287]+[.F287]" office:value-type="float" office:value="0.99" calcext:value-type="float">
            <text:p>0.99</text:p>
          </table:table-cell>
          <table:table-cell table:formula="of:=IF(ABS([.H287]+[.I287]+[.J28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7]*(1+[.$J$3])/(2+[.$J$3]))+[.H287]" office:value-type="float" office:value="0.1" calcext:value-type="float">
            <text:p>0.1</text:p>
          </table:table-cell>
          <table:table-cell table:formula="of:=1-[.A288]" office:value-type="float" office:value="0.9" calcext:value-type="float">
            <text:p>0.9</text:p>
          </table:table-cell>
          <table:table-cell table:formula="of:=IF(ABS([.A288]+[.B288])-1&lt;0.001;&quot;&quot;;&quot;ERROR&quot;)">
            <text:p/>
          </table:table-cell>
          <table:table-cell table:formula="of:=[.A288]*[.A288]" office:value-type="float" office:value="0.01" calcext:value-type="float">
            <text:p>0.01</text:p>
          </table:table-cell>
          <table:table-cell table:formula="of:=2*[.A288]*[.B288]" office:value-type="float" office:value="0.18" calcext:value-type="float">
            <text:p>0.18</text:p>
          </table:table-cell>
          <table:table-cell table:formula="of:=[.B288]*[.B288]" office:value-type="float" office:value="0.81" calcext:value-type="float">
            <text:p>0.81</text:p>
          </table:table-cell>
          <table:table-cell table:formula="of:=IF(ABS([.D288]+[.E288]+[.F288])-1&lt;0.001;&quot;&quot;;&quot;ERROR&quot;)">
            <text:p/>
          </table:table-cell>
          <table:table-cell table:formula="of:=(1-[.$J$2])*[.D288]/[.K288]" office:value-type="float" office:value="0" calcext:value-type="float">
            <text:p>0</text:p>
          </table:table-cell>
          <table:table-cell table:formula="of:=[.E288]/[.K288]" office:value-type="float" office:value="0.181818181818182" calcext:value-type="float">
            <text:p>0.1818181818</text:p>
          </table:table-cell>
          <table:table-cell table:formula="of:=[.F288]/[.K288]" office:value-type="float" office:value="0.818181818181818" calcext:value-type="float">
            <text:p>0.8181818182</text:p>
          </table:table-cell>
          <table:table-cell table:formula="of:=([.D288]*(1-[.$J$2]))+[.E288]+[.F288]" office:value-type="float" office:value="0.99" calcext:value-type="float">
            <text:p>0.99</text:p>
          </table:table-cell>
          <table:table-cell table:formula="of:=IF(ABS([.H288]+[.I288]+[.J28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8]*(1+[.$J$3])/(2+[.$J$3]))+[.H288]" office:value-type="float" office:value="0.1" calcext:value-type="float">
            <text:p>0.1</text:p>
          </table:table-cell>
          <table:table-cell table:formula="of:=1-[.A289]" office:value-type="float" office:value="0.9" calcext:value-type="float">
            <text:p>0.9</text:p>
          </table:table-cell>
          <table:table-cell table:formula="of:=IF(ABS([.A289]+[.B289])-1&lt;0.001;&quot;&quot;;&quot;ERROR&quot;)">
            <text:p/>
          </table:table-cell>
          <table:table-cell table:formula="of:=[.A289]*[.A289]" office:value-type="float" office:value="0.01" calcext:value-type="float">
            <text:p>0.01</text:p>
          </table:table-cell>
          <table:table-cell table:formula="of:=2*[.A289]*[.B289]" office:value-type="float" office:value="0.18" calcext:value-type="float">
            <text:p>0.18</text:p>
          </table:table-cell>
          <table:table-cell table:formula="of:=[.B289]*[.B289]" office:value-type="float" office:value="0.81" calcext:value-type="float">
            <text:p>0.81</text:p>
          </table:table-cell>
          <table:table-cell table:formula="of:=IF(ABS([.D289]+[.E289]+[.F289])-1&lt;0.001;&quot;&quot;;&quot;ERROR&quot;)">
            <text:p/>
          </table:table-cell>
          <table:table-cell table:formula="of:=(1-[.$J$2])*[.D289]/[.K289]" office:value-type="float" office:value="0" calcext:value-type="float">
            <text:p>0</text:p>
          </table:table-cell>
          <table:table-cell table:formula="of:=[.E289]/[.K289]" office:value-type="float" office:value="0.181818181818182" calcext:value-type="float">
            <text:p>0.1818181818</text:p>
          </table:table-cell>
          <table:table-cell table:formula="of:=[.F289]/[.K289]" office:value-type="float" office:value="0.818181818181818" calcext:value-type="float">
            <text:p>0.8181818182</text:p>
          </table:table-cell>
          <table:table-cell table:formula="of:=([.D289]*(1-[.$J$2]))+[.E289]+[.F289]" office:value-type="float" office:value="0.99" calcext:value-type="float">
            <text:p>0.99</text:p>
          </table:table-cell>
          <table:table-cell table:formula="of:=IF(ABS([.H289]+[.I289]+[.J28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89]*(1+[.$J$3])/(2+[.$J$3]))+[.H289]" office:value-type="float" office:value="0.1" calcext:value-type="float">
            <text:p>0.1</text:p>
          </table:table-cell>
          <table:table-cell table:formula="of:=1-[.A290]" office:value-type="float" office:value="0.9" calcext:value-type="float">
            <text:p>0.9</text:p>
          </table:table-cell>
          <table:table-cell table:formula="of:=IF(ABS([.A290]+[.B290])-1&lt;0.001;&quot;&quot;;&quot;ERROR&quot;)">
            <text:p/>
          </table:table-cell>
          <table:table-cell table:formula="of:=[.A290]*[.A290]" office:value-type="float" office:value="0.01" calcext:value-type="float">
            <text:p>0.01</text:p>
          </table:table-cell>
          <table:table-cell table:formula="of:=2*[.A290]*[.B290]" office:value-type="float" office:value="0.18" calcext:value-type="float">
            <text:p>0.18</text:p>
          </table:table-cell>
          <table:table-cell table:formula="of:=[.B290]*[.B290]" office:value-type="float" office:value="0.81" calcext:value-type="float">
            <text:p>0.81</text:p>
          </table:table-cell>
          <table:table-cell table:formula="of:=IF(ABS([.D290]+[.E290]+[.F290])-1&lt;0.001;&quot;&quot;;&quot;ERROR&quot;)">
            <text:p/>
          </table:table-cell>
          <table:table-cell table:formula="of:=(1-[.$J$2])*[.D290]/[.K290]" office:value-type="float" office:value="0" calcext:value-type="float">
            <text:p>0</text:p>
          </table:table-cell>
          <table:table-cell table:formula="of:=[.E290]/[.K290]" office:value-type="float" office:value="0.181818181818182" calcext:value-type="float">
            <text:p>0.1818181818</text:p>
          </table:table-cell>
          <table:table-cell table:formula="of:=[.F290]/[.K290]" office:value-type="float" office:value="0.818181818181818" calcext:value-type="float">
            <text:p>0.8181818182</text:p>
          </table:table-cell>
          <table:table-cell table:formula="of:=([.D290]*(1-[.$J$2]))+[.E290]+[.F290]" office:value-type="float" office:value="0.99" calcext:value-type="float">
            <text:p>0.99</text:p>
          </table:table-cell>
          <table:table-cell table:formula="of:=IF(ABS([.H290]+[.I290]+[.J29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0]*(1+[.$J$3])/(2+[.$J$3]))+[.H290]" office:value-type="float" office:value="0.1" calcext:value-type="float">
            <text:p>0.1</text:p>
          </table:table-cell>
          <table:table-cell table:formula="of:=1-[.A291]" office:value-type="float" office:value="0.9" calcext:value-type="float">
            <text:p>0.9</text:p>
          </table:table-cell>
          <table:table-cell table:formula="of:=IF(ABS([.A291]+[.B291])-1&lt;0.001;&quot;&quot;;&quot;ERROR&quot;)">
            <text:p/>
          </table:table-cell>
          <table:table-cell table:formula="of:=[.A291]*[.A291]" office:value-type="float" office:value="0.01" calcext:value-type="float">
            <text:p>0.01</text:p>
          </table:table-cell>
          <table:table-cell table:formula="of:=2*[.A291]*[.B291]" office:value-type="float" office:value="0.18" calcext:value-type="float">
            <text:p>0.18</text:p>
          </table:table-cell>
          <table:table-cell table:formula="of:=[.B291]*[.B291]" office:value-type="float" office:value="0.81" calcext:value-type="float">
            <text:p>0.81</text:p>
          </table:table-cell>
          <table:table-cell table:formula="of:=IF(ABS([.D291]+[.E291]+[.F291])-1&lt;0.001;&quot;&quot;;&quot;ERROR&quot;)">
            <text:p/>
          </table:table-cell>
          <table:table-cell table:formula="of:=(1-[.$J$2])*[.D291]/[.K291]" office:value-type="float" office:value="0" calcext:value-type="float">
            <text:p>0</text:p>
          </table:table-cell>
          <table:table-cell table:formula="of:=[.E291]/[.K291]" office:value-type="float" office:value="0.181818181818182" calcext:value-type="float">
            <text:p>0.1818181818</text:p>
          </table:table-cell>
          <table:table-cell table:formula="of:=[.F291]/[.K291]" office:value-type="float" office:value="0.818181818181818" calcext:value-type="float">
            <text:p>0.8181818182</text:p>
          </table:table-cell>
          <table:table-cell table:formula="of:=([.D291]*(1-[.$J$2]))+[.E291]+[.F291]" office:value-type="float" office:value="0.99" calcext:value-type="float">
            <text:p>0.99</text:p>
          </table:table-cell>
          <table:table-cell table:formula="of:=IF(ABS([.H291]+[.I291]+[.J29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1]*(1+[.$J$3])/(2+[.$J$3]))+[.H291]" office:value-type="float" office:value="0.1" calcext:value-type="float">
            <text:p>0.1</text:p>
          </table:table-cell>
          <table:table-cell table:formula="of:=1-[.A292]" office:value-type="float" office:value="0.9" calcext:value-type="float">
            <text:p>0.9</text:p>
          </table:table-cell>
          <table:table-cell table:formula="of:=IF(ABS([.A292]+[.B292])-1&lt;0.001;&quot;&quot;;&quot;ERROR&quot;)">
            <text:p/>
          </table:table-cell>
          <table:table-cell table:formula="of:=[.A292]*[.A292]" office:value-type="float" office:value="0.01" calcext:value-type="float">
            <text:p>0.01</text:p>
          </table:table-cell>
          <table:table-cell table:formula="of:=2*[.A292]*[.B292]" office:value-type="float" office:value="0.18" calcext:value-type="float">
            <text:p>0.18</text:p>
          </table:table-cell>
          <table:table-cell table:formula="of:=[.B292]*[.B292]" office:value-type="float" office:value="0.81" calcext:value-type="float">
            <text:p>0.81</text:p>
          </table:table-cell>
          <table:table-cell table:formula="of:=IF(ABS([.D292]+[.E292]+[.F292])-1&lt;0.001;&quot;&quot;;&quot;ERROR&quot;)">
            <text:p/>
          </table:table-cell>
          <table:table-cell table:formula="of:=(1-[.$J$2])*[.D292]/[.K292]" office:value-type="float" office:value="0" calcext:value-type="float">
            <text:p>0</text:p>
          </table:table-cell>
          <table:table-cell table:formula="of:=[.E292]/[.K292]" office:value-type="float" office:value="0.181818181818182" calcext:value-type="float">
            <text:p>0.1818181818</text:p>
          </table:table-cell>
          <table:table-cell table:formula="of:=[.F292]/[.K292]" office:value-type="float" office:value="0.818181818181818" calcext:value-type="float">
            <text:p>0.8181818182</text:p>
          </table:table-cell>
          <table:table-cell table:formula="of:=([.D292]*(1-[.$J$2]))+[.E292]+[.F292]" office:value-type="float" office:value="0.99" calcext:value-type="float">
            <text:p>0.99</text:p>
          </table:table-cell>
          <table:table-cell table:formula="of:=IF(ABS([.H292]+[.I292]+[.J29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2]*(1+[.$J$3])/(2+[.$J$3]))+[.H292]" office:value-type="float" office:value="0.1" calcext:value-type="float">
            <text:p>0.1</text:p>
          </table:table-cell>
          <table:table-cell table:formula="of:=1-[.A293]" office:value-type="float" office:value="0.9" calcext:value-type="float">
            <text:p>0.9</text:p>
          </table:table-cell>
          <table:table-cell table:formula="of:=IF(ABS([.A293]+[.B293])-1&lt;0.001;&quot;&quot;;&quot;ERROR&quot;)">
            <text:p/>
          </table:table-cell>
          <table:table-cell table:formula="of:=[.A293]*[.A293]" office:value-type="float" office:value="0.01" calcext:value-type="float">
            <text:p>0.01</text:p>
          </table:table-cell>
          <table:table-cell table:formula="of:=2*[.A293]*[.B293]" office:value-type="float" office:value="0.18" calcext:value-type="float">
            <text:p>0.18</text:p>
          </table:table-cell>
          <table:table-cell table:formula="of:=[.B293]*[.B293]" office:value-type="float" office:value="0.81" calcext:value-type="float">
            <text:p>0.81</text:p>
          </table:table-cell>
          <table:table-cell table:formula="of:=IF(ABS([.D293]+[.E293]+[.F293])-1&lt;0.001;&quot;&quot;;&quot;ERROR&quot;)">
            <text:p/>
          </table:table-cell>
          <table:table-cell table:formula="of:=(1-[.$J$2])*[.D293]/[.K293]" office:value-type="float" office:value="0" calcext:value-type="float">
            <text:p>0</text:p>
          </table:table-cell>
          <table:table-cell table:formula="of:=[.E293]/[.K293]" office:value-type="float" office:value="0.181818181818182" calcext:value-type="float">
            <text:p>0.1818181818</text:p>
          </table:table-cell>
          <table:table-cell table:formula="of:=[.F293]/[.K293]" office:value-type="float" office:value="0.818181818181818" calcext:value-type="float">
            <text:p>0.8181818182</text:p>
          </table:table-cell>
          <table:table-cell table:formula="of:=([.D293]*(1-[.$J$2]))+[.E293]+[.F293]" office:value-type="float" office:value="0.99" calcext:value-type="float">
            <text:p>0.99</text:p>
          </table:table-cell>
          <table:table-cell table:formula="of:=IF(ABS([.H293]+[.I293]+[.J29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3]*(1+[.$J$3])/(2+[.$J$3]))+[.H293]" office:value-type="float" office:value="0.1" calcext:value-type="float">
            <text:p>0.1</text:p>
          </table:table-cell>
          <table:table-cell table:formula="of:=1-[.A294]" office:value-type="float" office:value="0.9" calcext:value-type="float">
            <text:p>0.9</text:p>
          </table:table-cell>
          <table:table-cell table:formula="of:=IF(ABS([.A294]+[.B294])-1&lt;0.001;&quot;&quot;;&quot;ERROR&quot;)">
            <text:p/>
          </table:table-cell>
          <table:table-cell table:formula="of:=[.A294]*[.A294]" office:value-type="float" office:value="0.01" calcext:value-type="float">
            <text:p>0.01</text:p>
          </table:table-cell>
          <table:table-cell table:formula="of:=2*[.A294]*[.B294]" office:value-type="float" office:value="0.18" calcext:value-type="float">
            <text:p>0.18</text:p>
          </table:table-cell>
          <table:table-cell table:formula="of:=[.B294]*[.B294]" office:value-type="float" office:value="0.81" calcext:value-type="float">
            <text:p>0.81</text:p>
          </table:table-cell>
          <table:table-cell table:formula="of:=IF(ABS([.D294]+[.E294]+[.F294])-1&lt;0.001;&quot;&quot;;&quot;ERROR&quot;)">
            <text:p/>
          </table:table-cell>
          <table:table-cell table:formula="of:=(1-[.$J$2])*[.D294]/[.K294]" office:value-type="float" office:value="0" calcext:value-type="float">
            <text:p>0</text:p>
          </table:table-cell>
          <table:table-cell table:formula="of:=[.E294]/[.K294]" office:value-type="float" office:value="0.181818181818182" calcext:value-type="float">
            <text:p>0.1818181818</text:p>
          </table:table-cell>
          <table:table-cell table:formula="of:=[.F294]/[.K294]" office:value-type="float" office:value="0.818181818181818" calcext:value-type="float">
            <text:p>0.8181818182</text:p>
          </table:table-cell>
          <table:table-cell table:formula="of:=([.D294]*(1-[.$J$2]))+[.E294]+[.F294]" office:value-type="float" office:value="0.99" calcext:value-type="float">
            <text:p>0.99</text:p>
          </table:table-cell>
          <table:table-cell table:formula="of:=IF(ABS([.H294]+[.I294]+[.J29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4]*(1+[.$J$3])/(2+[.$J$3]))+[.H294]" office:value-type="float" office:value="0.1" calcext:value-type="float">
            <text:p>0.1</text:p>
          </table:table-cell>
          <table:table-cell table:formula="of:=1-[.A295]" office:value-type="float" office:value="0.9" calcext:value-type="float">
            <text:p>0.9</text:p>
          </table:table-cell>
          <table:table-cell table:formula="of:=IF(ABS([.A295]+[.B295])-1&lt;0.001;&quot;&quot;;&quot;ERROR&quot;)">
            <text:p/>
          </table:table-cell>
          <table:table-cell table:formula="of:=[.A295]*[.A295]" office:value-type="float" office:value="0.01" calcext:value-type="float">
            <text:p>0.01</text:p>
          </table:table-cell>
          <table:table-cell table:formula="of:=2*[.A295]*[.B295]" office:value-type="float" office:value="0.18" calcext:value-type="float">
            <text:p>0.18</text:p>
          </table:table-cell>
          <table:table-cell table:formula="of:=[.B295]*[.B295]" office:value-type="float" office:value="0.81" calcext:value-type="float">
            <text:p>0.81</text:p>
          </table:table-cell>
          <table:table-cell table:formula="of:=IF(ABS([.D295]+[.E295]+[.F295])-1&lt;0.001;&quot;&quot;;&quot;ERROR&quot;)">
            <text:p/>
          </table:table-cell>
          <table:table-cell table:formula="of:=(1-[.$J$2])*[.D295]/[.K295]" office:value-type="float" office:value="0" calcext:value-type="float">
            <text:p>0</text:p>
          </table:table-cell>
          <table:table-cell table:formula="of:=[.E295]/[.K295]" office:value-type="float" office:value="0.181818181818182" calcext:value-type="float">
            <text:p>0.1818181818</text:p>
          </table:table-cell>
          <table:table-cell table:formula="of:=[.F295]/[.K295]" office:value-type="float" office:value="0.818181818181818" calcext:value-type="float">
            <text:p>0.8181818182</text:p>
          </table:table-cell>
          <table:table-cell table:formula="of:=([.D295]*(1-[.$J$2]))+[.E295]+[.F295]" office:value-type="float" office:value="0.99" calcext:value-type="float">
            <text:p>0.99</text:p>
          </table:table-cell>
          <table:table-cell table:formula="of:=IF(ABS([.H295]+[.I295]+[.J29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5]*(1+[.$J$3])/(2+[.$J$3]))+[.H295]" office:value-type="float" office:value="0.1" calcext:value-type="float">
            <text:p>0.1</text:p>
          </table:table-cell>
          <table:table-cell table:formula="of:=1-[.A296]" office:value-type="float" office:value="0.9" calcext:value-type="float">
            <text:p>0.9</text:p>
          </table:table-cell>
          <table:table-cell table:formula="of:=IF(ABS([.A296]+[.B296])-1&lt;0.001;&quot;&quot;;&quot;ERROR&quot;)">
            <text:p/>
          </table:table-cell>
          <table:table-cell table:formula="of:=[.A296]*[.A296]" office:value-type="float" office:value="0.01" calcext:value-type="float">
            <text:p>0.01</text:p>
          </table:table-cell>
          <table:table-cell table:formula="of:=2*[.A296]*[.B296]" office:value-type="float" office:value="0.18" calcext:value-type="float">
            <text:p>0.18</text:p>
          </table:table-cell>
          <table:table-cell table:formula="of:=[.B296]*[.B296]" office:value-type="float" office:value="0.81" calcext:value-type="float">
            <text:p>0.81</text:p>
          </table:table-cell>
          <table:table-cell table:formula="of:=IF(ABS([.D296]+[.E296]+[.F296])-1&lt;0.001;&quot;&quot;;&quot;ERROR&quot;)">
            <text:p/>
          </table:table-cell>
          <table:table-cell table:formula="of:=(1-[.$J$2])*[.D296]/[.K296]" office:value-type="float" office:value="0" calcext:value-type="float">
            <text:p>0</text:p>
          </table:table-cell>
          <table:table-cell table:formula="of:=[.E296]/[.K296]" office:value-type="float" office:value="0.181818181818182" calcext:value-type="float">
            <text:p>0.1818181818</text:p>
          </table:table-cell>
          <table:table-cell table:formula="of:=[.F296]/[.K296]" office:value-type="float" office:value="0.818181818181818" calcext:value-type="float">
            <text:p>0.8181818182</text:p>
          </table:table-cell>
          <table:table-cell table:formula="of:=([.D296]*(1-[.$J$2]))+[.E296]+[.F296]" office:value-type="float" office:value="0.99" calcext:value-type="float">
            <text:p>0.99</text:p>
          </table:table-cell>
          <table:table-cell table:formula="of:=IF(ABS([.H296]+[.I296]+[.J29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6]*(1+[.$J$3])/(2+[.$J$3]))+[.H296]" office:value-type="float" office:value="0.1" calcext:value-type="float">
            <text:p>0.1</text:p>
          </table:table-cell>
          <table:table-cell table:formula="of:=1-[.A297]" office:value-type="float" office:value="0.9" calcext:value-type="float">
            <text:p>0.9</text:p>
          </table:table-cell>
          <table:table-cell table:formula="of:=IF(ABS([.A297]+[.B297])-1&lt;0.001;&quot;&quot;;&quot;ERROR&quot;)">
            <text:p/>
          </table:table-cell>
          <table:table-cell table:formula="of:=[.A297]*[.A297]" office:value-type="float" office:value="0.01" calcext:value-type="float">
            <text:p>0.01</text:p>
          </table:table-cell>
          <table:table-cell table:formula="of:=2*[.A297]*[.B297]" office:value-type="float" office:value="0.18" calcext:value-type="float">
            <text:p>0.18</text:p>
          </table:table-cell>
          <table:table-cell table:formula="of:=[.B297]*[.B297]" office:value-type="float" office:value="0.81" calcext:value-type="float">
            <text:p>0.81</text:p>
          </table:table-cell>
          <table:table-cell table:formula="of:=IF(ABS([.D297]+[.E297]+[.F297])-1&lt;0.001;&quot;&quot;;&quot;ERROR&quot;)">
            <text:p/>
          </table:table-cell>
          <table:table-cell table:formula="of:=(1-[.$J$2])*[.D297]/[.K297]" office:value-type="float" office:value="0" calcext:value-type="float">
            <text:p>0</text:p>
          </table:table-cell>
          <table:table-cell table:formula="of:=[.E297]/[.K297]" office:value-type="float" office:value="0.181818181818182" calcext:value-type="float">
            <text:p>0.1818181818</text:p>
          </table:table-cell>
          <table:table-cell table:formula="of:=[.F297]/[.K297]" office:value-type="float" office:value="0.818181818181818" calcext:value-type="float">
            <text:p>0.8181818182</text:p>
          </table:table-cell>
          <table:table-cell table:formula="of:=([.D297]*(1-[.$J$2]))+[.E297]+[.F297]" office:value-type="float" office:value="0.99" calcext:value-type="float">
            <text:p>0.99</text:p>
          </table:table-cell>
          <table:table-cell table:formula="of:=IF(ABS([.H297]+[.I297]+[.J29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7]*(1+[.$J$3])/(2+[.$J$3]))+[.H297]" office:value-type="float" office:value="0.1" calcext:value-type="float">
            <text:p>0.1</text:p>
          </table:table-cell>
          <table:table-cell table:formula="of:=1-[.A298]" office:value-type="float" office:value="0.9" calcext:value-type="float">
            <text:p>0.9</text:p>
          </table:table-cell>
          <table:table-cell table:formula="of:=IF(ABS([.A298]+[.B298])-1&lt;0.001;&quot;&quot;;&quot;ERROR&quot;)">
            <text:p/>
          </table:table-cell>
          <table:table-cell table:formula="of:=[.A298]*[.A298]" office:value-type="float" office:value="0.01" calcext:value-type="float">
            <text:p>0.01</text:p>
          </table:table-cell>
          <table:table-cell table:formula="of:=2*[.A298]*[.B298]" office:value-type="float" office:value="0.18" calcext:value-type="float">
            <text:p>0.18</text:p>
          </table:table-cell>
          <table:table-cell table:formula="of:=[.B298]*[.B298]" office:value-type="float" office:value="0.81" calcext:value-type="float">
            <text:p>0.81</text:p>
          </table:table-cell>
          <table:table-cell table:formula="of:=IF(ABS([.D298]+[.E298]+[.F298])-1&lt;0.001;&quot;&quot;;&quot;ERROR&quot;)">
            <text:p/>
          </table:table-cell>
          <table:table-cell table:formula="of:=(1-[.$J$2])*[.D298]/[.K298]" office:value-type="float" office:value="0" calcext:value-type="float">
            <text:p>0</text:p>
          </table:table-cell>
          <table:table-cell table:formula="of:=[.E298]/[.K298]" office:value-type="float" office:value="0.181818181818182" calcext:value-type="float">
            <text:p>0.1818181818</text:p>
          </table:table-cell>
          <table:table-cell table:formula="of:=[.F298]/[.K298]" office:value-type="float" office:value="0.818181818181818" calcext:value-type="float">
            <text:p>0.8181818182</text:p>
          </table:table-cell>
          <table:table-cell table:formula="of:=([.D298]*(1-[.$J$2]))+[.E298]+[.F298]" office:value-type="float" office:value="0.99" calcext:value-type="float">
            <text:p>0.99</text:p>
          </table:table-cell>
          <table:table-cell table:formula="of:=IF(ABS([.H298]+[.I298]+[.J29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8]*(1+[.$J$3])/(2+[.$J$3]))+[.H298]" office:value-type="float" office:value="0.1" calcext:value-type="float">
            <text:p>0.1</text:p>
          </table:table-cell>
          <table:table-cell table:formula="of:=1-[.A299]" office:value-type="float" office:value="0.9" calcext:value-type="float">
            <text:p>0.9</text:p>
          </table:table-cell>
          <table:table-cell table:formula="of:=IF(ABS([.A299]+[.B299])-1&lt;0.001;&quot;&quot;;&quot;ERROR&quot;)">
            <text:p/>
          </table:table-cell>
          <table:table-cell table:formula="of:=[.A299]*[.A299]" office:value-type="float" office:value="0.01" calcext:value-type="float">
            <text:p>0.01</text:p>
          </table:table-cell>
          <table:table-cell table:formula="of:=2*[.A299]*[.B299]" office:value-type="float" office:value="0.18" calcext:value-type="float">
            <text:p>0.18</text:p>
          </table:table-cell>
          <table:table-cell table:formula="of:=[.B299]*[.B299]" office:value-type="float" office:value="0.81" calcext:value-type="float">
            <text:p>0.81</text:p>
          </table:table-cell>
          <table:table-cell table:formula="of:=IF(ABS([.D299]+[.E299]+[.F299])-1&lt;0.001;&quot;&quot;;&quot;ERROR&quot;)">
            <text:p/>
          </table:table-cell>
          <table:table-cell table:formula="of:=(1-[.$J$2])*[.D299]/[.K299]" office:value-type="float" office:value="0" calcext:value-type="float">
            <text:p>0</text:p>
          </table:table-cell>
          <table:table-cell table:formula="of:=[.E299]/[.K299]" office:value-type="float" office:value="0.181818181818182" calcext:value-type="float">
            <text:p>0.1818181818</text:p>
          </table:table-cell>
          <table:table-cell table:formula="of:=[.F299]/[.K299]" office:value-type="float" office:value="0.818181818181818" calcext:value-type="float">
            <text:p>0.8181818182</text:p>
          </table:table-cell>
          <table:table-cell table:formula="of:=([.D299]*(1-[.$J$2]))+[.E299]+[.F299]" office:value-type="float" office:value="0.99" calcext:value-type="float">
            <text:p>0.99</text:p>
          </table:table-cell>
          <table:table-cell table:formula="of:=IF(ABS([.H299]+[.I299]+[.J29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299]*(1+[.$J$3])/(2+[.$J$3]))+[.H299]" office:value-type="float" office:value="0.1" calcext:value-type="float">
            <text:p>0.1</text:p>
          </table:table-cell>
          <table:table-cell table:formula="of:=1-[.A300]" office:value-type="float" office:value="0.9" calcext:value-type="float">
            <text:p>0.9</text:p>
          </table:table-cell>
          <table:table-cell table:formula="of:=IF(ABS([.A300]+[.B300])-1&lt;0.001;&quot;&quot;;&quot;ERROR&quot;)">
            <text:p/>
          </table:table-cell>
          <table:table-cell table:formula="of:=[.A300]*[.A300]" office:value-type="float" office:value="0.01" calcext:value-type="float">
            <text:p>0.01</text:p>
          </table:table-cell>
          <table:table-cell table:formula="of:=2*[.A300]*[.B300]" office:value-type="float" office:value="0.18" calcext:value-type="float">
            <text:p>0.18</text:p>
          </table:table-cell>
          <table:table-cell table:formula="of:=[.B300]*[.B300]" office:value-type="float" office:value="0.81" calcext:value-type="float">
            <text:p>0.81</text:p>
          </table:table-cell>
          <table:table-cell table:formula="of:=IF(ABS([.D300]+[.E300]+[.F300])-1&lt;0.001;&quot;&quot;;&quot;ERROR&quot;)">
            <text:p/>
          </table:table-cell>
          <table:table-cell table:formula="of:=(1-[.$J$2])*[.D300]/[.K300]" office:value-type="float" office:value="0" calcext:value-type="float">
            <text:p>0</text:p>
          </table:table-cell>
          <table:table-cell table:formula="of:=[.E300]/[.K300]" office:value-type="float" office:value="0.181818181818182" calcext:value-type="float">
            <text:p>0.1818181818</text:p>
          </table:table-cell>
          <table:table-cell table:formula="of:=[.F300]/[.K300]" office:value-type="float" office:value="0.818181818181818" calcext:value-type="float">
            <text:p>0.8181818182</text:p>
          </table:table-cell>
          <table:table-cell table:formula="of:=([.D300]*(1-[.$J$2]))+[.E300]+[.F300]" office:value-type="float" office:value="0.99" calcext:value-type="float">
            <text:p>0.99</text:p>
          </table:table-cell>
          <table:table-cell table:formula="of:=IF(ABS([.H300]+[.I300]+[.J30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0]*(1+[.$J$3])/(2+[.$J$3]))+[.H300]" office:value-type="float" office:value="0.1" calcext:value-type="float">
            <text:p>0.1</text:p>
          </table:table-cell>
          <table:table-cell table:formula="of:=1-[.A301]" office:value-type="float" office:value="0.9" calcext:value-type="float">
            <text:p>0.9</text:p>
          </table:table-cell>
          <table:table-cell table:formula="of:=IF(ABS([.A301]+[.B301])-1&lt;0.001;&quot;&quot;;&quot;ERROR&quot;)">
            <text:p/>
          </table:table-cell>
          <table:table-cell table:formula="of:=[.A301]*[.A301]" office:value-type="float" office:value="0.01" calcext:value-type="float">
            <text:p>0.01</text:p>
          </table:table-cell>
          <table:table-cell table:formula="of:=2*[.A301]*[.B301]" office:value-type="float" office:value="0.18" calcext:value-type="float">
            <text:p>0.18</text:p>
          </table:table-cell>
          <table:table-cell table:formula="of:=[.B301]*[.B301]" office:value-type="float" office:value="0.81" calcext:value-type="float">
            <text:p>0.81</text:p>
          </table:table-cell>
          <table:table-cell table:formula="of:=IF(ABS([.D301]+[.E301]+[.F301])-1&lt;0.001;&quot;&quot;;&quot;ERROR&quot;)">
            <text:p/>
          </table:table-cell>
          <table:table-cell table:formula="of:=(1-[.$J$2])*[.D301]/[.K301]" office:value-type="float" office:value="0" calcext:value-type="float">
            <text:p>0</text:p>
          </table:table-cell>
          <table:table-cell table:formula="of:=[.E301]/[.K301]" office:value-type="float" office:value="0.181818181818182" calcext:value-type="float">
            <text:p>0.1818181818</text:p>
          </table:table-cell>
          <table:table-cell table:formula="of:=[.F301]/[.K301]" office:value-type="float" office:value="0.818181818181818" calcext:value-type="float">
            <text:p>0.8181818182</text:p>
          </table:table-cell>
          <table:table-cell table:formula="of:=([.D301]*(1-[.$J$2]))+[.E301]+[.F301]" office:value-type="float" office:value="0.99" calcext:value-type="float">
            <text:p>0.99</text:p>
          </table:table-cell>
          <table:table-cell table:formula="of:=IF(ABS([.H301]+[.I301]+[.J30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1]*(1+[.$J$3])/(2+[.$J$3]))+[.H301]" office:value-type="float" office:value="0.1" calcext:value-type="float">
            <text:p>0.1</text:p>
          </table:table-cell>
          <table:table-cell table:formula="of:=1-[.A302]" office:value-type="float" office:value="0.9" calcext:value-type="float">
            <text:p>0.9</text:p>
          </table:table-cell>
          <table:table-cell table:formula="of:=IF(ABS([.A302]+[.B302])-1&lt;0.001;&quot;&quot;;&quot;ERROR&quot;)">
            <text:p/>
          </table:table-cell>
          <table:table-cell table:formula="of:=[.A302]*[.A302]" office:value-type="float" office:value="0.01" calcext:value-type="float">
            <text:p>0.01</text:p>
          </table:table-cell>
          <table:table-cell table:formula="of:=2*[.A302]*[.B302]" office:value-type="float" office:value="0.18" calcext:value-type="float">
            <text:p>0.18</text:p>
          </table:table-cell>
          <table:table-cell table:formula="of:=[.B302]*[.B302]" office:value-type="float" office:value="0.81" calcext:value-type="float">
            <text:p>0.81</text:p>
          </table:table-cell>
          <table:table-cell table:formula="of:=IF(ABS([.D302]+[.E302]+[.F302])-1&lt;0.001;&quot;&quot;;&quot;ERROR&quot;)">
            <text:p/>
          </table:table-cell>
          <table:table-cell table:formula="of:=(1-[.$J$2])*[.D302]/[.K302]" office:value-type="float" office:value="0" calcext:value-type="float">
            <text:p>0</text:p>
          </table:table-cell>
          <table:table-cell table:formula="of:=[.E302]/[.K302]" office:value-type="float" office:value="0.181818181818182" calcext:value-type="float">
            <text:p>0.1818181818</text:p>
          </table:table-cell>
          <table:table-cell table:formula="of:=[.F302]/[.K302]" office:value-type="float" office:value="0.818181818181818" calcext:value-type="float">
            <text:p>0.8181818182</text:p>
          </table:table-cell>
          <table:table-cell table:formula="of:=([.D302]*(1-[.$J$2]))+[.E302]+[.F302]" office:value-type="float" office:value="0.99" calcext:value-type="float">
            <text:p>0.99</text:p>
          </table:table-cell>
          <table:table-cell table:formula="of:=IF(ABS([.H302]+[.I302]+[.J30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2]*(1+[.$J$3])/(2+[.$J$3]))+[.H302]" office:value-type="float" office:value="0.1" calcext:value-type="float">
            <text:p>0.1</text:p>
          </table:table-cell>
          <table:table-cell table:formula="of:=1-[.A303]" office:value-type="float" office:value="0.9" calcext:value-type="float">
            <text:p>0.9</text:p>
          </table:table-cell>
          <table:table-cell table:formula="of:=IF(ABS([.A303]+[.B303])-1&lt;0.001;&quot;&quot;;&quot;ERROR&quot;)">
            <text:p/>
          </table:table-cell>
          <table:table-cell table:formula="of:=[.A303]*[.A303]" office:value-type="float" office:value="0.01" calcext:value-type="float">
            <text:p>0.01</text:p>
          </table:table-cell>
          <table:table-cell table:formula="of:=2*[.A303]*[.B303]" office:value-type="float" office:value="0.18" calcext:value-type="float">
            <text:p>0.18</text:p>
          </table:table-cell>
          <table:table-cell table:formula="of:=[.B303]*[.B303]" office:value-type="float" office:value="0.81" calcext:value-type="float">
            <text:p>0.81</text:p>
          </table:table-cell>
          <table:table-cell table:formula="of:=IF(ABS([.D303]+[.E303]+[.F303])-1&lt;0.001;&quot;&quot;;&quot;ERROR&quot;)">
            <text:p/>
          </table:table-cell>
          <table:table-cell table:formula="of:=(1-[.$J$2])*[.D303]/[.K303]" office:value-type="float" office:value="0" calcext:value-type="float">
            <text:p>0</text:p>
          </table:table-cell>
          <table:table-cell table:formula="of:=[.E303]/[.K303]" office:value-type="float" office:value="0.181818181818182" calcext:value-type="float">
            <text:p>0.1818181818</text:p>
          </table:table-cell>
          <table:table-cell table:formula="of:=[.F303]/[.K303]" office:value-type="float" office:value="0.818181818181818" calcext:value-type="float">
            <text:p>0.8181818182</text:p>
          </table:table-cell>
          <table:table-cell table:formula="of:=([.D303]*(1-[.$J$2]))+[.E303]+[.F303]" office:value-type="float" office:value="0.99" calcext:value-type="float">
            <text:p>0.99</text:p>
          </table:table-cell>
          <table:table-cell table:formula="of:=IF(ABS([.H303]+[.I303]+[.J30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3]*(1+[.$J$3])/(2+[.$J$3]))+[.H303]" office:value-type="float" office:value="0.1" calcext:value-type="float">
            <text:p>0.1</text:p>
          </table:table-cell>
          <table:table-cell table:formula="of:=1-[.A304]" office:value-type="float" office:value="0.9" calcext:value-type="float">
            <text:p>0.9</text:p>
          </table:table-cell>
          <table:table-cell table:formula="of:=IF(ABS([.A304]+[.B304])-1&lt;0.001;&quot;&quot;;&quot;ERROR&quot;)">
            <text:p/>
          </table:table-cell>
          <table:table-cell table:formula="of:=[.A304]*[.A304]" office:value-type="float" office:value="0.01" calcext:value-type="float">
            <text:p>0.01</text:p>
          </table:table-cell>
          <table:table-cell table:formula="of:=2*[.A304]*[.B304]" office:value-type="float" office:value="0.18" calcext:value-type="float">
            <text:p>0.18</text:p>
          </table:table-cell>
          <table:table-cell table:formula="of:=[.B304]*[.B304]" office:value-type="float" office:value="0.81" calcext:value-type="float">
            <text:p>0.81</text:p>
          </table:table-cell>
          <table:table-cell table:formula="of:=IF(ABS([.D304]+[.E304]+[.F304])-1&lt;0.001;&quot;&quot;;&quot;ERROR&quot;)">
            <text:p/>
          </table:table-cell>
          <table:table-cell table:formula="of:=(1-[.$J$2])*[.D304]/[.K304]" office:value-type="float" office:value="0" calcext:value-type="float">
            <text:p>0</text:p>
          </table:table-cell>
          <table:table-cell table:formula="of:=[.E304]/[.K304]" office:value-type="float" office:value="0.181818181818182" calcext:value-type="float">
            <text:p>0.1818181818</text:p>
          </table:table-cell>
          <table:table-cell table:formula="of:=[.F304]/[.K304]" office:value-type="float" office:value="0.818181818181818" calcext:value-type="float">
            <text:p>0.8181818182</text:p>
          </table:table-cell>
          <table:table-cell table:formula="of:=([.D304]*(1-[.$J$2]))+[.E304]+[.F304]" office:value-type="float" office:value="0.99" calcext:value-type="float">
            <text:p>0.99</text:p>
          </table:table-cell>
          <table:table-cell table:formula="of:=IF(ABS([.H304]+[.I304]+[.J30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4]*(1+[.$J$3])/(2+[.$J$3]))+[.H304]" office:value-type="float" office:value="0.1" calcext:value-type="float">
            <text:p>0.1</text:p>
          </table:table-cell>
          <table:table-cell table:formula="of:=1-[.A305]" office:value-type="float" office:value="0.9" calcext:value-type="float">
            <text:p>0.9</text:p>
          </table:table-cell>
          <table:table-cell table:formula="of:=IF(ABS([.A305]+[.B305])-1&lt;0.001;&quot;&quot;;&quot;ERROR&quot;)">
            <text:p/>
          </table:table-cell>
          <table:table-cell table:formula="of:=[.A305]*[.A305]" office:value-type="float" office:value="0.01" calcext:value-type="float">
            <text:p>0.01</text:p>
          </table:table-cell>
          <table:table-cell table:formula="of:=2*[.A305]*[.B305]" office:value-type="float" office:value="0.18" calcext:value-type="float">
            <text:p>0.18</text:p>
          </table:table-cell>
          <table:table-cell table:formula="of:=[.B305]*[.B305]" office:value-type="float" office:value="0.81" calcext:value-type="float">
            <text:p>0.81</text:p>
          </table:table-cell>
          <table:table-cell table:formula="of:=IF(ABS([.D305]+[.E305]+[.F305])-1&lt;0.001;&quot;&quot;;&quot;ERROR&quot;)">
            <text:p/>
          </table:table-cell>
          <table:table-cell table:formula="of:=(1-[.$J$2])*[.D305]/[.K305]" office:value-type="float" office:value="0" calcext:value-type="float">
            <text:p>0</text:p>
          </table:table-cell>
          <table:table-cell table:formula="of:=[.E305]/[.K305]" office:value-type="float" office:value="0.181818181818182" calcext:value-type="float">
            <text:p>0.1818181818</text:p>
          </table:table-cell>
          <table:table-cell table:formula="of:=[.F305]/[.K305]" office:value-type="float" office:value="0.818181818181818" calcext:value-type="float">
            <text:p>0.8181818182</text:p>
          </table:table-cell>
          <table:table-cell table:formula="of:=([.D305]*(1-[.$J$2]))+[.E305]+[.F305]" office:value-type="float" office:value="0.99" calcext:value-type="float">
            <text:p>0.99</text:p>
          </table:table-cell>
          <table:table-cell table:formula="of:=IF(ABS([.H305]+[.I305]+[.J30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5]*(1+[.$J$3])/(2+[.$J$3]))+[.H305]" office:value-type="float" office:value="0.1" calcext:value-type="float">
            <text:p>0.1</text:p>
          </table:table-cell>
          <table:table-cell table:formula="of:=1-[.A306]" office:value-type="float" office:value="0.9" calcext:value-type="float">
            <text:p>0.9</text:p>
          </table:table-cell>
          <table:table-cell table:formula="of:=IF(ABS([.A306]+[.B306])-1&lt;0.001;&quot;&quot;;&quot;ERROR&quot;)">
            <text:p/>
          </table:table-cell>
          <table:table-cell table:formula="of:=[.A306]*[.A306]" office:value-type="float" office:value="0.01" calcext:value-type="float">
            <text:p>0.01</text:p>
          </table:table-cell>
          <table:table-cell table:formula="of:=2*[.A306]*[.B306]" office:value-type="float" office:value="0.18" calcext:value-type="float">
            <text:p>0.18</text:p>
          </table:table-cell>
          <table:table-cell table:formula="of:=[.B306]*[.B306]" office:value-type="float" office:value="0.81" calcext:value-type="float">
            <text:p>0.81</text:p>
          </table:table-cell>
          <table:table-cell table:formula="of:=IF(ABS([.D306]+[.E306]+[.F306])-1&lt;0.001;&quot;&quot;;&quot;ERROR&quot;)">
            <text:p/>
          </table:table-cell>
          <table:table-cell table:formula="of:=(1-[.$J$2])*[.D306]/[.K306]" office:value-type="float" office:value="0" calcext:value-type="float">
            <text:p>0</text:p>
          </table:table-cell>
          <table:table-cell table:formula="of:=[.E306]/[.K306]" office:value-type="float" office:value="0.181818181818182" calcext:value-type="float">
            <text:p>0.1818181818</text:p>
          </table:table-cell>
          <table:table-cell table:formula="of:=[.F306]/[.K306]" office:value-type="float" office:value="0.818181818181818" calcext:value-type="float">
            <text:p>0.8181818182</text:p>
          </table:table-cell>
          <table:table-cell table:formula="of:=([.D306]*(1-[.$J$2]))+[.E306]+[.F306]" office:value-type="float" office:value="0.99" calcext:value-type="float">
            <text:p>0.99</text:p>
          </table:table-cell>
          <table:table-cell table:formula="of:=IF(ABS([.H306]+[.I306]+[.J30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6]*(1+[.$J$3])/(2+[.$J$3]))+[.H306]" office:value-type="float" office:value="0.1" calcext:value-type="float">
            <text:p>0.1</text:p>
          </table:table-cell>
          <table:table-cell table:formula="of:=1-[.A307]" office:value-type="float" office:value="0.9" calcext:value-type="float">
            <text:p>0.9</text:p>
          </table:table-cell>
          <table:table-cell table:formula="of:=IF(ABS([.A307]+[.B307])-1&lt;0.001;&quot;&quot;;&quot;ERROR&quot;)">
            <text:p/>
          </table:table-cell>
          <table:table-cell table:formula="of:=[.A307]*[.A307]" office:value-type="float" office:value="0.01" calcext:value-type="float">
            <text:p>0.01</text:p>
          </table:table-cell>
          <table:table-cell table:formula="of:=2*[.A307]*[.B307]" office:value-type="float" office:value="0.18" calcext:value-type="float">
            <text:p>0.18</text:p>
          </table:table-cell>
          <table:table-cell table:formula="of:=[.B307]*[.B307]" office:value-type="float" office:value="0.81" calcext:value-type="float">
            <text:p>0.81</text:p>
          </table:table-cell>
          <table:table-cell table:formula="of:=IF(ABS([.D307]+[.E307]+[.F307])-1&lt;0.001;&quot;&quot;;&quot;ERROR&quot;)">
            <text:p/>
          </table:table-cell>
          <table:table-cell table:formula="of:=(1-[.$J$2])*[.D307]/[.K307]" office:value-type="float" office:value="0" calcext:value-type="float">
            <text:p>0</text:p>
          </table:table-cell>
          <table:table-cell table:formula="of:=[.E307]/[.K307]" office:value-type="float" office:value="0.181818181818182" calcext:value-type="float">
            <text:p>0.1818181818</text:p>
          </table:table-cell>
          <table:table-cell table:formula="of:=[.F307]/[.K307]" office:value-type="float" office:value="0.818181818181818" calcext:value-type="float">
            <text:p>0.8181818182</text:p>
          </table:table-cell>
          <table:table-cell table:formula="of:=([.D307]*(1-[.$J$2]))+[.E307]+[.F307]" office:value-type="float" office:value="0.99" calcext:value-type="float">
            <text:p>0.99</text:p>
          </table:table-cell>
          <table:table-cell table:formula="of:=IF(ABS([.H307]+[.I307]+[.J30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7]*(1+[.$J$3])/(2+[.$J$3]))+[.H307]" office:value-type="float" office:value="0.1" calcext:value-type="float">
            <text:p>0.1</text:p>
          </table:table-cell>
          <table:table-cell table:formula="of:=1-[.A308]" office:value-type="float" office:value="0.9" calcext:value-type="float">
            <text:p>0.9</text:p>
          </table:table-cell>
          <table:table-cell table:formula="of:=IF(ABS([.A308]+[.B308])-1&lt;0.001;&quot;&quot;;&quot;ERROR&quot;)">
            <text:p/>
          </table:table-cell>
          <table:table-cell table:formula="of:=[.A308]*[.A308]" office:value-type="float" office:value="0.01" calcext:value-type="float">
            <text:p>0.01</text:p>
          </table:table-cell>
          <table:table-cell table:formula="of:=2*[.A308]*[.B308]" office:value-type="float" office:value="0.18" calcext:value-type="float">
            <text:p>0.18</text:p>
          </table:table-cell>
          <table:table-cell table:formula="of:=[.B308]*[.B308]" office:value-type="float" office:value="0.81" calcext:value-type="float">
            <text:p>0.81</text:p>
          </table:table-cell>
          <table:table-cell table:formula="of:=IF(ABS([.D308]+[.E308]+[.F308])-1&lt;0.001;&quot;&quot;;&quot;ERROR&quot;)">
            <text:p/>
          </table:table-cell>
          <table:table-cell table:formula="of:=(1-[.$J$2])*[.D308]/[.K308]" office:value-type="float" office:value="0" calcext:value-type="float">
            <text:p>0</text:p>
          </table:table-cell>
          <table:table-cell table:formula="of:=[.E308]/[.K308]" office:value-type="float" office:value="0.181818181818182" calcext:value-type="float">
            <text:p>0.1818181818</text:p>
          </table:table-cell>
          <table:table-cell table:formula="of:=[.F308]/[.K308]" office:value-type="float" office:value="0.818181818181818" calcext:value-type="float">
            <text:p>0.8181818182</text:p>
          </table:table-cell>
          <table:table-cell table:formula="of:=([.D308]*(1-[.$J$2]))+[.E308]+[.F308]" office:value-type="float" office:value="0.99" calcext:value-type="float">
            <text:p>0.99</text:p>
          </table:table-cell>
          <table:table-cell table:formula="of:=IF(ABS([.H308]+[.I308]+[.J30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8]*(1+[.$J$3])/(2+[.$J$3]))+[.H308]" office:value-type="float" office:value="0.1" calcext:value-type="float">
            <text:p>0.1</text:p>
          </table:table-cell>
          <table:table-cell table:formula="of:=1-[.A309]" office:value-type="float" office:value="0.9" calcext:value-type="float">
            <text:p>0.9</text:p>
          </table:table-cell>
          <table:table-cell table:formula="of:=IF(ABS([.A309]+[.B309])-1&lt;0.001;&quot;&quot;;&quot;ERROR&quot;)">
            <text:p/>
          </table:table-cell>
          <table:table-cell table:formula="of:=[.A309]*[.A309]" office:value-type="float" office:value="0.01" calcext:value-type="float">
            <text:p>0.01</text:p>
          </table:table-cell>
          <table:table-cell table:formula="of:=2*[.A309]*[.B309]" office:value-type="float" office:value="0.18" calcext:value-type="float">
            <text:p>0.18</text:p>
          </table:table-cell>
          <table:table-cell table:formula="of:=[.B309]*[.B309]" office:value-type="float" office:value="0.81" calcext:value-type="float">
            <text:p>0.81</text:p>
          </table:table-cell>
          <table:table-cell table:formula="of:=IF(ABS([.D309]+[.E309]+[.F309])-1&lt;0.001;&quot;&quot;;&quot;ERROR&quot;)">
            <text:p/>
          </table:table-cell>
          <table:table-cell table:formula="of:=(1-[.$J$2])*[.D309]/[.K309]" office:value-type="float" office:value="0" calcext:value-type="float">
            <text:p>0</text:p>
          </table:table-cell>
          <table:table-cell table:formula="of:=[.E309]/[.K309]" office:value-type="float" office:value="0.181818181818182" calcext:value-type="float">
            <text:p>0.1818181818</text:p>
          </table:table-cell>
          <table:table-cell table:formula="of:=[.F309]/[.K309]" office:value-type="float" office:value="0.818181818181818" calcext:value-type="float">
            <text:p>0.8181818182</text:p>
          </table:table-cell>
          <table:table-cell table:formula="of:=([.D309]*(1-[.$J$2]))+[.E309]+[.F309]" office:value-type="float" office:value="0.99" calcext:value-type="float">
            <text:p>0.99</text:p>
          </table:table-cell>
          <table:table-cell table:formula="of:=IF(ABS([.H309]+[.I309]+[.J30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09]*(1+[.$J$3])/(2+[.$J$3]))+[.H309]" office:value-type="float" office:value="0.1" calcext:value-type="float">
            <text:p>0.1</text:p>
          </table:table-cell>
          <table:table-cell table:formula="of:=1-[.A310]" office:value-type="float" office:value="0.9" calcext:value-type="float">
            <text:p>0.9</text:p>
          </table:table-cell>
          <table:table-cell table:formula="of:=IF(ABS([.A310]+[.B310])-1&lt;0.001;&quot;&quot;;&quot;ERROR&quot;)">
            <text:p/>
          </table:table-cell>
          <table:table-cell table:formula="of:=[.A310]*[.A310]" office:value-type="float" office:value="0.01" calcext:value-type="float">
            <text:p>0.01</text:p>
          </table:table-cell>
          <table:table-cell table:formula="of:=2*[.A310]*[.B310]" office:value-type="float" office:value="0.18" calcext:value-type="float">
            <text:p>0.18</text:p>
          </table:table-cell>
          <table:table-cell table:formula="of:=[.B310]*[.B310]" office:value-type="float" office:value="0.81" calcext:value-type="float">
            <text:p>0.81</text:p>
          </table:table-cell>
          <table:table-cell table:formula="of:=IF(ABS([.D310]+[.E310]+[.F310])-1&lt;0.001;&quot;&quot;;&quot;ERROR&quot;)">
            <text:p/>
          </table:table-cell>
          <table:table-cell table:formula="of:=(1-[.$J$2])*[.D310]/[.K310]" office:value-type="float" office:value="0" calcext:value-type="float">
            <text:p>0</text:p>
          </table:table-cell>
          <table:table-cell table:formula="of:=[.E310]/[.K310]" office:value-type="float" office:value="0.181818181818182" calcext:value-type="float">
            <text:p>0.1818181818</text:p>
          </table:table-cell>
          <table:table-cell table:formula="of:=[.F310]/[.K310]" office:value-type="float" office:value="0.818181818181818" calcext:value-type="float">
            <text:p>0.8181818182</text:p>
          </table:table-cell>
          <table:table-cell table:formula="of:=([.D310]*(1-[.$J$2]))+[.E310]+[.F310]" office:value-type="float" office:value="0.99" calcext:value-type="float">
            <text:p>0.99</text:p>
          </table:table-cell>
          <table:table-cell table:formula="of:=IF(ABS([.H310]+[.I310]+[.J31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0]*(1+[.$J$3])/(2+[.$J$3]))+[.H310]" office:value-type="float" office:value="0.1" calcext:value-type="float">
            <text:p>0.1</text:p>
          </table:table-cell>
          <table:table-cell table:formula="of:=1-[.A311]" office:value-type="float" office:value="0.9" calcext:value-type="float">
            <text:p>0.9</text:p>
          </table:table-cell>
          <table:table-cell table:formula="of:=IF(ABS([.A311]+[.B311])-1&lt;0.001;&quot;&quot;;&quot;ERROR&quot;)">
            <text:p/>
          </table:table-cell>
          <table:table-cell table:formula="of:=[.A311]*[.A311]" office:value-type="float" office:value="0.01" calcext:value-type="float">
            <text:p>0.01</text:p>
          </table:table-cell>
          <table:table-cell table:formula="of:=2*[.A311]*[.B311]" office:value-type="float" office:value="0.18" calcext:value-type="float">
            <text:p>0.18</text:p>
          </table:table-cell>
          <table:table-cell table:formula="of:=[.B311]*[.B311]" office:value-type="float" office:value="0.81" calcext:value-type="float">
            <text:p>0.81</text:p>
          </table:table-cell>
          <table:table-cell table:formula="of:=IF(ABS([.D311]+[.E311]+[.F311])-1&lt;0.001;&quot;&quot;;&quot;ERROR&quot;)">
            <text:p/>
          </table:table-cell>
          <table:table-cell table:formula="of:=(1-[.$J$2])*[.D311]/[.K311]" office:value-type="float" office:value="0" calcext:value-type="float">
            <text:p>0</text:p>
          </table:table-cell>
          <table:table-cell table:formula="of:=[.E311]/[.K311]" office:value-type="float" office:value="0.181818181818182" calcext:value-type="float">
            <text:p>0.1818181818</text:p>
          </table:table-cell>
          <table:table-cell table:formula="of:=[.F311]/[.K311]" office:value-type="float" office:value="0.818181818181818" calcext:value-type="float">
            <text:p>0.8181818182</text:p>
          </table:table-cell>
          <table:table-cell table:formula="of:=([.D311]*(1-[.$J$2]))+[.E311]+[.F311]" office:value-type="float" office:value="0.99" calcext:value-type="float">
            <text:p>0.99</text:p>
          </table:table-cell>
          <table:table-cell table:formula="of:=IF(ABS([.H311]+[.I311]+[.J31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1]*(1+[.$J$3])/(2+[.$J$3]))+[.H311]" office:value-type="float" office:value="0.1" calcext:value-type="float">
            <text:p>0.1</text:p>
          </table:table-cell>
          <table:table-cell table:formula="of:=1-[.A312]" office:value-type="float" office:value="0.9" calcext:value-type="float">
            <text:p>0.9</text:p>
          </table:table-cell>
          <table:table-cell table:formula="of:=IF(ABS([.A312]+[.B312])-1&lt;0.001;&quot;&quot;;&quot;ERROR&quot;)">
            <text:p/>
          </table:table-cell>
          <table:table-cell table:formula="of:=[.A312]*[.A312]" office:value-type="float" office:value="0.01" calcext:value-type="float">
            <text:p>0.01</text:p>
          </table:table-cell>
          <table:table-cell table:formula="of:=2*[.A312]*[.B312]" office:value-type="float" office:value="0.18" calcext:value-type="float">
            <text:p>0.18</text:p>
          </table:table-cell>
          <table:table-cell table:formula="of:=[.B312]*[.B312]" office:value-type="float" office:value="0.81" calcext:value-type="float">
            <text:p>0.81</text:p>
          </table:table-cell>
          <table:table-cell table:formula="of:=IF(ABS([.D312]+[.E312]+[.F312])-1&lt;0.001;&quot;&quot;;&quot;ERROR&quot;)">
            <text:p/>
          </table:table-cell>
          <table:table-cell table:formula="of:=(1-[.$J$2])*[.D312]/[.K312]" office:value-type="float" office:value="0" calcext:value-type="float">
            <text:p>0</text:p>
          </table:table-cell>
          <table:table-cell table:formula="of:=[.E312]/[.K312]" office:value-type="float" office:value="0.181818181818182" calcext:value-type="float">
            <text:p>0.1818181818</text:p>
          </table:table-cell>
          <table:table-cell table:formula="of:=[.F312]/[.K312]" office:value-type="float" office:value="0.818181818181818" calcext:value-type="float">
            <text:p>0.8181818182</text:p>
          </table:table-cell>
          <table:table-cell table:formula="of:=([.D312]*(1-[.$J$2]))+[.E312]+[.F312]" office:value-type="float" office:value="0.99" calcext:value-type="float">
            <text:p>0.99</text:p>
          </table:table-cell>
          <table:table-cell table:formula="of:=IF(ABS([.H312]+[.I312]+[.J31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2]*(1+[.$J$3])/(2+[.$J$3]))+[.H312]" office:value-type="float" office:value="0.1" calcext:value-type="float">
            <text:p>0.1</text:p>
          </table:table-cell>
          <table:table-cell table:formula="of:=1-[.A313]" office:value-type="float" office:value="0.9" calcext:value-type="float">
            <text:p>0.9</text:p>
          </table:table-cell>
          <table:table-cell table:formula="of:=IF(ABS([.A313]+[.B313])-1&lt;0.001;&quot;&quot;;&quot;ERROR&quot;)">
            <text:p/>
          </table:table-cell>
          <table:table-cell table:formula="of:=[.A313]*[.A313]" office:value-type="float" office:value="0.01" calcext:value-type="float">
            <text:p>0.01</text:p>
          </table:table-cell>
          <table:table-cell table:formula="of:=2*[.A313]*[.B313]" office:value-type="float" office:value="0.18" calcext:value-type="float">
            <text:p>0.18</text:p>
          </table:table-cell>
          <table:table-cell table:formula="of:=[.B313]*[.B313]" office:value-type="float" office:value="0.81" calcext:value-type="float">
            <text:p>0.81</text:p>
          </table:table-cell>
          <table:table-cell table:formula="of:=IF(ABS([.D313]+[.E313]+[.F313])-1&lt;0.001;&quot;&quot;;&quot;ERROR&quot;)">
            <text:p/>
          </table:table-cell>
          <table:table-cell table:formula="of:=(1-[.$J$2])*[.D313]/[.K313]" office:value-type="float" office:value="0" calcext:value-type="float">
            <text:p>0</text:p>
          </table:table-cell>
          <table:table-cell table:formula="of:=[.E313]/[.K313]" office:value-type="float" office:value="0.181818181818182" calcext:value-type="float">
            <text:p>0.1818181818</text:p>
          </table:table-cell>
          <table:table-cell table:formula="of:=[.F313]/[.K313]" office:value-type="float" office:value="0.818181818181818" calcext:value-type="float">
            <text:p>0.8181818182</text:p>
          </table:table-cell>
          <table:table-cell table:formula="of:=([.D313]*(1-[.$J$2]))+[.E313]+[.F313]" office:value-type="float" office:value="0.99" calcext:value-type="float">
            <text:p>0.99</text:p>
          </table:table-cell>
          <table:table-cell table:formula="of:=IF(ABS([.H313]+[.I313]+[.J31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3]*(1+[.$J$3])/(2+[.$J$3]))+[.H313]" office:value-type="float" office:value="0.1" calcext:value-type="float">
            <text:p>0.1</text:p>
          </table:table-cell>
          <table:table-cell table:formula="of:=1-[.A314]" office:value-type="float" office:value="0.9" calcext:value-type="float">
            <text:p>0.9</text:p>
          </table:table-cell>
          <table:table-cell table:formula="of:=IF(ABS([.A314]+[.B314])-1&lt;0.001;&quot;&quot;;&quot;ERROR&quot;)">
            <text:p/>
          </table:table-cell>
          <table:table-cell table:formula="of:=[.A314]*[.A314]" office:value-type="float" office:value="0.01" calcext:value-type="float">
            <text:p>0.01</text:p>
          </table:table-cell>
          <table:table-cell table:formula="of:=2*[.A314]*[.B314]" office:value-type="float" office:value="0.18" calcext:value-type="float">
            <text:p>0.18</text:p>
          </table:table-cell>
          <table:table-cell table:formula="of:=[.B314]*[.B314]" office:value-type="float" office:value="0.81" calcext:value-type="float">
            <text:p>0.81</text:p>
          </table:table-cell>
          <table:table-cell table:formula="of:=IF(ABS([.D314]+[.E314]+[.F314])-1&lt;0.001;&quot;&quot;;&quot;ERROR&quot;)">
            <text:p/>
          </table:table-cell>
          <table:table-cell table:formula="of:=(1-[.$J$2])*[.D314]/[.K314]" office:value-type="float" office:value="0" calcext:value-type="float">
            <text:p>0</text:p>
          </table:table-cell>
          <table:table-cell table:formula="of:=[.E314]/[.K314]" office:value-type="float" office:value="0.181818181818182" calcext:value-type="float">
            <text:p>0.1818181818</text:p>
          </table:table-cell>
          <table:table-cell table:formula="of:=[.F314]/[.K314]" office:value-type="float" office:value="0.818181818181818" calcext:value-type="float">
            <text:p>0.8181818182</text:p>
          </table:table-cell>
          <table:table-cell table:formula="of:=([.D314]*(1-[.$J$2]))+[.E314]+[.F314]" office:value-type="float" office:value="0.99" calcext:value-type="float">
            <text:p>0.99</text:p>
          </table:table-cell>
          <table:table-cell table:formula="of:=IF(ABS([.H314]+[.I314]+[.J31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4]*(1+[.$J$3])/(2+[.$J$3]))+[.H314]" office:value-type="float" office:value="0.1" calcext:value-type="float">
            <text:p>0.1</text:p>
          </table:table-cell>
          <table:table-cell table:formula="of:=1-[.A315]" office:value-type="float" office:value="0.9" calcext:value-type="float">
            <text:p>0.9</text:p>
          </table:table-cell>
          <table:table-cell table:formula="of:=IF(ABS([.A315]+[.B315])-1&lt;0.001;&quot;&quot;;&quot;ERROR&quot;)">
            <text:p/>
          </table:table-cell>
          <table:table-cell table:formula="of:=[.A315]*[.A315]" office:value-type="float" office:value="0.01" calcext:value-type="float">
            <text:p>0.01</text:p>
          </table:table-cell>
          <table:table-cell table:formula="of:=2*[.A315]*[.B315]" office:value-type="float" office:value="0.18" calcext:value-type="float">
            <text:p>0.18</text:p>
          </table:table-cell>
          <table:table-cell table:formula="of:=[.B315]*[.B315]" office:value-type="float" office:value="0.81" calcext:value-type="float">
            <text:p>0.81</text:p>
          </table:table-cell>
          <table:table-cell table:formula="of:=IF(ABS([.D315]+[.E315]+[.F315])-1&lt;0.001;&quot;&quot;;&quot;ERROR&quot;)">
            <text:p/>
          </table:table-cell>
          <table:table-cell table:formula="of:=(1-[.$J$2])*[.D315]/[.K315]" office:value-type="float" office:value="0" calcext:value-type="float">
            <text:p>0</text:p>
          </table:table-cell>
          <table:table-cell table:formula="of:=[.E315]/[.K315]" office:value-type="float" office:value="0.181818181818182" calcext:value-type="float">
            <text:p>0.1818181818</text:p>
          </table:table-cell>
          <table:table-cell table:formula="of:=[.F315]/[.K315]" office:value-type="float" office:value="0.818181818181818" calcext:value-type="float">
            <text:p>0.8181818182</text:p>
          </table:table-cell>
          <table:table-cell table:formula="of:=([.D315]*(1-[.$J$2]))+[.E315]+[.F315]" office:value-type="float" office:value="0.99" calcext:value-type="float">
            <text:p>0.99</text:p>
          </table:table-cell>
          <table:table-cell table:formula="of:=IF(ABS([.H315]+[.I315]+[.J31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5]*(1+[.$J$3])/(2+[.$J$3]))+[.H315]" office:value-type="float" office:value="0.1" calcext:value-type="float">
            <text:p>0.1</text:p>
          </table:table-cell>
          <table:table-cell table:formula="of:=1-[.A316]" office:value-type="float" office:value="0.9" calcext:value-type="float">
            <text:p>0.9</text:p>
          </table:table-cell>
          <table:table-cell table:formula="of:=IF(ABS([.A316]+[.B316])-1&lt;0.001;&quot;&quot;;&quot;ERROR&quot;)">
            <text:p/>
          </table:table-cell>
          <table:table-cell table:formula="of:=[.A316]*[.A316]" office:value-type="float" office:value="0.01" calcext:value-type="float">
            <text:p>0.01</text:p>
          </table:table-cell>
          <table:table-cell table:formula="of:=2*[.A316]*[.B316]" office:value-type="float" office:value="0.18" calcext:value-type="float">
            <text:p>0.18</text:p>
          </table:table-cell>
          <table:table-cell table:formula="of:=[.B316]*[.B316]" office:value-type="float" office:value="0.81" calcext:value-type="float">
            <text:p>0.81</text:p>
          </table:table-cell>
          <table:table-cell table:formula="of:=IF(ABS([.D316]+[.E316]+[.F316])-1&lt;0.001;&quot;&quot;;&quot;ERROR&quot;)">
            <text:p/>
          </table:table-cell>
          <table:table-cell table:formula="of:=(1-[.$J$2])*[.D316]/[.K316]" office:value-type="float" office:value="0" calcext:value-type="float">
            <text:p>0</text:p>
          </table:table-cell>
          <table:table-cell table:formula="of:=[.E316]/[.K316]" office:value-type="float" office:value="0.181818181818182" calcext:value-type="float">
            <text:p>0.1818181818</text:p>
          </table:table-cell>
          <table:table-cell table:formula="of:=[.F316]/[.K316]" office:value-type="float" office:value="0.818181818181818" calcext:value-type="float">
            <text:p>0.8181818182</text:p>
          </table:table-cell>
          <table:table-cell table:formula="of:=([.D316]*(1-[.$J$2]))+[.E316]+[.F316]" office:value-type="float" office:value="0.99" calcext:value-type="float">
            <text:p>0.99</text:p>
          </table:table-cell>
          <table:table-cell table:formula="of:=IF(ABS([.H316]+[.I316]+[.J31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6]*(1+[.$J$3])/(2+[.$J$3]))+[.H316]" office:value-type="float" office:value="0.1" calcext:value-type="float">
            <text:p>0.1</text:p>
          </table:table-cell>
          <table:table-cell table:formula="of:=1-[.A317]" office:value-type="float" office:value="0.9" calcext:value-type="float">
            <text:p>0.9</text:p>
          </table:table-cell>
          <table:table-cell table:formula="of:=IF(ABS([.A317]+[.B317])-1&lt;0.001;&quot;&quot;;&quot;ERROR&quot;)">
            <text:p/>
          </table:table-cell>
          <table:table-cell table:formula="of:=[.A317]*[.A317]" office:value-type="float" office:value="0.01" calcext:value-type="float">
            <text:p>0.01</text:p>
          </table:table-cell>
          <table:table-cell table:formula="of:=2*[.A317]*[.B317]" office:value-type="float" office:value="0.18" calcext:value-type="float">
            <text:p>0.18</text:p>
          </table:table-cell>
          <table:table-cell table:formula="of:=[.B317]*[.B317]" office:value-type="float" office:value="0.81" calcext:value-type="float">
            <text:p>0.81</text:p>
          </table:table-cell>
          <table:table-cell table:formula="of:=IF(ABS([.D317]+[.E317]+[.F317])-1&lt;0.001;&quot;&quot;;&quot;ERROR&quot;)">
            <text:p/>
          </table:table-cell>
          <table:table-cell table:formula="of:=(1-[.$J$2])*[.D317]/[.K317]" office:value-type="float" office:value="0" calcext:value-type="float">
            <text:p>0</text:p>
          </table:table-cell>
          <table:table-cell table:formula="of:=[.E317]/[.K317]" office:value-type="float" office:value="0.181818181818182" calcext:value-type="float">
            <text:p>0.1818181818</text:p>
          </table:table-cell>
          <table:table-cell table:formula="of:=[.F317]/[.K317]" office:value-type="float" office:value="0.818181818181818" calcext:value-type="float">
            <text:p>0.8181818182</text:p>
          </table:table-cell>
          <table:table-cell table:formula="of:=([.D317]*(1-[.$J$2]))+[.E317]+[.F317]" office:value-type="float" office:value="0.99" calcext:value-type="float">
            <text:p>0.99</text:p>
          </table:table-cell>
          <table:table-cell table:formula="of:=IF(ABS([.H317]+[.I317]+[.J31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7]*(1+[.$J$3])/(2+[.$J$3]))+[.H317]" office:value-type="float" office:value="0.1" calcext:value-type="float">
            <text:p>0.1</text:p>
          </table:table-cell>
          <table:table-cell table:formula="of:=1-[.A318]" office:value-type="float" office:value="0.9" calcext:value-type="float">
            <text:p>0.9</text:p>
          </table:table-cell>
          <table:table-cell table:formula="of:=IF(ABS([.A318]+[.B318])-1&lt;0.001;&quot;&quot;;&quot;ERROR&quot;)">
            <text:p/>
          </table:table-cell>
          <table:table-cell table:formula="of:=[.A318]*[.A318]" office:value-type="float" office:value="0.01" calcext:value-type="float">
            <text:p>0.01</text:p>
          </table:table-cell>
          <table:table-cell table:formula="of:=2*[.A318]*[.B318]" office:value-type="float" office:value="0.18" calcext:value-type="float">
            <text:p>0.18</text:p>
          </table:table-cell>
          <table:table-cell table:formula="of:=[.B318]*[.B318]" office:value-type="float" office:value="0.81" calcext:value-type="float">
            <text:p>0.81</text:p>
          </table:table-cell>
          <table:table-cell table:formula="of:=IF(ABS([.D318]+[.E318]+[.F318])-1&lt;0.001;&quot;&quot;;&quot;ERROR&quot;)">
            <text:p/>
          </table:table-cell>
          <table:table-cell table:formula="of:=(1-[.$J$2])*[.D318]/[.K318]" office:value-type="float" office:value="0" calcext:value-type="float">
            <text:p>0</text:p>
          </table:table-cell>
          <table:table-cell table:formula="of:=[.E318]/[.K318]" office:value-type="float" office:value="0.181818181818182" calcext:value-type="float">
            <text:p>0.1818181818</text:p>
          </table:table-cell>
          <table:table-cell table:formula="of:=[.F318]/[.K318]" office:value-type="float" office:value="0.818181818181818" calcext:value-type="float">
            <text:p>0.8181818182</text:p>
          </table:table-cell>
          <table:table-cell table:formula="of:=([.D318]*(1-[.$J$2]))+[.E318]+[.F318]" office:value-type="float" office:value="0.99" calcext:value-type="float">
            <text:p>0.99</text:p>
          </table:table-cell>
          <table:table-cell table:formula="of:=IF(ABS([.H318]+[.I318]+[.J31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8]*(1+[.$J$3])/(2+[.$J$3]))+[.H318]" office:value-type="float" office:value="0.1" calcext:value-type="float">
            <text:p>0.1</text:p>
          </table:table-cell>
          <table:table-cell table:formula="of:=1-[.A319]" office:value-type="float" office:value="0.9" calcext:value-type="float">
            <text:p>0.9</text:p>
          </table:table-cell>
          <table:table-cell table:formula="of:=IF(ABS([.A319]+[.B319])-1&lt;0.001;&quot;&quot;;&quot;ERROR&quot;)">
            <text:p/>
          </table:table-cell>
          <table:table-cell table:formula="of:=[.A319]*[.A319]" office:value-type="float" office:value="0.01" calcext:value-type="float">
            <text:p>0.01</text:p>
          </table:table-cell>
          <table:table-cell table:formula="of:=2*[.A319]*[.B319]" office:value-type="float" office:value="0.18" calcext:value-type="float">
            <text:p>0.18</text:p>
          </table:table-cell>
          <table:table-cell table:formula="of:=[.B319]*[.B319]" office:value-type="float" office:value="0.81" calcext:value-type="float">
            <text:p>0.81</text:p>
          </table:table-cell>
          <table:table-cell table:formula="of:=IF(ABS([.D319]+[.E319]+[.F319])-1&lt;0.001;&quot;&quot;;&quot;ERROR&quot;)">
            <text:p/>
          </table:table-cell>
          <table:table-cell table:formula="of:=(1-[.$J$2])*[.D319]/[.K319]" office:value-type="float" office:value="0" calcext:value-type="float">
            <text:p>0</text:p>
          </table:table-cell>
          <table:table-cell table:formula="of:=[.E319]/[.K319]" office:value-type="float" office:value="0.181818181818182" calcext:value-type="float">
            <text:p>0.1818181818</text:p>
          </table:table-cell>
          <table:table-cell table:formula="of:=[.F319]/[.K319]" office:value-type="float" office:value="0.818181818181818" calcext:value-type="float">
            <text:p>0.8181818182</text:p>
          </table:table-cell>
          <table:table-cell table:formula="of:=([.D319]*(1-[.$J$2]))+[.E319]+[.F319]" office:value-type="float" office:value="0.99" calcext:value-type="float">
            <text:p>0.99</text:p>
          </table:table-cell>
          <table:table-cell table:formula="of:=IF(ABS([.H319]+[.I319]+[.J31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19]*(1+[.$J$3])/(2+[.$J$3]))+[.H319]" office:value-type="float" office:value="0.1" calcext:value-type="float">
            <text:p>0.1</text:p>
          </table:table-cell>
          <table:table-cell table:formula="of:=1-[.A320]" office:value-type="float" office:value="0.9" calcext:value-type="float">
            <text:p>0.9</text:p>
          </table:table-cell>
          <table:table-cell table:formula="of:=IF(ABS([.A320]+[.B320])-1&lt;0.001;&quot;&quot;;&quot;ERROR&quot;)">
            <text:p/>
          </table:table-cell>
          <table:table-cell table:formula="of:=[.A320]*[.A320]" office:value-type="float" office:value="0.01" calcext:value-type="float">
            <text:p>0.01</text:p>
          </table:table-cell>
          <table:table-cell table:formula="of:=2*[.A320]*[.B320]" office:value-type="float" office:value="0.18" calcext:value-type="float">
            <text:p>0.18</text:p>
          </table:table-cell>
          <table:table-cell table:formula="of:=[.B320]*[.B320]" office:value-type="float" office:value="0.81" calcext:value-type="float">
            <text:p>0.81</text:p>
          </table:table-cell>
          <table:table-cell table:formula="of:=IF(ABS([.D320]+[.E320]+[.F320])-1&lt;0.001;&quot;&quot;;&quot;ERROR&quot;)">
            <text:p/>
          </table:table-cell>
          <table:table-cell table:formula="of:=(1-[.$J$2])*[.D320]/[.K320]" office:value-type="float" office:value="0" calcext:value-type="float">
            <text:p>0</text:p>
          </table:table-cell>
          <table:table-cell table:formula="of:=[.E320]/[.K320]" office:value-type="float" office:value="0.181818181818182" calcext:value-type="float">
            <text:p>0.1818181818</text:p>
          </table:table-cell>
          <table:table-cell table:formula="of:=[.F320]/[.K320]" office:value-type="float" office:value="0.818181818181818" calcext:value-type="float">
            <text:p>0.8181818182</text:p>
          </table:table-cell>
          <table:table-cell table:formula="of:=([.D320]*(1-[.$J$2]))+[.E320]+[.F320]" office:value-type="float" office:value="0.99" calcext:value-type="float">
            <text:p>0.99</text:p>
          </table:table-cell>
          <table:table-cell table:formula="of:=IF(ABS([.H320]+[.I320]+[.J32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0]*(1+[.$J$3])/(2+[.$J$3]))+[.H320]" office:value-type="float" office:value="0.1" calcext:value-type="float">
            <text:p>0.1</text:p>
          </table:table-cell>
          <table:table-cell table:formula="of:=1-[.A321]" office:value-type="float" office:value="0.9" calcext:value-type="float">
            <text:p>0.9</text:p>
          </table:table-cell>
          <table:table-cell table:formula="of:=IF(ABS([.A321]+[.B321])-1&lt;0.001;&quot;&quot;;&quot;ERROR&quot;)">
            <text:p/>
          </table:table-cell>
          <table:table-cell table:formula="of:=[.A321]*[.A321]" office:value-type="float" office:value="0.01" calcext:value-type="float">
            <text:p>0.01</text:p>
          </table:table-cell>
          <table:table-cell table:formula="of:=2*[.A321]*[.B321]" office:value-type="float" office:value="0.18" calcext:value-type="float">
            <text:p>0.18</text:p>
          </table:table-cell>
          <table:table-cell table:formula="of:=[.B321]*[.B321]" office:value-type="float" office:value="0.81" calcext:value-type="float">
            <text:p>0.81</text:p>
          </table:table-cell>
          <table:table-cell table:formula="of:=IF(ABS([.D321]+[.E321]+[.F321])-1&lt;0.001;&quot;&quot;;&quot;ERROR&quot;)">
            <text:p/>
          </table:table-cell>
          <table:table-cell table:formula="of:=(1-[.$J$2])*[.D321]/[.K321]" office:value-type="float" office:value="0" calcext:value-type="float">
            <text:p>0</text:p>
          </table:table-cell>
          <table:table-cell table:formula="of:=[.E321]/[.K321]" office:value-type="float" office:value="0.181818181818182" calcext:value-type="float">
            <text:p>0.1818181818</text:p>
          </table:table-cell>
          <table:table-cell table:formula="of:=[.F321]/[.K321]" office:value-type="float" office:value="0.818181818181818" calcext:value-type="float">
            <text:p>0.8181818182</text:p>
          </table:table-cell>
          <table:table-cell table:formula="of:=([.D321]*(1-[.$J$2]))+[.E321]+[.F321]" office:value-type="float" office:value="0.99" calcext:value-type="float">
            <text:p>0.99</text:p>
          </table:table-cell>
          <table:table-cell table:formula="of:=IF(ABS([.H321]+[.I321]+[.J32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1]*(1+[.$J$3])/(2+[.$J$3]))+[.H321]" office:value-type="float" office:value="0.1" calcext:value-type="float">
            <text:p>0.1</text:p>
          </table:table-cell>
          <table:table-cell table:formula="of:=1-[.A322]" office:value-type="float" office:value="0.9" calcext:value-type="float">
            <text:p>0.9</text:p>
          </table:table-cell>
          <table:table-cell table:formula="of:=IF(ABS([.A322]+[.B322])-1&lt;0.001;&quot;&quot;;&quot;ERROR&quot;)">
            <text:p/>
          </table:table-cell>
          <table:table-cell table:formula="of:=[.A322]*[.A322]" office:value-type="float" office:value="0.01" calcext:value-type="float">
            <text:p>0.01</text:p>
          </table:table-cell>
          <table:table-cell table:formula="of:=2*[.A322]*[.B322]" office:value-type="float" office:value="0.18" calcext:value-type="float">
            <text:p>0.18</text:p>
          </table:table-cell>
          <table:table-cell table:formula="of:=[.B322]*[.B322]" office:value-type="float" office:value="0.81" calcext:value-type="float">
            <text:p>0.81</text:p>
          </table:table-cell>
          <table:table-cell table:formula="of:=IF(ABS([.D322]+[.E322]+[.F322])-1&lt;0.001;&quot;&quot;;&quot;ERROR&quot;)">
            <text:p/>
          </table:table-cell>
          <table:table-cell table:formula="of:=(1-[.$J$2])*[.D322]/[.K322]" office:value-type="float" office:value="0" calcext:value-type="float">
            <text:p>0</text:p>
          </table:table-cell>
          <table:table-cell table:formula="of:=[.E322]/[.K322]" office:value-type="float" office:value="0.181818181818182" calcext:value-type="float">
            <text:p>0.1818181818</text:p>
          </table:table-cell>
          <table:table-cell table:formula="of:=[.F322]/[.K322]" office:value-type="float" office:value="0.818181818181818" calcext:value-type="float">
            <text:p>0.8181818182</text:p>
          </table:table-cell>
          <table:table-cell table:formula="of:=([.D322]*(1-[.$J$2]))+[.E322]+[.F322]" office:value-type="float" office:value="0.99" calcext:value-type="float">
            <text:p>0.99</text:p>
          </table:table-cell>
          <table:table-cell table:formula="of:=IF(ABS([.H322]+[.I322]+[.J32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2]*(1+[.$J$3])/(2+[.$J$3]))+[.H322]" office:value-type="float" office:value="0.1" calcext:value-type="float">
            <text:p>0.1</text:p>
          </table:table-cell>
          <table:table-cell table:formula="of:=1-[.A323]" office:value-type="float" office:value="0.9" calcext:value-type="float">
            <text:p>0.9</text:p>
          </table:table-cell>
          <table:table-cell table:formula="of:=IF(ABS([.A323]+[.B323])-1&lt;0.001;&quot;&quot;;&quot;ERROR&quot;)">
            <text:p/>
          </table:table-cell>
          <table:table-cell table:formula="of:=[.A323]*[.A323]" office:value-type="float" office:value="0.01" calcext:value-type="float">
            <text:p>0.01</text:p>
          </table:table-cell>
          <table:table-cell table:formula="of:=2*[.A323]*[.B323]" office:value-type="float" office:value="0.18" calcext:value-type="float">
            <text:p>0.18</text:p>
          </table:table-cell>
          <table:table-cell table:formula="of:=[.B323]*[.B323]" office:value-type="float" office:value="0.81" calcext:value-type="float">
            <text:p>0.81</text:p>
          </table:table-cell>
          <table:table-cell table:formula="of:=IF(ABS([.D323]+[.E323]+[.F323])-1&lt;0.001;&quot;&quot;;&quot;ERROR&quot;)">
            <text:p/>
          </table:table-cell>
          <table:table-cell table:formula="of:=(1-[.$J$2])*[.D323]/[.K323]" office:value-type="float" office:value="0" calcext:value-type="float">
            <text:p>0</text:p>
          </table:table-cell>
          <table:table-cell table:formula="of:=[.E323]/[.K323]" office:value-type="float" office:value="0.181818181818182" calcext:value-type="float">
            <text:p>0.1818181818</text:p>
          </table:table-cell>
          <table:table-cell table:formula="of:=[.F323]/[.K323]" office:value-type="float" office:value="0.818181818181818" calcext:value-type="float">
            <text:p>0.8181818182</text:p>
          </table:table-cell>
          <table:table-cell table:formula="of:=([.D323]*(1-[.$J$2]))+[.E323]+[.F323]" office:value-type="float" office:value="0.99" calcext:value-type="float">
            <text:p>0.99</text:p>
          </table:table-cell>
          <table:table-cell table:formula="of:=IF(ABS([.H323]+[.I323]+[.J32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3]*(1+[.$J$3])/(2+[.$J$3]))+[.H323]" office:value-type="float" office:value="0.1" calcext:value-type="float">
            <text:p>0.1</text:p>
          </table:table-cell>
          <table:table-cell table:formula="of:=1-[.A324]" office:value-type="float" office:value="0.9" calcext:value-type="float">
            <text:p>0.9</text:p>
          </table:table-cell>
          <table:table-cell table:formula="of:=IF(ABS([.A324]+[.B324])-1&lt;0.001;&quot;&quot;;&quot;ERROR&quot;)">
            <text:p/>
          </table:table-cell>
          <table:table-cell table:formula="of:=[.A324]*[.A324]" office:value-type="float" office:value="0.01" calcext:value-type="float">
            <text:p>0.01</text:p>
          </table:table-cell>
          <table:table-cell table:formula="of:=2*[.A324]*[.B324]" office:value-type="float" office:value="0.18" calcext:value-type="float">
            <text:p>0.18</text:p>
          </table:table-cell>
          <table:table-cell table:formula="of:=[.B324]*[.B324]" office:value-type="float" office:value="0.81" calcext:value-type="float">
            <text:p>0.81</text:p>
          </table:table-cell>
          <table:table-cell table:formula="of:=IF(ABS([.D324]+[.E324]+[.F324])-1&lt;0.001;&quot;&quot;;&quot;ERROR&quot;)">
            <text:p/>
          </table:table-cell>
          <table:table-cell table:formula="of:=(1-[.$J$2])*[.D324]/[.K324]" office:value-type="float" office:value="0" calcext:value-type="float">
            <text:p>0</text:p>
          </table:table-cell>
          <table:table-cell table:formula="of:=[.E324]/[.K324]" office:value-type="float" office:value="0.181818181818182" calcext:value-type="float">
            <text:p>0.1818181818</text:p>
          </table:table-cell>
          <table:table-cell table:formula="of:=[.F324]/[.K324]" office:value-type="float" office:value="0.818181818181818" calcext:value-type="float">
            <text:p>0.8181818182</text:p>
          </table:table-cell>
          <table:table-cell table:formula="of:=([.D324]*(1-[.$J$2]))+[.E324]+[.F324]" office:value-type="float" office:value="0.99" calcext:value-type="float">
            <text:p>0.99</text:p>
          </table:table-cell>
          <table:table-cell table:formula="of:=IF(ABS([.H324]+[.I324]+[.J32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4]*(1+[.$J$3])/(2+[.$J$3]))+[.H324]" office:value-type="float" office:value="0.1" calcext:value-type="float">
            <text:p>0.1</text:p>
          </table:table-cell>
          <table:table-cell table:formula="of:=1-[.A325]" office:value-type="float" office:value="0.9" calcext:value-type="float">
            <text:p>0.9</text:p>
          </table:table-cell>
          <table:table-cell table:formula="of:=IF(ABS([.A325]+[.B325])-1&lt;0.001;&quot;&quot;;&quot;ERROR&quot;)">
            <text:p/>
          </table:table-cell>
          <table:table-cell table:formula="of:=[.A325]*[.A325]" office:value-type="float" office:value="0.01" calcext:value-type="float">
            <text:p>0.01</text:p>
          </table:table-cell>
          <table:table-cell table:formula="of:=2*[.A325]*[.B325]" office:value-type="float" office:value="0.18" calcext:value-type="float">
            <text:p>0.18</text:p>
          </table:table-cell>
          <table:table-cell table:formula="of:=[.B325]*[.B325]" office:value-type="float" office:value="0.81" calcext:value-type="float">
            <text:p>0.81</text:p>
          </table:table-cell>
          <table:table-cell table:formula="of:=IF(ABS([.D325]+[.E325]+[.F325])-1&lt;0.001;&quot;&quot;;&quot;ERROR&quot;)">
            <text:p/>
          </table:table-cell>
          <table:table-cell table:formula="of:=(1-[.$J$2])*[.D325]/[.K325]" office:value-type="float" office:value="0" calcext:value-type="float">
            <text:p>0</text:p>
          </table:table-cell>
          <table:table-cell table:formula="of:=[.E325]/[.K325]" office:value-type="float" office:value="0.181818181818182" calcext:value-type="float">
            <text:p>0.1818181818</text:p>
          </table:table-cell>
          <table:table-cell table:formula="of:=[.F325]/[.K325]" office:value-type="float" office:value="0.818181818181818" calcext:value-type="float">
            <text:p>0.8181818182</text:p>
          </table:table-cell>
          <table:table-cell table:formula="of:=([.D325]*(1-[.$J$2]))+[.E325]+[.F325]" office:value-type="float" office:value="0.99" calcext:value-type="float">
            <text:p>0.99</text:p>
          </table:table-cell>
          <table:table-cell table:formula="of:=IF(ABS([.H325]+[.I325]+[.J32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5]*(1+[.$J$3])/(2+[.$J$3]))+[.H325]" office:value-type="float" office:value="0.1" calcext:value-type="float">
            <text:p>0.1</text:p>
          </table:table-cell>
          <table:table-cell table:formula="of:=1-[.A326]" office:value-type="float" office:value="0.9" calcext:value-type="float">
            <text:p>0.9</text:p>
          </table:table-cell>
          <table:table-cell table:formula="of:=IF(ABS([.A326]+[.B326])-1&lt;0.001;&quot;&quot;;&quot;ERROR&quot;)">
            <text:p/>
          </table:table-cell>
          <table:table-cell table:formula="of:=[.A326]*[.A326]" office:value-type="float" office:value="0.01" calcext:value-type="float">
            <text:p>0.01</text:p>
          </table:table-cell>
          <table:table-cell table:formula="of:=2*[.A326]*[.B326]" office:value-type="float" office:value="0.18" calcext:value-type="float">
            <text:p>0.18</text:p>
          </table:table-cell>
          <table:table-cell table:formula="of:=[.B326]*[.B326]" office:value-type="float" office:value="0.81" calcext:value-type="float">
            <text:p>0.81</text:p>
          </table:table-cell>
          <table:table-cell table:formula="of:=IF(ABS([.D326]+[.E326]+[.F326])-1&lt;0.001;&quot;&quot;;&quot;ERROR&quot;)">
            <text:p/>
          </table:table-cell>
          <table:table-cell table:formula="of:=(1-[.$J$2])*[.D326]/[.K326]" office:value-type="float" office:value="0" calcext:value-type="float">
            <text:p>0</text:p>
          </table:table-cell>
          <table:table-cell table:formula="of:=[.E326]/[.K326]" office:value-type="float" office:value="0.181818181818182" calcext:value-type="float">
            <text:p>0.1818181818</text:p>
          </table:table-cell>
          <table:table-cell table:formula="of:=[.F326]/[.K326]" office:value-type="float" office:value="0.818181818181818" calcext:value-type="float">
            <text:p>0.8181818182</text:p>
          </table:table-cell>
          <table:table-cell table:formula="of:=([.D326]*(1-[.$J$2]))+[.E326]+[.F326]" office:value-type="float" office:value="0.99" calcext:value-type="float">
            <text:p>0.99</text:p>
          </table:table-cell>
          <table:table-cell table:formula="of:=IF(ABS([.H326]+[.I326]+[.J32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6]*(1+[.$J$3])/(2+[.$J$3]))+[.H326]" office:value-type="float" office:value="0.1" calcext:value-type="float">
            <text:p>0.1</text:p>
          </table:table-cell>
          <table:table-cell table:formula="of:=1-[.A327]" office:value-type="float" office:value="0.9" calcext:value-type="float">
            <text:p>0.9</text:p>
          </table:table-cell>
          <table:table-cell table:formula="of:=IF(ABS([.A327]+[.B327])-1&lt;0.001;&quot;&quot;;&quot;ERROR&quot;)">
            <text:p/>
          </table:table-cell>
          <table:table-cell table:formula="of:=[.A327]*[.A327]" office:value-type="float" office:value="0.01" calcext:value-type="float">
            <text:p>0.01</text:p>
          </table:table-cell>
          <table:table-cell table:formula="of:=2*[.A327]*[.B327]" office:value-type="float" office:value="0.18" calcext:value-type="float">
            <text:p>0.18</text:p>
          </table:table-cell>
          <table:table-cell table:formula="of:=[.B327]*[.B327]" office:value-type="float" office:value="0.81" calcext:value-type="float">
            <text:p>0.81</text:p>
          </table:table-cell>
          <table:table-cell table:formula="of:=IF(ABS([.D327]+[.E327]+[.F327])-1&lt;0.001;&quot;&quot;;&quot;ERROR&quot;)">
            <text:p/>
          </table:table-cell>
          <table:table-cell table:formula="of:=(1-[.$J$2])*[.D327]/[.K327]" office:value-type="float" office:value="0" calcext:value-type="float">
            <text:p>0</text:p>
          </table:table-cell>
          <table:table-cell table:formula="of:=[.E327]/[.K327]" office:value-type="float" office:value="0.181818181818182" calcext:value-type="float">
            <text:p>0.1818181818</text:p>
          </table:table-cell>
          <table:table-cell table:formula="of:=[.F327]/[.K327]" office:value-type="float" office:value="0.818181818181818" calcext:value-type="float">
            <text:p>0.8181818182</text:p>
          </table:table-cell>
          <table:table-cell table:formula="of:=([.D327]*(1-[.$J$2]))+[.E327]+[.F327]" office:value-type="float" office:value="0.99" calcext:value-type="float">
            <text:p>0.99</text:p>
          </table:table-cell>
          <table:table-cell table:formula="of:=IF(ABS([.H327]+[.I327]+[.J32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7]*(1+[.$J$3])/(2+[.$J$3]))+[.H327]" office:value-type="float" office:value="0.1" calcext:value-type="float">
            <text:p>0.1</text:p>
          </table:table-cell>
          <table:table-cell table:formula="of:=1-[.A328]" office:value-type="float" office:value="0.9" calcext:value-type="float">
            <text:p>0.9</text:p>
          </table:table-cell>
          <table:table-cell table:formula="of:=IF(ABS([.A328]+[.B328])-1&lt;0.001;&quot;&quot;;&quot;ERROR&quot;)">
            <text:p/>
          </table:table-cell>
          <table:table-cell table:formula="of:=[.A328]*[.A328]" office:value-type="float" office:value="0.01" calcext:value-type="float">
            <text:p>0.01</text:p>
          </table:table-cell>
          <table:table-cell table:formula="of:=2*[.A328]*[.B328]" office:value-type="float" office:value="0.18" calcext:value-type="float">
            <text:p>0.18</text:p>
          </table:table-cell>
          <table:table-cell table:formula="of:=[.B328]*[.B328]" office:value-type="float" office:value="0.81" calcext:value-type="float">
            <text:p>0.81</text:p>
          </table:table-cell>
          <table:table-cell table:formula="of:=IF(ABS([.D328]+[.E328]+[.F328])-1&lt;0.001;&quot;&quot;;&quot;ERROR&quot;)">
            <text:p/>
          </table:table-cell>
          <table:table-cell table:formula="of:=(1-[.$J$2])*[.D328]/[.K328]" office:value-type="float" office:value="0" calcext:value-type="float">
            <text:p>0</text:p>
          </table:table-cell>
          <table:table-cell table:formula="of:=[.E328]/[.K328]" office:value-type="float" office:value="0.181818181818182" calcext:value-type="float">
            <text:p>0.1818181818</text:p>
          </table:table-cell>
          <table:table-cell table:formula="of:=[.F328]/[.K328]" office:value-type="float" office:value="0.818181818181818" calcext:value-type="float">
            <text:p>0.8181818182</text:p>
          </table:table-cell>
          <table:table-cell table:formula="of:=([.D328]*(1-[.$J$2]))+[.E328]+[.F328]" office:value-type="float" office:value="0.99" calcext:value-type="float">
            <text:p>0.99</text:p>
          </table:table-cell>
          <table:table-cell table:formula="of:=IF(ABS([.H328]+[.I328]+[.J32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8]*(1+[.$J$3])/(2+[.$J$3]))+[.H328]" office:value-type="float" office:value="0.1" calcext:value-type="float">
            <text:p>0.1</text:p>
          </table:table-cell>
          <table:table-cell table:formula="of:=1-[.A329]" office:value-type="float" office:value="0.9" calcext:value-type="float">
            <text:p>0.9</text:p>
          </table:table-cell>
          <table:table-cell table:formula="of:=IF(ABS([.A329]+[.B329])-1&lt;0.001;&quot;&quot;;&quot;ERROR&quot;)">
            <text:p/>
          </table:table-cell>
          <table:table-cell table:formula="of:=[.A329]*[.A329]" office:value-type="float" office:value="0.01" calcext:value-type="float">
            <text:p>0.01</text:p>
          </table:table-cell>
          <table:table-cell table:formula="of:=2*[.A329]*[.B329]" office:value-type="float" office:value="0.18" calcext:value-type="float">
            <text:p>0.18</text:p>
          </table:table-cell>
          <table:table-cell table:formula="of:=[.B329]*[.B329]" office:value-type="float" office:value="0.81" calcext:value-type="float">
            <text:p>0.81</text:p>
          </table:table-cell>
          <table:table-cell table:formula="of:=IF(ABS([.D329]+[.E329]+[.F329])-1&lt;0.001;&quot;&quot;;&quot;ERROR&quot;)">
            <text:p/>
          </table:table-cell>
          <table:table-cell table:formula="of:=(1-[.$J$2])*[.D329]/[.K329]" office:value-type="float" office:value="0" calcext:value-type="float">
            <text:p>0</text:p>
          </table:table-cell>
          <table:table-cell table:formula="of:=[.E329]/[.K329]" office:value-type="float" office:value="0.181818181818182" calcext:value-type="float">
            <text:p>0.1818181818</text:p>
          </table:table-cell>
          <table:table-cell table:formula="of:=[.F329]/[.K329]" office:value-type="float" office:value="0.818181818181818" calcext:value-type="float">
            <text:p>0.8181818182</text:p>
          </table:table-cell>
          <table:table-cell table:formula="of:=([.D329]*(1-[.$J$2]))+[.E329]+[.F329]" office:value-type="float" office:value="0.99" calcext:value-type="float">
            <text:p>0.99</text:p>
          </table:table-cell>
          <table:table-cell table:formula="of:=IF(ABS([.H329]+[.I329]+[.J32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29]*(1+[.$J$3])/(2+[.$J$3]))+[.H329]" office:value-type="float" office:value="0.1" calcext:value-type="float">
            <text:p>0.1</text:p>
          </table:table-cell>
          <table:table-cell table:formula="of:=1-[.A330]" office:value-type="float" office:value="0.9" calcext:value-type="float">
            <text:p>0.9</text:p>
          </table:table-cell>
          <table:table-cell table:formula="of:=IF(ABS([.A330]+[.B330])-1&lt;0.001;&quot;&quot;;&quot;ERROR&quot;)">
            <text:p/>
          </table:table-cell>
          <table:table-cell table:formula="of:=[.A330]*[.A330]" office:value-type="float" office:value="0.01" calcext:value-type="float">
            <text:p>0.01</text:p>
          </table:table-cell>
          <table:table-cell table:formula="of:=2*[.A330]*[.B330]" office:value-type="float" office:value="0.18" calcext:value-type="float">
            <text:p>0.18</text:p>
          </table:table-cell>
          <table:table-cell table:formula="of:=[.B330]*[.B330]" office:value-type="float" office:value="0.81" calcext:value-type="float">
            <text:p>0.81</text:p>
          </table:table-cell>
          <table:table-cell table:formula="of:=IF(ABS([.D330]+[.E330]+[.F330])-1&lt;0.001;&quot;&quot;;&quot;ERROR&quot;)">
            <text:p/>
          </table:table-cell>
          <table:table-cell table:formula="of:=(1-[.$J$2])*[.D330]/[.K330]" office:value-type="float" office:value="0" calcext:value-type="float">
            <text:p>0</text:p>
          </table:table-cell>
          <table:table-cell table:formula="of:=[.E330]/[.K330]" office:value-type="float" office:value="0.181818181818182" calcext:value-type="float">
            <text:p>0.1818181818</text:p>
          </table:table-cell>
          <table:table-cell table:formula="of:=[.F330]/[.K330]" office:value-type="float" office:value="0.818181818181818" calcext:value-type="float">
            <text:p>0.8181818182</text:p>
          </table:table-cell>
          <table:table-cell table:formula="of:=([.D330]*(1-[.$J$2]))+[.E330]+[.F330]" office:value-type="float" office:value="0.99" calcext:value-type="float">
            <text:p>0.99</text:p>
          </table:table-cell>
          <table:table-cell table:formula="of:=IF(ABS([.H330]+[.I330]+[.J33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0]*(1+[.$J$3])/(2+[.$J$3]))+[.H330]" office:value-type="float" office:value="0.1" calcext:value-type="float">
            <text:p>0.1</text:p>
          </table:table-cell>
          <table:table-cell table:formula="of:=1-[.A331]" office:value-type="float" office:value="0.9" calcext:value-type="float">
            <text:p>0.9</text:p>
          </table:table-cell>
          <table:table-cell table:formula="of:=IF(ABS([.A331]+[.B331])-1&lt;0.001;&quot;&quot;;&quot;ERROR&quot;)">
            <text:p/>
          </table:table-cell>
          <table:table-cell table:formula="of:=[.A331]*[.A331]" office:value-type="float" office:value="0.01" calcext:value-type="float">
            <text:p>0.01</text:p>
          </table:table-cell>
          <table:table-cell table:formula="of:=2*[.A331]*[.B331]" office:value-type="float" office:value="0.18" calcext:value-type="float">
            <text:p>0.18</text:p>
          </table:table-cell>
          <table:table-cell table:formula="of:=[.B331]*[.B331]" office:value-type="float" office:value="0.81" calcext:value-type="float">
            <text:p>0.81</text:p>
          </table:table-cell>
          <table:table-cell table:formula="of:=IF(ABS([.D331]+[.E331]+[.F331])-1&lt;0.001;&quot;&quot;;&quot;ERROR&quot;)">
            <text:p/>
          </table:table-cell>
          <table:table-cell table:formula="of:=(1-[.$J$2])*[.D331]/[.K331]" office:value-type="float" office:value="0" calcext:value-type="float">
            <text:p>0</text:p>
          </table:table-cell>
          <table:table-cell table:formula="of:=[.E331]/[.K331]" office:value-type="float" office:value="0.181818181818182" calcext:value-type="float">
            <text:p>0.1818181818</text:p>
          </table:table-cell>
          <table:table-cell table:formula="of:=[.F331]/[.K331]" office:value-type="float" office:value="0.818181818181818" calcext:value-type="float">
            <text:p>0.8181818182</text:p>
          </table:table-cell>
          <table:table-cell table:formula="of:=([.D331]*(1-[.$J$2]))+[.E331]+[.F331]" office:value-type="float" office:value="0.99" calcext:value-type="float">
            <text:p>0.99</text:p>
          </table:table-cell>
          <table:table-cell table:formula="of:=IF(ABS([.H331]+[.I331]+[.J33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1]*(1+[.$J$3])/(2+[.$J$3]))+[.H331]" office:value-type="float" office:value="0.1" calcext:value-type="float">
            <text:p>0.1</text:p>
          </table:table-cell>
          <table:table-cell table:formula="of:=1-[.A332]" office:value-type="float" office:value="0.9" calcext:value-type="float">
            <text:p>0.9</text:p>
          </table:table-cell>
          <table:table-cell table:formula="of:=IF(ABS([.A332]+[.B332])-1&lt;0.001;&quot;&quot;;&quot;ERROR&quot;)">
            <text:p/>
          </table:table-cell>
          <table:table-cell table:formula="of:=[.A332]*[.A332]" office:value-type="float" office:value="0.01" calcext:value-type="float">
            <text:p>0.01</text:p>
          </table:table-cell>
          <table:table-cell table:formula="of:=2*[.A332]*[.B332]" office:value-type="float" office:value="0.18" calcext:value-type="float">
            <text:p>0.18</text:p>
          </table:table-cell>
          <table:table-cell table:formula="of:=[.B332]*[.B332]" office:value-type="float" office:value="0.81" calcext:value-type="float">
            <text:p>0.81</text:p>
          </table:table-cell>
          <table:table-cell table:formula="of:=IF(ABS([.D332]+[.E332]+[.F332])-1&lt;0.001;&quot;&quot;;&quot;ERROR&quot;)">
            <text:p/>
          </table:table-cell>
          <table:table-cell table:formula="of:=(1-[.$J$2])*[.D332]/[.K332]" office:value-type="float" office:value="0" calcext:value-type="float">
            <text:p>0</text:p>
          </table:table-cell>
          <table:table-cell table:formula="of:=[.E332]/[.K332]" office:value-type="float" office:value="0.181818181818182" calcext:value-type="float">
            <text:p>0.1818181818</text:p>
          </table:table-cell>
          <table:table-cell table:formula="of:=[.F332]/[.K332]" office:value-type="float" office:value="0.818181818181818" calcext:value-type="float">
            <text:p>0.8181818182</text:p>
          </table:table-cell>
          <table:table-cell table:formula="of:=([.D332]*(1-[.$J$2]))+[.E332]+[.F332]" office:value-type="float" office:value="0.99" calcext:value-type="float">
            <text:p>0.99</text:p>
          </table:table-cell>
          <table:table-cell table:formula="of:=IF(ABS([.H332]+[.I332]+[.J33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2]*(1+[.$J$3])/(2+[.$J$3]))+[.H332]" office:value-type="float" office:value="0.1" calcext:value-type="float">
            <text:p>0.1</text:p>
          </table:table-cell>
          <table:table-cell table:formula="of:=1-[.A333]" office:value-type="float" office:value="0.9" calcext:value-type="float">
            <text:p>0.9</text:p>
          </table:table-cell>
          <table:table-cell table:formula="of:=IF(ABS([.A333]+[.B333])-1&lt;0.001;&quot;&quot;;&quot;ERROR&quot;)">
            <text:p/>
          </table:table-cell>
          <table:table-cell table:formula="of:=[.A333]*[.A333]" office:value-type="float" office:value="0.01" calcext:value-type="float">
            <text:p>0.01</text:p>
          </table:table-cell>
          <table:table-cell table:formula="of:=2*[.A333]*[.B333]" office:value-type="float" office:value="0.18" calcext:value-type="float">
            <text:p>0.18</text:p>
          </table:table-cell>
          <table:table-cell table:formula="of:=[.B333]*[.B333]" office:value-type="float" office:value="0.81" calcext:value-type="float">
            <text:p>0.81</text:p>
          </table:table-cell>
          <table:table-cell table:formula="of:=IF(ABS([.D333]+[.E333]+[.F333])-1&lt;0.001;&quot;&quot;;&quot;ERROR&quot;)">
            <text:p/>
          </table:table-cell>
          <table:table-cell table:formula="of:=(1-[.$J$2])*[.D333]/[.K333]" office:value-type="float" office:value="0" calcext:value-type="float">
            <text:p>0</text:p>
          </table:table-cell>
          <table:table-cell table:formula="of:=[.E333]/[.K333]" office:value-type="float" office:value="0.181818181818182" calcext:value-type="float">
            <text:p>0.1818181818</text:p>
          </table:table-cell>
          <table:table-cell table:formula="of:=[.F333]/[.K333]" office:value-type="float" office:value="0.818181818181818" calcext:value-type="float">
            <text:p>0.8181818182</text:p>
          </table:table-cell>
          <table:table-cell table:formula="of:=([.D333]*(1-[.$J$2]))+[.E333]+[.F333]" office:value-type="float" office:value="0.99" calcext:value-type="float">
            <text:p>0.99</text:p>
          </table:table-cell>
          <table:table-cell table:formula="of:=IF(ABS([.H333]+[.I333]+[.J33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3]*(1+[.$J$3])/(2+[.$J$3]))+[.H333]" office:value-type="float" office:value="0.1" calcext:value-type="float">
            <text:p>0.1</text:p>
          </table:table-cell>
          <table:table-cell table:formula="of:=1-[.A334]" office:value-type="float" office:value="0.9" calcext:value-type="float">
            <text:p>0.9</text:p>
          </table:table-cell>
          <table:table-cell table:formula="of:=IF(ABS([.A334]+[.B334])-1&lt;0.001;&quot;&quot;;&quot;ERROR&quot;)">
            <text:p/>
          </table:table-cell>
          <table:table-cell table:formula="of:=[.A334]*[.A334]" office:value-type="float" office:value="0.01" calcext:value-type="float">
            <text:p>0.01</text:p>
          </table:table-cell>
          <table:table-cell table:formula="of:=2*[.A334]*[.B334]" office:value-type="float" office:value="0.18" calcext:value-type="float">
            <text:p>0.18</text:p>
          </table:table-cell>
          <table:table-cell table:formula="of:=[.B334]*[.B334]" office:value-type="float" office:value="0.81" calcext:value-type="float">
            <text:p>0.81</text:p>
          </table:table-cell>
          <table:table-cell table:formula="of:=IF(ABS([.D334]+[.E334]+[.F334])-1&lt;0.001;&quot;&quot;;&quot;ERROR&quot;)">
            <text:p/>
          </table:table-cell>
          <table:table-cell table:formula="of:=(1-[.$J$2])*[.D334]/[.K334]" office:value-type="float" office:value="0" calcext:value-type="float">
            <text:p>0</text:p>
          </table:table-cell>
          <table:table-cell table:formula="of:=[.E334]/[.K334]" office:value-type="float" office:value="0.181818181818182" calcext:value-type="float">
            <text:p>0.1818181818</text:p>
          </table:table-cell>
          <table:table-cell table:formula="of:=[.F334]/[.K334]" office:value-type="float" office:value="0.818181818181818" calcext:value-type="float">
            <text:p>0.8181818182</text:p>
          </table:table-cell>
          <table:table-cell table:formula="of:=([.D334]*(1-[.$J$2]))+[.E334]+[.F334]" office:value-type="float" office:value="0.99" calcext:value-type="float">
            <text:p>0.99</text:p>
          </table:table-cell>
          <table:table-cell table:formula="of:=IF(ABS([.H334]+[.I334]+[.J33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4]*(1+[.$J$3])/(2+[.$J$3]))+[.H334]" office:value-type="float" office:value="0.1" calcext:value-type="float">
            <text:p>0.1</text:p>
          </table:table-cell>
          <table:table-cell table:formula="of:=1-[.A335]" office:value-type="float" office:value="0.9" calcext:value-type="float">
            <text:p>0.9</text:p>
          </table:table-cell>
          <table:table-cell table:formula="of:=IF(ABS([.A335]+[.B335])-1&lt;0.001;&quot;&quot;;&quot;ERROR&quot;)">
            <text:p/>
          </table:table-cell>
          <table:table-cell table:formula="of:=[.A335]*[.A335]" office:value-type="float" office:value="0.01" calcext:value-type="float">
            <text:p>0.01</text:p>
          </table:table-cell>
          <table:table-cell table:formula="of:=2*[.A335]*[.B335]" office:value-type="float" office:value="0.18" calcext:value-type="float">
            <text:p>0.18</text:p>
          </table:table-cell>
          <table:table-cell table:formula="of:=[.B335]*[.B335]" office:value-type="float" office:value="0.81" calcext:value-type="float">
            <text:p>0.81</text:p>
          </table:table-cell>
          <table:table-cell table:formula="of:=IF(ABS([.D335]+[.E335]+[.F335])-1&lt;0.001;&quot;&quot;;&quot;ERROR&quot;)">
            <text:p/>
          </table:table-cell>
          <table:table-cell table:formula="of:=(1-[.$J$2])*[.D335]/[.K335]" office:value-type="float" office:value="0" calcext:value-type="float">
            <text:p>0</text:p>
          </table:table-cell>
          <table:table-cell table:formula="of:=[.E335]/[.K335]" office:value-type="float" office:value="0.181818181818182" calcext:value-type="float">
            <text:p>0.1818181818</text:p>
          </table:table-cell>
          <table:table-cell table:formula="of:=[.F335]/[.K335]" office:value-type="float" office:value="0.818181818181818" calcext:value-type="float">
            <text:p>0.8181818182</text:p>
          </table:table-cell>
          <table:table-cell table:formula="of:=([.D335]*(1-[.$J$2]))+[.E335]+[.F335]" office:value-type="float" office:value="0.99" calcext:value-type="float">
            <text:p>0.99</text:p>
          </table:table-cell>
          <table:table-cell table:formula="of:=IF(ABS([.H335]+[.I335]+[.J33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5]*(1+[.$J$3])/(2+[.$J$3]))+[.H335]" office:value-type="float" office:value="0.1" calcext:value-type="float">
            <text:p>0.1</text:p>
          </table:table-cell>
          <table:table-cell table:formula="of:=1-[.A336]" office:value-type="float" office:value="0.9" calcext:value-type="float">
            <text:p>0.9</text:p>
          </table:table-cell>
          <table:table-cell table:formula="of:=IF(ABS([.A336]+[.B336])-1&lt;0.001;&quot;&quot;;&quot;ERROR&quot;)">
            <text:p/>
          </table:table-cell>
          <table:table-cell table:formula="of:=[.A336]*[.A336]" office:value-type="float" office:value="0.01" calcext:value-type="float">
            <text:p>0.01</text:p>
          </table:table-cell>
          <table:table-cell table:formula="of:=2*[.A336]*[.B336]" office:value-type="float" office:value="0.18" calcext:value-type="float">
            <text:p>0.18</text:p>
          </table:table-cell>
          <table:table-cell table:formula="of:=[.B336]*[.B336]" office:value-type="float" office:value="0.81" calcext:value-type="float">
            <text:p>0.81</text:p>
          </table:table-cell>
          <table:table-cell table:formula="of:=IF(ABS([.D336]+[.E336]+[.F336])-1&lt;0.001;&quot;&quot;;&quot;ERROR&quot;)">
            <text:p/>
          </table:table-cell>
          <table:table-cell table:formula="of:=(1-[.$J$2])*[.D336]/[.K336]" office:value-type="float" office:value="0" calcext:value-type="float">
            <text:p>0</text:p>
          </table:table-cell>
          <table:table-cell table:formula="of:=[.E336]/[.K336]" office:value-type="float" office:value="0.181818181818182" calcext:value-type="float">
            <text:p>0.1818181818</text:p>
          </table:table-cell>
          <table:table-cell table:formula="of:=[.F336]/[.K336]" office:value-type="float" office:value="0.818181818181818" calcext:value-type="float">
            <text:p>0.8181818182</text:p>
          </table:table-cell>
          <table:table-cell table:formula="of:=([.D336]*(1-[.$J$2]))+[.E336]+[.F336]" office:value-type="float" office:value="0.99" calcext:value-type="float">
            <text:p>0.99</text:p>
          </table:table-cell>
          <table:table-cell table:formula="of:=IF(ABS([.H336]+[.I336]+[.J33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6]*(1+[.$J$3])/(2+[.$J$3]))+[.H336]" office:value-type="float" office:value="0.1" calcext:value-type="float">
            <text:p>0.1</text:p>
          </table:table-cell>
          <table:table-cell table:formula="of:=1-[.A337]" office:value-type="float" office:value="0.9" calcext:value-type="float">
            <text:p>0.9</text:p>
          </table:table-cell>
          <table:table-cell table:formula="of:=IF(ABS([.A337]+[.B337])-1&lt;0.001;&quot;&quot;;&quot;ERROR&quot;)">
            <text:p/>
          </table:table-cell>
          <table:table-cell table:formula="of:=[.A337]*[.A337]" office:value-type="float" office:value="0.01" calcext:value-type="float">
            <text:p>0.01</text:p>
          </table:table-cell>
          <table:table-cell table:formula="of:=2*[.A337]*[.B337]" office:value-type="float" office:value="0.18" calcext:value-type="float">
            <text:p>0.18</text:p>
          </table:table-cell>
          <table:table-cell table:formula="of:=[.B337]*[.B337]" office:value-type="float" office:value="0.81" calcext:value-type="float">
            <text:p>0.81</text:p>
          </table:table-cell>
          <table:table-cell table:formula="of:=IF(ABS([.D337]+[.E337]+[.F337])-1&lt;0.001;&quot;&quot;;&quot;ERROR&quot;)">
            <text:p/>
          </table:table-cell>
          <table:table-cell table:formula="of:=(1-[.$J$2])*[.D337]/[.K337]" office:value-type="float" office:value="0" calcext:value-type="float">
            <text:p>0</text:p>
          </table:table-cell>
          <table:table-cell table:formula="of:=[.E337]/[.K337]" office:value-type="float" office:value="0.181818181818182" calcext:value-type="float">
            <text:p>0.1818181818</text:p>
          </table:table-cell>
          <table:table-cell table:formula="of:=[.F337]/[.K337]" office:value-type="float" office:value="0.818181818181818" calcext:value-type="float">
            <text:p>0.8181818182</text:p>
          </table:table-cell>
          <table:table-cell table:formula="of:=([.D337]*(1-[.$J$2]))+[.E337]+[.F337]" office:value-type="float" office:value="0.99" calcext:value-type="float">
            <text:p>0.99</text:p>
          </table:table-cell>
          <table:table-cell table:formula="of:=IF(ABS([.H337]+[.I337]+[.J33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7]*(1+[.$J$3])/(2+[.$J$3]))+[.H337]" office:value-type="float" office:value="0.1" calcext:value-type="float">
            <text:p>0.1</text:p>
          </table:table-cell>
          <table:table-cell table:formula="of:=1-[.A338]" office:value-type="float" office:value="0.9" calcext:value-type="float">
            <text:p>0.9</text:p>
          </table:table-cell>
          <table:table-cell table:formula="of:=IF(ABS([.A338]+[.B338])-1&lt;0.001;&quot;&quot;;&quot;ERROR&quot;)">
            <text:p/>
          </table:table-cell>
          <table:table-cell table:formula="of:=[.A338]*[.A338]" office:value-type="float" office:value="0.01" calcext:value-type="float">
            <text:p>0.01</text:p>
          </table:table-cell>
          <table:table-cell table:formula="of:=2*[.A338]*[.B338]" office:value-type="float" office:value="0.18" calcext:value-type="float">
            <text:p>0.18</text:p>
          </table:table-cell>
          <table:table-cell table:formula="of:=[.B338]*[.B338]" office:value-type="float" office:value="0.81" calcext:value-type="float">
            <text:p>0.81</text:p>
          </table:table-cell>
          <table:table-cell table:formula="of:=IF(ABS([.D338]+[.E338]+[.F338])-1&lt;0.001;&quot;&quot;;&quot;ERROR&quot;)">
            <text:p/>
          </table:table-cell>
          <table:table-cell table:formula="of:=(1-[.$J$2])*[.D338]/[.K338]" office:value-type="float" office:value="0" calcext:value-type="float">
            <text:p>0</text:p>
          </table:table-cell>
          <table:table-cell table:formula="of:=[.E338]/[.K338]" office:value-type="float" office:value="0.181818181818182" calcext:value-type="float">
            <text:p>0.1818181818</text:p>
          </table:table-cell>
          <table:table-cell table:formula="of:=[.F338]/[.K338]" office:value-type="float" office:value="0.818181818181818" calcext:value-type="float">
            <text:p>0.8181818182</text:p>
          </table:table-cell>
          <table:table-cell table:formula="of:=([.D338]*(1-[.$J$2]))+[.E338]+[.F338]" office:value-type="float" office:value="0.99" calcext:value-type="float">
            <text:p>0.99</text:p>
          </table:table-cell>
          <table:table-cell table:formula="of:=IF(ABS([.H338]+[.I338]+[.J33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8]*(1+[.$J$3])/(2+[.$J$3]))+[.H338]" office:value-type="float" office:value="0.1" calcext:value-type="float">
            <text:p>0.1</text:p>
          </table:table-cell>
          <table:table-cell table:formula="of:=1-[.A339]" office:value-type="float" office:value="0.9" calcext:value-type="float">
            <text:p>0.9</text:p>
          </table:table-cell>
          <table:table-cell table:formula="of:=IF(ABS([.A339]+[.B339])-1&lt;0.001;&quot;&quot;;&quot;ERROR&quot;)">
            <text:p/>
          </table:table-cell>
          <table:table-cell table:formula="of:=[.A339]*[.A339]" office:value-type="float" office:value="0.01" calcext:value-type="float">
            <text:p>0.01</text:p>
          </table:table-cell>
          <table:table-cell table:formula="of:=2*[.A339]*[.B339]" office:value-type="float" office:value="0.18" calcext:value-type="float">
            <text:p>0.18</text:p>
          </table:table-cell>
          <table:table-cell table:formula="of:=[.B339]*[.B339]" office:value-type="float" office:value="0.81" calcext:value-type="float">
            <text:p>0.81</text:p>
          </table:table-cell>
          <table:table-cell table:formula="of:=IF(ABS([.D339]+[.E339]+[.F339])-1&lt;0.001;&quot;&quot;;&quot;ERROR&quot;)">
            <text:p/>
          </table:table-cell>
          <table:table-cell table:formula="of:=(1-[.$J$2])*[.D339]/[.K339]" office:value-type="float" office:value="0" calcext:value-type="float">
            <text:p>0</text:p>
          </table:table-cell>
          <table:table-cell table:formula="of:=[.E339]/[.K339]" office:value-type="float" office:value="0.181818181818182" calcext:value-type="float">
            <text:p>0.1818181818</text:p>
          </table:table-cell>
          <table:table-cell table:formula="of:=[.F339]/[.K339]" office:value-type="float" office:value="0.818181818181818" calcext:value-type="float">
            <text:p>0.8181818182</text:p>
          </table:table-cell>
          <table:table-cell table:formula="of:=([.D339]*(1-[.$J$2]))+[.E339]+[.F339]" office:value-type="float" office:value="0.99" calcext:value-type="float">
            <text:p>0.99</text:p>
          </table:table-cell>
          <table:table-cell table:formula="of:=IF(ABS([.H339]+[.I339]+[.J33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39]*(1+[.$J$3])/(2+[.$J$3]))+[.H339]" office:value-type="float" office:value="0.1" calcext:value-type="float">
            <text:p>0.1</text:p>
          </table:table-cell>
          <table:table-cell table:formula="of:=1-[.A340]" office:value-type="float" office:value="0.9" calcext:value-type="float">
            <text:p>0.9</text:p>
          </table:table-cell>
          <table:table-cell table:formula="of:=IF(ABS([.A340]+[.B340])-1&lt;0.001;&quot;&quot;;&quot;ERROR&quot;)">
            <text:p/>
          </table:table-cell>
          <table:table-cell table:formula="of:=[.A340]*[.A340]" office:value-type="float" office:value="0.01" calcext:value-type="float">
            <text:p>0.01</text:p>
          </table:table-cell>
          <table:table-cell table:formula="of:=2*[.A340]*[.B340]" office:value-type="float" office:value="0.18" calcext:value-type="float">
            <text:p>0.18</text:p>
          </table:table-cell>
          <table:table-cell table:formula="of:=[.B340]*[.B340]" office:value-type="float" office:value="0.81" calcext:value-type="float">
            <text:p>0.81</text:p>
          </table:table-cell>
          <table:table-cell table:formula="of:=IF(ABS([.D340]+[.E340]+[.F340])-1&lt;0.001;&quot;&quot;;&quot;ERROR&quot;)">
            <text:p/>
          </table:table-cell>
          <table:table-cell table:formula="of:=(1-[.$J$2])*[.D340]/[.K340]" office:value-type="float" office:value="0" calcext:value-type="float">
            <text:p>0</text:p>
          </table:table-cell>
          <table:table-cell table:formula="of:=[.E340]/[.K340]" office:value-type="float" office:value="0.181818181818182" calcext:value-type="float">
            <text:p>0.1818181818</text:p>
          </table:table-cell>
          <table:table-cell table:formula="of:=[.F340]/[.K340]" office:value-type="float" office:value="0.818181818181818" calcext:value-type="float">
            <text:p>0.8181818182</text:p>
          </table:table-cell>
          <table:table-cell table:formula="of:=([.D340]*(1-[.$J$2]))+[.E340]+[.F340]" office:value-type="float" office:value="0.99" calcext:value-type="float">
            <text:p>0.99</text:p>
          </table:table-cell>
          <table:table-cell table:formula="of:=IF(ABS([.H340]+[.I340]+[.J34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0]*(1+[.$J$3])/(2+[.$J$3]))+[.H340]" office:value-type="float" office:value="0.1" calcext:value-type="float">
            <text:p>0.1</text:p>
          </table:table-cell>
          <table:table-cell table:formula="of:=1-[.A341]" office:value-type="float" office:value="0.9" calcext:value-type="float">
            <text:p>0.9</text:p>
          </table:table-cell>
          <table:table-cell table:formula="of:=IF(ABS([.A341]+[.B341])-1&lt;0.001;&quot;&quot;;&quot;ERROR&quot;)">
            <text:p/>
          </table:table-cell>
          <table:table-cell table:formula="of:=[.A341]*[.A341]" office:value-type="float" office:value="0.01" calcext:value-type="float">
            <text:p>0.01</text:p>
          </table:table-cell>
          <table:table-cell table:formula="of:=2*[.A341]*[.B341]" office:value-type="float" office:value="0.18" calcext:value-type="float">
            <text:p>0.18</text:p>
          </table:table-cell>
          <table:table-cell table:formula="of:=[.B341]*[.B341]" office:value-type="float" office:value="0.81" calcext:value-type="float">
            <text:p>0.81</text:p>
          </table:table-cell>
          <table:table-cell table:formula="of:=IF(ABS([.D341]+[.E341]+[.F341])-1&lt;0.001;&quot;&quot;;&quot;ERROR&quot;)">
            <text:p/>
          </table:table-cell>
          <table:table-cell table:formula="of:=(1-[.$J$2])*[.D341]/[.K341]" office:value-type="float" office:value="0" calcext:value-type="float">
            <text:p>0</text:p>
          </table:table-cell>
          <table:table-cell table:formula="of:=[.E341]/[.K341]" office:value-type="float" office:value="0.181818181818182" calcext:value-type="float">
            <text:p>0.1818181818</text:p>
          </table:table-cell>
          <table:table-cell table:formula="of:=[.F341]/[.K341]" office:value-type="float" office:value="0.818181818181818" calcext:value-type="float">
            <text:p>0.8181818182</text:p>
          </table:table-cell>
          <table:table-cell table:formula="of:=([.D341]*(1-[.$J$2]))+[.E341]+[.F341]" office:value-type="float" office:value="0.99" calcext:value-type="float">
            <text:p>0.99</text:p>
          </table:table-cell>
          <table:table-cell table:formula="of:=IF(ABS([.H341]+[.I341]+[.J34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1]*(1+[.$J$3])/(2+[.$J$3]))+[.H341]" office:value-type="float" office:value="0.1" calcext:value-type="float">
            <text:p>0.1</text:p>
          </table:table-cell>
          <table:table-cell table:formula="of:=1-[.A342]" office:value-type="float" office:value="0.9" calcext:value-type="float">
            <text:p>0.9</text:p>
          </table:table-cell>
          <table:table-cell table:formula="of:=IF(ABS([.A342]+[.B342])-1&lt;0.001;&quot;&quot;;&quot;ERROR&quot;)">
            <text:p/>
          </table:table-cell>
          <table:table-cell table:formula="of:=[.A342]*[.A342]" office:value-type="float" office:value="0.01" calcext:value-type="float">
            <text:p>0.01</text:p>
          </table:table-cell>
          <table:table-cell table:formula="of:=2*[.A342]*[.B342]" office:value-type="float" office:value="0.18" calcext:value-type="float">
            <text:p>0.18</text:p>
          </table:table-cell>
          <table:table-cell table:formula="of:=[.B342]*[.B342]" office:value-type="float" office:value="0.81" calcext:value-type="float">
            <text:p>0.81</text:p>
          </table:table-cell>
          <table:table-cell table:formula="of:=IF(ABS([.D342]+[.E342]+[.F342])-1&lt;0.001;&quot;&quot;;&quot;ERROR&quot;)">
            <text:p/>
          </table:table-cell>
          <table:table-cell table:formula="of:=(1-[.$J$2])*[.D342]/[.K342]" office:value-type="float" office:value="0" calcext:value-type="float">
            <text:p>0</text:p>
          </table:table-cell>
          <table:table-cell table:formula="of:=[.E342]/[.K342]" office:value-type="float" office:value="0.181818181818182" calcext:value-type="float">
            <text:p>0.1818181818</text:p>
          </table:table-cell>
          <table:table-cell table:formula="of:=[.F342]/[.K342]" office:value-type="float" office:value="0.818181818181818" calcext:value-type="float">
            <text:p>0.8181818182</text:p>
          </table:table-cell>
          <table:table-cell table:formula="of:=([.D342]*(1-[.$J$2]))+[.E342]+[.F342]" office:value-type="float" office:value="0.99" calcext:value-type="float">
            <text:p>0.99</text:p>
          </table:table-cell>
          <table:table-cell table:formula="of:=IF(ABS([.H342]+[.I342]+[.J34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2]*(1+[.$J$3])/(2+[.$J$3]))+[.H342]" office:value-type="float" office:value="0.1" calcext:value-type="float">
            <text:p>0.1</text:p>
          </table:table-cell>
          <table:table-cell table:formula="of:=1-[.A343]" office:value-type="float" office:value="0.9" calcext:value-type="float">
            <text:p>0.9</text:p>
          </table:table-cell>
          <table:table-cell table:formula="of:=IF(ABS([.A343]+[.B343])-1&lt;0.001;&quot;&quot;;&quot;ERROR&quot;)">
            <text:p/>
          </table:table-cell>
          <table:table-cell table:formula="of:=[.A343]*[.A343]" office:value-type="float" office:value="0.01" calcext:value-type="float">
            <text:p>0.01</text:p>
          </table:table-cell>
          <table:table-cell table:formula="of:=2*[.A343]*[.B343]" office:value-type="float" office:value="0.18" calcext:value-type="float">
            <text:p>0.18</text:p>
          </table:table-cell>
          <table:table-cell table:formula="of:=[.B343]*[.B343]" office:value-type="float" office:value="0.81" calcext:value-type="float">
            <text:p>0.81</text:p>
          </table:table-cell>
          <table:table-cell table:formula="of:=IF(ABS([.D343]+[.E343]+[.F343])-1&lt;0.001;&quot;&quot;;&quot;ERROR&quot;)">
            <text:p/>
          </table:table-cell>
          <table:table-cell table:formula="of:=(1-[.$J$2])*[.D343]/[.K343]" office:value-type="float" office:value="0" calcext:value-type="float">
            <text:p>0</text:p>
          </table:table-cell>
          <table:table-cell table:formula="of:=[.E343]/[.K343]" office:value-type="float" office:value="0.181818181818182" calcext:value-type="float">
            <text:p>0.1818181818</text:p>
          </table:table-cell>
          <table:table-cell table:formula="of:=[.F343]/[.K343]" office:value-type="float" office:value="0.818181818181818" calcext:value-type="float">
            <text:p>0.8181818182</text:p>
          </table:table-cell>
          <table:table-cell table:formula="of:=([.D343]*(1-[.$J$2]))+[.E343]+[.F343]" office:value-type="float" office:value="0.99" calcext:value-type="float">
            <text:p>0.99</text:p>
          </table:table-cell>
          <table:table-cell table:formula="of:=IF(ABS([.H343]+[.I343]+[.J34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3]*(1+[.$J$3])/(2+[.$J$3]))+[.H343]" office:value-type="float" office:value="0.1" calcext:value-type="float">
            <text:p>0.1</text:p>
          </table:table-cell>
          <table:table-cell table:formula="of:=1-[.A344]" office:value-type="float" office:value="0.9" calcext:value-type="float">
            <text:p>0.9</text:p>
          </table:table-cell>
          <table:table-cell table:formula="of:=IF(ABS([.A344]+[.B344])-1&lt;0.001;&quot;&quot;;&quot;ERROR&quot;)">
            <text:p/>
          </table:table-cell>
          <table:table-cell table:formula="of:=[.A344]*[.A344]" office:value-type="float" office:value="0.01" calcext:value-type="float">
            <text:p>0.01</text:p>
          </table:table-cell>
          <table:table-cell table:formula="of:=2*[.A344]*[.B344]" office:value-type="float" office:value="0.18" calcext:value-type="float">
            <text:p>0.18</text:p>
          </table:table-cell>
          <table:table-cell table:formula="of:=[.B344]*[.B344]" office:value-type="float" office:value="0.81" calcext:value-type="float">
            <text:p>0.81</text:p>
          </table:table-cell>
          <table:table-cell table:formula="of:=IF(ABS([.D344]+[.E344]+[.F344])-1&lt;0.001;&quot;&quot;;&quot;ERROR&quot;)">
            <text:p/>
          </table:table-cell>
          <table:table-cell table:formula="of:=(1-[.$J$2])*[.D344]/[.K344]" office:value-type="float" office:value="0" calcext:value-type="float">
            <text:p>0</text:p>
          </table:table-cell>
          <table:table-cell table:formula="of:=[.E344]/[.K344]" office:value-type="float" office:value="0.181818181818182" calcext:value-type="float">
            <text:p>0.1818181818</text:p>
          </table:table-cell>
          <table:table-cell table:formula="of:=[.F344]/[.K344]" office:value-type="float" office:value="0.818181818181818" calcext:value-type="float">
            <text:p>0.8181818182</text:p>
          </table:table-cell>
          <table:table-cell table:formula="of:=([.D344]*(1-[.$J$2]))+[.E344]+[.F344]" office:value-type="float" office:value="0.99" calcext:value-type="float">
            <text:p>0.99</text:p>
          </table:table-cell>
          <table:table-cell table:formula="of:=IF(ABS([.H344]+[.I344]+[.J34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4]*(1+[.$J$3])/(2+[.$J$3]))+[.H344]" office:value-type="float" office:value="0.1" calcext:value-type="float">
            <text:p>0.1</text:p>
          </table:table-cell>
          <table:table-cell table:formula="of:=1-[.A345]" office:value-type="float" office:value="0.9" calcext:value-type="float">
            <text:p>0.9</text:p>
          </table:table-cell>
          <table:table-cell table:formula="of:=IF(ABS([.A345]+[.B345])-1&lt;0.001;&quot;&quot;;&quot;ERROR&quot;)">
            <text:p/>
          </table:table-cell>
          <table:table-cell table:formula="of:=[.A345]*[.A345]" office:value-type="float" office:value="0.01" calcext:value-type="float">
            <text:p>0.01</text:p>
          </table:table-cell>
          <table:table-cell table:formula="of:=2*[.A345]*[.B345]" office:value-type="float" office:value="0.18" calcext:value-type="float">
            <text:p>0.18</text:p>
          </table:table-cell>
          <table:table-cell table:formula="of:=[.B345]*[.B345]" office:value-type="float" office:value="0.81" calcext:value-type="float">
            <text:p>0.81</text:p>
          </table:table-cell>
          <table:table-cell table:formula="of:=IF(ABS([.D345]+[.E345]+[.F345])-1&lt;0.001;&quot;&quot;;&quot;ERROR&quot;)">
            <text:p/>
          </table:table-cell>
          <table:table-cell table:formula="of:=(1-[.$J$2])*[.D345]/[.K345]" office:value-type="float" office:value="0" calcext:value-type="float">
            <text:p>0</text:p>
          </table:table-cell>
          <table:table-cell table:formula="of:=[.E345]/[.K345]" office:value-type="float" office:value="0.181818181818182" calcext:value-type="float">
            <text:p>0.1818181818</text:p>
          </table:table-cell>
          <table:table-cell table:formula="of:=[.F345]/[.K345]" office:value-type="float" office:value="0.818181818181818" calcext:value-type="float">
            <text:p>0.8181818182</text:p>
          </table:table-cell>
          <table:table-cell table:formula="of:=([.D345]*(1-[.$J$2]))+[.E345]+[.F345]" office:value-type="float" office:value="0.99" calcext:value-type="float">
            <text:p>0.99</text:p>
          </table:table-cell>
          <table:table-cell table:formula="of:=IF(ABS([.H345]+[.I345]+[.J34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5]*(1+[.$J$3])/(2+[.$J$3]))+[.H345]" office:value-type="float" office:value="0.1" calcext:value-type="float">
            <text:p>0.1</text:p>
          </table:table-cell>
          <table:table-cell table:formula="of:=1-[.A346]" office:value-type="float" office:value="0.9" calcext:value-type="float">
            <text:p>0.9</text:p>
          </table:table-cell>
          <table:table-cell table:formula="of:=IF(ABS([.A346]+[.B346])-1&lt;0.001;&quot;&quot;;&quot;ERROR&quot;)">
            <text:p/>
          </table:table-cell>
          <table:table-cell table:formula="of:=[.A346]*[.A346]" office:value-type="float" office:value="0.01" calcext:value-type="float">
            <text:p>0.01</text:p>
          </table:table-cell>
          <table:table-cell table:formula="of:=2*[.A346]*[.B346]" office:value-type="float" office:value="0.18" calcext:value-type="float">
            <text:p>0.18</text:p>
          </table:table-cell>
          <table:table-cell table:formula="of:=[.B346]*[.B346]" office:value-type="float" office:value="0.81" calcext:value-type="float">
            <text:p>0.81</text:p>
          </table:table-cell>
          <table:table-cell table:formula="of:=IF(ABS([.D346]+[.E346]+[.F346])-1&lt;0.001;&quot;&quot;;&quot;ERROR&quot;)">
            <text:p/>
          </table:table-cell>
          <table:table-cell table:formula="of:=(1-[.$J$2])*[.D346]/[.K346]" office:value-type="float" office:value="0" calcext:value-type="float">
            <text:p>0</text:p>
          </table:table-cell>
          <table:table-cell table:formula="of:=[.E346]/[.K346]" office:value-type="float" office:value="0.181818181818182" calcext:value-type="float">
            <text:p>0.1818181818</text:p>
          </table:table-cell>
          <table:table-cell table:formula="of:=[.F346]/[.K346]" office:value-type="float" office:value="0.818181818181818" calcext:value-type="float">
            <text:p>0.8181818182</text:p>
          </table:table-cell>
          <table:table-cell table:formula="of:=([.D346]*(1-[.$J$2]))+[.E346]+[.F346]" office:value-type="float" office:value="0.99" calcext:value-type="float">
            <text:p>0.99</text:p>
          </table:table-cell>
          <table:table-cell table:formula="of:=IF(ABS([.H346]+[.I346]+[.J34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6]*(1+[.$J$3])/(2+[.$J$3]))+[.H346]" office:value-type="float" office:value="0.1" calcext:value-type="float">
            <text:p>0.1</text:p>
          </table:table-cell>
          <table:table-cell table:formula="of:=1-[.A347]" office:value-type="float" office:value="0.9" calcext:value-type="float">
            <text:p>0.9</text:p>
          </table:table-cell>
          <table:table-cell table:formula="of:=IF(ABS([.A347]+[.B347])-1&lt;0.001;&quot;&quot;;&quot;ERROR&quot;)">
            <text:p/>
          </table:table-cell>
          <table:table-cell table:formula="of:=[.A347]*[.A347]" office:value-type="float" office:value="0.01" calcext:value-type="float">
            <text:p>0.01</text:p>
          </table:table-cell>
          <table:table-cell table:formula="of:=2*[.A347]*[.B347]" office:value-type="float" office:value="0.18" calcext:value-type="float">
            <text:p>0.18</text:p>
          </table:table-cell>
          <table:table-cell table:formula="of:=[.B347]*[.B347]" office:value-type="float" office:value="0.81" calcext:value-type="float">
            <text:p>0.81</text:p>
          </table:table-cell>
          <table:table-cell table:formula="of:=IF(ABS([.D347]+[.E347]+[.F347])-1&lt;0.001;&quot;&quot;;&quot;ERROR&quot;)">
            <text:p/>
          </table:table-cell>
          <table:table-cell table:formula="of:=(1-[.$J$2])*[.D347]/[.K347]" office:value-type="float" office:value="0" calcext:value-type="float">
            <text:p>0</text:p>
          </table:table-cell>
          <table:table-cell table:formula="of:=[.E347]/[.K347]" office:value-type="float" office:value="0.181818181818182" calcext:value-type="float">
            <text:p>0.1818181818</text:p>
          </table:table-cell>
          <table:table-cell table:formula="of:=[.F347]/[.K347]" office:value-type="float" office:value="0.818181818181818" calcext:value-type="float">
            <text:p>0.8181818182</text:p>
          </table:table-cell>
          <table:table-cell table:formula="of:=([.D347]*(1-[.$J$2]))+[.E347]+[.F347]" office:value-type="float" office:value="0.99" calcext:value-type="float">
            <text:p>0.99</text:p>
          </table:table-cell>
          <table:table-cell table:formula="of:=IF(ABS([.H347]+[.I347]+[.J34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7]*(1+[.$J$3])/(2+[.$J$3]))+[.H347]" office:value-type="float" office:value="0.1" calcext:value-type="float">
            <text:p>0.1</text:p>
          </table:table-cell>
          <table:table-cell table:formula="of:=1-[.A348]" office:value-type="float" office:value="0.9" calcext:value-type="float">
            <text:p>0.9</text:p>
          </table:table-cell>
          <table:table-cell table:formula="of:=IF(ABS([.A348]+[.B348])-1&lt;0.001;&quot;&quot;;&quot;ERROR&quot;)">
            <text:p/>
          </table:table-cell>
          <table:table-cell table:formula="of:=[.A348]*[.A348]" office:value-type="float" office:value="0.01" calcext:value-type="float">
            <text:p>0.01</text:p>
          </table:table-cell>
          <table:table-cell table:formula="of:=2*[.A348]*[.B348]" office:value-type="float" office:value="0.18" calcext:value-type="float">
            <text:p>0.18</text:p>
          </table:table-cell>
          <table:table-cell table:formula="of:=[.B348]*[.B348]" office:value-type="float" office:value="0.81" calcext:value-type="float">
            <text:p>0.81</text:p>
          </table:table-cell>
          <table:table-cell table:formula="of:=IF(ABS([.D348]+[.E348]+[.F348])-1&lt;0.001;&quot;&quot;;&quot;ERROR&quot;)">
            <text:p/>
          </table:table-cell>
          <table:table-cell table:formula="of:=(1-[.$J$2])*[.D348]/[.K348]" office:value-type="float" office:value="0" calcext:value-type="float">
            <text:p>0</text:p>
          </table:table-cell>
          <table:table-cell table:formula="of:=[.E348]/[.K348]" office:value-type="float" office:value="0.181818181818182" calcext:value-type="float">
            <text:p>0.1818181818</text:p>
          </table:table-cell>
          <table:table-cell table:formula="of:=[.F348]/[.K348]" office:value-type="float" office:value="0.818181818181818" calcext:value-type="float">
            <text:p>0.8181818182</text:p>
          </table:table-cell>
          <table:table-cell table:formula="of:=([.D348]*(1-[.$J$2]))+[.E348]+[.F348]" office:value-type="float" office:value="0.99" calcext:value-type="float">
            <text:p>0.99</text:p>
          </table:table-cell>
          <table:table-cell table:formula="of:=IF(ABS([.H348]+[.I348]+[.J34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8]*(1+[.$J$3])/(2+[.$J$3]))+[.H348]" office:value-type="float" office:value="0.1" calcext:value-type="float">
            <text:p>0.1</text:p>
          </table:table-cell>
          <table:table-cell table:formula="of:=1-[.A349]" office:value-type="float" office:value="0.9" calcext:value-type="float">
            <text:p>0.9</text:p>
          </table:table-cell>
          <table:table-cell table:formula="of:=IF(ABS([.A349]+[.B349])-1&lt;0.001;&quot;&quot;;&quot;ERROR&quot;)">
            <text:p/>
          </table:table-cell>
          <table:table-cell table:formula="of:=[.A349]*[.A349]" office:value-type="float" office:value="0.01" calcext:value-type="float">
            <text:p>0.01</text:p>
          </table:table-cell>
          <table:table-cell table:formula="of:=2*[.A349]*[.B349]" office:value-type="float" office:value="0.18" calcext:value-type="float">
            <text:p>0.18</text:p>
          </table:table-cell>
          <table:table-cell table:formula="of:=[.B349]*[.B349]" office:value-type="float" office:value="0.81" calcext:value-type="float">
            <text:p>0.81</text:p>
          </table:table-cell>
          <table:table-cell table:formula="of:=IF(ABS([.D349]+[.E349]+[.F349])-1&lt;0.001;&quot;&quot;;&quot;ERROR&quot;)">
            <text:p/>
          </table:table-cell>
          <table:table-cell table:formula="of:=(1-[.$J$2])*[.D349]/[.K349]" office:value-type="float" office:value="0" calcext:value-type="float">
            <text:p>0</text:p>
          </table:table-cell>
          <table:table-cell table:formula="of:=[.E349]/[.K349]" office:value-type="float" office:value="0.181818181818182" calcext:value-type="float">
            <text:p>0.1818181818</text:p>
          </table:table-cell>
          <table:table-cell table:formula="of:=[.F349]/[.K349]" office:value-type="float" office:value="0.818181818181818" calcext:value-type="float">
            <text:p>0.8181818182</text:p>
          </table:table-cell>
          <table:table-cell table:formula="of:=([.D349]*(1-[.$J$2]))+[.E349]+[.F349]" office:value-type="float" office:value="0.99" calcext:value-type="float">
            <text:p>0.99</text:p>
          </table:table-cell>
          <table:table-cell table:formula="of:=IF(ABS([.H349]+[.I349]+[.J34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49]*(1+[.$J$3])/(2+[.$J$3]))+[.H349]" office:value-type="float" office:value="0.1" calcext:value-type="float">
            <text:p>0.1</text:p>
          </table:table-cell>
          <table:table-cell table:formula="of:=1-[.A350]" office:value-type="float" office:value="0.9" calcext:value-type="float">
            <text:p>0.9</text:p>
          </table:table-cell>
          <table:table-cell table:formula="of:=IF(ABS([.A350]+[.B350])-1&lt;0.001;&quot;&quot;;&quot;ERROR&quot;)">
            <text:p/>
          </table:table-cell>
          <table:table-cell table:formula="of:=[.A350]*[.A350]" office:value-type="float" office:value="0.01" calcext:value-type="float">
            <text:p>0.01</text:p>
          </table:table-cell>
          <table:table-cell table:formula="of:=2*[.A350]*[.B350]" office:value-type="float" office:value="0.18" calcext:value-type="float">
            <text:p>0.18</text:p>
          </table:table-cell>
          <table:table-cell table:formula="of:=[.B350]*[.B350]" office:value-type="float" office:value="0.81" calcext:value-type="float">
            <text:p>0.81</text:p>
          </table:table-cell>
          <table:table-cell table:formula="of:=IF(ABS([.D350]+[.E350]+[.F350])-1&lt;0.001;&quot;&quot;;&quot;ERROR&quot;)">
            <text:p/>
          </table:table-cell>
          <table:table-cell table:formula="of:=(1-[.$J$2])*[.D350]/[.K350]" office:value-type="float" office:value="0" calcext:value-type="float">
            <text:p>0</text:p>
          </table:table-cell>
          <table:table-cell table:formula="of:=[.E350]/[.K350]" office:value-type="float" office:value="0.181818181818182" calcext:value-type="float">
            <text:p>0.1818181818</text:p>
          </table:table-cell>
          <table:table-cell table:formula="of:=[.F350]/[.K350]" office:value-type="float" office:value="0.818181818181818" calcext:value-type="float">
            <text:p>0.8181818182</text:p>
          </table:table-cell>
          <table:table-cell table:formula="of:=([.D350]*(1-[.$J$2]))+[.E350]+[.F350]" office:value-type="float" office:value="0.99" calcext:value-type="float">
            <text:p>0.99</text:p>
          </table:table-cell>
          <table:table-cell table:formula="of:=IF(ABS([.H350]+[.I350]+[.J35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0]*(1+[.$J$3])/(2+[.$J$3]))+[.H350]" office:value-type="float" office:value="0.1" calcext:value-type="float">
            <text:p>0.1</text:p>
          </table:table-cell>
          <table:table-cell table:formula="of:=1-[.A351]" office:value-type="float" office:value="0.9" calcext:value-type="float">
            <text:p>0.9</text:p>
          </table:table-cell>
          <table:table-cell table:formula="of:=IF(ABS([.A351]+[.B351])-1&lt;0.001;&quot;&quot;;&quot;ERROR&quot;)">
            <text:p/>
          </table:table-cell>
          <table:table-cell table:formula="of:=[.A351]*[.A351]" office:value-type="float" office:value="0.01" calcext:value-type="float">
            <text:p>0.01</text:p>
          </table:table-cell>
          <table:table-cell table:formula="of:=2*[.A351]*[.B351]" office:value-type="float" office:value="0.18" calcext:value-type="float">
            <text:p>0.18</text:p>
          </table:table-cell>
          <table:table-cell table:formula="of:=[.B351]*[.B351]" office:value-type="float" office:value="0.81" calcext:value-type="float">
            <text:p>0.81</text:p>
          </table:table-cell>
          <table:table-cell table:formula="of:=IF(ABS([.D351]+[.E351]+[.F351])-1&lt;0.001;&quot;&quot;;&quot;ERROR&quot;)">
            <text:p/>
          </table:table-cell>
          <table:table-cell table:formula="of:=(1-[.$J$2])*[.D351]/[.K351]" office:value-type="float" office:value="0" calcext:value-type="float">
            <text:p>0</text:p>
          </table:table-cell>
          <table:table-cell table:formula="of:=[.E351]/[.K351]" office:value-type="float" office:value="0.181818181818182" calcext:value-type="float">
            <text:p>0.1818181818</text:p>
          </table:table-cell>
          <table:table-cell table:formula="of:=[.F351]/[.K351]" office:value-type="float" office:value="0.818181818181818" calcext:value-type="float">
            <text:p>0.8181818182</text:p>
          </table:table-cell>
          <table:table-cell table:formula="of:=([.D351]*(1-[.$J$2]))+[.E351]+[.F351]" office:value-type="float" office:value="0.99" calcext:value-type="float">
            <text:p>0.99</text:p>
          </table:table-cell>
          <table:table-cell table:formula="of:=IF(ABS([.H351]+[.I351]+[.J35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1]*(1+[.$J$3])/(2+[.$J$3]))+[.H351]" office:value-type="float" office:value="0.1" calcext:value-type="float">
            <text:p>0.1</text:p>
          </table:table-cell>
          <table:table-cell table:formula="of:=1-[.A352]" office:value-type="float" office:value="0.9" calcext:value-type="float">
            <text:p>0.9</text:p>
          </table:table-cell>
          <table:table-cell table:formula="of:=IF(ABS([.A352]+[.B352])-1&lt;0.001;&quot;&quot;;&quot;ERROR&quot;)">
            <text:p/>
          </table:table-cell>
          <table:table-cell table:formula="of:=[.A352]*[.A352]" office:value-type="float" office:value="0.01" calcext:value-type="float">
            <text:p>0.01</text:p>
          </table:table-cell>
          <table:table-cell table:formula="of:=2*[.A352]*[.B352]" office:value-type="float" office:value="0.18" calcext:value-type="float">
            <text:p>0.18</text:p>
          </table:table-cell>
          <table:table-cell table:formula="of:=[.B352]*[.B352]" office:value-type="float" office:value="0.81" calcext:value-type="float">
            <text:p>0.81</text:p>
          </table:table-cell>
          <table:table-cell table:formula="of:=IF(ABS([.D352]+[.E352]+[.F352])-1&lt;0.001;&quot;&quot;;&quot;ERROR&quot;)">
            <text:p/>
          </table:table-cell>
          <table:table-cell table:formula="of:=(1-[.$J$2])*[.D352]/[.K352]" office:value-type="float" office:value="0" calcext:value-type="float">
            <text:p>0</text:p>
          </table:table-cell>
          <table:table-cell table:formula="of:=[.E352]/[.K352]" office:value-type="float" office:value="0.181818181818182" calcext:value-type="float">
            <text:p>0.1818181818</text:p>
          </table:table-cell>
          <table:table-cell table:formula="of:=[.F352]/[.K352]" office:value-type="float" office:value="0.818181818181818" calcext:value-type="float">
            <text:p>0.8181818182</text:p>
          </table:table-cell>
          <table:table-cell table:formula="of:=([.D352]*(1-[.$J$2]))+[.E352]+[.F352]" office:value-type="float" office:value="0.99" calcext:value-type="float">
            <text:p>0.99</text:p>
          </table:table-cell>
          <table:table-cell table:formula="of:=IF(ABS([.H352]+[.I352]+[.J35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2]*(1+[.$J$3])/(2+[.$J$3]))+[.H352]" office:value-type="float" office:value="0.1" calcext:value-type="float">
            <text:p>0.1</text:p>
          </table:table-cell>
          <table:table-cell table:formula="of:=1-[.A353]" office:value-type="float" office:value="0.9" calcext:value-type="float">
            <text:p>0.9</text:p>
          </table:table-cell>
          <table:table-cell table:formula="of:=IF(ABS([.A353]+[.B353])-1&lt;0.001;&quot;&quot;;&quot;ERROR&quot;)">
            <text:p/>
          </table:table-cell>
          <table:table-cell table:formula="of:=[.A353]*[.A353]" office:value-type="float" office:value="0.01" calcext:value-type="float">
            <text:p>0.01</text:p>
          </table:table-cell>
          <table:table-cell table:formula="of:=2*[.A353]*[.B353]" office:value-type="float" office:value="0.18" calcext:value-type="float">
            <text:p>0.18</text:p>
          </table:table-cell>
          <table:table-cell table:formula="of:=[.B353]*[.B353]" office:value-type="float" office:value="0.81" calcext:value-type="float">
            <text:p>0.81</text:p>
          </table:table-cell>
          <table:table-cell table:formula="of:=IF(ABS([.D353]+[.E353]+[.F353])-1&lt;0.001;&quot;&quot;;&quot;ERROR&quot;)">
            <text:p/>
          </table:table-cell>
          <table:table-cell table:formula="of:=(1-[.$J$2])*[.D353]/[.K353]" office:value-type="float" office:value="0" calcext:value-type="float">
            <text:p>0</text:p>
          </table:table-cell>
          <table:table-cell table:formula="of:=[.E353]/[.K353]" office:value-type="float" office:value="0.181818181818182" calcext:value-type="float">
            <text:p>0.1818181818</text:p>
          </table:table-cell>
          <table:table-cell table:formula="of:=[.F353]/[.K353]" office:value-type="float" office:value="0.818181818181818" calcext:value-type="float">
            <text:p>0.8181818182</text:p>
          </table:table-cell>
          <table:table-cell table:formula="of:=([.D353]*(1-[.$J$2]))+[.E353]+[.F353]" office:value-type="float" office:value="0.99" calcext:value-type="float">
            <text:p>0.99</text:p>
          </table:table-cell>
          <table:table-cell table:formula="of:=IF(ABS([.H353]+[.I353]+[.J35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3]*(1+[.$J$3])/(2+[.$J$3]))+[.H353]" office:value-type="float" office:value="0.1" calcext:value-type="float">
            <text:p>0.1</text:p>
          </table:table-cell>
          <table:table-cell table:formula="of:=1-[.A354]" office:value-type="float" office:value="0.9" calcext:value-type="float">
            <text:p>0.9</text:p>
          </table:table-cell>
          <table:table-cell table:formula="of:=IF(ABS([.A354]+[.B354])-1&lt;0.001;&quot;&quot;;&quot;ERROR&quot;)">
            <text:p/>
          </table:table-cell>
          <table:table-cell table:formula="of:=[.A354]*[.A354]" office:value-type="float" office:value="0.01" calcext:value-type="float">
            <text:p>0.01</text:p>
          </table:table-cell>
          <table:table-cell table:formula="of:=2*[.A354]*[.B354]" office:value-type="float" office:value="0.18" calcext:value-type="float">
            <text:p>0.18</text:p>
          </table:table-cell>
          <table:table-cell table:formula="of:=[.B354]*[.B354]" office:value-type="float" office:value="0.81" calcext:value-type="float">
            <text:p>0.81</text:p>
          </table:table-cell>
          <table:table-cell table:formula="of:=IF(ABS([.D354]+[.E354]+[.F354])-1&lt;0.001;&quot;&quot;;&quot;ERROR&quot;)">
            <text:p/>
          </table:table-cell>
          <table:table-cell table:formula="of:=(1-[.$J$2])*[.D354]/[.K354]" office:value-type="float" office:value="0" calcext:value-type="float">
            <text:p>0</text:p>
          </table:table-cell>
          <table:table-cell table:formula="of:=[.E354]/[.K354]" office:value-type="float" office:value="0.181818181818182" calcext:value-type="float">
            <text:p>0.1818181818</text:p>
          </table:table-cell>
          <table:table-cell table:formula="of:=[.F354]/[.K354]" office:value-type="float" office:value="0.818181818181818" calcext:value-type="float">
            <text:p>0.8181818182</text:p>
          </table:table-cell>
          <table:table-cell table:formula="of:=([.D354]*(1-[.$J$2]))+[.E354]+[.F354]" office:value-type="float" office:value="0.99" calcext:value-type="float">
            <text:p>0.99</text:p>
          </table:table-cell>
          <table:table-cell table:formula="of:=IF(ABS([.H354]+[.I354]+[.J35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4]*(1+[.$J$3])/(2+[.$J$3]))+[.H354]" office:value-type="float" office:value="0.1" calcext:value-type="float">
            <text:p>0.1</text:p>
          </table:table-cell>
          <table:table-cell table:formula="of:=1-[.A355]" office:value-type="float" office:value="0.9" calcext:value-type="float">
            <text:p>0.9</text:p>
          </table:table-cell>
          <table:table-cell table:formula="of:=IF(ABS([.A355]+[.B355])-1&lt;0.001;&quot;&quot;;&quot;ERROR&quot;)">
            <text:p/>
          </table:table-cell>
          <table:table-cell table:formula="of:=[.A355]*[.A355]" office:value-type="float" office:value="0.01" calcext:value-type="float">
            <text:p>0.01</text:p>
          </table:table-cell>
          <table:table-cell table:formula="of:=2*[.A355]*[.B355]" office:value-type="float" office:value="0.18" calcext:value-type="float">
            <text:p>0.18</text:p>
          </table:table-cell>
          <table:table-cell table:formula="of:=[.B355]*[.B355]" office:value-type="float" office:value="0.81" calcext:value-type="float">
            <text:p>0.81</text:p>
          </table:table-cell>
          <table:table-cell table:formula="of:=IF(ABS([.D355]+[.E355]+[.F355])-1&lt;0.001;&quot;&quot;;&quot;ERROR&quot;)">
            <text:p/>
          </table:table-cell>
          <table:table-cell table:formula="of:=(1-[.$J$2])*[.D355]/[.K355]" office:value-type="float" office:value="0" calcext:value-type="float">
            <text:p>0</text:p>
          </table:table-cell>
          <table:table-cell table:formula="of:=[.E355]/[.K355]" office:value-type="float" office:value="0.181818181818182" calcext:value-type="float">
            <text:p>0.1818181818</text:p>
          </table:table-cell>
          <table:table-cell table:formula="of:=[.F355]/[.K355]" office:value-type="float" office:value="0.818181818181818" calcext:value-type="float">
            <text:p>0.8181818182</text:p>
          </table:table-cell>
          <table:table-cell table:formula="of:=([.D355]*(1-[.$J$2]))+[.E355]+[.F355]" office:value-type="float" office:value="0.99" calcext:value-type="float">
            <text:p>0.99</text:p>
          </table:table-cell>
          <table:table-cell table:formula="of:=IF(ABS([.H355]+[.I355]+[.J35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5]*(1+[.$J$3])/(2+[.$J$3]))+[.H355]" office:value-type="float" office:value="0.1" calcext:value-type="float">
            <text:p>0.1</text:p>
          </table:table-cell>
          <table:table-cell table:formula="of:=1-[.A356]" office:value-type="float" office:value="0.9" calcext:value-type="float">
            <text:p>0.9</text:p>
          </table:table-cell>
          <table:table-cell table:formula="of:=IF(ABS([.A356]+[.B356])-1&lt;0.001;&quot;&quot;;&quot;ERROR&quot;)">
            <text:p/>
          </table:table-cell>
          <table:table-cell table:formula="of:=[.A356]*[.A356]" office:value-type="float" office:value="0.01" calcext:value-type="float">
            <text:p>0.01</text:p>
          </table:table-cell>
          <table:table-cell table:formula="of:=2*[.A356]*[.B356]" office:value-type="float" office:value="0.18" calcext:value-type="float">
            <text:p>0.18</text:p>
          </table:table-cell>
          <table:table-cell table:formula="of:=[.B356]*[.B356]" office:value-type="float" office:value="0.81" calcext:value-type="float">
            <text:p>0.81</text:p>
          </table:table-cell>
          <table:table-cell table:formula="of:=IF(ABS([.D356]+[.E356]+[.F356])-1&lt;0.001;&quot;&quot;;&quot;ERROR&quot;)">
            <text:p/>
          </table:table-cell>
          <table:table-cell table:formula="of:=(1-[.$J$2])*[.D356]/[.K356]" office:value-type="float" office:value="0" calcext:value-type="float">
            <text:p>0</text:p>
          </table:table-cell>
          <table:table-cell table:formula="of:=[.E356]/[.K356]" office:value-type="float" office:value="0.181818181818182" calcext:value-type="float">
            <text:p>0.1818181818</text:p>
          </table:table-cell>
          <table:table-cell table:formula="of:=[.F356]/[.K356]" office:value-type="float" office:value="0.818181818181818" calcext:value-type="float">
            <text:p>0.8181818182</text:p>
          </table:table-cell>
          <table:table-cell table:formula="of:=([.D356]*(1-[.$J$2]))+[.E356]+[.F356]" office:value-type="float" office:value="0.99" calcext:value-type="float">
            <text:p>0.99</text:p>
          </table:table-cell>
          <table:table-cell table:formula="of:=IF(ABS([.H356]+[.I356]+[.J35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6]*(1+[.$J$3])/(2+[.$J$3]))+[.H356]" office:value-type="float" office:value="0.1" calcext:value-type="float">
            <text:p>0.1</text:p>
          </table:table-cell>
          <table:table-cell table:formula="of:=1-[.A357]" office:value-type="float" office:value="0.9" calcext:value-type="float">
            <text:p>0.9</text:p>
          </table:table-cell>
          <table:table-cell table:formula="of:=IF(ABS([.A357]+[.B357])-1&lt;0.001;&quot;&quot;;&quot;ERROR&quot;)">
            <text:p/>
          </table:table-cell>
          <table:table-cell table:formula="of:=[.A357]*[.A357]" office:value-type="float" office:value="0.01" calcext:value-type="float">
            <text:p>0.01</text:p>
          </table:table-cell>
          <table:table-cell table:formula="of:=2*[.A357]*[.B357]" office:value-type="float" office:value="0.18" calcext:value-type="float">
            <text:p>0.18</text:p>
          </table:table-cell>
          <table:table-cell table:formula="of:=[.B357]*[.B357]" office:value-type="float" office:value="0.81" calcext:value-type="float">
            <text:p>0.81</text:p>
          </table:table-cell>
          <table:table-cell table:formula="of:=IF(ABS([.D357]+[.E357]+[.F357])-1&lt;0.001;&quot;&quot;;&quot;ERROR&quot;)">
            <text:p/>
          </table:table-cell>
          <table:table-cell table:formula="of:=(1-[.$J$2])*[.D357]/[.K357]" office:value-type="float" office:value="0" calcext:value-type="float">
            <text:p>0</text:p>
          </table:table-cell>
          <table:table-cell table:formula="of:=[.E357]/[.K357]" office:value-type="float" office:value="0.181818181818182" calcext:value-type="float">
            <text:p>0.1818181818</text:p>
          </table:table-cell>
          <table:table-cell table:formula="of:=[.F357]/[.K357]" office:value-type="float" office:value="0.818181818181818" calcext:value-type="float">
            <text:p>0.8181818182</text:p>
          </table:table-cell>
          <table:table-cell table:formula="of:=([.D357]*(1-[.$J$2]))+[.E357]+[.F357]" office:value-type="float" office:value="0.99" calcext:value-type="float">
            <text:p>0.99</text:p>
          </table:table-cell>
          <table:table-cell table:formula="of:=IF(ABS([.H357]+[.I357]+[.J35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7]*(1+[.$J$3])/(2+[.$J$3]))+[.H357]" office:value-type="float" office:value="0.1" calcext:value-type="float">
            <text:p>0.1</text:p>
          </table:table-cell>
          <table:table-cell table:formula="of:=1-[.A358]" office:value-type="float" office:value="0.9" calcext:value-type="float">
            <text:p>0.9</text:p>
          </table:table-cell>
          <table:table-cell table:formula="of:=IF(ABS([.A358]+[.B358])-1&lt;0.001;&quot;&quot;;&quot;ERROR&quot;)">
            <text:p/>
          </table:table-cell>
          <table:table-cell table:formula="of:=[.A358]*[.A358]" office:value-type="float" office:value="0.01" calcext:value-type="float">
            <text:p>0.01</text:p>
          </table:table-cell>
          <table:table-cell table:formula="of:=2*[.A358]*[.B358]" office:value-type="float" office:value="0.18" calcext:value-type="float">
            <text:p>0.18</text:p>
          </table:table-cell>
          <table:table-cell table:formula="of:=[.B358]*[.B358]" office:value-type="float" office:value="0.81" calcext:value-type="float">
            <text:p>0.81</text:p>
          </table:table-cell>
          <table:table-cell table:formula="of:=IF(ABS([.D358]+[.E358]+[.F358])-1&lt;0.001;&quot;&quot;;&quot;ERROR&quot;)">
            <text:p/>
          </table:table-cell>
          <table:table-cell table:formula="of:=(1-[.$J$2])*[.D358]/[.K358]" office:value-type="float" office:value="0" calcext:value-type="float">
            <text:p>0</text:p>
          </table:table-cell>
          <table:table-cell table:formula="of:=[.E358]/[.K358]" office:value-type="float" office:value="0.181818181818182" calcext:value-type="float">
            <text:p>0.1818181818</text:p>
          </table:table-cell>
          <table:table-cell table:formula="of:=[.F358]/[.K358]" office:value-type="float" office:value="0.818181818181818" calcext:value-type="float">
            <text:p>0.8181818182</text:p>
          </table:table-cell>
          <table:table-cell table:formula="of:=([.D358]*(1-[.$J$2]))+[.E358]+[.F358]" office:value-type="float" office:value="0.99" calcext:value-type="float">
            <text:p>0.99</text:p>
          </table:table-cell>
          <table:table-cell table:formula="of:=IF(ABS([.H358]+[.I358]+[.J35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8]*(1+[.$J$3])/(2+[.$J$3]))+[.H358]" office:value-type="float" office:value="0.1" calcext:value-type="float">
            <text:p>0.1</text:p>
          </table:table-cell>
          <table:table-cell table:formula="of:=1-[.A359]" office:value-type="float" office:value="0.9" calcext:value-type="float">
            <text:p>0.9</text:p>
          </table:table-cell>
          <table:table-cell table:formula="of:=IF(ABS([.A359]+[.B359])-1&lt;0.001;&quot;&quot;;&quot;ERROR&quot;)">
            <text:p/>
          </table:table-cell>
          <table:table-cell table:formula="of:=[.A359]*[.A359]" office:value-type="float" office:value="0.01" calcext:value-type="float">
            <text:p>0.01</text:p>
          </table:table-cell>
          <table:table-cell table:formula="of:=2*[.A359]*[.B359]" office:value-type="float" office:value="0.18" calcext:value-type="float">
            <text:p>0.18</text:p>
          </table:table-cell>
          <table:table-cell table:formula="of:=[.B359]*[.B359]" office:value-type="float" office:value="0.81" calcext:value-type="float">
            <text:p>0.81</text:p>
          </table:table-cell>
          <table:table-cell table:formula="of:=IF(ABS([.D359]+[.E359]+[.F359])-1&lt;0.001;&quot;&quot;;&quot;ERROR&quot;)">
            <text:p/>
          </table:table-cell>
          <table:table-cell table:formula="of:=(1-[.$J$2])*[.D359]/[.K359]" office:value-type="float" office:value="0" calcext:value-type="float">
            <text:p>0</text:p>
          </table:table-cell>
          <table:table-cell table:formula="of:=[.E359]/[.K359]" office:value-type="float" office:value="0.181818181818182" calcext:value-type="float">
            <text:p>0.1818181818</text:p>
          </table:table-cell>
          <table:table-cell table:formula="of:=[.F359]/[.K359]" office:value-type="float" office:value="0.818181818181818" calcext:value-type="float">
            <text:p>0.8181818182</text:p>
          </table:table-cell>
          <table:table-cell table:formula="of:=([.D359]*(1-[.$J$2]))+[.E359]+[.F359]" office:value-type="float" office:value="0.99" calcext:value-type="float">
            <text:p>0.99</text:p>
          </table:table-cell>
          <table:table-cell table:formula="of:=IF(ABS([.H359]+[.I359]+[.J35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59]*(1+[.$J$3])/(2+[.$J$3]))+[.H359]" office:value-type="float" office:value="0.1" calcext:value-type="float">
            <text:p>0.1</text:p>
          </table:table-cell>
          <table:table-cell table:formula="of:=1-[.A360]" office:value-type="float" office:value="0.9" calcext:value-type="float">
            <text:p>0.9</text:p>
          </table:table-cell>
          <table:table-cell table:formula="of:=IF(ABS([.A360]+[.B360])-1&lt;0.001;&quot;&quot;;&quot;ERROR&quot;)">
            <text:p/>
          </table:table-cell>
          <table:table-cell table:formula="of:=[.A360]*[.A360]" office:value-type="float" office:value="0.01" calcext:value-type="float">
            <text:p>0.01</text:p>
          </table:table-cell>
          <table:table-cell table:formula="of:=2*[.A360]*[.B360]" office:value-type="float" office:value="0.18" calcext:value-type="float">
            <text:p>0.18</text:p>
          </table:table-cell>
          <table:table-cell table:formula="of:=[.B360]*[.B360]" office:value-type="float" office:value="0.81" calcext:value-type="float">
            <text:p>0.81</text:p>
          </table:table-cell>
          <table:table-cell table:formula="of:=IF(ABS([.D360]+[.E360]+[.F360])-1&lt;0.001;&quot;&quot;;&quot;ERROR&quot;)">
            <text:p/>
          </table:table-cell>
          <table:table-cell table:formula="of:=(1-[.$J$2])*[.D360]/[.K360]" office:value-type="float" office:value="0" calcext:value-type="float">
            <text:p>0</text:p>
          </table:table-cell>
          <table:table-cell table:formula="of:=[.E360]/[.K360]" office:value-type="float" office:value="0.181818181818182" calcext:value-type="float">
            <text:p>0.1818181818</text:p>
          </table:table-cell>
          <table:table-cell table:formula="of:=[.F360]/[.K360]" office:value-type="float" office:value="0.818181818181818" calcext:value-type="float">
            <text:p>0.8181818182</text:p>
          </table:table-cell>
          <table:table-cell table:formula="of:=([.D360]*(1-[.$J$2]))+[.E360]+[.F360]" office:value-type="float" office:value="0.99" calcext:value-type="float">
            <text:p>0.99</text:p>
          </table:table-cell>
          <table:table-cell table:formula="of:=IF(ABS([.H360]+[.I360]+[.J36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0]*(1+[.$J$3])/(2+[.$J$3]))+[.H360]" office:value-type="float" office:value="0.1" calcext:value-type="float">
            <text:p>0.1</text:p>
          </table:table-cell>
          <table:table-cell table:formula="of:=1-[.A361]" office:value-type="float" office:value="0.9" calcext:value-type="float">
            <text:p>0.9</text:p>
          </table:table-cell>
          <table:table-cell table:formula="of:=IF(ABS([.A361]+[.B361])-1&lt;0.001;&quot;&quot;;&quot;ERROR&quot;)">
            <text:p/>
          </table:table-cell>
          <table:table-cell table:formula="of:=[.A361]*[.A361]" office:value-type="float" office:value="0.01" calcext:value-type="float">
            <text:p>0.01</text:p>
          </table:table-cell>
          <table:table-cell table:formula="of:=2*[.A361]*[.B361]" office:value-type="float" office:value="0.18" calcext:value-type="float">
            <text:p>0.18</text:p>
          </table:table-cell>
          <table:table-cell table:formula="of:=[.B361]*[.B361]" office:value-type="float" office:value="0.81" calcext:value-type="float">
            <text:p>0.81</text:p>
          </table:table-cell>
          <table:table-cell table:formula="of:=IF(ABS([.D361]+[.E361]+[.F361])-1&lt;0.001;&quot;&quot;;&quot;ERROR&quot;)">
            <text:p/>
          </table:table-cell>
          <table:table-cell table:formula="of:=(1-[.$J$2])*[.D361]/[.K361]" office:value-type="float" office:value="0" calcext:value-type="float">
            <text:p>0</text:p>
          </table:table-cell>
          <table:table-cell table:formula="of:=[.E361]/[.K361]" office:value-type="float" office:value="0.181818181818182" calcext:value-type="float">
            <text:p>0.1818181818</text:p>
          </table:table-cell>
          <table:table-cell table:formula="of:=[.F361]/[.K361]" office:value-type="float" office:value="0.818181818181818" calcext:value-type="float">
            <text:p>0.8181818182</text:p>
          </table:table-cell>
          <table:table-cell table:formula="of:=([.D361]*(1-[.$J$2]))+[.E361]+[.F361]" office:value-type="float" office:value="0.99" calcext:value-type="float">
            <text:p>0.99</text:p>
          </table:table-cell>
          <table:table-cell table:formula="of:=IF(ABS([.H361]+[.I361]+[.J36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1]*(1+[.$J$3])/(2+[.$J$3]))+[.H361]" office:value-type="float" office:value="0.1" calcext:value-type="float">
            <text:p>0.1</text:p>
          </table:table-cell>
          <table:table-cell table:formula="of:=1-[.A362]" office:value-type="float" office:value="0.9" calcext:value-type="float">
            <text:p>0.9</text:p>
          </table:table-cell>
          <table:table-cell table:formula="of:=IF(ABS([.A362]+[.B362])-1&lt;0.001;&quot;&quot;;&quot;ERROR&quot;)">
            <text:p/>
          </table:table-cell>
          <table:table-cell table:formula="of:=[.A362]*[.A362]" office:value-type="float" office:value="0.01" calcext:value-type="float">
            <text:p>0.01</text:p>
          </table:table-cell>
          <table:table-cell table:formula="of:=2*[.A362]*[.B362]" office:value-type="float" office:value="0.18" calcext:value-type="float">
            <text:p>0.18</text:p>
          </table:table-cell>
          <table:table-cell table:formula="of:=[.B362]*[.B362]" office:value-type="float" office:value="0.81" calcext:value-type="float">
            <text:p>0.81</text:p>
          </table:table-cell>
          <table:table-cell table:formula="of:=IF(ABS([.D362]+[.E362]+[.F362])-1&lt;0.001;&quot;&quot;;&quot;ERROR&quot;)">
            <text:p/>
          </table:table-cell>
          <table:table-cell table:formula="of:=(1-[.$J$2])*[.D362]/[.K362]" office:value-type="float" office:value="0" calcext:value-type="float">
            <text:p>0</text:p>
          </table:table-cell>
          <table:table-cell table:formula="of:=[.E362]/[.K362]" office:value-type="float" office:value="0.181818181818182" calcext:value-type="float">
            <text:p>0.1818181818</text:p>
          </table:table-cell>
          <table:table-cell table:formula="of:=[.F362]/[.K362]" office:value-type="float" office:value="0.818181818181818" calcext:value-type="float">
            <text:p>0.8181818182</text:p>
          </table:table-cell>
          <table:table-cell table:formula="of:=([.D362]*(1-[.$J$2]))+[.E362]+[.F362]" office:value-type="float" office:value="0.99" calcext:value-type="float">
            <text:p>0.99</text:p>
          </table:table-cell>
          <table:table-cell table:formula="of:=IF(ABS([.H362]+[.I362]+[.J36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2]*(1+[.$J$3])/(2+[.$J$3]))+[.H362]" office:value-type="float" office:value="0.1" calcext:value-type="float">
            <text:p>0.1</text:p>
          </table:table-cell>
          <table:table-cell table:formula="of:=1-[.A363]" office:value-type="float" office:value="0.9" calcext:value-type="float">
            <text:p>0.9</text:p>
          </table:table-cell>
          <table:table-cell table:formula="of:=IF(ABS([.A363]+[.B363])-1&lt;0.001;&quot;&quot;;&quot;ERROR&quot;)">
            <text:p/>
          </table:table-cell>
          <table:table-cell table:formula="of:=[.A363]*[.A363]" office:value-type="float" office:value="0.01" calcext:value-type="float">
            <text:p>0.01</text:p>
          </table:table-cell>
          <table:table-cell table:formula="of:=2*[.A363]*[.B363]" office:value-type="float" office:value="0.18" calcext:value-type="float">
            <text:p>0.18</text:p>
          </table:table-cell>
          <table:table-cell table:formula="of:=[.B363]*[.B363]" office:value-type="float" office:value="0.81" calcext:value-type="float">
            <text:p>0.81</text:p>
          </table:table-cell>
          <table:table-cell table:formula="of:=IF(ABS([.D363]+[.E363]+[.F363])-1&lt;0.001;&quot;&quot;;&quot;ERROR&quot;)">
            <text:p/>
          </table:table-cell>
          <table:table-cell table:formula="of:=(1-[.$J$2])*[.D363]/[.K363]" office:value-type="float" office:value="0" calcext:value-type="float">
            <text:p>0</text:p>
          </table:table-cell>
          <table:table-cell table:formula="of:=[.E363]/[.K363]" office:value-type="float" office:value="0.181818181818182" calcext:value-type="float">
            <text:p>0.1818181818</text:p>
          </table:table-cell>
          <table:table-cell table:formula="of:=[.F363]/[.K363]" office:value-type="float" office:value="0.818181818181818" calcext:value-type="float">
            <text:p>0.8181818182</text:p>
          </table:table-cell>
          <table:table-cell table:formula="of:=([.D363]*(1-[.$J$2]))+[.E363]+[.F363]" office:value-type="float" office:value="0.99" calcext:value-type="float">
            <text:p>0.99</text:p>
          </table:table-cell>
          <table:table-cell table:formula="of:=IF(ABS([.H363]+[.I363]+[.J36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3]*(1+[.$J$3])/(2+[.$J$3]))+[.H363]" office:value-type="float" office:value="0.1" calcext:value-type="float">
            <text:p>0.1</text:p>
          </table:table-cell>
          <table:table-cell table:formula="of:=1-[.A364]" office:value-type="float" office:value="0.9" calcext:value-type="float">
            <text:p>0.9</text:p>
          </table:table-cell>
          <table:table-cell table:formula="of:=IF(ABS([.A364]+[.B364])-1&lt;0.001;&quot;&quot;;&quot;ERROR&quot;)">
            <text:p/>
          </table:table-cell>
          <table:table-cell table:formula="of:=[.A364]*[.A364]" office:value-type="float" office:value="0.01" calcext:value-type="float">
            <text:p>0.01</text:p>
          </table:table-cell>
          <table:table-cell table:formula="of:=2*[.A364]*[.B364]" office:value-type="float" office:value="0.18" calcext:value-type="float">
            <text:p>0.18</text:p>
          </table:table-cell>
          <table:table-cell table:formula="of:=[.B364]*[.B364]" office:value-type="float" office:value="0.81" calcext:value-type="float">
            <text:p>0.81</text:p>
          </table:table-cell>
          <table:table-cell table:formula="of:=IF(ABS([.D364]+[.E364]+[.F364])-1&lt;0.001;&quot;&quot;;&quot;ERROR&quot;)">
            <text:p/>
          </table:table-cell>
          <table:table-cell table:formula="of:=(1-[.$J$2])*[.D364]/[.K364]" office:value-type="float" office:value="0" calcext:value-type="float">
            <text:p>0</text:p>
          </table:table-cell>
          <table:table-cell table:formula="of:=[.E364]/[.K364]" office:value-type="float" office:value="0.181818181818182" calcext:value-type="float">
            <text:p>0.1818181818</text:p>
          </table:table-cell>
          <table:table-cell table:formula="of:=[.F364]/[.K364]" office:value-type="float" office:value="0.818181818181818" calcext:value-type="float">
            <text:p>0.8181818182</text:p>
          </table:table-cell>
          <table:table-cell table:formula="of:=([.D364]*(1-[.$J$2]))+[.E364]+[.F364]" office:value-type="float" office:value="0.99" calcext:value-type="float">
            <text:p>0.99</text:p>
          </table:table-cell>
          <table:table-cell table:formula="of:=IF(ABS([.H364]+[.I364]+[.J36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4]*(1+[.$J$3])/(2+[.$J$3]))+[.H364]" office:value-type="float" office:value="0.1" calcext:value-type="float">
            <text:p>0.1</text:p>
          </table:table-cell>
          <table:table-cell table:formula="of:=1-[.A365]" office:value-type="float" office:value="0.9" calcext:value-type="float">
            <text:p>0.9</text:p>
          </table:table-cell>
          <table:table-cell table:formula="of:=IF(ABS([.A365]+[.B365])-1&lt;0.001;&quot;&quot;;&quot;ERROR&quot;)">
            <text:p/>
          </table:table-cell>
          <table:table-cell table:formula="of:=[.A365]*[.A365]" office:value-type="float" office:value="0.01" calcext:value-type="float">
            <text:p>0.01</text:p>
          </table:table-cell>
          <table:table-cell table:formula="of:=2*[.A365]*[.B365]" office:value-type="float" office:value="0.18" calcext:value-type="float">
            <text:p>0.18</text:p>
          </table:table-cell>
          <table:table-cell table:formula="of:=[.B365]*[.B365]" office:value-type="float" office:value="0.81" calcext:value-type="float">
            <text:p>0.81</text:p>
          </table:table-cell>
          <table:table-cell table:formula="of:=IF(ABS([.D365]+[.E365]+[.F365])-1&lt;0.001;&quot;&quot;;&quot;ERROR&quot;)">
            <text:p/>
          </table:table-cell>
          <table:table-cell table:formula="of:=(1-[.$J$2])*[.D365]/[.K365]" office:value-type="float" office:value="0" calcext:value-type="float">
            <text:p>0</text:p>
          </table:table-cell>
          <table:table-cell table:formula="of:=[.E365]/[.K365]" office:value-type="float" office:value="0.181818181818182" calcext:value-type="float">
            <text:p>0.1818181818</text:p>
          </table:table-cell>
          <table:table-cell table:formula="of:=[.F365]/[.K365]" office:value-type="float" office:value="0.818181818181818" calcext:value-type="float">
            <text:p>0.8181818182</text:p>
          </table:table-cell>
          <table:table-cell table:formula="of:=([.D365]*(1-[.$J$2]))+[.E365]+[.F365]" office:value-type="float" office:value="0.99" calcext:value-type="float">
            <text:p>0.99</text:p>
          </table:table-cell>
          <table:table-cell table:formula="of:=IF(ABS([.H365]+[.I365]+[.J36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5]*(1+[.$J$3])/(2+[.$J$3]))+[.H365]" office:value-type="float" office:value="0.1" calcext:value-type="float">
            <text:p>0.1</text:p>
          </table:table-cell>
          <table:table-cell table:formula="of:=1-[.A366]" office:value-type="float" office:value="0.9" calcext:value-type="float">
            <text:p>0.9</text:p>
          </table:table-cell>
          <table:table-cell table:formula="of:=IF(ABS([.A366]+[.B366])-1&lt;0.001;&quot;&quot;;&quot;ERROR&quot;)">
            <text:p/>
          </table:table-cell>
          <table:table-cell table:formula="of:=[.A366]*[.A366]" office:value-type="float" office:value="0.01" calcext:value-type="float">
            <text:p>0.01</text:p>
          </table:table-cell>
          <table:table-cell table:formula="of:=2*[.A366]*[.B366]" office:value-type="float" office:value="0.18" calcext:value-type="float">
            <text:p>0.18</text:p>
          </table:table-cell>
          <table:table-cell table:formula="of:=[.B366]*[.B366]" office:value-type="float" office:value="0.81" calcext:value-type="float">
            <text:p>0.81</text:p>
          </table:table-cell>
          <table:table-cell table:formula="of:=IF(ABS([.D366]+[.E366]+[.F366])-1&lt;0.001;&quot;&quot;;&quot;ERROR&quot;)">
            <text:p/>
          </table:table-cell>
          <table:table-cell table:formula="of:=(1-[.$J$2])*[.D366]/[.K366]" office:value-type="float" office:value="0" calcext:value-type="float">
            <text:p>0</text:p>
          </table:table-cell>
          <table:table-cell table:formula="of:=[.E366]/[.K366]" office:value-type="float" office:value="0.181818181818182" calcext:value-type="float">
            <text:p>0.1818181818</text:p>
          </table:table-cell>
          <table:table-cell table:formula="of:=[.F366]/[.K366]" office:value-type="float" office:value="0.818181818181818" calcext:value-type="float">
            <text:p>0.8181818182</text:p>
          </table:table-cell>
          <table:table-cell table:formula="of:=([.D366]*(1-[.$J$2]))+[.E366]+[.F366]" office:value-type="float" office:value="0.99" calcext:value-type="float">
            <text:p>0.99</text:p>
          </table:table-cell>
          <table:table-cell table:formula="of:=IF(ABS([.H366]+[.I366]+[.J36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6]*(1+[.$J$3])/(2+[.$J$3]))+[.H366]" office:value-type="float" office:value="0.1" calcext:value-type="float">
            <text:p>0.1</text:p>
          </table:table-cell>
          <table:table-cell table:formula="of:=1-[.A367]" office:value-type="float" office:value="0.9" calcext:value-type="float">
            <text:p>0.9</text:p>
          </table:table-cell>
          <table:table-cell table:formula="of:=IF(ABS([.A367]+[.B367])-1&lt;0.001;&quot;&quot;;&quot;ERROR&quot;)">
            <text:p/>
          </table:table-cell>
          <table:table-cell table:formula="of:=[.A367]*[.A367]" office:value-type="float" office:value="0.01" calcext:value-type="float">
            <text:p>0.01</text:p>
          </table:table-cell>
          <table:table-cell table:formula="of:=2*[.A367]*[.B367]" office:value-type="float" office:value="0.18" calcext:value-type="float">
            <text:p>0.18</text:p>
          </table:table-cell>
          <table:table-cell table:formula="of:=[.B367]*[.B367]" office:value-type="float" office:value="0.81" calcext:value-type="float">
            <text:p>0.81</text:p>
          </table:table-cell>
          <table:table-cell table:formula="of:=IF(ABS([.D367]+[.E367]+[.F367])-1&lt;0.001;&quot;&quot;;&quot;ERROR&quot;)">
            <text:p/>
          </table:table-cell>
          <table:table-cell table:formula="of:=(1-[.$J$2])*[.D367]/[.K367]" office:value-type="float" office:value="0" calcext:value-type="float">
            <text:p>0</text:p>
          </table:table-cell>
          <table:table-cell table:formula="of:=[.E367]/[.K367]" office:value-type="float" office:value="0.181818181818182" calcext:value-type="float">
            <text:p>0.1818181818</text:p>
          </table:table-cell>
          <table:table-cell table:formula="of:=[.F367]/[.K367]" office:value-type="float" office:value="0.818181818181818" calcext:value-type="float">
            <text:p>0.8181818182</text:p>
          </table:table-cell>
          <table:table-cell table:formula="of:=([.D367]*(1-[.$J$2]))+[.E367]+[.F367]" office:value-type="float" office:value="0.99" calcext:value-type="float">
            <text:p>0.99</text:p>
          </table:table-cell>
          <table:table-cell table:formula="of:=IF(ABS([.H367]+[.I367]+[.J36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7]*(1+[.$J$3])/(2+[.$J$3]))+[.H367]" office:value-type="float" office:value="0.1" calcext:value-type="float">
            <text:p>0.1</text:p>
          </table:table-cell>
          <table:table-cell table:formula="of:=1-[.A368]" office:value-type="float" office:value="0.9" calcext:value-type="float">
            <text:p>0.9</text:p>
          </table:table-cell>
          <table:table-cell table:formula="of:=IF(ABS([.A368]+[.B368])-1&lt;0.001;&quot;&quot;;&quot;ERROR&quot;)">
            <text:p/>
          </table:table-cell>
          <table:table-cell table:formula="of:=[.A368]*[.A368]" office:value-type="float" office:value="0.01" calcext:value-type="float">
            <text:p>0.01</text:p>
          </table:table-cell>
          <table:table-cell table:formula="of:=2*[.A368]*[.B368]" office:value-type="float" office:value="0.18" calcext:value-type="float">
            <text:p>0.18</text:p>
          </table:table-cell>
          <table:table-cell table:formula="of:=[.B368]*[.B368]" office:value-type="float" office:value="0.81" calcext:value-type="float">
            <text:p>0.81</text:p>
          </table:table-cell>
          <table:table-cell table:formula="of:=IF(ABS([.D368]+[.E368]+[.F368])-1&lt;0.001;&quot;&quot;;&quot;ERROR&quot;)">
            <text:p/>
          </table:table-cell>
          <table:table-cell table:formula="of:=(1-[.$J$2])*[.D368]/[.K368]" office:value-type="float" office:value="0" calcext:value-type="float">
            <text:p>0</text:p>
          </table:table-cell>
          <table:table-cell table:formula="of:=[.E368]/[.K368]" office:value-type="float" office:value="0.181818181818182" calcext:value-type="float">
            <text:p>0.1818181818</text:p>
          </table:table-cell>
          <table:table-cell table:formula="of:=[.F368]/[.K368]" office:value-type="float" office:value="0.818181818181818" calcext:value-type="float">
            <text:p>0.8181818182</text:p>
          </table:table-cell>
          <table:table-cell table:formula="of:=([.D368]*(1-[.$J$2]))+[.E368]+[.F368]" office:value-type="float" office:value="0.99" calcext:value-type="float">
            <text:p>0.99</text:p>
          </table:table-cell>
          <table:table-cell table:formula="of:=IF(ABS([.H368]+[.I368]+[.J36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8]*(1+[.$J$3])/(2+[.$J$3]))+[.H368]" office:value-type="float" office:value="0.1" calcext:value-type="float">
            <text:p>0.1</text:p>
          </table:table-cell>
          <table:table-cell table:formula="of:=1-[.A369]" office:value-type="float" office:value="0.9" calcext:value-type="float">
            <text:p>0.9</text:p>
          </table:table-cell>
          <table:table-cell table:formula="of:=IF(ABS([.A369]+[.B369])-1&lt;0.001;&quot;&quot;;&quot;ERROR&quot;)">
            <text:p/>
          </table:table-cell>
          <table:table-cell table:formula="of:=[.A369]*[.A369]" office:value-type="float" office:value="0.01" calcext:value-type="float">
            <text:p>0.01</text:p>
          </table:table-cell>
          <table:table-cell table:formula="of:=2*[.A369]*[.B369]" office:value-type="float" office:value="0.18" calcext:value-type="float">
            <text:p>0.18</text:p>
          </table:table-cell>
          <table:table-cell table:formula="of:=[.B369]*[.B369]" office:value-type="float" office:value="0.81" calcext:value-type="float">
            <text:p>0.81</text:p>
          </table:table-cell>
          <table:table-cell table:formula="of:=IF(ABS([.D369]+[.E369]+[.F369])-1&lt;0.001;&quot;&quot;;&quot;ERROR&quot;)">
            <text:p/>
          </table:table-cell>
          <table:table-cell table:formula="of:=(1-[.$J$2])*[.D369]/[.K369]" office:value-type="float" office:value="0" calcext:value-type="float">
            <text:p>0</text:p>
          </table:table-cell>
          <table:table-cell table:formula="of:=[.E369]/[.K369]" office:value-type="float" office:value="0.181818181818182" calcext:value-type="float">
            <text:p>0.1818181818</text:p>
          </table:table-cell>
          <table:table-cell table:formula="of:=[.F369]/[.K369]" office:value-type="float" office:value="0.818181818181818" calcext:value-type="float">
            <text:p>0.8181818182</text:p>
          </table:table-cell>
          <table:table-cell table:formula="of:=([.D369]*(1-[.$J$2]))+[.E369]+[.F369]" office:value-type="float" office:value="0.99" calcext:value-type="float">
            <text:p>0.99</text:p>
          </table:table-cell>
          <table:table-cell table:formula="of:=IF(ABS([.H369]+[.I369]+[.J36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69]*(1+[.$J$3])/(2+[.$J$3]))+[.H369]" office:value-type="float" office:value="0.1" calcext:value-type="float">
            <text:p>0.1</text:p>
          </table:table-cell>
          <table:table-cell table:formula="of:=1-[.A370]" office:value-type="float" office:value="0.9" calcext:value-type="float">
            <text:p>0.9</text:p>
          </table:table-cell>
          <table:table-cell table:formula="of:=IF(ABS([.A370]+[.B370])-1&lt;0.001;&quot;&quot;;&quot;ERROR&quot;)">
            <text:p/>
          </table:table-cell>
          <table:table-cell table:formula="of:=[.A370]*[.A370]" office:value-type="float" office:value="0.01" calcext:value-type="float">
            <text:p>0.01</text:p>
          </table:table-cell>
          <table:table-cell table:formula="of:=2*[.A370]*[.B370]" office:value-type="float" office:value="0.18" calcext:value-type="float">
            <text:p>0.18</text:p>
          </table:table-cell>
          <table:table-cell table:formula="of:=[.B370]*[.B370]" office:value-type="float" office:value="0.81" calcext:value-type="float">
            <text:p>0.81</text:p>
          </table:table-cell>
          <table:table-cell table:formula="of:=IF(ABS([.D370]+[.E370]+[.F370])-1&lt;0.001;&quot;&quot;;&quot;ERROR&quot;)">
            <text:p/>
          </table:table-cell>
          <table:table-cell table:formula="of:=(1-[.$J$2])*[.D370]/[.K370]" office:value-type="float" office:value="0" calcext:value-type="float">
            <text:p>0</text:p>
          </table:table-cell>
          <table:table-cell table:formula="of:=[.E370]/[.K370]" office:value-type="float" office:value="0.181818181818182" calcext:value-type="float">
            <text:p>0.1818181818</text:p>
          </table:table-cell>
          <table:table-cell table:formula="of:=[.F370]/[.K370]" office:value-type="float" office:value="0.818181818181818" calcext:value-type="float">
            <text:p>0.8181818182</text:p>
          </table:table-cell>
          <table:table-cell table:formula="of:=([.D370]*(1-[.$J$2]))+[.E370]+[.F370]" office:value-type="float" office:value="0.99" calcext:value-type="float">
            <text:p>0.99</text:p>
          </table:table-cell>
          <table:table-cell table:formula="of:=IF(ABS([.H370]+[.I370]+[.J37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0]*(1+[.$J$3])/(2+[.$J$3]))+[.H370]" office:value-type="float" office:value="0.1" calcext:value-type="float">
            <text:p>0.1</text:p>
          </table:table-cell>
          <table:table-cell table:formula="of:=1-[.A371]" office:value-type="float" office:value="0.9" calcext:value-type="float">
            <text:p>0.9</text:p>
          </table:table-cell>
          <table:table-cell table:formula="of:=IF(ABS([.A371]+[.B371])-1&lt;0.001;&quot;&quot;;&quot;ERROR&quot;)">
            <text:p/>
          </table:table-cell>
          <table:table-cell table:formula="of:=[.A371]*[.A371]" office:value-type="float" office:value="0.01" calcext:value-type="float">
            <text:p>0.01</text:p>
          </table:table-cell>
          <table:table-cell table:formula="of:=2*[.A371]*[.B371]" office:value-type="float" office:value="0.18" calcext:value-type="float">
            <text:p>0.18</text:p>
          </table:table-cell>
          <table:table-cell table:formula="of:=[.B371]*[.B371]" office:value-type="float" office:value="0.81" calcext:value-type="float">
            <text:p>0.81</text:p>
          </table:table-cell>
          <table:table-cell table:formula="of:=IF(ABS([.D371]+[.E371]+[.F371])-1&lt;0.001;&quot;&quot;;&quot;ERROR&quot;)">
            <text:p/>
          </table:table-cell>
          <table:table-cell table:formula="of:=(1-[.$J$2])*[.D371]/[.K371]" office:value-type="float" office:value="0" calcext:value-type="float">
            <text:p>0</text:p>
          </table:table-cell>
          <table:table-cell table:formula="of:=[.E371]/[.K371]" office:value-type="float" office:value="0.181818181818182" calcext:value-type="float">
            <text:p>0.1818181818</text:p>
          </table:table-cell>
          <table:table-cell table:formula="of:=[.F371]/[.K371]" office:value-type="float" office:value="0.818181818181818" calcext:value-type="float">
            <text:p>0.8181818182</text:p>
          </table:table-cell>
          <table:table-cell table:formula="of:=([.D371]*(1-[.$J$2]))+[.E371]+[.F371]" office:value-type="float" office:value="0.99" calcext:value-type="float">
            <text:p>0.99</text:p>
          </table:table-cell>
          <table:table-cell table:formula="of:=IF(ABS([.H371]+[.I371]+[.J37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1]*(1+[.$J$3])/(2+[.$J$3]))+[.H371]" office:value-type="float" office:value="0.1" calcext:value-type="float">
            <text:p>0.1</text:p>
          </table:table-cell>
          <table:table-cell table:formula="of:=1-[.A372]" office:value-type="float" office:value="0.9" calcext:value-type="float">
            <text:p>0.9</text:p>
          </table:table-cell>
          <table:table-cell table:formula="of:=IF(ABS([.A372]+[.B372])-1&lt;0.001;&quot;&quot;;&quot;ERROR&quot;)">
            <text:p/>
          </table:table-cell>
          <table:table-cell table:formula="of:=[.A372]*[.A372]" office:value-type="float" office:value="0.01" calcext:value-type="float">
            <text:p>0.01</text:p>
          </table:table-cell>
          <table:table-cell table:formula="of:=2*[.A372]*[.B372]" office:value-type="float" office:value="0.18" calcext:value-type="float">
            <text:p>0.18</text:p>
          </table:table-cell>
          <table:table-cell table:formula="of:=[.B372]*[.B372]" office:value-type="float" office:value="0.81" calcext:value-type="float">
            <text:p>0.81</text:p>
          </table:table-cell>
          <table:table-cell table:formula="of:=IF(ABS([.D372]+[.E372]+[.F372])-1&lt;0.001;&quot;&quot;;&quot;ERROR&quot;)">
            <text:p/>
          </table:table-cell>
          <table:table-cell table:formula="of:=(1-[.$J$2])*[.D372]/[.K372]" office:value-type="float" office:value="0" calcext:value-type="float">
            <text:p>0</text:p>
          </table:table-cell>
          <table:table-cell table:formula="of:=[.E372]/[.K372]" office:value-type="float" office:value="0.181818181818182" calcext:value-type="float">
            <text:p>0.1818181818</text:p>
          </table:table-cell>
          <table:table-cell table:formula="of:=[.F372]/[.K372]" office:value-type="float" office:value="0.818181818181818" calcext:value-type="float">
            <text:p>0.8181818182</text:p>
          </table:table-cell>
          <table:table-cell table:formula="of:=([.D372]*(1-[.$J$2]))+[.E372]+[.F372]" office:value-type="float" office:value="0.99" calcext:value-type="float">
            <text:p>0.99</text:p>
          </table:table-cell>
          <table:table-cell table:formula="of:=IF(ABS([.H372]+[.I372]+[.J37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2]*(1+[.$J$3])/(2+[.$J$3]))+[.H372]" office:value-type="float" office:value="0.1" calcext:value-type="float">
            <text:p>0.1</text:p>
          </table:table-cell>
          <table:table-cell table:formula="of:=1-[.A373]" office:value-type="float" office:value="0.9" calcext:value-type="float">
            <text:p>0.9</text:p>
          </table:table-cell>
          <table:table-cell table:formula="of:=IF(ABS([.A373]+[.B373])-1&lt;0.001;&quot;&quot;;&quot;ERROR&quot;)">
            <text:p/>
          </table:table-cell>
          <table:table-cell table:formula="of:=[.A373]*[.A373]" office:value-type="float" office:value="0.01" calcext:value-type="float">
            <text:p>0.01</text:p>
          </table:table-cell>
          <table:table-cell table:formula="of:=2*[.A373]*[.B373]" office:value-type="float" office:value="0.18" calcext:value-type="float">
            <text:p>0.18</text:p>
          </table:table-cell>
          <table:table-cell table:formula="of:=[.B373]*[.B373]" office:value-type="float" office:value="0.81" calcext:value-type="float">
            <text:p>0.81</text:p>
          </table:table-cell>
          <table:table-cell table:formula="of:=IF(ABS([.D373]+[.E373]+[.F373])-1&lt;0.001;&quot;&quot;;&quot;ERROR&quot;)">
            <text:p/>
          </table:table-cell>
          <table:table-cell table:formula="of:=(1-[.$J$2])*[.D373]/[.K373]" office:value-type="float" office:value="0" calcext:value-type="float">
            <text:p>0</text:p>
          </table:table-cell>
          <table:table-cell table:formula="of:=[.E373]/[.K373]" office:value-type="float" office:value="0.181818181818182" calcext:value-type="float">
            <text:p>0.1818181818</text:p>
          </table:table-cell>
          <table:table-cell table:formula="of:=[.F373]/[.K373]" office:value-type="float" office:value="0.818181818181818" calcext:value-type="float">
            <text:p>0.8181818182</text:p>
          </table:table-cell>
          <table:table-cell table:formula="of:=([.D373]*(1-[.$J$2]))+[.E373]+[.F373]" office:value-type="float" office:value="0.99" calcext:value-type="float">
            <text:p>0.99</text:p>
          </table:table-cell>
          <table:table-cell table:formula="of:=IF(ABS([.H373]+[.I373]+[.J37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3]*(1+[.$J$3])/(2+[.$J$3]))+[.H373]" office:value-type="float" office:value="0.1" calcext:value-type="float">
            <text:p>0.1</text:p>
          </table:table-cell>
          <table:table-cell table:formula="of:=1-[.A374]" office:value-type="float" office:value="0.9" calcext:value-type="float">
            <text:p>0.9</text:p>
          </table:table-cell>
          <table:table-cell table:formula="of:=IF(ABS([.A374]+[.B374])-1&lt;0.001;&quot;&quot;;&quot;ERROR&quot;)">
            <text:p/>
          </table:table-cell>
          <table:table-cell table:formula="of:=[.A374]*[.A374]" office:value-type="float" office:value="0.01" calcext:value-type="float">
            <text:p>0.01</text:p>
          </table:table-cell>
          <table:table-cell table:formula="of:=2*[.A374]*[.B374]" office:value-type="float" office:value="0.18" calcext:value-type="float">
            <text:p>0.18</text:p>
          </table:table-cell>
          <table:table-cell table:formula="of:=[.B374]*[.B374]" office:value-type="float" office:value="0.81" calcext:value-type="float">
            <text:p>0.81</text:p>
          </table:table-cell>
          <table:table-cell table:formula="of:=IF(ABS([.D374]+[.E374]+[.F374])-1&lt;0.001;&quot;&quot;;&quot;ERROR&quot;)">
            <text:p/>
          </table:table-cell>
          <table:table-cell table:formula="of:=(1-[.$J$2])*[.D374]/[.K374]" office:value-type="float" office:value="0" calcext:value-type="float">
            <text:p>0</text:p>
          </table:table-cell>
          <table:table-cell table:formula="of:=[.E374]/[.K374]" office:value-type="float" office:value="0.181818181818182" calcext:value-type="float">
            <text:p>0.1818181818</text:p>
          </table:table-cell>
          <table:table-cell table:formula="of:=[.F374]/[.K374]" office:value-type="float" office:value="0.818181818181818" calcext:value-type="float">
            <text:p>0.8181818182</text:p>
          </table:table-cell>
          <table:table-cell table:formula="of:=([.D374]*(1-[.$J$2]))+[.E374]+[.F374]" office:value-type="float" office:value="0.99" calcext:value-type="float">
            <text:p>0.99</text:p>
          </table:table-cell>
          <table:table-cell table:formula="of:=IF(ABS([.H374]+[.I374]+[.J37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4]*(1+[.$J$3])/(2+[.$J$3]))+[.H374]" office:value-type="float" office:value="0.1" calcext:value-type="float">
            <text:p>0.1</text:p>
          </table:table-cell>
          <table:table-cell table:formula="of:=1-[.A375]" office:value-type="float" office:value="0.9" calcext:value-type="float">
            <text:p>0.9</text:p>
          </table:table-cell>
          <table:table-cell table:formula="of:=IF(ABS([.A375]+[.B375])-1&lt;0.001;&quot;&quot;;&quot;ERROR&quot;)">
            <text:p/>
          </table:table-cell>
          <table:table-cell table:formula="of:=[.A375]*[.A375]" office:value-type="float" office:value="0.01" calcext:value-type="float">
            <text:p>0.01</text:p>
          </table:table-cell>
          <table:table-cell table:formula="of:=2*[.A375]*[.B375]" office:value-type="float" office:value="0.18" calcext:value-type="float">
            <text:p>0.18</text:p>
          </table:table-cell>
          <table:table-cell table:formula="of:=[.B375]*[.B375]" office:value-type="float" office:value="0.81" calcext:value-type="float">
            <text:p>0.81</text:p>
          </table:table-cell>
          <table:table-cell table:formula="of:=IF(ABS([.D375]+[.E375]+[.F375])-1&lt;0.001;&quot;&quot;;&quot;ERROR&quot;)">
            <text:p/>
          </table:table-cell>
          <table:table-cell table:formula="of:=(1-[.$J$2])*[.D375]/[.K375]" office:value-type="float" office:value="0" calcext:value-type="float">
            <text:p>0</text:p>
          </table:table-cell>
          <table:table-cell table:formula="of:=[.E375]/[.K375]" office:value-type="float" office:value="0.181818181818182" calcext:value-type="float">
            <text:p>0.1818181818</text:p>
          </table:table-cell>
          <table:table-cell table:formula="of:=[.F375]/[.K375]" office:value-type="float" office:value="0.818181818181818" calcext:value-type="float">
            <text:p>0.8181818182</text:p>
          </table:table-cell>
          <table:table-cell table:formula="of:=([.D375]*(1-[.$J$2]))+[.E375]+[.F375]" office:value-type="float" office:value="0.99" calcext:value-type="float">
            <text:p>0.99</text:p>
          </table:table-cell>
          <table:table-cell table:formula="of:=IF(ABS([.H375]+[.I375]+[.J37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5]*(1+[.$J$3])/(2+[.$J$3]))+[.H375]" office:value-type="float" office:value="0.1" calcext:value-type="float">
            <text:p>0.1</text:p>
          </table:table-cell>
          <table:table-cell table:formula="of:=1-[.A376]" office:value-type="float" office:value="0.9" calcext:value-type="float">
            <text:p>0.9</text:p>
          </table:table-cell>
          <table:table-cell table:formula="of:=IF(ABS([.A376]+[.B376])-1&lt;0.001;&quot;&quot;;&quot;ERROR&quot;)">
            <text:p/>
          </table:table-cell>
          <table:table-cell table:formula="of:=[.A376]*[.A376]" office:value-type="float" office:value="0.01" calcext:value-type="float">
            <text:p>0.01</text:p>
          </table:table-cell>
          <table:table-cell table:formula="of:=2*[.A376]*[.B376]" office:value-type="float" office:value="0.18" calcext:value-type="float">
            <text:p>0.18</text:p>
          </table:table-cell>
          <table:table-cell table:formula="of:=[.B376]*[.B376]" office:value-type="float" office:value="0.81" calcext:value-type="float">
            <text:p>0.81</text:p>
          </table:table-cell>
          <table:table-cell table:formula="of:=IF(ABS([.D376]+[.E376]+[.F376])-1&lt;0.001;&quot;&quot;;&quot;ERROR&quot;)">
            <text:p/>
          </table:table-cell>
          <table:table-cell table:formula="of:=(1-[.$J$2])*[.D376]/[.K376]" office:value-type="float" office:value="0" calcext:value-type="float">
            <text:p>0</text:p>
          </table:table-cell>
          <table:table-cell table:formula="of:=[.E376]/[.K376]" office:value-type="float" office:value="0.181818181818182" calcext:value-type="float">
            <text:p>0.1818181818</text:p>
          </table:table-cell>
          <table:table-cell table:formula="of:=[.F376]/[.K376]" office:value-type="float" office:value="0.818181818181818" calcext:value-type="float">
            <text:p>0.8181818182</text:p>
          </table:table-cell>
          <table:table-cell table:formula="of:=([.D376]*(1-[.$J$2]))+[.E376]+[.F376]" office:value-type="float" office:value="0.99" calcext:value-type="float">
            <text:p>0.99</text:p>
          </table:table-cell>
          <table:table-cell table:formula="of:=IF(ABS([.H376]+[.I376]+[.J37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6]*(1+[.$J$3])/(2+[.$J$3]))+[.H376]" office:value-type="float" office:value="0.1" calcext:value-type="float">
            <text:p>0.1</text:p>
          </table:table-cell>
          <table:table-cell table:formula="of:=1-[.A377]" office:value-type="float" office:value="0.9" calcext:value-type="float">
            <text:p>0.9</text:p>
          </table:table-cell>
          <table:table-cell table:formula="of:=IF(ABS([.A377]+[.B377])-1&lt;0.001;&quot;&quot;;&quot;ERROR&quot;)">
            <text:p/>
          </table:table-cell>
          <table:table-cell table:formula="of:=[.A377]*[.A377]" office:value-type="float" office:value="0.01" calcext:value-type="float">
            <text:p>0.01</text:p>
          </table:table-cell>
          <table:table-cell table:formula="of:=2*[.A377]*[.B377]" office:value-type="float" office:value="0.18" calcext:value-type="float">
            <text:p>0.18</text:p>
          </table:table-cell>
          <table:table-cell table:formula="of:=[.B377]*[.B377]" office:value-type="float" office:value="0.81" calcext:value-type="float">
            <text:p>0.81</text:p>
          </table:table-cell>
          <table:table-cell table:formula="of:=IF(ABS([.D377]+[.E377]+[.F377])-1&lt;0.001;&quot;&quot;;&quot;ERROR&quot;)">
            <text:p/>
          </table:table-cell>
          <table:table-cell table:formula="of:=(1-[.$J$2])*[.D377]/[.K377]" office:value-type="float" office:value="0" calcext:value-type="float">
            <text:p>0</text:p>
          </table:table-cell>
          <table:table-cell table:formula="of:=[.E377]/[.K377]" office:value-type="float" office:value="0.181818181818182" calcext:value-type="float">
            <text:p>0.1818181818</text:p>
          </table:table-cell>
          <table:table-cell table:formula="of:=[.F377]/[.K377]" office:value-type="float" office:value="0.818181818181818" calcext:value-type="float">
            <text:p>0.8181818182</text:p>
          </table:table-cell>
          <table:table-cell table:formula="of:=([.D377]*(1-[.$J$2]))+[.E377]+[.F377]" office:value-type="float" office:value="0.99" calcext:value-type="float">
            <text:p>0.99</text:p>
          </table:table-cell>
          <table:table-cell table:formula="of:=IF(ABS([.H377]+[.I377]+[.J37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7]*(1+[.$J$3])/(2+[.$J$3]))+[.H377]" office:value-type="float" office:value="0.1" calcext:value-type="float">
            <text:p>0.1</text:p>
          </table:table-cell>
          <table:table-cell table:formula="of:=1-[.A378]" office:value-type="float" office:value="0.9" calcext:value-type="float">
            <text:p>0.9</text:p>
          </table:table-cell>
          <table:table-cell table:formula="of:=IF(ABS([.A378]+[.B378])-1&lt;0.001;&quot;&quot;;&quot;ERROR&quot;)">
            <text:p/>
          </table:table-cell>
          <table:table-cell table:formula="of:=[.A378]*[.A378]" office:value-type="float" office:value="0.01" calcext:value-type="float">
            <text:p>0.01</text:p>
          </table:table-cell>
          <table:table-cell table:formula="of:=2*[.A378]*[.B378]" office:value-type="float" office:value="0.18" calcext:value-type="float">
            <text:p>0.18</text:p>
          </table:table-cell>
          <table:table-cell table:formula="of:=[.B378]*[.B378]" office:value-type="float" office:value="0.81" calcext:value-type="float">
            <text:p>0.81</text:p>
          </table:table-cell>
          <table:table-cell table:formula="of:=IF(ABS([.D378]+[.E378]+[.F378])-1&lt;0.001;&quot;&quot;;&quot;ERROR&quot;)">
            <text:p/>
          </table:table-cell>
          <table:table-cell table:formula="of:=(1-[.$J$2])*[.D378]/[.K378]" office:value-type="float" office:value="0" calcext:value-type="float">
            <text:p>0</text:p>
          </table:table-cell>
          <table:table-cell table:formula="of:=[.E378]/[.K378]" office:value-type="float" office:value="0.181818181818182" calcext:value-type="float">
            <text:p>0.1818181818</text:p>
          </table:table-cell>
          <table:table-cell table:formula="of:=[.F378]/[.K378]" office:value-type="float" office:value="0.818181818181818" calcext:value-type="float">
            <text:p>0.8181818182</text:p>
          </table:table-cell>
          <table:table-cell table:formula="of:=([.D378]*(1-[.$J$2]))+[.E378]+[.F378]" office:value-type="float" office:value="0.99" calcext:value-type="float">
            <text:p>0.99</text:p>
          </table:table-cell>
          <table:table-cell table:formula="of:=IF(ABS([.H378]+[.I378]+[.J37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8]*(1+[.$J$3])/(2+[.$J$3]))+[.H378]" office:value-type="float" office:value="0.1" calcext:value-type="float">
            <text:p>0.1</text:p>
          </table:table-cell>
          <table:table-cell table:formula="of:=1-[.A379]" office:value-type="float" office:value="0.9" calcext:value-type="float">
            <text:p>0.9</text:p>
          </table:table-cell>
          <table:table-cell table:formula="of:=IF(ABS([.A379]+[.B379])-1&lt;0.001;&quot;&quot;;&quot;ERROR&quot;)">
            <text:p/>
          </table:table-cell>
          <table:table-cell table:formula="of:=[.A379]*[.A379]" office:value-type="float" office:value="0.01" calcext:value-type="float">
            <text:p>0.01</text:p>
          </table:table-cell>
          <table:table-cell table:formula="of:=2*[.A379]*[.B379]" office:value-type="float" office:value="0.18" calcext:value-type="float">
            <text:p>0.18</text:p>
          </table:table-cell>
          <table:table-cell table:formula="of:=[.B379]*[.B379]" office:value-type="float" office:value="0.81" calcext:value-type="float">
            <text:p>0.81</text:p>
          </table:table-cell>
          <table:table-cell table:formula="of:=IF(ABS([.D379]+[.E379]+[.F379])-1&lt;0.001;&quot;&quot;;&quot;ERROR&quot;)">
            <text:p/>
          </table:table-cell>
          <table:table-cell table:formula="of:=(1-[.$J$2])*[.D379]/[.K379]" office:value-type="float" office:value="0" calcext:value-type="float">
            <text:p>0</text:p>
          </table:table-cell>
          <table:table-cell table:formula="of:=[.E379]/[.K379]" office:value-type="float" office:value="0.181818181818182" calcext:value-type="float">
            <text:p>0.1818181818</text:p>
          </table:table-cell>
          <table:table-cell table:formula="of:=[.F379]/[.K379]" office:value-type="float" office:value="0.818181818181818" calcext:value-type="float">
            <text:p>0.8181818182</text:p>
          </table:table-cell>
          <table:table-cell table:formula="of:=([.D379]*(1-[.$J$2]))+[.E379]+[.F379]" office:value-type="float" office:value="0.99" calcext:value-type="float">
            <text:p>0.99</text:p>
          </table:table-cell>
          <table:table-cell table:formula="of:=IF(ABS([.H379]+[.I379]+[.J37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79]*(1+[.$J$3])/(2+[.$J$3]))+[.H379]" office:value-type="float" office:value="0.1" calcext:value-type="float">
            <text:p>0.1</text:p>
          </table:table-cell>
          <table:table-cell table:formula="of:=1-[.A380]" office:value-type="float" office:value="0.9" calcext:value-type="float">
            <text:p>0.9</text:p>
          </table:table-cell>
          <table:table-cell table:formula="of:=IF(ABS([.A380]+[.B380])-1&lt;0.001;&quot;&quot;;&quot;ERROR&quot;)">
            <text:p/>
          </table:table-cell>
          <table:table-cell table:formula="of:=[.A380]*[.A380]" office:value-type="float" office:value="0.01" calcext:value-type="float">
            <text:p>0.01</text:p>
          </table:table-cell>
          <table:table-cell table:formula="of:=2*[.A380]*[.B380]" office:value-type="float" office:value="0.18" calcext:value-type="float">
            <text:p>0.18</text:p>
          </table:table-cell>
          <table:table-cell table:formula="of:=[.B380]*[.B380]" office:value-type="float" office:value="0.81" calcext:value-type="float">
            <text:p>0.81</text:p>
          </table:table-cell>
          <table:table-cell table:formula="of:=IF(ABS([.D380]+[.E380]+[.F380])-1&lt;0.001;&quot;&quot;;&quot;ERROR&quot;)">
            <text:p/>
          </table:table-cell>
          <table:table-cell table:formula="of:=(1-[.$J$2])*[.D380]/[.K380]" office:value-type="float" office:value="0" calcext:value-type="float">
            <text:p>0</text:p>
          </table:table-cell>
          <table:table-cell table:formula="of:=[.E380]/[.K380]" office:value-type="float" office:value="0.181818181818182" calcext:value-type="float">
            <text:p>0.1818181818</text:p>
          </table:table-cell>
          <table:table-cell table:formula="of:=[.F380]/[.K380]" office:value-type="float" office:value="0.818181818181818" calcext:value-type="float">
            <text:p>0.8181818182</text:p>
          </table:table-cell>
          <table:table-cell table:formula="of:=([.D380]*(1-[.$J$2]))+[.E380]+[.F380]" office:value-type="float" office:value="0.99" calcext:value-type="float">
            <text:p>0.99</text:p>
          </table:table-cell>
          <table:table-cell table:formula="of:=IF(ABS([.H380]+[.I380]+[.J38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0]*(1+[.$J$3])/(2+[.$J$3]))+[.H380]" office:value-type="float" office:value="0.1" calcext:value-type="float">
            <text:p>0.1</text:p>
          </table:table-cell>
          <table:table-cell table:formula="of:=1-[.A381]" office:value-type="float" office:value="0.9" calcext:value-type="float">
            <text:p>0.9</text:p>
          </table:table-cell>
          <table:table-cell table:formula="of:=IF(ABS([.A381]+[.B381])-1&lt;0.001;&quot;&quot;;&quot;ERROR&quot;)">
            <text:p/>
          </table:table-cell>
          <table:table-cell table:formula="of:=[.A381]*[.A381]" office:value-type="float" office:value="0.01" calcext:value-type="float">
            <text:p>0.01</text:p>
          </table:table-cell>
          <table:table-cell table:formula="of:=2*[.A381]*[.B381]" office:value-type="float" office:value="0.18" calcext:value-type="float">
            <text:p>0.18</text:p>
          </table:table-cell>
          <table:table-cell table:formula="of:=[.B381]*[.B381]" office:value-type="float" office:value="0.81" calcext:value-type="float">
            <text:p>0.81</text:p>
          </table:table-cell>
          <table:table-cell table:formula="of:=IF(ABS([.D381]+[.E381]+[.F381])-1&lt;0.001;&quot;&quot;;&quot;ERROR&quot;)">
            <text:p/>
          </table:table-cell>
          <table:table-cell table:formula="of:=(1-[.$J$2])*[.D381]/[.K381]" office:value-type="float" office:value="0" calcext:value-type="float">
            <text:p>0</text:p>
          </table:table-cell>
          <table:table-cell table:formula="of:=[.E381]/[.K381]" office:value-type="float" office:value="0.181818181818182" calcext:value-type="float">
            <text:p>0.1818181818</text:p>
          </table:table-cell>
          <table:table-cell table:formula="of:=[.F381]/[.K381]" office:value-type="float" office:value="0.818181818181818" calcext:value-type="float">
            <text:p>0.8181818182</text:p>
          </table:table-cell>
          <table:table-cell table:formula="of:=([.D381]*(1-[.$J$2]))+[.E381]+[.F381]" office:value-type="float" office:value="0.99" calcext:value-type="float">
            <text:p>0.99</text:p>
          </table:table-cell>
          <table:table-cell table:formula="of:=IF(ABS([.H381]+[.I381]+[.J381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1]*(1+[.$J$3])/(2+[.$J$3]))+[.H381]" office:value-type="float" office:value="0.1" calcext:value-type="float">
            <text:p>0.1</text:p>
          </table:table-cell>
          <table:table-cell table:formula="of:=1-[.A382]" office:value-type="float" office:value="0.9" calcext:value-type="float">
            <text:p>0.9</text:p>
          </table:table-cell>
          <table:table-cell table:formula="of:=IF(ABS([.A382]+[.B382])-1&lt;0.001;&quot;&quot;;&quot;ERROR&quot;)">
            <text:p/>
          </table:table-cell>
          <table:table-cell table:formula="of:=[.A382]*[.A382]" office:value-type="float" office:value="0.01" calcext:value-type="float">
            <text:p>0.01</text:p>
          </table:table-cell>
          <table:table-cell table:formula="of:=2*[.A382]*[.B382]" office:value-type="float" office:value="0.18" calcext:value-type="float">
            <text:p>0.18</text:p>
          </table:table-cell>
          <table:table-cell table:formula="of:=[.B382]*[.B382]" office:value-type="float" office:value="0.81" calcext:value-type="float">
            <text:p>0.81</text:p>
          </table:table-cell>
          <table:table-cell table:formula="of:=IF(ABS([.D382]+[.E382]+[.F382])-1&lt;0.001;&quot;&quot;;&quot;ERROR&quot;)">
            <text:p/>
          </table:table-cell>
          <table:table-cell table:formula="of:=(1-[.$J$2])*[.D382]/[.K382]" office:value-type="float" office:value="0" calcext:value-type="float">
            <text:p>0</text:p>
          </table:table-cell>
          <table:table-cell table:formula="of:=[.E382]/[.K382]" office:value-type="float" office:value="0.181818181818182" calcext:value-type="float">
            <text:p>0.1818181818</text:p>
          </table:table-cell>
          <table:table-cell table:formula="of:=[.F382]/[.K382]" office:value-type="float" office:value="0.818181818181818" calcext:value-type="float">
            <text:p>0.8181818182</text:p>
          </table:table-cell>
          <table:table-cell table:formula="of:=([.D382]*(1-[.$J$2]))+[.E382]+[.F382]" office:value-type="float" office:value="0.99" calcext:value-type="float">
            <text:p>0.99</text:p>
          </table:table-cell>
          <table:table-cell table:formula="of:=IF(ABS([.H382]+[.I382]+[.J382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2]*(1+[.$J$3])/(2+[.$J$3]))+[.H382]" office:value-type="float" office:value="0.1" calcext:value-type="float">
            <text:p>0.1</text:p>
          </table:table-cell>
          <table:table-cell table:formula="of:=1-[.A383]" office:value-type="float" office:value="0.9" calcext:value-type="float">
            <text:p>0.9</text:p>
          </table:table-cell>
          <table:table-cell table:formula="of:=IF(ABS([.A383]+[.B383])-1&lt;0.001;&quot;&quot;;&quot;ERROR&quot;)">
            <text:p/>
          </table:table-cell>
          <table:table-cell table:formula="of:=[.A383]*[.A383]" office:value-type="float" office:value="0.01" calcext:value-type="float">
            <text:p>0.01</text:p>
          </table:table-cell>
          <table:table-cell table:formula="of:=2*[.A383]*[.B383]" office:value-type="float" office:value="0.18" calcext:value-type="float">
            <text:p>0.18</text:p>
          </table:table-cell>
          <table:table-cell table:formula="of:=[.B383]*[.B383]" office:value-type="float" office:value="0.81" calcext:value-type="float">
            <text:p>0.81</text:p>
          </table:table-cell>
          <table:table-cell table:formula="of:=IF(ABS([.D383]+[.E383]+[.F383])-1&lt;0.001;&quot;&quot;;&quot;ERROR&quot;)">
            <text:p/>
          </table:table-cell>
          <table:table-cell table:formula="of:=(1-[.$J$2])*[.D383]/[.K383]" office:value-type="float" office:value="0" calcext:value-type="float">
            <text:p>0</text:p>
          </table:table-cell>
          <table:table-cell table:formula="of:=[.E383]/[.K383]" office:value-type="float" office:value="0.181818181818182" calcext:value-type="float">
            <text:p>0.1818181818</text:p>
          </table:table-cell>
          <table:table-cell table:formula="of:=[.F383]/[.K383]" office:value-type="float" office:value="0.818181818181818" calcext:value-type="float">
            <text:p>0.8181818182</text:p>
          </table:table-cell>
          <table:table-cell table:formula="of:=([.D383]*(1-[.$J$2]))+[.E383]+[.F383]" office:value-type="float" office:value="0.99" calcext:value-type="float">
            <text:p>0.99</text:p>
          </table:table-cell>
          <table:table-cell table:formula="of:=IF(ABS([.H383]+[.I383]+[.J383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3]*(1+[.$J$3])/(2+[.$J$3]))+[.H383]" office:value-type="float" office:value="0.1" calcext:value-type="float">
            <text:p>0.1</text:p>
          </table:table-cell>
          <table:table-cell table:formula="of:=1-[.A384]" office:value-type="float" office:value="0.9" calcext:value-type="float">
            <text:p>0.9</text:p>
          </table:table-cell>
          <table:table-cell table:formula="of:=IF(ABS([.A384]+[.B384])-1&lt;0.001;&quot;&quot;;&quot;ERROR&quot;)">
            <text:p/>
          </table:table-cell>
          <table:table-cell table:formula="of:=[.A384]*[.A384]" office:value-type="float" office:value="0.01" calcext:value-type="float">
            <text:p>0.01</text:p>
          </table:table-cell>
          <table:table-cell table:formula="of:=2*[.A384]*[.B384]" office:value-type="float" office:value="0.18" calcext:value-type="float">
            <text:p>0.18</text:p>
          </table:table-cell>
          <table:table-cell table:formula="of:=[.B384]*[.B384]" office:value-type="float" office:value="0.81" calcext:value-type="float">
            <text:p>0.81</text:p>
          </table:table-cell>
          <table:table-cell table:formula="of:=IF(ABS([.D384]+[.E384]+[.F384])-1&lt;0.001;&quot;&quot;;&quot;ERROR&quot;)">
            <text:p/>
          </table:table-cell>
          <table:table-cell table:formula="of:=(1-[.$J$2])*[.D384]/[.K384]" office:value-type="float" office:value="0" calcext:value-type="float">
            <text:p>0</text:p>
          </table:table-cell>
          <table:table-cell table:formula="of:=[.E384]/[.K384]" office:value-type="float" office:value="0.181818181818182" calcext:value-type="float">
            <text:p>0.1818181818</text:p>
          </table:table-cell>
          <table:table-cell table:formula="of:=[.F384]/[.K384]" office:value-type="float" office:value="0.818181818181818" calcext:value-type="float">
            <text:p>0.8181818182</text:p>
          </table:table-cell>
          <table:table-cell table:formula="of:=([.D384]*(1-[.$J$2]))+[.E384]+[.F384]" office:value-type="float" office:value="0.99" calcext:value-type="float">
            <text:p>0.99</text:p>
          </table:table-cell>
          <table:table-cell table:formula="of:=IF(ABS([.H384]+[.I384]+[.J384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4]*(1+[.$J$3])/(2+[.$J$3]))+[.H384]" office:value-type="float" office:value="0.1" calcext:value-type="float">
            <text:p>0.1</text:p>
          </table:table-cell>
          <table:table-cell table:formula="of:=1-[.A385]" office:value-type="float" office:value="0.9" calcext:value-type="float">
            <text:p>0.9</text:p>
          </table:table-cell>
          <table:table-cell table:formula="of:=IF(ABS([.A385]+[.B385])-1&lt;0.001;&quot;&quot;;&quot;ERROR&quot;)">
            <text:p/>
          </table:table-cell>
          <table:table-cell table:formula="of:=[.A385]*[.A385]" office:value-type="float" office:value="0.01" calcext:value-type="float">
            <text:p>0.01</text:p>
          </table:table-cell>
          <table:table-cell table:formula="of:=2*[.A385]*[.B385]" office:value-type="float" office:value="0.18" calcext:value-type="float">
            <text:p>0.18</text:p>
          </table:table-cell>
          <table:table-cell table:formula="of:=[.B385]*[.B385]" office:value-type="float" office:value="0.81" calcext:value-type="float">
            <text:p>0.81</text:p>
          </table:table-cell>
          <table:table-cell table:formula="of:=IF(ABS([.D385]+[.E385]+[.F385])-1&lt;0.001;&quot;&quot;;&quot;ERROR&quot;)">
            <text:p/>
          </table:table-cell>
          <table:table-cell table:formula="of:=(1-[.$J$2])*[.D385]/[.K385]" office:value-type="float" office:value="0" calcext:value-type="float">
            <text:p>0</text:p>
          </table:table-cell>
          <table:table-cell table:formula="of:=[.E385]/[.K385]" office:value-type="float" office:value="0.181818181818182" calcext:value-type="float">
            <text:p>0.1818181818</text:p>
          </table:table-cell>
          <table:table-cell table:formula="of:=[.F385]/[.K385]" office:value-type="float" office:value="0.818181818181818" calcext:value-type="float">
            <text:p>0.8181818182</text:p>
          </table:table-cell>
          <table:table-cell table:formula="of:=([.D385]*(1-[.$J$2]))+[.E385]+[.F385]" office:value-type="float" office:value="0.99" calcext:value-type="float">
            <text:p>0.99</text:p>
          </table:table-cell>
          <table:table-cell table:formula="of:=IF(ABS([.H385]+[.I385]+[.J385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5]*(1+[.$J$3])/(2+[.$J$3]))+[.H385]" office:value-type="float" office:value="0.1" calcext:value-type="float">
            <text:p>0.1</text:p>
          </table:table-cell>
          <table:table-cell table:formula="of:=1-[.A386]" office:value-type="float" office:value="0.9" calcext:value-type="float">
            <text:p>0.9</text:p>
          </table:table-cell>
          <table:table-cell table:formula="of:=IF(ABS([.A386]+[.B386])-1&lt;0.001;&quot;&quot;;&quot;ERROR&quot;)">
            <text:p/>
          </table:table-cell>
          <table:table-cell table:formula="of:=[.A386]*[.A386]" office:value-type="float" office:value="0.01" calcext:value-type="float">
            <text:p>0.01</text:p>
          </table:table-cell>
          <table:table-cell table:formula="of:=2*[.A386]*[.B386]" office:value-type="float" office:value="0.18" calcext:value-type="float">
            <text:p>0.18</text:p>
          </table:table-cell>
          <table:table-cell table:formula="of:=[.B386]*[.B386]" office:value-type="float" office:value="0.81" calcext:value-type="float">
            <text:p>0.81</text:p>
          </table:table-cell>
          <table:table-cell table:formula="of:=IF(ABS([.D386]+[.E386]+[.F386])-1&lt;0.001;&quot;&quot;;&quot;ERROR&quot;)">
            <text:p/>
          </table:table-cell>
          <table:table-cell table:formula="of:=(1-[.$J$2])*[.D386]/[.K386]" office:value-type="float" office:value="0" calcext:value-type="float">
            <text:p>0</text:p>
          </table:table-cell>
          <table:table-cell table:formula="of:=[.E386]/[.K386]" office:value-type="float" office:value="0.181818181818182" calcext:value-type="float">
            <text:p>0.1818181818</text:p>
          </table:table-cell>
          <table:table-cell table:formula="of:=[.F386]/[.K386]" office:value-type="float" office:value="0.818181818181818" calcext:value-type="float">
            <text:p>0.8181818182</text:p>
          </table:table-cell>
          <table:table-cell table:formula="of:=([.D386]*(1-[.$J$2]))+[.E386]+[.F386]" office:value-type="float" office:value="0.99" calcext:value-type="float">
            <text:p>0.99</text:p>
          </table:table-cell>
          <table:table-cell table:formula="of:=IF(ABS([.H386]+[.I386]+[.J386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6]*(1+[.$J$3])/(2+[.$J$3]))+[.H386]" office:value-type="float" office:value="0.1" calcext:value-type="float">
            <text:p>0.1</text:p>
          </table:table-cell>
          <table:table-cell table:formula="of:=1-[.A387]" office:value-type="float" office:value="0.9" calcext:value-type="float">
            <text:p>0.9</text:p>
          </table:table-cell>
          <table:table-cell table:formula="of:=IF(ABS([.A387]+[.B387])-1&lt;0.001;&quot;&quot;;&quot;ERROR&quot;)">
            <text:p/>
          </table:table-cell>
          <table:table-cell table:formula="of:=[.A387]*[.A387]" office:value-type="float" office:value="0.01" calcext:value-type="float">
            <text:p>0.01</text:p>
          </table:table-cell>
          <table:table-cell table:formula="of:=2*[.A387]*[.B387]" office:value-type="float" office:value="0.18" calcext:value-type="float">
            <text:p>0.18</text:p>
          </table:table-cell>
          <table:table-cell table:formula="of:=[.B387]*[.B387]" office:value-type="float" office:value="0.81" calcext:value-type="float">
            <text:p>0.81</text:p>
          </table:table-cell>
          <table:table-cell table:formula="of:=IF(ABS([.D387]+[.E387]+[.F387])-1&lt;0.001;&quot;&quot;;&quot;ERROR&quot;)">
            <text:p/>
          </table:table-cell>
          <table:table-cell table:formula="of:=(1-[.$J$2])*[.D387]/[.K387]" office:value-type="float" office:value="0" calcext:value-type="float">
            <text:p>0</text:p>
          </table:table-cell>
          <table:table-cell table:formula="of:=[.E387]/[.K387]" office:value-type="float" office:value="0.181818181818182" calcext:value-type="float">
            <text:p>0.1818181818</text:p>
          </table:table-cell>
          <table:table-cell table:formula="of:=[.F387]/[.K387]" office:value-type="float" office:value="0.818181818181818" calcext:value-type="float">
            <text:p>0.8181818182</text:p>
          </table:table-cell>
          <table:table-cell table:formula="of:=([.D387]*(1-[.$J$2]))+[.E387]+[.F387]" office:value-type="float" office:value="0.99" calcext:value-type="float">
            <text:p>0.99</text:p>
          </table:table-cell>
          <table:table-cell table:formula="of:=IF(ABS([.H387]+[.I387]+[.J387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7]*(1+[.$J$3])/(2+[.$J$3]))+[.H387]" office:value-type="float" office:value="0.1" calcext:value-type="float">
            <text:p>0.1</text:p>
          </table:table-cell>
          <table:table-cell table:formula="of:=1-[.A388]" office:value-type="float" office:value="0.9" calcext:value-type="float">
            <text:p>0.9</text:p>
          </table:table-cell>
          <table:table-cell table:formula="of:=IF(ABS([.A388]+[.B388])-1&lt;0.001;&quot;&quot;;&quot;ERROR&quot;)">
            <text:p/>
          </table:table-cell>
          <table:table-cell table:formula="of:=[.A388]*[.A388]" office:value-type="float" office:value="0.01" calcext:value-type="float">
            <text:p>0.01</text:p>
          </table:table-cell>
          <table:table-cell table:formula="of:=2*[.A388]*[.B388]" office:value-type="float" office:value="0.18" calcext:value-type="float">
            <text:p>0.18</text:p>
          </table:table-cell>
          <table:table-cell table:formula="of:=[.B388]*[.B388]" office:value-type="float" office:value="0.81" calcext:value-type="float">
            <text:p>0.81</text:p>
          </table:table-cell>
          <table:table-cell table:formula="of:=IF(ABS([.D388]+[.E388]+[.F388])-1&lt;0.001;&quot;&quot;;&quot;ERROR&quot;)">
            <text:p/>
          </table:table-cell>
          <table:table-cell table:formula="of:=(1-[.$J$2])*[.D388]/[.K388]" office:value-type="float" office:value="0" calcext:value-type="float">
            <text:p>0</text:p>
          </table:table-cell>
          <table:table-cell table:formula="of:=[.E388]/[.K388]" office:value-type="float" office:value="0.181818181818182" calcext:value-type="float">
            <text:p>0.1818181818</text:p>
          </table:table-cell>
          <table:table-cell table:formula="of:=[.F388]/[.K388]" office:value-type="float" office:value="0.818181818181818" calcext:value-type="float">
            <text:p>0.8181818182</text:p>
          </table:table-cell>
          <table:table-cell table:formula="of:=([.D388]*(1-[.$J$2]))+[.E388]+[.F388]" office:value-type="float" office:value="0.99" calcext:value-type="float">
            <text:p>0.99</text:p>
          </table:table-cell>
          <table:table-cell table:formula="of:=IF(ABS([.H388]+[.I388]+[.J388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8]*(1+[.$J$3])/(2+[.$J$3]))+[.H388]" office:value-type="float" office:value="0.1" calcext:value-type="float">
            <text:p>0.1</text:p>
          </table:table-cell>
          <table:table-cell table:formula="of:=1-[.A389]" office:value-type="float" office:value="0.9" calcext:value-type="float">
            <text:p>0.9</text:p>
          </table:table-cell>
          <table:table-cell table:formula="of:=IF(ABS([.A389]+[.B389])-1&lt;0.001;&quot;&quot;;&quot;ERROR&quot;)">
            <text:p/>
          </table:table-cell>
          <table:table-cell table:formula="of:=[.A389]*[.A389]" office:value-type="float" office:value="0.01" calcext:value-type="float">
            <text:p>0.01</text:p>
          </table:table-cell>
          <table:table-cell table:formula="of:=2*[.A389]*[.B389]" office:value-type="float" office:value="0.18" calcext:value-type="float">
            <text:p>0.18</text:p>
          </table:table-cell>
          <table:table-cell table:formula="of:=[.B389]*[.B389]" office:value-type="float" office:value="0.81" calcext:value-type="float">
            <text:p>0.81</text:p>
          </table:table-cell>
          <table:table-cell table:formula="of:=IF(ABS([.D389]+[.E389]+[.F389])-1&lt;0.001;&quot;&quot;;&quot;ERROR&quot;)">
            <text:p/>
          </table:table-cell>
          <table:table-cell table:formula="of:=(1-[.$J$2])*[.D389]/[.K389]" office:value-type="float" office:value="0" calcext:value-type="float">
            <text:p>0</text:p>
          </table:table-cell>
          <table:table-cell table:formula="of:=[.E389]/[.K389]" office:value-type="float" office:value="0.181818181818182" calcext:value-type="float">
            <text:p>0.1818181818</text:p>
          </table:table-cell>
          <table:table-cell table:formula="of:=[.F389]/[.K389]" office:value-type="float" office:value="0.818181818181818" calcext:value-type="float">
            <text:p>0.8181818182</text:p>
          </table:table-cell>
          <table:table-cell table:formula="of:=([.D389]*(1-[.$J$2]))+[.E389]+[.F389]" office:value-type="float" office:value="0.99" calcext:value-type="float">
            <text:p>0.99</text:p>
          </table:table-cell>
          <table:table-cell table:formula="of:=IF(ABS([.H389]+[.I389]+[.J389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89]*(1+[.$J$3])/(2+[.$J$3]))+[.H389]" office:value-type="float" office:value="0.1" calcext:value-type="float">
            <text:p>0.1</text:p>
          </table:table-cell>
          <table:table-cell table:formula="of:=1-[.A390]" office:value-type="float" office:value="0.9" calcext:value-type="float">
            <text:p>0.9</text:p>
          </table:table-cell>
          <table:table-cell table:formula="of:=IF(ABS([.A390]+[.B390])-1&lt;0.001;&quot;&quot;;&quot;ERROR&quot;)">
            <text:p/>
          </table:table-cell>
          <table:table-cell table:formula="of:=[.A390]*[.A390]" office:value-type="float" office:value="0.01" calcext:value-type="float">
            <text:p>0.01</text:p>
          </table:table-cell>
          <table:table-cell table:formula="of:=2*[.A390]*[.B390]" office:value-type="float" office:value="0.18" calcext:value-type="float">
            <text:p>0.18</text:p>
          </table:table-cell>
          <table:table-cell table:formula="of:=[.B390]*[.B390]" office:value-type="float" office:value="0.81" calcext:value-type="float">
            <text:p>0.81</text:p>
          </table:table-cell>
          <table:table-cell table:formula="of:=IF(ABS([.D390]+[.E390]+[.F390])-1&lt;0.001;&quot;&quot;;&quot;ERROR&quot;)">
            <text:p/>
          </table:table-cell>
          <table:table-cell table:formula="of:=(1-[.$J$2])*[.D390]/[.K390]" office:value-type="float" office:value="0" calcext:value-type="float">
            <text:p>0</text:p>
          </table:table-cell>
          <table:table-cell table:formula="of:=[.E390]/[.K390]" office:value-type="float" office:value="0.181818181818182" calcext:value-type="float">
            <text:p>0.1818181818</text:p>
          </table:table-cell>
          <table:table-cell table:formula="of:=[.F390]/[.K390]" office:value-type="float" office:value="0.818181818181818" calcext:value-type="float">
            <text:p>0.8181818182</text:p>
          </table:table-cell>
          <table:table-cell table:formula="of:=([.D390]*(1-[.$J$2]))+[.E390]+[.F390]" office:value-type="float" office:value="0.99" calcext:value-type="float">
            <text:p>0.99</text:p>
          </table:table-cell>
          <table:table-cell table:formula="of:=IF(ABS([.H390]+[.I390]+[.J390])-1&lt;0.001;&quot;&quot;;&quot;ERROR&quot;)">
            <text:p/>
          </table:table-cell>
          <table:table-cell table:number-columns-repeated="2"/>
        </table:table-row>
        <table:table-row table:style-name="ro1">
          <table:table-cell table:formula="of:=([.I390]*(1+[.$J$3])/(2+[.$J$3]))+[.H390]" office:value-type="float" office:value="0.1" calcext:value-type="float">
            <text:p>0.1</text:p>
          </table:table-cell>
          <table:table-cell table:formula="of:=1-[.A391]" office:value-type="float" office:value="0.9" calcext:value-type="float">
            <text:p>0.9</text:p>
          </table:table-cell>
          <table:table-cell table:formula="of:=IF(ABS([.A391]+[.B391])-1&lt;0.001;&quot;&quot;;&quot;ERROR&quot;)">
            <text:p/>
          </table:table-cell>
          <table:table-cell table:formula="of:=[.A391]*[.A391]" office:value-type="float" office:value="0.01" calcext:value-type="float">
            <text:p>0.01</text:p>
          </table:table-cell>
          <table:table-cell table:formula="of:=2*[.A391]*[.B391]" office:value-type="float" office:value="0.18" calcext:value-type="float">
            <text:p>0.18</text:p>
          </table:table-cell>
          <table:table-cell table:formula="of:=[.B391]*[.B391]" office:value-type="float" office:value="0.81" calcext:value-type="float">
            <text:p>0.81</text:p>
          </table:table-cell>
          <table:table-cell table:formula="of:=IF(ABS([.D391]+[.E391]+[.F391])-1&lt;0.001;&quot;&quot;;&quot;ERROR&quot;)">
            <text:p/>
          </table:table-cell>
          <table:table-cell table:formula="of:=(1-[.$J$2])*[.D391]/[.K391]" office:value-type="float" office:value="0" calcext:value-type="float">
            <text:p>0</text:p>
          </table:table-cell>
          <table:table-cell table:formula="of:=[.E391]/[.K391]" office:value-type="float" office:value="0.181818181818182" calcext:value-type="float">
            <text:p>0.1818181818</text:p>
          </table:table-cell>
          <table:table-cell table:formula="of:=[.F391]/[.K391]" office:value-type="float" office:value="0.818181818181818" calcext:value-type="float">
            <text:p>0.8181818182</text:p>
          </table:table-cell>
          <table:table-cell table:formula="of:=([.D391]*(1-[.$J$2]))+[.E391]+[.F391]" office:value-type="float" office:value="0.99" calcext:value-type="float">
            <text:p>0.99</text:p>
          </table:table-cell>
          <table:table-cell table:formula="of:=IF(ABS([.H391]+[.I391]+[.J391])-1&lt;0.001;&quot;&quot;;&quot;ERROR&quot;)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5:06:18.883948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3:36:37.153508395</meta:creation-date>
    <meta:generator>LibreOffice/4.3.5.2$Linux_x86 LibreOffice_project/430m0$Build-2</meta:generator>
    <dc:date>2015-01-12T15:29:38.933595902</dc:date>
    <meta:editing-duration>PT1H24M13S</meta:editing-duration>
    <meta:editing-cycles>12</meta:editing-cycles>
    <meta:document-statistic meta:table-count="1" meta:cell-count="4628" meta:object-count="0"/>
  </office:meta>
</office:document-meta>
</file>